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39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75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184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1.4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5.652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1.515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1.418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7.913cm"/>
    </style:style>
    <style:style style:name="co24" style:family="table-column">
      <style:table-column-properties fo:break-before="auto" style:column-width="1.538cm"/>
    </style:style>
    <style:style style:name="co25" style:family="table-column">
      <style:table-column-properties fo:break-before="auto" style:column-width="1.49cm"/>
    </style:style>
    <style:style style:name="co26" style:family="table-column">
      <style:table-column-properties fo:break-before="auto" style:column-width="1.827cm"/>
    </style:style>
    <style:style style:name="co27" style:family="table-column">
      <style:table-column-properties fo:break-before="auto" style:column-width="1.081cm"/>
    </style:style>
    <style:style style:name="co28" style:family="table-column">
      <style:table-column-properties fo:break-before="auto" style:column-width="0.937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707cm"/>
    </style:style>
    <style:style style:name="co31" style:family="table-column">
      <style:table-column-properties fo:break-before="auto" style:column-width="2.14cm"/>
    </style:style>
    <style:style style:name="co32" style:family="table-column">
      <style:table-column-properties fo:break-before="auto" style:column-width="2.117cm"/>
    </style:style>
    <style:style style:name="co33" style:family="table-column">
      <style:table-column-properties fo:break-before="auto" style:column-width="2.02cm"/>
    </style:style>
    <style:style style:name="co34" style:family="table-column">
      <style:table-column-properties fo:break-before="auto" style:column-width="1.371cm"/>
    </style:style>
    <style:style style:name="co35" style:family="table-column">
      <style:table-column-properties fo:break-before="auto" style:column-width="1.78cm"/>
    </style:style>
    <style:style style:name="co36" style:family="table-column">
      <style:table-column-properties fo:break-before="auto" style:column-width="1.799cm"/>
    </style:style>
    <style:style style:name="co37" style:family="table-column">
      <style:table-column-properties fo:break-before="auto" style:column-width="4.309cm"/>
    </style:style>
    <style:style style:name="co38" style:family="table-column">
      <style:table-column-properties fo:break-before="auto" style:column-width="3.006cm"/>
    </style:style>
    <style:style style:name="co39" style:family="table-column">
      <style:table-column-properties fo:break-before="auto" style:column-width="6.832cm"/>
    </style:style>
    <style:style style:name="co40" style:family="table-column">
      <style:table-column-properties fo:break-before="auto" style:column-width="3.295cm"/>
    </style:style>
    <style:style style:name="co41" style:family="table-column">
      <style:table-column-properties fo:break-before="auto" style:column-width="1.61cm"/>
    </style:style>
    <style:style style:name="co42" style:family="table-column">
      <style:table-column-properties fo:break-before="auto" style:column-width="1.73cm"/>
    </style:style>
    <style:style style:name="co43" style:family="table-column">
      <style:table-column-properties fo:break-before="auto" style:column-width="1.875cm"/>
    </style:style>
    <style:style style:name="co44" style:family="table-column">
      <style:table-column-properties fo:break-before="auto" style:column-width="1.995cm"/>
    </style:style>
    <style:style style:name="co45" style:family="table-column">
      <style:table-column-properties fo:break-before="auto" style:column-width="2.596cm"/>
    </style:style>
    <style:style style:name="co46" style:family="table-column">
      <style:table-column-properties fo:break-before="auto" style:column-width="2.044cm"/>
    </style:style>
    <style:style style:name="co47" style:family="table-column">
      <style:table-column-properties fo:break-before="auto" style:column-width="2.284cm"/>
    </style:style>
    <style:style style:name="co48" style:family="table-column">
      <style:table-column-properties fo:break-before="auto" style:column-width="7.209cm"/>
    </style:style>
    <style:style style:name="co49" style:family="table-column">
      <style:table-column-properties fo:break-before="auto" style:column-width="1.256cm"/>
    </style:style>
    <style:style style:name="co50" style:family="table-column">
      <style:table-column-properties fo:break-before="auto" style:column-width="1.18cm"/>
    </style:style>
    <style:style style:name="co51" style:family="table-column">
      <style:table-column-properties fo:break-before="auto" style:column-width="1.307cm"/>
    </style:style>
    <style:style style:name="co52" style:family="table-column">
      <style:table-column-properties fo:break-before="auto" style:column-width="1cm"/>
    </style:style>
    <style:style style:name="co53" style:family="table-column">
      <style:table-column-properties fo:break-before="auto" style:column-width="1.642cm"/>
    </style:style>
    <style:style style:name="co54" style:family="table-column">
      <style:table-column-properties fo:break-before="auto" style:column-width="1.355cm"/>
    </style:style>
    <style:style style:name="co55" style:family="table-column">
      <style:table-column-properties fo:break-before="auto" style:column-width="1.36cm"/>
    </style:style>
    <style:style style:name="co56" style:family="table-column">
      <style:table-column-properties fo:break-before="auto" style:column-width="1.769cm"/>
    </style:style>
    <style:style style:name="co57" style:family="table-column">
      <style:table-column-properties fo:break-before="auto" style:column-width="2.207cm"/>
    </style:style>
    <style:style style:name="co58" style:family="table-column">
      <style:table-column-properties fo:break-before="auto" style:column-width="1.847cm"/>
    </style:style>
    <style:style style:name="co59" style:family="table-column">
      <style:table-column-properties fo:break-before="auto" style:column-width="1.565cm"/>
    </style:style>
    <style:style style:name="co60" style:family="table-column">
      <style:table-column-properties fo:break-before="auto" style:column-width="5.285cm"/>
    </style:style>
    <style:style style:name="co61" style:family="table-column">
      <style:table-column-properties fo:break-before="auto" style:column-width="3.156cm"/>
    </style:style>
    <style:style style:name="co62" style:family="table-column">
      <style:table-column-properties fo:break-before="auto" style:column-width="6.195cm"/>
    </style:style>
    <style:style style:name="co6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88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74pt solid #000000"/>
      <style:text-properties style:font-name="Liberation Mono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Mono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style:font-name="Liberation Mono" fo:font-weight="normal" style:font-weight-asian="normal" style:font-weight-complex="normal"/>
    </style:style>
    <style:style style:name="ce10" style:family="table-cell" style:parent-style-name="Default">
      <style:text-properties style:font-name="Liberation Mono"/>
    </style:style>
    <style:style style:name="ce13" style:family="table-cell" style:parent-style-name="Default">
      <style:table-cell-properties fo:background-color="#eeeeee" fo:border="0.74pt solid #000000"/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background-color="#eeeeee" fo:border="0.74pt solid #000000"/>
      <style:text-properties style:font-name="Liberation Mono" fo:font-weight="normal" style:font-name-asian="Liberation Sans1" style:font-weight-asian="normal" style:font-name-complex="Liberation Sans1" style:font-weight-complex="normal"/>
    </style:style>
    <style:style style:name="ce18" style:family="table-cell" style:parent-style-name="Default">
      <style:table-cell-properties fo:background-color="#eeeeee" fo:border="0.74pt solid #000000"/>
      <style:text-properties style:font-name="Liberation Mono" style:font-name-asian="Liberation Sans1" style:font-name-complex="Liberation Sans1"/>
    </style:style>
    <style:style style:name="ce19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style:font-name="Liberation Mono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2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Liberation Mono"/>
    </style:style>
    <style:style style:name="ce26" style:family="table-cell" style:parent-style-name="Default" style:data-style-name="N0">
      <style:table-cell-properties fo:background-color="#ffffff" fo:border="0.74pt solid #000000"/>
      <style:text-properties style:font-name="Liberation Mono"/>
    </style:style>
    <style:style style:name="ce27" style:family="table-cell" style:parent-style-name="Default" style:data-style-name="N10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29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Liberation Mono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end" fo:margin-left="0cm"/>
      <style:text-properties style:font-name="Liberation Mono"/>
    </style:style>
    <style:style style:name="ce35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end" fo:margin-left="0cm"/>
      <style:text-properties style:font-name="Liberation Mono"/>
    </style:style>
    <style:style style:name="ce37" style:family="table-cell" style:parent-style-name="Default" style:data-style-name="N114">
      <style:table-cell-properties fo:background-color="#ffffff" style:text-align-source="fix" style:repeat-content="false" fo:border="0.74pt solid #000000" style:vertical-align="middle"/>
      <style:paragraph-properties fo:text-align="end" fo:margin-left="0cm"/>
      <style:text-properties style:font-name="Liberation Mono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Liberation Mono"/>
    </style:style>
    <style:style style:name="ce40" style:family="table-cell" style:parent-style-name="Default" style:data-style-name="N132">
      <style:table-cell-properties fo:background-color="#ffffff" style:text-align-source="fix" style:repeat-content="false" fo:border="0.74pt solid #000000" style:vertical-align="middle"/>
      <style:paragraph-properties fo:text-align="end" fo:margin-left="0cm"/>
      <style:text-properties style:font-name="Liberation Mono"/>
    </style:style>
    <style:style style:name="ce44" style:family="table-cell" style:parent-style-name="Default" style:data-style-name="N132">
      <style:table-cell-properties fo:background-color="#ffffff" fo:border="0.74pt solid #000000"/>
    </style:style>
    <style:style style:name="ce42" style:family="table-cell" style:parent-style-name="Default" style:data-style-name="N132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45" style:family="table-cell" style:parent-style-name="Default" style:data-style-name="N10115">
      <style:table-cell-properties style:text-align-source="fix" style:repeat-content="false" fo:background-color="transparent" fo:border="0.74pt solid #000000"/>
      <style:paragraph-properties fo:text-align="end" fo:margin-left="0cm"/>
      <style:text-properties style:font-name="Liberation Mono"/>
    </style:style>
    <style:style style:name="ce48" style:family="table-cell" style:parent-style-name="Default" style:data-style-name="N121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49" style:family="table-cell" style:parent-style-name="Default" style:data-style-name="N10115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59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.353cm"/>
      <style:text-properties style:font-name="Liberation Mono"/>
    </style:style>
    <style:style style:name="ce54" style:family="table-cell" style:parent-style-name="Default">
      <style:table-cell-properties fo:background-color="#ffffff" fo:border="0.74pt solid #000000"/>
      <style:text-properties style:font-name="Liberation Mono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Liberation Mono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style:font-name="Liberation Mono"/>
    </style:style>
    <style:style style:name="ce55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60" style:family="table-cell" style:parent-style-name="Default" style:data-style-name="N137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61" style:family="table-cell" style:parent-style-name="Default" style:data-style-name="N137">
      <style:table-cell-properties fo:background-color="#ffffff" fo:border="0.74pt solid #000000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/>
    </style:style>
    <style:style style:name="ce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 fo:border="0.74pt solid #000000" style:vertical-align="middle"/>
    </style:style>
    <style:style style:name="ce83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eeeeee" fo:border="0.74pt solid #000000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 style:data-style-name="N1011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115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10115">
      <style:table-cell-properties fo:background-color="#ffffff" fo:border="0.74pt solid #000000" style:vertical-align="middle"/>
    </style:style>
    <style:style style:name="ce80" style:family="table-cell" style:parent-style-name="Default" style:data-style-name="N10115">
      <style:table-cell-properties fo:border="0.74pt solid #000000" style:vertical-align="middle"/>
    </style:style>
    <style:style style:name="ce93" style:family="table-cell" style:parent-style-name="Default" style:data-style-name="N123">
      <style:table-cell-properties fo:background-color="#ffffff" fo:border="0.74pt solid #000000" style:vertical-align="middle"/>
    </style:style>
    <style:style style:name="ce94" style:family="table-cell" style:parent-style-name="Default" style:data-style-name="N121">
      <style:table-cell-properties fo:background-color="#ffffff" fo:border="0.74pt solid #000000" style:vertical-align="middle"/>
    </style:style>
    <style:style style:name="ce86" style:family="table-cell" style:parent-style-name="Default" style:data-style-name="N10126">
      <style:table-cell-properties fo:background-color="#ffffff" fo:border="0.74pt solid #000000" style:vertical-align="middle"/>
    </style:style>
    <style:style style:name="ce88" style:family="table-cell" style:parent-style-name="Default" style:data-style-name="N10115">
      <style:table-cell-properties fo:border="0.74pt solid #000000"/>
    </style:style>
    <style:style style:name="ce96" style:family="table-cell" style:parent-style-name="Default" style:data-style-name="N10115">
      <style:table-cell-properties fo:background-color="#ffffff" fo:border="0.74pt solid #000000"/>
    </style:style>
    <style:style style:name="ce95" style:family="table-cell" style:parent-style-name="Default" style:data-style-name="N10126">
      <style:table-cell-properties fo:background-color="#ffffff" fo:border="0.74pt solid #000000"/>
    </style:style>
    <style:style style:name="ce134" style:family="table-cell" style:parent-style-name="Default" style:data-style-name="N10115"/>
    <style:style style:name="ce107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ffff" fo:border="0.74pt solid #000000" style:vertical-align="middle"/>
    </style:style>
    <style:style style:name="ce108" style:family="table-cell" style:parent-style-name="Default">
      <style:table-cell-properties fo:border="0.74pt solid #000000" style:vertical-align="middle"/>
    </style:style>
    <style:style style:name="ce109" style:family="table-cell" style:parent-style-name="Default">
      <style:table-cell-properties fo:border="0.74pt solid #000000"/>
    </style:style>
    <style:style style:name="ce106" style:family="table-cell" style:parent-style-name="Default" style:data-style-name="N10126">
      <style:table-cell-properties fo:background-color="#ffffff" fo:border="0.74pt solid #000000" style:vertical-align="middle"/>
    </style:style>
    <style:style style:name="ce110" style:family="table-cell" style:parent-style-name="Default" style:data-style-name="N1011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4" style:family="table-cell" style:parent-style-name="Default">
      <style:table-cell-properties fo:background-color="#eeeeee" style:text-align-source="fix" style:repeat-content="false" fo:wrap-option="no-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16" style:family="table-cell" style:parent-style-name="Default" style:data-style-name="N12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21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23">
      <style:table-cell-properties fo:background-color="#ffffff" style:text-align-source="fix" style:repeat-content="false" fo:border="0.74pt solid #000000" style:vertical-align="middle"/>
      <style:paragraph-properties fo:text-align="end" fo:margin-left="0cm"/>
    </style:style>
    <style:style style:name="ce13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 style:data-style-name="N10115">
      <style:table-cell-properties fo:background-color="#ffffff" style:text-align-source="fix" style:repeat-content="false" fo:border="0.74pt solid #000000" style:vertical-align="middle"/>
      <style:paragraph-properties fo:text-align="end" fo:margin-left="0cm"/>
    </style:style>
    <style:style style:name="ce136" style:family="table-cell" style:parent-style-name="Default" style:data-style-name="N10115">
      <style:table-cell-properties style:text-align-source="fix" style:repeat-content="false" style:vertical-align="middle"/>
      <style:paragraph-properties fo:text-align="center" fo:margin-left="0cm"/>
    </style:style>
    <style:style style:name="ce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47" style:family="table-cell" style:parent-style-name="Default" style:data-style-name="N2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4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5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6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6" style:family="table-cell" style:parent-style-name="Default" style:data-style-name="N3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7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7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4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64" style:family="table-cell" style:parent-style-name="Default" style:data-style-name="N13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62" style:family="table-cell" style:parent-style-name="Default" style:data-style-name="N130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76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77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8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79" style:family="table-cell" style:parent-style-name="Default" style:data-style-name="N130">
      <style:table-cell-properties fo:background-color="#dddddd" fo:border="0.74pt solid #000000"/>
      <style:text-properties style:font-name="Liberation Mono" fo:font-weight="bold" style:font-weight-asian="bold" style:font-weight-complex="bold"/>
    </style:style>
    <style:style style:name="ce174" style:family="table-cell" style:parent-style-name="Default" style:data-style-name="N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69" style:family="table-cell" style:parent-style-name="Default" style:data-style-name="N132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1" style:family="table-cell" style:parent-style-name="Default" style:data-style-name="N13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2" style:family="table-cell" style:parent-style-name="Default" style:data-style-name="N13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6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78" style:family="table-cell" style:parent-style-name="Default" style:data-style-name="N121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4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5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90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96" style:family="table-cell" style:parent-style-name="Default" style:data-style-name="N137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6" style:family="table-cell" style:parent-style-name="Default" style:data-style-name="N1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7" style:family="table-cell" style:parent-style-name="Default" style:data-style-name="N1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00" style:family="table-cell" style:parent-style-name="Default" style:data-style-name="N136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8" style:family="table-cell" style:parent-style-name="Default" style:data-style-name="N1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/>
    </style:style>
    <style:style style:name="ce189" style:family="table-cell" style:parent-style-name="Default" style:data-style-name="N1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70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191" style:family="table-cell" style:parent-style-name="Default">
      <style:table-cell-properties fo:background-color="#dddddd" fo:border="0.74pt solid #000000"/>
    </style:style>
    <style:style style:name="ce89" style:family="table-cell" style:parent-style-name="Default">
      <style:table-cell-properties fo:background-color="#eeeeee" fo:border="0.74pt solid #000000"/>
    </style:style>
    <style:style style:name="ce19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ffffff" fo:border="0.74pt solid #000000"/>
    </style:style>
    <style:style style:name="ce213" style:family="table-cell" style:parent-style-name="Default" style:data-style-name="N114">
      <style:table-cell-properties fo:background-color="#ffffff" fo:border="0.74pt solid #000000"/>
    </style:style>
    <style:style style:name="ce215" style:family="table-cell" style:parent-style-name="Default" style:data-style-name="N114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17" style:family="table-cell" style:parent-style-name="Default" style:data-style-name="N121">
      <style:table-cell-properties fo:background-color="#ffffff" fo:border="0.74pt solid #000000"/>
    </style:style>
    <style:style style:name="ce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ackground-color="#eeeeee" fo:border="0.74pt solid #000000"/>
      <style:text-properties style:use-window-font-color="true"/>
    </style:style>
    <style:style style:name="ce214" style:family="table-cell" style:parent-style-name="Default">
      <style:text-properties style:use-window-font-color="true"/>
    </style:style>
    <style:style style:name="ce2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 style:data-style-name="N11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04" style:family="table-cell" style:parent-style-name="Default" style:data-style-name="N1011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5" style:family="table-cell" style:parent-style-name="Default" style:data-style-name="N10123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 style:data-style-name="N10123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 style:data-style-name="N10123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22" style:family="table-cell" style:parent-style-name="Default" style:data-style-name="N10123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40" style:family="table-cell" style:parent-style-name="Default" style:data-style-name="N1012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 style:data-style-name="N1012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11" style:family="table-cell" style:parent-style-name="Default" style:data-style-name="N10124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2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1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eeeeee" fo:border="0.74pt solid #000000"/>
    </style:style>
    <style:style style:name="ce252" style:family="table-cell" style:parent-style-name="Default">
      <style:table-cell-properties fo:wrap-option="wrap"/>
    </style:style>
    <style:style style:name="ce253" style:family="table-cell" style:parent-style-name="Default" style:data-style-name="N11"/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ru" fo:country="RU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3" style:family="text">
      <style:text-properties style:font-name="Liberation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Настройки.A31">
          <table:help-message table:title="Область печати" table:display="true">
            <text:p>Область печати разнится в зависимости от режима</text:p>
            <text:p>работы принтера:</text:p>
            <text:p/>
            <text:p>Базовая - размер горячей части стола. Физический</text:p>
            <text:p>размер плиты стола будет на 50мм больше вдоль</text:p>
            <text:p>оси Y. Этот припуск требуется для более</text:p>
            <text:p>равномерного прогрева переднего и заднего</text:p>
            <text:p>краёв стола, для возможности ставить разные</text:p>
            <text:p>печатающие головы без потери области печати по</text:p>
            <text:p>Y, а также для расположения креплений твёрдых</text:p>
            <text:p>покрытий (стекло/FR-4 и т.д.).</text:p>
            <text:p/>
            <text:p>Одноматериальная печать - печать одной головой.</text:p>
            <text:p>При этом левая печатающая голова может</text:p>
            <text:p>использовать область печати кроме 10мм вблизи</text:p>
            <text:p>правой головы, а правая - кроме 10мм вблизи</text:p>
            <text:p>левой.</text:p>
            <text:p/>
            <text:p>Двухматериальная печать - печать деталей двумя</text:p>
            <text:p>печатающими головами, когда они работают</text:p>
            <text:p>попеременно. При этом не может использоваться</text:p>
            <text:p>область по 10мм около правого и левого края</text:p>
            <text:p>стола.</text:p>
            <text:p/>
            <text:p>В зеркальном режиме каждой головой</text:p>
            <text:p>используется половина базовой области печати за</text:p>
            <text:p>исключением полоски в 20мм вблизи центра стола.</text:p>
            <text:p/>
            <text:p>В повторяющем режиме область печати зависит от</text:p>
            <text:p>размеров и геометрии печатаемых деталей, и</text:p>
            <text:p>составляет от области печати, равной зеркальному</text:p>
            <text:p>режиму, до базовой области печати.</text:p>
          </table:help-message>
          <table:error-message table:message-type="stop" table:display="true"/>
        </table:content-validation>
        <table:content-validation table:name="val2" table:base-cell-address="Настройки.A37">
          <table:help-message table:title="Область печати по Z" table:display="true">
            <text:p>Область печати по Z имеет базовый размер 250мм</text:p>
            <text:p>для M, 400мм для L и 500мм для XL при</text:p>
            <text:p>использовании хотэнда, аналогичного Goliath по</text:p>
            <text:p>длине. Установка более короткого хотэнда приведёт к</text:p>
            <text:p>увеличению области печати по Z.</text:p>
          </table:help-message>
          <table:error-message table:message-type="stop" table:display="true"/>
        </table:content-validation>
        <table:content-validation table:name="val3" table:base-cell-address="Настройки.A38">
          <table:help-message table:title="Габарит принтера" table:display="true">
            <text:p>Внешний габарит принтера по самым выступающим</text:p>
            <text:p>элементам - головкам винтов, ручкам дверей и т.д.</text:p>
            <text:p>При сравнении габарита с другими принтерами</text:p>
            <text:p>учитывайте, что у VOSTOK'а, в отличие от</text:p>
            <text:p>большинства других конструкций, катушки пластика</text:p>
            <text:p>располагаются над отсеком электроники и не</text:p>
            <text:p>занимают дополнительного места.</text:p>
          </table:help-message>
          <table:error-message table:message-type="stop" table:display="true"/>
        </table:content-validation>
        <table:content-validation table:name="val4" table:base-cell-address="Настройки.A39">
          <table:help-message table:title="Расход филамента" table:display="true">
            <text:p>Сколько и на какую сумму будет затрачено разных</text:p>
            <text:p>видов филамента. Запас учитывается.</text:p>
          </table:help-message>
          <table:error-message table:message-type="stop" table:display="true"/>
        </table:content-validation>
        <table:content-validation table:name="val5" table:base-cell-address="Настройки.A44">
          <table:help-message table:title="Стоимость покупных изделий" table:display="true">
            <text:p>Суммарная стоимость покупных изделий - хотэндов,</text:p>
            <text:p>рельс, ремней и т.д. На неё влияет выбранная</text:p>
            <text:p>конфигурация принтера и запас ремней.</text:p>
          </table:help-message>
          <table:error-message table:message-type="stop" table:display="true"/>
        </table:content-validation>
        <table:content-validation table:name="val6" table:base-cell-address="Настройки.B45">
          <table:help-message table:title="Стоимость печатающих голов" table:display="true">
            <text:p>Суммарная стоимость покупных деталей, требуемых</text:p>
            <text:p>для сборки двух печатающих голов. Не включает в</text:p>
            <text:p>себя стоимость стандартных изделий.</text:p>
          </table:help-message>
          <table:error-message table:message-type="stop" table:display="true"/>
        </table:content-validation>
        <table:content-validation table:name="val7" table:base-cell-address="Настройки.B46">
          <table:help-message table:title="Стоимость механики портала" table:display="true">
            <text:p>Суммарная стоимость деталей, требуемых для</text:p>
            <text:p>сборки механики портала, за исключением</text:p>
            <text:p>печатающих голов. Не включает в себя стоимость</text:p>
            <text:p>стандартных изделий и алюминиевых профилей.</text:p>
          </table:help-message>
          <table:error-message table:message-type="stop" table:display="true"/>
        </table:content-validation>
        <table:content-validation table:name="val8" table:base-cell-address="Настройки.A47">
          <table:help-message table:title="Стоимость механики оси Z" table:display="true">
            <text:p>Суммарная стоимость покупных деталей, требуемых</text:p>
            <text:p>для сборки механики оси Z. Не включает в себя</text:p>
            <text:p>печатные детали, профили и стандартные изделия.</text:p>
          </table:help-message>
          <table:error-message table:message-type="stop" table:display="true"/>
        </table:content-validation>
        <table:content-validation table:name="val9" table:base-cell-address="Настройки.B48">
          <table:help-message table:title="Стоимость стола" table:display="true">
            <text:p>Суммарная стоимость покупных деталей, требуемых</text:p>
            <text:p>для сборки стола. Не включает в себя стоимость</text:p>
            <text:p>стандартных изделий.</text:p>
          </table:help-message>
          <table:error-message table:message-type="stop" table:display="true"/>
        </table:content-validation>
        <table:content-validation table:name="val10" table:base-cell-address="Настройки.B49">
          <table:help-message table:title="Стоимость электроники" table:display="true">
            <text:p>Суммарная стоимость покупных деталей, требуемых</text:p>
            <text:p>для сборки электроники. Не включает в себя</text:p>
            <text:p>стандартные изделия, проводку и разъёмы.</text:p>
          </table:help-message>
          <table:error-message table:message-type="stop" table:display="true"/>
        </table:content-validation>
        <table:content-validation table:name="val11" table:base-cell-address="Настройки.B50">
          <table:help-message table:title="Стоимость других деталей" table:display="true">
            <text:p>Суммарная стоимость покупных деталей, требуемых</text:p>
            <text:p>для сборки принтера, но не вошедших в другие</text:p>
            <text:p>категории.</text:p>
          </table:help-message>
          <table:error-message table:message-type="stop" table:display="true"/>
        </table:content-validation>
        <table:content-validation table:name="val12" table:base-cell-address="Настройки.A51">
          <table:help-message table:title="Стоимость стандартных изделий" table:display="true">
            <text:p>Суммарная стоимость стандартных изделий - винтов,</text:p>
            <text:p>гаек, вплавляемых резьбовых втулок, пружин,</text:p>
            <text:p>подшипников и т.д. с учётом запаса.</text:p>
          </table:help-message>
          <table:error-message table:message-type="stop" table:display="true"/>
        </table:content-validation>
        <table:content-validation table:name="val13" table:base-cell-address="Настройки.A52">
          <table:help-message table:title="Стоимость печатных изделий" table:display="true">
            <text:p>Суммарная стоимость всех печатных деталей,</text:p>
            <text:p>требуемых для сборки принтера, включая запас.</text:p>
            <text:p>Затраты на поддержки, неудачные печати и т.д.</text:p>
            <text:p>включены в запас.</text:p>
          </table:help-message>
          <table:error-message table:message-type="stop" table:display="true"/>
        </table:content-validation>
        <table:content-validation table:name="val14" table:base-cell-address="Настройки.A53">
          <table:help-message table:title="Стоимость профилей" table:display="true">
            <text:p>Суммарная стоимость всех профилей, требуемых</text:p>
            <text:p>для сборки принтера. Сверление и нарезка резьбы</text:p>
            <text:p>не учтены.</text:p>
          </table:help-message>
          <table:error-message table:message-type="stop" table:display="true"/>
        </table:content-validation>
        <table:content-validation table:name="val15" table:base-cell-address="Настройки.B54">
          <table:help-message table:title="Стоимость зашивки" table:display="true">
            <text:p>Будет добавлено в следующих версиях.</text:p>
          </table:help-message>
          <table:error-message table:message-type="stop" table:display="true"/>
        </table:content-validation>
        <table:content-validation table:name="val16" table:base-cell-address="Настройки.B55">
          <table:help-message table:title="Стоимость проводки и разъёмов" table:display="true">
            <text:p>Суммарная стоимость всех проводов и разъёмов,</text:p>
            <text:p>требуемых для сборки принтера, учитывая запас.</text:p>
          </table:help-message>
          <table:error-message table:message-type="stop" table:display="true"/>
        </table:content-validation>
        <table:content-validation table:name="val17" table:base-cell-address="Настройки.B56">
          <table:help-message table:title="Стоимость итого" table:display="true">
            <text:p>Суммарная стоимость всех деталей, требуемых для</text:p>
            <text:p>сборки принтера в выбранной конфигурации.</text:p>
            <text:p/>
            <text:p>Реально затраченная на сборку принтера сумма</text:p>
            <text:p>может отличаться от расчётной ввиду разницы</text:p>
            <text:p>стоимости доставки (в расчёте для большинства</text:p>
            <text:p>товаров учтена доставка до Москвы), продажи</text:p>
            <text:p>некоторых товаров только комплектами (в расчёте</text:p>
            <text:p>учитывается стоимость единицы), необходимости</text:p>
            <text:p>покупать инструмент и расходники, а также</text:p>
            <text:p>отхождений от проекта.</text:p>
          </table:help-message>
          <table:error-message table:message-type="stop" table:display="true"/>
        </table:content-validation>
        <table:content-validation table:name="val18" table:condition="of:cell-content-is-in-list(&quot;M&quot;;&quot;L&quot;;&quot;XL&quot;)" table:allow-empty-cell="false" table:display-list="unsorted" table:base-cell-address="Настройки.B2">
          <table:help-message table:title="Типоразмер принтера" table:display="true">
            <text:p>VOSTOK M имеет базовый размер области печати</text:p>
            <text:p>400х250х250 и 2 стойки оси Z;</text:p>
            <text:p/>
            <text:p>VOSTOK L имеет базовый размер области печати</text:p>
            <text:p>400х400х400 и 4 стойки оси Z;</text:p>
            <text:p/>
            <text:p>VOSTOK XL имеет базовый размер области печати</text:p>
            <text:p>500х500х500 и 4 стойки оси Z.</text:p>
            <text:p/>
            <text:p>Другие размеры на данный момент официально не</text:p>
            <text:p>поддерживаются. Для того, чтобы собрать их,</text:p>
            <text:p>необходимо будет самостоятельно проводить все</text:p>
            <text:p>расчёты, генерировать чертежи и т.д.</text:p>
          </table:help-message>
          <table:error-message table:message-type="stop" table:display="true"/>
        </table:content-validation>
        <table:content-validation table:name="val19" table:condition="of:cell-content-is-in-list(&quot;CHCB V6DM&quot;;&quot;Goliath&quot;;&quot;CHC XL&quot;)" table:allow-empty-cell="false" table:display-list="unsorted" table:base-cell-address="Настройки.B3">
          <table:help-message table:title="Хотэнд" table:display="true">
            <text:p>CHCB V6DM - Volcano-подобный хотэнд.</text:p>
            <text:p>Использует Volcano сопла, термобарьеры и</text:p>
            <text:p>Dragon-совместимый радиатор.</text:p>
            <text:p>Производительность высокая, цена низкая. С этим</text:p>
            <text:p>хотэндом размер области печати по Z будет на</text:p>
            <text:p>20мм больше базовой;</text:p>
            <text:p/>
            <text:p>Goliath - производительность выше, чем у CHCB</text:p>
            <text:p>V6DM, но и цена сильно выше. Использует V6</text:p>
            <text:p>сопла;</text:p>
            <text:p/>
            <text:p>CHC XL - производительность как у Goliath, но</text:p>
            <text:p>дешевле. Имеет более удобный форм-фактор и</text:p>
            <text:p>более высокое качество, но крепление хитблока к</text:p>
            <text:p>радиатору менее надёжное и этот хотэнд на</text:p>
            <text:p>данный момент мало изучен.</text:p>
          </table:help-message>
          <table:error-message table:message-type="stop" table:display="true"/>
        </table:content-validation>
        <table:content-validation table:name="val20" table:condition="of:cell-content-is-in-list(&quot;Слева&quot;;&quot;Справа&quot;)" table:allow-empty-cell="false" table:display-list="unsorted" table:base-cell-address="Настройки.B4">
          <table:help-message table:title="Расположение розетки" table:display="true">
            <text:p>С какой стороны будет располагаться ввод 220в в</text:p>
            <text:p>принтер. Влияет на то, какие печатные детали будут</text:p>
            <text:p>в списке для печати.</text:p>
          </table:help-message>
          <table:error-message table:message-type="stop" table:display="true"/>
        </table:content-validation>
        <table:content-validation table:name="val21" table:condition="of:cell-content-is-in-list(&quot;АКП + ПК&quot;;&quot;Алюминий + ПК&quot;)" table:allow-empty-cell="false" table:display-list="unsorted" table:base-cell-address="Настройки.B5">
          <table:help-message table:title="Материал зашивки" table:display="true">
            <text:p>Зашивка может быть изготовлена из множества</text:p>
            <text:p>различных материалов, но основными для</text:p>
            <text:p>проекта являются 2 варианта: алюмокомпозит +</text:p>
            <text:p>поликарбонат и алюминий + поликарбонат.</text:p>
            <text:p/>
            <text:p>По проекту, из АКП/Алюминия изготавливаются</text:p>
            <text:p>только панели портала, средняя и нижняя панели.</text:p>
            <text:p>Остальные изготавливаются из ПК. Тем не менее,</text:p>
            <text:p>вам ничто не мешает отойти от проекта и</text:p>
            <text:p>изготовить панели из любого удобного вам</text:p>
            <text:p>материала. Единственное ограничение - толщина</text:p>
            <text:p>должна быть 4мм т.к. от этой толщины зависит</text:p>
            <text:p>геометрия некоторых печатных деталей. Если вы</text:p>
            <text:p>хотите сделать зашивку из более тонкого</text:p>
            <text:p>материала, то придётся делать проставки на</text:p>
            <text:p>профили рамы.</text:p>
          </table:help-message>
          <table:error-message table:message-type="stop" table:display="true"/>
        </table:content-validation>
        <table:content-validation table:name="val22" table:condition="of:cell-content-is-in-list(&quot;Самодельная&quot;;&quot;Заказная&quot;)" table:allow-empty-cell="false" table:display-list="unsorted" table:base-cell-address="Настройки.B6">
          <table:help-message table:title="Плита стола" table:display="true">
            <text:p>Плита стола является достаточно простой в</text:p>
            <text:p>самостоятельном изготовлении деталью, поэтому вы</text:p>
            <text:p>можете купить дешёвую заготовку и самому отрезать</text:p>
            <text:p>в размер + просверлить отверстия. Альтернативным</text:p>
            <text:p>вариантом является изготовление плиты на заказ.</text:p>
          </table:help-message>
          <table:error-message table:message-type="stop" table:display="true"/>
        </table:content-validation>
        <table:content-validation table:name="val23" table:condition="of:cell-content-is-in-list(&quot;Fly MiniAB&quot;;&quot;Fysetc H36&quot;)" table:allow-empty-cell="false" table:display-list="unsorted" table:base-cell-address="Настройки.B7">
          <table:help-message table:title="Коммутационная плата" table:display="true">
            <text:p>Какие коммутационные платы вы хотите поставить на</text:p>
            <text:p>печатющие головы:</text:p>
            <text:p>- Fly MiniAB - полностью пассивная плата. Хороша очень</text:p>
            <text:p>низкой ценой и тем, что в ней просто нечему ломаться.</text:p>
            <text:p>Минусом является необходимость обжимки большого</text:p>
            <text:p>количества проводов, которые пойдут на печатающую</text:p>
            <text:p>голову;</text:p>
            <text:p>- Fysetc H36 - активная плата. Хороша наличием</text:p>
            <text:p>акселерометра, а также простотой установки. Минусом</text:p>
            <text:p>является очень высокая цена относительно MiniAB</text:p>
          </table:help-message>
          <table:error-message table:message-type="stop" table:display="true"/>
        </table:content-validation>
        <table:content-validation table:name="val24" table:condition="of:cell-content-is-in-list(&quot;Usongshine 17HS4401&quot;;&quot;Leadshine 42CM06&quot;)" table:allow-empty-cell="false" table:display-list="unsorted" table:base-cell-address="Настройки.B8">
          <table:help-message table:title="Моторы XWY" table:display="true">
            <text:p>Usongshine 17HS4401 - дешёвые двигатели. Относительно</text:p>
            <text:p>других дешёвых, рябят не сильно.</text:p>
            <text:p/>
            <text:p>Leadshine 42CM06 - более дорогие двигатели. Рябят меньше,</text:p>
            <text:p>крутящий момент выше.</text:p>
          </table:help-message>
          <table:error-message table:message-type="stop" table:display="true"/>
        </table:content-validation>
        <table:content-validation table:name="val25" table:condition="of:cell-content-is-in-list(&quot;24в&quot;;&quot;36в&quot;)" table:allow-empty-cell="false" table:display-list="unsorted" table:base-cell-address="Настройки.B9">
          <table:help-message table:title="Напряжение моторов XWY" table:display="true">
            <text:p>- При 24в максимальная скорость движения печатающей</text:p>
            <text:p>головы будет ~500-600мм/с.</text:p>
            <text:p>- При 36в максимальная скорость движения печатающей</text:p>
            <text:p>головы будет выше, что позволит ускорить холостые</text:p>
            <text:p>перемещения, включая перемещения при смене</text:p>
            <text:p>печатающих голов. При обычной печати повышенное</text:p>
            <text:p>напряжение не даст никаких преимуществ. Требуется</text:p>
            <text:p>дополнительный блок питания.</text:p>
          </table:help-message>
          <table:error-message table:message-type="stop" table:display="true"/>
        </table:content-validation>
        <table:content-validation table:name="val26" table:condition="of:cell-content-is-in-list(&quot;Все вертикально&quot;;&quot;Все горизонтально&quot;;&quot;Смешанно&quot;)" table:allow-empty-cell="false" table:display-list="unsorted" table:base-cell-address="Настройки.B10">
          <table:help-message table:title="Крепление блоков питания" table:display="true">
            <text:p>Как будут ориентированы блоки питания в отсеке электроники. Влияет только на то, какие крепления печатать.</text:p>
          </table:help-message>
          <table:error-message table:message-type="stop" table:display="true"/>
        </table:content-validation>
        <table:content-validation table:name="val27" table:condition="of:cell-content-is-decimal-number() and cell-content-is-between(0.8,1.6)" table:allow-empty-cell="false" table:base-cell-address="Настройки.B13">
          <table:help-message table:title="Плотность филамента" table:display="true">
            <text:p>Плотность видов филамента, которые будут</text:p>
            <text:p>использованы для печати деталей принтера.</text:p>
            <text:p>Влияет на расчёт их массы, и, следовательно, на</text:p>
            <text:p>стоимость этих изделий.</text:p>
            <text:p/>
            <text:p>Основной - материал, который будет использован</text:p>
            <text:p>для печати большей части деталей. Это должен</text:p>
            <text:p>быть сбалансированный по жёсткости, прочности,</text:p>
            <text:p>термостойкости и цене материал. Если у вас есть принтер</text:p>
            <text:p>с активной термокамерой и вы освоили печать из ABS, то</text:p>
            <text:p>лучшим выбором будет ABS GF с большим процентом</text:p>
            <text:p>наполнения (10%+). В других случаях лучшим выбором</text:p>
            <text:p>будет PP GF30.</text:p>
            <text:p/>
            <text:p>Дешевле - материал, который будет использован</text:p>
            <text:p>для печати не нагруженных деталей: заглушек,</text:p>
            <text:p>деталей зашивки и т.д. Единственное требование -</text:p>
            <text:p>чтобы этот материал держал ту температуру, до</text:p>
            <text:p>которой вы планируете греть термокамеру.</text:p>
            <text:p/>
            <text:p>Эластомер будет использован для печати ножек.</text:p>
            <text:p>Подойдёт любой цепкий.</text:p>
            <text:p/>
            <text:p>Если вы хотите использовать одинаковый</text:p>
            <text:p>материал для печати деталей разного типа, то</text:p>
            <text:p>просто укажите одинаковые характеристики в</text:p>
            <text:p>нескольких полях.</text:p>
          </table:help-message>
          <table:error-message table:message-type="stop" table:display="true"/>
        </table:content-validation>
        <table:content-validation table:name="val28" table:condition="of:cell-content-is-decimal-number() and cell-content-is-between(0,1)" table:allow-empty-cell="true" table:base-cell-address="Настройки.B19">
          <table:help-message table:title="Запас ремней" table:display="true">
            <text:p>Сколько прибавить к расчётной длине ремня.</text:p>
            <text:p>Необходимо для компенсации неточностей реза и,</text:p>
            <text:p>возможно, неудачных попыток реза ремня.</text:p>
            <text:p/>
            <text:p>Если вы уверены, что не ошибётесь с нарезкой</text:p>
            <text:p>ремня, то хватит запаса в 5-10%. Если хотите иметь</text:p>
            <text:p>возможность хотя бы 1 раз ошибиться с нарезкой, то</text:p>
            <text:p>запас стоит взять 30-50%.</text:p>
          </table:help-message>
          <table:error-message table:message-type="warning" table:title="Запас стандартных изделий указан неверно" table:display="true">
            <text:p>Вы указали неправильный запас стандартных</text:p>
            <text:p>изделий. Это приведёт к некорректному расчёту</text:p>
            <text:p>их количества, их общей стоимости и общей</text:p>
            <text:p>стоимости принтера.</text:p>
          </table:error-message>
        </table:content-validation>
        <table:content-validation table:name="val29" table:condition="of:cell-content-is-decimal-number() and cell-content-is-between(0,1)" table:allow-empty-cell="true" table:base-cell-address="Настройки.B20">
          <table:help-message table:title="Запас стандартных изделий" table:display="true">
            <text:p>На сколько процентов увеличить количество винтов,</text:p>
            <text:p>подшипников и прочих стандартных изделий на</text:p>
            <text:p>случай брака и прочих потерь. Если установлено</text:p>
            <text:p>больше 0%, то к каждой позиции будет добавлено</text:p>
            <text:p>минимум по 1 единице.</text:p>
            <text:p/>
            <text:p>Для сборки рекомендуется устанавливать запас</text:p>
            <text:p>около 10%</text:p>
          </table:help-message>
          <table:error-message table:message-type="warning" table:title="Запас стандартных изделий указан неверно" table:display="true">
            <text:p>Вы указали неправильный запас стандартных</text:p>
            <text:p>изделий. Это приведёт к некорректному расчёту</text:p>
            <text:p>их количества, их общей стоимости и общей</text:p>
            <text:p>стоимости принтера.</text:p>
          </table:error-message>
        </table:content-validation>
        <table:content-validation table:name="val30" table:condition="of:cell-content-is-decimal-number() and cell-content-is-between(0,1)" table:allow-empty-cell="true" table:base-cell-address="Настройки.B21">
          <table:help-message table:title="Запас филамента для печатных изделий" table:display="true">
            <text:p>Насколько больше филамента заложить для печати</text:p>
            <text:p>деталей. Влиет как на массу и стоимость деталей,</text:p>
            <text:p>так и на общую стоимость принтера.</text:p>
            <text:p/>
            <text:p>В общем случае лучше указать 10-30% в</text:p>
            <text:p>зависимости от того, насколько много в вашей печати</text:p>
            <text:p>случается брака и сколько вы используете поддержек.</text:p>
          </table:help-message>
          <table:error-message table:message-type="stop" table:title="Запас филамента указан неверно" table:display="true">
            <text:p>Запас филамента указан неверно. Должен быть от 0 до 100%.</text:p>
          </table:error-message>
        </table:content-validation>
        <table:content-validation table:name="val31" table:base-cell-address="Настройки.B22">
          <table:help-message table:title="Запас проводки" table:display="true">
            <text:p>Насколько стоит увеличить длину проводов по</text:p>
            <text:p>сравнению с расчётной. Влияет как на расчёт длины</text:p>
            <text:p>и стоимость проводов, так и на общую стоимость</text:p>
            <text:p>принтера.</text:p>
            <text:p/>
            <text:p>В общем случае стоит закладывать 10-30%.</text:p>
          </table:help-message>
          <table:error-message table:message-type="stop" table:display="true"/>
        </table:content-validation>
        <table:content-validation table:name="val32" table:base-cell-address="Настройки.B23">
          <table:help-message table:title="Запас разъёмов" table:display="true">
            <text:p>Насколько больше разъёмов заложить для сборки</text:p>
            <text:p>принтера. Влияет не только на количество и</text:p>
            <text:p>стоимость разъёмов, но и на общую стоимость</text:p>
            <text:p>принтера.</text:p>
          </table:help-message>
          <table:error-message table:message-type="stop" table:display="true"/>
        </table:content-validation>
        <table:content-validation table:name="val33" table:condition="of:cell-content-is-decimal-number() and cell-content-is-between(30,200)" table:allow-empty-cell="true" table:base-cell-address="Настройки.B25">
          <table:help-message table:title="Курс доллара к рублю" table:display="true">
            <text:p>Служит для приблизительного пересчёта цен</text:p>
            <text:p>товаров, приобретаемых с AliExpress. Указывать</text:p>
            <text:p>стоит курс по ЦБ РФ.</text:p>
          </table:help-message>
          <table:error-message table:message-type="stop" table:display="true"/>
        </table:content-validation>
        <table:content-validation table:name="val34" table:condition="of:cell-content-is-decimal-number() and cell-content-is-between(500,10000)" table:allow-empty-cell="false" table:base-cell-address="Настройки.C13">
          <table:help-message table:title="Цена килограмма филамента" table:display="true">
            <text:p>Плотность видов филамента, которые будут</text:p>
            <text:p>использованы для печати деталей принтера.</text:p>
            <text:p>Влияет на расчёт их массы, и, следовательно, на</text:p>
            <text:p>стоимость этих изделий.</text:p>
            <text:p/>
            <text:p>Основной - материал, который будет использован</text:p>
            <text:p>для печати большей части деталей. Это должен</text:p>
            <text:p>быть сбалансированный по жёсткости, прочности,</text:p>
            <text:p>термостойкости и цене материал. Если у вас есть принтер</text:p>
            <text:p>с активной термокамерой и вы освоили печать из ABS, то</text:p>
            <text:p>лучшим выбором будет ABS GF с большим процентом</text:p>
            <text:p>наполнения (10%+). В других случаях лучшим выбором</text:p>
            <text:p>будет PP GF30.</text:p>
            <text:p/>
            <text:p>Дешевле - материал, который будет использован</text:p>
            <text:p>для печати не нагруженных деталей: заглушек,</text:p>
            <text:p>деталей зашивки и т.д. Единственное требование -</text:p>
            <text:p>чтобы этот материал держал ту температуру, до</text:p>
            <text:p>которой вы планируете греть термокамеру.</text:p>
            <text:p/>
            <text:p>Эластомер будет использован для печати ножек.</text:p>
            <text:p>Подойдёт любой цепкий.</text:p>
            <text:p/>
            <text:p>Если вы хотите использовать одинаковый</text:p>
            <text:p>материал для печати деталей разного типа, то</text:p>
            <text:p>просто укажите одинаковые характеристики в</text:p>
            <text:p>нескольких полях.</text:p>
          </table:help-message>
          <table:error-message table:message-type="stop" table:display="true"/>
        </table:content-validation>
        <table:content-validation table:name="val35" table:base-cell-address="'Покупные изд.'.A3">
          <table:help-message table:title="Подающие колёса BMG" table:display="true">
            <text:p>Нет особой разницы, брать калёные или не калёные.</text:p>
            <text:p>На шестерне редуктора придётся немного сточить</text:p>
            <text:p>вал в задней части, как для любых проектов на базе</text:p>
            <text:p>BMG шестерёнок и Nema 14 мотора.</text:p>
          </table:help-message>
          <table:error-message table:message-type="stop" table:display="true"/>
        </table:content-validation>
        <table:content-validation table:name="val36" table:base-cell-address="'Покупные изд.'.A4">
          <table:help-message table:title="Двигатель Nema14 L20мм" table:display="true">
            <text:p>Если планируете активную термокамеру, то лучше</text:p>
            <text:p>брать высокотемпературный двигатель. В остальном</text:p>
            <text:p>большой разницы между ними нет.</text:p>
          </table:help-message>
          <table:error-message table:message-type="stop" table:display="true"/>
        </table:content-validation>
        <table:content-validation table:name="val37" table:base-cell-address="'Покупные изд.'.A5">
          <table:help-message table:title="CHCB V6DM" table:display="true">
            <text:p>CHCB V6DM - Volcano-подобный хотэнд.</text:p>
            <text:p>Использует Volcano сопла, термобарьеры и</text:p>
            <text:p>Dragon-совместимый радиатор.</text:p>
            <text:p>Производительность высокая, цена низкая.</text:p>
            <text:p/>
            <text:p>С этим хотэндом размер области печати по Z будет</text:p>
            <text:p>на 20мм больше базовой.</text:p>
          </table:help-message>
          <table:error-message table:message-type="stop" table:display="true"/>
        </table:content-validation>
        <table:content-validation table:name="val38" table:base-cell-address="'Покупные изд.'.A6">
          <table:help-message table:title="Goliath" table:display="true">
            <text:p>Сверхпроизводительный хотэнд. Использует V6 сопла.</text:p>
          </table:help-message>
          <table:error-message table:message-type="stop" table:display="true"/>
        </table:content-validation>
        <table:content-validation table:name="val39" table:base-cell-address="'Покупные изд.'.A7">
          <table:help-message table:title="CHC XL" table:display="true">
            <text:p>Сверхвысокопроизводительный хотэнд. Является</text:p>
            <text:p>более дешёвым аналогом Goliath. Использует V6</text:p>
            <text:p>сопла.</text:p>
            <text:p/>
            <text:p>Смысла выбирать WR (wear resistant) версию нет т.к.</text:p>
            <text:p>износостойкое покрытие на термобарьере вряд ли</text:p>
            <text:p>имеет смысл, ведь и без него изнашиваться</text:p>
            <text:p>термобарьер не должен.</text:p>
          </table:help-message>
          <table:error-message table:message-type="stop" table:display="true"/>
        </table:content-validation>
        <table:content-validation table:name="val40" table:base-cell-address="'Покупные изд.'.A8">
          <table:help-message table:title="Вентилятор 40x40x20мм 24в" table:display="true">
            <text:p>Для охлаждения хотэнда. Обратите внимание, что на</text:p>
            <text:p>коммутационной плате на голове нет возможности</text:p>
            <text:p>установить напряжение питания вентилятора 12в,</text:p>
            <text:p>только 5в или 24в. Поэтому, если вы хотите взять на</text:p>
            <text:p>замену 12в вентилятор, то вам придётся</text:p>
            <text:p>устанавливать на голову еще и понижающий</text:p>
            <text:p>преобразователь.</text:p>
          </table:help-message>
          <table:error-message table:message-type="stop" table:display="true"/>
        </table:content-validation>
        <table:content-validation table:name="val41" table:base-cell-address="'Покупные изд.'.A9">
          <table:help-message table:title="BTT MicroProbe" table:display="true">
            <text:p>Датчик автоуровня, который используется как для</text:p>
            <text:p>парковки, так и для построения карты высот стола.</text:p>
            <text:p>Брать лучше в комплекте с проводами т.к. самому их</text:p>
            <text:p>обжать будет проблематично.</text:p>
          </table:help-message>
          <table:error-message table:message-type="stop" table:display="true"/>
        </table:content-validation>
        <table:content-validation table:name="val42" table:base-cell-address="'Покупные изд.'.A11">
          <table:help-message table:title="Труба алюминиевая 20х20х2мм" table:display="true">
            <text:p>Труба прямоугольного сечения используется в</text:p>
            <text:p>качестве балки оси Х.</text:p>
            <text:p/>
            <text:p>Важно чтобы стенки были плоскими, и толщина была</text:p>
            <text:p>именно 2мм. Если толщина будет отличаться в</text:p>
            <text:p>большую сторону, то не получится надеть трубу на</text:p>
            <text:p>обратную цангу на каретке Y. Если будет тоньше, то</text:p>
            <text:p>надеть трубу на обратную цангу получится, но</text:p>
            <text:p>зафиксировать уже может не получиться.</text:p>
            <text:p>Перемоделировать печатные детали под другую</text:p>
            <text:p>толщину стенки достаточно проблематично т.к.</text:p>
            <text:p>необходимо будет переделывать не только каретки Y,</text:p>
            <text:p>но и каретки X, а также слюнявчики.</text:p>
          </table:help-message>
          <table:error-message table:message-type="stop" table:display="true"/>
        </table:content-validation>
        <table:content-validation table:name="val43" table:base-cell-address="'Покупные изд.'.A12">
          <table:help-message table:title="Рельсы RDBB" table:display="true">
            <text:p>Рельсы от компании RDBB - дешёвые рельсы</text:p>
            <text:p>случайного качества. В большинстве случаев они</text:p>
            <text:p>либо сразу ходят без люфтов/заеданий, либо их</text:p>
            <text:p>легко перебрать используя шарики Z+1. Политика</text:p>
            <text:p>RDBB по замене некачественных рельс мне не</text:p>
            <text:p>известна.</text:p>
          </table:help-message>
          <table:error-message table:message-type="stop" table:display="true"/>
        </table:content-validation>
        <table:content-validation table:name="val44" table:base-cell-address="'Покупные изд.'.A17">
          <table:help-message table:title="Usongshine 17HS4401" table:display="true">
            <text:p>Оптимальный по соотношению амплитуды ряби к</text:p>
            <text:p>цене двигатель. Амлитуда ряби на нём будет</text:p>
            <text:p>немного больше, чем на двигателях Leadshine, к</text:p>
            <text:p>примеру, но меньше, чем у большинства других</text:p>
            <text:p>двигателей, например, распространённых</text:p>
            <text:p>двигателей Stepperonline.</text:p>
          </table:help-message>
          <table:error-message table:message-type="stop" table:display="true"/>
        </table:content-validation>
        <table:content-validation table:name="val45" table:base-cell-address="'Покупные изд.'.A19">
          <table:help-message table:title="Шкив 2GT 40t W10мм ID5мм" table:display="true">
            <text:p>40-зубый шкив под ремень 2GT шириной 10мм</text:p>
            <text:p>(ширина зубчатой части шкива 11мм). Диаметр</text:p>
            <text:p>внутреннего отверстия 5мм.</text:p>
          </table:help-message>
          <table:error-message table:message-type="stop" table:display="true"/>
        </table:content-validation>
        <table:content-validation table:name="val46" table:base-cell-address="'Покупные изд.'.A20">
          <table:help-message table:title="Ремень 2GT W9мм" table:display="true">
            <text:p>Зубчатый ремень 2GT шириной 9мм. Брать строго</text:p>
            <text:p>неопреновый со стекловолоконным кордом (чёрный</text:p>
            <text:p>матовый). Ни в коем случае не брать</text:p>
            <text:p>полиуретановый (ПУ, PU) ремень со стальным</text:p>
            <text:p>кордом т.к. он износится за считанные часы работы</text:p>
            <text:p>принтера. Максимальная температура эксплуатации</text:p>
            <text:p>не особо важна, если только не планируете греть</text:p>
            <text:p>термокамеру до очень высоких температур, для</text:p>
            <text:p>которых VOSTOK не особо приспособлен.</text:p>
          </table:help-message>
          <table:error-message table:message-type="stop" table:display="true"/>
        </table:content-validation>
        <table:content-validation table:name="val47" table:base-cell-address="'Покупные изд.'.A22">
          <table:help-message table:title="Usongshine 17HS4401" table:display="true">
            <text:p>Дешёвый, но хороший двигатель длиной 39мм. Его</text:p>
            <text:p>хватит даже на XL размер принтера. Тем не менее,</text:p>
            <text:p>если вы очень опасаетесь что не хватит, то можете</text:p>
            <text:p>поменять на более длинный мотор с большим</text:p>
            <text:p>крутящим моментом.</text:p>
          </table:help-message>
          <table:error-message table:message-type="stop" table:display="true"/>
        </table:content-validation>
        <table:content-validation table:name="val48" table:base-cell-address="'Покупные изд.'.A23">
          <table:help-message table:title="Шкив 2GT 40t W10мм ID8мм" table:display="true">
            <text:p>40-зубый шкив под ремень 2GT шириной 10мм</text:p>
            <text:p>(ширина зубчатой части шкива 11мм). Диаметр</text:p>
            <text:p>внутреннего отверстия 8мм, под установку на</text:p>
            <text:p>ходовые винты.</text:p>
          </table:help-message>
          <table:error-message table:message-type="stop" table:display="true"/>
        </table:content-validation>
        <table:content-validation table:name="val49" table:base-cell-address="'Покупные изд.'.A24">
          <table:help-message table:title="Шкив 2GT 20t W10мм ID5мм" table:display="true">
            <text:p>20-зубый шкив под ремень 2GT шириной 10мм</text:p>
            <text:p>(ширина зубчатой части шкива 11мм). Диаметр</text:p>
            <text:p>внутреннего отверстия 5мм.</text:p>
            <text:p/>
            <text:p>Возможно использование шкивов с другим</text:p>
            <text:p>количеством зубцов, если это нужно для какой-то</text:p>
            <text:p>цели.</text:p>
          </table:help-message>
          <table:error-message table:message-type="stop" table:display="true"/>
        </table:content-validation>
        <table:content-validation table:name="val50" table:base-cell-address="'Покупные изд.'.A25">
          <table:help-message table:title="Ремень 2GT W9мм кольцевой" table:display="true">
            <text:p>Замкнутый ремень для передачи крутящего момента</text:p>
            <text:p>с мотора оси Z на ходовые винты. Система</text:p>
            <text:p>натяжения имеет очень большой ход, так что длину</text:p>
            <text:p>ремня можно варьировать в достаточно большом</text:p>
            <text:p>диапазоне, в зависимости от наличия в магазинах.</text:p>
            <text:p>Допустимый размер ремня:</text:p>
            <text:p/>
            <text:p>VOSTOK M: от 1460 до 1636 мм</text:p>
            <text:p>VOSTOK L: от 1986 до 2894 мм</text:p>
            <text:p>VOSTOK XL: от 2380 до 3680 мм</text:p>
            <text:p/>
            <text:p>!!! Не рекомендуется приобретать ремень, длина</text:p>
            <text:p>которого будет близка к минимальной или</text:p>
            <text:p>максимальной. По возможности старайтесь</text:p>
            <text:p>приобрести ремень длиной ближе к середине</text:p>
            <text:p>диапазона.</text:p>
          </table:help-message>
          <table:error-message table:message-type="stop" table:display="true"/>
        </table:content-validation>
        <table:content-validation table:name="val51" table:base-cell-address="'Покупные изд.'.A26">
          <table:help-message table:title="Ходовой винт Tr8x8(P2)" table:display="true">
            <text:p>Ходовой винт с трапецеидальной 4-заходной</text:p>
            <text:p>резьбой. Диаметр 8мм, ход (подъём за оборот) 8мм,</text:p>
            <text:p>шаг 2мм.</text:p>
            <text:p/>
            <text:p>Допускается замена на 1 и 2-заходные винты, в</text:p>
            <text:p>зависимости от личных предпочтений.</text:p>
            <text:p/>
            <text:p>Гайки ходовых винтов должны быть с фланцем как у</text:p>
            <text:p>Ender-3. Для использования гаек с круглым фланцем</text:p>
            <text:p>придётся перемоделировать каретки Z. Также</text:p>
            <text:p>возможно использовать гаек, совмещённых с муфтой</text:p>
            <text:p>Олдэма, или с отдельными муфтами Олдэма.</text:p>
          </table:help-message>
          <table:error-message table:message-type="stop" table:display="true"/>
        </table:content-validation>
        <table:content-validation table:name="val52" table:base-cell-address="'Покупные изд.'.A30">
          <table:help-message table:title="Пружина OD8мм L25мм" table:display="true">
            <text:p>Используются для крепления стола. Рекомендуется</text:p>
            <text:p>брать пружины пожёстче т.к. это позволит легче</text:p>
            <text:p>выправлять стол.</text:p>
          </table:help-message>
          <table:error-message table:message-type="stop" table:display="true"/>
        </table:content-validation>
        <table:content-validation table:name="val53" table:base-cell-address="'Покупные изд.'.A31">
          <table:help-message table:title="Каретка Openbuilds в сборе" table:display="true">
            <text:p>Необходимо будет перебрать эти каретки так, чтобы</text:p>
            <text:p>осталось по 3 колеса треугольником. Подробнее</text:p>
            <text:p>можно посмотреть открыв сборку VOSTOK'а. При</text:p>
            <text:p>переборке обратите, что головки винтов должны быть</text:p>
            <text:p>с противоположной от колёс стороны.</text:p>
          </table:help-message>
          <table:error-message table:message-type="stop" table:display="true"/>
        </table:content-validation>
        <table:content-validation table:name="val54" table:base-cell-address="'Покупные изд.'.A33">
          <table:help-message table:title="Лист АМг2 4мм" table:display="true">
            <text:p>Листы, которые используются как заготовки при</text:p>
            <text:p>производстве плиты стола. АМг2 выбран как</text:p>
            <text:p>дешёвый и распространённый материал. По</text:p>
            <text:p>желанию можно выбрать другой алюминиевый</text:p>
            <text:p>сплав, разницы особой не будет.</text:p>
            <text:p/>
            <text:p>Обратите внимание, что, если вдоль оси Х размер</text:p>
            <text:p>листа соответствует размеру базовой области печати,</text:p>
            <text:p>то вдоль оси Y лист должен быть на 50мм больше.</text:p>
            <text:p>Припуск используется для более равномерного</text:p>
            <text:p>прогрева краёв, совместимости разных печатающих</text:p>
            <text:p>голов между собой, а также для крепления жёстких</text:p>
            <text:p>покрытий стола (стекло, FR-4 и т.п.)</text:p>
          </table:help-message>
          <table:error-message table:message-type="stop" table:display="true"/>
        </table:content-validation>
        <table:content-validation table:name="val55" table:base-cell-address="'Покупные изд.'.A36">
          <table:help-message table:title="Плита стола" table:display="true">
            <text:p>Произведённая на заказ плита стола. Поставляется в</text:p>
            <text:p>нужном размере и со всеми необходимыми</text:p>
            <text:p>отверстиями.</text:p>
          </table:help-message>
          <table:error-message table:message-type="stop" table:display="true"/>
        </table:content-validation>
        <table:content-validation table:name="val56" table:base-cell-address="'Покупные изд.'.A39">
          <table:help-message table:title="Силиконовая грелка" table:display="true">
            <text:p>Силиконовая грелка должна быть произведена</text:p>
            <text:p>согласно чертежам из документации принтера. У</text:p>
            <text:p>указанного производителя грелки соответствуют этим</text:p>
            <text:p>чертежам. У других производителей надо будет</text:p>
            <text:p>связываться с ними и договариваться о производстве</text:p>
            <text:p>согласно чертежу.</text:p>
          </table:help-message>
          <table:error-message table:message-type="stop" table:display="true"/>
        </table:content-validation>
        <table:content-validation table:name="val57" table:base-cell-address="'Покупные изд.'.A43">
          <table:help-message table:title="BTT Octopus V1.1 + 8xTMC2209" table:display="true">
            <text:p>Материнская плата принтера. В качестве</text:p>
            <text:p>основного варианта предлагается использовать</text:p>
            <text:p>BTT Octopus с комплектом TMC2209 т.к. это</text:p>
            <text:p>оптимум по совокупности надёжности,</text:p>
            <text:p>функциональности и цены.</text:p>
            <text:p/>
            <text:p>По желанию, можно использовать другую</text:p>
            <text:p>материнскую плату. Минимальные требования:</text:p>
            <text:p>- 7 драйверов;</text:p>
            <text:p>- 2 разъёма для хотэндов;</text:p>
            <text:p>- Разъём для стола любой мощности;</text:p>
            <text:p>- 4 разъёма для вентиляторов;</text:p>
            <text:p>- 3 разъёма для термисторов;</text:p>
            <text:p>- 4 разъёма для концевиков;</text:p>
            <text:p>- Разъём для BLTouch или возможность подключить его в другие разъёмы.</text:p>
          </table:help-message>
          <table:error-message table:message-type="stop" table:display="true"/>
        </table:content-validation>
        <table:content-validation table:name="val58" table:base-cell-address="'Покупные изд.'.A45">
          <table:help-message table:title="BTT Pi v1.2" table:display="true">
            <text:p>Одноплатный компьютер для установки</text:p>
            <text:p>управляющей части Klipper'а.</text:p>
            <text:p/>
            <text:p>Возможно заменить на другое устройство, способное</text:p>
            <text:p>выполнять те же задачи. При этом надо будет</text:p>
            <text:p>отдельно позаботиться о питании этого устройства,</text:p>
            <text:p>так как по базовому проекту никаких 5в блоков</text:p>
            <text:p>питания или понижающих преобразователей не</text:p>
            <text:p>предусмотрено (BTT Pi питается от 12/24в).</text:p>
          </table:help-message>
          <table:error-message table:message-type="stop" table:display="true"/>
        </table:content-validation>
        <table:content-validation table:name="val59" table:base-cell-address="'Покупные изд.'.A10">
          <table:help-message table:title="Fly MiniAB" table:display="true">
            <text:p>Коммутационная плата на печатающую голову.</text:p>
            <text:p>Полностью пассивная, поэтому можно не</text:p>
            <text:p>беспокоиться по поводу её перегрева в активной</text:p>
            <text:p>термокамере.</text:p>
            <text:p/>
            <text:p>Возможно заменить на BTT Piggyback без особых</text:p>
            <text:p>доработок. На BTT EBB и подобные активные платы</text:p>
            <text:p>менять не рекомендуется т.к., хоть они и встанут, но</text:p>
            <text:p>немного уменьшат область печати, если не</text:p>
            <text:p>переделывать крепления, а также могут</text:p>
            <text:p>перегреваться в активной термокамере.</text:p>
          </table:help-message>
          <table:error-message table:message-type="stop" table:display="true"/>
        </table:content-validation>
        <table:content-validation table:name="val60" table:base-cell-address="'Покупные изд.'.A48">
          <table:help-message table:title="MeanWell LRS-350-24" table:display="true">
            <text:p>Блок питания. Несмотря на то, что стол запитывается</text:p>
            <text:p>не от блока питания, всё равно рекомендуется не</text:p>
            <text:p>скупиться и брать БП с запасом мощности т.к. 2</text:p>
            <text:p>хотэнда + ws7040 в пике могут потреблять</text:p>
            <text:p>достаточно много.</text:p>
            <text:p/>
            <text:p>Если будет беспокоить шум от штатного вентилятора,</text:p>
            <text:p>то его можно заменить на более тихий. Докупать его</text:p>
            <text:p>придётся отдельно.</text:p>
          </table:help-message>
          <table:error-message table:message-type="stop" table:display="true"/>
        </table:content-validation>
        <table:content-validation table:name="val61" table:base-cell-address="'Покупные изд.'.A50">
          <table:help-message table:title="Твердотельное реле" table:display="true">
            <text:p>2 твердотельных реле для подключения стола 220в</text:p>
          </table:help-message>
          <table:error-message table:message-type="stop" table:display="true"/>
        </table:content-validation>
        <table:content-validation table:name="val62" table:base-cell-address="'Покупные изд.'.A51">
          <table:help-message table:title="WAGO 222-415" table:display="true">
            <text:p>Используются для коммутации 220в линии в</text:p>
            <text:p>принтере.</text:p>
          </table:help-message>
          <table:error-message table:message-type="stop" table:display="true"/>
        </table:content-validation>
        <table:content-validation table:name="val63" table:base-cell-address="'Покупные изд.'.A52">
          <table:help-message table:title="YD-003" table:display="true">
            <text:p>2шт. устанавливаются на головы для парковки вдоль</text:p>
            <text:p>оси X, еще 2шт. устанавливаются в приводы XY и WY</text:p>
            <text:p>для парковки оси Y. Можно заменить на любой</text:p>
            <text:p>аналогичный концевик без металлической качалки.</text:p>
          </table:help-message>
          <table:error-message table:message-type="stop" table:display="true"/>
        </table:content-validation>
        <table:content-validation table:name="val64" table:base-cell-address="'Покупные изд.'.A53">
          <table:help-message table:title="DIN рейка" table:display="true">
            <text:p>Для сборки отсека электроники. Если вы планируете</text:p>
            <text:p>устанвливать компоненты напрямую на среднюю</text:p>
            <text:p>панель зашивки, то не нужны.</text:p>
          </table:help-message>
          <table:error-message table:message-type="stop" table:display="true"/>
        </table:content-validation>
        <table:content-validation table:name="val65" table:base-cell-address="'Покупные изд.'.A55">
          <table:help-message table:title="Вентилятор 200х200мм" table:display="true">
            <text:p>Для охлаждения отсека электроники. Заменить на</text:p>
            <text:p>вентиляторы меньшего размера нельзя без</text:p>
            <text:p>переделки дверцы отсека электроники.</text:p>
          </table:help-message>
          <table:error-message table:message-type="stop" table:display="true"/>
        </table:content-validation>
        <table:content-validation table:name="val66" table:base-cell-address="'Покупные изд.'.A57">
          <table:help-message table:title="ws7040 24в" table:display="true">
            <text:p>Используется для охлаждения печатаемой детали.</text:p>
            <text:p>Один компрессор разделяется на 2 печатающие</text:p>
            <text:p>головы.</text:p>
          </table:help-message>
          <table:error-message table:message-type="stop" table:display="true"/>
        </table:content-validation>
        <table:content-validation table:name="val67" table:base-cell-address="'Покупные изд.'.A58">
          <table:help-message table:title="Шланг CPAP ID15мм" table:display="true">
            <text:p>Важно покупать именно с внутренним диаметром</text:p>
            <text:p>15мм и законцовками как у того, который указан по</text:p>
            <text:p>ссылке. Другие шланги не подойдут без переделки</text:p>
            <text:p>печатающей головы и разветвителя.</text:p>
          </table:help-message>
          <table:error-message table:message-type="stop" table:display="true"/>
        </table:content-validation>
        <table:content-validation table:name="val68" table:base-cell-address="'Покупные изд.'.A59">
          <table:help-message table:title="Носок Volcano" table:display="true">
            <text:p>Используется для изготовления ламелей для</text:p>
            <text:p>слюнявчиков. Одного носка хватает на комплект</text:p>
            <text:p>целиком, но без запаса. Вместо вулкановского носка</text:p>
            <text:p>можно использовать любой другой, но, возможно, на</text:p>
            <text:p>комплект потребуется уже 2 носка.</text:p>
          </table:help-message>
          <table:error-message table:message-type="stop" table:display="true"/>
        </table:content-validation>
        <table:content-validation table:name="val69" table:base-cell-address="'Покупные изд.'.A60">
          <table:help-message table:title="PTFE трубка 2х4мм" table:display="true">
            <text:p>Используется для сборки печатающей головы, а</text:p>
            <text:p>также для подачи пластика от держателей катушек до</text:p>
            <text:p>печатающей головы. Не рекомендуется брать FEP</text:p>
            <text:p>трубку.</text:p>
          </table:help-message>
          <table:error-message table:message-type="stop" table:display="true"/>
        </table:content-validation>
        <table:content-validation table:name="val70" table:base-cell-address="'Покупные изд.'.A61">
          <table:help-message table:title="Пружинная проволока D1.0мм 5м" table:display="true">
            <text:p>Используется для того, чтобы кабели и трубки, идущие на печатающую голову, не проваливались в область печати</text:p>
          </table:help-message>
          <table:error-message table:message-type="stop" table:display="true"/>
        </table:content-validation>
        <table:content-validation table:name="val71" table:base-cell-address="'Покупные изд.'.A62">
          <table:help-message table:title="Фиттинг" table:display="true">
            <text:p>Для сборки печатающей головы и держателей катушек.</text:p>
          </table:help-message>
          <table:error-message table:message-type="stop" table:display="true"/>
        </table:content-validation>
        <table:content-validation table:name="val72" table:base-cell-address="'Покупные изд.'.F1">
          <table:help-message table:title="Единиц / Длина" table:display="true">
            <text:p>Для товаров, продающихся поштучно - количетство</text:p>
            <text:p>единиц этого товара.</text:p>
            <text:p/>
            <text:p>Для товаров, продающихся погонажно - длина в</text:p>
            <text:p>миллиметрах.</text:p>
          </table:help-message>
          <table:error-message table:message-type="stop" table:display="true"/>
        </table:content-validation>
        <table:content-validation table:name="val73" table:base-cell-address="'Покупные изд.'.I1">
          <table:help-message table:title="Цена единицы" table:display="true">
            <text:p>Для товаров, продающихся поштучно - стоимость 1</text:p>
            <text:p>единицы.</text:p>
            <text:p/>
            <text:p>Для товаров, продающихся погонажно - стоимость 1</text:p>
            <text:p>миллиметра.</text:p>
            <text:p/>
            <text:p>Эта цена учитывает изменение курса относительно</text:p>
            <text:p>того, который был актуален на момент составления</text:p>
            <text:p>спецификации.</text:p>
            <text:p/>
            <text:p>Изменение значений в этом столбце влияет на</text:p>
            <text:p>расчёт общей стоимости товара и стоимости</text:p>
            <text:p>принтера в целом.</text:p>
          </table:help-message>
          <table:error-message table:message-type="stop" table:display="true"/>
        </table:content-validation>
        <table:content-validation table:name="val74" table:base-cell-address="'Покупные изд.'.J1">
          <table:help-message table:title="Цена итого" table:display="true">
            <text:p>Суммарная цена всех единиц товара.</text:p>
            <text:p/>
            <text:p>Изменение значений в этом столбце влияет на</text:p>
            <text:p>расчёт общей стоимости принтера.</text:p>
          </table:help-message>
          <table:error-message table:message-type="stop" table:display="true"/>
        </table:content-validation>
        <table:content-validation table:name="val75" table:base-cell-address="'Покупные изд.'.L1">
          <table:help-message table:title="Ссылки" table:display="true">
            <text:p>Ссылки даны для ознакомления. Товары</text:p>
            <text:p>подбирались исходя из принципа "максимальное</text:p>
            <text:p>качество за минимальные деньги". Если какой-то</text:p>
            <text:p>товар закончился или не устраивает вас, то вы</text:p>
            <text:p>можете заменить его на аналогичный. Главное</text:p>
            <text:p>убедиться, что это действительно аналогичный</text:p>
            <text:p>товар, а не какой-то похожий, но отличающийся.</text:p>
          </table:help-message>
          <table:error-message table:message-type="stop" table:display="true"/>
        </table:content-validation>
        <table:content-validation table:name="val76" table:base-cell-address="'Стандартные изд.'.A1">
          <table:error-message table:message-type="stop" table:display="true"/>
        </table:content-validation>
        <table:content-validation table:name="val77" table:base-cell-address="'Стандартные изд.'.D1">
          <table:help-message table:title="Длина / Толщина" table:display="true">
            <text:p>Длина винта или толщина шайбы/магнита.</text:p>
          </table:help-message>
          <table:error-message table:message-type="stop" table:display="true"/>
        </table:content-validation>
        <table:content-validation table:name="val78" table:base-cell-address="'Стандартные изд.'.J1">
          <table:help-message table:title="Количество" table:display="true">
            <text:p>Количество, которое необходимо купить. Включает в</text:p>
            <text:p>себя запас стандартных изделий, указываемый на</text:p>
            <text:p>странице настроек.</text:p>
            <text:p/>
            <text:p>Изменение значений в этом столбце влияет на</text:p>
            <text:p>расчёт стоимости.</text:p>
          </table:help-message>
          <table:error-message table:message-type="stop" table:display="true"/>
        </table:content-validation>
        <table:content-validation table:name="val79" table:base-cell-address="'Стандартные изд.'.K1">
          <table:help-message table:title="Цена единицы" table:display="true">
            <text:p>Цена одного экземпляра.</text:p>
            <text:p/>
            <text:p>Изменение значений в этом столбце влияет на</text:p>
            <text:p>расчёт общей стоимости стандартных изделий и</text:p>
            <text:p>принтера в целом.</text:p>
          </table:help-message>
          <table:error-message table:message-type="stop" table:display="true"/>
        </table:content-validation>
        <table:content-validation table:name="val80" table:base-cell-address="'Стандартные изд.'.L1">
          <table:help-message table:title="Цена итого" table:display="true">
            <text:p>Суммарная стоимость всех экземпляров каждой</text:p>
            <text:p>детали.</text:p>
            <text:p/>
            <text:p>Изменение значений в этом столбце влияет на</text:p>
            <text:p>расчёт общей стоимости принтера.</text:p>
          </table:help-message>
          <table:error-message table:message-type="stop" table:display="true"/>
        </table:content-validation>
        <table:content-validation table:name="val81" table:base-cell-address="'Стандартные изд.'.M1">
          <table:help-message table:title="Ссылки" table:display="true">
            <text:p>Ссылки указаны для ознакомления. В зависимости от</text:p>
            <text:p>личных предпочтений, можно покупать более</text:p>
            <text:p>качественные или более дешёвые винты.</text:p>
            <text:p>Конструкция принтера сделана так, что нигде не</text:p>
            <text:p>требуется высокий класс прочности винтов. Поэтому</text:p>
            <text:p>пойдут даже самый простые. Главное чтобы у них по</text:p>
            <text:p>ходу эксплуатации не слизало шлицы.</text:p>
          </table:help-message>
          <table:error-message table:message-type="stop" table:display="true"/>
        </table:content-validation>
        <table:content-validation table:name="val82" table:base-cell-address="'Печатные изд.'.H1">
          <table:help-message table:title="Количество" table:display="true">
            <text:p>Какое количество деталей необходимо распечатать</text:p>
            <text:p>для сборки принтера в выбранной конфигурации.</text:p>
            <text:p/>
            <text:p>Изменение данных в этом столбце влияет на расчёт</text:p>
            <text:p>массы деталей и их цену.</text:p>
          </table:help-message>
          <table:error-message table:message-type="stop" table:display="true"/>
        </table:content-validation>
        <table:content-validation table:name="val83" table:base-cell-address="'Печатные изд.'.M1">
          <table:help-message table:title="Филамент" table:display="true">
            <text:p>Каким филаментом печатать деталь.</text:p>
            <text:p/>
            <text:p>Изменение значения в этом столбце влияет на</text:p>
            <text:p>расчёт необходимой массы филамента и общей</text:p>
            <text:p>стоимости деталей.</text:p>
          </table:help-message>
          <table:error-message table:message-type="stop" table:display="true"/>
        </table:content-validation>
        <table:content-validation table:name="val84" table:condition="of:cell-content-is-in-list(&quot;Основной&quot;;&quot;Дешёвый&quot;;&quot;Эластомер&quot;)" table:allow-empty-cell="false" table:display-list="unsorted" table:base-cell-address="'Печатные изд.'.M118">
          <table:help-message table:title="Филамент" table:display="true">
            <text:p>Каким филаментом печатать деталь.</text:p>
            <text:p/>
            <text:p>Изменение значения в этом столбце влияет на</text:p>
            <text:p>расчёт необходимой массы филамента и общей</text:p>
            <text:p>стоимости деталей.</text:p>
          </table:help-message>
          <table:error-message table:message-type="stop" table:display="true"/>
        </table:content-validation>
        <table:content-validation table:name="val85" table:condition="of:cell-content-is-in-list(&quot;Основной&quot;;&quot;Лучше&quot;;&quot;Дешевле&quot;;&quot;Эластомер&quot;)" table:allow-empty-cell="false" table:display-list="unsorted" table:base-cell-address="'Печатные изд.'.M4">
          <table:help-message table:title="Филамент" table:display="true">
            <text:p>Каким филаментом печатать деталь.</text:p>
            <text:p/>
            <text:p>Изменение значения в этом столбце влияет на</text:p>
            <text:p>расчёт необходимой массы филамента и общей</text:p>
            <text:p>стоимости деталей.</text:p>
          </table:help-message>
          <table:error-message table:message-type="stop" table:display="true"/>
        </table:content-validation>
        <table:content-validation table:name="val86" table:base-cell-address="'Печатные изд.'.O1">
          <table:help-message table:title="Масса итого" table:display="true">
            <text:p>Суммарная масса всех экземпляров детали с учётом</text:p>
            <text:p>запаса филамента.</text:p>
            <text:p/>
            <text:p>Исправление значений в данном столбце не</text:p>
            <text:p>повлияет на расчёт необходимого количества</text:p>
            <text:p>филамента и цены деталей.</text:p>
          </table:help-message>
          <table:error-message table:message-type="stop" table:display="true"/>
        </table:content-validation>
        <table:content-validation table:name="val87" table:base-cell-address="'Печатные изд.'.V1">
          <table:help-message table:title="Цена итого" table:display="true">
            <text:p>Суммарная цена всех экземпляров данной детали с</text:p>
            <text:p>учётом запаса филамента.</text:p>
            <text:p/>
            <text:p>Исправление значений в данном столбце не</text:p>
            <text:p>повлияет на расчёт общей цены печатных деталей.</text:p>
          </table:help-message>
          <table:error-message table:message-type="stop" table:display="true"/>
        </table:content-validation>
        <table:content-validation table:name="val88" table:base-cell-address="'Печатные изд.'.AA1">
          <table:help-message table:title="Настройки печати" table:display="true">
            <text:p>Рекомендуемый пресет настроек для печати. При</text:p>
            <text:p>желании можно использовать более жёсткий</text:p>
            <text:p>относительно прочности деталей. Использовать</text:p>
            <text:p>более мягкие нежелательно.</text:p>
            <text:p/>
            <text:p>Макс. прочность:</text:p>
            <text:p>- Толщина стенок 3мм;</text:p>
            <text:p>- 100% плотность заполнения;</text:p>
            <text:p>- Ширина линии 150% от ø сопла;</text:p>
            <text:p>- Толщина слоя 50% от ø сопла;</text:p>
            <text:p>- Скорость печати и обдув как можно ниже.</text:p>
            <text:p/>
            <text:p>Умеренная прочность:</text:p>
            <text:p>- Толщина стенок 2мм;</text:p>
            <text:p>- Заполнение 10% прямолинейное;</text:p>
            <text:p>- Ширина линии 150% от ø сопла;</text:p>
            <text:p>- Толщина слоя 50% от ø сопла.</text:p>
            <text:p/>
            <text:p>Экономия материала:</text:p>
            <text:p>- 2 периметра;</text:p>
            <text:p>- Заполнение 10% прямолинейное.</text:p>
            <text:p/>
            <text:p>Другое - на усмотрение пользователя.</text:p>
          </table:help-message>
          <table:error-message table:message-type="stop" table:display="true"/>
        </table:content-validation>
        <table:content-validation table:name="val89" table:condition="of:cell-content-is-in-list(&quot;Макс. прочность&quot;;&quot;Умеренная прочность&quot;;&quot;Экономия материала&quot;;&quot;Другое&quot;;&quot;-&quot;)" table:allow-empty-cell="true" table:display-list="unsorted" table:base-cell-address="'Печатные изд.'.AA118">
          <table:help-message table:title="Настройки печати" table:display="true">
            <text:p>Рекомендуемый пресет настроек для печати</text:p>
            <text:p/>
            <text:p>Макс. прочность:</text:p>
            <text:p>- Толщина стенок 3+мм;</text:p>
            <text:p>- 100% плотность заполнения;</text:p>
            <text:p>- Ширина линии 150% от ø сопла;</text:p>
            <text:p>- Толщина слоя 50% от ø сопла;</text:p>
            <text:p>- Скорость печати и обдув как можно ниже.</text:p>
            <text:p/>
            <text:p>Умеренная прочность:</text:p>
            <text:p>- Толщина стенок 3+мм;</text:p>
            <text:p>- Заполнение 10% прямолинейное;</text:p>
            <text:p>- Ширина линии 150% от ø сопла;</text:p>
            <text:p>- Толщина слоя 50% от ø сопла.</text:p>
            <text:p/>
            <text:p>Экономия материала:</text:p>
            <text:p>- 2 периметра;</text:p>
            <text:p>- Заполнение 10% прямолинейное.</text:p>
            <text:p/>
            <text:p>Другое - на усмотрение пользователя.</text:p>
          </table:help-message>
          <table:error-message table:message-type="stop" table:display="true"/>
        </table:content-validation>
        <table:content-validation table:name="val90" table:condition="of:cell-content-is-in-list(&quot;Макс. прочность&quot;;&quot;Умеренная прочность&quot;;&quot;Экономия материала&quot;;&quot;Другое&quot;;&quot;-&quot;)" table:allow-empty-cell="true" table:display-list="unsorted" table:base-cell-address="'Печатные изд.'.AA4">
          <table:help-message table:title="Настройки печати" table:display="true">
            <text:p>Рекомендуемый пресет настроек для печати. При</text:p>
            <text:p>желании можно использовать более жёсткий</text:p>
            <text:p>относительно прочности деталей. Использовать</text:p>
            <text:p>более мягкие нежелательно.</text:p>
            <text:p/>
            <text:p>Макс. прочность:</text:p>
            <text:p>- Толщина стенок 3мм;</text:p>
            <text:p>- 100% плотность заполнения;</text:p>
            <text:p>- Ширина линии 150% от ø сопла;</text:p>
            <text:p>- Толщина слоя 50% от ø сопла;</text:p>
            <text:p>- Скорость печати и обдув как можно ниже.</text:p>
            <text:p/>
            <text:p>Умеренная прочность:</text:p>
            <text:p>- Толщина стенок 2мм;</text:p>
            <text:p>- Заполнение 10% прямолинейное;</text:p>
            <text:p>- Ширина линии 150% от ø сопла;</text:p>
            <text:p>- Толщина слоя 50% от ø сопла.</text:p>
            <text:p/>
            <text:p>Экономия материала:</text:p>
            <text:p>- 2 периметра;</text:p>
            <text:p>- Заполнение 10% прямолинейное.</text:p>
            <text:p/>
            <text:p>Другое - на усмотрение пользователя.</text:p>
          </table:help-message>
          <table:error-message table:message-type="stop" table:display="true"/>
        </table:content-validation>
        <table:content-validation table:name="val91" table:base-cell-address="Профиль.A2">
          <table:help-message table:title="Профиль алюминиевый" table:display="true">
            <text:p>Цена указана без сверления и нарезания резьбы,</text:p>
            <text:p>предполагается что вы это будете делать</text:p>
            <text:p>самостоятельно. Координаты и размер отверстий, а</text:p>
            <text:p>также в каких профилях и где нарезать резьбу,</text:p>
            <text:p>указано в чертежах.</text:p>
          </table:help-message>
          <table:error-message table:message-type="stop" table:display="true"/>
        </table:content-validation>
        <table:content-validation table:name="val92" table:condition="of:cell-content-is-in-list(&quot;2020 T-slot&quot;;&quot;2020 V-slot&quot;;&quot;2060 T-slot&quot;)" table:allow-empty-cell="true" table:display-list="unsorted" table:base-cell-address="Профиль.C2">
          <table:error-message table:message-type="stop" table:display="true"/>
        </table:content-validation>
        <table:content-validation table:name="val93" table:base-cell-address="Проводка.A4">
          <table:help-message table:title="Кабель гибкий 26AWG 20C" table:display="true">
            <text:p>Кабель для подключения коммутационных плат на</text:p>
            <text:p>печатающих головах к материнской плате. На плюс и</text:p>
            <text:p>минус хотэнда объединяется по 3 провода, чтобы</text:p>
            <text:p>кабель не грелся даже в термокамере при</text:p>
            <text:p>максимальной нагрузке на хотэнд.</text:p>
          </table:help-message>
          <table:error-message table:message-type="stop" table:display="true"/>
        </table:content-validation>
        <table:content-validation table:name="val94" table:base-cell-address="Проводка.A5">
          <table:help-message table:title="Провод многожильный 26AWG" table:display="true">
            <text:p>Провод многожильный гибкий сечением 0.13мм^2.</text:p>
            <text:p>Можно заменить на МГТФ. Указана общая длина</text:p>
            <text:p>всех проводов. Если хотите разные потребители</text:p>
            <text:p>подключать проводами разного цвета, то покупайте</text:p>
            <text:p>несколько проводов разного цвета, общей длиной как</text:p>
            <text:p>указано.</text:p>
            <text:p/>
            <text:p>Используется для подключения:</text:p>
            <text:p>- Двигателей осей XWYZ;</text:p>
            <text:p>- Управления реле стола;</text:p>
            <text:p>- Концевиков оси Y;</text:p>
            <text:p>- Удлинение части проводов драйвера ws7040.</text:p>
          </table:help-message>
          <table:error-message table:message-type="stop" table:display="true"/>
        </table:content-validation>
        <table:content-validation table:name="val95" table:base-cell-address="Проводка.A6">
          <table:help-message table:title="Провод многожильный 20AWG" table:display="true">
            <text:p>Провод многожильный гибкий сечением 0,52мм^2.</text:p>
            <text:p>Можно заменить на МГТФ. Указана общая длина</text:p>
            <text:p>всех проводов. Если хотите разные потребители</text:p>
            <text:p>подключать проводами разного цвета, то покупайте</text:p>
            <text:p>несколько проводов разного цвета, общей длиной как</text:p>
            <text:p>указано.</text:p>
            <text:p/>
            <text:p>Используется для подключения:</text:p>
            <text:p>- Блока коммутации 220в к розетке;</text:p>
            <text:p>- Блока питания к блоку коммутации;</text:p>
            <text:p>- Материнской платы к блоку питания;</text:p>
            <text:p>- BTT Pi к блоку питания;</text:p>
            <text:p>- Удлинения части проводов драйвера ws7040.</text:p>
          </table:help-message>
          <table:error-message table:message-type="stop" table:display="true"/>
        </table:content-validation>
        <table:content-validation table:name="val96" table:base-cell-address="Проводка.A7">
          <table:help-message table:title="Провод USB type-A - type-C 500мм" table:display="true">
            <text:p>Используется для подключения материнской платы к</text:p>
            <text:p>одноплатному компьютеру. В случае, если</text:p>
            <text:p>планируете подключать одноплатник по UART, то</text:p>
            <text:p>USB кабель не нужен.</text:p>
          </table:help-message>
          <table:error-message table:message-type="stop" table:display="true"/>
        </table:content-validation>
        <table:content-validation table:name="val97" table:base-cell-address="Проводка.A9">
          <table:help-message table:title="Разъёмы xh2.54" table:display="true">
            <text:p>Используются для подключения потребителей к</text:p>
            <text:p>материнской плате принтера.</text:p>
          </table:help-message>
          <table:error-message table:message-type="stop" table:display="true"/>
        </table:content-validation>
        <table:content-validation table:name="val98" table:base-cell-address="Проводка.A14">
          <table:help-message table:title="Разъёмы ph2.0" table:display="true">
            <text:p>Используются для подключения потребителей на</text:p>
            <text:p>печатных головах к коммутационным платам Fly</text:p>
            <text:p>MiniAB.</text:p>
            <text:p/>
            <text:p>Так как в комплекте с MiniAB уже есть все нужные</text:p>
            <text:p>разъёмы, то рассчитан только запас на случай</text:p>
            <text:p>неудачной обжимки, поломки разъёмов и т.д.</text:p>
          </table:help-message>
          <table:error-message table:message-type="stop" table:display="true"/>
        </table:content-validation>
        <table:content-validation table:name="val99" table:base-cell-address="Проводка.A18">
          <table:help-message table:title="Пины 43030 для Micro-Fit 50шт" table:display="true">
            <text:p>Запасные пины для разъёма 43025 на FLY MiniAB.</text:p>
          </table:help-message>
          <table:error-message table:message-type="stop" table:display="true"/>
        </table:content-validation>
        <table:content-validation table:name="val100" table:base-cell-address="Проводка.A19">
          <table:help-message table:title="Розетка 220в 15А" table:display="true">
            <text:p>Используется для ввода 220в в принтер.</text:p>
            <text:p>Поставляется с проводами и разъёмами.</text:p>
          </table:help-message>
          <table:error-message table:message-type="stop" table:display="true"/>
        </table:content-validation>
        <table:content-validation table:name="val101" table:base-cell-address="Расчёты.C1">
          <table:help-message table:title="Материал" table:display="true">
            <text:p>АКП - алюмокомпозит. Пластиковый лист,</text:p>
            <text:p>обклеенный тонкими листами алюминия с двух</text:p>
            <text:p>сторон. Лёгкий, достаточно прочный и жёсткий,</text:p>
            <text:p>относительно дешёвый.</text:p>
            <text:p/>
            <text:p>АМг2 - алюминиевый сплав. Дороже, тяжелее, но</text:p>
            <text:p>жёстче.</text:p>
            <text:p/>
            <text:p>ПК - поликарбонат. Прозрачный, достаточно прочный</text:p>
            <text:p>и жёсткий материал.</text:p>
            <text:p/>
            <text:p>Обратите внимание, что толщина материала может</text:p>
            <text:p>варьироваться +/- 10%.</text:p>
          </table:help-message>
          <table:error-message table:message-type="stop" table:display="true"/>
        </table:content-validation>
        <table:content-validation table:name="val102" table:base-cell-address="Расчёты.I1">
          <table:help-message table:title="Цена единицы" table:display="true">
            <text:p>Цена одной панели</text:p>
          </table:help-message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66"/>
        <table:table-column table:style-name="co4" table:number-columns-repeated="4" table:default-cell-style-name="ce10"/>
        <table:table-column table:style-name="co4" table:number-columns-repeated="11"/>
        <table:table-column table:style-name="co5" table:number-columns-repeated="16366"/>
        <table:table-row table:style-name="ro1">
          <table:table-cell table:style-name="ce1" office:value-type="string" calcext:value-type="string" table:number-columns-spanned="3" table:number-rows-spanned="1">
            <text:p>Выбор конфигурации</text:p>
          </table:table-cell>
          <table:covered-table-cell table:number-columns-repeated="2" table:style-name="ce16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Типоразмер:</text:p>
          </table:table-cell>
          <table:table-cell table:style-name="ce24" table:content-validation-name="val18" office:value-type="string" calcext:value-type="string" table:number-columns-spanned="2" table:number-rows-spanned="1">
            <text:p>M</text:p>
          </table:table-cell>
          <table:covered-table-cell table:style-name="ce59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Хотэнд:</text:p>
          </table:table-cell>
          <table:table-cell table:style-name="ce24" table:content-validation-name="val19" office:value-type="string" calcext:value-type="string" table:number-columns-spanned="2" table:number-rows-spanned="1">
            <text:p>CHC XL</text:p>
          </table:table-cell>
          <table:covered-table-cell table:style-name="ce59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Расположение розетки</text:p>
          </table:table-cell>
          <table:table-cell table:style-name="ce25" table:content-validation-name="val20" office:value-type="string" calcext:value-type="string" table:number-columns-spanned="2" table:number-rows-spanned="1">
            <text:p>Слева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Материал зашивки</text:p>
          </table:table-cell>
          <table:table-cell table:style-name="ce25" table:content-validation-name="val21" office:value-type="string" calcext:value-type="string" table:number-columns-spanned="2" table:number-rows-spanned="1">
            <text:p>АКП + ПК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Плита стола</text:p>
          </table:table-cell>
          <table:table-cell table:style-name="ce25" table:content-validation-name="val22" office:value-type="string" calcext:value-type="string" table:number-columns-spanned="2" table:number-rows-spanned="1">
            <text:p>Самодельная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Коммутационная плата</text:p>
          </table:table-cell>
          <table:table-cell table:style-name="ce25" table:content-validation-name="val23" office:value-type="string" calcext:value-type="string" table:number-columns-spanned="2" table:number-rows-spanned="1">
            <text:p>Fly MiniAB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Моторы XWY</text:p>
          </table:table-cell>
          <table:table-cell table:style-name="ce25" table:content-validation-name="val24" office:value-type="string" calcext:value-type="string" table:number-columns-spanned="2" table:number-rows-spanned="1">
            <text:p>Usongshine 17HS4401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Питание моторов XWY</text:p>
          </table:table-cell>
          <table:table-cell table:style-name="ce25" table:content-validation-name="val25" office:value-type="string" calcext:value-type="string" table:number-columns-spanned="2" table:number-rows-spanned="1">
            <text:p>24в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Крепление блоков питания</text:p>
          </table:table-cell>
          <table:table-cell table:style-name="ce25" table:content-validation-name="val26" office:value-type="string" calcext:value-type="string" table:number-columns-spanned="2" table:number-rows-spanned="1">
            <text:p>Все вертикально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1" office:value-type="string" calcext:value-type="string" table:number-columns-spanned="3" table:number-rows-spanned="1">
            <text:p>Настройки филамента</text:p>
          </table:table-cell>
          <table:covered-table-cell table:style-name="ce16"/>
          <table:covered-table-cell table:style-name="ce56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4" office:value-type="string" calcext:value-type="string">
            <text:p>Назначение</text:p>
          </table:table-cell>
          <table:table-cell table:style-name="ce4" office:value-type="string" calcext:value-type="string">
            <text:p>Плотность</text:p>
          </table:table-cell>
          <table:table-cell table:style-name="ce4" office:value-type="string" calcext:value-type="string">
            <text:p>Цена/кг</text:p>
          </table:table-cell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Основной</text:p>
          </table:table-cell>
          <table:table-cell table:style-name="ce26" table:content-validation-name="val27" office:value-type="float" office:value="1.15" calcext:value-type="float">
            <text:p>1,15</text:p>
          </table:table-cell>
          <table:table-cell table:style-name="ce26" table:content-validation-name="val34" office:value-type="float" office:value="1350" calcext:value-type="float">
            <text:p>1350</text:p>
          </table:table-cell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Дешевле</text:p>
          </table:table-cell>
          <table:table-cell table:style-name="ce26" table:content-validation-name="val27" office:value-type="float" office:value="1.05" calcext:value-type="float">
            <text:p>1,05</text:p>
          </table:table-cell>
          <table:table-cell table:style-name="ce26" table:content-validation-name="val34" office:value-type="float" office:value="1000" calcext:value-type="float">
            <text:p>1000</text:p>
          </table:table-cell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Эластомер</text:p>
          </table:table-cell>
          <table:table-cell table:style-name="ce26" table:content-validation-name="val27" office:value-type="float" office:value="1.2" calcext:value-type="float">
            <text:p>1,2</text:p>
          </table:table-cell>
          <table:table-cell table:style-name="ce26" table:content-validation-name="val34" office:value-type="float" office:value="1200" calcext:value-type="float">
            <text:p>1200</text:p>
          </table:table-cell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6" office:value-type="string" calcext:value-type="string" table:number-columns-spanned="3" table:number-rows-spanned="1">
            <text:p>Запасы</text:p>
          </table:table-cell>
          <table:covered-table-cell table:number-columns-repeated="2" table:style-name="ce16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9" office:value-type="string" calcext:value-type="string">
            <text:p>Запас ремней:</text:p>
          </table:table-cell>
          <table:table-cell table:style-name="ce27" table:content-validation-name="val28" office:value-type="percentage" office:value="0.1" calcext:value-type="percentage" table:number-columns-spanned="2" table:number-rows-spanned="1">
            <text:p>10%</text:p>
          </table:table-cell>
          <table:covered-table-cell table:style-name="ce59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Запас стандартных изделий:</text:p>
          </table:table-cell>
          <table:table-cell table:style-name="ce27" table:content-validation-name="val29" office:value-type="percentage" office:value="0.1" calcext:value-type="percentage" table:number-columns-spanned="2" table:number-rows-spanned="1">
            <text:p>10%</text:p>
          </table:table-cell>
          <table:covered-table-cell table:style-name="ce59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Запас филамента:</text:p>
          </table:table-cell>
          <table:table-cell table:style-name="ce27" table:content-validation-name="val30" office:value-type="percentage" office:value="0.2" calcext:value-type="percentage" table:number-columns-spanned="2" table:number-rows-spanned="1">
            <text:p>20%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Запас проводки:</text:p>
          </table:table-cell>
          <table:table-cell table:style-name="ce27" table:content-validation-name="val31" office:value-type="percentage" office:value="0.3" calcext:value-type="percentage" table:number-columns-spanned="2" table:number-rows-spanned="1">
            <text:p>30%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Запас разъёмов:</text:p>
          </table:table-cell>
          <table:table-cell table:style-name="ce27" table:content-validation-name="val32" office:value-type="percentage" office:value="0.1" calcext:value-type="percentage" table:number-columns-spanned="2" table:number-rows-spanned="1">
            <text:p>10%</text:p>
          </table:table-cell>
          <table:covered-table-cell table:style-name="ce54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6" office:value-type="string" calcext:value-type="string" table:number-columns-spanned="3" table:number-rows-spanned="1">
            <text:p>Другое</text:p>
          </table:table-cell>
          <table:covered-table-cell table:number-columns-repeated="2" table:style-name="ce16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3" office:value-type="string" calcext:value-type="string">
            <text:p>Курс доллара:</text:p>
          </table:table-cell>
          <table:table-cell table:style-name="ce29" table:content-validation-name="val33" office:value-type="float" office:value="77.83" calcext:value-type="float" table:number-columns-spanned="2" table:number-rows-spanned="1">
            <text:p>77,83 р/$</text:p>
          </table:table-cell>
          <table:covered-table-cell table:style-name="ce16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number-columns-repeated="2"/>
          <table:table-cell table:style-name="ce10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6" office:value-type="string" calcext:value-type="string" table:number-columns-spanned="3" table:number-rows-spanned="1">
            <text:p>Основные параметры</text:p>
          </table:table-cell>
          <table:covered-table-cell table:number-columns-repeated="2" table:style-name="ce3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13" table:content-validation-name="val1" office:value-type="string" calcext:value-type="string" table:number-columns-spanned="3" table:number-rows-spanned="1">
            <text:p>Область печати по XY</text:p>
          </table:table-cell>
          <table:covered-table-cell table:style-name="ce31" table:content-validation-name="val1"/>
          <table:covered-table-cell table:style-name="ce53" table:content-validation-name="val1"/>
          <table:table-cell/>
          <table:table-cell table:style-name="Default" table:number-columns-repeated="3"/>
          <table:table-cell table:style-name="ce10" table:number-columns-repeated="16377"/>
        </table:table-row>
        <table:table-row table:style-name="ro1">
          <table:table-cell table:style-name="ce15" table:content-validation-name="val1" office:value-type="string" calcext:value-type="string">
            <text:p>├ Базовая:</text:p>
          </table:table-cell>
          <table:table-cell table:style-name="ce32" table:content-validation-name="val1" table:formula="of:=COM.MICROSOFT.IFS([.$B$2]=&quot;M&quot;;&quot;400x250 мм&quot;;[.$B$2]=&quot;L&quot;;&quot;400x400 мм&quot;;[.$B$2]=&quot;XL&quot;;&quot;500x500 мм&quot;)" office:value-type="string" office:string-value="400x250 мм" calcext:value-type="string" table:number-columns-spanned="2" table:number-rows-spanned="1">
            <text:p>400x250 мм</text:p>
          </table:table-cell>
          <table:covered-table-cell table:style-name="ce34" table:content-validation-name="val1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8" table:content-validation-name="val1" office:value-type="string" calcext:value-type="string">
            <text:p>├ Одноматериальная печать:</text:p>
          </table:table-cell>
          <table:table-cell table:style-name="ce34" table:content-validation-name="val1" table:formula="of:=COM.MICROSOFT.IFS([.$B$2]=&quot;M&quot;;&quot;390x250 мм&quot;;[.$B$2]=&quot;L&quot;;&quot;390x400 мм&quot;;[.$B$2]=&quot;XL&quot;;&quot;490x500 мм&quot;)" office:value-type="string" office:string-value="390x250 мм" calcext:value-type="string" table:number-columns-spanned="2" table:number-rows-spanned="1">
            <text:p>390x250 мм</text:p>
          </table:table-cell>
          <table:covered-table-cell table:style-name="ce55" table:content-validation-name="val1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" office:value-type="string" calcext:value-type="string">
            <text:p>├ Двухматериальная печать:</text:p>
          </table:table-cell>
          <table:table-cell table:style-name="ce35" table:content-validation-name="val1" table:formula="of:=COM.MICROSOFT.IFS([.$B$2]=&quot;M&quot;;&quot;380x250 мм&quot;;[.$B$2]=&quot;L&quot;;&quot;380x400 мм&quot;;[.$B$2]=&quot;XL&quot;;&quot;480x500 мм&quot;)" office:value-type="string" office:string-value="380x250 мм" calcext:value-type="string" table:number-columns-spanned="2" table:number-rows-spanned="1">
            <text:p>380x250 мм</text:p>
          </table:table-cell>
          <table:covered-table-cell table:style-name="ce55" table:content-validation-name="val1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" office:value-type="string" calcext:value-type="string">
            <text:p>├ Зеркальный режим:</text:p>
          </table:table-cell>
          <table:table-cell table:style-name="ce35" table:content-validation-name="val1" table:formula="of:=COM.MICROSOFT.IFS([.$B$2]=&quot;M&quot;;&quot;180x250 мм&quot;;[.$B$2]=&quot;L&quot;;&quot;180x400 мм&quot;;[.$B$2]=&quot;XL&quot;;&quot;230x500 мм&quot;)" office:value-type="string" office:string-value="180x250 мм" calcext:value-type="string" table:number-columns-spanned="2" table:number-rows-spanned="1">
            <text:p>180x250 мм</text:p>
          </table:table-cell>
          <table:covered-table-cell table:style-name="ce55" table:content-validation-name="val1"/>
          <table:table-cell table:number-columns-repeated="4"/>
          <table:table-cell table:style-name="ce10" table:number-columns-repeated="16377"/>
        </table:table-row>
        <table:table-row table:style-name="ro2">
          <table:table-cell table:style-name="ce19" table:content-validation-name="val1" office:value-type="string" calcext:value-type="string">
            <text:p><text:span text:style-name="T1">└ </text:span>Повторяющий режим:</text:p>
          </table:table-cell>
          <table:table-cell table:style-name="ce35" table:content-validation-name="val1" table:formula="of:=COM.MICROSOFT.IFS([.$B$2]=&quot;M&quot;;&quot;до 400x250 мм&quot;;[.$B$2]=&quot;L&quot;;&quot;до 400x400 мм&quot;;[.$B$2]=&quot;XL&quot;;&quot;до 500x500 мм&quot;)" office:value-type="string" office:string-value="до 400x250 мм" calcext:value-type="string" table:number-columns-spanned="2" table:number-rows-spanned="1">
            <text:p>до 400x250 мм</text:p>
          </table:table-cell>
          <table:covered-table-cell table:style-name="ce55" table:content-validation-name="val1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20" table:content-validation-name="val2" office:value-type="string" calcext:value-type="string">
            <text:p>Область печати по Z:</text:p>
          </table:table-cell>
          <table:table-cell table:style-name="ce37" table:content-validation-name="val2" table:formula="of:=IF([.$B$3]=&quot;CHCB V6DM&quot;;20;0)+COM.MICROSOFT.IFS([.$B$2]=&quot;M&quot;;250;[.$B$2]=&quot;L&quot;;400;[.$B$2]=&quot;XL&quot;;500)" office:value-type="float" office:value="250" calcext:value-type="float" table:number-columns-spanned="2" table:number-rows-spanned="1">
            <text:p>250 мм</text:p>
          </table:table-cell>
          <table:covered-table-cell table:style-name="ce55" table:content-validation-name="val2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20" table:content-validation-name="val3" office:value-type="string" calcext:value-type="string">
            <text:p>Габарит:</text:p>
          </table:table-cell>
          <table:table-cell table:style-name="ce35" table:content-validation-name="val3" table:formula="of:=COM.MICROSOFT.IFS([.$B$2]=&quot;M&quot;;&quot;688x520x750 мм&quot;;[.$B$2]=&quot;L&quot;;&quot;688x670x900 мм&quot;;[.$B$2]=&quot;XL&quot;;&quot;788x670x900 мм&quot;)" office:value-type="string" office:string-value="688x520x750 мм" calcext:value-type="string" table:number-columns-spanned="2" table:number-rows-spanned="1">
            <text:p>688x520x750 мм</text:p>
          </table:table-cell>
          <table:covered-table-cell table:style-name="ce55" table:content-validation-name="val3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22" table:content-validation-name="val4" office:value-type="string" calcext:value-type="string" table:number-columns-spanned="3" table:number-rows-spanned="1">
            <text:p>Расход филамента</text:p>
          </table:table-cell>
          <table:covered-table-cell table:style-name="ce39" table:content-validation-name="val4"/>
          <table:covered-table-cell table:style-name="ce53" table:content-validation-name="val4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4" office:value-type="string" calcext:value-type="string">
            <text:p>├ Основной:</text:p>
          </table:table-cell>
          <table:table-cell table:style-name="ce40" table:content-validation-name="val4" table:formula="of:=SUM([$'Печатные изд.'.O4:.O125])" office:value-type="float" office:value="2925.454479" calcext:value-type="float">
            <text:p>2925 г</text:p>
          </table:table-cell>
          <table:table-cell table:style-name="ce60" table:content-validation-name="val4" table:formula="of:=SUM([$'Печатные изд.'.V4:.V125])" office:value-type="currency" office:currency="RUB" office:value="3949.36354665" calcext:value-type="currency">
            <text:p>3 949,36 ₽</text:p>
          </table:table-cell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4" office:value-type="string" calcext:value-type="string">
            <text:p>├ Дешевле:</text:p>
          </table:table-cell>
          <table:table-cell table:style-name="ce44" table:content-validation-name="val4" table:formula="of:=SUM([$'Печатные изд.'.Q4:.Q125])" office:value-type="float" office:value="1592.208135" calcext:value-type="float">
            <text:p>1592 г</text:p>
          </table:table-cell>
          <table:table-cell table:style-name="ce61" table:content-validation-name="val4" table:formula="of:=SUM([$'Печатные изд.'.X4:.X125])" office:value-type="currency" office:currency="RUB" office:value="1592.208135" calcext:value-type="currency">
            <text:p>1 592,21 ₽</text:p>
          </table:table-cell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4" office:value-type="string" calcext:value-type="string">
            <text:p>└ Эластомер:</text:p>
          </table:table-cell>
          <table:table-cell table:style-name="ce42" table:content-validation-name="val4" table:formula="of:=SUM([$'Печатные изд.'.R4:.R125])" office:value-type="float" office:value="50.37696" calcext:value-type="float">
            <text:p>50 г</text:p>
          </table:table-cell>
          <table:table-cell table:style-name="ce60" table:content-validation-name="val4" table:formula="of:=SUM([$'Печатные изд.'.Y4:.Y125])" office:value-type="currency" office:currency="RUB" office:value="60.452352" calcext:value-type="currency">
            <text:p>60,45 ₽</text:p>
          </table:table-cell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3" office:value-type="string" calcext:value-type="string" table:number-columns-spanned="3" table:number-rows-spanned="1">
            <text:p>Стоимость</text:p>
          </table:table-cell>
          <table:covered-table-cell table:style-name="ce45"/>
          <table:covered-table-cell table:style-name="ce53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5" office:value-type="string" calcext:value-type="string">
            <text:p>├ Покупные изделия:</text:p>
          </table:table-cell>
          <table:table-cell table:style-name="ce48" table:content-validation-name="val5" table:formula="of:=SUM([$'Покупные изд.'.J3:.J62])" office:value-type="currency" office:currency="RUB" office:value="64517.0744" calcext:value-type="currency" table:number-columns-spanned="2" table:number-rows-spanned="1">
            <text:p>64 517 ₽</text:p>
          </table:table-cell>
          <table:covered-table-cell table:style-name="ce55" table:content-validation-name="val5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6" office:value-type="string" calcext:value-type="string">
            <text:p>├ ├ Печатающие головы:</text:p>
          </table:table-cell>
          <table:table-cell table:style-name="ce49" table:content-validation-name="val6" table:formula="of:=SUM([$'Покупные изд.'.J3:.J9])" office:value-type="currency" office:currency="RUB" office:value="20105" calcext:value-type="currency" table:number-columns-spanned="2" table:number-rows-spanned="1">
            <text:p>20 105 ₽</text:p>
          </table:table-cell>
          <table:covered-table-cell table:style-name="ce55" table:content-validation-name="val6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7" office:value-type="string" calcext:value-type="string">
            <text:p>├ ├ Механика портала:</text:p>
          </table:table-cell>
          <table:table-cell table:style-name="ce49" table:content-validation-name="val7" table:formula="of:=SUM([$'Покупные изд.'.J11:.J20])" office:value-type="currency" office:currency="RUB" office:value="11008.8" calcext:value-type="currency" table:number-columns-spanned="2" table:number-rows-spanned="1">
            <text:p>11 009 ₽</text:p>
          </table:table-cell>
          <table:covered-table-cell table:style-name="ce55" table:content-validation-name="val7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8" office:value-type="string" calcext:value-type="string">
            <text:p>├ ├ Механика оси Z:</text:p>
          </table:table-cell>
          <table:table-cell table:style-name="ce49" table:content-validation-name="val8" table:formula="of:=SUM([$'Покупные изд.'.J22:.J31])" office:value-type="currency" office:currency="RUB" office:value="5660" calcext:value-type="currency" table:number-columns-spanned="2" table:number-rows-spanned="1">
            <text:p>5 660 ₽</text:p>
          </table:table-cell>
          <table:covered-table-cell table:style-name="ce55" table:content-validation-name="val8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9" office:value-type="string" calcext:value-type="string">
            <text:p>├ ├ Стол:</text:p>
          </table:table-cell>
          <table:table-cell table:style-name="ce49" table:content-validation-name="val9" table:formula="of:=SUM([$'Покупные изд.'.J33:.J41])" office:value-type="currency" office:currency="RUB" office:value="3748" calcext:value-type="currency" table:number-columns-spanned="2" table:number-rows-spanned="1">
            <text:p>3 748 ₽</text:p>
          </table:table-cell>
          <table:covered-table-cell table:style-name="ce55" table:content-validation-name="val9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0" office:value-type="string" calcext:value-type="string">
            <text:p>├ ├ Электроника:</text:p>
          </table:table-cell>
          <table:table-cell table:style-name="ce49" table:content-validation-name="val10" table:formula="of:=SUM([$'Покупные изд.'.J43:.J54])" office:value-type="currency" office:currency="RUB" office:value="16479.2" calcext:value-type="currency" table:number-columns-spanned="2" table:number-rows-spanned="1">
            <text:p>16 479 ₽</text:p>
          </table:table-cell>
          <table:covered-table-cell table:style-name="ce55" table:content-validation-name="val10"/>
          <table:table-cell table:number-columns-repeated="4"/>
          <table:table-cell table:style-name="ce10" table:number-columns-repeated="16377"/>
        </table:table-row>
        <table:table-row table:style-name="ro2">
          <table:table-cell table:style-name="ce19" table:content-validation-name="val11" office:value-type="string" calcext:value-type="string">
            <text:p><text:span text:style-name="T2">├ └</text:span> Другое:</text:p>
          </table:table-cell>
          <table:table-cell table:style-name="ce49" table:content-validation-name="val11" table:formula="of:=SUM([$'Покупные изд.'.J57:.J62])" office:value-type="currency" office:currency="RUB" office:value="6296.0744" calcext:value-type="currency" table:number-columns-spanned="2" table:number-rows-spanned="1">
            <text:p>6 296 ₽</text:p>
          </table:table-cell>
          <table:covered-table-cell table:style-name="ce55" table:content-validation-name="val11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2" office:value-type="string" calcext:value-type="string">
            <text:p>├ Стандартные изделия:</text:p>
          </table:table-cell>
          <table:table-cell table:style-name="ce48" table:content-validation-name="val12" table:formula="of:=SUM([$'Стандартные изд.'.L2:.L36])" office:value-type="currency" office:currency="RUB" office:value="12195.1233333333" calcext:value-type="currency" table:number-columns-spanned="2" table:number-rows-spanned="1">
            <text:p>12 195 ₽</text:p>
          </table:table-cell>
          <table:covered-table-cell table:style-name="ce48" table:content-validation-name="val12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3" office:value-type="string" calcext:value-type="string">
            <text:p>├ Печатные изделия:</text:p>
          </table:table-cell>
          <table:table-cell table:style-name="ce48" table:content-validation-name="val13" table:formula="of:=SUM([.C40:.C42])" office:value-type="currency" office:currency="RUB" office:value="5602.02403365" calcext:value-type="currency" table:number-columns-spanned="2" table:number-rows-spanned="1">
            <text:p>5 602 ₽</text:p>
          </table:table-cell>
          <table:covered-table-cell table:style-name="ce48" table:content-validation-name="val13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4" office:value-type="string" calcext:value-type="string">
            <text:p>├ Алюминиевый профиль:</text:p>
          </table:table-cell>
          <table:table-cell table:style-name="ce48" table:content-validation-name="val14" table:formula="of:=SUM([$Профиль.O2:.O13])" office:value-type="currency" office:currency="RUB" office:value="7082.28" calcext:value-type="currency" table:number-columns-spanned="2" table:number-rows-spanned="1">
            <text:p>7 082 ₽</text:p>
          </table:table-cell>
          <table:covered-table-cell table:style-name="ce48" table:content-validation-name="val14"/>
          <table:table-cell table:number-columns-repeated="4"/>
          <table:table-cell table:style-name="ce10" table:number-columns-repeated="16377"/>
        </table:table-row>
        <table:table-row table:style-name="ro1">
          <table:table-cell table:style-name="ce19" table:content-validation-name="val15" office:value-type="string" calcext:value-type="string">
            <text:p>├ Зашивка:</text:p>
          </table:table-cell>
          <table:table-cell table:style-name="ce48" table:content-validation-name="val15" table:formula="of:=SUM([$Зашивка.J3:.J18])" office:value-type="currency" office:currency="RUB" office:value="22210" calcext:value-type="currency" table:number-columns-spanned="2" table:number-rows-spanned="1">
            <text:p>22 210 ₽</text:p>
          </table:table-cell>
          <table:covered-table-cell table:style-name="ce48" table:content-validation-name="val15"/>
          <table:table-cell table:number-columns-repeated="4"/>
          <table:table-cell table:style-name="ce10" table:number-columns-repeated="16377"/>
        </table:table-row>
        <table:table-row table:style-name="ro2">
          <table:table-cell table:style-name="ce19" table:content-validation-name="val16" office:value-type="string" calcext:value-type="string">
            <text:p><text:span text:style-name="T2">├</text:span> Проводка и разъёмы:</text:p>
          </table:table-cell>
          <table:table-cell table:style-name="ce48" table:content-validation-name="val16" table:formula="of:=SUM([$Проводка.K4:.K19])" office:value-type="currency" office:currency="RUB" office:value="3697.82" calcext:value-type="currency" table:number-columns-spanned="2" table:number-rows-spanned="1">
            <text:p>3 698 ₽</text:p>
          </table:table-cell>
          <table:covered-table-cell table:style-name="ce48" table:content-validation-name="val16"/>
          <table:table-cell table:number-columns-repeated="4"/>
          <table:table-cell table:style-name="ce10" table:number-columns-repeated="16377"/>
        </table:table-row>
        <table:table-row table:style-name="ro2">
          <table:table-cell table:style-name="ce19" table:content-validation-name="val17" office:value-type="string" calcext:value-type="string">
            <text:p><text:span text:style-name="T1">└</text:span> Итого:</text:p>
          </table:table-cell>
          <table:table-cell table:style-name="ce48" table:content-validation-name="val17" table:formula="of:=SUM([.B45:.C55])" office:value-type="currency" office:currency="RUB" office:value="114084.321766983" calcext:value-type="currency" table:number-columns-spanned="2" table:number-rows-spanned="1">
            <text:p>114 084 ₽</text:p>
          </table:table-cell>
          <table:covered-table-cell table:style-name="ce55" table:content-validation-name="val17"/>
          <table:table-cell table:number-columns-repeated="4"/>
          <table:table-cell table:style-name="ce10" table:number-columns-repeated="16377"/>
        </table:table-row>
        <table:table-row table:style-name="ro1" table:number-rows-repeated="1048519">
          <table:table-cell table:number-columns-repeated="7"/>
          <table:table-cell table:style-name="ce10" table:number-columns-repeated="16377"/>
        </table:table-row>
        <table:table-row table:style-name="ro1">
          <table:table-cell table:number-columns-repeated="7"/>
          <table:table-cell table:style-name="ce10" table:number-columns-repeated="16377"/>
        </table:table-row>
      </table:table>
      <table:table table:name="Покупные изд." table:style-name="ta1">
        <table:table-column table:style-name="co6" table:default-cell-style-name="Default"/>
        <table:table-column table:style-name="co7" table:visibility="collapse" table:number-columns-repeated="2" table:default-cell-style-name="ce73"/>
        <table:table-column table:style-name="co8" table:visibility="collapse" table:default-cell-style-name="ce73"/>
        <table:table-column table:style-name="co9" table:visibility="collapse" table:default-cell-style-name="ce73"/>
        <table:table-column table:style-name="co10" table:default-cell-style-name="ce73"/>
        <table:table-column table:style-name="co11" table:visibility="collapse" table:default-cell-style-name="ce134"/>
        <table:table-column table:style-name="co5" table:visibility="collapse" table:default-cell-style-name="Default"/>
        <table:table-column table:style-name="co5" table:number-columns-repeated="2" table:default-cell-style-name="ce134"/>
        <table:table-column table:style-name="co12" table:default-cell-style-name="ce118"/>
        <table:table-column table:style-name="co13" table:default-cell-style-name="ce118"/>
        <table:table-row table:style-name="ro3">
          <table:table-cell table:style-name="ce64" office:value-type="string" calcext:value-type="string">
            <text:p>Наименование</text:p>
          </table:table-cell>
          <table:table-cell table:style-name="ce64" office:value-type="string" calcext:value-type="string">
            <text:p>ед. M</text:p>
          </table:table-cell>
          <table:table-cell table:style-name="ce64" office:value-type="string" calcext:value-type="string">
            <text:p>ед. L</text:p>
          </table:table-cell>
          <table:table-cell table:style-name="ce64" office:value-type="string" calcext:value-type="string">
            <text:p>ед. XL</text:p>
          </table:table-cell>
          <table:table-cell table:style-name="ce64" office:value-type="string" calcext:value-type="string">
            <text:p>Вкл</text:p>
          </table:table-cell>
          <table:table-cell table:style-name="ce74" table:content-validation-name="val72" office:value-type="string" calcext:value-type="string">
            <text:p>ед./длина</text:p>
          </table:table-cell>
          <table:table-cell table:style-name="ce77" office:value-type="string" calcext:value-type="string">
            <text:p>Цена ед. базовая</text:p>
          </table:table-cell>
          <table:table-cell table:style-name="ce74" office:value-type="string" calcext:value-type="string">
            <text:p>Множитель курса</text:p>
          </table:table-cell>
          <table:table-cell table:style-name="ce77" table:content-validation-name="val73" office:value-type="string" calcext:value-type="string">
            <text:p>Цена ед.</text:p>
          </table:table-cell>
          <table:table-cell table:style-name="ce110" table:content-validation-name="val74" office:value-type="string" calcext:value-type="string">
            <text:p>Цена итого</text:p>
          </table:table-cell>
          <table:table-cell table:style-name="ce64" table:content-validation-name="val75" office:value-type="string" calcext:value-type="string" table:number-columns-spanned="2" table:number-rows-spanned="1">
            <text:p>Ссылки</text:p>
          </table:table-cell>
          <table:covered-table-cell table:style-name="ce64" table:content-validation-name="val75"/>
        </table:table-row>
        <table:table-row table:style-name="ro1">
          <table:table-cell table:style-name="ce81" office:value-type="string" calcext:value-type="string" table:number-columns-spanned="12" table:number-rows-spanned="1">
            <text:p>Печатающие головы</text:p>
          </table:table-cell>
          <table:covered-table-cell table:number-columns-repeated="4" table:style-name="ce64"/>
          <table:covered-table-cell table:style-name="ce64" table:content-validation-name="val72"/>
          <table:covered-table-cell table:style-name="ce78"/>
          <table:covered-table-cell table:style-name="ce107"/>
          <table:covered-table-cell table:style-name="ce78" table:content-validation-name="val73"/>
          <table:covered-table-cell table:style-name="ce78" table:content-validation-name="val74"/>
          <table:covered-table-cell table:number-columns-repeated="2" table:style-name="ce64" table:content-validation-name="val75"/>
        </table:table-row>
        <table:table-row table:style-name="ro2">
          <table:table-cell table:style-name="ce67" table:content-validation-name="val35" office:value-type="string" calcext:value-type="string">
            <text:p>Подающие колёса BMG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];[$Настройки.$B$2]=&quot;L&quot;;[.C3];[$Настройки.$B$2]=&quot;XL&quot;;[.D3])*[.E3]" office:value-type="float" office:value="2" calcext:value-type="float">
            <text:p>2</text:p>
          </table:table-cell>
          <table:table-cell table:style-name="ce79" office:value-type="currency" office:currency="RUB" office:value="949" calcext:value-type="currency">
            <text:p>94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]*[.H3]" office:value-type="currency" office:currency="RUB" office:value="949" calcext:value-type="currency">
            <text:p>949 ₽</text:p>
          </table:table-cell>
          <table:table-cell table:style-name="ce79" table:content-validation-name="val74" table:formula="of:=[.F3]*[.I3]" office:value-type="currency" office:currency="RUB" office:value="1898" calcext:value-type="currency">
            <text:p>1 898 ₽</text:p>
          </table:table-cell>
          <table:table-cell table:style-name="ce82" table:content-validation-name="val75" office:value-type="string" calcext:value-type="string">
            <text:p><text:a xlink:href="https://alli.pub/76b0v2?erid=2SDnjd5yXde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36" office:value-type="string" calcext:value-type="string">
            <text:p>Двигатель Nema14 L20мм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];[$Настройки.$B$2]=&quot;L&quot;;[.C4];[$Настройки.$B$2]=&quot;XL&quot;;[.D4])*[.E4]" office:value-type="float" office:value="2" calcext:value-type="float">
            <text:p>2</text:p>
          </table:table-cell>
          <table:table-cell table:style-name="ce79" office:value-type="currency" office:currency="RUB" office:value="769" calcext:value-type="currency">
            <text:p>76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]*[.H4]" office:value-type="currency" office:currency="RUB" office:value="769" calcext:value-type="currency">
            <text:p>769 ₽</text:p>
          </table:table-cell>
          <table:table-cell table:style-name="ce79" table:content-validation-name="val74" table:formula="of:=[.F4]*[.I4]" office:value-type="currency" office:currency="RUB" office:value="1538" calcext:value-type="currency">
            <text:p>1 538 ₽</text:p>
          </table:table-cell>
          <table:table-cell table:style-name="ce82" table:content-validation-name="val75" office:value-type="string" calcext:value-type="string">
            <text:p><text:a xlink:href="https://ali.click/ynz9xx?erid=2SDnjdCqrVW" xlink:type="simple">Ali</text:a></text:p>
          </table:table-cell>
          <table:table-cell table:style-name="ce82" table:content-validation-name="val75" office:value-type="string" calcext:value-type="string">
            <text:p><text:a xlink:href="https://alli.pub/76aqzf?erid=2SDnjcrRDH6" xlink:type="simple">Ali</text:a></text:p>
          </table:table-cell>
        </table:table-row>
        <table:table-row table:style-name="ro2">
          <table:table-cell table:style-name="ce67" table:content-validation-name="val37" office:value-type="string" calcext:value-type="string">
            <text:p>CHCB V6DM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table:formula="of:=IF([$Настройки.B3]=&quot;CHCB V6DM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5];[$Настройки.$B$2]=&quot;L&quot;;[.C5];[$Настройки.$B$2]=&quot;XL&quot;;[.D5])*[.E5]" office:value-type="float" office:value="0" calcext:value-type="float">
            <text:p>0</text:p>
          </table:table-cell>
          <table:table-cell table:style-name="ce79" office:value-type="currency" office:currency="RUB" office:value="2643" calcext:value-type="currency">
            <text:p>2 643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]*[.H5]" office:value-type="currency" office:currency="RUB" office:value="2643" calcext:value-type="currency">
            <text:p>2 643 ₽</text:p>
          </table:table-cell>
          <table:table-cell table:style-name="ce79" table:content-validation-name="val74" table:formula="of:=[.F5]*[.I5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ar1k?erid=2SDnjeQrTU8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38" office:value-type="string" calcext:value-type="string">
            <text:p>Goliath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table:formula="of:=IF([$Настройки.B3]=&quot;Goliath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6];[$Настройки.$B$2]=&quot;L&quot;;[.C6];[$Настройки.$B$2]=&quot;XL&quot;;[.D6])*[.E6]" office:value-type="float" office:value="0" calcext:value-type="float">
            <text:p>0</text:p>
          </table:table-cell>
          <table:table-cell table:style-name="ce79" office:value-type="currency" office:currency="RUB" office:value="10599" calcext:value-type="currency">
            <text:p>10 59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office:value-type="currency" office:currency="RUB" office:value="9249" calcext:value-type="currency">
            <text:p>9 249 ₽</text:p>
          </table:table-cell>
          <table:table-cell table:style-name="ce79" table:content-validation-name="val74" table:formula="of:=[.F6]*[.I6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2s2xy?erid=2SDnjcHok9R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39" office:value-type="string" calcext:value-type="string">
            <text:p>CHC XL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table:formula="of:=IF([$Настройки.B3]=&quot;CHC XL&quot;;1;0)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7];[$Настройки.$B$2]=&quot;L&quot;;[.C7];[$Настройки.$B$2]=&quot;XL&quot;;[.D7])*[.E7]" office:value-type="float" office:value="2" calcext:value-type="float">
            <text:p>2</text:p>
          </table:table-cell>
          <table:table-cell table:style-name="ce79" office:value-type="currency" office:currency="RUB" office:value="6842" calcext:value-type="currency">
            <text:p>6 842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7]*[.H7]" office:value-type="currency" office:currency="RUB" office:value="6842" calcext:value-type="currency">
            <text:p>6 842 ₽</text:p>
          </table:table-cell>
          <table:table-cell table:style-name="ce79" table:content-validation-name="val74" table:formula="of:=[.F7]*[.I7]" office:value-type="currency" office:currency="RUB" office:value="13684" calcext:value-type="currency">
            <text:p>13 684 ₽</text:p>
          </table:table-cell>
          <table:table-cell table:style-name="ce82" table:content-validation-name="val75" office:value-type="string" calcext:value-type="string">
            <text:p><text:a xlink:href="https://alli.pub/76ar00?erid=2SDnjd4H7Xr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0" office:value-type="string" calcext:value-type="string">
            <text:p>Вентилятор 40х40х20мм 24в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8];[$Настройки.$B$2]=&quot;L&quot;;[.C8];[$Настройки.$B$2]=&quot;XL&quot;;[.D8])*[.E8]" office:value-type="float" office:value="2" calcext:value-type="float">
            <text:p>2</text:p>
          </table:table-cell>
          <table:table-cell table:style-name="ce79" table:formula="of:=1079/2" office:value-type="currency" office:currency="RUB" office:value="539.5" calcext:value-type="currency">
            <text:p>54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8]*[.H8]" office:value-type="currency" office:currency="RUB" office:value="539.5" calcext:value-type="currency">
            <text:p>540 ₽</text:p>
          </table:table-cell>
          <table:table-cell table:style-name="ce79" table:content-validation-name="val74" table:formula="of:=[.F8]*[.I8]" office:value-type="currency" office:currency="RUB" office:value="1079" calcext:value-type="currency">
            <text:p>1 079 ₽</text:p>
          </table:table-cell>
          <table:table-cell table:style-name="ce82" table:content-validation-name="val75" office:value-type="string" calcext:value-type="string">
            <text:p><text:a xlink:href="https://ali.click/4i7axp?erid=2SDnje3rV1r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1" office:value-type="string" calcext:value-type="string">
            <text:p>BTT MicroProbe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9];[$Настройки.$B$2]=&quot;L&quot;;[.C9];[$Настройки.$B$2]=&quot;XL&quot;;[.D9])*[.E9]" office:value-type="float" office:value="1" calcext:value-type="float">
            <text:p>1</text:p>
          </table:table-cell>
          <table:table-cell table:style-name="ce79" office:value-type="currency" office:currency="RUB" office:value="1906" calcext:value-type="currency">
            <text:p>1 90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9]*[.H9]" office:value-type="currency" office:currency="RUB" office:value="1906" calcext:value-type="currency">
            <text:p>1 906 ₽</text:p>
          </table:table-cell>
          <table:table-cell table:style-name="ce79" table:content-validation-name="val74" table:formula="of:=[.F9]*[.I9]" office:value-type="currency" office:currency="RUB" office:value="1906" calcext:value-type="currency">
            <text:p>1 906 ₽</text:p>
          </table:table-cell>
          <table:table-cell table:style-name="ce82" table:content-validation-name="val75" office:value-type="string" calcext:value-type="string">
            <text:p><text:a xlink:href="https://alli.pub/6tusx1?erid=2SDnjdbdWMe" xlink:type="simple">Ali</text:a></text:p>
          </table:table-cell>
          <table:table-cell table:style-name="ce82" table:content-validation-name="val75"/>
        </table:table-row>
        <table:table-row table:style-name="ro1">
          <table:table-cell table:style-name="ce83" office:value-type="string" calcext:value-type="string" table:number-columns-spanned="12" table:number-rows-spanned="1">
            <text:p>Механика портала</text:p>
          </table:table-cell>
          <table:covered-table-cell table:number-columns-repeated="4" table:style-name="ce76"/>
          <table:covered-table-cell table:style-name="ce76" table:content-validation-name="val72"/>
          <table:covered-table-cell table:style-name="ce80"/>
          <table:covered-table-cell table:style-name="ce108"/>
          <table:covered-table-cell table:style-name="ce80" table:content-validation-name="val73"/>
          <table:covered-table-cell table:style-name="ce80" table:content-validation-name="val74"/>
          <table:covered-table-cell table:number-columns-repeated="2" table:style-name="ce76" table:content-validation-name="val75"/>
        </table:table-row>
        <table:table-row table:style-name="ro2">
          <table:table-cell table:style-name="ce67" table:content-validation-name="val42" office:value-type="string" calcext:value-type="string">
            <text:p>Труба алюминиевая 20x20x2мм</text:p>
          </table:table-cell>
          <table:table-cell table:number-columns-repeated="2" table:style-name="ce76" office:value-type="float" office:value="500" calcext:value-type="float">
            <text:p>500</text:p>
          </table:table-cell>
          <table:table-cell table:style-name="ce76" office:value-type="float" office:value="600" calcext:value-type="float">
            <text:p>60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1];[$Настройки.$B$2]=&quot;L&quot;;[.C11];[$Настройки.$B$2]=&quot;XL&quot;;[.D11])*[.E11]" office:value-type="float" office:value="500" calcext:value-type="float">
            <text:p>500</text:p>
          </table:table-cell>
          <table:table-cell table:style-name="ce93" table:formula="of:=279/500" office:value-type="currency" office:currency="RUB" office:value="0.558" calcext:value-type="currency">
            <text:p>0,56 ₽</text:p>
          </table:table-cell>
          <table:table-cell table:style-name="ce100" office:value-type="float" office:value="1" calcext:value-type="float">
            <text:p>1</text:p>
          </table:table-cell>
          <table:table-cell table:style-name="ce106" table:content-validation-name="val73" table:formula="of:=[.G11]*[.H11]" office:value-type="currency" office:currency="RUB" office:value="0.558" calcext:value-type="currency">
            <text:p>0,56 ₽</text:p>
          </table:table-cell>
          <table:table-cell table:style-name="ce79" table:content-validation-name="val74" table:formula="of:=[.F11]*[.I11]" office:value-type="currency" office:currency="RUB" office:value="279" calcext:value-type="currency">
            <text:p>279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ozon.ru/product/truba-profilnaya-kvadratnaya-20h20h2-500-mm-0-5-metra-1299392339/?at=jYtZolxklh4GE3ADc53W33VTKE8lYXSQM9jN5frnyMY2&amp;from_sku=1299394526&amp;oos_search=false" xlink:type="simple">Ozon</text:a></text:p>
          </table:table-cell>
        </table:table-row>
        <table:table-row table:style-name="ro2">
          <table:table-cell table:style-name="ce67" table:content-validation-name="val43" office:value-type="string" calcext:value-type="string">
            <text:p>RDBB MGN9 L500мм с 2 каретками MGN9H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2];[$Настройки.$B$2]=&quot;L&quot;;[.C12];[$Настройки.$B$2]=&quot;XL&quot;;[.D12])*[.E12]" office:value-type="float" office:value="1" calcext:value-type="float">
            <text:p>1</text:p>
          </table:table-cell>
          <table:table-cell table:style-name="ce93" office:value-type="currency" office:currency="RUB" office:value="1859" calcext:value-type="currency">
            <text:p>1 859,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2]*[.H12]" office:value-type="currency" office:currency="RUB" office:value="1859" calcext:value-type="currency">
            <text:p>1 859 ₽</text:p>
          </table:table-cell>
          <table:table-cell table:style-name="ce79" table:content-validation-name="val74" table:formula="of:=[.F12]*[.I12]" office:value-type="currency" office:currency="RUB" office:value="1859" calcext:value-type="currency">
            <text:p>1 859 ₽</text:p>
          </table:table-cell>
          <table:table-cell table:style-name="ce82" table:content-validation-name="val75" office:value-type="string" calcext:value-type="string">
            <text:p><text:a xlink:href="https://alli.pub/76ksid?erid=2SDnjeeSpPN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3" office:value-type="string" calcext:value-type="string">
            <text:p>RDBB MGN9 L600мм с 2 каретками MGN9H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3];[$Настройки.$B$2]=&quot;L&quot;;[.C13];[$Настройки.$B$2]=&quot;XL&quot;;[.D13])*[.E13]" office:value-type="float" office:value="0" calcext:value-type="float">
            <text:p>0</text:p>
          </table:table-cell>
          <table:table-cell table:style-name="ce93" office:value-type="currency" office:currency="RUB" office:value="2999" calcext:value-type="currency">
            <text:p>2 999,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3]*[.H13]" office:value-type="currency" office:currency="RUB" office:value="2999" calcext:value-type="currency">
            <text:p>2 999 ₽</text:p>
          </table:table-cell>
          <table:table-cell table:style-name="ce79" table:content-validation-name="val74" table:formula="of:=[.F13]*[.I13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ksid?erid=2SDnjeeSpPN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3" office:value-type="string" calcext:value-type="string">
            <text:p><text:span text:style-name="T3">RDBB MGN12 L300мм</text:span> с кареткой MGN12H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4];[$Настройки.$B$2]=&quot;L&quot;;[.C14];[$Настройки.$B$2]=&quot;XL&quot;;[.D14])*[.E14]" office:value-type="float" office:value="2" calcext:value-type="float">
            <text:p>2</text:p>
          </table:table-cell>
          <table:table-cell table:style-name="ce93" office:value-type="currency" office:currency="RUB" office:value="1546" calcext:value-type="currency">
            <text:p>1 546,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4]*[.H14]" office:value-type="currency" office:currency="RUB" office:value="1546" calcext:value-type="currency">
            <text:p>1 546 ₽</text:p>
          </table:table-cell>
          <table:table-cell table:style-name="ce79" table:content-validation-name="val74" table:formula="of:=[.F14]*[.I14]" office:value-type="currency" office:currency="RUB" office:value="3092" calcext:value-type="currency">
            <text:p>3 092 ₽</text:p>
          </table:table-cell>
          <table:table-cell table:style-name="ce82" table:content-validation-name="val75" office:value-type="string" calcext:value-type="string">
            <text:p><text:a xlink:href="https://alli.pub/76ksj5?erid=2SDnjf2gdcY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3" office:value-type="string" calcext:value-type="string">
            <text:p><text:span text:style-name="T3">RDBB</text:span> MGN12 L450мм с кареткой MGN12H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5];[$Настройки.$B$2]=&quot;L&quot;;[.C15];[$Настройки.$B$2]=&quot;XL&quot;;[.D15])*[.E15]" office:value-type="float" office:value="0" calcext:value-type="float">
            <text:p>0</text:p>
          </table:table-cell>
          <table:table-cell table:style-name="ce93" office:value-type="currency" office:currency="RUB" office:value="1868" calcext:value-type="currency">
            <text:p>1 868,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5]*[.H15]" office:value-type="currency" office:currency="RUB" office:value="1868" calcext:value-type="currency">
            <text:p>1 868 ₽</text:p>
          </table:table-cell>
          <table:table-cell table:style-name="ce79" table:content-validation-name="val74" table:formula="of:=[.F15]*[.I15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ksj5?erid=2SDnjf2gdcY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3" office:value-type="string" calcext:value-type="string">
            <text:p><text:span text:style-name="T3">RDBB</text:span> MGN12 L550мм с кареткой MGN12H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6];[$Настройки.$B$2]=&quot;L&quot;;[.C16];[$Настройки.$B$2]=&quot;XL&quot;;[.D16])*[.E16]" office:value-type="float" office:value="0" calcext:value-type="float">
            <text:p>0</text:p>
          </table:table-cell>
          <table:table-cell table:style-name="ce93" office:value-type="currency" office:currency="RUB" office:value="2005" calcext:value-type="currency">
            <text:p>2 005,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6]*[.H16]" office:value-type="currency" office:currency="RUB" office:value="2005" calcext:value-type="currency">
            <text:p>2 005 ₽</text:p>
          </table:table-cell>
          <table:table-cell table:style-name="ce79" table:content-validation-name="val74" table:formula="of:=[.F16]*[.I16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ksj5?erid=2SDnjf2gdcY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4" office:value-type="string" calcext:value-type="string">
            <text:p>Двигатель Usongshine 17HS4401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style-name="ce76" table:formula="of:=IF([Настройки.$B$8]=&quot;Usongshine 17HS4401&quot;;1;0)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7];[$Настройки.$B$2]=&quot;L&quot;;[.C17];[$Настройки.$B$2]=&quot;XL&quot;;[.D17])*[.E17]" office:value-type="float" office:value="4" calcext:value-type="float">
            <text:p>4</text:p>
          </table:table-cell>
          <table:table-cell table:style-name="ce94" office:value-type="currency" office:currency="RUB" office:value="699" calcext:value-type="currency">
            <text:p>69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7]*[.H17]" office:value-type="currency" office:currency="RUB" office:value="699" calcext:value-type="currency">
            <text:p>699 ₽</text:p>
          </table:table-cell>
          <table:table-cell table:style-name="ce79" table:content-validation-name="val74" table:formula="of:=[.F17]*[.I17]" office:value-type="currency" office:currency="RUB" office:value="2796" calcext:value-type="currency">
            <text:p>2 796 ₽</text:p>
          </table:table-cell>
          <table:table-cell table:style-name="ce82" table:content-validation-name="val75" office:value-type="string" calcext:value-type="string">
            <text:p><text:a xlink:href="https://ali.click/xnk4q3?erid=2SDnjdn4qa7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4" office:value-type="string" calcext:value-type="string">
            <text:p>Двигатель Leadshine 42CM06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style-name="ce76" table:formula="of:=IF([Настройки.$B$8]=&quot;Leadshine 42CM06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18];[$Настройки.$B$2]=&quot;L&quot;;[.C18];[$Настройки.$B$2]=&quot;XL&quot;;[.D18])*[.E18]" office:value-type="float" office:value="0" calcext:value-type="float">
            <text:p>0</text:p>
          </table:table-cell>
          <table:table-cell table:style-name="ce94" office:value-type="currency" office:currency="RUB" office:value="1886" calcext:value-type="currency">
            <text:p>1 88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8]*[.H18]" office:value-type="currency" office:currency="RUB" office:value="1886" calcext:value-type="currency">
            <text:p>1 886 ₽</text:p>
          </table:table-cell>
          <table:table-cell table:style-name="ce79" table:content-validation-name="val74" table:formula="of:=[.F18]*[.I18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i.click/t58axe?erid=2SDnjeTad1J" xlink:type="simple">Ali</text:a></text:p>
          </table:table-cell>
          <table:table-cell table:style-name="ce82" table:content-validation-name="val75" office:value-type="string" calcext:value-type="string">
            <text:p><text:a xlink:href="https://ali.click/j98ax1?erid=2SDnjbxJAsS" xlink:type="simple">Ali</text:a></text:p>
          </table:table-cell>
        </table:table-row>
        <table:table-row table:style-name="ro2">
          <table:table-cell table:style-name="ce67" table:content-validation-name="val45" office:value-type="string" calcext:value-type="string">
            <text:p>Шкив 2GT 40t W10мм ID5мм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19];[$Настройки.$B$2]=&quot;L&quot;;[.C19];[$Настройки.$B$2]=&quot;XL&quot;;[.D19])*[.E19]" office:value-type="float" office:value="4" calcext:value-type="float">
            <text:p>4</text:p>
          </table:table-cell>
          <table:table-cell table:style-name="ce94" table:formula="of:=1235/4" office:value-type="currency" office:currency="RUB" office:value="308.75" calcext:value-type="currency">
            <text:p>30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19]*[.H19]" office:value-type="currency" office:currency="RUB" office:value="308.75" calcext:value-type="currency">
            <text:p>309 ₽</text:p>
          </table:table-cell>
          <table:table-cell table:style-name="ce79" table:content-validation-name="val74" table:formula="of:=[.F19]*[.I19]" office:value-type="currency" office:currency="RUB" office:value="1235" calcext:value-type="currency">
            <text:p>1 235 ₽</text:p>
          </table:table-cell>
          <table:table-cell table:style-name="ce82" table:content-validation-name="val75" office:value-type="string" calcext:value-type="string">
            <text:p><text:a xlink:href="https://alli.pub/76sg95?erid=2SDnje5J3Mo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6" office:value-type="string" calcext:value-type="string">
            <text:p>Ремень 2GT W9mm</text:p>
          </table:table-cell>
          <table:table-cell table:style-name="ce76" table:formula="of:=2*[$Расчёты.$D$2]+2*[$Расчёты.$D$5]" office:value-type="float" office:value="8104" calcext:value-type="float">
            <text:p>8104</text:p>
          </table:table-cell>
          <table:table-cell table:style-name="ce76" table:formula="of:=2*[$Расчёты.$D$3]+2*[$Расчёты.$D$6]" office:value-type="float" office:value="9754" calcext:value-type="float">
            <text:p>9754</text:p>
          </table:table-cell>
          <table:table-cell table:style-name="ce76" table:formula="of:=2*[$Расчёты.$D$4]+2*[$Расчёты.$D$7]" office:value-type="float" office:value="10854" calcext:value-type="float">
            <text:p>10854</text:p>
          </table:table-cell>
          <table:table-cell table:style-name="ce76" table:formula="of:=[.E19]" office:value-type="float" office:value="1" calcext:value-type="float">
            <text:p>1</text:p>
          </table:table-cell>
          <table:table-cell table:style-name="ce82" table:content-validation-name="val72" table:formula="of:=ROUNDUP(COM.MICROSOFT.IFS([$Настройки.$B$2]=&quot;M&quot;;[.B20];[$Настройки.$B$2]=&quot;L&quot;;[.C20];[$Настройки.$B$2]=&quot;XL&quot;;[.D20])*[.E20];-3)" office:value-type="float" office:value="9000" calcext:value-type="float">
            <text:p>9000</text:p>
          </table:table-cell>
          <table:table-cell table:style-name="ce93" table:formula="of:=1942/10000" office:value-type="currency" office:currency="RUB" office:value="0.1942" calcext:value-type="currency">
            <text:p>0,1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20]*[.H20]" office:value-type="currency" office:currency="RUB" office:value="0.1942" calcext:value-type="currency">
            <text:p>0,19 ₽</text:p>
          </table:table-cell>
          <table:table-cell table:style-name="ce79" table:content-validation-name="val74" table:formula="of:=[.F20]*[.I20]" office:value-type="currency" office:currency="RUB" office:value="1747.8" calcext:value-type="currency">
            <text:p>1 748 ₽</text:p>
          </table:table-cell>
          <table:table-cell table:style-name="ce82" table:content-validation-name="val75" office:value-type="string" calcext:value-type="string">
            <text:p><text:a xlink:href="https://alli.pub/76az9i?erid=2SDnjd1UswA" xlink:type="simple">Ali</text:a></text:p>
          </table:table-cell>
          <table:table-cell table:style-name="ce82" table:content-validation-name="val75"/>
        </table:table-row>
        <table:table-row table:style-name="ro1">
          <table:table-cell table:style-name="ce81" office:value-type="string" calcext:value-type="string" table:number-columns-spanned="12" table:number-rows-spanned="1">
            <text:p>Механика оси Z</text:p>
          </table:table-cell>
          <table:covered-table-cell table:number-columns-repeated="4" table:style-name="ce76"/>
          <table:covered-table-cell table:style-name="ce76" table:content-validation-name="val72"/>
          <table:covered-table-cell table:style-name="ce80"/>
          <table:covered-table-cell table:style-name="ce108"/>
          <table:covered-table-cell table:style-name="ce80" table:content-validation-name="val73"/>
          <table:covered-table-cell table:style-name="ce80" table:content-validation-name="val74"/>
          <table:covered-table-cell table:number-columns-repeated="2" table:style-name="ce76" table:content-validation-name="val75"/>
        </table:table-row>
        <table:table-row table:style-name="ro2">
          <table:table-cell table:style-name="ce67" table:content-validation-name="val47" office:value-type="string" calcext:value-type="string">
            <text:p>Двигатель Usongshine 17HS440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2];[$Настройки.$B$2]=&quot;L&quot;;[.C22];[$Настройки.$B$2]=&quot;XL&quot;;[.D22])*[.E22]" office:value-type="float" office:value="1" calcext:value-type="float">
            <text:p>1</text:p>
          </table:table-cell>
          <table:table-cell table:style-name="ce79" table:formula="of:=[.G17]" office:value-type="currency" office:currency="RUB" office:value="699" calcext:value-type="currency">
            <text:p>69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2]*[.H22]" office:value-type="currency" office:currency="RUB" office:value="699" calcext:value-type="currency">
            <text:p>699 ₽</text:p>
          </table:table-cell>
          <table:table-cell table:style-name="ce79" table:content-validation-name="val74" table:formula="of:=[.F22]*[.I22]" office:value-type="currency" office:currency="RUB" office:value="699" calcext:value-type="currency">
            <text:p>699 ₽</text:p>
          </table:table-cell>
          <table:table-cell table:style-name="ce82" table:content-validation-name="val75" office:value-type="string" calcext:value-type="string">
            <text:p><text:a xlink:href="https://alli.pub/76b0z5?erid=2SDnjebSoFz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8" office:value-type="string" calcext:value-type="string">
            <text:p>Шкив 2GT 40t W10мм ID8мм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3];[$Настройки.$B$2]=&quot;L&quot;;[.C23];[$Настройки.$B$2]=&quot;XL&quot;;[.D23])*[.E23]" office:value-type="float" office:value="2" calcext:value-type="float">
            <text:p>2</text:p>
          </table:table-cell>
          <table:table-cell table:style-name="ce94" table:formula="of:=1235/4" office:value-type="currency" office:currency="RUB" office:value="308.75" calcext:value-type="currency">
            <text:p>30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3]*[.H23]" office:value-type="currency" office:currency="RUB" office:value="308.75" calcext:value-type="currency">
            <text:p>309 ₽</text:p>
          </table:table-cell>
          <table:table-cell table:style-name="ce79" table:content-validation-name="val74" table:formula="of:=[.F23]*[.I23]" office:value-type="currency" office:currency="RUB" office:value="617.5" calcext:value-type="currency">
            <text:p>618 ₽</text:p>
          </table:table-cell>
          <table:table-cell table:style-name="ce82" table:content-validation-name="val75" office:value-type="string" calcext:value-type="string">
            <text:p><text:a xlink:href="https://alli.pub/76sg95?erid=2SDnje5J3Mo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49" office:value-type="string" calcext:value-type="string">
            <text:p>Шкив 2GT 20t W10мм ID5мм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4];[$Настройки.$B$2]=&quot;L&quot;;[.C24];[$Настройки.$B$2]=&quot;XL&quot;;[.D24])*[.E24]" office:value-type="float" office:value="1" calcext:value-type="float">
            <text:p>1</text:p>
          </table:table-cell>
          <table:table-cell table:style-name="ce94" office:value-type="currency" office:currency="RUB" office:value="439" calcext:value-type="currency">
            <text:p>43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4]*[.H24]" office:value-type="currency" office:currency="RUB" office:value="439" calcext:value-type="currency">
            <text:p>439 ₽</text:p>
          </table:table-cell>
          <table:table-cell table:style-name="ce79" table:content-validation-name="val74" table:formula="of:=[.F24]*[.I24]" office:value-type="currency" office:currency="RUB" office:value="439" calcext:value-type="currency">
            <text:p>439 ₽</text:p>
          </table:table-cell>
          <table:table-cell table:style-name="ce82" table:content-validation-name="val75" office:value-type="string" calcext:value-type="string">
            <text:p><text:a xlink:href="https://alli.pub/76gpvl?erid=2SDnje5QDnk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0" office:value-type="string" calcext:value-type="string">
            <text:p>Ремень 2GT W9мм кольцевой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5];[$Настройки.$B$2]=&quot;L&quot;;[.C25];[$Настройки.$B$2]=&quot;XL&quot;;[.D25])*[.E25]" office:value-type="float" office:value="1512" calcext:value-type="float">
            <text:p>1512</text:p>
          </table:table-cell>
          <table:table-cell table:style-name="ce86" table:formula="of:=(529+308)/1512" office:value-type="currency" office:currency="RUB" office:value="0.553571428571429" calcext:value-type="currency">
            <text:p>0,55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25]*[.H25]" office:value-type="currency" office:currency="RUB" office:value="0.553571428571429" calcext:value-type="currency">
            <text:p>0,55 ₽</text:p>
          </table:table-cell>
          <table:table-cell table:style-name="ce79" table:content-validation-name="val74" table:formula="of:=[.F25]*[.I25]" office:value-type="currency" office:currency="RUB" office:value="837" calcext:value-type="currency">
            <text:p>837 ₽</text:p>
          </table:table-cell>
          <table:table-cell table:style-name="ce82" table:content-validation-name="val75" office:value-type="string" calcext:value-type="string">
            <text:p><text:a xlink:href="https://alli.pub/76b2jj?erid=2SDnjeZzpsE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1" office:value-type="string" calcext:value-type="string">
            <text:p>Ходовой винт Tr8x8(P2) L350мм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6];[$Настройки.$B$2]=&quot;L&quot;;[.C26];[$Настройки.$B$2]=&quot;XL&quot;;[.D26])*[.E26]" office:value-type="float" office:value="2" calcext:value-type="float">
            <text:p>2</text:p>
          </table:table-cell>
          <table:table-cell table:style-name="ce79" office:value-type="currency" office:currency="RUB" office:value="569" calcext:value-type="currency">
            <text:p>56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6]*[.H26]" office:value-type="currency" office:currency="RUB" office:value="569" calcext:value-type="currency">
            <text:p>569 ₽</text:p>
          </table:table-cell>
          <table:table-cell table:style-name="ce79" table:content-validation-name="val74" table:formula="of:=[.F26]*[.I26]" office:value-type="currency" office:currency="RUB" office:value="1138" calcext:value-type="currency">
            <text:p>1 138 ₽</text:p>
          </table:table-cell>
          <table:table-cell table:style-name="ce82" table:content-validation-name="val75" office:value-type="string" calcext:value-type="string">
            <text:p><text:a xlink:href="https://ali.click/wjl4qf?erid=2SDnjea2nnj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1" office:value-type="string" calcext:value-type="string">
            <text:p>Ходовой винт Tr8x8(P2) L500мм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7];[$Настройки.$B$2]=&quot;L&quot;;[.C27];[$Настройки.$B$2]=&quot;XL&quot;;[.D27])*[.E27]" office:value-type="float" office:value="0" calcext:value-type="float">
            <text:p>0</text:p>
          </table:table-cell>
          <table:table-cell table:style-name="ce79" office:value-type="currency" office:currency="RUB" office:value="919" calcext:value-type="currency">
            <text:p>91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7]*[.H27]" office:value-type="currency" office:currency="RUB" office:value="919" calcext:value-type="currency">
            <text:p>919 ₽</text:p>
          </table:table-cell>
          <table:table-cell table:style-name="ce79" table:content-validation-name="val74" table:formula="of:=[.F27]*[.I27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i.click/wjl4qf?erid=2SDnjea2nnj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1" office:value-type="string" calcext:value-type="string">
            <text:p>Ходовой винт Tr8x8(P2) L600мм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8];[$Настройки.$B$2]=&quot;L&quot;;[.C28];[$Настройки.$B$2]=&quot;XL&quot;;[.D28])*[.E28]" office:value-type="float" office:value="0" calcext:value-type="float">
            <text:p>0</text:p>
          </table:table-cell>
          <table:table-cell table:style-name="ce79" office:value-type="currency" office:currency="RUB" office:value="1009" calcext:value-type="currency">
            <text:p>1 00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8]*[.H28]" office:value-type="currency" office:currency="RUB" office:value="1009" calcext:value-type="currency">
            <text:p>1 009 ₽</text:p>
          </table:table-cell>
          <table:table-cell table:style-name="ce79" table:content-validation-name="val74" table:formula="of:=[.F28]*[.I28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i.click/wjl4qf?erid=2SDnjea2nnj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1" office:value-type="string" calcext:value-type="string">
            <text:p>Гайка Tr8x8(P2) POM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29];[$Настройки.$B$2]=&quot;L&quot;;[.C29];[$Настройки.$B$2]=&quot;XL&quot;;[.D29])*[.E29]" office:value-type="float" office:value="2" calcext:value-type="float">
            <text:p>2</text:p>
          </table:table-cell>
          <table:table-cell table:style-name="ce79" table:formula="of:=57+5" office:value-type="currency" office:currency="RUB" office:value="62" calcext:value-type="currency">
            <text:p>62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29]*[.H29]" office:value-type="currency" office:currency="RUB" office:value="62" calcext:value-type="currency">
            <text:p>62 ₽</text:p>
          </table:table-cell>
          <table:table-cell table:style-name="ce79" table:content-validation-name="val74" table:formula="of:=[.F29]*[.I29]" office:value-type="currency" office:currency="RUB" office:value="124" calcext:value-type="currency">
            <text:p>124 ₽</text:p>
          </table:table-cell>
          <table:table-cell table:style-name="ce82" table:content-validation-name="val75" office:value-type="string" calcext:value-type="string">
            <text:p><text:a xlink:href="https://alli.pub/76b4e1?erid=2SDnjcw9yCg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2" office:value-type="string" calcext:value-type="string">
            <text:p>Пружина OD8мм L25мм</text:p>
          </table:table-cell>
          <table:table-cell table:number-columns-repeated="3"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0];[$Настройки.$B$2]=&quot;L&quot;;[.C30];[$Настройки.$B$2]=&quot;XL&quot;;[.D30])*[.E30]" office:value-type="float" office:value="9" calcext:value-type="float">
            <text:p>9</text:p>
          </table:table-cell>
          <table:table-cell table:style-name="ce79" table:formula="of:=(377+198)/10" office:value-type="currency" office:currency="RUB" office:value="57.5" calcext:value-type="currency">
            <text:p>58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0]*[.H30]" office:value-type="currency" office:currency="RUB" office:value="57.5" calcext:value-type="currency">
            <text:p>58 ₽</text:p>
          </table:table-cell>
          <table:table-cell table:style-name="ce79" table:content-validation-name="val74" table:formula="of:=[.F30]*[.I30]" office:value-type="currency" office:currency="RUB" office:value="517.5" calcext:value-type="currency">
            <text:p>518 ₽</text:p>
          </table:table-cell>
          <table:table-cell table:style-name="ce82" table:content-validation-name="val75" office:value-type="string" calcext:value-type="string">
            <text:p><text:a xlink:href="https://alli.pub/76c04s?erid=2SDnjcKBRqv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3" office:value-type="string" calcext:value-type="string">
            <text:p>Каретка Openbuilds в сборе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1];[$Настройки.$B$2]=&quot;L&quot;;[.C31];[$Настройки.$B$2]=&quot;XL&quot;;[.D31])*[.E31]" office:value-type="float" office:value="2" calcext:value-type="float">
            <text:p>2</text:p>
          </table:table-cell>
          <table:table-cell table:style-name="ce79" office:value-type="currency" office:currency="RUB" office:value="644" calcext:value-type="currency">
            <text:p>644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1]*[.H31]" office:value-type="currency" office:currency="RUB" office:value="644" calcext:value-type="currency">
            <text:p>644 ₽</text:p>
          </table:table-cell>
          <table:table-cell table:style-name="ce79" table:content-validation-name="val74" table:formula="of:=[.F31]*[.I31]" office:value-type="currency" office:currency="RUB" office:value="1288" calcext:value-type="currency">
            <text:p>1 288 ₽</text:p>
          </table:table-cell>
          <table:table-cell table:style-name="ce82" table:content-validation-name="val75" office:value-type="string" calcext:value-type="string">
            <text:p><text:a xlink:href="https://alli.pub/76c07i?erid=2SDnjdx4dsz" xlink:type="simple">Ali</text:a></text:p>
          </table:table-cell>
          <table:table-cell table:style-name="ce82" table:content-validation-name="val75"/>
        </table:table-row>
        <table:table-row table:style-name="ro1">
          <table:table-cell table:style-name="ce81" office:value-type="string" calcext:value-type="string" table:number-columns-spanned="12" table:number-rows-spanned="1">
            <text:p>Стол</text:p>
          </table:table-cell>
          <table:covered-table-cell table:number-columns-repeated="4" table:style-name="ce76"/>
          <table:covered-table-cell table:style-name="ce76" table:content-validation-name="val72"/>
          <table:covered-table-cell table:style-name="ce80"/>
          <table:covered-table-cell table:style-name="ce108"/>
          <table:covered-table-cell table:style-name="ce80" table:content-validation-name="val73"/>
          <table:covered-table-cell table:style-name="ce80" table:content-validation-name="val74"/>
          <table:covered-table-cell table:number-columns-repeated="2" table:style-name="ce76" table:content-validation-name="val75"/>
        </table:table-row>
        <table:table-row table:style-name="ro2">
          <table:table-cell table:style-name="ce67" table:content-validation-name="val54" office:value-type="string" calcext:value-type="string">
            <text:p>Лист 300х400мм АМг2 4м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IF([$Настройки.$B$6]=&quot;Самодельная&quot;;1;0)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3];[$Настройки.$B$2]=&quot;L&quot;;[.C33];[$Настройки.$B$2]=&quot;XL&quot;;[.D33])*[.E33]" office:value-type="float" office:value="1" calcext:value-type="float">
            <text:p>1</text:p>
          </table:table-cell>
          <table:table-cell table:style-name="ce79" office:value-type="currency" office:currency="RUB" office:value="1130" calcext:value-type="currency">
            <text:p>1 13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3]*[.H33]" office:value-type="currency" office:currency="RUB" office:value="1130" calcext:value-type="currency">
            <text:p>1 130 ₽</text:p>
          </table:table-cell>
          <table:table-cell table:style-name="ce79" table:content-validation-name="val74" table:formula="of:=[.F33]*[.I33]" office:value-type="currency" office:currency="RUB" office:value="1130" calcext:value-type="currency">
            <text:p>1 13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prutki.ru/list-alyuminievyj-amg2-tolshchina-4-mm/" xlink:type="simple">Prutki</text:a></text:p>
          </table:table-cell>
        </table:table-row>
        <table:table-row table:style-name="ro2">
          <table:table-cell table:style-name="ce67" table:content-validation-name="val54" office:value-type="string" calcext:value-type="string">
            <text:p>Лист 400х450мм АМг2 4мм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[.$E$33]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4];[$Настройки.$B$2]=&quot;L&quot;;[.C34];[$Настройки.$B$2]=&quot;XL&quot;;[.D34])*[.E34]" office:value-type="float" office:value="0" calcext:value-type="float">
            <text:p>0</text:p>
          </table:table-cell>
          <table:table-cell table:style-name="ce79" office:value-type="currency" office:currency="RUB" office:value="1870" calcext:value-type="currency">
            <text:p>1 87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4]*[.H34]" office:value-type="currency" office:currency="RUB" office:value="1870" calcext:value-type="currency">
            <text:p>1 870 ₽</text:p>
          </table:table-cell>
          <table:table-cell table:style-name="ce79" table:content-validation-name="val74" table:formula="of:=[.F34]*[.I34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prutki.ru/list-alyuminievyj-amg2-tolshchina-4-mm/" xlink:type="simple">Prutki</text:a></text:p>
          </table:table-cell>
        </table:table-row>
        <table:table-row table:style-name="ro2">
          <table:table-cell table:style-name="ce67" table:content-validation-name="val54" office:value-type="string" calcext:value-type="string">
            <text:p>Лист 500х550мм АМг2 4мм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[.$E$33]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5];[$Настройки.$B$2]=&quot;L&quot;;[.C35];[$Настройки.$B$2]=&quot;XL&quot;;[.D35])*[.E35]" office:value-type="float" office:value="0" calcext:value-type="float">
            <text:p>0</text:p>
          </table:table-cell>
          <table:table-cell table:style-name="ce79" office:value-type="currency" office:currency="RUB" office:value="2700" calcext:value-type="currency">
            <text:p>2 7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5]*[.H35]" office:value-type="currency" office:currency="RUB" office:value="2700" calcext:value-type="currency">
            <text:p>2 700 ₽</text:p>
          </table:table-cell>
          <table:table-cell table:style-name="ce79" table:content-validation-name="val74" table:formula="of:=[.F35]*[.I35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prutki.ru/list-alyuminievyj-amg2-tolshchina-4-mm/" xlink:type="simple">Prutki</text:a></text:p>
          </table:table-cell>
        </table:table-row>
        <table:table-row table:style-name="ro2">
          <table:table-cell table:style-name="ce67" table:content-validation-name="val55" office:value-type="string" calcext:value-type="string">
            <text:p>Плита стола 300х400м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IF([$Настройки.$B$6]=&quot;Заказная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36];[$Настройки.$B$2]=&quot;L&quot;;[.C36];[$Настройки.$B$2]=&quot;XL&quot;;[.D36])*[.E36]" office:value-type="float" office:value="0" calcext:value-type="float">
            <text:p>0</text:p>
          </table:table-cell>
          <table:table-cell table:style-name="ce79" office:value-type="currency" office:currency="RUB" office:value="3500" calcext:value-type="currency">
            <text:p>3 5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6]*[.H36]" office:value-type="currency" office:currency="RUB" office:value="3500" calcext:value-type="currency">
            <text:p>3 500 ₽</text:p>
          </table:table-cell>
          <table:table-cell table:style-name="ce79" table:content-validation-name="val74" table:formula="of:=[.F36]*[.I36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7" table:content-validation-name="val55" office:value-type="string" calcext:value-type="string">
            <text:p>Плита стола 400x450мм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[.$E$36]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37];[$Настройки.$B$2]=&quot;L&quot;;[.C37];[$Настройки.$B$2]=&quot;XL&quot;;[.D37])*[.E37]" office:value-type="float" office:value="0" calcext:value-type="float">
            <text:p>0</text:p>
          </table:table-cell>
          <table:table-cell table:style-name="ce79" office:value-type="currency" office:currency="RUB" office:value="4500" calcext:value-type="currency">
            <text:p>4 5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7]*[.H37]" office:value-type="currency" office:currency="RUB" office:value="4500" calcext:value-type="currency">
            <text:p>4 500 ₽</text:p>
          </table:table-cell>
          <table:table-cell table:style-name="ce79" table:content-validation-name="val74" table:formula="of:=[.F37]*[.I37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7" table:content-validation-name="val55" office:value-type="string" calcext:value-type="string">
            <text:p>Плита стола 500х550мм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[.$E$36]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38];[$Настройки.$B$2]=&quot;L&quot;;[.C38];[$Настройки.$B$2]=&quot;XL&quot;;[.D38])*[.E38]" office:value-type="float" office:value="0" calcext:value-type="float">
            <text:p>0</text:p>
          </table:table-cell>
          <table:table-cell table:style-name="ce79" office:value-type="currency" office:currency="RUB" office:value="7000" calcext:value-type="currency">
            <text:p>7 00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8]*[.H38]" office:value-type="currency" office:currency="RUB" office:value="7000" calcext:value-type="currency">
            <text:p>7 000 ₽</text:p>
          </table:table-cell>
          <table:table-cell table:style-name="ce79" table:content-validation-name="val74" table:formula="of:=[.F38]*[.I38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7" table:content-validation-name="val56" office:value-type="string" calcext:value-type="string">
            <text:p>Силиконовая грелка 400х250м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39];[$Настройки.$B$2]=&quot;L&quot;;[.C39];[$Настройки.$B$2]=&quot;XL&quot;;[.D39])*[.E39]" office:value-type="float" office:value="1" calcext:value-type="float">
            <text:p>1</text:p>
          </table:table-cell>
          <table:table-cell table:style-name="ce79" office:value-type="currency" office:currency="RUB" office:value="2618" calcext:value-type="currency">
            <text:p>2 618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39]*[.H39]" office:value-type="currency" office:currency="RUB" office:value="2618" calcext:value-type="currency">
            <text:p>2 618 ₽</text:p>
          </table:table-cell>
          <table:table-cell table:style-name="ce79" table:content-validation-name="val74" table:formula="of:=[.F39]*[.I39]" office:value-type="currency" office:currency="RUB" office:value="2618" calcext:value-type="currency">
            <text:p>2 618 ₽</text:p>
          </table:table-cell>
          <table:table-cell table:style-name="ce82" table:content-validation-name="val75" office:value-type="string" calcext:value-type="string">
            <text:p><text:a xlink:href="https://alli.pub/76kssh?erid=2SDnjcDdLYL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6" office:value-type="string" calcext:value-type="string">
            <text:p>Силиконовая грелка 400х400мм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0];[$Настройки.$B$2]=&quot;L&quot;;[.C40];[$Настройки.$B$2]=&quot;XL&quot;;[.D40])*[.E40]" office:value-type="float" office:value="0" calcext:value-type="float">
            <text:p>0</text:p>
          </table:table-cell>
          <table:table-cell table:style-name="ce79" office:value-type="currency" office:currency="RUB" office:value="3520" calcext:value-type="currency">
            <text:p>3 52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0]*[.H40]" office:value-type="currency" office:currency="RUB" office:value="3520" calcext:value-type="currency">
            <text:p>3 520 ₽</text:p>
          </table:table-cell>
          <table:table-cell table:style-name="ce79" table:content-validation-name="val74" table:formula="of:=[.F40]*[.I40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kssh?erid=2SDnjcDdLYL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6" office:value-type="string" calcext:value-type="string">
            <text:p>Силиконовая грелка 500х500мм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1];[$Настройки.$B$2]=&quot;L&quot;;[.C41];[$Настройки.$B$2]=&quot;XL&quot;;[.D41])*[.E41]" office:value-type="float" office:value="0" calcext:value-type="float">
            <text:p>0</text:p>
          </table:table-cell>
          <table:table-cell table:style-name="ce79" office:value-type="currency" office:currency="RUB" office:value="4423" calcext:value-type="currency">
            <text:p>4 423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1]*[.H41]" office:value-type="currency" office:currency="RUB" office:value="4423" calcext:value-type="currency">
            <text:p>4 423 ₽</text:p>
          </table:table-cell>
          <table:table-cell table:style-name="ce79" table:content-validation-name="val74" table:formula="of:=[.F41]*[.I41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li.pub/76kssh?erid=2SDnjcDdLYL" xlink:type="simple">Ali</text:a></text:p>
          </table:table-cell>
          <table:table-cell table:style-name="ce82" table:content-validation-name="val75"/>
        </table:table-row>
        <table:table-row table:style-name="ro1">
          <table:table-cell table:style-name="ce81" office:value-type="string" calcext:value-type="string" table:number-columns-spanned="12" table:number-rows-spanned="1">
            <text:p>Электроника</text:p>
          </table:table-cell>
          <table:covered-table-cell table:number-columns-repeated="4" table:style-name="ce71"/>
          <table:covered-table-cell table:style-name="ce71" table:content-validation-name="val72"/>
          <table:covered-table-cell table:style-name="ce88"/>
          <table:covered-table-cell table:style-name="ce109"/>
          <table:covered-table-cell table:style-name="ce88" table:content-validation-name="val73"/>
          <table:covered-table-cell table:style-name="ce88" table:content-validation-name="val74"/>
          <table:covered-table-cell table:number-columns-repeated="2" table:style-name="ce76" table:content-validation-name="val75"/>
        </table:table-row>
        <table:table-row table:style-name="ro2">
          <table:table-cell table:style-name="ce69" table:content-validation-name="val57" office:value-type="string" calcext:value-type="string">
            <text:p>BTT Octopus Pro H723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3];[$Настройки.$B$2]=&quot;L&quot;;[.C43];[$Настройки.$B$2]=&quot;XL&quot;;[.D43])*[.E43]" office:value-type="float" office:value="1" calcext:value-type="float">
            <text:p>1</text:p>
          </table:table-cell>
          <table:table-cell table:style-name="ce79" office:value-type="currency" office:currency="RUB" office:value="4066" calcext:value-type="currency">
            <text:p>4 06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3]*[.H43]" office:value-type="currency" office:currency="RUB" office:value="4066" calcext:value-type="currency">
            <text:p>4 066 ₽</text:p>
          </table:table-cell>
          <table:table-cell table:style-name="ce79" table:content-validation-name="val74" table:formula="of:=[.F43]*[.I43]" office:value-type="currency" office:currency="RUB" office:value="4066" calcext:value-type="currency">
            <text:p>4 066 ₽</text:p>
          </table:table-cell>
          <table:table-cell table:style-name="ce82" table:content-validation-name="val75" office:value-type="string" calcext:value-type="string">
            <text:p><text:a xlink:href="https://ali.click/icm4qo?erid=2SDnjeoP1om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57" office:value-type="string" calcext:value-type="string">
            <text:p>BTT TMC2240</text:p>
          </table:table-cell>
          <table:table-cell table:style-name="ce92" table:formula="of:=COM.MICROSOFT.IFS([Настройки.$B$7]=&quot;Fly MiniAB&quot;;7;[Настройки.$B$7]=&quot;Fysetc H36&quot;;5)" office:value-type="float" office:value="7" calcext:value-type="float">
            <text:p>7</text:p>
          </table:table-cell>
          <table:table-cell table:style-name="ce92" table:formula="of:=[.B44]" office:value-type="float" office:value="7" calcext:value-type="float">
            <text:p>7</text:p>
          </table:table-cell>
          <table:table-cell table:style-name="ce92" table:formula="of:=[.B44]"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4];[$Настройки.$B$2]=&quot;L&quot;;[.C44];[$Настройки.$B$2]=&quot;XL&quot;;[.D44])*[.E44]" office:value-type="float" office:value="7" calcext:value-type="float">
            <text:p>7</text:p>
          </table:table-cell>
          <table:table-cell table:style-name="ce79" table:formula="of:=2656/5" office:value-type="currency" office:currency="RUB" office:value="531.2" calcext:value-type="currency">
            <text:p>531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4]*[.H44]" office:value-type="currency" office:currency="RUB" office:value="531.2" calcext:value-type="currency">
            <text:p>531 ₽</text:p>
          </table:table-cell>
          <table:table-cell table:style-name="ce79" table:content-validation-name="val74" table:formula="of:=[.F44]*[.I44]" office:value-type="currency" office:currency="RUB" office:value="3718.4" calcext:value-type="currency">
            <text:p>3 718 ₽</text:p>
          </table:table-cell>
          <table:table-cell table:style-name="ce82" table:content-validation-name="val75" office:value-type="string" calcext:value-type="string">
            <text:p><text:a xlink:href="https://ali.click/3nufwj?erid=2SDnjcEjjbn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58" office:value-type="string" calcext:value-type="string">
            <text:p>BTT Pi V1.2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5];[$Настройки.$B$2]=&quot;L&quot;;[.C45];[$Настройки.$B$2]=&quot;XL&quot;;[.D45])*[.E45]" office:value-type="float" office:value="1" calcext:value-type="float">
            <text:p>1</text:p>
          </table:table-cell>
          <table:table-cell table:style-name="ce96" office:value-type="currency" office:currency="RUB" office:value="2896" calcext:value-type="currency">
            <text:p>2 89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5]*[.H45]" office:value-type="currency" office:currency="RUB" office:value="2896" calcext:value-type="currency">
            <text:p>2 896 ₽</text:p>
          </table:table-cell>
          <table:table-cell table:style-name="ce79" table:content-validation-name="val74" table:formula="of:=[.F45]*[.I45]" office:value-type="currency" office:currency="RUB" office:value="2896" calcext:value-type="currency">
            <text:p>2 896 ₽</text:p>
          </table:table-cell>
          <table:table-cell table:style-name="ce82" table:content-validation-name="val75" office:value-type="string" calcext:value-type="string">
            <text:p><text:a xlink:href="https://alli.pub/76c64t?erid=2SDnjcXCjak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7" table:content-validation-name="val59" office:value-type="string" calcext:value-type="string">
            <text:p>Fly MiniAB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style-name="ce76" table:formula="of:=IF([Настройки.$B$7]=&quot;Fly MiniAB&quot;;1;0)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6];[$Настройки.$B$2]=&quot;L&quot;;[.C46];[$Настройки.$B$2]=&quot;XL&quot;;[.D46])*[.E46]" office:value-type="float" office:value="2" calcext:value-type="float">
            <text:p>2</text:p>
          </table:table-cell>
          <table:table-cell table:style-name="ce79" office:value-type="currency" office:currency="RUB" office:value="762" calcext:value-type="currency">
            <text:p>762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6]*[.H46]" office:value-type="currency" office:currency="RUB" office:value="762" calcext:value-type="currency">
            <text:p>762 ₽</text:p>
          </table:table-cell>
          <table:table-cell table:style-name="ce79" table:content-validation-name="val74" table:formula="of:=[.F46]*[.I46]" office:value-type="currency" office:currency="RUB" office:value="1524" calcext:value-type="currency">
            <text:p>1 524 ₽</text:p>
          </table:table-cell>
          <table:table-cell table:style-name="ce82" table:content-validation-name="val75" office:value-type="string" calcext:value-type="string">
            <text:p><text:a xlink:href="https://ali.click/3v94q8?erid=2SDnjdBtRM9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58" office:value-type="string" calcext:value-type="string">
            <text:p>Fysetc H36</text:p>
          </table:table-cell>
          <table:table-cell table:number-columns-repeated="3" table:style-name="ce92" office:value-type="float" office:value="2" calcext:value-type="float">
            <text:p>2</text:p>
          </table:table-cell>
          <table:table-cell table:style-name="ce92" table:formula="of:=IF([Настройки.$B$7]=&quot;Fysetc H36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47];[$Настройки.$B$2]=&quot;L&quot;;[.C47];[$Настройки.$B$2]=&quot;XL&quot;;[.D47])*[.E47]" office:value-type="float" office:value="0" calcext:value-type="float">
            <text:p>0</text:p>
          </table:table-cell>
          <table:table-cell table:style-name="ce79" office:value-type="currency" office:currency="RUB" office:value="2878" calcext:value-type="currency">
            <text:p>2 878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7]*[.H47]" office:value-type="currency" office:currency="RUB" office:value="2878" calcext:value-type="currency">
            <text:p>2 878 ₽</text:p>
          </table:table-cell>
          <table:table-cell table:style-name="ce79" table:content-validation-name="val74" table:formula="of:=[.F47]*[.I47]" office:value-type="currency" office:currency="RUB" office:value="0" calcext:value-type="currency">
            <text:p>0 ₽</text:p>
          </table:table-cell>
          <table:table-cell table:style-name="ce82" table:content-validation-name="val75" office:value-type="string" calcext:value-type="string">
            <text:p><text:a xlink:href="https://ali.click/7sufww?erid=2SDnje6xqAx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0" office:value-type="string" calcext:value-type="string">
            <text:p>Блок питания LRS-350-24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48];[$Настройки.$B$2]=&quot;L&quot;;[.C48];[$Настройки.$B$2]=&quot;XL&quot;;[.D48])*[.E48]" office:value-type="float" office:value="1" calcext:value-type="float">
            <text:p>1</text:p>
          </table:table-cell>
          <table:table-cell table:style-name="ce96" office:value-type="currency" office:currency="RUB" office:value="2220" calcext:value-type="currency">
            <text:p>2 22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8]*[.H48]" office:value-type="currency" office:currency="RUB" office:value="2220" calcext:value-type="currency">
            <text:p>2 220 ₽</text:p>
          </table:table-cell>
          <table:table-cell table:style-name="ce79" table:content-validation-name="val74" table:formula="of:=[.F48]*[.I48]" office:value-type="currency" office:currency="RUB" office:value="2220" calcext:value-type="currency">
            <text:p>2 22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chipdip.ru/product/lrs-350-24" xlink:type="simple">ChipDip</text:a></text:p>
          </table:table-cell>
        </table:table-row>
        <table:table-row table:style-name="ro2">
          <table:table-cell table:style-name="ce69" table:content-validation-name="val60" office:value-type="string" calcext:value-type="string">
            <text:p>Блок питания LRS-200-36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table:formula="of:=IF([$Настройки.B9]=&quot;36в&quot;;1;0)" office:value-type="float" office:value="0" calcext:value-type="float">
            <text:p>0</text:p>
          </table:table-cell>
          <table:table-cell table:style-name="ce82" table:content-validation-name="val72" table:formula="of:=COM.MICROSOFT.IFS([$Настройки.$B$2]=&quot;M&quot;;[.B49];[$Настройки.$B$2]=&quot;L&quot;;[.C49];[$Настройки.$B$2]=&quot;XL&quot;;[.D49])*[.E49]" office:value-type="float" office:value="0" calcext:value-type="float">
            <text:p>0</text:p>
          </table:table-cell>
          <table:table-cell table:style-name="ce96" office:value-type="currency" office:currency="RUB" office:value="1720" calcext:value-type="currency">
            <text:p>1 72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49]*[.H49]" office:value-type="currency" office:currency="RUB" office:value="1720" calcext:value-type="currency">
            <text:p>1 720 ₽</text:p>
          </table:table-cell>
          <table:table-cell table:style-name="ce79" table:content-validation-name="val74" table:formula="of:=[.F49]*[.I49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chipdip.ru/product/lrs-200-36-blok-pitaniya-36v-5.9a-212vt-mean-well-9000370394" xlink:type="simple">ChipDip</text:a></text:p>
          </table:table-cell>
        </table:table-row>
        <table:table-row table:style-name="ro2">
          <table:table-cell table:style-name="ce69" table:content-validation-name="val61" office:value-type="string" calcext:value-type="string">
            <text:p>SSR-40DA</text:p>
          </table:table-cell>
          <table:table-cell table:number-columns-repeated="3"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0];[$Настройки.$B$2]=&quot;L&quot;;[.C50];[$Настройки.$B$2]=&quot;XL&quot;;[.D50])*[.E50]" office:value-type="float" office:value="2" calcext:value-type="float">
            <text:p>2</text:p>
          </table:table-cell>
          <table:table-cell table:style-name="ce96" table:formula="of:=559+273" office:value-type="currency" office:currency="RUB" office:value="832" calcext:value-type="currency">
            <text:p>832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0]*[.H50]" office:value-type="currency" office:currency="RUB" office:value="832" calcext:value-type="currency">
            <text:p>832 ₽</text:p>
          </table:table-cell>
          <table:table-cell table:style-name="ce79" table:content-validation-name="val74" table:formula="of:=[.F50]*[.I50]" office:value-type="currency" office:currency="RUB" office:value="1664" calcext:value-type="currency">
            <text:p>1 664 ₽</text:p>
          </table:table-cell>
          <table:table-cell table:style-name="ce82" table:content-validation-name="val75" office:value-type="string" calcext:value-type="string">
            <text:p><text:a xlink:href="https://alli.pub/76c684?erid=2SDnjdGCNkk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2" office:value-type="string" calcext:value-type="string">
            <text:p>WAGO 222-415</text:p>
          </table:table-cell>
          <table:table-cell table:number-columns-repeated="3" table:style-name="ce92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1];[$Настройки.$B$2]=&quot;L&quot;;[.C51];[$Настройки.$B$2]=&quot;XL&quot;;[.D51])*[.E51]" office:value-type="float" office:value="3" calcext:value-type="float">
            <text:p>3</text:p>
          </table:table-cell>
          <table:table-cell table:style-name="ce96" table:formula="of:=329/5" office:value-type="currency" office:currency="RUB" office:value="65.8" calcext:value-type="currency">
            <text:p>6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1]*[.H51]" office:value-type="currency" office:currency="RUB" office:value="65.8" calcext:value-type="currency">
            <text:p>66 ₽</text:p>
          </table:table-cell>
          <table:table-cell table:style-name="ce79" table:content-validation-name="val74" table:formula="of:=[.F51]*[.I51]" office:value-type="currency" office:currency="RUB" office:value="197.4" calcext:value-type="currency">
            <text:p>197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vseinstrumenti.ru/product/klemma-wago-222-415-5-sht-2552-843136/" xlink:type="simple">VI</text:a></text:p>
          </table:table-cell>
        </table:table-row>
        <table:table-row table:style-name="ro2">
          <table:table-cell table:style-name="ce69" table:content-validation-name="val63" office:value-type="string" calcext:value-type="string">
            <text:p>Концевик YD-003</text:p>
          </table:table-cell>
          <table:table-cell table:number-columns-repeated="3"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2];[$Настройки.$B$2]=&quot;L&quot;;[.C52];[$Настройки.$B$2]=&quot;XL&quot;;[.D52])*[.E52]" office:value-type="float" office:value="4" calcext:value-type="float">
            <text:p>4</text:p>
          </table:table-cell>
          <table:table-cell table:style-name="ce95" table:formula="of:=77/20" office:value-type="currency" office:currency="RUB" office:value="3.85" calcext:value-type="currency">
            <text:p>3,85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52]*[.H52]" office:value-type="currency" office:currency="RUB" office:value="3.85" calcext:value-type="currency">
            <text:p>3,85 ₽</text:p>
          </table:table-cell>
          <table:table-cell table:style-name="ce79" table:content-validation-name="val74" table:formula="of:=[.F52]*[.I52]" office:value-type="currency" office:currency="RUB" office:value="15.4" calcext:value-type="currency">
            <text:p>15 ₽</text:p>
          </table:table-cell>
          <table:table-cell table:style-name="ce82" table:content-validation-name="val75" office:value-type="string" calcext:value-type="string">
            <text:p><text:a xlink:href="https://alli.pub/76c6h2?erid=2SDnjced1UQ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4" office:value-type="string" calcext:value-type="string">
            <text:p>DIN рейка 600мм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3];[$Настройки.$B$2]=&quot;L&quot;;[.C53];[$Настройки.$B$2]=&quot;XL&quot;;[.D53])*[.E53]" office:value-type="float" office:value="2" calcext:value-type="float">
            <text:p>2</text:p>
          </table:table-cell>
          <table:table-cell table:style-name="ce96" office:value-type="currency" office:currency="RUB" office:value="89" calcext:value-type="currency">
            <text:p>8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3]*[.H53]" office:value-type="currency" office:currency="RUB" office:value="89" calcext:value-type="currency">
            <text:p>89 ₽</text:p>
          </table:table-cell>
          <table:table-cell table:style-name="ce79" table:content-validation-name="val74" table:formula="of:=[.F53]*[.I53]" office:value-type="currency" office:currency="RUB" office:value="178" calcext:value-type="currency">
            <text:p>178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vseinstrumenti.ru/product/din-rejka-rexant-60sm-perforirovannaya-otsinkovannaya-12-8060-9683762/#searchQuery=DIN+рейка&amp;searchType=srp" xlink:type="simple">VI</text:a></text:p>
          </table:table-cell>
        </table:table-row>
        <table:table-row table:style-name="ro2">
          <table:table-cell table:style-name="ce69" table:content-validation-name="val64" office:value-type="string" calcext:value-type="string">
            <text:p>DIN рейка 700мм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4];[$Настройки.$B$2]=&quot;L&quot;;[.C54];[$Настройки.$B$2]=&quot;XL&quot;;[.D54])*[.E54]" office:value-type="float" office:value="0" calcext:value-type="float">
            <text:p>0</text:p>
          </table:table-cell>
          <table:table-cell table:style-name="ce96" office:value-type="currency" office:currency="RUB" office:value="138" calcext:value-type="currency">
            <text:p>138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4]*[.H54]" office:value-type="currency" office:currency="RUB" office:value="138" calcext:value-type="currency">
            <text:p>138 ₽</text:p>
          </table:table-cell>
          <table:table-cell table:style-name="ce79" table:content-validation-name="val74" table:formula="of:=[.F54]*[.I54]" office:value-type="currency" office:currency="RUB" office:value="0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vseinstrumenti.ru/product/din-rejka-rexant-80sm-perforirovannaya-otsinkovannaya-12-8080-11535290/#searchQuery=DIN+рейка&amp;searchType=srp" xlink:type="simple">VI</text:a></text:p>
          </table:table-cell>
        </table:table-row>
        <table:table-row table:style-name="ro2">
          <table:table-cell table:style-name="ce69" table:content-validation-name="val65" office:value-type="string" calcext:value-type="string">
            <text:p>Вентилятор 200х200мм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5];[$Настройки.$B$2]=&quot;L&quot;;[.C55];[$Настройки.$B$2]=&quot;XL&quot;;[.D55])*[.E55]" office:value-type="float" office:value="1" calcext:value-type="float">
            <text:p>1</text:p>
          </table:table-cell>
          <table:table-cell table:style-name="ce96" office:value-type="currency" office:currency="RUB" office:value="1220" calcext:value-type="currency">
            <text:p>1 220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5]*[.H55]" office:value-type="currency" office:currency="RUB" office:value="1220" calcext:value-type="currency">
            <text:p>1 220 ₽</text:p>
          </table:table-cell>
          <table:table-cell table:style-name="ce79" table:content-validation-name="val74" table:formula="of:=[.F55]*[.I55]" office:value-type="currency" office:currency="RUB" office:value="1220" calcext:value-type="currency">
            <text:p>1 220 ₽</text:p>
          </table:table-cell>
          <table:table-cell table:style-name="ce82" table:content-validation-name="val75" office:value-type="string" calcext:value-type="string">
            <text:p><text:a xlink:href="https://alli.pub/76c6je?erid=2SDnjeHWDWU" xlink:type="simple">Ali</text:a></text:p>
          </table:table-cell>
          <table:table-cell table:style-name="ce82" table:content-validation-name="val75"/>
        </table:table-row>
        <table:table-row table:style-name="ro1">
          <table:table-cell table:style-name="ce81" office:value-type="string" calcext:value-type="string" table:number-columns-spanned="12" table:number-rows-spanned="1">
            <text:p>Другое</text:p>
          </table:table-cell>
          <table:covered-table-cell table:number-columns-repeated="4" table:style-name="ce71"/>
          <table:covered-table-cell table:style-name="ce76" table:content-validation-name="val72"/>
          <table:covered-table-cell table:style-name="ce88"/>
          <table:covered-table-cell table:style-name="ce108"/>
          <table:covered-table-cell table:style-name="ce80" table:content-validation-name="val73"/>
          <table:covered-table-cell table:style-name="ce80" table:content-validation-name="val74"/>
          <table:covered-table-cell table:number-columns-repeated="2" table:style-name="ce76" table:content-validation-name="val75"/>
        </table:table-row>
        <table:table-row table:style-name="ro2">
          <table:table-cell table:style-name="ce69" table:content-validation-name="val66" office:value-type="string" calcext:value-type="string">
            <text:p>ws7040 24в с драйвером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7];[$Настройки.$B$2]=&quot;L&quot;;[.C57];[$Настройки.$B$2]=&quot;XL&quot;;[.D57])*[.E57]" office:value-type="float" office:value="1" calcext:value-type="float">
            <text:p>1</text:p>
          </table:table-cell>
          <table:table-cell table:style-name="ce96" office:value-type="currency" office:currency="RUB" office:value="4419" calcext:value-type="currency">
            <text:p>4 41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7]*[.H57]" office:value-type="currency" office:currency="RUB" office:value="4419" calcext:value-type="currency">
            <text:p>4 419 ₽</text:p>
          </table:table-cell>
          <table:table-cell table:style-name="ce79" table:content-validation-name="val74" table:formula="of:=[.F57]*[.I57]" office:value-type="currency" office:currency="RUB" office:value="4419" calcext:value-type="currency">
            <text:p>4 419 ₽</text:p>
          </table:table-cell>
          <table:table-cell table:style-name="ce82" table:content-validation-name="val75" office:value-type="string" calcext:value-type="string">
            <text:p><text:a xlink:href="https://alli.pub/76sga4?erid=2SDnjeV1qsK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7" office:value-type="string" calcext:value-type="string">
            <text:p>Шланг CPAP ID15мм 1800мм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8];[$Настройки.$B$2]=&quot;L&quot;;[.C58];[$Настройки.$B$2]=&quot;XL&quot;;[.D58])*[.E58]" office:value-type="float" office:value="1" calcext:value-type="float">
            <text:p>1</text:p>
          </table:table-cell>
          <table:table-cell table:style-name="ce96" office:value-type="currency" office:currency="RUB" office:value="1289" calcext:value-type="currency">
            <text:p>1 28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8]*[.H58]" office:value-type="currency" office:currency="RUB" office:value="1289" calcext:value-type="currency">
            <text:p>1 289 ₽</text:p>
          </table:table-cell>
          <table:table-cell table:style-name="ce79" table:content-validation-name="val74" table:formula="of:=[.F58]*[.I58]" office:value-type="currency" office:currency="RUB" office:value="1289" calcext:value-type="currency">
            <text:p>1 289 ₽</text:p>
          </table:table-cell>
          <table:table-cell table:style-name="ce82" table:content-validation-name="val75" office:value-type="string" calcext:value-type="string">
            <text:p><text:a xlink:href="https://alli.pub/76clcy?erid=2SDnjdYQXk8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8" office:value-type="string" calcext:value-type="string">
            <text:p>Носок Volcano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59];[$Настройки.$B$2]=&quot;L&quot;;[.C59];[$Настройки.$B$2]=&quot;XL&quot;;[.D59])*[.E59]" office:value-type="float" office:value="1" calcext:value-type="float">
            <text:p>1</text:p>
          </table:table-cell>
          <table:table-cell table:style-name="ce96" office:value-type="currency" office:currency="RUB" office:value="87" calcext:value-type="currency">
            <text:p>87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59]*[.H59]" office:value-type="currency" office:currency="RUB" office:value="87" calcext:value-type="currency">
            <text:p>87 ₽</text:p>
          </table:table-cell>
          <table:table-cell table:style-name="ce79" table:content-validation-name="val74" table:formula="of:=[.F59]*[.I59]" office:value-type="currency" office:currency="RUB" office:value="87" calcext:value-type="currency">
            <text:p>87 ₽</text:p>
          </table:table-cell>
          <table:table-cell table:style-name="ce82" table:content-validation-name="val75" office:value-type="string" calcext:value-type="string">
            <text:p><text:a xlink:href="https://alli.pub/76pupd?erid=2SDnjc7kFqw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69" office:value-type="string" calcext:value-type="string">
            <text:p>PTFE трубка 2х4мм</text:p>
          </table:table-cell>
          <table:table-cell table:number-columns-repeated="2" table:style-name="ce92" office:value-type="float" office:value="3000" calcext:value-type="float">
            <text:p>3000</text:p>
          </table:table-cell>
          <table:table-cell table:style-name="ce92" office:value-type="float" office:value="4000" calcext:value-type="float">
            <text:p>4000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60];[$Настройки.$B$2]=&quot;L&quot;;[.C60];[$Настройки.$B$2]=&quot;XL&quot;;[.D60])*[.E60]" office:value-type="float" office:value="3000" calcext:value-type="float">
            <text:p>3000</text:p>
          </table:table-cell>
          <table:table-cell table:style-name="ce95" table:formula="of:=115/1000" office:value-type="currency" office:currency="RUB" office:value="0.115" calcext:value-type="currency">
            <text:p>0,12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60]*[.H60]" office:value-type="currency" office:currency="RUB" office:value="0.115" calcext:value-type="currency">
            <text:p>0,12 ₽</text:p>
          </table:table-cell>
          <table:table-cell table:style-name="ce79" table:content-validation-name="val74" table:formula="of:=[.F60]*[.I60]" office:value-type="currency" office:currency="RUB" office:value="345" calcext:value-type="currency">
            <text:p>345 ₽</text:p>
          </table:table-cell>
          <table:table-cell table:style-name="ce82" table:content-validation-name="val75" office:value-type="string" calcext:value-type="string">
            <text:p><text:a xlink:href="https://alli.pub/76jzdq?erid=2SDnjcAVxLk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70" office:value-type="string" calcext:value-type="string">
            <text:p>Пружинная проволока D1.0мм 5м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61];[$Настройки.$B$2]=&quot;L&quot;;[.C61];[$Настройки.$B$2]=&quot;XL&quot;;[.D61])*[.E61]" office:value-type="float" office:value="1" calcext:value-type="float">
            <text:p>1</text:p>
          </table:table-cell>
          <table:table-cell table:style-name="ce95" table:formula="of:=372/5000" office:value-type="currency" office:currency="RUB" office:value="0.0744" calcext:value-type="currency">
            <text:p>0,07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61]*[.H61]" office:value-type="currency" office:currency="RUB" office:value="0.0744" calcext:value-type="currency">
            <text:p>0,07 ₽</text:p>
          </table:table-cell>
          <table:table-cell table:style-name="ce79" table:content-validation-name="val74" table:formula="of:=[.F61]*[.I61]" office:value-type="currency" office:currency="RUB" office:value="0.0744" calcext:value-type="currency">
            <text:p>0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ozon.ru/product/provoloka-nerzhaveyushchaya-pruzhinnaya-1-0-mm-v-buhte-5-metrov-stal-12h18n10t-aisi-321-791917824/?at=QktJ10oK3cwMy2mliPRxwlxINGz1JJILYVOQZh2YWDom&amp;from_sku=826407242&amp;oos_search=false" xlink:type="simple">Ozon</text:a></text:p>
          </table:table-cell>
        </table:table-row>
        <table:table-row table:style-name="ro2">
          <table:table-cell table:style-name="ce69" table:content-validation-name="val71" office:value-type="string" calcext:value-type="string">
            <text:p>Фиттинг</text:p>
          </table:table-cell>
          <table:table-cell table:number-columns-repeated="3"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62];[$Настройки.$B$2]=&quot;L&quot;;[.C62];[$Настройки.$B$2]=&quot;XL&quot;;[.D62])*[.E62]" office:value-type="float" office:value="4" calcext:value-type="float">
            <text:p>4</text:p>
          </table:table-cell>
          <table:table-cell table:style-name="ce96" table:formula="of:=(93+63)/4" office:value-type="currency" office:currency="RUB" office:value="39" calcext:value-type="currency">
            <text:p>39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79" table:content-validation-name="val73" table:formula="of:=[.G62]*[.H62]" office:value-type="currency" office:currency="RUB" office:value="39" calcext:value-type="currency">
            <text:p>39 ₽</text:p>
          </table:table-cell>
          <table:table-cell table:style-name="ce79" table:content-validation-name="val74" table:formula="of:=[.F62]*[.I62]" office:value-type="currency" office:currency="RUB" office:value="156" calcext:value-type="currency">
            <text:p>156 ₽</text:p>
          </table:table-cell>
          <table:table-cell table:style-name="ce82" table:content-validation-name="val75" office:value-type="string" calcext:value-type="string">
            <text:p><text:a xlink:href="https://alli.pub/76f1po?erid=2SDnjeQoSpU" xlink:type="simple">Ali</text:a></text:p>
          </table:table-cell>
          <table:table-cell table:style-name="ce82" table:content-validation-name="val75"/>
        </table:table-row>
        <table:table-row table:style-name="ro2">
          <table:table-cell table:style-name="ce69" table:content-validation-name="val71" office:value-type="string" calcext:value-type="string">
            <text:p>Уплотнитель 8х3</text:p>
          </table:table-cell>
          <table:table-cell table:style-name="ce92" office:value-type="float" office:value="2108" calcext:value-type="float">
            <text:p>2108</text:p>
          </table:table-cell>
          <table:table-cell table:style-name="ce92" table:formula="of:=[.B63]+300" office:value-type="float" office:value="2408" calcext:value-type="float">
            <text:p>2408</text:p>
          </table:table-cell>
          <table:table-cell table:style-name="ce92" table:formula="of:=[.C63]+400" office:value-type="float" office:value="2808" calcext:value-type="float">
            <text:p>2808</text:p>
          </table:table-cell>
          <table:table-cell table:style-name="ce92" office:value-type="float" office:value="1" calcext:value-type="float">
            <text:p>1</text:p>
          </table:table-cell>
          <table:table-cell table:style-name="ce82" table:content-validation-name="val72" table:formula="of:=COM.MICROSOFT.IFS([$Настройки.$B$2]=&quot;M&quot;;[.B63];[$Настройки.$B$2]=&quot;L&quot;;[.C63];[$Настройки.$B$2]=&quot;XL&quot;;[.D63])*[.E63]" office:value-type="float" office:value="2108" calcext:value-type="float">
            <text:p>2108</text:p>
          </table:table-cell>
          <table:table-cell table:style-name="ce95" table:formula="of:=161/2500" office:value-type="currency" office:currency="RUB" office:value="0.0644" calcext:value-type="currency">
            <text:p>0,06 ₽</text:p>
          </table:table-cell>
          <table:table-cell table:style-name="ce100" table:formula="of:=[$Настройки.$B$23]/[$Константы.$B$1]" office:value-type="float" office:value="1" calcext:value-type="float">
            <text:p>1</text:p>
          </table:table-cell>
          <table:table-cell table:style-name="ce106" table:content-validation-name="val73" table:formula="of:=[.G63]*[.H63]" office:value-type="currency" office:currency="RUB" office:value="0.0644" calcext:value-type="currency">
            <text:p>0,06 ₽</text:p>
          </table:table-cell>
          <table:table-cell table:style-name="ce79" table:content-validation-name="val74" table:formula="of:=[.F63]*[.I63]" office:value-type="currency" office:currency="RUB" office:value="135.7552" calcext:value-type="currency">
            <text:p>136 ₽</text:p>
          </table:table-cell>
          <table:table-cell table:style-name="ce82" table:content-validation-name="val75"/>
          <table:table-cell table:style-name="ce82" table:content-validation-name="val75" office:value-type="string" calcext:value-type="string">
            <text:p><text:a xlink:href="https://www.ozon.ru/product/uplotnitelnaya-lenta-dlya-varochnoy-paneli-8mm-3mm-2-5m-2063710853/" xlink:type="simple">Ozon</text:a></text:p>
          </table:table-cell>
        </table:table-row>
        <table:table-row table:style-name="ro1" table:number-rows-repeated="1048512">
          <table:table-cell table:number-columns-repeated="5"/>
          <table:table-cell table:content-validation-name="val72"/>
          <table:table-cell table:number-columns-repeated="2"/>
          <table:table-cell table:content-validation-name="val73"/>
          <table:table-cell table:content-validation-name="val74"/>
          <table:table-cell table:content-validation-name="val75" table:number-columns-repeated="2"/>
        </table:table-row>
        <table:table-row table:style-name="ro1">
          <table:table-cell table:number-columns-repeated="5"/>
          <table:table-cell table:content-validation-name="val72"/>
          <table:table-cell table:number-columns-repeated="2"/>
          <table:table-cell table:content-validation-name="val73"/>
          <table:table-cell table:content-validation-name="val74"/>
          <table:table-cell table:content-validation-name="val75" table:number-columns-repeated="2"/>
        </table:table-row>
      </table:table>
      <table:table table:name="Стандартные изд." table:style-name="ta1">
        <table:table-column table:style-name="co14" table:default-cell-style-name="ce118"/>
        <table:table-column table:style-name="co15" table:default-cell-style-name="ce122"/>
        <table:table-column table:style-name="co16" table:default-cell-style-name="ce118"/>
        <table:table-column table:style-name="co17" table:default-cell-style-name="ce118"/>
        <table:table-column table:style-name="co5" table:visibility="collapse" table:number-columns-repeated="5" table:default-cell-style-name="ce118"/>
        <table:table-column table:style-name="co18" table:default-cell-style-name="ce118"/>
        <table:table-column table:style-name="co5" table:default-cell-style-name="ce132"/>
        <table:table-column table:style-name="co19" table:default-cell-style-name="ce136"/>
        <table:table-column table:style-name="co20" table:default-cell-style-name="ce118"/>
        <table:table-column table:style-name="co21" table:number-columns-repeated="2" table:default-cell-style-name="ce118"/>
        <table:table-row table:style-name="ro3">
          <table:table-cell table:style-name="ce64" table:content-validation-name="val76" office:value-type="string" calcext:value-type="string">
            <text:p>Стандарт</text:p>
          </table:table-cell>
          <table:table-cell table:style-name="ce113" table:content-validation-name="val76" office:value-type="string" calcext:value-type="string">
            <text:p>Наименование</text:p>
          </table:table-cell>
          <table:table-cell table:style-name="ce74" table:content-validation-name="val76" office:value-type="string" calcext:value-type="string">
            <text:p>Резьба / Диаметр</text:p>
          </table:table-cell>
          <table:table-cell table:style-name="ce74" table:content-validation-name="val77" office:value-type="string" calcext:value-type="string">
            <text:p>Длина / Толщина</text:p>
          </table:table-cell>
          <table:table-cell table:style-name="ce64" table:content-validation-name="val76" office:value-type="string" calcext:value-type="string">
            <text:p>Кол-во М</text:p>
          </table:table-cell>
          <table:table-cell table:style-name="ce64" table:content-validation-name="val76" office:value-type="string" calcext:value-type="string">
            <text:p>Кол-во L</text:p>
          </table:table-cell>
          <table:table-cell table:style-name="ce64" table:content-validation-name="val76" office:value-type="string" calcext:value-type="string">
            <text:p>Кол-во XL</text:p>
          </table:table-cell>
          <table:table-cell table:style-name="ce74" table:content-validation-name="val76" office:value-type="string" calcext:value-type="string">
            <text:p>Кол-во без запаса</text:p>
          </table:table-cell>
          <table:table-cell table:style-name="ce64" table:content-validation-name="val76" office:value-type="string" calcext:value-type="string">
            <text:p>Запас</text:p>
          </table:table-cell>
          <table:table-cell table:style-name="ce64" table:content-validation-name="val78" office:value-type="string" calcext:value-type="string">
            <text:p>Кол-во</text:p>
          </table:table-cell>
          <table:table-cell table:style-name="ce121" table:content-validation-name="val79" office:value-type="string" calcext:value-type="string">
            <text:p>Цена ед.</text:p>
          </table:table-cell>
          <table:table-cell table:style-name="ce110" table:content-validation-name="val80" office:value-type="string" calcext:value-type="string">
            <text:p>Цена итого</text:p>
          </table:table-cell>
          <table:table-cell table:style-name="ce64" table:content-validation-name="val81" office:value-type="string" calcext:value-type="string" table:number-columns-spanned="3" table:number-rows-spanned="1">
            <text:p>Ссылки</text:p>
          </table:table-cell>
          <table:covered-table-cell table:style-name="ce64" table:content-validation-name="val81"/>
          <table:covered-table-cell table:style-name="ce137" table:content-validation-name="val81"/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3">
            <text:p>DIN 7991</text:p>
          </table:table-cell>
          <table:table-cell table:style-name="ce115" table:content-validation-name="val76" office:value-type="string" calcext:value-type="string" table:number-columns-spanned="1" table:number-rows-spanned="3">
            <text:p>Винт с потайной головкой и шестигранным углублением под ключ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6" calcext:value-type="float">
            <text:p>6</text:p>
          </table:table-cell>
          <table:table-cell table:style-name="ce82" table:content-validation-name="val76" office:value-type="float" office:value="6" calcext:value-type="float">
            <text:p>6</text:p>
          </table:table-cell>
          <table:table-cell table:style-name="ce82" table:content-validation-name="val76" table:formula="of:=[.E2]" office:value-type="float" office:value="6" calcext:value-type="float">
            <text:p>6</text:p>
          </table:table-cell>
          <table:table-cell table:style-name="ce82" table:content-validation-name="val76" table:formula="of:=[.F2]" office:value-type="float" office:value="6" calcext:value-type="float">
            <text:p>6</text:p>
          </table:table-cell>
          <table:table-cell table:style-name="ce82" table:content-validation-name="val76" table:formula="of:=COM.MICROSOFT.IFS([$Настройки.$B$2]=&quot;M&quot;;[.E2];[$Настройки.$B$2]=&quot;L&quot;;[.F2];[$Настройки.$B$2]=&quot;XL&quot;;[.G2])" office:value-type="float" office:value="6" calcext:value-type="float">
            <text:p>6</text:p>
          </table:table-cell>
          <table:table-cell table:style-name="ce82" table:content-validation-name="val76" table:formula="of:=ROUNDUP([.H2]*[$Настройки.$B$18];0)" office:value-type="float" office:value="1" calcext:value-type="float">
            <text:p>1</text:p>
          </table:table-cell>
          <table:table-cell table:style-name="ce82" table:content-validation-name="val78" table:formula="of:=[.H2]+[.I2]" office:value-type="float" office:value="7" calcext:value-type="float">
            <text:p>7</text:p>
          </table:table-cell>
          <table:table-cell table:style-name="ce123" table:content-validation-name="val79" table:formula="of:=100/50" office:value-type="currency" office:currency="RUB" office:value="2" calcext:value-type="currency">
            <text:p>2,00 ₽</text:p>
          </table:table-cell>
          <table:table-cell table:style-name="ce126" table:content-validation-name="val80" table:formula="of:=[.J2]*[.K2]" office:value-type="currency" office:currency="RUB" office:value="14" calcext:value-type="currency">
            <text:p>14 ₽</text:p>
          </table:table-cell>
          <table:table-cell table:style-name="ce82" table:content-validation-name="val81" office:value-type="string" calcext:value-type="string">
            <text:p><text:a xlink:href="https://ali.click/7tjax0?erid=2SDnjf2L5HJ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7991/din_7991_a2/vinty_m3/vinty_m3x6/vint_din_7991_potaynaya_golovka_vnutr_shestigrannik_a2_m3h6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20" calcext:value-type="float">
            <text:p>20</text:p>
          </table:table-cell>
          <table:table-cell table:style-name="ce82" table:content-validation-name="val76" office:value-type="float" office:value="4" calcext:value-type="float">
            <text:p>4</text:p>
          </table:table-cell>
          <table:table-cell table:style-name="ce82" table:content-validation-name="val76" table:formula="of:=[.E3]" office:value-type="float" office:value="4" calcext:value-type="float">
            <text:p>4</text:p>
          </table:table-cell>
          <table:table-cell table:style-name="ce82" table:content-validation-name="val76" table:formula="of:=[.F3]" office:value-type="float" office:value="4" calcext:value-type="float">
            <text:p>4</text:p>
          </table:table-cell>
          <table:table-cell table:style-name="ce82" table:content-validation-name="val76" table:formula="of:=COM.MICROSOFT.IFS([$Настройки.$B$2]=&quot;M&quot;;[.E3];[$Настройки.$B$2]=&quot;L&quot;;[.F3];[$Настройки.$B$2]=&quot;XL&quot;;[.G3])" office:value-type="float" office:value="4" calcext:value-type="float">
            <text:p>4</text:p>
          </table:table-cell>
          <table:table-cell table:style-name="ce82" table:content-validation-name="val76" table:formula="of:=ROUNDUP([.H3]*[$Настройки.$B$18];0)" office:value-type="float" office:value="1" calcext:value-type="float">
            <text:p>1</text:p>
          </table:table-cell>
          <table:table-cell table:style-name="ce82" table:content-validation-name="val78" table:formula="of:=[.H3]+[.I3]" office:value-type="float" office:value="5" calcext:value-type="float">
            <text:p>5</text:p>
          </table:table-cell>
          <table:table-cell table:style-name="ce123" table:content-validation-name="val79" table:formula="of:=145/50" office:value-type="currency" office:currency="RUB" office:value="2.9" calcext:value-type="currency">
            <text:p>2,90 ₽</text:p>
          </table:table-cell>
          <table:table-cell table:style-name="ce126" table:content-validation-name="val80" table:formula="of:=[.J3]*[.K3]" office:value-type="currency" office:currency="RUB" office:value="14.5" calcext:value-type="currency">
            <text:p>15 ₽</text:p>
          </table:table-cell>
          <table:table-cell table:style-name="ce82" table:content-validation-name="val81" office:value-type="string" calcext:value-type="string">
            <text:p><text:a xlink:href="https://ali.click/7tjax0?erid=2SDnjf2L5HJ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7991/din_7991_a2/vinty_m3/vinty_m3x20/vint_din_7991_potaynaya_golovka_vnutr_shestigrannik_a2_m3h2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50" calcext:value-type="float">
            <text:p>50</text:p>
          </table:table-cell>
          <table:table-cell table:style-name="ce82" table:content-validation-name="val76" office:value-type="float" office:value="9" calcext:value-type="float">
            <text:p>9</text:p>
          </table:table-cell>
          <table:table-cell table:style-name="ce82" table:content-validation-name="val76" table:formula="of:=[.E4]" office:value-type="float" office:value="9" calcext:value-type="float">
            <text:p>9</text:p>
          </table:table-cell>
          <table:table-cell table:style-name="ce82" table:content-validation-name="val76" table:formula="of:=[.F4]" office:value-type="float" office:value="9" calcext:value-type="float">
            <text:p>9</text:p>
          </table:table-cell>
          <table:table-cell table:style-name="ce82" table:content-validation-name="val76" table:formula="of:=COM.MICROSOFT.IFS([$Настройки.$B$2]=&quot;M&quot;;[.E4];[$Настройки.$B$2]=&quot;L&quot;;[.F4];[$Настройки.$B$2]=&quot;XL&quot;;[.G4])" office:value-type="float" office:value="9" calcext:value-type="float">
            <text:p>9</text:p>
          </table:table-cell>
          <table:table-cell table:style-name="ce82" table:content-validation-name="val76" table:formula="of:=ROUNDUP([.H4]*[$Настройки.$B$18];0)" office:value-type="float" office:value="1" calcext:value-type="float">
            <text:p>1</text:p>
          </table:table-cell>
          <table:table-cell table:style-name="ce82" table:content-validation-name="val78" table:formula="of:=[.H4]+[.I4]" office:value-type="float" office:value="10" calcext:value-type="float">
            <text:p>10</text:p>
          </table:table-cell>
          <table:table-cell table:style-name="ce123" table:content-validation-name="val79" table:formula="of:=316/50" office:value-type="currency" office:currency="RUB" office:value="6.32" calcext:value-type="currency">
            <text:p>6,32 ₽</text:p>
          </table:table-cell>
          <table:table-cell table:style-name="ce126" table:content-validation-name="val80" table:formula="of:=[.J4]*[.K4]" office:value-type="currency" office:currency="RUB" office:value="63.2" calcext:value-type="currency">
            <text:p>63 ₽</text:p>
          </table:table-cell>
          <table:table-cell table:style-name="ce82" table:content-validation-name="val81" office:value-type="string" calcext:value-type="string">
            <text:p><text:a xlink:href="https://ali.click/7tjax0?erid=2SDnjf2L5HJ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7991/din_7991_a2/vint_din_7991_potaynaya_golovka_vnutr_shestigrannik_a2_m3h50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4">
            <text:p>ISO 7380-1</text:p>
          </table:table-cell>
          <table:table-cell table:style-name="ce115" table:content-validation-name="val76" office:value-type="string" calcext:value-type="string" table:number-columns-spanned="1" table:number-rows-spanned="4">
            <text:p>Винт с полукруглой головкой и шестигранным углублением под ключ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10" calcext:value-type="float">
            <text:p>10</text:p>
          </table:table-cell>
          <table:table-cell table:style-name="ce82" table:content-validation-name="val76" office:value-type="float" office:value="10" calcext:value-type="float">
            <text:p>10</text:p>
          </table:table-cell>
          <table:table-cell table:style-name="ce82" table:content-validation-name="val76" table:formula="of:=[.E5]" office:value-type="float" office:value="10" calcext:value-type="float">
            <text:p>10</text:p>
          </table:table-cell>
          <table:table-cell table:style-name="ce82" table:content-validation-name="val76" table:formula="of:=[.F5]" office:value-type="float" office:value="10" calcext:value-type="float">
            <text:p>10</text:p>
          </table:table-cell>
          <table:table-cell table:style-name="ce82" table:content-validation-name="val76" table:formula="of:=COM.MICROSOFT.IFS([$Настройки.$B$2]=&quot;M&quot;;[.E5];[$Настройки.$B$2]=&quot;L&quot;;[.F5];[$Настройки.$B$2]=&quot;XL&quot;;[.G5])" office:value-type="float" office:value="10" calcext:value-type="float">
            <text:p>10</text:p>
          </table:table-cell>
          <table:table-cell table:style-name="ce82" table:content-validation-name="val76" table:formula="of:=ROUNDUP([.H5]*[$Настройки.$B$18];0)" office:value-type="float" office:value="1" calcext:value-type="float">
            <text:p>1</text:p>
          </table:table-cell>
          <table:table-cell table:style-name="ce82" table:content-validation-name="val78" table:formula="of:=[.H5]+[.I5]" office:value-type="float" office:value="11" calcext:value-type="float">
            <text:p>11</text:p>
          </table:table-cell>
          <table:table-cell table:style-name="ce123" table:content-validation-name="val79" office:value-type="currency" office:currency="RUB" office:value="2.4" calcext:value-type="currency">
            <text:p>2,40 ₽</text:p>
          </table:table-cell>
          <table:table-cell table:style-name="ce126" table:content-validation-name="val80" table:formula="of:=[.J5]*[.K5]" office:value-type="currency" office:currency="RUB" office:value="26.4" calcext:value-type="currency">
            <text:p>26 ₽</text:p>
          </table:table-cell>
          <table:table-cell table:style-name="ce82" table:content-validation-name="val81" office:value-type="string" calcext:value-type="string">
            <text:p><text:a xlink:href="https://ali.click/q2kax2?erid=2SDnjcxFQwJ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iso_7380/iso_7380_a2/vinty_m3/vinty_m3x10/vint_iso7380_polukruglaya_golovka_vnutr_shestigrannik_a2_m3h1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float" office:value="8" calcext:value-type="float">
            <text:p>8</text:p>
          </table:table-cell>
          <table:table-cell table:style-name="ce82" table:content-validation-name="val76" office:value-type="float" office:value="194" calcext:value-type="float">
            <text:p>194</text:p>
          </table:table-cell>
          <table:table-cell table:style-name="ce82" table:content-validation-name="val76" table:formula="of:=[.E6]+4+12+8" office:value-type="float" office:value="218" calcext:value-type="float">
            <text:p>218</text:p>
          </table:table-cell>
          <table:table-cell table:style-name="ce82" table:content-validation-name="val76" table:formula="of:=[.F6]" office:value-type="float" office:value="218" calcext:value-type="float">
            <text:p>218</text:p>
          </table:table-cell>
          <table:table-cell table:style-name="ce82" table:content-validation-name="val76" table:formula="of:=COM.MICROSOFT.IFS([$Настройки.$B$2]=&quot;M&quot;;[.E6];[$Настройки.$B$2]=&quot;L&quot;;[.F6];[$Настройки.$B$2]=&quot;XL&quot;;[.G6])" office:value-type="float" office:value="194" calcext:value-type="float">
            <text:p>194</text:p>
          </table:table-cell>
          <table:table-cell table:style-name="ce82" table:content-validation-name="val76" table:formula="of:=ROUNDUP([.H6]*[$Настройки.$B$18];0)" office:value-type="float" office:value="20" calcext:value-type="float">
            <text:p>20</text:p>
          </table:table-cell>
          <table:table-cell table:style-name="ce82" table:content-validation-name="val78" table:formula="of:=[.H6]+[.I6]" office:value-type="float" office:value="214" calcext:value-type="float">
            <text:p>214</text:p>
          </table:table-cell>
          <table:table-cell table:style-name="ce123" table:content-validation-name="val79" table:formula="of:=165/50" office:value-type="currency" office:currency="RUB" office:value="3.3" calcext:value-type="currency">
            <text:p>3,30 ₽</text:p>
          </table:table-cell>
          <table:table-cell table:style-name="ce126" table:content-validation-name="val80" table:formula="of:=[.J6]*[.K6]" office:value-type="currency" office:currency="RUB" office:value="706.2" calcext:value-type="currency">
            <text:p>706 ₽</text:p>
          </table:table-cell>
          <table:table-cell table:style-name="ce82" table:content-validation-name="val81" office:value-type="string" calcext:value-type="string">
            <text:p><text:a xlink:href="https://ali.click/69kax5?erid=2SDnje9vqBW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iso_7380/iso_7380_a2/vinty_m4/vinty_m4x8/vint_iso7380_polukruglaya_golovka_vnutr_shestigrannik_a2_m4h8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6" calcext:value-type="float">
            <text:p>М6</text:p>
          </table:table-cell>
          <table:table-cell table:style-name="ce82" table:content-validation-name="val77" office:value-type="float" office:value="10" calcext:value-type="float">
            <text:p>10</text:p>
          </table:table-cell>
          <table:table-cell table:style-name="ce82" table:content-validation-name="val76" office:value-type="float" office:value="28" calcext:value-type="float">
            <text:p>28</text:p>
          </table:table-cell>
          <table:table-cell table:style-name="ce82" table:content-validation-name="val76" table:formula="of:=[.E7]" office:value-type="float" office:value="28" calcext:value-type="float">
            <text:p>28</text:p>
          </table:table-cell>
          <table:table-cell table:style-name="ce82" table:content-validation-name="val76" table:formula="of:=[.F7]" office:value-type="float" office:value="28" calcext:value-type="float">
            <text:p>28</text:p>
          </table:table-cell>
          <table:table-cell table:style-name="ce82" table:content-validation-name="val76" table:formula="of:=COM.MICROSOFT.IFS([$Настройки.$B$2]=&quot;M&quot;;[.E7];[$Настройки.$B$2]=&quot;L&quot;;[.F7];[$Настройки.$B$2]=&quot;XL&quot;;[.G7])" office:value-type="float" office:value="28" calcext:value-type="float">
            <text:p>28</text:p>
          </table:table-cell>
          <table:table-cell table:style-name="ce82" table:content-validation-name="val76" table:formula="of:=ROUNDUP([.H7]*[$Настройки.$B$18];0)" office:value-type="float" office:value="3" calcext:value-type="float">
            <text:p>3</text:p>
          </table:table-cell>
          <table:table-cell table:style-name="ce82" table:content-validation-name="val78" table:formula="of:=[.H7]+[.I7]" office:value-type="float" office:value="31" calcext:value-type="float">
            <text:p>31</text:p>
          </table:table-cell>
          <table:table-cell table:style-name="ce123" table:content-validation-name="val79" office:value-type="currency" office:currency="RUB" office:value="8.8" calcext:value-type="currency">
            <text:p>8,80 ₽</text:p>
          </table:table-cell>
          <table:table-cell table:style-name="ce126" table:content-validation-name="val80" table:formula="of:=[.J7]*[.K7]" office:value-type="currency" office:currency="RUB" office:value="272.8" calcext:value-type="currency">
            <text:p>273 ₽</text:p>
          </table:table-cell>
          <table:table-cell table:style-name="ce82" table:content-validation-name="val81" office:value-type="string" calcext:value-type="string">
            <text:p><text:a xlink:href="https://ali.click/balaxz?erid=2SDnjeo1CBz" xlink:type="simple">Ali</text:a></text:p>
          </table:table-cell>
          <table:table-cell table:style-name="ce82" table:content-validation-name="val81" office:value-type="string" calcext:value-type="string">
            <text:p><text:a xlink:href="https://ali.click/ltkax9?erid=2SDnjepUqzQ" xlink:type="simple">Ali</text:a></text:p>
          </table:table-cell>
          <table:table-cell table:style-name="ce82" table:content-validation-name="val81" office:value-type="string" calcext:value-type="string">
            <text:p><text:a xlink:href="https://grover-sk.ru/catalog/metizy/vinty/iso_7380/iso_7380_a2/vinty_m6/vinty_m6x10/vint_iso7380_polukruglaya_golovka_vnutr_shestigrannik_a2_m6h1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6" calcext:value-type="float">
            <text:p>М6</text:p>
          </table:table-cell>
          <table:table-cell table:style-name="ce82" table:content-validation-name="val77" office:value-type="float" office:value="40" calcext:value-type="float">
            <text:p>40</text:p>
          </table:table-cell>
          <table:table-cell table:style-name="ce82" table:content-validation-name="val76" office:value-type="float" office:value="18" calcext:value-type="float">
            <text:p>18</text:p>
          </table:table-cell>
          <table:table-cell table:style-name="ce82" table:content-validation-name="val76" table:formula="of:=[.E8]+2" office:value-type="float" office:value="20" calcext:value-type="float">
            <text:p>20</text:p>
          </table:table-cell>
          <table:table-cell table:style-name="ce82" table:content-validation-name="val76" table:formula="of:=[.F8]" office:value-type="float" office:value="20" calcext:value-type="float">
            <text:p>20</text:p>
          </table:table-cell>
          <table:table-cell table:style-name="ce82" table:content-validation-name="val76" table:formula="of:=COM.MICROSOFT.IFS([$Настройки.$B$2]=&quot;M&quot;;[.E8];[$Настройки.$B$2]=&quot;L&quot;;[.F8];[$Настройки.$B$2]=&quot;XL&quot;;[.G8])" office:value-type="float" office:value="18" calcext:value-type="float">
            <text:p>18</text:p>
          </table:table-cell>
          <table:table-cell table:style-name="ce82" table:content-validation-name="val76" table:formula="of:=ROUNDUP([.H8]*[$Настройки.$B$18];0)" office:value-type="float" office:value="2" calcext:value-type="float">
            <text:p>2</text:p>
          </table:table-cell>
          <table:table-cell table:style-name="ce82" table:content-validation-name="val78" table:formula="of:=[.H8]+[.I8]" office:value-type="float" office:value="20" calcext:value-type="float">
            <text:p>20</text:p>
          </table:table-cell>
          <table:table-cell table:style-name="ce123" table:content-validation-name="val79" table:formula="of:=219/10" office:value-type="currency" office:currency="RUB" office:value="21.9" calcext:value-type="currency">
            <text:p>21,90 ₽</text:p>
          </table:table-cell>
          <table:table-cell table:style-name="ce126" table:content-validation-name="val80" table:formula="of:=[.J8]*[.K8]" office:value-type="currency" office:currency="RUB" office:value="438" calcext:value-type="currency">
            <text:p>438 ₽</text:p>
          </table:table-cell>
          <table:table-cell table:style-name="ce82" table:content-validation-name="val81" office:value-type="string" calcext:value-type="string">
            <text:p><text:a xlink:href="https://ali.click/balaxz?erid=2SDnjeo1CBz" xlink:type="simple">Ali</text:a></text:p>
          </table:table-cell>
          <table:table-cell table:style-name="ce82" table:content-validation-name="val81" office:value-type="string" calcext:value-type="string">
            <text:p><text:a xlink:href="https://ali.click/ltkax9?erid=2SDnjepUqzQ" xlink:type="simple">Ali</text:a></text:p>
          </table:table-cell>
          <table:table-cell table:style-name="ce82" table:content-validation-name="val81" office:value-type="string" calcext:value-type="string">
            <text:p><text:a xlink:href="https://grover-sk.ru/catalog/metizy/vinty/iso_7380/iso_7380_a2/vint_iso7380_polukruglaya_golovka_vnutr_shestigrannik_a2_m6h40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>
            <text:p>ISO 7380-2</text:p>
          </table:table-cell>
          <table:table-cell table:style-name="ce114" table:content-validation-name="val76" office:value-type="string" calcext:value-type="string">
            <text:p>-||- с прессшайбой</text:p>
          </table:table-cell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float" office:value="8" calcext:value-type="float">
            <text:p>8</text:p>
          </table:table-cell>
          <table:table-cell table:style-name="ce82" table:content-validation-name="val76" office:value-type="float" office:value="195" calcext:value-type="float">
            <text:p>195</text:p>
          </table:table-cell>
          <table:table-cell table:style-name="ce82" table:content-validation-name="val76" table:formula="of:=[.E9]+4+4+4+6+14+14+6" office:value-type="float" office:value="247" calcext:value-type="float">
            <text:p>247</text:p>
          </table:table-cell>
          <table:table-cell table:style-name="ce82" table:content-validation-name="val76" table:formula="of:=[.F9]" office:value-type="float" office:value="247" calcext:value-type="float">
            <text:p>247</text:p>
          </table:table-cell>
          <table:table-cell table:style-name="ce82" table:content-validation-name="val76" table:formula="of:=COM.MICROSOFT.IFS([$Настройки.$B$2]=&quot;M&quot;;[.E9];[$Настройки.$B$2]=&quot;L&quot;;[.F9];[$Настройки.$B$2]=&quot;XL&quot;;[.G9])" office:value-type="float" office:value="195" calcext:value-type="float">
            <text:p>195</text:p>
          </table:table-cell>
          <table:table-cell table:style-name="ce82" table:content-validation-name="val76" table:formula="of:=ROUNDUP([.H9]*[$Настройки.$B$18];0)" office:value-type="float" office:value="20" calcext:value-type="float">
            <text:p>20</text:p>
          </table:table-cell>
          <table:table-cell table:style-name="ce82" table:content-validation-name="val78" table:formula="of:=[.H9]+[.I9]" office:value-type="float" office:value="215" calcext:value-type="float">
            <text:p>215</text:p>
          </table:table-cell>
          <table:table-cell table:style-name="ce123" table:content-validation-name="val79" table:formula="of:=209/30" office:value-type="currency" office:currency="RUB" office:value="6.96666666666667" calcext:value-type="currency">
            <text:p>6,97 ₽</text:p>
          </table:table-cell>
          <table:table-cell table:style-name="ce126" table:content-validation-name="val80" table:formula="of:=[.J9]*[.K9]" office:value-type="currency" office:currency="RUB" office:value="1497.83333333333" calcext:value-type="currency">
            <text:p>1 498 ₽</text:p>
          </table:table-cell>
          <table:table-cell table:style-name="ce82" table:content-validation-name="val81" office:value-type="string" calcext:value-type="string">
            <text:p><text:a xlink:href="https://ali.click/k3laxs?erid=2SDnjdWsp6k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12">
            <text:p>DIN 912</text:p>
          </table:table-cell>
          <table:table-cell table:style-name="ce115" table:content-validation-name="val76" office:value-type="string" calcext:value-type="string" table:number-columns-spanned="1" table:number-rows-spanned="12">
            <text:p>Винт с цилиндрической головкой и шестигранным углублением под ключ</text:p>
          </table:table-cell>
          <table:table-cell table:style-name="ce116" table:content-validation-name="val76" office:value-type="float" office:value="2.5" calcext:value-type="float">
            <text:p>М2,5</text:p>
          </table:table-cell>
          <table:table-cell table:style-name="ce82" table:content-validation-name="val77" office:value-type="float" office:value="8" calcext:value-type="float">
            <text:p>8</text:p>
          </table:table-cell>
          <table:table-cell table:style-name="ce82" table:content-validation-name="val76" office:value-type="float" office:value="20" calcext:value-type="float">
            <text:p>20</text:p>
          </table:table-cell>
          <table:table-cell table:style-name="ce82" table:content-validation-name="val76" table:formula="of:=[.E10]" office:value-type="float" office:value="20" calcext:value-type="float">
            <text:p>20</text:p>
          </table:table-cell>
          <table:table-cell table:style-name="ce82" table:content-validation-name="val76" table:formula="of:=[.F10]" office:value-type="float" office:value="20" calcext:value-type="float">
            <text:p>20</text:p>
          </table:table-cell>
          <table:table-cell table:style-name="ce82" table:content-validation-name="val76" table:formula="of:=COM.MICROSOFT.IFS([$Настройки.$B$2]=&quot;M&quot;;[.E10];[$Настройки.$B$2]=&quot;L&quot;;[.F10];[$Настройки.$B$2]=&quot;XL&quot;;[.G10])" office:value-type="float" office:value="20" calcext:value-type="float">
            <text:p>20</text:p>
          </table:table-cell>
          <table:table-cell table:style-name="ce82" table:content-validation-name="val76" table:formula="of:=ROUNDUP([.H10]*[$Настройки.$B$18];0)" office:value-type="float" office:value="2" calcext:value-type="float">
            <text:p>2</text:p>
          </table:table-cell>
          <table:table-cell table:style-name="ce82" table:content-validation-name="val78" table:formula="of:=[.H10]+[.I10]" office:value-type="float" office:value="22" calcext:value-type="float">
            <text:p>22</text:p>
          </table:table-cell>
          <table:table-cell table:style-name="ce123" table:content-validation-name="val79" table:formula="of:=133/50" office:value-type="currency" office:currency="RUB" office:value="2.66" calcext:value-type="currency">
            <text:p>2,66 ₽</text:p>
          </table:table-cell>
          <table:table-cell table:style-name="ce126" table:content-validation-name="val80" table:formula="of:=[.J10]*[.K10]" office:value-type="currency" office:currency="RUB" office:value="58.52" calcext:value-type="currency">
            <text:p>59 ₽</text:p>
          </table:table-cell>
          <table:table-cell table:style-name="ce82" table:content-validation-name="val81" office:value-type="string" calcext:value-type="string">
            <text:p><text:a xlink:href="https://ali.click/4hlaxf?erid=2SDnjd4CNWU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25/vinty_m25x8/vint_din_912_tsilindricheskaya_golovka_vnutr_shestigrannik_a2_m25h8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4" calcext:value-type="float">
            <text:p>4</text:p>
          </table:table-cell>
          <table:table-cell table:style-name="ce82" table:content-validation-name="val76" office:value-type="float" office:value="12" calcext:value-type="float">
            <text:p>12</text:p>
          </table:table-cell>
          <table:table-cell table:style-name="ce82" table:content-validation-name="val76" table:formula="of:=[.E11]" office:value-type="float" office:value="12" calcext:value-type="float">
            <text:p>12</text:p>
          </table:table-cell>
          <table:table-cell table:style-name="ce82" table:content-validation-name="val76" table:formula="of:=[.F11]" office:value-type="float" office:value="12" calcext:value-type="float">
            <text:p>12</text:p>
          </table:table-cell>
          <table:table-cell table:style-name="ce82" table:content-validation-name="val76" table:formula="of:=COM.MICROSOFT.IFS([$Настройки.$B$2]=&quot;M&quot;;[.E11];[$Настройки.$B$2]=&quot;L&quot;;[.F11];[$Настройки.$B$2]=&quot;XL&quot;;[.G11])" office:value-type="float" office:value="12" calcext:value-type="float">
            <text:p>12</text:p>
          </table:table-cell>
          <table:table-cell table:style-name="ce82" table:content-validation-name="val76" table:formula="of:=ROUNDUP([.H11]*[$Настройки.$B$18];0)" office:value-type="float" office:value="2" calcext:value-type="float">
            <text:p>2</text:p>
          </table:table-cell>
          <table:table-cell table:style-name="ce82" table:content-validation-name="val78" table:formula="of:=[.H11]+[.I11]" office:value-type="float" office:value="14" calcext:value-type="float">
            <text:p>14</text:p>
          </table:table-cell>
          <table:table-cell table:style-name="ce123" table:content-validation-name="val79" office:value-type="currency" office:currency="RUB" office:value="2.2" calcext:value-type="currency">
            <text:p>2,20 ₽</text:p>
          </table:table-cell>
          <table:table-cell table:style-name="ce126" table:content-validation-name="val80" table:formula="of:=[.J11]*[.K11]" office:value-type="currency" office:currency="RUB" office:value="30.8" calcext:value-type="currency">
            <text:p>31 ₽</text:p>
          </table:table-cell>
          <table:table-cell table:style-name="ce82" table:content-validation-name="val81" table:number-columns-repeated="2"/>
          <table:table-cell table:style-name="ce82" table:content-validation-name="val81" office:value-type="string" calcext:value-type="string">
            <text:p><text:a xlink:href="https://grover-sk.ru/catalog/metizy/vinty/din_912/din_912_a2/vint_din_912_tsilindricheskaya_golovka_vnutr_shestigrannik_a2_m3h4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6" calcext:value-type="float">
            <text:p>6</text:p>
          </table:table-cell>
          <table:table-cell table:style-name="ce82" table:content-validation-name="val76" office:value-type="float" office:value="66" calcext:value-type="float">
            <text:p>66</text:p>
          </table:table-cell>
          <table:table-cell table:style-name="ce82" table:content-validation-name="val76" table:formula="of:=[.E12]" office:value-type="float" office:value="66" calcext:value-type="float">
            <text:p>66</text:p>
          </table:table-cell>
          <table:table-cell table:style-name="ce82" table:content-validation-name="val76" table:formula="of:=[.F12]" office:value-type="float" office:value="66" calcext:value-type="float">
            <text:p>66</text:p>
          </table:table-cell>
          <table:table-cell table:style-name="ce82" table:content-validation-name="val76" table:formula="of:=COM.MICROSOFT.IFS([$Настройки.$B$2]=&quot;M&quot;;[.E12];[$Настройки.$B$2]=&quot;L&quot;;[.F12];[$Настройки.$B$2]=&quot;XL&quot;;[.G12])" office:value-type="float" office:value="66" calcext:value-type="float">
            <text:p>66</text:p>
          </table:table-cell>
          <table:table-cell table:style-name="ce82" table:content-validation-name="val76" table:formula="of:=ROUNDUP([.H12]*[$Настройки.$B$18];0)" office:value-type="float" office:value="7" calcext:value-type="float">
            <text:p>7</text:p>
          </table:table-cell>
          <table:table-cell table:style-name="ce82" table:content-validation-name="val78" table:formula="of:=[.H12]+[.I12]" office:value-type="float" office:value="73" calcext:value-type="float">
            <text:p>73</text:p>
          </table:table-cell>
          <table:table-cell table:style-name="ce123" table:content-validation-name="val79" office:value-type="currency" office:currency="RUB" office:value="3" calcext:value-type="currency">
            <text:p>3,00 ₽</text:p>
          </table:table-cell>
          <table:table-cell table:style-name="ce126" table:content-validation-name="val80" table:formula="of:=[.J12]*[.K12]" office:value-type="currency" office:currency="RUB" office:value="219" calcext:value-type="currency">
            <text:p>219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6/vint_din_912_tsilindricheskaya_golovka_vnutr_shestigrannik_a2_m3h6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8" calcext:value-type="float">
            <text:p>8</text:p>
          </table:table-cell>
          <table:table-cell table:style-name="ce82" table:content-validation-name="val76" office:value-type="float" office:value="145" calcext:value-type="float">
            <text:p>145</text:p>
          </table:table-cell>
          <table:table-cell table:style-name="ce82" table:content-validation-name="val76" table:formula="of:=[.E13]+6+4" office:value-type="float" office:value="155" calcext:value-type="float">
            <text:p>155</text:p>
          </table:table-cell>
          <table:table-cell table:style-name="ce82" table:content-validation-name="val76" table:formula="of:=[.F13]+2" office:value-type="float" office:value="157" calcext:value-type="float">
            <text:p>157</text:p>
          </table:table-cell>
          <table:table-cell table:style-name="ce82" table:content-validation-name="val76" table:formula="of:=COM.MICROSOFT.IFS([$Настройки.$B$2]=&quot;M&quot;;[.E13];[$Настройки.$B$2]=&quot;L&quot;;[.F13];[$Настройки.$B$2]=&quot;XL&quot;;[.G13])" office:value-type="float" office:value="145" calcext:value-type="float">
            <text:p>145</text:p>
          </table:table-cell>
          <table:table-cell table:style-name="ce82" table:content-validation-name="val76" table:formula="of:=ROUNDUP([.H13]*[$Настройки.$B$18];0)" office:value-type="float" office:value="15" calcext:value-type="float">
            <text:p>15</text:p>
          </table:table-cell>
          <table:table-cell table:style-name="ce82" table:content-validation-name="val78" table:formula="of:=[.H13]+[.I13]" office:value-type="float" office:value="160" calcext:value-type="float">
            <text:p>160</text:p>
          </table:table-cell>
          <table:table-cell table:style-name="ce123" table:content-validation-name="val79" office:value-type="currency" office:currency="RUB" office:value="2.6" calcext:value-type="currency">
            <text:p>2,60 ₽</text:p>
          </table:table-cell>
          <table:table-cell table:style-name="ce126" table:content-validation-name="val80" table:formula="of:=[.J13]*[.K13]" office:value-type="currency" office:currency="RUB" office:value="416" calcext:value-type="currency">
            <text:p>416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8/vint_din_912_tsilindricheskaya_golovka_vnutr_shestigrannik_a2_m3h8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10" calcext:value-type="float">
            <text:p>10</text:p>
          </table:table-cell>
          <table:table-cell table:style-name="ce82" table:content-validation-name="val76" office:value-type="float" office:value="33" calcext:value-type="float">
            <text:p>33</text:p>
          </table:table-cell>
          <table:table-cell table:style-name="ce82" table:content-validation-name="val76" table:formula="of:=[.E14]" office:value-type="float" office:value="33" calcext:value-type="float">
            <text:p>33</text:p>
          </table:table-cell>
          <table:table-cell table:style-name="ce82" table:content-validation-name="val76" table:formula="of:=[.F14]" office:value-type="float" office:value="33" calcext:value-type="float">
            <text:p>33</text:p>
          </table:table-cell>
          <table:table-cell table:style-name="ce82" table:content-validation-name="val76" table:formula="of:=COM.MICROSOFT.IFS([$Настройки.$B$2]=&quot;M&quot;;[.E14];[$Настройки.$B$2]=&quot;L&quot;;[.F14];[$Настройки.$B$2]=&quot;XL&quot;;[.G14])" office:value-type="float" office:value="33" calcext:value-type="float">
            <text:p>33</text:p>
          </table:table-cell>
          <table:table-cell table:style-name="ce82" table:content-validation-name="val76" table:formula="of:=ROUNDUP([.H14]*[$Настройки.$B$18];0)" office:value-type="float" office:value="4" calcext:value-type="float">
            <text:p>4</text:p>
          </table:table-cell>
          <table:table-cell table:style-name="ce82" table:content-validation-name="val78" table:formula="of:=[.H14]+[.I14]" office:value-type="float" office:value="37" calcext:value-type="float">
            <text:p>37</text:p>
          </table:table-cell>
          <table:table-cell table:style-name="ce123" table:content-validation-name="val79" office:value-type="currency" office:currency="RUB" office:value="3" calcext:value-type="currency">
            <text:p>3,00 ₽</text:p>
          </table:table-cell>
          <table:table-cell table:style-name="ce126" table:content-validation-name="val80" table:formula="of:=[.J14]*[.K14]" office:value-type="currency" office:currency="RUB" office:value="111" calcext:value-type="currency">
            <text:p>111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10/vint_din_912_tsilindricheskaya_golovka_vnutr_shestigrannik_a2_m3h1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16" calcext:value-type="float">
            <text:p>16</text:p>
          </table:table-cell>
          <table:table-cell table:style-name="ce82" table:content-validation-name="val76" office:value-type="float" office:value="24" calcext:value-type="float">
            <text:p>24</text:p>
          </table:table-cell>
          <table:table-cell table:style-name="ce82" table:content-validation-name="val76" table:formula="of:=[.E15]+12" office:value-type="float" office:value="36" calcext:value-type="float">
            <text:p>36</text:p>
          </table:table-cell>
          <table:table-cell table:style-name="ce82" table:content-validation-name="val76" table:formula="of:=[.F15]" office:value-type="float" office:value="36" calcext:value-type="float">
            <text:p>36</text:p>
          </table:table-cell>
          <table:table-cell table:style-name="ce82" table:content-validation-name="val76" table:formula="of:=COM.MICROSOFT.IFS([$Настройки.$B$2]=&quot;M&quot;;[.E15];[$Настройки.$B$2]=&quot;L&quot;;[.F15];[$Настройки.$B$2]=&quot;XL&quot;;[.G15])" office:value-type="float" office:value="24" calcext:value-type="float">
            <text:p>24</text:p>
          </table:table-cell>
          <table:table-cell table:style-name="ce82" table:content-validation-name="val76" table:formula="of:=ROUNDUP([.H15]*[$Настройки.$B$18];0)" office:value-type="float" office:value="3" calcext:value-type="float">
            <text:p>3</text:p>
          </table:table-cell>
          <table:table-cell table:style-name="ce82" table:content-validation-name="val78" table:formula="of:=[.H15]+[.I15]" office:value-type="float" office:value="27" calcext:value-type="float">
            <text:p>27</text:p>
          </table:table-cell>
          <table:table-cell table:style-name="ce123" table:content-validation-name="val79" office:value-type="currency" office:currency="RUB" office:value="3.4" calcext:value-type="currency">
            <text:p>3,40 ₽</text:p>
          </table:table-cell>
          <table:table-cell table:style-name="ce126" table:content-validation-name="val80" table:formula="of:=[.J15]*[.K15]" office:value-type="currency" office:currency="RUB" office:value="91.8" calcext:value-type="currency">
            <text:p>92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16/vint_din_912_tsilindricheskaya_golovka_vnutr_shestigrannik_a2_m3h16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25" calcext:value-type="float">
            <text:p>25</text:p>
          </table:table-cell>
          <table:table-cell table:style-name="ce82" table:content-validation-name="val76" office:value-type="float" office:value="22" calcext:value-type="float">
            <text:p>22</text:p>
          </table:table-cell>
          <table:table-cell table:style-name="ce82" table:content-validation-name="val76" table:formula="of:=[.E16]" office:value-type="float" office:value="22" calcext:value-type="float">
            <text:p>22</text:p>
          </table:table-cell>
          <table:table-cell table:style-name="ce82" table:content-validation-name="val76" table:formula="of:=[.F16]" office:value-type="float" office:value="22" calcext:value-type="float">
            <text:p>22</text:p>
          </table:table-cell>
          <table:table-cell table:style-name="ce82" table:content-validation-name="val76" table:formula="of:=COM.MICROSOFT.IFS([$Настройки.$B$2]=&quot;M&quot;;[.E16];[$Настройки.$B$2]=&quot;L&quot;;[.F16];[$Настройки.$B$2]=&quot;XL&quot;;[.G16])" office:value-type="float" office:value="22" calcext:value-type="float">
            <text:p>22</text:p>
          </table:table-cell>
          <table:table-cell table:style-name="ce82" table:content-validation-name="val76" table:formula="of:=ROUNDUP([.H16]*[$Настройки.$B$18];0)" office:value-type="float" office:value="3" calcext:value-type="float">
            <text:p>3</text:p>
          </table:table-cell>
          <table:table-cell table:style-name="ce82" table:content-validation-name="val78" table:formula="of:=[.H16]+[.I16]" office:value-type="float" office:value="25" calcext:value-type="float">
            <text:p>25</text:p>
          </table:table-cell>
          <table:table-cell table:style-name="ce123" table:content-validation-name="val79" office:value-type="currency" office:currency="RUB" office:value="4.7" calcext:value-type="currency">
            <text:p>4,70 ₽</text:p>
          </table:table-cell>
          <table:table-cell table:style-name="ce126" table:content-validation-name="val80" table:formula="of:=[.J16]*[.K16]" office:value-type="currency" office:currency="RUB" office:value="117.5" calcext:value-type="currency">
            <text:p>118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25/vint_din_912_tsilindricheskaya_golovka_vnutr_shestigrannik_a2_m3h25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30" calcext:value-type="float">
            <text:p>30</text:p>
          </table:table-cell>
          <table:table-cell table:style-name="ce82" table:content-validation-name="val76" office:value-type="float" office:value="8" calcext:value-type="float">
            <text:p>8</text:p>
          </table:table-cell>
          <table:table-cell table:style-name="ce82" table:content-validation-name="val76" table:formula="of:=[.E17]" office:value-type="float" office:value="8" calcext:value-type="float">
            <text:p>8</text:p>
          </table:table-cell>
          <table:table-cell table:style-name="ce82" table:content-validation-name="val76" table:formula="of:=[.F17]" office:value-type="float" office:value="8" calcext:value-type="float">
            <text:p>8</text:p>
          </table:table-cell>
          <table:table-cell table:style-name="ce82" table:content-validation-name="val76" table:formula="of:=COM.MICROSOFT.IFS([$Настройки.$B$2]=&quot;M&quot;;[.E17];[$Настройки.$B$2]=&quot;L&quot;;[.F17];[$Настройки.$B$2]=&quot;XL&quot;;[.G17])" office:value-type="float" office:value="8" calcext:value-type="float">
            <text:p>8</text:p>
          </table:table-cell>
          <table:table-cell table:style-name="ce82" table:content-validation-name="val76" table:formula="of:=ROUNDUP([.H17]*[$Настройки.$B$18];0)" office:value-type="float" office:value="1" calcext:value-type="float">
            <text:p>1</text:p>
          </table:table-cell>
          <table:table-cell table:style-name="ce82" table:content-validation-name="val78" table:formula="of:=[.H17]+[.I17]" office:value-type="float" office:value="9" calcext:value-type="float">
            <text:p>9</text:p>
          </table:table-cell>
          <table:table-cell table:style-name="ce123" table:content-validation-name="val79" office:value-type="currency" office:currency="RUB" office:value="6" calcext:value-type="currency">
            <text:p>6,00 ₽</text:p>
          </table:table-cell>
          <table:table-cell table:style-name="ce126" table:content-validation-name="val80" table:formula="of:=[.J17]*[.K17]" office:value-type="currency" office:currency="RUB" office:value="54" calcext:value-type="currency">
            <text:p>54 ₽</text:p>
          </table:table-cell>
          <table:table-cell table:style-name="ce82" table:content-validation-name="val81" office:value-type="string" calcext:value-type="string">
            <text:p><text:a xlink:href="https://ali.click/8mlaxt?erid=2SDnjdhG4Z6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y_m3/vinty_m3x30/vint_din_912_tsilindricheskaya_golovka_vnutr_shestigrannik_a2_m3h3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35" calcext:value-type="float">
            <text:p>35</text:p>
          </table:table-cell>
          <table:table-cell table:style-name="ce82" table:content-validation-name="val76" office:value-type="float" office:value="8" calcext:value-type="float">
            <text:p>8</text:p>
          </table:table-cell>
          <table:table-cell table:style-name="ce82" table:content-validation-name="val76" table:formula="of:=[.E18]" office:value-type="float" office:value="8" calcext:value-type="float">
            <text:p>8</text:p>
          </table:table-cell>
          <table:table-cell table:style-name="ce82" table:content-validation-name="val76" table:formula="of:=[.F18]" office:value-type="float" office:value="8" calcext:value-type="float">
            <text:p>8</text:p>
          </table:table-cell>
          <table:table-cell table:style-name="ce82" table:content-validation-name="val76" table:formula="of:=COM.MICROSOFT.IFS([$Настройки.$B$2]=&quot;M&quot;;[.E18];[$Настройки.$B$2]=&quot;L&quot;;[.F18];[$Настройки.$B$2]=&quot;XL&quot;;[.G18])" office:value-type="float" office:value="8" calcext:value-type="float">
            <text:p>8</text:p>
          </table:table-cell>
          <table:table-cell table:style-name="ce82" table:content-validation-name="val76" table:formula="of:=ROUNDUP([.H18]*[$Настройки.$B$18];0)" office:value-type="float" office:value="1" calcext:value-type="float">
            <text:p>1</text:p>
          </table:table-cell>
          <table:table-cell table:style-name="ce82" table:content-validation-name="val78" table:formula="of:=[.H18]+[.I18]" office:value-type="float" office:value="9" calcext:value-type="float">
            <text:p>9</text:p>
          </table:table-cell>
          <table:table-cell table:style-name="ce123" table:content-validation-name="val79" office:value-type="currency" office:currency="RUB" office:value="6.8" calcext:value-type="currency">
            <text:p>6,80 ₽</text:p>
          </table:table-cell>
          <table:table-cell table:style-name="ce126" table:content-validation-name="val80" table:formula="of:=[.J18]*[.K18]" office:value-type="currency" office:currency="RUB" office:value="61.2" calcext:value-type="currency">
            <text:p>61 ₽</text:p>
          </table:table-cell>
          <table:table-cell table:style-name="ce82" table:content-validation-name="val81" office:value-type="string" calcext:value-type="string">
            <text:p><text:a xlink:href="https://ali.click/x4max2?erid=2SDnjcivsKv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_din_912_tsilindricheskaya_golovka_vnutr_shestigrannik_a2_m3h35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50" calcext:value-type="float">
            <text:p>50</text:p>
          </table:table-cell>
          <table:table-cell table:style-name="ce82" table:content-validation-name="val76" office:value-type="float" office:value="18" calcext:value-type="float">
            <text:p>18</text:p>
          </table:table-cell>
          <table:table-cell table:style-name="ce82" table:content-validation-name="val76" table:formula="of:=[.E19]" office:value-type="float" office:value="18" calcext:value-type="float">
            <text:p>18</text:p>
          </table:table-cell>
          <table:table-cell table:style-name="ce82" table:content-validation-name="val76" table:formula="of:=[.F19]" office:value-type="float" office:value="18" calcext:value-type="float">
            <text:p>18</text:p>
          </table:table-cell>
          <table:table-cell table:style-name="ce82" table:content-validation-name="val76" table:formula="of:=COM.MICROSOFT.IFS([$Настройки.$B$2]=&quot;M&quot;;[.E19];[$Настройки.$B$2]=&quot;L&quot;;[.F19];[$Настройки.$B$2]=&quot;XL&quot;;[.G19])" office:value-type="float" office:value="18" calcext:value-type="float">
            <text:p>18</text:p>
          </table:table-cell>
          <table:table-cell table:style-name="ce82" table:content-validation-name="val76" table:formula="of:=ROUNDUP([.H19]*[$Настройки.$B$18];0)" office:value-type="float" office:value="2" calcext:value-type="float">
            <text:p>2</text:p>
          </table:table-cell>
          <table:table-cell table:style-name="ce82" table:content-validation-name="val78" table:formula="of:=[.H19]+[.I19]" office:value-type="float" office:value="20" calcext:value-type="float">
            <text:p>20</text:p>
          </table:table-cell>
          <table:table-cell table:style-name="ce123" table:content-validation-name="val79" office:value-type="currency" office:currency="RUB" office:value="9.2" calcext:value-type="currency">
            <text:p>9,20 ₽</text:p>
          </table:table-cell>
          <table:table-cell table:style-name="ce126" table:content-validation-name="val80" table:formula="of:=[.J19]*[.K19]" office:value-type="currency" office:currency="RUB" office:value="184" calcext:value-type="currency">
            <text:p>184 ₽</text:p>
          </table:table-cell>
          <table:table-cell table:style-name="ce82" table:content-validation-name="val81" office:value-type="string" calcext:value-type="string">
            <text:p><text:a xlink:href="https://ali.click/x4max2?erid=2SDnjcivsKv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vinty/din_912/din_912_a2/vint_din_912_tsilindricheskaya_golovka_vnutr_shestigrannik_a2_m3h5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float" office:value="20" calcext:value-type="float">
            <text:p>20</text:p>
          </table:table-cell>
          <table:table-cell table:style-name="ce82" table:content-validation-name="val76" office:value-type="float" office:value="4" calcext:value-type="float">
            <text:p>4</text:p>
          </table:table-cell>
          <table:table-cell table:style-name="ce82" table:content-validation-name="val76" table:formula="of:=[.E20]" office:value-type="float" office:value="4" calcext:value-type="float">
            <text:p>4</text:p>
          </table:table-cell>
          <table:table-cell table:style-name="ce82" table:content-validation-name="val76" table:formula="of:=[.F20]" office:value-type="float" office:value="4" calcext:value-type="float">
            <text:p>4</text:p>
          </table:table-cell>
          <table:table-cell table:style-name="ce82" table:content-validation-name="val76" table:formula="of:=COM.MICROSOFT.IFS([$Настройки.$B$2]=&quot;M&quot;;[.E20];[$Настройки.$B$2]=&quot;L&quot;;[.F20];[$Настройки.$B$2]=&quot;XL&quot;;[.G20])" office:value-type="float" office:value="4" calcext:value-type="float">
            <text:p>4</text:p>
          </table:table-cell>
          <table:table-cell table:style-name="ce82" table:content-validation-name="val76" table:formula="of:=ROUNDUP([.H20]*[$Настройки.$B$18];0)" office:value-type="float" office:value="1" calcext:value-type="float">
            <text:p>1</text:p>
          </table:table-cell>
          <table:table-cell table:style-name="ce82" table:content-validation-name="val78" table:formula="of:=[.H20]+[.I20]" office:value-type="float" office:value="5" calcext:value-type="float">
            <text:p>5</text:p>
          </table:table-cell>
          <table:table-cell table:style-name="ce123" table:content-validation-name="val79" table:formula="of:=5.3" office:value-type="currency" office:currency="RUB" office:value="5.3" calcext:value-type="currency">
            <text:p>5,30 ₽</text:p>
          </table:table-cell>
          <table:table-cell table:style-name="ce126" table:content-validation-name="val80" table:formula="of:=[.J20]*[.K20]" office:value-type="currency" office:currency="RUB" office:value="26.5" calcext:value-type="currency">
            <text:p>27 ₽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oodsbuy.by/redirect/cpa/o/t9hfk1yh4fpufbwr1in4jr1sileey42v/?erid=2SDnjeCxqXN&amp;to=https%3A%2F%2Fmarket.yandex.ru%2Fcard%2Fvint-din912-m4x20--10-sht%2F4297598986%3Fdo-waremd5%3DvUf1Z8NfeO6ZWCSamIo6iQ%26sponsored%3D1%26cpc%3DyfPxOeeRUg8CfapYiTrx2v-PQFMIMYalmlsrhfUi8FzjXPJnfC_9UPEic_HbUmapIIpbUpGGGp1c0uUydSHVfwJiAOrdqoyJc0DwBrvGCywFR0gL5hV-LwnNovKl8G84u7kzHeA_0roZzWUm3WzuGJR-q9CaYYcnTWD2n6O0HI-3RxQLt7sQRsTLvu8jCbwCXMuJTEbgAt3BMafB_xnmJyz1bkPIhI4zWJ-geIIIWImY-7jbA_9-Q_xjkkft_iabDKfiya4a0c2SiBlyNvz2KzPG0gYE2SwEE_2uWdFgKTVcbnpb5g2bLkHimZruhjKBesgFKRkmhS6gbXnzThSalwmiylOEUF6BjkbixFQyOLgdylf13nF60DRw0IMmQoksERcLiPoPkhGzvDYuAj0tBbeboetAgGjrNqyj52B_8gQCpshmTpsY1rLF0m3g5a3SQpubP5GZWn_vcM6aNCSwMjxCmeA0O7Pjt6V6ssHp18Cjq6HFNf9AcGE9gIc8c6HusaueDtY_u2jQVxQvBOze3nsfXtJuyR9cooIxN92WX5TAEYTi7M1fioR5ZTmcze5F6EFREDA2g6uWkRRrVwlITqFJPllHm5lZRA7MkZKhyXIukMf0M24G9H1OLkzI42X-juu4mjHBIsPvjLIpoH6mReRO6B0-aaiYaI4tY3d9VJO25FLhh-dwYoITn2JTlS-Ehm31Wsd5J6V8LLyzfK-KNLNy7KEm5A5QCv9850ZebXLjUzp0gm2SvYXwNs9IoL5VVyvgWqNmRmpTXxbO6MQc3abeKOeo53ZNdGtItCCammYdEXr1Z91pps2dm2fTylR-T5rQLe2QMe60tMaf5NUe_R3otfhwLd5aI6ZYzZsLaqw%252C%26ogV%3D-11&amp;material=wm-p-yandex-new" xlink:type="simple">ЯМ</text:a></text:p>
          </table:table-cell>
          <table:table-cell table:style-name="ce82" table:content-validation-name="val81" office:value-type="string" calcext:value-type="string">
            <text:p><text:a xlink:href="https://grover-sk.ru/catalog/metizy/vinty/din_912/din_912_a2/vinty_m4/vinty_m4x20/vint_din_912_tsilindricheskaya_golovka_vnutr_shestigrannik_a2_m4h20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float" office:value="35" calcext:value-type="float">
            <text:p>35</text:p>
          </table:table-cell>
          <table:table-cell table:style-name="ce82" table:content-validation-name="val76" office:value-type="float" office:value="4" calcext:value-type="float">
            <text:p>4</text:p>
          </table:table-cell>
          <table:table-cell table:style-name="ce82" table:content-validation-name="val76" table:formula="of:=[.E21]" office:value-type="float" office:value="4" calcext:value-type="float">
            <text:p>4</text:p>
          </table:table-cell>
          <table:table-cell table:style-name="ce82" table:content-validation-name="val76" table:formula="of:=[.F21]" office:value-type="float" office:value="4" calcext:value-type="float">
            <text:p>4</text:p>
          </table:table-cell>
          <table:table-cell table:style-name="ce82" table:content-validation-name="val76" table:formula="of:=COM.MICROSOFT.IFS([$Настройки.$B$2]=&quot;M&quot;;[.E21];[$Настройки.$B$2]=&quot;L&quot;;[.F21];[$Настройки.$B$2]=&quot;XL&quot;;[.G21])" office:value-type="float" office:value="4" calcext:value-type="float">
            <text:p>4</text:p>
          </table:table-cell>
          <table:table-cell table:style-name="ce82" table:content-validation-name="val76" table:formula="of:=ROUNDUP([.H21]*[$Настройки.$B$18];0)" office:value-type="float" office:value="1" calcext:value-type="float">
            <text:p>1</text:p>
          </table:table-cell>
          <table:table-cell table:style-name="ce82" table:content-validation-name="val78" table:formula="of:=[.H21]+[.I21]" office:value-type="float" office:value="5" calcext:value-type="float">
            <text:p>5</text:p>
          </table:table-cell>
          <table:table-cell table:style-name="ce123" table:content-validation-name="val79" table:formula="of:=184/25" office:value-type="currency" office:currency="RUB" office:value="7.36" calcext:value-type="currency">
            <text:p>7,36 ₽</text:p>
          </table:table-cell>
          <table:table-cell table:style-name="ce126" table:content-validation-name="val80" table:formula="of:=[.J21]*[.K21]" office:value-type="currency" office:currency="RUB" office:value="36.8" calcext:value-type="currency">
            <text:p>37 ₽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oodsbuy.by/redirect/cpa/o/t9hfk1yh4fpufbwr1in4jr1sileey42v/?erid=2SDnjeCxqXN&amp;to=https%3A%2F%2Fmarket.yandex.ru%2Fcard%2Fvint-din912-m4x20--10-sht%2F4297598986%3Fdo-waremd5%3DvUf1Z8NfeO6ZWCSamIo6iQ%26sponsored%3D1%26cpc%3DyfPxOeeRUg8CfapYiTrx2v-PQFMIMYalmlsrhfUi8FzjXPJnfC_9UPEic_HbUmapIIpbUpGGGp1c0uUydSHVfwJiAOrdqoyJc0DwBrvGCywFR0gL5hV-LwnNovKl8G84u7kzHeA_0roZzWUm3WzuGJR-q9CaYYcnTWD2n6O0HI-3RxQLt7sQRsTLvu8jCbwCXMuJTEbgAt3BMafB_xnmJyz1bkPIhI4zWJ-geIIIWImY-7jbA_9-Q_xjkkft_iabDKfiya4a0c2SiBlyNvz2KzPG0gYE2SwEE_2uWdFgKTVcbnpb5g2bLkHimZruhjKBesgFKRkmhS6gbXnzThSalwmiylOEUF6BjkbixFQyOLgdylf13nF60DRw0IMmQoksERcLiPoPkhGzvDYuAj0tBbeboetAgGjrNqyj52B_8gQCpshmTpsY1rLF0m3g5a3SQpubP5GZWn_vcM6aNCSwMjxCmeA0O7Pjt6V6ssHp18Cjq6HFNf9AcGE9gIc8c6HusaueDtY_u2jQVxQvBOze3nsfXtJuyR9cooIxN92WX5TAEYTi7M1fioR5ZTmcze5F6EFREDA2g6uWkRRrVwlITqFJPllHm5lZRA7MkZKhyXIukMf0M24G9H1OLkzI42X-juu4mjHBIsPvjLIpoH6mReRO6B0-aaiYaI4tY3d9VJO25FLhh-dwYoITn2JTlS-Ehm31Wsd5J6V8LLyzfK-KNLNy7KEm5A5QCv9850ZebXLjUzp0gm2SvYXwNs9IoL5VVyvgWqNmRmpTXxbO6MQc3abeKOeo53ZNdGtItCCammYdEXr1Z91pps2dm2fTylR-T5rQLe2QMe60tMaf5NUe_R3otfhwLd5aI6ZYzZsLaqw%252C%26ogV%3D-11&amp;material=wm-p-yandex-new" xlink:type="simple">ЯМ</text:a></text:p>
          </table:table-cell>
          <table:table-cell table:style-name="ce82" table:content-validation-name="val81" office:value-type="string" calcext:value-type="string">
            <text:p><text:a xlink:href="https://grover-sk.ru/catalog/metizy/vinty/din_912/din_912_a2/vinty_m4/vinty_m4x35/vint_din_912_tsilindricheskaya_golovka_vnutr_shestigrannik_a2_m4h35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2">
            <text:p>-</text:p>
          </table:table-cell>
          <table:table-cell table:style-name="ce115" table:content-validation-name="val76" office:value-type="string" calcext:value-type="string" table:number-columns-spanned="1" table:number-rows-spanned="2">
            <text:p>Вплавляемая резьбовая втулка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3" calcext:value-type="float">
            <text:p>3</text:p>
          </table:table-cell>
          <table:table-cell table:style-name="ce82" table:content-validation-name="val76" office:value-type="float" office:value="66" calcext:value-type="float">
            <text:p>66</text:p>
          </table:table-cell>
          <table:table-cell table:style-name="ce82" table:content-validation-name="val76" table:formula="of:=[.E22]" office:value-type="float" office:value="66" calcext:value-type="float">
            <text:p>66</text:p>
          </table:table-cell>
          <table:table-cell table:style-name="ce82" table:content-validation-name="val76" table:formula="of:=[.F22]" office:value-type="float" office:value="66" calcext:value-type="float">
            <text:p>66</text:p>
          </table:table-cell>
          <table:table-cell table:style-name="ce82" table:content-validation-name="val76" table:formula="of:=COM.MICROSOFT.IFS([$Настройки.$B$2]=&quot;M&quot;;[.E22];[$Настройки.$B$2]=&quot;L&quot;;[.F22];[$Настройки.$B$2]=&quot;XL&quot;;[.G22])" office:value-type="float" office:value="66" calcext:value-type="float">
            <text:p>66</text:p>
          </table:table-cell>
          <table:table-cell table:style-name="ce82" table:content-validation-name="val76" table:formula="of:=ROUNDUP([.H22]*[$Настройки.$B$18];0)" office:value-type="float" office:value="7" calcext:value-type="float">
            <text:p>7</text:p>
          </table:table-cell>
          <table:table-cell table:style-name="ce82" table:content-validation-name="val78" table:formula="of:=[.H22]+[.I22]" office:value-type="float" office:value="73" calcext:value-type="float">
            <text:p>73</text:p>
          </table:table-cell>
          <table:table-cell table:style-name="ce123" table:content-validation-name="val79" table:formula="of:=135/50" office:value-type="currency" office:currency="RUB" office:value="2.7" calcext:value-type="currency">
            <text:p>2,70 ₽</text:p>
          </table:table-cell>
          <table:table-cell table:style-name="ce126" table:content-validation-name="val80" table:formula="of:=[.J22]*[.K22]" office:value-type="currency" office:currency="RUB" office:value="197.1" calcext:value-type="currency">
            <text:p>197 ₽</text:p>
          </table:table-cell>
          <table:table-cell table:style-name="ce82" table:content-validation-name="val81" office:value-type="string" calcext:value-type="string">
            <text:p><text:a xlink:href="https://ali.click/z6zaxv?erid=2SDnjeTr5A8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5" calcext:value-type="float">
            <text:p>5</text:p>
          </table:table-cell>
          <table:table-cell table:style-name="ce82" table:content-validation-name="val76" office:value-type="float" office:value="25" calcext:value-type="float">
            <text:p>25</text:p>
          </table:table-cell>
          <table:table-cell table:style-name="ce82" table:content-validation-name="val76" table:formula="of:=[.E23]+8" office:value-type="float" office:value="33" calcext:value-type="float">
            <text:p>33</text:p>
          </table:table-cell>
          <table:table-cell table:style-name="ce82" table:content-validation-name="val76" table:formula="of:=[.F23]" office:value-type="float" office:value="33" calcext:value-type="float">
            <text:p>33</text:p>
          </table:table-cell>
          <table:table-cell table:style-name="ce82" table:content-validation-name="val76" table:formula="of:=COM.MICROSOFT.IFS([$Настройки.$B$2]=&quot;M&quot;;[.E23];[$Настройки.$B$2]=&quot;L&quot;;[.F23];[$Настройки.$B$2]=&quot;XL&quot;;[.G23])" office:value-type="float" office:value="25" calcext:value-type="float">
            <text:p>25</text:p>
          </table:table-cell>
          <table:table-cell table:style-name="ce82" table:content-validation-name="val76" table:formula="of:=ROUNDUP([.H23]*[$Настройки.$B$18];0)" office:value-type="float" office:value="3" calcext:value-type="float">
            <text:p>3</text:p>
          </table:table-cell>
          <table:table-cell table:style-name="ce82" table:content-validation-name="val78" table:formula="of:=[.H23]+[.I23]" office:value-type="float" office:value="28" calcext:value-type="float">
            <text:p>28</text:p>
          </table:table-cell>
          <table:table-cell table:style-name="ce123" table:content-validation-name="val79" table:formula="of:=151/50" office:value-type="currency" office:currency="RUB" office:value="3.02" calcext:value-type="currency">
            <text:p>3,02 ₽</text:p>
          </table:table-cell>
          <table:table-cell table:style-name="ce126" table:content-validation-name="val80" table:formula="of:=[.J23]*[.K23]" office:value-type="currency" office:currency="RUB" office:value="84.56" calcext:value-type="currency">
            <text:p>85 ₽</text:p>
          </table:table-cell>
          <table:table-cell table:style-name="ce82" table:content-validation-name="val81" office:value-type="string" calcext:value-type="string">
            <text:p><text:a xlink:href="https://ali.click/z6zaxv?erid=2SDnjeTr5A8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>
            <text:p>-</text:p>
          </table:table-cell>
          <table:table-cell table:style-name="ce115" table:content-validation-name="val76" office:value-type="string" calcext:value-type="string">
            <text:p>Резьбовая втулка под литьё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5" calcext:value-type="float">
            <text:p>5</text:p>
          </table:table-cell>
          <table:table-cell table:number-columns-repeated="3" table:style-name="ce82" table:content-validation-name="val76" office:value-type="float" office:value="7" calcext:value-type="float">
            <text:p>7</text:p>
          </table:table-cell>
          <table:table-cell table:style-name="ce82" table:content-validation-name="val76" table:formula="of:=COM.MICROSOFT.IFS([$Настройки.$B$2]=&quot;M&quot;;[.E24];[$Настройки.$B$2]=&quot;L&quot;;[.F24];[$Настройки.$B$2]=&quot;XL&quot;;[.G24])" office:value-type="float" office:value="7" calcext:value-type="float">
            <text:p>7</text:p>
          </table:table-cell>
          <table:table-cell table:style-name="ce82" table:content-validation-name="val76" table:formula="of:=ROUNDUP([.H24]*[$Настройки.$B$18];0)" office:value-type="float" office:value="1" calcext:value-type="float">
            <text:p>1</text:p>
          </table:table-cell>
          <table:table-cell table:style-name="ce82" table:content-validation-name="val78" table:formula="of:=[.H24]+[.I24]" office:value-type="float" office:value="8" calcext:value-type="float">
            <text:p>8</text:p>
          </table:table-cell>
          <table:table-cell table:style-name="ce123" table:content-validation-name="val79" table:formula="of:=88/100" office:value-type="currency" office:currency="RUB" office:value="0.88" calcext:value-type="currency">
            <text:p>0,88 ₽</text:p>
          </table:table-cell>
          <table:table-cell table:style-name="ce126" table:content-validation-name="val80" table:formula="of:=[.J24]*[.K24]" office:value-type="currency" office:currency="RUB" office:value="7.04" calcext:value-type="currency">
            <text:p>7 ₽</text:p>
          </table:table-cell>
          <table:table-cell table:style-name="ce82" table:content-validation-name="val81" office:value-type="string" calcext:value-type="string">
            <text:p><text:a xlink:href="https://alli.pub/76ex40?erid=2SDnjeCd55W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2">
            <text:p>ISO 4032</text:p>
          </table:table-cell>
          <table:table-cell table:style-name="ce115" table:content-validation-name="val76" office:value-type="string" calcext:value-type="string" table:number-columns-spanned="1" table:number-rows-spanned="2">
            <text:p>Гайка шестигранная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style-name="ce82" table:content-validation-name="val76" office:value-type="float" office:value="12" calcext:value-type="float">
            <text:p>12</text:p>
          </table:table-cell>
          <table:table-cell table:style-name="ce82" table:content-validation-name="val76" table:formula="of:=[.E25]" office:value-type="float" office:value="12" calcext:value-type="float">
            <text:p>12</text:p>
          </table:table-cell>
          <table:table-cell table:style-name="ce82" table:content-validation-name="val76" table:formula="of:=[.F25]" office:value-type="float" office:value="12" calcext:value-type="float">
            <text:p>12</text:p>
          </table:table-cell>
          <table:table-cell table:style-name="ce82" table:content-validation-name="val76" table:formula="of:=COM.MICROSOFT.IFS([$Настройки.$B$2]=&quot;M&quot;;[.E25];[$Настройки.$B$2]=&quot;L&quot;;[.F25];[$Настройки.$B$2]=&quot;XL&quot;;[.G25])" office:value-type="float" office:value="12" calcext:value-type="float">
            <text:p>12</text:p>
          </table:table-cell>
          <table:table-cell table:style-name="ce82" table:content-validation-name="val76" table:formula="of:=ROUNDUP([.H25]*[$Настройки.$B$18];0)" office:value-type="float" office:value="2" calcext:value-type="float">
            <text:p>2</text:p>
          </table:table-cell>
          <table:table-cell table:style-name="ce82" table:content-validation-name="val78" table:formula="of:=[.H25]+[.I25]" office:value-type="float" office:value="14" calcext:value-type="float">
            <text:p>14</text:p>
          </table:table-cell>
          <table:table-cell table:style-name="ce123" table:content-validation-name="val79" office:value-type="currency" office:currency="RUB" office:value="1.3" calcext:value-type="currency">
            <text:p>1,30 ₽</text:p>
          </table:table-cell>
          <table:table-cell table:style-name="ce126" table:content-validation-name="val80" table:formula="of:=[.J25]*[.K25]" office:value-type="currency" office:currency="RUB" office:value="18.2" calcext:value-type="currency">
            <text:p>18 ₽</text:p>
          </table:table-cell>
          <table:table-cell table:style-name="ce82" table:content-validation-name="val81" office:value-type="string" calcext:value-type="string">
            <text:p><text:a xlink:href="https://ali.click/3kzaxq?erid=2SDnjcg5Guv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gayki/din_934/din_934_a2/standart_shag/gayki_m3/gayka_din_934_shestigrannaya_a2_m3/" xlink:type="simple">Grover</text:a></text:p>
          </table:table-cell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number-columns-repeated="3" table:style-name="ce82" table:content-validation-name="val76" office:value-type="float" office:value="8" calcext:value-type="float">
            <text:p>8</text:p>
          </table:table-cell>
          <table:table-cell table:style-name="ce82" table:content-validation-name="val76" table:formula="of:=COM.MICROSOFT.IFS([$Настройки.$B$2]=&quot;M&quot;;[.E26];[$Настройки.$B$2]=&quot;L&quot;;[.F26];[$Настройки.$B$2]=&quot;XL&quot;;[.G26])" office:value-type="float" office:value="8" calcext:value-type="float">
            <text:p>8</text:p>
          </table:table-cell>
          <table:table-cell table:style-name="ce82" table:content-validation-name="val76" table:formula="of:=ROUNDUP([.H26]*[$Настройки.$B$18];0)" office:value-type="float" office:value="1" calcext:value-type="float">
            <text:p>1</text:p>
          </table:table-cell>
          <table:table-cell table:style-name="ce82" table:content-validation-name="val78" table:formula="of:=[.H26]+[.I26]" office:value-type="float" office:value="9" calcext:value-type="float">
            <text:p>9</text:p>
          </table:table-cell>
          <table:table-cell table:style-name="ce123" table:content-validation-name="val79" office:value-type="currency" office:currency="RUB" office:value="1.3" calcext:value-type="currency">
            <text:p>1,30 ₽</text:p>
          </table:table-cell>
          <table:table-cell table:style-name="ce126" table:content-validation-name="val80" table:formula="of:=[.J26]*[.K26]" office:value-type="currency" office:currency="RUB" office:value="11.7" calcext:value-type="currency">
            <text:p>12 ₽</text:p>
          </table:table-cell>
          <table:table-cell table:style-name="ce82" table:content-validation-name="val81" office:value-type="string" calcext:value-type="string">
            <text:p><text:a xlink:href="https://ali.click/3kzaxq?erid=2SDnjcg5Guv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gayki/din_934/din_934_a2/standart_shag/gayki_m4/gayka_din_934_shestigrannaya_a2_m4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 table:number-columns-spanned="1" table:number-rows-spanned="2">
            <text:p>-</text:p>
          </table:table-cell>
          <table:table-cell table:style-name="ce115" table:content-validation-name="val76" office:value-type="string" calcext:value-type="string" table:number-columns-spanned="1" table:number-rows-spanned="2">
            <text:p>Пазовая гайка с подпружиненным шариком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style-name="ce82" table:content-validation-name="val76" office:value-type="float" office:value="12" calcext:value-type="float">
            <text:p>12</text:p>
          </table:table-cell>
          <table:table-cell table:style-name="ce82" table:content-validation-name="val76" office:value-type="float" office:value="18" calcext:value-type="float">
            <text:p>18</text:p>
          </table:table-cell>
          <table:table-cell table:style-name="ce82" table:content-validation-name="val76" office:value-type="float" office:value="20" calcext:value-type="float">
            <text:p>20</text:p>
          </table:table-cell>
          <table:table-cell table:style-name="ce82" table:content-validation-name="val76" table:formula="of:=COM.MICROSOFT.IFS([$Настройки.$B$2]=&quot;M&quot;;[.E27];[$Настройки.$B$2]=&quot;L&quot;;[.F27];[$Настройки.$B$2]=&quot;XL&quot;;[.G27])" office:value-type="float" office:value="12" calcext:value-type="float">
            <text:p>12</text:p>
          </table:table-cell>
          <table:table-cell table:style-name="ce82" table:content-validation-name="val76" table:formula="of:=ROUNDUP([.H27]*[$Настройки.$B$18];0)" office:value-type="float" office:value="2" calcext:value-type="float">
            <text:p>2</text:p>
          </table:table-cell>
          <table:table-cell table:style-name="ce82" table:content-validation-name="val78" table:formula="of:=[.H27]+[.I27]" office:value-type="float" office:value="14" calcext:value-type="float">
            <text:p>14</text:p>
          </table:table-cell>
          <table:table-cell table:style-name="ce123" table:content-validation-name="val79" office:value-type="currency" office:currency="RUB" office:value="8.99" calcext:value-type="currency">
            <text:p>8,99 ₽</text:p>
          </table:table-cell>
          <table:table-cell table:style-name="ce126" table:content-validation-name="val80" table:formula="of:=[.J27]*[.K27]" office:value-type="currency" office:currency="RUB" office:value="125.86" calcext:value-type="currency">
            <text:p>126 ₽</text:p>
          </table:table-cell>
          <table:table-cell table:style-name="ce82" table:content-validation-name="val81" office:value-type="string" calcext:value-type="string">
            <text:p><text:a xlink:href="https://alli.pub/76entd?erid=2SDnjdEehde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covered-table-cell table:style-name="ce111" table:content-validation-name="val76"/>
          <table:covered-table-cell table:style-name="ce115" table:content-validation-name="val76"/>
          <table:table-cell table:style-name="ce116" table:content-validation-name="val76" office:value-type="float" office:value="4" calcext:value-type="float">
            <text:p>М4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style-name="ce82" table:content-validation-name="val76" office:value-type="float" office:value="371" calcext:value-type="float">
            <text:p>371</text:p>
          </table:table-cell>
          <table:table-cell table:style-name="ce82" table:content-validation-name="val76" office:value-type="float" office:value="443" calcext:value-type="float">
            <text:p>443</text:p>
          </table:table-cell>
          <table:table-cell table:style-name="ce82" table:content-validation-name="val76" table:formula="of:=[.F28]" office:value-type="float" office:value="443" calcext:value-type="float">
            <text:p>443</text:p>
          </table:table-cell>
          <table:table-cell table:style-name="ce82" table:content-validation-name="val76" table:formula="of:=COM.MICROSOFT.IFS([$Настройки.$B$2]=&quot;M&quot;;[.E28];[$Настройки.$B$2]=&quot;L&quot;;[.F28];[$Настройки.$B$2]=&quot;XL&quot;;[.G28])" office:value-type="float" office:value="371" calcext:value-type="float">
            <text:p>371</text:p>
          </table:table-cell>
          <table:table-cell table:style-name="ce82" table:content-validation-name="val76" table:formula="of:=ROUNDUP([.H28]*[$Настройки.$B$18];0)" office:value-type="float" office:value="38" calcext:value-type="float">
            <text:p>38</text:p>
          </table:table-cell>
          <table:table-cell table:style-name="ce82" table:content-validation-name="val78" table:formula="of:=[.H28]+[.I28]" office:value-type="float" office:value="409" calcext:value-type="float">
            <text:p>409</text:p>
          </table:table-cell>
          <table:table-cell table:style-name="ce123" table:content-validation-name="val79" table:formula="of:=[.K27]" office:value-type="currency" office:currency="RUB" office:value="8.99" calcext:value-type="currency">
            <text:p>8,99 ₽</text:p>
          </table:table-cell>
          <table:table-cell table:style-name="ce126" table:content-validation-name="val80" table:formula="of:=[.J28]*[.K28]" office:value-type="currency" office:currency="RUB" office:value="3676.91" calcext:value-type="currency">
            <text:p>3 677 ₽</text:p>
          </table:table-cell>
          <table:table-cell table:style-name="ce82" table:content-validation-name="val81" office:value-type="string" calcext:value-type="string">
            <text:p><text:a xlink:href="https://alli.pub/76entd?erid=2SDnjdEehde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>
            <text:p>PCHSN</text:p>
          </table:table-cell>
          <table:table-cell table:style-name="ce115" table:content-validation-name="val76" office:value-type="string" calcext:value-type="string">
            <text:p>Стойка для печатных плат</text:p>
          </table:table-cell>
          <table:table-cell table:style-name="ce116" table:content-validation-name="val76" office:value-type="float" office:value="3" calcext:value-type="float">
            <text:p>М3</text:p>
          </table:table-cell>
          <table:table-cell table:style-name="ce82" table:content-validation-name="val77" office:value-type="float" office:value="5" calcext:value-type="float">
            <text:p>5</text:p>
          </table:table-cell>
          <table:table-cell table:style-name="ce82" table:content-validation-name="val76" office:value-type="float" office:value="12" calcext:value-type="float">
            <text:p>12</text:p>
          </table:table-cell>
          <table:table-cell table:style-name="ce82" table:content-validation-name="val76" table:formula="of:=[.E29]" office:value-type="float" office:value="12" calcext:value-type="float">
            <text:p>12</text:p>
          </table:table-cell>
          <table:table-cell table:style-name="ce82" table:content-validation-name="val76" table:formula="of:=[.E29]" office:value-type="float" office:value="12" calcext:value-type="float">
            <text:p>12</text:p>
          </table:table-cell>
          <table:table-cell table:style-name="ce82" table:content-validation-name="val76" table:formula="of:=COM.MICROSOFT.IFS([$Настройки.$B$2]=&quot;M&quot;;[.E29];[$Настройки.$B$2]=&quot;L&quot;;[.F29];[$Настройки.$B$2]=&quot;XL&quot;;[.G29])" office:value-type="float" office:value="12" calcext:value-type="float">
            <text:p>12</text:p>
          </table:table-cell>
          <table:table-cell table:style-name="ce82" table:content-validation-name="val76" table:formula="of:=ROUNDUP([.H29]*[$Настройки.$B$18];0)" office:value-type="float" office:value="2" calcext:value-type="float">
            <text:p>2</text:p>
          </table:table-cell>
          <table:table-cell table:style-name="ce82" table:content-validation-name="val78" table:formula="of:=[.H29]+[.I29]" office:value-type="float" office:value="14" calcext:value-type="float">
            <text:p>14</text:p>
          </table:table-cell>
          <table:table-cell table:style-name="ce123" table:content-validation-name="val79" table:formula="of:=171/5" office:value-type="currency" office:currency="RUB" office:value="34.2" calcext:value-type="currency">
            <text:p>34,20 ₽</text:p>
          </table:table-cell>
          <table:table-cell table:style-name="ce126" table:content-validation-name="val80" table:formula="of:=[.J29]*[.K29]" office:value-type="currency" office:currency="RUB" office:value="478.8" calcext:value-type="currency">
            <text:p>479 ₽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www.ozon.ru/product/stoyka-dlya-pechatnoy-platy-shestigrannaya-latun-pchsn-m3-5-mm-5sht-1864215631/?at=VvtzqzDx7fGG099LiQNMz98cLP4vvxClLP8rWSD2yj7J&amp;keywords=PCHSN-5" xlink:type="simple">Ozon</text:a></text:p>
          </table:table-cell>
          <table:table-cell table:style-name="ce82" table:content-validation-name="val81"/>
        </table:table-row>
        <table:table-row table:style-name="ro2">
          <table:table-cell table:style-name="ce111" table:content-validation-name="val76" office:value-type="string" calcext:value-type="string">
            <text:p>DIN 125</text:p>
          </table:table-cell>
          <table:table-cell table:style-name="ce115" table:content-validation-name="val76" office:value-type="string" calcext:value-type="string" table:number-columns-spanned="1" table:number-rows-spanned="3">
            <text:p>Шайба</text:p>
          </table:table-cell>
          <table:table-cell table:style-name="ce116" table:content-validation-name="val76" office:value-type="string" calcext:value-type="string">
            <text:p>M3х7</text:p>
          </table:table-cell>
          <table:table-cell table:style-name="ce82" table:content-validation-name="val77" office:value-type="float" office:value="0.5" calcext:value-type="float">
            <text:p>0,5</text:p>
          </table:table-cell>
          <table:table-cell table:number-columns-repeated="3" table:style-name="ce82" table:content-validation-name="val76" office:value-type="float" office:value="41" calcext:value-type="float">
            <text:p>41</text:p>
          </table:table-cell>
          <table:table-cell table:style-name="ce82" table:content-validation-name="val76" table:formula="of:=COM.MICROSOFT.IFS([$Настройки.$B$2]=&quot;M&quot;;[.E30];[$Настройки.$B$2]=&quot;L&quot;;[.F30];[$Настройки.$B$2]=&quot;XL&quot;;[.G30])" office:value-type="float" office:value="41" calcext:value-type="float">
            <text:p>41</text:p>
          </table:table-cell>
          <table:table-cell table:style-name="ce82" table:content-validation-name="val76" table:formula="of:=ROUNDUP([.H30]*[$Настройки.$B$18];0)" office:value-type="float" office:value="5" calcext:value-type="float">
            <text:p>5</text:p>
          </table:table-cell>
          <table:table-cell table:style-name="ce82" table:content-validation-name="val78" table:formula="of:=[.H30]+[.I30]" office:value-type="float" office:value="46" calcext:value-type="float">
            <text:p>46</text:p>
          </table:table-cell>
          <table:table-cell table:style-name="ce123" table:content-validation-name="val79" office:value-type="currency" office:currency="RUB" office:value="0.5" calcext:value-type="currency">
            <text:p>0,50 ₽</text:p>
          </table:table-cell>
          <table:table-cell table:style-name="ce126" table:content-validation-name="val80" table:formula="of:=[.J30]*[.K30]" office:value-type="currency" office:currency="RUB" office:value="23" calcext:value-type="currency">
            <text:p>23 ₽</text:p>
          </table:table-cell>
          <table:table-cell table:style-name="ce82" table:content-validation-name="val81" office:value-type="string" calcext:value-type="string">
            <text:p><text:a xlink:href="https://ali.click/duzaxh?erid=2SDnjdxCf1A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shayby/din_125/din_125_a2/shayby_m3/shayba_din_125_ploskaya__a2_m3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>
            <text:p>DIN 9021</text:p>
          </table:table-cell>
          <table:covered-table-cell table:style-name="ce115" table:content-validation-name="val76"/>
          <table:table-cell table:style-name="ce116" table:content-validation-name="val76" office:value-type="string" calcext:value-type="string">
            <text:p>M6x18</text:p>
          </table:table-cell>
          <table:table-cell table:style-name="ce82" table:content-validation-name="val77" office:value-type="float" office:value="1.6" calcext:value-type="float">
            <text:p>1,6</text:p>
          </table:table-cell>
          <table:table-cell table:number-columns-repeated="3" table:style-name="ce82" table:content-validation-name="val76" office:value-type="float" office:value="6" calcext:value-type="float">
            <text:p>6</text:p>
          </table:table-cell>
          <table:table-cell table:style-name="ce82" table:content-validation-name="val76" table:formula="of:=COM.MICROSOFT.IFS([$Настройки.$B$2]=&quot;M&quot;;[.E31];[$Настройки.$B$2]=&quot;L&quot;;[.F31];[$Настройки.$B$2]=&quot;XL&quot;;[.G31])" office:value-type="float" office:value="6" calcext:value-type="float">
            <text:p>6</text:p>
          </table:table-cell>
          <table:table-cell table:style-name="ce82" table:content-validation-name="val76" table:formula="of:=ROUNDUP([.H31]*[$Настройки.$B$18];0)" office:value-type="float" office:value="1" calcext:value-type="float">
            <text:p>1</text:p>
          </table:table-cell>
          <table:table-cell table:style-name="ce82" table:content-validation-name="val78" table:formula="of:=[.H31]+[.I31]" office:value-type="float" office:value="7" calcext:value-type="float">
            <text:p>7</text:p>
          </table:table-cell>
          <table:table-cell table:style-name="ce123" table:content-validation-name="val79" office:value-type="currency" office:currency="RUB" office:value="0.8" calcext:value-type="currency">
            <text:p>0,80 ₽</text:p>
          </table:table-cell>
          <table:table-cell table:style-name="ce126" table:content-validation-name="val80" table:formula="of:=[.J31]*[.K31]" office:value-type="currency" office:currency="RUB" office:value="5.6" calcext:value-type="currency">
            <text:p>6 ₽</text:p>
          </table:table-cell>
          <table:table-cell table:style-name="ce82" table:content-validation-name="val81" office:value-type="string" calcext:value-type="string">
            <text:p><text:a xlink:href="https://ali.click/duzaxh?erid=2SDnjdxCf1A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shayby/din_9021/din_9021_ots/shayby_m6/shayba_din_9021_ploskaya__uvelichennaya_kuzovnaya_ots_m6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>
            <text:p>DIN 125</text:p>
          </table:table-cell>
          <table:covered-table-cell table:style-name="ce115" table:content-validation-name="val76"/>
          <table:table-cell table:style-name="ce116" table:content-validation-name="val76" office:value-type="string" calcext:value-type="string">
            <text:p>M8x16</text:p>
          </table:table-cell>
          <table:table-cell table:style-name="ce82" table:content-validation-name="val77" office:value-type="float" office:value="1.6" calcext:value-type="float">
            <text:p>1,6</text:p>
          </table:table-cell>
          <table:table-cell table:style-name="ce82" table:content-validation-name="val76" office:value-type="float" office:value="2" calcext:value-type="float">
            <text:p>2</text:p>
          </table:table-cell>
          <table:table-cell table:number-columns-repeated="2" table:style-name="ce82" table:content-validation-name="val76" office:value-type="float" office:value="4" calcext:value-type="float">
            <text:p>4</text:p>
          </table:table-cell>
          <table:table-cell table:style-name="ce82" table:content-validation-name="val76" table:formula="of:=COM.MICROSOFT.IFS([$Настройки.$B$2]=&quot;M&quot;;[.E32];[$Настройки.$B$2]=&quot;L&quot;;[.F32];[$Настройки.$B$2]=&quot;XL&quot;;[.G32])" office:value-type="float" office:value="2" calcext:value-type="float">
            <text:p>2</text:p>
          </table:table-cell>
          <table:table-cell table:style-name="ce82" table:content-validation-name="val76" table:formula="of:=ROUNDUP([.H32]*[$Настройки.$B$18];0)" office:value-type="float" office:value="1" calcext:value-type="float">
            <text:p>1</text:p>
          </table:table-cell>
          <table:table-cell table:style-name="ce82" table:content-validation-name="val78" table:formula="of:=[.H32]+[.I32]" office:value-type="float" office:value="3" calcext:value-type="float">
            <text:p>3</text:p>
          </table:table-cell>
          <table:table-cell table:style-name="ce123" table:content-validation-name="val79" office:value-type="currency" office:currency="RUB" office:value="2.5" calcext:value-type="currency">
            <text:p>2,50 ₽</text:p>
          </table:table-cell>
          <table:table-cell table:style-name="ce126" table:content-validation-name="val80" table:formula="of:=[.J32]*[.K32]" office:value-type="currency" office:currency="RUB" office:value="7.5" calcext:value-type="currency">
            <text:p>8 ₽</text:p>
          </table:table-cell>
          <table:table-cell table:style-name="ce82" table:content-validation-name="val81" office:value-type="string" calcext:value-type="string">
            <text:p><text:a xlink:href="https://ali.click/duzaxh?erid=2SDnjdxCf1A" xlink:type="simple">Ali</text:a></text:p>
          </table:table-cell>
          <table:table-cell table:style-name="ce82" table:content-validation-name="val81"/>
          <table:table-cell table:style-name="ce82" table:content-validation-name="val81" office:value-type="string" calcext:value-type="string">
            <text:p><text:a xlink:href="https://grover-sk.ru/catalog/metizy/shayby/din_125/din_125_a2/shayby_m8/shayba_din_125_ploskaya__a2_m8/" xlink:type="simple">Grover</text:a></text:p>
          </table:table-cell>
        </table:table-row>
        <table:table-row table:style-name="ro2">
          <table:table-cell table:style-name="ce111" table:content-validation-name="val76" office:value-type="string" calcext:value-type="string">
            <text:p>-</text:p>
          </table:table-cell>
          <table:table-cell table:style-name="ce115" table:content-validation-name="val76" office:value-type="string" calcext:value-type="string">
            <text:p>Подшипник 623</text:p>
          </table:table-cell>
          <table:table-cell table:style-name="ce116" table:content-validation-name="val76" office:value-type="string" calcext:value-type="string">
            <text:p>-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number-columns-repeated="3" table:style-name="ce82" table:content-validation-name="val76" office:value-type="float" office:value="35" calcext:value-type="float">
            <text:p>35</text:p>
          </table:table-cell>
          <table:table-cell table:style-name="ce82" table:content-validation-name="val76" table:formula="of:=COM.MICROSOFT.IFS([$Настройки.$B$2]=&quot;M&quot;;[.E33];[$Настройки.$B$2]=&quot;L&quot;;[.F33];[$Настройки.$B$2]=&quot;XL&quot;;[.G33])" office:value-type="float" office:value="35" calcext:value-type="float">
            <text:p>35</text:p>
          </table:table-cell>
          <table:table-cell table:style-name="ce82" table:content-validation-name="val76" table:formula="of:=ROUNDUP([.H33]*[$Настройки.$B$18];0)" office:value-type="float" office:value="4" calcext:value-type="float">
            <text:p>4</text:p>
          </table:table-cell>
          <table:table-cell table:style-name="ce82" table:content-validation-name="val78" table:formula="of:=[.H33]+[.I33]" office:value-type="float" office:value="39" calcext:value-type="float">
            <text:p>39</text:p>
          </table:table-cell>
          <table:table-cell table:style-name="ce123" table:content-validation-name="val79" office:value-type="currency" office:currency="RUB" office:value="21.9" calcext:value-type="currency">
            <text:p>21,90 ₽</text:p>
          </table:table-cell>
          <table:table-cell table:style-name="ce126" table:content-validation-name="val80" table:formula="of:=[.J33]*[.K33]" office:value-type="currency" office:currency="RUB" office:value="854.1" calcext:value-type="currency">
            <text:p>854 ₽</text:p>
          </table:table-cell>
          <table:table-cell table:style-name="ce82" table:content-validation-name="val81" office:value-type="string" calcext:value-type="string">
            <text:p><text:a xlink:href="https://alli.pub/76f18d?erid=2SDnjeVDPmv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>
            <text:p>-</text:p>
          </table:table-cell>
          <table:table-cell table:style-name="ce115" table:content-validation-name="val76" office:value-type="string" calcext:value-type="string">
            <text:p>Подшипник F623</text:p>
          </table:table-cell>
          <table:table-cell table:style-name="ce116" table:content-validation-name="val76" office:value-type="string" calcext:value-type="string">
            <text:p>-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number-columns-repeated="3" table:style-name="ce82" table:content-validation-name="val76" office:value-type="float" office:value="54" calcext:value-type="float">
            <text:p>54</text:p>
          </table:table-cell>
          <table:table-cell table:style-name="ce82" table:content-validation-name="val76" table:formula="of:=COM.MICROSOFT.IFS([$Настройки.$B$2]=&quot;M&quot;;[.E34];[$Настройки.$B$2]=&quot;L&quot;;[.F34];[$Настройки.$B$2]=&quot;XL&quot;;[.G34])" office:value-type="float" office:value="54" calcext:value-type="float">
            <text:p>54</text:p>
          </table:table-cell>
          <table:table-cell table:style-name="ce82" table:content-validation-name="val76" table:formula="of:=ROUNDUP([.H34]*[$Настройки.$B$18];0)" office:value-type="float" office:value="6" calcext:value-type="float">
            <text:p>6</text:p>
          </table:table-cell>
          <table:table-cell table:style-name="ce82" table:content-validation-name="val78" table:formula="of:=[.H34]+[.I34]" office:value-type="float" office:value="60" calcext:value-type="float">
            <text:p>60</text:p>
          </table:table-cell>
          <table:table-cell table:style-name="ce123" table:content-validation-name="val79" office:value-type="currency" office:currency="RUB" office:value="34.9" calcext:value-type="currency">
            <text:p>34,90 ₽</text:p>
          </table:table-cell>
          <table:table-cell table:style-name="ce126" table:content-validation-name="val80" table:formula="of:=[.J34]*[.K34]" office:value-type="currency" office:currency="RUB" office:value="2094" calcext:value-type="currency">
            <text:p>2 094 ₽</text:p>
          </table:table-cell>
          <table:table-cell table:style-name="ce82" table:content-validation-name="val81" office:value-type="string" calcext:value-type="string">
            <text:p><text:a xlink:href="https://alli.pub/76sge7?erid=2SDnjefQ6Kf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>
            <text:p>-</text:p>
          </table:table-cell>
          <table:table-cell table:style-name="ce115" table:content-validation-name="val76" office:value-type="string" calcext:value-type="string">
            <text:p>Подшипник 608</text:p>
          </table:table-cell>
          <table:table-cell table:style-name="ce116" table:content-validation-name="val76" office:value-type="string" calcext:value-type="string">
            <text:p>-</text:p>
          </table:table-cell>
          <table:table-cell table:style-name="ce82" table:content-validation-name="val77" office:value-type="string" calcext:value-type="string">
            <text:p>-</text:p>
          </table:table-cell>
          <table:table-cell table:style-name="ce82" table:content-validation-name="val76" office:value-type="float" office:value="2" calcext:value-type="float">
            <text:p>2</text:p>
          </table:table-cell>
          <table:table-cell table:number-columns-repeated="2" table:style-name="ce82" table:content-validation-name="val76" office:value-type="float" office:value="4" calcext:value-type="float">
            <text:p>4</text:p>
          </table:table-cell>
          <table:table-cell table:style-name="ce82" table:content-validation-name="val76" table:formula="of:=COM.MICROSOFT.IFS([$Настройки.$B$2]=&quot;M&quot;;[.E35];[$Настройки.$B$2]=&quot;L&quot;;[.F35];[$Настройки.$B$2]=&quot;XL&quot;;[.G35])" office:value-type="float" office:value="2" calcext:value-type="float">
            <text:p>2</text:p>
          </table:table-cell>
          <table:table-cell table:style-name="ce82" table:content-validation-name="val76" table:formula="of:=ROUNDUP([.H35]*[$Настройки.$B$18];0)" office:value-type="float" office:value="1" calcext:value-type="float">
            <text:p>1</text:p>
          </table:table-cell>
          <table:table-cell table:style-name="ce82" table:content-validation-name="val78" table:formula="of:=[.H35]+[.I35]" office:value-type="float" office:value="3" calcext:value-type="float">
            <text:p>3</text:p>
          </table:table-cell>
          <table:table-cell table:style-name="ce123" table:content-validation-name="val79" office:value-type="currency" office:currency="RUB" office:value="26.9" calcext:value-type="currency">
            <text:p>26,90 ₽</text:p>
          </table:table-cell>
          <table:table-cell table:style-name="ce126" table:content-validation-name="val80" table:formula="of:=[.J35]*[.K35]" office:value-type="currency" office:currency="RUB" office:value="80.7" calcext:value-type="currency">
            <text:p>81 ₽</text:p>
          </table:table-cell>
          <table:table-cell table:style-name="ce82" table:content-validation-name="val81" office:value-type="string" calcext:value-type="string">
            <text:p><text:a xlink:href="https://alli.pub/76f17l?erid=2SDnjdYMrMA" xlink:type="simple">Ali</text:a></text:p>
          </table:table-cell>
          <table:table-cell table:style-name="ce82" table:content-validation-name="val81" table:number-columns-repeated="2"/>
        </table:table-row>
        <table:table-row table:style-name="ro2">
          <table:table-cell table:style-name="ce111" table:content-validation-name="val76" office:value-type="string" calcext:value-type="string">
            <text:p>-</text:p>
          </table:table-cell>
          <table:table-cell table:style-name="ce115" table:content-validation-name="val76" office:value-type="string" calcext:value-type="string">
            <text:p>Магнит цилиндрический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77" office:value-type="float" office:value="1" calcext:value-type="float">
            <text:p>1</text:p>
          </table:table-cell>
          <table:table-cell table:number-columns-repeated="3" table:style-name="ce82" table:content-validation-name="val76" office:value-type="float" office:value="8" calcext:value-type="float">
            <text:p>8</text:p>
          </table:table-cell>
          <table:table-cell table:style-name="ce82" table:content-validation-name="val76" table:formula="of:=COM.MICROSOFT.IFS([$Настройки.$B$2]=&quot;M&quot;;[.E36];[$Настройки.$B$2]=&quot;L&quot;;[.F36];[$Настройки.$B$2]=&quot;XL&quot;;[.G36])" office:value-type="float" office:value="8" calcext:value-type="float">
            <text:p>8</text:p>
          </table:table-cell>
          <table:table-cell table:style-name="ce82" table:content-validation-name="val76" table:formula="of:=ROUNDUP([.H36]*[$Настройки.$B$18];0)" office:value-type="float" office:value="1" calcext:value-type="float">
            <text:p>1</text:p>
          </table:table-cell>
          <table:table-cell table:style-name="ce82" table:content-validation-name="val78" table:formula="of:=[.H36]+[.I36]" office:value-type="float" office:value="9" calcext:value-type="float">
            <text:p>9</text:p>
          </table:table-cell>
          <table:table-cell table:style-name="ce123" table:content-validation-name="val79" office:value-type="currency" office:currency="RUB" office:value="10" calcext:value-type="currency">
            <text:p>10,00 ₽</text:p>
          </table:table-cell>
          <table:table-cell table:style-name="ce126" table:content-validation-name="val80" table:formula="of:=[.J36]*[.K36]" office:value-type="currency" office:currency="RUB" office:value="90" calcext:value-type="currency">
            <text:p>90 ₽</text:p>
          </table:table-cell>
          <table:table-cell table:style-name="ce82" table:content-validation-name="val81" office:value-type="string" calcext:value-type="string">
            <text:p><text:a xlink:href="https://ali.click/g8o4qm?erid=2SDnjc3HMpK" xlink:type="simple">Ali</text:a></text:p>
          </table:table-cell>
          <table:table-cell table:style-name="ce82" table:content-validation-name="val81" table:number-columns-repeated="2"/>
        </table:table-row>
        <table:table-row table:style-name="ro1" table:number-rows-repeated="5">
          <table:table-cell table:content-validation-name="val76" table:number-columns-repeated="2"/>
          <table:table-cell/>
          <table:table-cell table:content-validation-name="val76" table:number-columns-repeated="3"/>
          <table:table-cell table:style-name="Default" table:number-columns-repeated="5"/>
          <table:table-cell table:style-name="ce134"/>
          <table:table-cell table:style-name="Default" table:number-columns-repeated="2"/>
          <table:table-cell table:content-validation-name="val76"/>
        </table:table-row>
        <table:table-row table:style-name="ro1" table:number-rows-repeated="19">
          <table:table-cell table:content-validation-name="val76" table:number-columns-repeated="2"/>
          <table:table-cell/>
          <table:table-cell table:content-validation-name="val76" table:number-columns-repeated="12"/>
        </table:table-row>
        <table:table-row table:style-name="ro1" table:number-rows-repeated="1048515">
          <table:table-cell table:content-validation-name="val76" table:number-columns-repeated="15"/>
        </table:table-row>
        <table:table-row table:style-name="ro1">
          <table:table-cell table:content-validation-name="val76" table:number-columns-repeated="15"/>
        </table:table-row>
      </table:table>
      <table:table table:name="Печатные изд." table:style-name="ta1">
        <office:forms form:automatic-focus="false" form:apply-design-mode="false"/>
        <table:table-column table:style-name="co22" table:default-cell-style-name="ce10"/>
        <table:table-column table:style-name="co23" table:default-cell-style-name="ce10"/>
        <table:table-column table:style-name="co24" table:visibility="collapse" table:default-cell-style-name="ce144"/>
        <table:table-column table:style-name="co25" table:visibility="collapse" table:default-cell-style-name="ce148"/>
        <table:table-column table:style-name="co16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54"/>
        <table:table-column table:style-name="co28" table:visibility="collapse" table:number-columns-repeated="2" table:default-cell-style-name="ce144"/>
        <table:table-column table:style-name="co29" table:visibility="collapse" table:default-cell-style-name="ce144"/>
        <table:table-column table:style-name="co24" table:default-cell-style-name="ce144"/>
        <table:table-column table:style-name="co30" table:visibility="collapse" table:default-cell-style-name="ce158"/>
        <table:table-column table:style-name="co31" table:visibility="collapse" table:default-cell-style-name="ce144"/>
        <table:table-column table:style-name="co32" table:visibility="collapse" table:default-cell-style-name="ce144"/>
        <table:table-column table:style-name="co33" table:visibility="collapse" table:default-cell-style-name="ce158"/>
        <table:table-column table:style-name="co34" table:visibility="collapse" table:default-cell-style-name="ce158"/>
        <table:table-column table:style-name="co35" table:visibility="collapse" table:default-cell-style-name="ce158"/>
        <table:table-column table:style-name="co33" table:visibility="collapse" table:default-cell-style-name="ce158"/>
        <table:table-column table:style-name="co36" table:default-cell-style-name="ce163"/>
        <table:table-column table:style-name="co36" table:visibility="collapse" table:default-cell-style-name="ce144"/>
        <table:table-column table:style-name="co36" table:visibility="collapse" table:default-cell-style-name="ce148"/>
        <table:table-column table:style-name="co36" table:visibility="collapse" table:number-columns-repeated="4" table:default-cell-style-name="ce144"/>
        <table:table-column table:style-name="co36" table:default-cell-style-name="ce144"/>
        <table:table-column table:style-name="co37" table:default-cell-style-name="ce144"/>
        <table:table-column table:style-name="co5" table:number-columns-repeated="16355" table:default-cell-style-name="ce10"/>
        <table:table-row table:style-name="ro4">
          <table:table-cell table:style-name="ce135" office:value-type="string" calcext:value-type="string" table:number-columns-spanned="1" table:number-rows-spanned="2">
            <text:p>Обозначение</text:p>
          </table:table-cell>
          <table:table-cell table:style-name="ce135" office:value-type="string" calcext:value-type="string" table:number-columns-spanned="1" table:number-rows-spanned="2">
            <text:p>Наименование</text:p>
          </table:table-cell>
          <table:table-cell table:style-name="ce135" office:value-type="string" calcext:value-type="string" table:number-columns-spanned="2" table:number-rows-spanned="1">
            <text:p>Объём</text:p>
          </table:table-cell>
          <table:covered-table-cell table:style-name="ce147"/>
          <table:table-cell table:style-name="ce135" office:value-type="string" calcext:value-type="string" table:number-columns-spanned="2" table:number-rows-spanned="1">
            <text:p>Коэффициенты</text:p>
          </table:table-cell>
          <table:covered-table-cell table:style-name="ce135"/>
          <table:table-cell table:style-name="ce156" office:value-type="string" calcext:value-type="string" table:number-columns-spanned="1" table:number-rows-spanned="2">
            <text:p>ВКЛ</text:p>
          </table:table-cell>
          <table:table-cell table:style-name="ce135" table:content-validation-name="val82" office:value-type="string" calcext:value-type="string" table:number-columns-spanned="4" table:number-rows-spanned="1">
            <text:p>Кол-во</text:p>
          </table:table-cell>
          <table:covered-table-cell table:number-columns-repeated="3" table:style-name="ce135"/>
          <table:table-cell table:style-name="ce164" office:value-type="string" calcext:value-type="string" table:number-columns-spanned="1" table:number-rows-spanned="2">
            <text:p>Объём затрач.</text:p>
          </table:table-cell>
          <table:table-cell table:style-name="ce135" table:content-validation-name="val83" office:value-type="string" calcext:value-type="string" table:number-columns-spanned="1" table:number-rows-spanned="2">
            <text:p>Филамент</text:p>
          </table:table-cell>
          <table:table-cell table:style-name="ce135" office:value-type="string" calcext:value-type="string" table:number-columns-spanned="1" table:number-rows-spanned="2">
            <text:p>Плотность</text:p>
          </table:table-cell>
          <table:table-cell table:style-name="ce164" table:content-validation-name="val86" office:value-type="string" calcext:value-type="string" table:number-columns-spanned="5" table:number-rows-spanned="1">
            <text:p>Масса итого</text:p>
          </table:table-cell>
          <table:covered-table-cell table:style-name="ce179"/>
          <table:covered-table-cell table:number-columns-repeated="2" table:style-name="ce164"/>
          <table:covered-table-cell table:style-name="ce174"/>
          <table:table-cell table:style-name="ce135" office:value-type="string" calcext:value-type="string" table:number-columns-spanned="2" table:number-rows-spanned="1">
            <text:p>Удельная цена</text:p>
          </table:table-cell>
          <table:covered-table-cell table:style-name="ce147"/>
          <table:table-cell table:style-name="ce135" table:content-validation-name="val87" office:value-type="string" calcext:value-type="string" table:number-columns-spanned="5" table:number-rows-spanned="1">
            <text:p>Цена итого</text:p>
          </table:table-cell>
          <table:covered-table-cell table:number-columns-repeated="4" table:style-name="ce135"/>
          <table:table-cell table:style-name="ce135" table:content-validation-name="val88" office:value-type="string" calcext:value-type="string">
            <text:p>Настройки печати</text:p>
          </table:table-cell>
          <table:table-cell table:style-name="ce170" table:number-columns-repeated="16355"/>
        </table:table-row>
        <table:table-row table:style-name="ro5" table:visibility="collapse">
          <table:covered-table-cell table:number-columns-repeated="2" table:style-name="ce135"/>
          <table:table-cell table:style-name="ce135" office:value-type="string" calcext:value-type="string">
            <text:p>мм^3</text:p>
          </table:table-cell>
          <table:table-cell table:style-name="ce147" office:value-type="string" calcext:value-type="string">
            <text:p>см^3</text:p>
          </table:table-cell>
          <table:table-cell table:style-name="ce135" office:value-type="string" calcext:value-type="string">
            <text:p>Полноты</text:p>
          </table:table-cell>
          <table:table-cell table:style-name="ce135" office:value-type="string" calcext:value-type="string">
            <text:p>Запаса</text:p>
          </table:table-cell>
          <table:covered-table-cell table:style-name="ce156"/>
          <table:table-cell table:style-name="ce135" office:value-type="string" calcext:value-type="string">
            <text:p>М</text:p>
          </table:table-cell>
          <table:table-cell table:style-name="ce135" office:value-type="string" calcext:value-type="string">
            <text:p>L</text:p>
          </table:table-cell>
          <table:table-cell table:style-name="ce135" office:value-type="string" calcext:value-type="string">
            <text:p>XL</text:p>
          </table:table-cell>
          <table:table-cell table:style-name="ce135" office:value-type="string" calcext:value-type="string">
            <text:p>Итого</text:p>
          </table:table-cell>
          <table:covered-table-cell table:style-name="ce164"/>
          <table:covered-table-cell table:number-columns-repeated="2" table:style-name="ce135"/>
          <table:table-cell table:style-name="ce164" office:value-type="string" calcext:value-type="string">
            <text:p>Основной</text:p>
          </table:table-cell>
          <table:table-cell table:style-name="ce164" office:value-type="string" calcext:value-type="string">
            <text:p>Лучше</text:p>
          </table:table-cell>
          <table:table-cell table:style-name="ce164" office:value-type="string" calcext:value-type="string">
            <text:p>Дешевле</text:p>
          </table:table-cell>
          <table:table-cell table:style-name="ce164" office:value-type="string" calcext:value-type="string">
            <text:p>Эластомер</text:p>
          </table:table-cell>
          <table:table-cell table:style-name="ce174" office:value-type="string" calcext:value-type="string">
            <text:p>Итого</text:p>
          </table:table-cell>
          <table:table-cell table:style-name="ce135" office:value-type="string" calcext:value-type="string">
            <text:p>За кг</text:p>
          </table:table-cell>
          <table:table-cell table:style-name="ce147" office:value-type="string" calcext:value-type="string">
            <text:p>За г</text:p>
          </table:table-cell>
          <table:table-cell table:style-name="ce135" office:value-type="string" calcext:value-type="string">
            <text:p>Основной</text:p>
          </table:table-cell>
          <table:table-cell table:style-name="ce135" office:value-type="string" calcext:value-type="string">
            <text:p>Лучше</text:p>
          </table:table-cell>
          <table:table-cell table:style-name="ce135" office:value-type="string" calcext:value-type="string">
            <text:p>Дешевле</text:p>
          </table:table-cell>
          <table:table-cell table:style-name="ce135" office:value-type="string" calcext:value-type="string">
            <text:p>Эластомер</text:p>
          </table:table-cell>
          <table:table-cell table:style-name="ce135" office:value-type="string" calcext:value-type="string">
            <text:p>Итого</text:p>
          </table:table-cell>
          <table:table-cell table:style-name="ce135"/>
          <table:table-cell table:style-name="ce170" table:number-columns-repeated="16355"/>
        </table:table-row>
        <table:table-row table:style-name="ro5">
          <table:table-cell table:style-name="ce135" office:value-type="string" calcext:value-type="string" table:number-columns-spanned="27" table:number-rows-spanned="1">
            <text:p>V9-10 - Portal</text:p>
          </table:table-cell>
          <table:covered-table-cell table:number-columns-repeated="2" table:style-name="ce135"/>
          <table:covered-table-cell table:style-name="ce147"/>
          <table:covered-table-cell table:number-columns-repeated="2" table:style-name="ce135"/>
          <table:covered-table-cell table:style-name="ce156"/>
          <table:covered-table-cell table:number-columns-repeated="4" table:style-name="ce135"/>
          <table:covered-table-cell table:style-name="ce164"/>
          <table:covered-table-cell table:number-columns-repeated="2" table:style-name="ce135"/>
          <table:covered-table-cell table:number-columns-repeated="4" table:style-name="ce164"/>
          <table:covered-table-cell table:style-name="ce174"/>
          <table:covered-table-cell table:style-name="ce135"/>
          <table:covered-table-cell table:style-name="ce147"/>
          <table:covered-table-cell table:number-columns-repeated="6" table:style-name="ce135"/>
          <table:table-cell table:style-name="ce170" table:number-columns-repeated="16355"/>
        </table:table-row>
        <table:table-row table:style-name="ro1">
          <table:table-cell table:style-name="ce3" office:value-type="string" calcext:value-type="string">
            <text:p>V9-1111</text:p>
          </table:table-cell>
          <table:table-cell table:style-name="ce3" office:value-type="string" calcext:value-type="string">
            <text:p>Y axis carriage body</text:p>
          </table:table-cell>
          <table:table-cell table:style-name="ce140" office:value-type="float" office:value="61321" calcext:value-type="float">
            <text:p>61321</text:p>
          </table:table-cell>
          <table:table-cell table:style-name="ce143" table:formula="of:=[.C4]/1000" office:value-type="float" office:value="61.321" calcext:value-type="float">
            <text:p>61,3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4];[$Настройки.$B$2]=&quot;L&quot;;[.I4];[$Настройки.$B$2]=&quot;XL&quot;;[.J4])*[.G4]" office:value-type="float" office:value="1" calcext:value-type="float">
            <text:p>1</text:p>
          </table:table-cell>
          <table:table-cell table:style-name="ce162" table:formula="of:=[.D4]*[.E4]*[.F4]*[.K4]" office:value-type="float" office:value="73.5852" calcext:value-type="float">
            <text:p>73,6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]=&quot;Основной&quot;;[$Настройки.$B$13];[.$M4]=&quot;Дешевле&quot;;[$Настройки.$B$14];[.M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]=[.O$2];[.$L4]*[.$N4];0)" office:value-type="float" office:value="84.62298" calcext:value-type="float">
            <text:p>84,6</text:p>
          </table:table-cell>
          <table:table-cell table:style-name="ce162" table:formula="of:=IF([.$M4]=[.P$2];[.$L4]*[.$N4];0)" office:value-type="float" office:value="0" calcext:value-type="float">
            <text:p>0,0</text:p>
          </table:table-cell>
          <table:table-cell table:style-name="ce162" table:formula="of:=IF([.$M4]=[.Q$2];[.$L4]*[.$N4];0)" office:value-type="float" office:value="0" calcext:value-type="float">
            <text:p>0,0</text:p>
          </table:table-cell>
          <table:table-cell table:style-name="ce162" table:formula="of:=IF([.$M4]=[.R$2];[.$L4]*[.$N4];0)" office:value-type="float" office:value="0" calcext:value-type="float">
            <text:p>0,0</text:p>
          </table:table-cell>
          <table:table-cell table:style-name="ce169" table:content-validation-name="val86" table:formula="of:=SUM([.O4:.R4])" office:value-type="float" office:value="84.62298" calcext:value-type="float">
            <text:p>85 г</text:p>
          </table:table-cell>
          <table:table-cell table:style-name="ce178" table:formula="of:=COM.MICROSOFT.IFS([.$M4]=&quot;Основной&quot;;[$Настройки.$C$13];[.$M4]=&quot;Лучше&quot;;[$Настройки.$C$13];[.$M4]=&quot;Дешевле&quot;;[$Настройки.$C$14];[.M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]/1000" office:value-type="float" office:value="1.35" calcext:value-type="float">
            <text:p>1,35</text:p>
          </table:table-cell>
          <table:table-cell table:style-name="ce196" table:formula="of:=IF([.$M4]=[.V$2];SUM([.$O4:.$R4])*[.$U4];0)" office:value-type="currency" office:currency="RUB" office:value="114.241023" calcext:value-type="currency">
            <text:p>114,24 ₽</text:p>
          </table:table-cell>
          <table:table-cell table:style-name="ce196" table:formula="of:=IF([.$M4]=[.W$2];SUM([.$O4:.$R4])*[.$U4];0)" office:value-type="currency" office:currency="RUB" office:value="0" calcext:value-type="currency">
            <text:p>0,00 ₽</text:p>
          </table:table-cell>
          <table:table-cell table:style-name="ce196" table:formula="of:=IF([.$M4]=[.X$2];SUM([.$O4:.$R4])*[.$U4];0)" office:value-type="currency" office:currency="RUB" office:value="0" calcext:value-type="currency">
            <text:p>0,00 ₽</text:p>
          </table:table-cell>
          <table:table-cell table:style-name="ce196" table:formula="of:=IF([.$M4]=[.Y$2];SUM([.$O4:.$R4])*[.$U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:.Y4])" office:value-type="currency" office:currency="RUB" office:value="114.241023" calcext:value-type="currency">
            <text:p>114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11(R)</text:p>
          </table:table-cell>
          <table:table-cell table:style-name="ce3" table:formula="of:=[.B4]" office:value-type="string" office:string-value="Y axis carriage body" calcext:value-type="string">
            <text:p>Y axis carriage body</text:p>
          </table:table-cell>
          <table:table-cell table:style-name="ce140" table:formula="of:=[.C4]" office:value-type="float" office:value="61321" calcext:value-type="float">
            <text:p>61321</text:p>
          </table:table-cell>
          <table:table-cell table:style-name="ce143" table:formula="of:=[.C5]/1000" office:value-type="float" office:value="61.321" calcext:value-type="float">
            <text:p>61,3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table:formula="of:=[.H4]" office:value-type="float" office:value="1" calcext:value-type="float">
            <text:p>1</text:p>
          </table:table-cell>
          <table:table-cell table:style-name="ce140" table:formula="of:=[.I4]" office:value-type="float" office:value="1" calcext:value-type="float">
            <text:p>1</text:p>
          </table:table-cell>
          <table:table-cell table:style-name="ce140" table:formula="of:=[.J4]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5];[$Настройки.$B$2]=&quot;L&quot;;[.I5];[$Настройки.$B$2]=&quot;XL&quot;;[.J5])*[.G5]" office:value-type="float" office:value="1" calcext:value-type="float">
            <text:p>1</text:p>
          </table:table-cell>
          <table:table-cell table:style-name="ce162" table:formula="of:=[.D5]*[.E5]*[.F5]*[.K5]" office:value-type="float" office:value="73.5852" calcext:value-type="float">
            <text:p>73,6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]=&quot;Основной&quot;;[$Настройки.$B$13];[.$M5]=&quot;Дешевле&quot;;[$Настройки.$B$14];[.M5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]=[.O$2];[.$L5]*[.$N5];0)" office:value-type="float" office:value="84.62298" calcext:value-type="float">
            <text:p>84,6</text:p>
          </table:table-cell>
          <table:table-cell table:style-name="ce162" table:formula="of:=IF([.$M5]=[.P$2];[.$L5]*[.$N5];0)" office:value-type="float" office:value="0" calcext:value-type="float">
            <text:p>0,0</text:p>
          </table:table-cell>
          <table:table-cell table:style-name="ce162" table:formula="of:=IF([.$M5]=[.Q$2];[.$L5]*[.$N5];0)" office:value-type="float" office:value="0" calcext:value-type="float">
            <text:p>0,0</text:p>
          </table:table-cell>
          <table:table-cell table:style-name="ce162" table:formula="of:=IF([.$M5]=[.R$2];[.$L5]*[.$N5];0)" office:value-type="float" office:value="0" calcext:value-type="float">
            <text:p>0,0</text:p>
          </table:table-cell>
          <table:table-cell table:style-name="ce169" table:content-validation-name="val86" table:formula="of:=SUM([.O5:.R5])" office:value-type="float" office:value="84.62298" calcext:value-type="float">
            <text:p>85 г</text:p>
          </table:table-cell>
          <table:table-cell table:style-name="ce178" table:formula="of:=COM.MICROSOFT.IFS([.$M5]=&quot;Основной&quot;;[$Настройки.$C$13];[.$M5]=&quot;Лучше&quot;;[$Настройки.$C$13];[.$M5]=&quot;Дешевле&quot;;[$Настройки.$C$14];[.M5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]/1000" office:value-type="float" office:value="1.35" calcext:value-type="float">
            <text:p>1,35</text:p>
          </table:table-cell>
          <table:table-cell table:style-name="ce196" table:formula="of:=IF([.$M5]=[.V$2];SUM([.$O5:.$R5])*[.$U5];0)" office:value-type="currency" office:currency="RUB" office:value="114.241023" calcext:value-type="currency">
            <text:p>114,24 ₽</text:p>
          </table:table-cell>
          <table:table-cell table:style-name="ce196" table:formula="of:=IF([.$M5]=[.W$2];SUM([.$O5:.$R5])*[.$U5];0)" office:value-type="currency" office:currency="RUB" office:value="0" calcext:value-type="currency">
            <text:p>0,00 ₽</text:p>
          </table:table-cell>
          <table:table-cell table:style-name="ce196" table:formula="of:=IF([.$M5]=[.X$2];SUM([.$O5:.$R5])*[.$U5];0)" office:value-type="currency" office:currency="RUB" office:value="0" calcext:value-type="currency">
            <text:p>0,00 ₽</text:p>
          </table:table-cell>
          <table:table-cell table:style-name="ce196" table:formula="of:=IF([.$M5]=[.Y$2];SUM([.$O5:.$R5])*[.$U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:.Y5])" office:value-type="currency" office:currency="RUB" office:value="114.241023" calcext:value-type="currency">
            <text:p>114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12</text:p>
          </table:table-cell>
          <table:table-cell table:style-name="ce3" office:value-type="string" calcext:value-type="string">
            <text:p>Y axis carriage plunger</text:p>
          </table:table-cell>
          <table:table-cell table:style-name="ce140" office:value-type="float" office:value="1589" calcext:value-type="float">
            <text:p>1589</text:p>
          </table:table-cell>
          <table:table-cell table:style-name="ce143" table:formula="of:=[.C6]/1000" office:value-type="float" office:value="1.589" calcext:value-type="float">
            <text:p>1,59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6];[$Настройки.$B$2]=&quot;L&quot;;[.I6];[$Настройки.$B$2]=&quot;XL&quot;;[.J6])*[.G6]" office:value-type="float" office:value="2" calcext:value-type="float">
            <text:p>2</text:p>
          </table:table-cell>
          <table:table-cell table:style-name="ce162" table:formula="of:=[.D6]*[.E6]*[.F6]*[.K6]" office:value-type="float" office:value="3.8136" calcext:value-type="float">
            <text:p>3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6]=&quot;Основной&quot;;[$Настройки.$B$13];[.$M6]=&quot;Дешевле&quot;;[$Настройки.$B$14];[.M6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6]=[.O$2];[.$L6]*[.$N6];0)" office:value-type="float" office:value="4.38564" calcext:value-type="float">
            <text:p>4,4</text:p>
          </table:table-cell>
          <table:table-cell table:style-name="ce162" table:formula="of:=IF([.$M6]=[.P$2];[.$L6]*[.$N6];0)" office:value-type="float" office:value="0" calcext:value-type="float">
            <text:p>0,0</text:p>
          </table:table-cell>
          <table:table-cell table:style-name="ce162" table:formula="of:=IF([.$M6]=[.Q$2];[.$L6]*[.$N6];0)" office:value-type="float" office:value="0" calcext:value-type="float">
            <text:p>0,0</text:p>
          </table:table-cell>
          <table:table-cell table:style-name="ce162" table:formula="of:=IF([.$M6]=[.R$2];[.$L6]*[.$N6];0)" office:value-type="float" office:value="0" calcext:value-type="float">
            <text:p>0,0</text:p>
          </table:table-cell>
          <table:table-cell table:style-name="ce169" table:content-validation-name="val86" table:formula="of:=SUM([.O6:.R6])" office:value-type="float" office:value="4.38564" calcext:value-type="float">
            <text:p>4 г</text:p>
          </table:table-cell>
          <table:table-cell table:style-name="ce178" table:formula="of:=COM.MICROSOFT.IFS([.$M6]=&quot;Основной&quot;;[$Настройки.$C$13];[.$M6]=&quot;Лучше&quot;;[$Настройки.$C$13];[.$M6]=&quot;Дешевле&quot;;[$Настройки.$C$14];[.M6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6]/1000" office:value-type="float" office:value="1.35" calcext:value-type="float">
            <text:p>1,35</text:p>
          </table:table-cell>
          <table:table-cell table:style-name="ce196" table:formula="of:=IF([.$M6]=[.V$2];SUM([.$O6:.$R6])*[.$U6];0)" office:value-type="currency" office:currency="RUB" office:value="5.920614" calcext:value-type="currency">
            <text:p>5,92 ₽</text:p>
          </table:table-cell>
          <table:table-cell table:style-name="ce196" table:formula="of:=IF([.$M6]=[.W$2];SUM([.$O6:.$R6])*[.$U6];0)" office:value-type="currency" office:currency="RUB" office:value="0" calcext:value-type="currency">
            <text:p>0,00 ₽</text:p>
          </table:table-cell>
          <table:table-cell table:style-name="ce196" table:formula="of:=IF([.$M6]=[.X$2];SUM([.$O6:.$R6])*[.$U6];0)" office:value-type="currency" office:currency="RUB" office:value="0" calcext:value-type="currency">
            <text:p>0,00 ₽</text:p>
          </table:table-cell>
          <table:table-cell table:style-name="ce196" table:formula="of:=IF([.$M6]=[.Y$2];SUM([.$O6:.$R6])*[.$U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:.Y6])" office:value-type="currency" office:currency="RUB" office:value="5.920614" calcext:value-type="currency">
            <text:p>6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1</text:p>
          </table:table-cell>
          <table:table-cell table:style-name="ce3" office:value-type="string" calcext:value-type="string">
            <text:p>Microfeeder front</text:p>
          </table:table-cell>
          <table:table-cell table:style-name="ce140" office:value-type="float" office:value="10053" calcext:value-type="float">
            <text:p>10053</text:p>
          </table:table-cell>
          <table:table-cell table:style-name="ce143" table:formula="of:=[.C7]/1000" office:value-type="float" office:value="10.053" calcext:value-type="float">
            <text:p>10,0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];[$Настройки.$B$2]=&quot;L&quot;;[.I7];[$Настройки.$B$2]=&quot;XL&quot;;[.J7])*[.G7]" office:value-type="float" office:value="1" calcext:value-type="float">
            <text:p>1</text:p>
          </table:table-cell>
          <table:table-cell table:style-name="ce162" table:formula="of:=[.D7]*[.E7]*[.F7]*[.K7]" office:value-type="float" office:value="12.0636" calcext:value-type="float">
            <text:p>12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7]=&quot;Основной&quot;;[$Настройки.$B$13];[.$M7]=&quot;Дешевле&quot;;[$Настройки.$B$14];[.M7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7]=[.O$2];[.$L7]*[.$N7];0)" office:value-type="float" office:value="13.87314" calcext:value-type="float">
            <text:p>13,9</text:p>
          </table:table-cell>
          <table:table-cell table:style-name="ce162" table:formula="of:=IF([.$M7]=[.P$2];[.$L7]*[.$N7];0)" office:value-type="float" office:value="0" calcext:value-type="float">
            <text:p>0,0</text:p>
          </table:table-cell>
          <table:table-cell table:style-name="ce162" table:formula="of:=IF([.$M7]=[.Q$2];[.$L7]*[.$N7];0)" office:value-type="float" office:value="0" calcext:value-type="float">
            <text:p>0,0</text:p>
          </table:table-cell>
          <table:table-cell table:style-name="ce162" table:formula="of:=IF([.$M7]=[.R$2];[.$L7]*[.$N7];0)" office:value-type="float" office:value="0" calcext:value-type="float">
            <text:p>0,0</text:p>
          </table:table-cell>
          <table:table-cell table:style-name="ce169" table:content-validation-name="val86" table:formula="of:=SUM([.O7:.R7])" office:value-type="float" office:value="13.87314" calcext:value-type="float">
            <text:p>14 г</text:p>
          </table:table-cell>
          <table:table-cell table:style-name="ce178" table:formula="of:=COM.MICROSOFT.IFS([.$M7]=&quot;Основной&quot;;[$Настройки.$C$13];[.$M7]=&quot;Лучше&quot;;[$Настройки.$C$13];[.$M7]=&quot;Дешевле&quot;;[$Настройки.$C$14];[.M7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7]/1000" office:value-type="float" office:value="1.35" calcext:value-type="float">
            <text:p>1,35</text:p>
          </table:table-cell>
          <table:table-cell table:style-name="ce196" table:formula="of:=IF([.$M7]=[.V$2];SUM([.$O7:.$R7])*[.$U7];0)" office:value-type="currency" office:currency="RUB" office:value="18.728739" calcext:value-type="currency">
            <text:p>18,73 ₽</text:p>
          </table:table-cell>
          <table:table-cell table:style-name="ce196" table:formula="of:=IF([.$M7]=[.W$2];SUM([.$O7:.$R7])*[.$U7];0)" office:value-type="currency" office:currency="RUB" office:value="0" calcext:value-type="currency">
            <text:p>0,00 ₽</text:p>
          </table:table-cell>
          <table:table-cell table:style-name="ce196" table:formula="of:=IF([.$M7]=[.X$2];SUM([.$O7:.$R7])*[.$U7];0)" office:value-type="currency" office:currency="RUB" office:value="0" calcext:value-type="currency">
            <text:p>0,00 ₽</text:p>
          </table:table-cell>
          <table:table-cell table:style-name="ce196" table:formula="of:=IF([.$M7]=[.Y$2];SUM([.$O7:.$R7])*[.$U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:.Y7])" office:value-type="currency" office:currency="RUB" office:value="18.728739" calcext:value-type="currency">
            <text:p>1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1(R)</text:p>
          </table:table-cell>
          <table:table-cell table:style-name="ce3" office:value-type="string" calcext:value-type="string">
            <text:p>Microfeeder front</text:p>
          </table:table-cell>
          <table:table-cell table:style-name="ce140" table:formula="of:=[.C7]" office:value-type="float" office:value="10053" calcext:value-type="float">
            <text:p>10053</text:p>
          </table:table-cell>
          <table:table-cell table:style-name="ce143" table:formula="of:=[.C8]/1000" office:value-type="float" office:value="10.053" calcext:value-type="float">
            <text:p>10,0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];[$Настройки.$B$2]=&quot;L&quot;;[.I8];[$Настройки.$B$2]=&quot;XL&quot;;[.J8])*[.G8]" office:value-type="float" office:value="1" calcext:value-type="float">
            <text:p>1</text:p>
          </table:table-cell>
          <table:table-cell table:style-name="ce162" table:formula="of:=[.D8]*[.E8]*[.F8]*[.K8]" office:value-type="float" office:value="12.0636" calcext:value-type="float">
            <text:p>12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8]=&quot;Основной&quot;;[$Настройки.$B$13];[.$M8]=&quot;Дешевле&quot;;[$Настройки.$B$14];[.M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8]=[.O$2];[.$L8]*[.$N8];0)" office:value-type="float" office:value="13.87314" calcext:value-type="float">
            <text:p>13,9</text:p>
          </table:table-cell>
          <table:table-cell table:style-name="ce162" table:formula="of:=IF([.$M8]=[.P$2];[.$L8]*[.$N8];0)" office:value-type="float" office:value="0" calcext:value-type="float">
            <text:p>0,0</text:p>
          </table:table-cell>
          <table:table-cell table:style-name="ce162" table:formula="of:=IF([.$M8]=[.Q$2];[.$L8]*[.$N8];0)" office:value-type="float" office:value="0" calcext:value-type="float">
            <text:p>0,0</text:p>
          </table:table-cell>
          <table:table-cell table:style-name="ce162" table:formula="of:=IF([.$M8]=[.R$2];[.$L8]*[.$N8];0)" office:value-type="float" office:value="0" calcext:value-type="float">
            <text:p>0,0</text:p>
          </table:table-cell>
          <table:table-cell table:style-name="ce169" table:content-validation-name="val86" table:formula="of:=SUM([.O8:.R8])" office:value-type="float" office:value="13.87314" calcext:value-type="float">
            <text:p>14 г</text:p>
          </table:table-cell>
          <table:table-cell table:style-name="ce178" table:formula="of:=COM.MICROSOFT.IFS([.$M8]=&quot;Основной&quot;;[$Настройки.$C$13];[.$M8]=&quot;Лучше&quot;;[$Настройки.$C$13];[.$M8]=&quot;Дешевле&quot;;[$Настройки.$C$14];[.M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8]/1000" office:value-type="float" office:value="1.35" calcext:value-type="float">
            <text:p>1,35</text:p>
          </table:table-cell>
          <table:table-cell table:style-name="ce196" table:formula="of:=IF([.$M8]=[.V$2];SUM([.$O8:.$R8])*[.$U8];0)" office:value-type="currency" office:currency="RUB" office:value="18.728739" calcext:value-type="currency">
            <text:p>18,73 ₽</text:p>
          </table:table-cell>
          <table:table-cell table:style-name="ce196" table:formula="of:=IF([.$M8]=[.W$2];SUM([.$O8:.$R8])*[.$U8];0)" office:value-type="currency" office:currency="RUB" office:value="0" calcext:value-type="currency">
            <text:p>0,00 ₽</text:p>
          </table:table-cell>
          <table:table-cell table:style-name="ce196" table:formula="of:=IF([.$M8]=[.X$2];SUM([.$O8:.$R8])*[.$U8];0)" office:value-type="currency" office:currency="RUB" office:value="0" calcext:value-type="currency">
            <text:p>0,00 ₽</text:p>
          </table:table-cell>
          <table:table-cell table:style-name="ce196" table:formula="of:=IF([.$M8]=[.Y$2];SUM([.$O8:.$R8])*[.$U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:.Y8])" office:value-type="currency" office:currency="RUB" office:value="18.728739" calcext:value-type="currency">
            <text:p>1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2</text:p>
          </table:table-cell>
          <table:table-cell table:style-name="ce3" office:value-type="string" calcext:value-type="string">
            <text:p>Microfeeder back</text:p>
          </table:table-cell>
          <table:table-cell table:style-name="ce140" office:value-type="float" office:value="5907" calcext:value-type="float">
            <text:p>5907</text:p>
          </table:table-cell>
          <table:table-cell table:style-name="ce143" table:formula="of:=[.C9]/1000" office:value-type="float" office:value="5.907" calcext:value-type="float">
            <text:p>5,91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9];[$Настройки.$B$2]=&quot;L&quot;;[.I9];[$Настройки.$B$2]=&quot;XL&quot;;[.J9])*[.G9]" office:value-type="float" office:value="1" calcext:value-type="float">
            <text:p>1</text:p>
          </table:table-cell>
          <table:table-cell table:style-name="ce162" table:formula="of:=[.D9]*[.E9]*[.F9]*[.K9]" office:value-type="float" office:value="7.0884" calcext:value-type="float">
            <text:p>7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9]=&quot;Основной&quot;;[$Настройки.$B$13];[.$M9]=&quot;Дешевле&quot;;[$Настройки.$B$14];[.M9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9]=[.O$2];[.$L9]*[.$N9];0)" office:value-type="float" office:value="8.15166" calcext:value-type="float">
            <text:p>8,2</text:p>
          </table:table-cell>
          <table:table-cell table:style-name="ce162" table:formula="of:=IF([.$M9]=[.P$2];[.$L9]*[.$N9];0)" office:value-type="float" office:value="0" calcext:value-type="float">
            <text:p>0,0</text:p>
          </table:table-cell>
          <table:table-cell table:style-name="ce162" table:formula="of:=IF([.$M9]=[.Q$2];[.$L9]*[.$N9];0)" office:value-type="float" office:value="0" calcext:value-type="float">
            <text:p>0,0</text:p>
          </table:table-cell>
          <table:table-cell table:style-name="ce162" table:formula="of:=IF([.$M9]=[.R$2];[.$L9]*[.$N9];0)" office:value-type="float" office:value="0" calcext:value-type="float">
            <text:p>0,0</text:p>
          </table:table-cell>
          <table:table-cell table:style-name="ce169" table:content-validation-name="val86" table:formula="of:=SUM([.O9:.R9])" office:value-type="float" office:value="8.15166" calcext:value-type="float">
            <text:p>8 г</text:p>
          </table:table-cell>
          <table:table-cell table:style-name="ce178" table:formula="of:=COM.MICROSOFT.IFS([.$M9]=&quot;Основной&quot;;[$Настройки.$C$13];[.$M9]=&quot;Лучше&quot;;[$Настройки.$C$13];[.$M9]=&quot;Дешевле&quot;;[$Настройки.$C$14];[.M9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9]/1000" office:value-type="float" office:value="1.35" calcext:value-type="float">
            <text:p>1,35</text:p>
          </table:table-cell>
          <table:table-cell table:style-name="ce196" table:formula="of:=IF([.$M9]=[.V$2];SUM([.$O9:.$R9])*[.$U9];0)" office:value-type="currency" office:currency="RUB" office:value="11.004741" calcext:value-type="currency">
            <text:p>11,00 ₽</text:p>
          </table:table-cell>
          <table:table-cell table:style-name="ce196" table:formula="of:=IF([.$M9]=[.W$2];SUM([.$O9:.$R9])*[.$U9];0)" office:value-type="currency" office:currency="RUB" office:value="0" calcext:value-type="currency">
            <text:p>0,00 ₽</text:p>
          </table:table-cell>
          <table:table-cell table:style-name="ce196" table:formula="of:=IF([.$M9]=[.X$2];SUM([.$O9:.$R9])*[.$U9];0)" office:value-type="currency" office:currency="RUB" office:value="0" calcext:value-type="currency">
            <text:p>0,00 ₽</text:p>
          </table:table-cell>
          <table:table-cell table:style-name="ce196" table:formula="of:=IF([.$M9]=[.Y$2];SUM([.$O9:.$R9])*[.$U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:.Y9])" office:value-type="currency" office:currency="RUB" office:value="11.004741" calcext:value-type="currency">
            <text:p>11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2(R)</text:p>
          </table:table-cell>
          <table:table-cell table:style-name="ce3" office:value-type="string" calcext:value-type="string">
            <text:p>Microfeeder back</text:p>
          </table:table-cell>
          <table:table-cell table:style-name="ce140" table:formula="of:=[.C9]" office:value-type="float" office:value="5907" calcext:value-type="float">
            <text:p>5907</text:p>
          </table:table-cell>
          <table:table-cell table:style-name="ce143" table:formula="of:=[.C10]/1000" office:value-type="float" office:value="5.907" calcext:value-type="float">
            <text:p>5,91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0];[$Настройки.$B$2]=&quot;L&quot;;[.I10];[$Настройки.$B$2]=&quot;XL&quot;;[.J10])*[.G10]" office:value-type="float" office:value="1" calcext:value-type="float">
            <text:p>1</text:p>
          </table:table-cell>
          <table:table-cell table:style-name="ce162" table:formula="of:=[.D10]*[.E10]*[.F10]*[.K10]" office:value-type="float" office:value="7.0884" calcext:value-type="float">
            <text:p>7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0]=&quot;Основной&quot;;[$Настройки.$B$13];[.$M10]=&quot;Дешевле&quot;;[$Настройки.$B$14];[.M1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0]=[.O$2];[.$L10]*[.$N10];0)" office:value-type="float" office:value="8.15166" calcext:value-type="float">
            <text:p>8,2</text:p>
          </table:table-cell>
          <table:table-cell table:style-name="ce162" table:formula="of:=IF([.$M10]=[.P$2];[.$L10]*[.$N10];0)" office:value-type="float" office:value="0" calcext:value-type="float">
            <text:p>0,0</text:p>
          </table:table-cell>
          <table:table-cell table:style-name="ce162" table:formula="of:=IF([.$M10]=[.Q$2];[.$L10]*[.$N10];0)" office:value-type="float" office:value="0" calcext:value-type="float">
            <text:p>0,0</text:p>
          </table:table-cell>
          <table:table-cell table:style-name="ce162" table:formula="of:=IF([.$M10]=[.R$2];[.$L10]*[.$N10];0)" office:value-type="float" office:value="0" calcext:value-type="float">
            <text:p>0,0</text:p>
          </table:table-cell>
          <table:table-cell table:style-name="ce169" table:content-validation-name="val86" table:formula="of:=SUM([.O10:.R10])" office:value-type="float" office:value="8.15166" calcext:value-type="float">
            <text:p>8 г</text:p>
          </table:table-cell>
          <table:table-cell table:style-name="ce178" table:formula="of:=COM.MICROSOFT.IFS([.$M10]=&quot;Основной&quot;;[$Настройки.$C$13];[.$M10]=&quot;Лучше&quot;;[$Настройки.$C$13];[.$M10]=&quot;Дешевле&quot;;[$Настройки.$C$14];[.M1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0]/1000" office:value-type="float" office:value="1.35" calcext:value-type="float">
            <text:p>1,35</text:p>
          </table:table-cell>
          <table:table-cell table:style-name="ce196" table:formula="of:=IF([.$M10]=[.V$2];SUM([.$O10:.$R10])*[.$U10];0)" office:value-type="currency" office:currency="RUB" office:value="11.004741" calcext:value-type="currency">
            <text:p>11,00 ₽</text:p>
          </table:table-cell>
          <table:table-cell table:style-name="ce196" table:formula="of:=IF([.$M10]=[.W$2];SUM([.$O10:.$R10])*[.$U10];0)" office:value-type="currency" office:currency="RUB" office:value="0" calcext:value-type="currency">
            <text:p>0,00 ₽</text:p>
          </table:table-cell>
          <table:table-cell table:style-name="ce196" table:formula="of:=IF([.$M10]=[.X$2];SUM([.$O10:.$R10])*[.$U10];0)" office:value-type="currency" office:currency="RUB" office:value="0" calcext:value-type="currency">
            <text:p>0,00 ₽</text:p>
          </table:table-cell>
          <table:table-cell table:style-name="ce196" table:formula="of:=IF([.$M10]=[.Y$2];SUM([.$O10:.$R10])*[.$U1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:.Y10])" office:value-type="currency" office:currency="RUB" office:value="11.004741" calcext:value-type="currency">
            <text:p>11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3</text:p>
          </table:table-cell>
          <table:table-cell table:style-name="ce3" office:value-type="string" calcext:value-type="string">
            <text:p>Microfeeder lever</text:p>
          </table:table-cell>
          <table:table-cell table:style-name="ce140" office:value-type="float" office:value="2716" calcext:value-type="float">
            <text:p>2716</text:p>
          </table:table-cell>
          <table:table-cell table:style-name="ce143" table:formula="of:=[.C11]/1000" office:value-type="float" office:value="2.716" calcext:value-type="float">
            <text:p>2,7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];[$Настройки.$B$2]=&quot;L&quot;;[.I11];[$Настройки.$B$2]=&quot;XL&quot;;[.J11])*[.G11]" office:value-type="float" office:value="1" calcext:value-type="float">
            <text:p>1</text:p>
          </table:table-cell>
          <table:table-cell table:style-name="ce162" table:formula="of:=[.D11]*[.E11]*[.F11]*[.K11]" office:value-type="float" office:value="3.2592" calcext:value-type="float">
            <text:p>3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1]=&quot;Основной&quot;;[$Настройки.$B$13];[.$M11]=&quot;Дешевле&quot;;[$Настройки.$B$14];[.M11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1]=[.O$2];[.$L11]*[.$N11];0)" office:value-type="float" office:value="3.74808" calcext:value-type="float">
            <text:p>3,7</text:p>
          </table:table-cell>
          <table:table-cell table:style-name="ce162" table:formula="of:=IF([.$M11]=[.P$2];[.$L11]*[.$N11];0)" office:value-type="float" office:value="0" calcext:value-type="float">
            <text:p>0,0</text:p>
          </table:table-cell>
          <table:table-cell table:style-name="ce162" table:formula="of:=IF([.$M11]=[.Q$2];[.$L11]*[.$N11];0)" office:value-type="float" office:value="0" calcext:value-type="float">
            <text:p>0,0</text:p>
          </table:table-cell>
          <table:table-cell table:style-name="ce162" table:formula="of:=IF([.$M11]=[.R$2];[.$L11]*[.$N11];0)" office:value-type="float" office:value="0" calcext:value-type="float">
            <text:p>0,0</text:p>
          </table:table-cell>
          <table:table-cell table:style-name="ce169" table:content-validation-name="val86" table:formula="of:=SUM([.O11:.R11])" office:value-type="float" office:value="3.74808" calcext:value-type="float">
            <text:p>4 г</text:p>
          </table:table-cell>
          <table:table-cell table:style-name="ce178" table:formula="of:=COM.MICROSOFT.IFS([.$M11]=&quot;Основной&quot;;[$Настройки.$C$13];[.$M11]=&quot;Лучше&quot;;[$Настройки.$C$13];[.$M11]=&quot;Дешевле&quot;;[$Настройки.$C$14];[.M11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1]/1000" office:value-type="float" office:value="1.35" calcext:value-type="float">
            <text:p>1,35</text:p>
          </table:table-cell>
          <table:table-cell table:style-name="ce196" table:formula="of:=IF([.$M11]=[.V$2];SUM([.$O11:.$R11])*[.$U11];0)" office:value-type="currency" office:currency="RUB" office:value="5.059908" calcext:value-type="currency">
            <text:p>5,06 ₽</text:p>
          </table:table-cell>
          <table:table-cell table:style-name="ce196" table:formula="of:=IF([.$M11]=[.W$2];SUM([.$O11:.$R11])*[.$U11];0)" office:value-type="currency" office:currency="RUB" office:value="0" calcext:value-type="currency">
            <text:p>0,00 ₽</text:p>
          </table:table-cell>
          <table:table-cell table:style-name="ce196" table:formula="of:=IF([.$M11]=[.X$2];SUM([.$O11:.$R11])*[.$U11];0)" office:value-type="currency" office:currency="RUB" office:value="0" calcext:value-type="currency">
            <text:p>0,00 ₽</text:p>
          </table:table-cell>
          <table:table-cell table:style-name="ce196" table:formula="of:=IF([.$M11]=[.Y$2];SUM([.$O11:.$R11])*[.$U1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:.Y11])" office:value-type="currency" office:currency="RUB" office:value="5.059908" calcext:value-type="currency">
            <text:p>5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13(R)</text:p>
          </table:table-cell>
          <table:table-cell table:style-name="ce3" office:value-type="string" calcext:value-type="string">
            <text:p>Microfeeder lever</text:p>
          </table:table-cell>
          <table:table-cell table:style-name="ce140" table:formula="of:=[.C11]" office:value-type="float" office:value="2716" calcext:value-type="float">
            <text:p>2716</text:p>
          </table:table-cell>
          <table:table-cell table:style-name="ce143" table:formula="of:=[.C12]/1000" office:value-type="float" office:value="2.716" calcext:value-type="float">
            <text:p>2,7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];[$Настройки.$B$2]=&quot;L&quot;;[.I12];[$Настройки.$B$2]=&quot;XL&quot;;[.J12])*[.G12]" office:value-type="float" office:value="1" calcext:value-type="float">
            <text:p>1</text:p>
          </table:table-cell>
          <table:table-cell table:style-name="ce162" table:formula="of:=[.D12]*[.E12]*[.F12]*[.K12]" office:value-type="float" office:value="3.2592" calcext:value-type="float">
            <text:p>3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2]=&quot;Основной&quot;;[$Настройки.$B$13];[.$M12]=&quot;Дешевле&quot;;[$Настройки.$B$14];[.M12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2]=[.O$2];[.$L12]*[.$N12];0)" office:value-type="float" office:value="3.74808" calcext:value-type="float">
            <text:p>3,7</text:p>
          </table:table-cell>
          <table:table-cell table:style-name="ce162" table:formula="of:=IF([.$M12]=[.P$2];[.$L12]*[.$N12];0)" office:value-type="float" office:value="0" calcext:value-type="float">
            <text:p>0,0</text:p>
          </table:table-cell>
          <table:table-cell table:style-name="ce162" table:formula="of:=IF([.$M12]=[.Q$2];[.$L12]*[.$N12];0)" office:value-type="float" office:value="0" calcext:value-type="float">
            <text:p>0,0</text:p>
          </table:table-cell>
          <table:table-cell table:style-name="ce162" table:formula="of:=IF([.$M12]=[.R$2];[.$L12]*[.$N12];0)" office:value-type="float" office:value="0" calcext:value-type="float">
            <text:p>0,0</text:p>
          </table:table-cell>
          <table:table-cell table:style-name="ce169" table:content-validation-name="val86" table:formula="of:=SUM([.O12:.R12])" office:value-type="float" office:value="3.74808" calcext:value-type="float">
            <text:p>4 г</text:p>
          </table:table-cell>
          <table:table-cell table:style-name="ce178" table:formula="of:=COM.MICROSOFT.IFS([.$M12]=&quot;Основной&quot;;[$Настройки.$C$13];[.$M12]=&quot;Лучше&quot;;[$Настройки.$C$13];[.$M12]=&quot;Дешевле&quot;;[$Настройки.$C$14];[.M12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2]/1000" office:value-type="float" office:value="1.35" calcext:value-type="float">
            <text:p>1,35</text:p>
          </table:table-cell>
          <table:table-cell table:style-name="ce196" table:formula="of:=IF([.$M12]=[.V$2];SUM([.$O12:.$R12])*[.$U12];0)" office:value-type="currency" office:currency="RUB" office:value="5.059908" calcext:value-type="currency">
            <text:p>5,06 ₽</text:p>
          </table:table-cell>
          <table:table-cell table:style-name="ce196" table:formula="of:=IF([.$M12]=[.W$2];SUM([.$O12:.$R12])*[.$U12];0)" office:value-type="currency" office:currency="RUB" office:value="0" calcext:value-type="currency">
            <text:p>0,00 ₽</text:p>
          </table:table-cell>
          <table:table-cell table:style-name="ce196" table:formula="of:=IF([.$M12]=[.X$2];SUM([.$O12:.$R12])*[.$U12];0)" office:value-type="currency" office:currency="RUB" office:value="0" calcext:value-type="currency">
            <text:p>0,00 ₽</text:p>
          </table:table-cell>
          <table:table-cell table:style-name="ce196" table:formula="of:=IF([.$M12]=[.Y$2];SUM([.$O12:.$R12])*[.$U1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:.Y12])" office:value-type="currency" office:currency="RUB" office:value="5.059908" calcext:value-type="currency">
            <text:p>5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2(AL)</text:p>
          </table:table-cell>
          <table:table-cell table:style-name="ce3" office:value-type="string" calcext:value-type="string">
            <text:p>Bereza body (Volcano 4020)</text:p>
          </table:table-cell>
          <table:table-cell table:style-name="ce140" office:value-type="float" office:value="17152" calcext:value-type="float">
            <text:p>17152</text:p>
          </table:table-cell>
          <table:table-cell table:style-name="ce143" table:formula="of:=[.C13]/1000" office:value-type="float" office:value="17.152" calcext:value-type="float">
            <text:p>17,1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1;0)" office:value-type="float" office:value="0" calcext:value-type="float">
            <text:p>0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3];[$Настройки.$B$2]=&quot;L&quot;;[.I13];[$Настройки.$B$2]=&quot;XL&quot;;[.J13])*[.G13]" office:value-type="float" office:value="0" calcext:value-type="float">
            <text:p>0</text:p>
          </table:table-cell>
          <table:table-cell table:style-name="ce162" table:formula="of:=[.D13]*[.E13]*[.F13]*[.K13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3]=&quot;Основной&quot;;[$Настройки.$B$13];[.$M13]=&quot;Дешевле&quot;;[$Настройки.$B$14];[.M13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3]=[.O$2];[.$L13]*[.$N13];0)" office:value-type="float" office:value="0" calcext:value-type="float">
            <text:p>0,0</text:p>
          </table:table-cell>
          <table:table-cell table:style-name="ce162" table:formula="of:=IF([.$M13]=[.P$2];[.$L13]*[.$N13];0)" office:value-type="float" office:value="0" calcext:value-type="float">
            <text:p>0,0</text:p>
          </table:table-cell>
          <table:table-cell table:style-name="ce162" table:formula="of:=IF([.$M13]=[.Q$2];[.$L13]*[.$N13];0)" office:value-type="float" office:value="0" calcext:value-type="float">
            <text:p>0,0</text:p>
          </table:table-cell>
          <table:table-cell table:style-name="ce162" table:formula="of:=IF([.$M13]=[.R$2];[.$L13]*[.$N13];0)" office:value-type="float" office:value="0" calcext:value-type="float">
            <text:p>0,0</text:p>
          </table:table-cell>
          <table:table-cell table:style-name="ce169" table:content-validation-name="val86" table:formula="of:=SUM([.O13:.R13])" office:value-type="float" office:value="0" calcext:value-type="float">
            <text:p>0 г</text:p>
          </table:table-cell>
          <table:table-cell table:style-name="ce178" table:formula="of:=COM.MICROSOFT.IFS([.$M13]=&quot;Основной&quot;;[$Настройки.$C$13];[.$M13]=&quot;Лучше&quot;;[$Настройки.$C$13];[.$M13]=&quot;Дешевле&quot;;[$Настройки.$C$14];[.M13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3]/1000" office:value-type="float" office:value="1.35" calcext:value-type="float">
            <text:p>1,35</text:p>
          </table:table-cell>
          <table:table-cell table:style-name="ce196" table:formula="of:=IF([.$M13]=[.V$2];SUM([.$O13:.$R13])*[.$U13];0)" office:value-type="currency" office:currency="RUB" office:value="0" calcext:value-type="currency">
            <text:p>0,00 ₽</text:p>
          </table:table-cell>
          <table:table-cell table:style-name="ce196" table:formula="of:=IF([.$M13]=[.W$2];SUM([.$O13:.$R13])*[.$U13];0)" office:value-type="currency" office:currency="RUB" office:value="0" calcext:value-type="currency">
            <text:p>0,00 ₽</text:p>
          </table:table-cell>
          <table:table-cell table:style-name="ce196" table:formula="of:=IF([.$M13]=[.X$2];SUM([.$O13:.$R13])*[.$U13];0)" office:value-type="currency" office:currency="RUB" office:value="0" calcext:value-type="currency">
            <text:p>0,00 ₽</text:p>
          </table:table-cell>
          <table:table-cell table:style-name="ce196" table:formula="of:=IF([.$M13]=[.Y$2];SUM([.$O13:.$R13])*[.$U1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3:.Y13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2(BL)</text:p>
          </table:table-cell>
          <table:table-cell table:style-name="ce3" office:value-type="string" calcext:value-type="string">
            <text:p>Bereza body (Goliath 4020)</text:p>
          </table:table-cell>
          <table:table-cell table:style-name="ce140" office:value-type="float" office:value="20637" calcext:value-type="float">
            <text:p>20637</text:p>
          </table:table-cell>
          <table:table-cell table:style-name="ce143" table:formula="of:=[.C14]/1000" office:value-type="float" office:value="20.637" calcext:value-type="float">
            <text:p>20,64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1;0)" office:value-type="float" office:value="0" calcext:value-type="float">
            <text:p>0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4];[$Настройки.$B$2]=&quot;L&quot;;[.I14];[$Настройки.$B$2]=&quot;XL&quot;;[.J14])*[.G14]" office:value-type="float" office:value="0" calcext:value-type="float">
            <text:p>0</text:p>
          </table:table-cell>
          <table:table-cell table:style-name="ce162" table:formula="of:=[.D14]*[.E14]*[.F14]*[.K14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4]=&quot;Основной&quot;;[$Настройки.$B$13];[.$M14]=&quot;Дешевле&quot;;[$Настройки.$B$14];[.M1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4]=[.O$2];[.$L14]*[.$N14];0)" office:value-type="float" office:value="0" calcext:value-type="float">
            <text:p>0,0</text:p>
          </table:table-cell>
          <table:table-cell table:style-name="ce162" table:formula="of:=IF([.$M14]=[.P$2];[.$L14]*[.$N14];0)" office:value-type="float" office:value="0" calcext:value-type="float">
            <text:p>0,0</text:p>
          </table:table-cell>
          <table:table-cell table:style-name="ce162" table:formula="of:=IF([.$M14]=[.Q$2];[.$L14]*[.$N14];0)" office:value-type="float" office:value="0" calcext:value-type="float">
            <text:p>0,0</text:p>
          </table:table-cell>
          <table:table-cell table:style-name="ce162" table:formula="of:=IF([.$M14]=[.R$2];[.$L14]*[.$N14];0)" office:value-type="float" office:value="0" calcext:value-type="float">
            <text:p>0,0</text:p>
          </table:table-cell>
          <table:table-cell table:style-name="ce169" table:content-validation-name="val86" table:formula="of:=SUM([.O14:.R14])" office:value-type="float" office:value="0" calcext:value-type="float">
            <text:p>0 г</text:p>
          </table:table-cell>
          <table:table-cell table:style-name="ce178" table:formula="of:=COM.MICROSOFT.IFS([.$M14]=&quot;Основной&quot;;[$Настройки.$C$13];[.$M14]=&quot;Лучше&quot;;[$Настройки.$C$13];[.$M14]=&quot;Дешевле&quot;;[$Настройки.$C$14];[.M1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4]/1000" office:value-type="float" office:value="1.35" calcext:value-type="float">
            <text:p>1,35</text:p>
          </table:table-cell>
          <table:table-cell table:style-name="ce196" table:formula="of:=IF([.$M14]=[.V$2];SUM([.$O14:.$R14])*[.$U14];0)" office:value-type="currency" office:currency="RUB" office:value="0" calcext:value-type="currency">
            <text:p>0,00 ₽</text:p>
          </table:table-cell>
          <table:table-cell table:style-name="ce196" table:formula="of:=IF([.$M14]=[.W$2];SUM([.$O14:.$R14])*[.$U14];0)" office:value-type="currency" office:currency="RUB" office:value="0" calcext:value-type="currency">
            <text:p>0,00 ₽</text:p>
          </table:table-cell>
          <table:table-cell table:style-name="ce196" table:formula="of:=IF([.$M14]=[.X$2];SUM([.$O14:.$R14])*[.$U14];0)" office:value-type="currency" office:currency="RUB" office:value="0" calcext:value-type="currency">
            <text:p>0,00 ₽</text:p>
          </table:table-cell>
          <table:table-cell table:style-name="ce196" table:formula="of:=IF([.$M14]=[.Y$2];SUM([.$O14:.$R14])*[.$U1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4:.Y14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3</text:p>
          </table:table-cell>
          <table:table-cell table:style-name="ce3" office:value-type="string" calcext:value-type="string">
            <text:p>Bereza carriage</text:p>
          </table:table-cell>
          <table:table-cell table:style-name="ce140" office:value-type="float" office:value="21250" calcext:value-type="float">
            <text:p>21250</text:p>
          </table:table-cell>
          <table:table-cell table:style-name="ce143" table:formula="of:=[.C15]/1000" office:value-type="float" office:value="21.25" calcext:value-type="float">
            <text:p>21,2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5];[$Настройки.$B$2]=&quot;L&quot;;[.I15];[$Настройки.$B$2]=&quot;XL&quot;;[.J15])*[.G15]" office:value-type="float" office:value="2" calcext:value-type="float">
            <text:p>2</text:p>
          </table:table-cell>
          <table:table-cell table:style-name="ce162" table:formula="of:=[.D15]*[.E15]*[.F15]*[.K15]" office:value-type="float" office:value="51" calcext:value-type="float">
            <text:p>51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5]=&quot;Основной&quot;;[$Настройки.$B$13];[.$M15]=&quot;Дешевле&quot;;[$Настройки.$B$14];[.M15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5]=[.O$2];[.$L15]*[.$N15];0)" office:value-type="float" office:value="58.65" calcext:value-type="float">
            <text:p>58,7</text:p>
          </table:table-cell>
          <table:table-cell table:style-name="ce162" table:formula="of:=IF([.$M15]=[.P$2];[.$L15]*[.$N15];0)" office:value-type="float" office:value="0" calcext:value-type="float">
            <text:p>0,0</text:p>
          </table:table-cell>
          <table:table-cell table:style-name="ce162" table:formula="of:=IF([.$M15]=[.Q$2];[.$L15]*[.$N15];0)" office:value-type="float" office:value="0" calcext:value-type="float">
            <text:p>0,0</text:p>
          </table:table-cell>
          <table:table-cell table:style-name="ce162" table:formula="of:=IF([.$M15]=[.R$2];[.$L15]*[.$N15];0)" office:value-type="float" office:value="0" calcext:value-type="float">
            <text:p>0,0</text:p>
          </table:table-cell>
          <table:table-cell table:style-name="ce169" table:content-validation-name="val86" table:formula="of:=SUM([.O15:.R15])" office:value-type="float" office:value="58.65" calcext:value-type="float">
            <text:p>59 г</text:p>
          </table:table-cell>
          <table:table-cell table:style-name="ce178" table:formula="of:=COM.MICROSOFT.IFS([.$M15]=&quot;Основной&quot;;[$Настройки.$C$13];[.$M15]=&quot;Лучше&quot;;[$Настройки.$C$13];[.$M15]=&quot;Дешевле&quot;;[$Настройки.$C$14];[.M15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5]/1000" office:value-type="float" office:value="1.35" calcext:value-type="float">
            <text:p>1,35</text:p>
          </table:table-cell>
          <table:table-cell table:style-name="ce196" table:formula="of:=IF([.$M15]=[.V$2];SUM([.$O15:.$R15])*[.$U15];0)" office:value-type="currency" office:currency="RUB" office:value="79.1775" calcext:value-type="currency">
            <text:p>79,18 ₽</text:p>
          </table:table-cell>
          <table:table-cell table:style-name="ce196" table:formula="of:=IF([.$M15]=[.W$2];SUM([.$O15:.$R15])*[.$U15];0)" office:value-type="currency" office:currency="RUB" office:value="0" calcext:value-type="currency">
            <text:p>0,00 ₽</text:p>
          </table:table-cell>
          <table:table-cell table:style-name="ce196" table:formula="of:=IF([.$M15]=[.X$2];SUM([.$O15:.$R15])*[.$U15];0)" office:value-type="currency" office:currency="RUB" office:value="0" calcext:value-type="currency">
            <text:p>0,00 ₽</text:p>
          </table:table-cell>
          <table:table-cell table:style-name="ce196" table:formula="of:=IF([.$M15]=[.Y$2];SUM([.$O15:.$R15])*[.$U1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5:.Y15])" office:value-type="currency" office:currency="RUB" office:value="79.1775" calcext:value-type="currency">
            <text:p>7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4</text:p>
          </table:table-cell>
          <table:table-cell table:style-name="ce3" office:value-type="string" calcext:value-type="string">
            <text:p>Bereza roller spacer</text:p>
          </table:table-cell>
          <table:table-cell table:style-name="ce140" office:value-type="float" office:value="5993" calcext:value-type="float">
            <text:p>5993</text:p>
          </table:table-cell>
          <table:table-cell table:style-name="ce143" table:formula="of:=[.C16]/1000" office:value-type="float" office:value="5.993" calcext:value-type="float">
            <text:p>5,99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6];[$Настройки.$B$2]=&quot;L&quot;;[.I16];[$Настройки.$B$2]=&quot;XL&quot;;[.J16])*[.G16]" office:value-type="float" office:value="2" calcext:value-type="float">
            <text:p>2</text:p>
          </table:table-cell>
          <table:table-cell table:style-name="ce162" table:formula="of:=[.D16]*[.E16]*[.F16]*[.K16]" office:value-type="float" office:value="14.3832" calcext:value-type="float">
            <text:p>14,4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6]=&quot;Основной&quot;;[$Настройки.$B$13];[.$M16]=&quot;Дешевле&quot;;[$Настройки.$B$14];[.M16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6]=[.O$2];[.$L16]*[.$N16];0)" office:value-type="float" office:value="16.54068" calcext:value-type="float">
            <text:p>16,5</text:p>
          </table:table-cell>
          <table:table-cell table:style-name="ce162" table:formula="of:=IF([.$M16]=[.P$2];[.$L16]*[.$N16];0)" office:value-type="float" office:value="0" calcext:value-type="float">
            <text:p>0,0</text:p>
          </table:table-cell>
          <table:table-cell table:style-name="ce162" table:formula="of:=IF([.$M16]=[.Q$2];[.$L16]*[.$N16];0)" office:value-type="float" office:value="0" calcext:value-type="float">
            <text:p>0,0</text:p>
          </table:table-cell>
          <table:table-cell table:style-name="ce162" table:formula="of:=IF([.$M16]=[.R$2];[.$L16]*[.$N16];0)" office:value-type="float" office:value="0" calcext:value-type="float">
            <text:p>0,0</text:p>
          </table:table-cell>
          <table:table-cell table:style-name="ce169" table:content-validation-name="val86" table:formula="of:=SUM([.O16:.R16])" office:value-type="float" office:value="16.54068" calcext:value-type="float">
            <text:p>17 г</text:p>
          </table:table-cell>
          <table:table-cell table:style-name="ce178" table:formula="of:=COM.MICROSOFT.IFS([.$M16]=&quot;Основной&quot;;[$Настройки.$C$13];[.$M16]=&quot;Лучше&quot;;[$Настройки.$C$13];[.$M16]=&quot;Дешевле&quot;;[$Настройки.$C$14];[.M16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6]/1000" office:value-type="float" office:value="1.35" calcext:value-type="float">
            <text:p>1,35</text:p>
          </table:table-cell>
          <table:table-cell table:style-name="ce196" table:formula="of:=IF([.$M16]=[.V$2];SUM([.$O16:.$R16])*[.$U16];0)" office:value-type="currency" office:currency="RUB" office:value="22.329918" calcext:value-type="currency">
            <text:p>22,33 ₽</text:p>
          </table:table-cell>
          <table:table-cell table:style-name="ce196" table:formula="of:=IF([.$M16]=[.W$2];SUM([.$O16:.$R16])*[.$U16];0)" office:value-type="currency" office:currency="RUB" office:value="0" calcext:value-type="currency">
            <text:p>0,00 ₽</text:p>
          </table:table-cell>
          <table:table-cell table:style-name="ce196" table:formula="of:=IF([.$M16]=[.X$2];SUM([.$O16:.$R16])*[.$U16];0)" office:value-type="currency" office:currency="RUB" office:value="0" calcext:value-type="currency">
            <text:p>0,00 ₽</text:p>
          </table:table-cell>
          <table:table-cell table:style-name="ce196" table:formula="of:=IF([.$M16]=[.Y$2];SUM([.$O16:.$R16])*[.$U1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6:.Y16])" office:value-type="currency" office:currency="RUB" office:value="22.329918" calcext:value-type="currency">
            <text:p>22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5</text:p>
          </table:table-cell>
          <table:table-cell table:style-name="ce3" office:value-type="string" calcext:value-type="string">
            <text:p>Printhead control board mount</text:p>
          </table:table-cell>
          <table:table-cell table:style-name="ce140" office:value-type="float" office:value="3552" calcext:value-type="float">
            <text:p>3552</text:p>
          </table:table-cell>
          <table:table-cell table:style-name="ce143" table:formula="of:=[.C17]/1000" office:value-type="float" office:value="3.552" calcext:value-type="float">
            <text:p>3,5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7];[$Настройки.$B$2]=&quot;L&quot;;[.I17];[$Настройки.$B$2]=&quot;XL&quot;;[.J17])*[.G17]" office:value-type="float" office:value="1" calcext:value-type="float">
            <text:p>1</text:p>
          </table:table-cell>
          <table:table-cell table:style-name="ce162" table:formula="of:=[.D17]*[.E17]*[.F17]*[.K17]" office:value-type="float" office:value="4.2624" calcext:value-type="float">
            <text:p>4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7]=&quot;Основной&quot;;[$Настройки.$B$13];[.$M17]=&quot;Дешевле&quot;;[$Настройки.$B$14];[.M17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7]=[.O$2];[.$L17]*[.$N17];0)" office:value-type="float" office:value="4.90176" calcext:value-type="float">
            <text:p>4,9</text:p>
          </table:table-cell>
          <table:table-cell table:style-name="ce162" table:formula="of:=IF([.$M17]=[.P$2];[.$L17]*[.$N17];0)" office:value-type="float" office:value="0" calcext:value-type="float">
            <text:p>0,0</text:p>
          </table:table-cell>
          <table:table-cell table:style-name="ce162" table:formula="of:=IF([.$M17]=[.Q$2];[.$L17]*[.$N17];0)" office:value-type="float" office:value="0" calcext:value-type="float">
            <text:p>0,0</text:p>
          </table:table-cell>
          <table:table-cell table:style-name="ce162" table:formula="of:=IF([.$M17]=[.R$2];[.$L17]*[.$N17];0)" office:value-type="float" office:value="0" calcext:value-type="float">
            <text:p>0,0</text:p>
          </table:table-cell>
          <table:table-cell table:style-name="ce169" table:content-validation-name="val86" table:formula="of:=SUM([.O17:.R17])" office:value-type="float" office:value="4.90176" calcext:value-type="float">
            <text:p>5 г</text:p>
          </table:table-cell>
          <table:table-cell table:style-name="ce178" table:formula="of:=COM.MICROSOFT.IFS([.$M17]=&quot;Основной&quot;;[$Настройки.$C$13];[.$M17]=&quot;Лучше&quot;;[$Настройки.$C$13];[.$M17]=&quot;Дешевле&quot;;[$Настройки.$C$14];[.M17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7]/1000" office:value-type="float" office:value="1.35" calcext:value-type="float">
            <text:p>1,35</text:p>
          </table:table-cell>
          <table:table-cell table:style-name="ce196" table:formula="of:=IF([.$M17]=[.V$2];SUM([.$O17:.$R17])*[.$U17];0)" office:value-type="currency" office:currency="RUB" office:value="6.617376" calcext:value-type="currency">
            <text:p>6,62 ₽</text:p>
          </table:table-cell>
          <table:table-cell table:style-name="ce196" table:formula="of:=IF([.$M17]=[.W$2];SUM([.$O17:.$R17])*[.$U17];0)" office:value-type="currency" office:currency="RUB" office:value="0" calcext:value-type="currency">
            <text:p>0,00 ₽</text:p>
          </table:table-cell>
          <table:table-cell table:style-name="ce196" table:formula="of:=IF([.$M17]=[.X$2];SUM([.$O17:.$R17])*[.$U17];0)" office:value-type="currency" office:currency="RUB" office:value="0" calcext:value-type="currency">
            <text:p>0,00 ₽</text:p>
          </table:table-cell>
          <table:table-cell table:style-name="ce196" table:formula="of:=IF([.$M17]=[.Y$2];SUM([.$O17:.$R17])*[.$U1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7:.Y17])" office:value-type="currency" office:currency="RUB" office:value="6.617376" calcext:value-type="currency">
            <text:p>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5(R)</text:p>
          </table:table-cell>
          <table:table-cell table:style-name="ce3" office:value-type="string" calcext:value-type="string">
            <text:p>Printhead control board mount</text:p>
          </table:table-cell>
          <table:table-cell table:style-name="ce140" table:formula="of:=[.C17]" office:value-type="float" office:value="3552" calcext:value-type="float">
            <text:p>3552</text:p>
          </table:table-cell>
          <table:table-cell table:style-name="ce143" table:formula="of:=[.C18]/1000" office:value-type="float" office:value="3.552" calcext:value-type="float">
            <text:p>3,5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8];[$Настройки.$B$2]=&quot;L&quot;;[.I18];[$Настройки.$B$2]=&quot;XL&quot;;[.J18])*[.G18]" office:value-type="float" office:value="1" calcext:value-type="float">
            <text:p>1</text:p>
          </table:table-cell>
          <table:table-cell table:style-name="ce162" table:formula="of:=[.D18]*[.E18]*[.F18]*[.K18]" office:value-type="float" office:value="4.2624" calcext:value-type="float">
            <text:p>4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8]=&quot;Основной&quot;;[$Настройки.$B$13];[.$M18]=&quot;Дешевле&quot;;[$Настройки.$B$14];[.M1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8]=[.O$2];[.$L18]*[.$N18];0)" office:value-type="float" office:value="4.90176" calcext:value-type="float">
            <text:p>4,9</text:p>
          </table:table-cell>
          <table:table-cell table:style-name="ce162" table:formula="of:=IF([.$M18]=[.P$2];[.$L18]*[.$N18];0)" office:value-type="float" office:value="0" calcext:value-type="float">
            <text:p>0,0</text:p>
          </table:table-cell>
          <table:table-cell table:style-name="ce162" table:formula="of:=IF([.$M18]=[.Q$2];[.$L18]*[.$N18];0)" office:value-type="float" office:value="0" calcext:value-type="float">
            <text:p>0,0</text:p>
          </table:table-cell>
          <table:table-cell table:style-name="ce162" table:formula="of:=IF([.$M18]=[.R$2];[.$L18]*[.$N18];0)" office:value-type="float" office:value="0" calcext:value-type="float">
            <text:p>0,0</text:p>
          </table:table-cell>
          <table:table-cell table:style-name="ce169" table:content-validation-name="val86" table:formula="of:=SUM([.O18:.R18])" office:value-type="float" office:value="4.90176" calcext:value-type="float">
            <text:p>5 г</text:p>
          </table:table-cell>
          <table:table-cell table:style-name="ce178" table:formula="of:=COM.MICROSOFT.IFS([.$M18]=&quot;Основной&quot;;[$Настройки.$C$13];[.$M18]=&quot;Лучше&quot;;[$Настройки.$C$13];[.$M18]=&quot;Дешевле&quot;;[$Настройки.$C$14];[.M1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8]/1000" office:value-type="float" office:value="1.35" calcext:value-type="float">
            <text:p>1,35</text:p>
          </table:table-cell>
          <table:table-cell table:style-name="ce196" table:formula="of:=IF([.$M18]=[.V$2];SUM([.$O18:.$R18])*[.$U18];0)" office:value-type="currency" office:currency="RUB" office:value="6.617376" calcext:value-type="currency">
            <text:p>6,62 ₽</text:p>
          </table:table-cell>
          <table:table-cell table:style-name="ce196" table:formula="of:=IF([.$M18]=[.W$2];SUM([.$O18:.$R18])*[.$U18];0)" office:value-type="currency" office:currency="RUB" office:value="0" calcext:value-type="currency">
            <text:p>0,00 ₽</text:p>
          </table:table-cell>
          <table:table-cell table:style-name="ce196" table:formula="of:=IF([.$M18]=[.X$2];SUM([.$O18:.$R18])*[.$U18];0)" office:value-type="currency" office:currency="RUB" office:value="0" calcext:value-type="currency">
            <text:p>0,00 ₽</text:p>
          </table:table-cell>
          <table:table-cell table:style-name="ce196" table:formula="of:=IF([.$M18]=[.Y$2];SUM([.$O18:.$R18])*[.$U1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8:.Y18])" office:value-type="currency" office:currency="RUB" office:value="6.617376" calcext:value-type="currency">
            <text:p>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61(AL)</text:p>
          </table:table-cell>
          <table:table-cell table:style-name="ce3" office:value-type="string" calcext:value-type="string">
            <text:p>Bereza fan duct (Volcano 7040)</text:p>
          </table:table-cell>
          <table:table-cell table:style-name="ce140" office:value-type="float" office:value="44449" calcext:value-type="float">
            <text:p>44449</text:p>
          </table:table-cell>
          <table:table-cell table:style-name="ce143" table:formula="of:=[.C19]/1000" office:value-type="float" office:value="44.449" calcext:value-type="float">
            <text:p>44,45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9];[$Настройки.$B$2]=&quot;L&quot;;[.I19];[$Настройки.$B$2]=&quot;XL&quot;;[.J19])*[.G19]" office:value-type="float" office:value="1" calcext:value-type="float">
            <text:p>1</text:p>
          </table:table-cell>
          <table:table-cell table:style-name="ce162" table:formula="of:=[.D19]*[.E19]*[.F19]*[.K19]" office:value-type="float" office:value="32.00328" calcext:value-type="float">
            <text:p>32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9]=&quot;Основной&quot;;[$Настройки.$B$13];[.$M19]=&quot;Дешевле&quot;;[$Настройки.$B$14];[.M19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9]=[.O$2];[.$L19]*[.$N19];0)" office:value-type="float" office:value="36.803772" calcext:value-type="float">
            <text:p>36,8</text:p>
          </table:table-cell>
          <table:table-cell table:style-name="ce162" table:formula="of:=IF([.$M19]=[.P$2];[.$L19]*[.$N19];0)" office:value-type="float" office:value="0" calcext:value-type="float">
            <text:p>0,0</text:p>
          </table:table-cell>
          <table:table-cell table:style-name="ce162" table:formula="of:=IF([.$M19]=[.Q$2];[.$L19]*[.$N19];0)" office:value-type="float" office:value="0" calcext:value-type="float">
            <text:p>0,0</text:p>
          </table:table-cell>
          <table:table-cell table:style-name="ce162" table:formula="of:=IF([.$M19]=[.R$2];[.$L19]*[.$N19];0)" office:value-type="float" office:value="0" calcext:value-type="float">
            <text:p>0,0</text:p>
          </table:table-cell>
          <table:table-cell table:style-name="ce169" table:content-validation-name="val86" table:formula="of:=SUM([.O19:.R19])" office:value-type="float" office:value="36.803772" calcext:value-type="float">
            <text:p>37 г</text:p>
          </table:table-cell>
          <table:table-cell table:style-name="ce178" table:formula="of:=COM.MICROSOFT.IFS([.$M19]=&quot;Основной&quot;;[$Настройки.$C$13];[.$M19]=&quot;Лучше&quot;;[$Настройки.$C$13];[.$M19]=&quot;Дешевле&quot;;[$Настройки.$C$14];[.M19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9]/1000" office:value-type="float" office:value="1.35" calcext:value-type="float">
            <text:p>1,35</text:p>
          </table:table-cell>
          <table:table-cell table:style-name="ce196" table:formula="of:=IF([.$M19]=[.V$2];SUM([.$O19:.$R19])*[.$U19];0)" office:value-type="currency" office:currency="RUB" office:value="49.6850922" calcext:value-type="currency">
            <text:p>49,69 ₽</text:p>
          </table:table-cell>
          <table:table-cell table:style-name="ce196" table:formula="of:=IF([.$M19]=[.W$2];SUM([.$O19:.$R19])*[.$U19];0)" office:value-type="currency" office:currency="RUB" office:value="0" calcext:value-type="currency">
            <text:p>0,00 ₽</text:p>
          </table:table-cell>
          <table:table-cell table:style-name="ce196" table:formula="of:=IF([.$M19]=[.X$2];SUM([.$O19:.$R19])*[.$U19];0)" office:value-type="currency" office:currency="RUB" office:value="0" calcext:value-type="currency">
            <text:p>0,00 ₽</text:p>
          </table:table-cell>
          <table:table-cell table:style-name="ce196" table:formula="of:=IF([.$M19]=[.Y$2];SUM([.$O19:.$R19])*[.$U1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9:.Y19])" office:value-type="currency" office:currency="RUB" office:value="49.6850922" calcext:value-type="currency">
            <text:p>5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61(AR)</text:p>
          </table:table-cell>
          <table:table-cell table:style-name="ce3" office:value-type="string" calcext:value-type="string">
            <text:p>Bereza fan duct (Volcano 7040)</text:p>
          </table:table-cell>
          <table:table-cell table:style-name="ce140" office:value-type="float" office:value="44795" calcext:value-type="float">
            <text:p>44795</text:p>
          </table:table-cell>
          <table:table-cell table:style-name="ce143" table:formula="of:=[.C20]/1000" office:value-type="float" office:value="44.795" calcext:value-type="float">
            <text:p>44,80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0];[$Настройки.$B$2]=&quot;L&quot;;[.I20];[$Настройки.$B$2]=&quot;XL&quot;;[.J20])*[.G20]" office:value-type="float" office:value="1" calcext:value-type="float">
            <text:p>1</text:p>
          </table:table-cell>
          <table:table-cell table:style-name="ce162" table:formula="of:=[.D20]*[.E20]*[.F20]*[.K20]" office:value-type="float" office:value="32.2524" calcext:value-type="float">
            <text:p>32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0]=&quot;Основной&quot;;[$Настройки.$B$13];[.$M20]=&quot;Дешевле&quot;;[$Настройки.$B$14];[.M2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0]=[.O$2];[.$L20]*[.$N20];0)" office:value-type="float" office:value="37.09026" calcext:value-type="float">
            <text:p>37,1</text:p>
          </table:table-cell>
          <table:table-cell table:style-name="ce162" table:formula="of:=IF([.$M20]=[.P$2];[.$L20]*[.$N20];0)" office:value-type="float" office:value="0" calcext:value-type="float">
            <text:p>0,0</text:p>
          </table:table-cell>
          <table:table-cell table:style-name="ce162" table:formula="of:=IF([.$M20]=[.Q$2];[.$L20]*[.$N20];0)" office:value-type="float" office:value="0" calcext:value-type="float">
            <text:p>0,0</text:p>
          </table:table-cell>
          <table:table-cell table:style-name="ce162" table:formula="of:=IF([.$M20]=[.R$2];[.$L20]*[.$N20];0)" office:value-type="float" office:value="0" calcext:value-type="float">
            <text:p>0,0</text:p>
          </table:table-cell>
          <table:table-cell table:style-name="ce169" table:content-validation-name="val86" table:formula="of:=SUM([.O20:.R20])" office:value-type="float" office:value="37.09026" calcext:value-type="float">
            <text:p>37 г</text:p>
          </table:table-cell>
          <table:table-cell table:style-name="ce178" table:formula="of:=COM.MICROSOFT.IFS([.$M20]=&quot;Основной&quot;;[$Настройки.$C$13];[.$M20]=&quot;Лучше&quot;;[$Настройки.$C$13];[.$M20]=&quot;Дешевле&quot;;[$Настройки.$C$14];[.M2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0]/1000" office:value-type="float" office:value="1.35" calcext:value-type="float">
            <text:p>1,35</text:p>
          </table:table-cell>
          <table:table-cell table:style-name="ce196" table:formula="of:=IF([.$M20]=[.V$2];SUM([.$O20:.$R20])*[.$U20];0)" office:value-type="currency" office:currency="RUB" office:value="50.071851" calcext:value-type="currency">
            <text:p>50,07 ₽</text:p>
          </table:table-cell>
          <table:table-cell table:style-name="ce196" table:formula="of:=IF([.$M20]=[.W$2];SUM([.$O20:.$R20])*[.$U20];0)" office:value-type="currency" office:currency="RUB" office:value="0" calcext:value-type="currency">
            <text:p>0,00 ₽</text:p>
          </table:table-cell>
          <table:table-cell table:style-name="ce196" table:formula="of:=IF([.$M20]=[.X$2];SUM([.$O20:.$R20])*[.$U20];0)" office:value-type="currency" office:currency="RUB" office:value="0" calcext:value-type="currency">
            <text:p>0,00 ₽</text:p>
          </table:table-cell>
          <table:table-cell table:style-name="ce196" table:formula="of:=IF([.$M20]=[.Y$2];SUM([.$O20:.$R20])*[.$U2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0:.Y20])" office:value-type="currency" office:currency="RUB" office:value="50.071851" calcext:value-type="currency">
            <text:p>5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61(BL)</text:p>
          </table:table-cell>
          <table:table-cell table:style-name="ce3" office:value-type="string" calcext:value-type="string">
            <text:p>Bereza fan duct (Goliath 7040)</text:p>
          </table:table-cell>
          <table:table-cell table:style-name="ce140" office:value-type="float" office:value="58115" calcext:value-type="float">
            <text:p>58115</text:p>
          </table:table-cell>
          <table:table-cell table:style-name="ce143" table:formula="of:=[.C21]/1000" office:value-type="float" office:value="58.115" calcext:value-type="float">
            <text:p>58,12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1];[$Настройки.$B$2]=&quot;L&quot;;[.I21];[$Настройки.$B$2]=&quot;XL&quot;;[.J21])*[.G21]" office:value-type="float" office:value="1" calcext:value-type="float">
            <text:p>1</text:p>
          </table:table-cell>
          <table:table-cell table:style-name="ce162" table:formula="of:=[.D21]*[.E21]*[.F21]*[.K21]" office:value-type="float" office:value="41.8428" calcext:value-type="float">
            <text:p>41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1]=&quot;Основной&quot;;[$Настройки.$B$13];[.$M21]=&quot;Дешевле&quot;;[$Настройки.$B$14];[.M21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1]=[.O$2];[.$L21]*[.$N21];0)" office:value-type="float" office:value="48.11922" calcext:value-type="float">
            <text:p>48,1</text:p>
          </table:table-cell>
          <table:table-cell table:style-name="ce162" table:formula="of:=IF([.$M21]=[.P$2];[.$L21]*[.$N21];0)" office:value-type="float" office:value="0" calcext:value-type="float">
            <text:p>0,0</text:p>
          </table:table-cell>
          <table:table-cell table:style-name="ce162" table:formula="of:=IF([.$M21]=[.Q$2];[.$L21]*[.$N21];0)" office:value-type="float" office:value="0" calcext:value-type="float">
            <text:p>0,0</text:p>
          </table:table-cell>
          <table:table-cell table:style-name="ce162" table:formula="of:=IF([.$M21]=[.R$2];[.$L21]*[.$N21];0)" office:value-type="float" office:value="0" calcext:value-type="float">
            <text:p>0,0</text:p>
          </table:table-cell>
          <table:table-cell table:style-name="ce169" table:content-validation-name="val86" table:formula="of:=SUM([.O21:.R21])" office:value-type="float" office:value="48.11922" calcext:value-type="float">
            <text:p>48 г</text:p>
          </table:table-cell>
          <table:table-cell table:style-name="ce178" table:formula="of:=COM.MICROSOFT.IFS([.$M21]=&quot;Основной&quot;;[$Настройки.$C$13];[.$M21]=&quot;Лучше&quot;;[$Настройки.$C$13];[.$M21]=&quot;Дешевле&quot;;[$Настройки.$C$14];[.M21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1]/1000" office:value-type="float" office:value="1.35" calcext:value-type="float">
            <text:p>1,35</text:p>
          </table:table-cell>
          <table:table-cell table:style-name="ce196" table:formula="of:=IF([.$M21]=[.V$2];SUM([.$O21:.$R21])*[.$U21];0)" office:value-type="currency" office:currency="RUB" office:value="64.960947" calcext:value-type="currency">
            <text:p>64,96 ₽</text:p>
          </table:table-cell>
          <table:table-cell table:style-name="ce196" table:formula="of:=IF([.$M21]=[.W$2];SUM([.$O21:.$R21])*[.$U21];0)" office:value-type="currency" office:currency="RUB" office:value="0" calcext:value-type="currency">
            <text:p>0,00 ₽</text:p>
          </table:table-cell>
          <table:table-cell table:style-name="ce196" table:formula="of:=IF([.$M21]=[.X$2];SUM([.$O21:.$R21])*[.$U21];0)" office:value-type="currency" office:currency="RUB" office:value="0" calcext:value-type="currency">
            <text:p>0,00 ₽</text:p>
          </table:table-cell>
          <table:table-cell table:style-name="ce196" table:formula="of:=IF([.$M21]=[.Y$2];SUM([.$O21:.$R21])*[.$U2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1:.Y21])" office:value-type="currency" office:currency="RUB" office:value="64.960947" calcext:value-type="currency">
            <text:p>6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461(BR)</text:p>
          </table:table-cell>
          <table:table-cell table:style-name="ce3" office:value-type="string" calcext:value-type="string">
            <text:p>Bereza fan duct (Goliath 7040)</text:p>
          </table:table-cell>
          <table:table-cell table:style-name="ce140" office:value-type="float" office:value="58043" calcext:value-type="float">
            <text:p>58043</text:p>
          </table:table-cell>
          <table:table-cell table:style-name="ce143" table:formula="of:=[.C22]/1000" office:value-type="float" office:value="58.043" calcext:value-type="float">
            <text:p>58,04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2];[$Настройки.$B$2]=&quot;L&quot;;[.I22];[$Настройки.$B$2]=&quot;XL&quot;;[.J22])*[.G22]" office:value-type="float" office:value="1" calcext:value-type="float">
            <text:p>1</text:p>
          </table:table-cell>
          <table:table-cell table:style-name="ce162" table:formula="of:=[.D22]*[.E22]*[.F22]*[.K22]" office:value-type="float" office:value="41.79096" calcext:value-type="float">
            <text:p>41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2]=&quot;Основной&quot;;[$Настройки.$B$13];[.$M22]=&quot;Дешевле&quot;;[$Настройки.$B$14];[.M22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2]=[.O$2];[.$L22]*[.$N22];0)" office:value-type="float" office:value="48.059604" calcext:value-type="float">
            <text:p>48,1</text:p>
          </table:table-cell>
          <table:table-cell table:style-name="ce162" table:formula="of:=IF([.$M22]=[.P$2];[.$L22]*[.$N22];0)" office:value-type="float" office:value="0" calcext:value-type="float">
            <text:p>0,0</text:p>
          </table:table-cell>
          <table:table-cell table:style-name="ce162" table:formula="of:=IF([.$M22]=[.Q$2];[.$L22]*[.$N22];0)" office:value-type="float" office:value="0" calcext:value-type="float">
            <text:p>0,0</text:p>
          </table:table-cell>
          <table:table-cell table:style-name="ce162" table:formula="of:=IF([.$M22]=[.R$2];[.$L22]*[.$N22];0)" office:value-type="float" office:value="0" calcext:value-type="float">
            <text:p>0,0</text:p>
          </table:table-cell>
          <table:table-cell table:style-name="ce169" table:content-validation-name="val86" table:formula="of:=SUM([.O22:.R22])" office:value-type="float" office:value="48.059604" calcext:value-type="float">
            <text:p>48 г</text:p>
          </table:table-cell>
          <table:table-cell table:style-name="ce178" table:formula="of:=COM.MICROSOFT.IFS([.$M22]=&quot;Основной&quot;;[$Настройки.$C$13];[.$M22]=&quot;Лучше&quot;;[$Настройки.$C$13];[.$M22]=&quot;Дешевле&quot;;[$Настройки.$C$14];[.M22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2]/1000" office:value-type="float" office:value="1.35" calcext:value-type="float">
            <text:p>1,35</text:p>
          </table:table-cell>
          <table:table-cell table:style-name="ce196" table:formula="of:=IF([.$M22]=[.V$2];SUM([.$O22:.$R22])*[.$U22];0)" office:value-type="currency" office:currency="RUB" office:value="64.8804654" calcext:value-type="currency">
            <text:p>64,88 ₽</text:p>
          </table:table-cell>
          <table:table-cell table:style-name="ce196" table:formula="of:=IF([.$M22]=[.W$2];SUM([.$O22:.$R22])*[.$U22];0)" office:value-type="currency" office:currency="RUB" office:value="0" calcext:value-type="currency">
            <text:p>0,00 ₽</text:p>
          </table:table-cell>
          <table:table-cell table:style-name="ce196" table:formula="of:=IF([.$M22]=[.X$2];SUM([.$O22:.$R22])*[.$U22];0)" office:value-type="currency" office:currency="RUB" office:value="0" calcext:value-type="currency">
            <text:p>0,00 ₽</text:p>
          </table:table-cell>
          <table:table-cell table:style-name="ce196" table:formula="of:=IF([.$M22]=[.Y$2];SUM([.$O22:.$R22])*[.$U2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2:.Y22])" office:value-type="currency" office:currency="RUB" office:value="64.8804654" calcext:value-type="currency">
            <text:p>6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511</text:p>
          </table:table-cell>
          <table:table-cell table:style-name="ce3" office:value-type="string" calcext:value-type="string">
            <text:p>Bereza Volcano nozzle cleaner body</text:p>
          </table:table-cell>
          <table:table-cell table:style-name="ce140" office:value-type="float" office:value="11065" calcext:value-type="float">
            <text:p>11065</text:p>
          </table:table-cell>
          <table:table-cell table:style-name="ce143" table:formula="of:=[.C23]/1000" office:value-type="float" office:value="11.065" calcext:value-type="float">
            <text:p>11,0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1;0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3];[$Настройки.$B$2]=&quot;L&quot;;[.I23];[$Настройки.$B$2]=&quot;XL&quot;;[.J23])*[.G23]" office:value-type="float" office:value="0" calcext:value-type="float">
            <text:p>0</text:p>
          </table:table-cell>
          <table:table-cell table:style-name="ce162" table:formula="of:=[.D23]*[.E23]*[.F23]*[.K23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3]=&quot;Основной&quot;;[$Настройки.$B$13];[.$M23]=&quot;Дешевле&quot;;[$Настройки.$B$14];[.M23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3]=[.O$2];[.$L23]*[.$N23];0)" office:value-type="float" office:value="0" calcext:value-type="float">
            <text:p>0,0</text:p>
          </table:table-cell>
          <table:table-cell table:style-name="ce162" table:formula="of:=IF([.$M23]=[.P$2];[.$L23]*[.$N23];0)" office:value-type="float" office:value="0" calcext:value-type="float">
            <text:p>0,0</text:p>
          </table:table-cell>
          <table:table-cell table:style-name="ce162" table:formula="of:=IF([.$M23]=[.Q$2];[.$L23]*[.$N23];0)" office:value-type="float" office:value="0" calcext:value-type="float">
            <text:p>0,0</text:p>
          </table:table-cell>
          <table:table-cell table:style-name="ce162" table:formula="of:=IF([.$M23]=[.R$2];[.$L23]*[.$N23];0)" office:value-type="float" office:value="0" calcext:value-type="float">
            <text:p>0,0</text:p>
          </table:table-cell>
          <table:table-cell table:style-name="ce169" table:content-validation-name="val86" table:formula="of:=SUM([.O23:.R23])" office:value-type="float" office:value="0" calcext:value-type="float">
            <text:p>0 г</text:p>
          </table:table-cell>
          <table:table-cell table:style-name="ce178" table:formula="of:=COM.MICROSOFT.IFS([.$M23]=&quot;Основной&quot;;[$Настройки.$C$13];[.$M23]=&quot;Лучше&quot;;[$Настройки.$C$13];[.$M23]=&quot;Дешевле&quot;;[$Настройки.$C$14];[.M23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3]/1000" office:value-type="float" office:value="1.35" calcext:value-type="float">
            <text:p>1,35</text:p>
          </table:table-cell>
          <table:table-cell table:style-name="ce196" table:formula="of:=IF([.$M23]=[.V$2];SUM([.$O23:.$R23])*[.$U23];0)" office:value-type="currency" office:currency="RUB" office:value="0" calcext:value-type="currency">
            <text:p>0,00 ₽</text:p>
          </table:table-cell>
          <table:table-cell table:style-name="ce196" table:formula="of:=IF([.$M23]=[.W$2];SUM([.$O23:.$R23])*[.$U23];0)" office:value-type="currency" office:currency="RUB" office:value="0" calcext:value-type="currency">
            <text:p>0,00 ₽</text:p>
          </table:table-cell>
          <table:table-cell table:style-name="ce196" table:formula="of:=IF([.$M23]=[.X$2];SUM([.$O23:.$R23])*[.$U23];0)" office:value-type="currency" office:currency="RUB" office:value="0" calcext:value-type="currency">
            <text:p>0,00 ₽</text:p>
          </table:table-cell>
          <table:table-cell table:style-name="ce196" table:formula="of:=IF([.$M23]=[.Y$2];SUM([.$O23:.$R23])*[.$U2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3:.Y23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511(R)</text:p>
          </table:table-cell>
          <table:table-cell table:style-name="ce3" office:value-type="string" calcext:value-type="string">
            <text:p>Bereza Volcano nozzle cleaner body</text:p>
          </table:table-cell>
          <table:table-cell table:style-name="ce140" table:formula="of:=[.C23]" office:value-type="float" office:value="11065" calcext:value-type="float">
            <text:p>11065</text:p>
          </table:table-cell>
          <table:table-cell table:style-name="ce143" table:formula="of:=[.C24]/1000" office:value-type="float" office:value="11.065" calcext:value-type="float">
            <text:p>11,0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1;0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4];[$Настройки.$B$2]=&quot;L&quot;;[.I24];[$Настройки.$B$2]=&quot;XL&quot;;[.J24])*[.G24]" office:value-type="float" office:value="0" calcext:value-type="float">
            <text:p>0</text:p>
          </table:table-cell>
          <table:table-cell table:style-name="ce162" table:formula="of:=[.D24]*[.E24]*[.F24]*[.K24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4]=&quot;Основной&quot;;[$Настройки.$B$13];[.$M24]=&quot;Дешевле&quot;;[$Настройки.$B$14];[.M2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4]=[.O$2];[.$L24]*[.$N24];0)" office:value-type="float" office:value="0" calcext:value-type="float">
            <text:p>0,0</text:p>
          </table:table-cell>
          <table:table-cell table:style-name="ce162" table:formula="of:=IF([.$M24]=[.P$2];[.$L24]*[.$N24];0)" office:value-type="float" office:value="0" calcext:value-type="float">
            <text:p>0,0</text:p>
          </table:table-cell>
          <table:table-cell table:style-name="ce162" table:formula="of:=IF([.$M24]=[.Q$2];[.$L24]*[.$N24];0)" office:value-type="float" office:value="0" calcext:value-type="float">
            <text:p>0,0</text:p>
          </table:table-cell>
          <table:table-cell table:style-name="ce162" table:formula="of:=IF([.$M24]=[.R$2];[.$L24]*[.$N24];0)" office:value-type="float" office:value="0" calcext:value-type="float">
            <text:p>0,0</text:p>
          </table:table-cell>
          <table:table-cell table:style-name="ce169" table:content-validation-name="val86" table:formula="of:=SUM([.O24:.R24])" office:value-type="float" office:value="0" calcext:value-type="float">
            <text:p>0 г</text:p>
          </table:table-cell>
          <table:table-cell table:style-name="ce178" table:formula="of:=COM.MICROSOFT.IFS([.$M24]=&quot;Основной&quot;;[$Настройки.$C$13];[.$M24]=&quot;Лучше&quot;;[$Настройки.$C$13];[.$M24]=&quot;Дешевле&quot;;[$Настройки.$C$14];[.M2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4]/1000" office:value-type="float" office:value="1.35" calcext:value-type="float">
            <text:p>1,35</text:p>
          </table:table-cell>
          <table:table-cell table:style-name="ce196" table:formula="of:=IF([.$M24]=[.V$2];SUM([.$O24:.$R24])*[.$U24];0)" office:value-type="currency" office:currency="RUB" office:value="0" calcext:value-type="currency">
            <text:p>0,00 ₽</text:p>
          </table:table-cell>
          <table:table-cell table:style-name="ce196" table:formula="of:=IF([.$M24]=[.W$2];SUM([.$O24:.$R24])*[.$U24];0)" office:value-type="currency" office:currency="RUB" office:value="0" calcext:value-type="currency">
            <text:p>0,00 ₽</text:p>
          </table:table-cell>
          <table:table-cell table:style-name="ce196" table:formula="of:=IF([.$M24]=[.X$2];SUM([.$O24:.$R24])*[.$U24];0)" office:value-type="currency" office:currency="RUB" office:value="0" calcext:value-type="currency">
            <text:p>0,00 ₽</text:p>
          </table:table-cell>
          <table:table-cell table:style-name="ce196" table:formula="of:=IF([.$M24]=[.Y$2];SUM([.$O24:.$R24])*[.$U2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4:.Y24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521</text:p>
          </table:table-cell>
          <table:table-cell table:style-name="ce3" office:value-type="string" calcext:value-type="string">
            <text:p>Bereza Goliath nozzle cleaner body</text:p>
          </table:table-cell>
          <table:table-cell table:style-name="ce140" office:value-type="float" office:value="12896" calcext:value-type="float">
            <text:p>12896</text:p>
          </table:table-cell>
          <table:table-cell table:style-name="ce143" table:formula="of:=[.C25]/1000" office:value-type="float" office:value="12.896" calcext:value-type="float">
            <text:p>12,9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5];[$Настройки.$B$2]=&quot;L&quot;;[.I25];[$Настройки.$B$2]=&quot;XL&quot;;[.J25])*[.G25]" office:value-type="float" office:value="1" calcext:value-type="float">
            <text:p>1</text:p>
          </table:table-cell>
          <table:table-cell table:style-name="ce162" table:formula="of:=[.D25]*[.E25]*[.F25]*[.K25]" office:value-type="float" office:value="15.4752" calcext:value-type="float">
            <text:p>15,5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5]=&quot;Основной&quot;;[$Настройки.$B$13];[.$M25]=&quot;Дешевле&quot;;[$Настройки.$B$14];[.M25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5]=[.O$2];[.$L25]*[.$N25];0)" office:value-type="float" office:value="17.79648" calcext:value-type="float">
            <text:p>17,8</text:p>
          </table:table-cell>
          <table:table-cell table:style-name="ce162" table:formula="of:=IF([.$M25]=[.P$2];[.$L25]*[.$N25];0)" office:value-type="float" office:value="0" calcext:value-type="float">
            <text:p>0,0</text:p>
          </table:table-cell>
          <table:table-cell table:style-name="ce162" table:formula="of:=IF([.$M25]=[.Q$2];[.$L25]*[.$N25];0)" office:value-type="float" office:value="0" calcext:value-type="float">
            <text:p>0,0</text:p>
          </table:table-cell>
          <table:table-cell table:style-name="ce162" table:formula="of:=IF([.$M25]=[.R$2];[.$L25]*[.$N25];0)" office:value-type="float" office:value="0" calcext:value-type="float">
            <text:p>0,0</text:p>
          </table:table-cell>
          <table:table-cell table:style-name="ce169" table:content-validation-name="val86" table:formula="of:=SUM([.O25:.R25])" office:value-type="float" office:value="17.79648" calcext:value-type="float">
            <text:p>18 г</text:p>
          </table:table-cell>
          <table:table-cell table:style-name="ce178" table:formula="of:=COM.MICROSOFT.IFS([.$M25]=&quot;Основной&quot;;[$Настройки.$C$13];[.$M25]=&quot;Лучше&quot;;[$Настройки.$C$13];[.$M25]=&quot;Дешевле&quot;;[$Настройки.$C$14];[.M25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5]/1000" office:value-type="float" office:value="1.35" calcext:value-type="float">
            <text:p>1,35</text:p>
          </table:table-cell>
          <table:table-cell table:style-name="ce196" table:formula="of:=IF([.$M25]=[.V$2];SUM([.$O25:.$R25])*[.$U25];0)" office:value-type="currency" office:currency="RUB" office:value="24.025248" calcext:value-type="currency">
            <text:p>24,03 ₽</text:p>
          </table:table-cell>
          <table:table-cell table:style-name="ce196" table:formula="of:=IF([.$M25]=[.W$2];SUM([.$O25:.$R25])*[.$U25];0)" office:value-type="currency" office:currency="RUB" office:value="0" calcext:value-type="currency">
            <text:p>0,00 ₽</text:p>
          </table:table-cell>
          <table:table-cell table:style-name="ce196" table:formula="of:=IF([.$M25]=[.X$2];SUM([.$O25:.$R25])*[.$U25];0)" office:value-type="currency" office:currency="RUB" office:value="0" calcext:value-type="currency">
            <text:p>0,00 ₽</text:p>
          </table:table-cell>
          <table:table-cell table:style-name="ce196" table:formula="of:=IF([.$M25]=[.Y$2];SUM([.$O25:.$R25])*[.$U2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5:.Y25])" office:value-type="currency" office:currency="RUB" office:value="24.025248" calcext:value-type="currency">
            <text:p>24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1521(R)</text:p>
          </table:table-cell>
          <table:table-cell table:style-name="ce3" office:value-type="string" calcext:value-type="string">
            <text:p>Bereza Goliath nozzle cleaner body</text:p>
          </table:table-cell>
          <table:table-cell table:style-name="ce140" table:formula="of:=[.C25]" office:value-type="float" office:value="12896" calcext:value-type="float">
            <text:p>12896</text:p>
          </table:table-cell>
          <table:table-cell table:style-name="ce143" table:formula="of:=[.C26]/1000" office:value-type="float" office:value="12.896" calcext:value-type="float">
            <text:p>12,9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3]=&quot;CHCB V6DM&quot;;0;1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6];[$Настройки.$B$2]=&quot;L&quot;;[.I26];[$Настройки.$B$2]=&quot;XL&quot;;[.J26])*[.G26]" office:value-type="float" office:value="1" calcext:value-type="float">
            <text:p>1</text:p>
          </table:table-cell>
          <table:table-cell table:style-name="ce162" table:formula="of:=[.D26]*[.E26]*[.F26]*[.K26]" office:value-type="float" office:value="15.4752" calcext:value-type="float">
            <text:p>15,5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6]=&quot;Основной&quot;;[$Настройки.$B$13];[.$M26]=&quot;Дешевле&quot;;[$Настройки.$B$14];[.M26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6]=[.O$2];[.$L26]*[.$N26];0)" office:value-type="float" office:value="17.79648" calcext:value-type="float">
            <text:p>17,8</text:p>
          </table:table-cell>
          <table:table-cell table:style-name="ce162" table:formula="of:=IF([.$M26]=[.P$2];[.$L26]*[.$N26];0)" office:value-type="float" office:value="0" calcext:value-type="float">
            <text:p>0,0</text:p>
          </table:table-cell>
          <table:table-cell table:style-name="ce162" table:formula="of:=IF([.$M26]=[.Q$2];[.$L26]*[.$N26];0)" office:value-type="float" office:value="0" calcext:value-type="float">
            <text:p>0,0</text:p>
          </table:table-cell>
          <table:table-cell table:style-name="ce162" table:formula="of:=IF([.$M26]=[.R$2];[.$L26]*[.$N26];0)" office:value-type="float" office:value="0" calcext:value-type="float">
            <text:p>0,0</text:p>
          </table:table-cell>
          <table:table-cell table:style-name="ce169" table:content-validation-name="val86" table:formula="of:=SUM([.O26:.R26])" office:value-type="float" office:value="17.79648" calcext:value-type="float">
            <text:p>18 г</text:p>
          </table:table-cell>
          <table:table-cell table:style-name="ce178" table:formula="of:=COM.MICROSOFT.IFS([.$M26]=&quot;Основной&quot;;[$Настройки.$C$13];[.$M26]=&quot;Лучше&quot;;[$Настройки.$C$13];[.$M26]=&quot;Дешевле&quot;;[$Настройки.$C$14];[.M26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6]/1000" office:value-type="float" office:value="1.35" calcext:value-type="float">
            <text:p>1,35</text:p>
          </table:table-cell>
          <table:table-cell table:style-name="ce196" table:formula="of:=IF([.$M26]=[.V$2];SUM([.$O26:.$R26])*[.$U26];0)" office:value-type="currency" office:currency="RUB" office:value="24.025248" calcext:value-type="currency">
            <text:p>24,03 ₽</text:p>
          </table:table-cell>
          <table:table-cell table:style-name="ce196" table:formula="of:=IF([.$M26]=[.W$2];SUM([.$O26:.$R26])*[.$U26];0)" office:value-type="currency" office:currency="RUB" office:value="0" calcext:value-type="currency">
            <text:p>0,00 ₽</text:p>
          </table:table-cell>
          <table:table-cell table:style-name="ce196" table:formula="of:=IF([.$M26]=[.X$2];SUM([.$O26:.$R26])*[.$U26];0)" office:value-type="currency" office:currency="RUB" office:value="0" calcext:value-type="currency">
            <text:p>0,00 ₽</text:p>
          </table:table-cell>
          <table:table-cell table:style-name="ce196" table:formula="of:=IF([.$M26]=[.Y$2];SUM([.$O26:.$R26])*[.$U2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6:.Y26])" office:value-type="currency" office:currency="RUB" office:value="24.025248" calcext:value-type="currency">
            <text:p>24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21</text:p>
          </table:table-cell>
          <table:table-cell table:style-name="ce3" office:value-type="string" calcext:value-type="string">
            <text:p>XY drive body</text:p>
          </table:table-cell>
          <table:table-cell table:style-name="ce140" office:value-type="float" office:value="254892" calcext:value-type="float">
            <text:p>254892</text:p>
          </table:table-cell>
          <table:table-cell table:style-name="ce143" table:formula="of:=[.C27]/1000" office:value-type="float" office:value="254.892" calcext:value-type="float">
            <text:p>254,89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7];[$Настройки.$B$2]=&quot;L&quot;;[.I27];[$Настройки.$B$2]=&quot;XL&quot;;[.J27])*[.G27]" office:value-type="float" office:value="1" calcext:value-type="float">
            <text:p>1</text:p>
          </table:table-cell>
          <table:table-cell table:style-name="ce162" table:formula="of:=[.D27]*[.E27]*[.F27]*[.K27]" office:value-type="float" office:value="198.81576" calcext:value-type="float">
            <text:p>198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7]=&quot;Основной&quot;;[$Настройки.$B$13];[.$M27]=&quot;Дешевле&quot;;[$Настройки.$B$14];[.M27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7]=[.O$2];[.$L27]*[.$N27];0)" office:value-type="float" office:value="228.638124" calcext:value-type="float">
            <text:p>228,6</text:p>
          </table:table-cell>
          <table:table-cell table:style-name="ce162" table:formula="of:=IF([.$M27]=[.P$2];[.$L27]*[.$N27];0)" office:value-type="float" office:value="0" calcext:value-type="float">
            <text:p>0,0</text:p>
          </table:table-cell>
          <table:table-cell table:style-name="ce162" table:formula="of:=IF([.$M27]=[.Q$2];[.$L27]*[.$N27];0)" office:value-type="float" office:value="0" calcext:value-type="float">
            <text:p>0,0</text:p>
          </table:table-cell>
          <table:table-cell table:style-name="ce162" table:formula="of:=IF([.$M27]=[.R$2];[.$L27]*[.$N27];0)" office:value-type="float" office:value="0" calcext:value-type="float">
            <text:p>0,0</text:p>
          </table:table-cell>
          <table:table-cell table:style-name="ce169" table:content-validation-name="val86" table:formula="of:=SUM([.O27:.R27])" office:value-type="float" office:value="228.638124" calcext:value-type="float">
            <text:p>229 г</text:p>
          </table:table-cell>
          <table:table-cell table:style-name="ce178" table:formula="of:=COM.MICROSOFT.IFS([.$M27]=&quot;Основной&quot;;[$Настройки.$C$13];[.$M27]=&quot;Лучше&quot;;[$Настройки.$C$13];[.$M27]=&quot;Дешевле&quot;;[$Настройки.$C$14];[.M27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7]/1000" office:value-type="float" office:value="1.35" calcext:value-type="float">
            <text:p>1,35</text:p>
          </table:table-cell>
          <table:table-cell table:style-name="ce196" table:formula="of:=IF([.$M27]=[.V$2];SUM([.$O27:.$R27])*[.$U27];0)" office:value-type="currency" office:currency="RUB" office:value="308.6614674" calcext:value-type="currency">
            <text:p>308,66 ₽</text:p>
          </table:table-cell>
          <table:table-cell table:style-name="ce196" table:formula="of:=IF([.$M27]=[.W$2];SUM([.$O27:.$R27])*[.$U27];0)" office:value-type="currency" office:currency="RUB" office:value="0" calcext:value-type="currency">
            <text:p>0,00 ₽</text:p>
          </table:table-cell>
          <table:table-cell table:style-name="ce196" table:formula="of:=IF([.$M27]=[.X$2];SUM([.$O27:.$R27])*[.$U27];0)" office:value-type="currency" office:currency="RUB" office:value="0" calcext:value-type="currency">
            <text:p>0,00 ₽</text:p>
          </table:table-cell>
          <table:table-cell table:style-name="ce196" table:formula="of:=IF([.$M27]=[.Y$2];SUM([.$O27:.$R27])*[.$U2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7:.Y27])" office:value-type="currency" office:currency="RUB" office:value="308.6614674" calcext:value-type="currency">
            <text:p>309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22</text:p>
          </table:table-cell>
          <table:table-cell table:style-name="ce3" office:value-type="string" calcext:value-type="string">
            <text:p>XY drive belt plunger (2GT)</text:p>
          </table:table-cell>
          <table:table-cell table:style-name="ce140" office:value-type="float" office:value="3323" calcext:value-type="float">
            <text:p>3323</text:p>
          </table:table-cell>
          <table:table-cell table:style-name="ce143" table:formula="of:=[.C28]/1000" office:value-type="float" office:value="3.323" calcext:value-type="float">
            <text:p>3,3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28];[$Настройки.$B$2]=&quot;L&quot;;[.I28];[$Настройки.$B$2]=&quot;XL&quot;;[.J28])*[.G28]" office:value-type="float" office:value="2" calcext:value-type="float">
            <text:p>2</text:p>
          </table:table-cell>
          <table:table-cell table:style-name="ce162" table:formula="of:=[.D28]*[.E28]*[.F28]*[.K28]" office:value-type="float" office:value="7.9752" calcext:value-type="float">
            <text:p>8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8]=&quot;Основной&quot;;[$Настройки.$B$13];[.$M28]=&quot;Дешевле&quot;;[$Настройки.$B$14];[.M2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8]=[.O$2];[.$L28]*[.$N28];0)" office:value-type="float" office:value="9.17148" calcext:value-type="float">
            <text:p>9,2</text:p>
          </table:table-cell>
          <table:table-cell table:style-name="ce162" table:formula="of:=IF([.$M28]=[.P$2];[.$L28]*[.$N28];0)" office:value-type="float" office:value="0" calcext:value-type="float">
            <text:p>0,0</text:p>
          </table:table-cell>
          <table:table-cell table:style-name="ce162" table:formula="of:=IF([.$M28]=[.Q$2];[.$L28]*[.$N28];0)" office:value-type="float" office:value="0" calcext:value-type="float">
            <text:p>0,0</text:p>
          </table:table-cell>
          <table:table-cell table:style-name="ce162" table:formula="of:=IF([.$M28]=[.R$2];[.$L28]*[.$N28];0)" office:value-type="float" office:value="0" calcext:value-type="float">
            <text:p>0,0</text:p>
          </table:table-cell>
          <table:table-cell table:style-name="ce169" table:content-validation-name="val86" table:formula="of:=SUM([.O28:.R28])" office:value-type="float" office:value="9.17148" calcext:value-type="float">
            <text:p>9 г</text:p>
          </table:table-cell>
          <table:table-cell table:style-name="ce178" table:formula="of:=COM.MICROSOFT.IFS([.$M28]=&quot;Основной&quot;;[$Настройки.$C$13];[.$M28]=&quot;Лучше&quot;;[$Настройки.$C$13];[.$M28]=&quot;Дешевле&quot;;[$Настройки.$C$14];[.M2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8]/1000" office:value-type="float" office:value="1.35" calcext:value-type="float">
            <text:p>1,35</text:p>
          </table:table-cell>
          <table:table-cell table:style-name="ce196" table:formula="of:=IF([.$M28]=[.V$2];SUM([.$O28:.$R28])*[.$U28];0)" office:value-type="currency" office:currency="RUB" office:value="12.381498" calcext:value-type="currency">
            <text:p>12,38 ₽</text:p>
          </table:table-cell>
          <table:table-cell table:style-name="ce196" table:formula="of:=IF([.$M28]=[.W$2];SUM([.$O28:.$R28])*[.$U28];0)" office:value-type="currency" office:currency="RUB" office:value="0" calcext:value-type="currency">
            <text:p>0,00 ₽</text:p>
          </table:table-cell>
          <table:table-cell table:style-name="ce196" table:formula="of:=IF([.$M28]=[.X$2];SUM([.$O28:.$R28])*[.$U28];0)" office:value-type="currency" office:currency="RUB" office:value="0" calcext:value-type="currency">
            <text:p>0,00 ₽</text:p>
          </table:table-cell>
          <table:table-cell table:style-name="ce196" table:formula="of:=IF([.$M28]=[.Y$2];SUM([.$O28:.$R28])*[.$U2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8:.Y28])" office:value-type="currency" office:currency="RUB" office:value="12.381498" calcext:value-type="currency">
            <text:p>12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31</text:p>
          </table:table-cell>
          <table:table-cell table:style-name="ce3" office:value-type="string" calcext:value-type="string">
            <text:p>WY drive body</text:p>
          </table:table-cell>
          <table:table-cell table:style-name="ce140" office:value-type="float" office:value="254895" calcext:value-type="float">
            <text:p>254895</text:p>
          </table:table-cell>
          <table:table-cell table:style-name="ce143" table:formula="of:=[.C29]/1000" office:value-type="float" office:value="254.895" calcext:value-type="float">
            <text:p>254,90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29];[$Настройки.$B$2]=&quot;L&quot;;[.I29];[$Настройки.$B$2]=&quot;XL&quot;;[.J29])*[.G29]" office:value-type="float" office:value="1" calcext:value-type="float">
            <text:p>1</text:p>
          </table:table-cell>
          <table:table-cell table:style-name="ce162" table:formula="of:=[.D29]*[.E29]*[.F29]*[.K29]" office:value-type="float" office:value="198.8181" calcext:value-type="float">
            <text:p>198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29]=&quot;Основной&quot;;[$Настройки.$B$13];[.$M29]=&quot;Дешевле&quot;;[$Настройки.$B$14];[.M29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29]=[.O$2];[.$L29]*[.$N29];0)" office:value-type="float" office:value="228.640815" calcext:value-type="float">
            <text:p>228,6</text:p>
          </table:table-cell>
          <table:table-cell table:style-name="ce162" table:formula="of:=IF([.$M29]=[.P$2];[.$L29]*[.$N29];0)" office:value-type="float" office:value="0" calcext:value-type="float">
            <text:p>0,0</text:p>
          </table:table-cell>
          <table:table-cell table:style-name="ce162" table:formula="of:=IF([.$M29]=[.Q$2];[.$L29]*[.$N29];0)" office:value-type="float" office:value="0" calcext:value-type="float">
            <text:p>0,0</text:p>
          </table:table-cell>
          <table:table-cell table:style-name="ce162" table:formula="of:=IF([.$M29]=[.R$2];[.$L29]*[.$N29];0)" office:value-type="float" office:value="0" calcext:value-type="float">
            <text:p>0,0</text:p>
          </table:table-cell>
          <table:table-cell table:style-name="ce169" table:content-validation-name="val86" table:formula="of:=SUM([.O29:.R29])" office:value-type="float" office:value="228.640815" calcext:value-type="float">
            <text:p>229 г</text:p>
          </table:table-cell>
          <table:table-cell table:style-name="ce178" table:formula="of:=COM.MICROSOFT.IFS([.$M29]=&quot;Основной&quot;;[$Настройки.$C$13];[.$M29]=&quot;Лучше&quot;;[$Настройки.$C$13];[.$M29]=&quot;Дешевле&quot;;[$Настройки.$C$14];[.M29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29]/1000" office:value-type="float" office:value="1.35" calcext:value-type="float">
            <text:p>1,35</text:p>
          </table:table-cell>
          <table:table-cell table:style-name="ce196" table:formula="of:=IF([.$M29]=[.V$2];SUM([.$O29:.$R29])*[.$U29];0)" office:value-type="currency" office:currency="RUB" office:value="308.66510025" calcext:value-type="currency">
            <text:p>308,67 ₽</text:p>
          </table:table-cell>
          <table:table-cell table:style-name="ce196" table:formula="of:=IF([.$M29]=[.W$2];SUM([.$O29:.$R29])*[.$U29];0)" office:value-type="currency" office:currency="RUB" office:value="0" calcext:value-type="currency">
            <text:p>0,00 ₽</text:p>
          </table:table-cell>
          <table:table-cell table:style-name="ce196" table:formula="of:=IF([.$M29]=[.X$2];SUM([.$O29:.$R29])*[.$U29];0)" office:value-type="currency" office:currency="RUB" office:value="0" calcext:value-type="currency">
            <text:p>0,00 ₽</text:p>
          </table:table-cell>
          <table:table-cell table:style-name="ce196" table:formula="of:=IF([.$M29]=[.Y$2];SUM([.$O29:.$R29])*[.$U2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29:.Y29])" office:value-type="currency" office:currency="RUB" office:value="308.66510025" calcext:value-type="currency">
            <text:p>309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1</text:p>
          </table:table-cell>
          <table:table-cell table:style-name="ce3" office:value-type="string" calcext:value-type="string">
            <text:p>Left belt tensioner body</text:p>
          </table:table-cell>
          <table:table-cell table:style-name="ce140" office:value-type="float" office:value="105091" calcext:value-type="float">
            <text:p>105091</text:p>
          </table:table-cell>
          <table:table-cell table:style-name="ce143" table:formula="of:=[.C30]/1000" office:value-type="float" office:value="105.091" calcext:value-type="float">
            <text:p>105,09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30];[$Настройки.$B$2]=&quot;L&quot;;[.I30];[$Настройки.$B$2]=&quot;XL&quot;;[.J30])*[.G30]" office:value-type="float" office:value="1" calcext:value-type="float">
            <text:p>1</text:p>
          </table:table-cell>
          <table:table-cell table:style-name="ce162" table:formula="of:=[.D30]*[.E30]*[.F30]*[.K30]" office:value-type="float" office:value="81.97098" calcext:value-type="float">
            <text:p>82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0]=&quot;Основной&quot;;[$Настройки.$B$13];[.$M30]=&quot;Дешевле&quot;;[$Настройки.$B$14];[.M3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0]=[.O$2];[.$L30]*[.$N30];0)" office:value-type="float" office:value="94.266627" calcext:value-type="float">
            <text:p>94,3</text:p>
          </table:table-cell>
          <table:table-cell table:style-name="ce162" table:formula="of:=IF([.$M30]=[.P$2];[.$L30]*[.$N30];0)" office:value-type="float" office:value="0" calcext:value-type="float">
            <text:p>0,0</text:p>
          </table:table-cell>
          <table:table-cell table:style-name="ce162" table:formula="of:=IF([.$M30]=[.Q$2];[.$L30]*[.$N30];0)" office:value-type="float" office:value="0" calcext:value-type="float">
            <text:p>0,0</text:p>
          </table:table-cell>
          <table:table-cell table:style-name="ce162" table:formula="of:=IF([.$M30]=[.R$2];[.$L30]*[.$N30];0)" office:value-type="float" office:value="0" calcext:value-type="float">
            <text:p>0,0</text:p>
          </table:table-cell>
          <table:table-cell table:style-name="ce169" table:content-validation-name="val86" table:formula="of:=SUM([.O30:.R30])" office:value-type="float" office:value="94.266627" calcext:value-type="float">
            <text:p>94 г</text:p>
          </table:table-cell>
          <table:table-cell table:style-name="ce178" table:formula="of:=COM.MICROSOFT.IFS([.$M30]=&quot;Основной&quot;;[$Настройки.$C$13];[.$M30]=&quot;Лучше&quot;;[$Настройки.$C$13];[.$M30]=&quot;Дешевле&quot;;[$Настройки.$C$14];[.M3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0]/1000" office:value-type="float" office:value="1.35" calcext:value-type="float">
            <text:p>1,35</text:p>
          </table:table-cell>
          <table:table-cell table:style-name="ce196" table:formula="of:=IF([.$M30]=[.V$2];SUM([.$O30:.$R30])*[.$U30];0)" office:value-type="currency" office:currency="RUB" office:value="127.25994645" calcext:value-type="currency">
            <text:p>127,26 ₽</text:p>
          </table:table-cell>
          <table:table-cell table:style-name="ce196" table:formula="of:=IF([.$M30]=[.W$2];SUM([.$O30:.$R30])*[.$U30];0)" office:value-type="currency" office:currency="RUB" office:value="0" calcext:value-type="currency">
            <text:p>0,00 ₽</text:p>
          </table:table-cell>
          <table:table-cell table:style-name="ce196" table:formula="of:=IF([.$M30]=[.X$2];SUM([.$O30:.$R30])*[.$U30];0)" office:value-type="currency" office:currency="RUB" office:value="0" calcext:value-type="currency">
            <text:p>0,00 ₽</text:p>
          </table:table-cell>
          <table:table-cell table:style-name="ce196" table:formula="of:=IF([.$M30]=[.Y$2];SUM([.$O30:.$R30])*[.$U3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0:.Y30])" office:value-type="currency" office:currency="RUB" office:value="127.25994645" calcext:value-type="currency">
            <text:p>12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21</text:p>
          </table:table-cell>
          <table:table-cell table:style-name="ce3" office:value-type="string" calcext:value-type="string">
            <text:p>Belt tensioner (roller) body</text:p>
          </table:table-cell>
          <table:table-cell table:style-name="ce140" office:value-type="float" office:value="10520" calcext:value-type="float">
            <text:p>10520</text:p>
          </table:table-cell>
          <table:table-cell table:style-name="ce143" table:formula="of:=[.C31]/1000" office:value-type="float" office:value="10.52" calcext:value-type="float">
            <text:p>10,5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31];[$Настройки.$B$2]=&quot;L&quot;;[.I31];[$Настройки.$B$2]=&quot;XL&quot;;[.J31])*[.G31]" office:value-type="float" office:value="2" calcext:value-type="float">
            <text:p>2</text:p>
          </table:table-cell>
          <table:table-cell table:style-name="ce162" table:formula="of:=[.D31]*[.E31]*[.F31]*[.K31]" office:value-type="float" office:value="25.248" calcext:value-type="float">
            <text:p>25,2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1]=&quot;Основной&quot;;[$Настройки.$B$13];[.$M31]=&quot;Дешевле&quot;;[$Настройки.$B$14];[.M31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1]=[.O$2];[.$L31]*[.$N31];0)" office:value-type="float" office:value="29.0352" calcext:value-type="float">
            <text:p>29,0</text:p>
          </table:table-cell>
          <table:table-cell table:style-name="ce162" table:formula="of:=IF([.$M31]=[.P$2];[.$L31]*[.$N31];0)" office:value-type="float" office:value="0" calcext:value-type="float">
            <text:p>0,0</text:p>
          </table:table-cell>
          <table:table-cell table:style-name="ce162" table:formula="of:=IF([.$M31]=[.Q$2];[.$L31]*[.$N31];0)" office:value-type="float" office:value="0" calcext:value-type="float">
            <text:p>0,0</text:p>
          </table:table-cell>
          <table:table-cell table:style-name="ce162" table:formula="of:=IF([.$M31]=[.R$2];[.$L31]*[.$N31];0)" office:value-type="float" office:value="0" calcext:value-type="float">
            <text:p>0,0</text:p>
          </table:table-cell>
          <table:table-cell table:style-name="ce169" table:content-validation-name="val86" table:formula="of:=SUM([.O31:.R31])" office:value-type="float" office:value="29.0352" calcext:value-type="float">
            <text:p>29 г</text:p>
          </table:table-cell>
          <table:table-cell table:style-name="ce178" table:formula="of:=COM.MICROSOFT.IFS([.$M31]=&quot;Основной&quot;;[$Настройки.$C$13];[.$M31]=&quot;Лучше&quot;;[$Настройки.$C$13];[.$M31]=&quot;Дешевле&quot;;[$Настройки.$C$14];[.M31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1]/1000" office:value-type="float" office:value="1.35" calcext:value-type="float">
            <text:p>1,35</text:p>
          </table:table-cell>
          <table:table-cell table:style-name="ce196" table:formula="of:=IF([.$M31]=[.V$2];SUM([.$O31:.$R31])*[.$U31];0)" office:value-type="currency" office:currency="RUB" office:value="39.19752" calcext:value-type="currency">
            <text:p>39,20 ₽</text:p>
          </table:table-cell>
          <table:table-cell table:style-name="ce196" table:formula="of:=IF([.$M31]=[.W$2];SUM([.$O31:.$R31])*[.$U31];0)" office:value-type="currency" office:currency="RUB" office:value="0" calcext:value-type="currency">
            <text:p>0,00 ₽</text:p>
          </table:table-cell>
          <table:table-cell table:style-name="ce196" table:formula="of:=IF([.$M31]=[.X$2];SUM([.$O31:.$R31])*[.$U31];0)" office:value-type="currency" office:currency="RUB" office:value="0" calcext:value-type="currency">
            <text:p>0,00 ₽</text:p>
          </table:table-cell>
          <table:table-cell table:style-name="ce196" table:formula="of:=IF([.$M31]=[.Y$2];SUM([.$O31:.$R31])*[.$U3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1:.Y31])" office:value-type="currency" office:currency="RUB" office:value="39.19752" calcext:value-type="currency">
            <text:p>3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31</text:p>
          </table:table-cell>
          <table:table-cell table:style-name="ce3" office:value-type="string" calcext:value-type="string">
            <text:p>Belt tensioner (fixed) body</text:p>
          </table:table-cell>
          <table:table-cell table:style-name="ce140" office:value-type="float" office:value="7623" calcext:value-type="float">
            <text:p>7623</text:p>
          </table:table-cell>
          <table:table-cell table:style-name="ce143" table:formula="of:=[.C32]/1000" office:value-type="float" office:value="7.623" calcext:value-type="float">
            <text:p>7,6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32];[$Настройки.$B$2]=&quot;L&quot;;[.I32];[$Настройки.$B$2]=&quot;XL&quot;;[.J32])*[.G32]" office:value-type="float" office:value="2" calcext:value-type="float">
            <text:p>2</text:p>
          </table:table-cell>
          <table:table-cell table:style-name="ce162" table:formula="of:=[.D32]*[.E32]*[.F32]*[.K32]" office:value-type="float" office:value="18.2952" calcext:value-type="float">
            <text:p>18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2]=&quot;Основной&quot;;[$Настройки.$B$13];[.$M32]=&quot;Дешевле&quot;;[$Настройки.$B$14];[.M32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2]=[.O$2];[.$L32]*[.$N32];0)" office:value-type="float" office:value="21.03948" calcext:value-type="float">
            <text:p>21,0</text:p>
          </table:table-cell>
          <table:table-cell table:style-name="ce162" table:formula="of:=IF([.$M32]=[.P$2];[.$L32]*[.$N32];0)" office:value-type="float" office:value="0" calcext:value-type="float">
            <text:p>0,0</text:p>
          </table:table-cell>
          <table:table-cell table:style-name="ce162" table:formula="of:=IF([.$M32]=[.Q$2];[.$L32]*[.$N32];0)" office:value-type="float" office:value="0" calcext:value-type="float">
            <text:p>0,0</text:p>
          </table:table-cell>
          <table:table-cell table:style-name="ce162" table:formula="of:=IF([.$M32]=[.R$2];[.$L32]*[.$N32];0)" office:value-type="float" office:value="0" calcext:value-type="float">
            <text:p>0,0</text:p>
          </table:table-cell>
          <table:table-cell table:style-name="ce169" table:content-validation-name="val86" table:formula="of:=SUM([.O32:.R32])" office:value-type="float" office:value="21.03948" calcext:value-type="float">
            <text:p>21 г</text:p>
          </table:table-cell>
          <table:table-cell table:style-name="ce178" table:formula="of:=COM.MICROSOFT.IFS([.$M32]=&quot;Основной&quot;;[$Настройки.$C$13];[.$M32]=&quot;Лучше&quot;;[$Настройки.$C$13];[.$M32]=&quot;Дешевле&quot;;[$Настройки.$C$14];[.M32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2]/1000" office:value-type="float" office:value="1.35" calcext:value-type="float">
            <text:p>1,35</text:p>
          </table:table-cell>
          <table:table-cell table:style-name="ce196" table:formula="of:=IF([.$M32]=[.V$2];SUM([.$O32:.$R32])*[.$U32];0)" office:value-type="currency" office:currency="RUB" office:value="28.403298" calcext:value-type="currency">
            <text:p>28,40 ₽</text:p>
          </table:table-cell>
          <table:table-cell table:style-name="ce196" table:formula="of:=IF([.$M32]=[.W$2];SUM([.$O32:.$R32])*[.$U32];0)" office:value-type="currency" office:currency="RUB" office:value="0" calcext:value-type="currency">
            <text:p>0,00 ₽</text:p>
          </table:table-cell>
          <table:table-cell table:style-name="ce196" table:formula="of:=IF([.$M32]=[.X$2];SUM([.$O32:.$R32])*[.$U32];0)" office:value-type="currency" office:currency="RUB" office:value="0" calcext:value-type="currency">
            <text:p>0,00 ₽</text:p>
          </table:table-cell>
          <table:table-cell table:style-name="ce196" table:formula="of:=IF([.$M32]=[.Y$2];SUM([.$O32:.$R32])*[.$U3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2:.Y32])" office:value-type="currency" office:currency="RUB" office:value="28.403298" calcext:value-type="currency">
            <text:p>28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32</text:p>
          </table:table-cell>
          <table:table-cell table:style-name="ce3" office:value-type="string" calcext:value-type="string">
            <text:p>Belt tensioner (fixed) plunger (2GT)</text:p>
          </table:table-cell>
          <table:table-cell table:style-name="ce140" office:value-type="float" office:value="2947" calcext:value-type="float">
            <text:p>2947</text:p>
          </table:table-cell>
          <table:table-cell table:style-name="ce143" table:formula="of:=[.C33]/1000" office:value-type="float" office:value="2.947" calcext:value-type="float">
            <text:p>2,9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33];[$Настройки.$B$2]=&quot;L&quot;;[.I33];[$Настройки.$B$2]=&quot;XL&quot;;[.J33])*[.G33]" office:value-type="float" office:value="2" calcext:value-type="float">
            <text:p>2</text:p>
          </table:table-cell>
          <table:table-cell table:style-name="ce162" table:formula="of:=[.D33]*[.E33]*[.F33]*[.K33]" office:value-type="float" office:value="7.0728" calcext:value-type="float">
            <text:p>7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3]=&quot;Основной&quot;;[$Настройки.$B$13];[.$M33]=&quot;Дешевле&quot;;[$Настройки.$B$14];[.M33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3]=[.O$2];[.$L33]*[.$N33];0)" office:value-type="float" office:value="8.13372" calcext:value-type="float">
            <text:p>8,1</text:p>
          </table:table-cell>
          <table:table-cell table:style-name="ce162" table:formula="of:=IF([.$M33]=[.P$2];[.$L33]*[.$N33];0)" office:value-type="float" office:value="0" calcext:value-type="float">
            <text:p>0,0</text:p>
          </table:table-cell>
          <table:table-cell table:style-name="ce162" table:formula="of:=IF([.$M33]=[.Q$2];[.$L33]*[.$N33];0)" office:value-type="float" office:value="0" calcext:value-type="float">
            <text:p>0,0</text:p>
          </table:table-cell>
          <table:table-cell table:style-name="ce162" table:formula="of:=IF([.$M33]=[.R$2];[.$L33]*[.$N33];0)" office:value-type="float" office:value="0" calcext:value-type="float">
            <text:p>0,0</text:p>
          </table:table-cell>
          <table:table-cell table:style-name="ce169" table:content-validation-name="val86" table:formula="of:=SUM([.O33:.R33])" office:value-type="float" office:value="8.13372" calcext:value-type="float">
            <text:p>8 г</text:p>
          </table:table-cell>
          <table:table-cell table:style-name="ce178" table:formula="of:=COM.MICROSOFT.IFS([.$M33]=&quot;Основной&quot;;[$Настройки.$C$13];[.$M33]=&quot;Лучше&quot;;[$Настройки.$C$13];[.$M33]=&quot;Дешевле&quot;;[$Настройки.$C$14];[.M33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3]/1000" office:value-type="float" office:value="1.35" calcext:value-type="float">
            <text:p>1,35</text:p>
          </table:table-cell>
          <table:table-cell table:style-name="ce196" table:formula="of:=IF([.$M33]=[.V$2];SUM([.$O33:.$R33])*[.$U33];0)" office:value-type="currency" office:currency="RUB" office:value="10.980522" calcext:value-type="currency">
            <text:p>10,98 ₽</text:p>
          </table:table-cell>
          <table:table-cell table:style-name="ce196" table:formula="of:=IF([.$M33]=[.W$2];SUM([.$O33:.$R33])*[.$U33];0)" office:value-type="currency" office:currency="RUB" office:value="0" calcext:value-type="currency">
            <text:p>0,00 ₽</text:p>
          </table:table-cell>
          <table:table-cell table:style-name="ce196" table:formula="of:=IF([.$M33]=[.X$2];SUM([.$O33:.$R33])*[.$U33];0)" office:value-type="currency" office:currency="RUB" office:value="0" calcext:value-type="currency">
            <text:p>0,00 ₽</text:p>
          </table:table-cell>
          <table:table-cell table:style-name="ce196" table:formula="of:=IF([.$M33]=[.Y$2];SUM([.$O33:.$R33])*[.$U3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3:.Y33])" office:value-type="currency" office:currency="RUB" office:value="10.980522" calcext:value-type="currency">
            <text:p>11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5</text:p>
          </table:table-cell>
          <table:table-cell table:style-name="ce3" office:value-type="string" calcext:value-type="string">
            <text:p>Belt tensioner plunger (2GT)</text:p>
          </table:table-cell>
          <table:table-cell table:style-name="ce140" office:value-type="float" office:value="4482" calcext:value-type="float">
            <text:p>4482</text:p>
          </table:table-cell>
          <table:table-cell table:style-name="ce143" table:formula="of:=[.C34]/1000" office:value-type="float" office:value="4.482" calcext:value-type="float">
            <text:p>4,48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34];[$Настройки.$B$2]=&quot;L&quot;;[.I34];[$Настройки.$B$2]=&quot;XL&quot;;[.J34])*[.G34]" office:value-type="float" office:value="4" calcext:value-type="float">
            <text:p>4</text:p>
          </table:table-cell>
          <table:table-cell table:style-name="ce162" table:formula="of:=[.D34]*[.E34]*[.F34]*[.K34]" office:value-type="float" office:value="21.5136" calcext:value-type="float">
            <text:p>21,5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4]=&quot;Основной&quot;;[$Настройки.$B$13];[.$M34]=&quot;Дешевле&quot;;[$Настройки.$B$14];[.M3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4]=[.O$2];[.$L34]*[.$N34];0)" office:value-type="float" office:value="24.74064" calcext:value-type="float">
            <text:p>24,7</text:p>
          </table:table-cell>
          <table:table-cell table:style-name="ce162" table:formula="of:=IF([.$M34]=[.P$2];[.$L34]*[.$N34];0)" office:value-type="float" office:value="0" calcext:value-type="float">
            <text:p>0,0</text:p>
          </table:table-cell>
          <table:table-cell table:style-name="ce162" table:formula="of:=IF([.$M34]=[.Q$2];[.$L34]*[.$N34];0)" office:value-type="float" office:value="0" calcext:value-type="float">
            <text:p>0,0</text:p>
          </table:table-cell>
          <table:table-cell table:style-name="ce162" table:formula="of:=IF([.$M34]=[.R$2];[.$L34]*[.$N34];0)" office:value-type="float" office:value="0" calcext:value-type="float">
            <text:p>0,0</text:p>
          </table:table-cell>
          <table:table-cell table:style-name="ce169" table:content-validation-name="val86" table:formula="of:=SUM([.O34:.R34])" office:value-type="float" office:value="24.74064" calcext:value-type="float">
            <text:p>25 г</text:p>
          </table:table-cell>
          <table:table-cell table:style-name="ce178" table:formula="of:=COM.MICROSOFT.IFS([.$M34]=&quot;Основной&quot;;[$Настройки.$C$13];[.$M34]=&quot;Лучше&quot;;[$Настройки.$C$13];[.$M34]=&quot;Дешевле&quot;;[$Настройки.$C$14];[.M3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4]/1000" office:value-type="float" office:value="1.35" calcext:value-type="float">
            <text:p>1,35</text:p>
          </table:table-cell>
          <table:table-cell table:style-name="ce196" table:formula="of:=IF([.$M34]=[.V$2];SUM([.$O34:.$R34])*[.$U34];0)" office:value-type="currency" office:currency="RUB" office:value="33.399864" calcext:value-type="currency">
            <text:p>33,40 ₽</text:p>
          </table:table-cell>
          <table:table-cell table:style-name="ce196" table:formula="of:=IF([.$M34]=[.W$2];SUM([.$O34:.$R34])*[.$U34];0)" office:value-type="currency" office:currency="RUB" office:value="0" calcext:value-type="currency">
            <text:p>0,00 ₽</text:p>
          </table:table-cell>
          <table:table-cell table:style-name="ce196" table:formula="of:=IF([.$M34]=[.X$2];SUM([.$O34:.$R34])*[.$U34];0)" office:value-type="currency" office:currency="RUB" office:value="0" calcext:value-type="currency">
            <text:p>0,00 ₽</text:p>
          </table:table-cell>
          <table:table-cell table:style-name="ce196" table:formula="of:=IF([.$M34]=[.Y$2];SUM([.$O34:.$R34])*[.$U3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4:.Y34])" office:value-type="currency" office:currency="RUB" office:value="33.399864" calcext:value-type="currency">
            <text:p>33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46</text:p>
          </table:table-cell>
          <table:table-cell table:style-name="ce3" office:value-type="string" calcext:value-type="string">
            <text:p>Left belt tensioner front holes cover</text:p>
          </table:table-cell>
          <table:table-cell table:style-name="ce140" office:value-type="float" office:value="948" calcext:value-type="float">
            <text:p>948</text:p>
          </table:table-cell>
          <table:table-cell table:style-name="ce143" table:formula="of:=[.C35]/1000" office:value-type="float" office:value="0.948" calcext:value-type="float">
            <text:p>0,9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35];[$Настройки.$B$2]=&quot;L&quot;;[.I35];[$Настройки.$B$2]=&quot;XL&quot;;[.J35])*[.G35]" office:value-type="float" office:value="1" calcext:value-type="float">
            <text:p>1</text:p>
          </table:table-cell>
          <table:table-cell table:style-name="ce162" table:formula="of:=[.D35]*[.E35]*[.F35]*[.K35]" office:value-type="float" office:value="1.1376" calcext:value-type="float">
            <text:p>1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5]=&quot;Основной&quot;;[$Настройки.$B$13];[.$M35]=&quot;Дешевле&quot;;[$Настройки.$B$14];[.M35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5]=[.O$2];[.$L35]*[.$N35];0)" office:value-type="float" office:value="1.30824" calcext:value-type="float">
            <text:p>1,3</text:p>
          </table:table-cell>
          <table:table-cell table:style-name="ce162" table:formula="of:=IF([.$M35]=[.P$2];[.$L35]*[.$N35];0)" office:value-type="float" office:value="0" calcext:value-type="float">
            <text:p>0,0</text:p>
          </table:table-cell>
          <table:table-cell table:style-name="ce162" table:formula="of:=IF([.$M35]=[.Q$2];[.$L35]*[.$N35];0)" office:value-type="float" office:value="0" calcext:value-type="float">
            <text:p>0,0</text:p>
          </table:table-cell>
          <table:table-cell table:style-name="ce162" table:formula="of:=IF([.$M35]=[.R$2];[.$L35]*[.$N35];0)" office:value-type="float" office:value="0" calcext:value-type="float">
            <text:p>0,0</text:p>
          </table:table-cell>
          <table:table-cell table:style-name="ce169" table:content-validation-name="val86" table:formula="of:=SUM([.O35:.R35])" office:value-type="float" office:value="1.30824" calcext:value-type="float">
            <text:p>1 г</text:p>
          </table:table-cell>
          <table:table-cell table:style-name="ce178" table:formula="of:=COM.MICROSOFT.IFS([.$M35]=&quot;Основной&quot;;[$Настройки.$C$13];[.$M35]=&quot;Лучше&quot;;[$Настройки.$C$13];[.$M35]=&quot;Дешевле&quot;;[$Настройки.$C$14];[.M35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5]/1000" office:value-type="float" office:value="1.35" calcext:value-type="float">
            <text:p>1,35</text:p>
          </table:table-cell>
          <table:table-cell table:style-name="ce196" table:formula="of:=IF([.$M35]=[.V$2];SUM([.$O35:.$R35])*[.$U35];0)" office:value-type="currency" office:currency="RUB" office:value="1.766124" calcext:value-type="currency">
            <text:p>1,77 ₽</text:p>
          </table:table-cell>
          <table:table-cell table:style-name="ce196" table:formula="of:=IF([.$M35]=[.W$2];SUM([.$O35:.$R35])*[.$U35];0)" office:value-type="currency" office:currency="RUB" office:value="0" calcext:value-type="currency">
            <text:p>0,00 ₽</text:p>
          </table:table-cell>
          <table:table-cell table:style-name="ce196" table:formula="of:=IF([.$M35]=[.X$2];SUM([.$O35:.$R35])*[.$U35];0)" office:value-type="currency" office:currency="RUB" office:value="0" calcext:value-type="currency">
            <text:p>0,00 ₽</text:p>
          </table:table-cell>
          <table:table-cell table:style-name="ce196" table:formula="of:=IF([.$M35]=[.Y$2];SUM([.$O35:.$R35])*[.$U3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5:.Y35])" office:value-type="currency" office:currency="RUB" office:value="1.766124" calcext:value-type="currency">
            <text:p>2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51</text:p>
          </table:table-cell>
          <table:table-cell table:style-name="ce3" office:value-type="string" calcext:value-type="string">
            <text:p>Right belt tensioner body</text:p>
          </table:table-cell>
          <table:table-cell table:style-name="ce140" office:value-type="float" office:value="105630" calcext:value-type="float">
            <text:p>105630</text:p>
          </table:table-cell>
          <table:table-cell table:style-name="ce143" table:formula="of:=[.C36]/1000" office:value-type="float" office:value="105.63" calcext:value-type="float">
            <text:p>105,63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36];[$Настройки.$B$2]=&quot;L&quot;;[.I36];[$Настройки.$B$2]=&quot;XL&quot;;[.J36])*[.G36]" office:value-type="float" office:value="1" calcext:value-type="float">
            <text:p>1</text:p>
          </table:table-cell>
          <table:table-cell table:style-name="ce162" table:formula="of:=[.D36]*[.E36]*[.F36]*[.K36]" office:value-type="float" office:value="82.3914" calcext:value-type="float">
            <text:p>82,4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6]=&quot;Основной&quot;;[$Настройки.$B$13];[.$M36]=&quot;Дешевле&quot;;[$Настройки.$B$14];[.M36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6]=[.O$2];[.$L36]*[.$N36];0)" office:value-type="float" office:value="94.75011" calcext:value-type="float">
            <text:p>94,8</text:p>
          </table:table-cell>
          <table:table-cell table:style-name="ce162" table:formula="of:=IF([.$M36]=[.P$2];[.$L36]*[.$N36];0)" office:value-type="float" office:value="0" calcext:value-type="float">
            <text:p>0,0</text:p>
          </table:table-cell>
          <table:table-cell table:style-name="ce162" table:formula="of:=IF([.$M36]=[.Q$2];[.$L36]*[.$N36];0)" office:value-type="float" office:value="0" calcext:value-type="float">
            <text:p>0,0</text:p>
          </table:table-cell>
          <table:table-cell table:style-name="ce162" table:formula="of:=IF([.$M36]=[.R$2];[.$L36]*[.$N36];0)" office:value-type="float" office:value="0" calcext:value-type="float">
            <text:p>0,0</text:p>
          </table:table-cell>
          <table:table-cell table:style-name="ce169" table:content-validation-name="val86" table:formula="of:=SUM([.O36:.R36])" office:value-type="float" office:value="94.75011" calcext:value-type="float">
            <text:p>95 г</text:p>
          </table:table-cell>
          <table:table-cell table:style-name="ce178" table:formula="of:=COM.MICROSOFT.IFS([.$M36]=&quot;Основной&quot;;[$Настройки.$C$13];[.$M36]=&quot;Лучше&quot;;[$Настройки.$C$13];[.$M36]=&quot;Дешевле&quot;;[$Настройки.$C$14];[.M36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6]/1000" office:value-type="float" office:value="1.35" calcext:value-type="float">
            <text:p>1,35</text:p>
          </table:table-cell>
          <table:table-cell table:style-name="ce196" table:formula="of:=IF([.$M36]=[.V$2];SUM([.$O36:.$R36])*[.$U36];0)" office:value-type="currency" office:currency="RUB" office:value="127.9126485" calcext:value-type="currency">
            <text:p>127,91 ₽</text:p>
          </table:table-cell>
          <table:table-cell table:style-name="ce196" table:formula="of:=IF([.$M36]=[.W$2];SUM([.$O36:.$R36])*[.$U36];0)" office:value-type="currency" office:currency="RUB" office:value="0" calcext:value-type="currency">
            <text:p>0,00 ₽</text:p>
          </table:table-cell>
          <table:table-cell table:style-name="ce196" table:formula="of:=IF([.$M36]=[.X$2];SUM([.$O36:.$R36])*[.$U36];0)" office:value-type="currency" office:currency="RUB" office:value="0" calcext:value-type="currency">
            <text:p>0,00 ₽</text:p>
          </table:table-cell>
          <table:table-cell table:style-name="ce196" table:formula="of:=IF([.$M36]=[.Y$2];SUM([.$O36:.$R36])*[.$U3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6:.Y36])" office:value-type="currency" office:currency="RUB" office:value="127.9126485" calcext:value-type="currency">
            <text:p>128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52</text:p>
          </table:table-cell>
          <table:table-cell table:style-name="ce3" office:value-type="string" calcext:value-type="string">
            <text:p>Right belt tensioner front holes cover</text:p>
          </table:table-cell>
          <table:table-cell table:style-name="ce140" office:value-type="float" office:value="1333" calcext:value-type="float">
            <text:p>1333</text:p>
          </table:table-cell>
          <table:table-cell table:style-name="ce143" table:formula="of:=[.C37]/1000" office:value-type="float" office:value="1.333" calcext:value-type="float">
            <text:p>1,3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37];[$Настройки.$B$2]=&quot;L&quot;;[.I37];[$Настройки.$B$2]=&quot;XL&quot;;[.J37])*[.G37]" office:value-type="float" office:value="1" calcext:value-type="float">
            <text:p>1</text:p>
          </table:table-cell>
          <table:table-cell table:style-name="ce162" table:formula="of:=[.D37]*[.E37]*[.F37]*[.K37]" office:value-type="float" office:value="1.5996" calcext:value-type="float">
            <text:p>1,6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7]=&quot;Основной&quot;;[$Настройки.$B$13];[.$M37]=&quot;Дешевле&quot;;[$Настройки.$B$14];[.M37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7]=[.O$2];[.$L37]*[.$N37];0)" office:value-type="float" office:value="1.83954" calcext:value-type="float">
            <text:p>1,8</text:p>
          </table:table-cell>
          <table:table-cell table:style-name="ce162" table:formula="of:=IF([.$M37]=[.P$2];[.$L37]*[.$N37];0)" office:value-type="float" office:value="0" calcext:value-type="float">
            <text:p>0,0</text:p>
          </table:table-cell>
          <table:table-cell table:style-name="ce162" table:formula="of:=IF([.$M37]=[.Q$2];[.$L37]*[.$N37];0)" office:value-type="float" office:value="0" calcext:value-type="float">
            <text:p>0,0</text:p>
          </table:table-cell>
          <table:table-cell table:style-name="ce162" table:formula="of:=IF([.$M37]=[.R$2];[.$L37]*[.$N37];0)" office:value-type="float" office:value="0" calcext:value-type="float">
            <text:p>0,0</text:p>
          </table:table-cell>
          <table:table-cell table:style-name="ce169" table:content-validation-name="val86" table:formula="of:=SUM([.O37:.R37])" office:value-type="float" office:value="1.83954" calcext:value-type="float">
            <text:p>2 г</text:p>
          </table:table-cell>
          <table:table-cell table:style-name="ce178" table:formula="of:=COM.MICROSOFT.IFS([.$M37]=&quot;Основной&quot;;[$Настройки.$C$13];[.$M37]=&quot;Лучше&quot;;[$Настройки.$C$13];[.$M37]=&quot;Дешевле&quot;;[$Настройки.$C$14];[.M37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7]/1000" office:value-type="float" office:value="1.35" calcext:value-type="float">
            <text:p>1,35</text:p>
          </table:table-cell>
          <table:table-cell table:style-name="ce196" table:formula="of:=IF([.$M37]=[.V$2];SUM([.$O37:.$R37])*[.$U37];0)" office:value-type="currency" office:currency="RUB" office:value="2.483379" calcext:value-type="currency">
            <text:p>2,48 ₽</text:p>
          </table:table-cell>
          <table:table-cell table:style-name="ce196" table:formula="of:=IF([.$M37]=[.W$2];SUM([.$O37:.$R37])*[.$U37];0)" office:value-type="currency" office:currency="RUB" office:value="0" calcext:value-type="currency">
            <text:p>0,00 ₽</text:p>
          </table:table-cell>
          <table:table-cell table:style-name="ce196" table:formula="of:=IF([.$M37]=[.X$2];SUM([.$O37:.$R37])*[.$U37];0)" office:value-type="currency" office:currency="RUB" office:value="0" calcext:value-type="currency">
            <text:p>0,00 ₽</text:p>
          </table:table-cell>
          <table:table-cell table:style-name="ce196" table:formula="of:=IF([.$M37]=[.Y$2];SUM([.$O37:.$R37])*[.$U3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7:.Y37])" office:value-type="currency" office:currency="RUB" office:value="2.483379" calcext:value-type="currency">
            <text:p>2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171</text:p>
          </table:table-cell>
          <table:table-cell table:style-name="ce3" office:value-type="string" calcext:value-type="string">
            <text:p>Portal auxiliary beam mount</text:p>
          </table:table-cell>
          <table:table-cell table:style-name="ce140" office:value-type="float" office:value="20805" calcext:value-type="float">
            <text:p>20805</text:p>
          </table:table-cell>
          <table:table-cell table:style-name="ce143" table:formula="of:=[.C38]/1000" office:value-type="float" office:value="20.805" calcext:value-type="float">
            <text:p>20,81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38];[$Настройки.$B$2]=&quot;L&quot;;[.I38];[$Настройки.$B$2]=&quot;XL&quot;;[.J38])*[.G38]" office:value-type="float" office:value="2" calcext:value-type="float">
            <text:p>2</text:p>
          </table:table-cell>
          <table:table-cell table:style-name="ce162" table:formula="of:=[.D38]*[.E38]*[.F38]*[.K38]" office:value-type="float" office:value="49.932" calcext:value-type="float">
            <text:p>49,9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38]=&quot;Основной&quot;;[$Настройки.$B$13];[.$M38]=&quot;Дешевле&quot;;[$Настройки.$B$14];[.M3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38]=[.O$2];[.$L38]*[.$N38];0)" office:value-type="float" office:value="57.4218" calcext:value-type="float">
            <text:p>57,4</text:p>
          </table:table-cell>
          <table:table-cell table:style-name="ce162" table:formula="of:=IF([.$M38]=[.P$2];[.$L38]*[.$N38];0)" office:value-type="float" office:value="0" calcext:value-type="float">
            <text:p>0,0</text:p>
          </table:table-cell>
          <table:table-cell table:style-name="ce162" table:formula="of:=IF([.$M38]=[.Q$2];[.$L38]*[.$N38];0)" office:value-type="float" office:value="0" calcext:value-type="float">
            <text:p>0,0</text:p>
          </table:table-cell>
          <table:table-cell table:style-name="ce162" table:formula="of:=IF([.$M38]=[.R$2];[.$L38]*[.$N38];0)" office:value-type="float" office:value="0" calcext:value-type="float">
            <text:p>0,0</text:p>
          </table:table-cell>
          <table:table-cell table:style-name="ce169" table:content-validation-name="val86" table:formula="of:=SUM([.O38:.R38])" office:value-type="float" office:value="57.4218" calcext:value-type="float">
            <text:p>57 г</text:p>
          </table:table-cell>
          <table:table-cell table:style-name="ce178" table:formula="of:=COM.MICROSOFT.IFS([.$M38]=&quot;Основной&quot;;[$Настройки.$C$13];[.$M38]=&quot;Лучше&quot;;[$Настройки.$C$13];[.$M38]=&quot;Дешевле&quot;;[$Настройки.$C$14];[.M3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38]/1000" office:value-type="float" office:value="1.35" calcext:value-type="float">
            <text:p>1,35</text:p>
          </table:table-cell>
          <table:table-cell table:style-name="ce196" table:formula="of:=IF([.$M38]=[.V$2];SUM([.$O38:.$R38])*[.$U38];0)" office:value-type="currency" office:currency="RUB" office:value="77.51943" calcext:value-type="currency">
            <text:p>77,52 ₽</text:p>
          </table:table-cell>
          <table:table-cell table:style-name="ce196" table:formula="of:=IF([.$M38]=[.W$2];SUM([.$O38:.$R38])*[.$U38];0)" office:value-type="currency" office:currency="RUB" office:value="0" calcext:value-type="currency">
            <text:p>0,00 ₽</text:p>
          </table:table-cell>
          <table:table-cell table:style-name="ce196" table:formula="of:=IF([.$M38]=[.X$2];SUM([.$O38:.$R38])*[.$U38];0)" office:value-type="currency" office:currency="RUB" office:value="0" calcext:value-type="currency">
            <text:p>0,00 ₽</text:p>
          </table:table-cell>
          <table:table-cell table:style-name="ce196" table:formula="of:=IF([.$M38]=[.Y$2];SUM([.$O38:.$R38])*[.$U3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38:.Y38])" office:value-type="currency" office:currency="RUB" office:value="77.51943" calcext:value-type="currency">
            <text:p>78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5" office:value-type="string" calcext:value-type="string" table:number-columns-spanned="27" table:number-rows-spanned="1">
            <text:p>V9-20 - Frame</text:p>
          </table:table-cell>
          <table:covered-table-cell table:style-name="ce3"/>
          <table:covered-table-cell table:style-name="ce140"/>
          <table:covered-table-cell table:style-name="ce143"/>
          <table:covered-table-cell table:number-columns-repeated="2" table:style-name="ce155"/>
          <table:covered-table-cell table:style-name="ce172"/>
          <table:covered-table-cell table:number-columns-repeated="3" table:style-name="ce140"/>
          <table:covered-table-cell table:style-name="ce140" table:content-validation-name="val82"/>
          <table:covered-table-cell table:style-name="ce176"/>
          <table:covered-table-cell table:style-name="ce140" table:content-validation-name="val85"/>
          <table:covered-table-cell table:style-name="ce140"/>
          <table:covered-table-cell table:number-columns-repeated="4" table:style-name="ce176"/>
          <table:covered-table-cell table:style-name="ce181" table:content-validation-name="val86"/>
          <table:covered-table-cell table:style-name="ce184"/>
          <table:covered-table-cell table:style-name="ce143"/>
          <table:covered-table-cell table:number-columns-repeated="4" table:style-name="ce186"/>
          <table:covered-table-cell table:style-name="ce188" table:content-validation-name="val87"/>
          <table:covered-table-cell table:style-name="ce140" table:content-validation-name="val90"/>
          <table:table-cell table:number-columns-repeated="16355"/>
        </table:table-row>
        <table:table-row table:style-name="ro1">
          <table:table-cell table:style-name="ce3" office:value-type="string" calcext:value-type="string">
            <text:p>V9-211</text:p>
          </table:table-cell>
          <table:table-cell table:style-name="ce3" office:value-type="string" calcext:value-type="string">
            <text:p>Lower frame strengthener body</text:p>
          </table:table-cell>
          <table:table-cell table:style-name="ce140" office:value-type="float" office:value="34681" calcext:value-type="float">
            <text:p>34681</text:p>
          </table:table-cell>
          <table:table-cell table:style-name="ce143" table:formula="of:=[.C40]/1000" office:value-type="float" office:value="34.681" calcext:value-type="float">
            <text:p>34,68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40];[$Настройки.$B$2]=&quot;L&quot;;[.I40];[$Настройки.$B$2]=&quot;XL&quot;;[.J40])*[.G40]" office:value-type="float" office:value="4" calcext:value-type="float">
            <text:p>4</text:p>
          </table:table-cell>
          <table:table-cell table:style-name="ce162" table:formula="of:=[.D40]*[.E40]*[.F40]*[.K40]" office:value-type="float" office:value="108.20472" calcext:value-type="float">
            <text:p>108,2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0]=&quot;Основной&quot;;[$Настройки.$B$13];[.$M40]=&quot;Дешевле&quot;;[$Настройки.$B$14];[.M4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0]=[.O$2];[.$L40]*[.$N40];0)" office:value-type="float" office:value="124.435428" calcext:value-type="float">
            <text:p>124,4</text:p>
          </table:table-cell>
          <table:table-cell table:style-name="ce162" table:formula="of:=IF([.$M40]=[.P$2];[.$L40]*[.$N40];0)" office:value-type="float" office:value="0" calcext:value-type="float">
            <text:p>0,0</text:p>
          </table:table-cell>
          <table:table-cell table:style-name="ce162" table:formula="of:=IF([.$M40]=[.Q$2];[.$L40]*[.$N40];0)" office:value-type="float" office:value="0" calcext:value-type="float">
            <text:p>0,0</text:p>
          </table:table-cell>
          <table:table-cell table:style-name="ce162" table:formula="of:=IF([.$M40]=[.R$2];[.$L40]*[.$N40];0)" office:value-type="float" office:value="0" calcext:value-type="float">
            <text:p>0,0</text:p>
          </table:table-cell>
          <table:table-cell table:style-name="ce169" table:content-validation-name="val86" table:formula="of:=SUM([.O40:.R40])" office:value-type="float" office:value="124.435428" calcext:value-type="float">
            <text:p>124 г</text:p>
          </table:table-cell>
          <table:table-cell table:style-name="ce178" table:formula="of:=COM.MICROSOFT.IFS([.$M40]=&quot;Основной&quot;;[$Настройки.$C$13];[.$M40]=&quot;Лучше&quot;;[$Настройки.$C$13];[.$M40]=&quot;Дешевле&quot;;[$Настройки.$C$14];[.M4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0]/1000" office:value-type="float" office:value="1.35" calcext:value-type="float">
            <text:p>1,35</text:p>
          </table:table-cell>
          <table:table-cell table:style-name="ce196" table:formula="of:=IF([.$M40]=[.V$2];SUM([.$O40:.$R40])*[.$U40];0)" office:value-type="currency" office:currency="RUB" office:value="167.9878278" calcext:value-type="currency">
            <text:p>167,99 ₽</text:p>
          </table:table-cell>
          <table:table-cell table:style-name="ce196" table:formula="of:=IF([.$M40]=[.W$2];SUM([.$O40:.$R40])*[.$U40];0)" office:value-type="currency" office:currency="RUB" office:value="0" calcext:value-type="currency">
            <text:p>0,00 ₽</text:p>
          </table:table-cell>
          <table:table-cell table:style-name="ce196" table:formula="of:=IF([.$M40]=[.X$2];SUM([.$O40:.$R40])*[.$U40];0)" office:value-type="currency" office:currency="RUB" office:value="0" calcext:value-type="currency">
            <text:p>0,00 ₽</text:p>
          </table:table-cell>
          <table:table-cell table:style-name="ce196" table:formula="of:=IF([.$M40]=[.Y$2];SUM([.$O40:.$R40])*[.$U4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0:.Y40])" office:value-type="currency" office:currency="RUB" office:value="167.9878278" calcext:value-type="currency">
            <text:p>168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221</text:p>
          </table:table-cell>
          <table:table-cell table:style-name="ce3" office:value-type="string" calcext:value-type="string">
            <text:p>Foot body</text:p>
          </table:table-cell>
          <table:table-cell table:style-name="ce140" office:value-type="float" office:value="5773" calcext:value-type="float">
            <text:p>5773</text:p>
          </table:table-cell>
          <table:table-cell table:style-name="ce143" table:formula="of:=[.C41]/1000" office:value-type="float" office:value="5.773" calcext:value-type="float">
            <text:p>5,7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41];[$Настройки.$B$2]=&quot;L&quot;;[.I41];[$Настройки.$B$2]=&quot;XL&quot;;[.J41])*[.G41]" office:value-type="float" office:value="4" calcext:value-type="float">
            <text:p>4</text:p>
          </table:table-cell>
          <table:table-cell table:style-name="ce162" table:formula="of:=[.D41]*[.E41]*[.F41]*[.K41]" office:value-type="float" office:value="27.7104" calcext:value-type="float">
            <text:p>27,7</text:p>
          </table:table-cell>
          <table:table-cell table:style-name="ce24" table:content-validation-name="val84" office:value-type="string" calcext:value-type="string">
            <text:p>Эластомер</text:p>
          </table:table-cell>
          <table:table-cell table:style-name="ce24" table:formula="of:=COM.MICROSOFT.IFS([.$M41]=&quot;Основной&quot;;[$Настройки.$B$13];[.$M41]=&quot;Дешевле&quot;;[$Настройки.$B$14];[.M41]=&quot;Эластомер&quot;;[$Настройки.$B$15])" office:value-type="float" office:value="1.2" calcext:value-type="float">
            <text:p>1,2</text:p>
          </table:table-cell>
          <table:table-cell table:style-name="ce162" table:formula="of:=IF([.$M41]=[.O$2];[.$L41]*[.$N41];0)" office:value-type="float" office:value="0" calcext:value-type="float">
            <text:p>0,0</text:p>
          </table:table-cell>
          <table:table-cell table:style-name="ce162" table:formula="of:=IF([.$M41]=[.P$2];[.$L41]*[.$N41];0)" office:value-type="float" office:value="0" calcext:value-type="float">
            <text:p>0,0</text:p>
          </table:table-cell>
          <table:table-cell table:style-name="ce162" table:formula="of:=IF([.$M41]=[.Q$2];[.$L41]*[.$N41];0)" office:value-type="float" office:value="0" calcext:value-type="float">
            <text:p>0,0</text:p>
          </table:table-cell>
          <table:table-cell table:style-name="ce162" table:formula="of:=IF([.$M41]=[.R$2];[.$L41]*[.$N41];0)" office:value-type="float" office:value="33.25248" calcext:value-type="float">
            <text:p>33,3</text:p>
          </table:table-cell>
          <table:table-cell table:style-name="ce169" table:content-validation-name="val86" table:formula="of:=SUM([.O41:.R41])" office:value-type="float" office:value="33.25248" calcext:value-type="float">
            <text:p>33 г</text:p>
          </table:table-cell>
          <table:table-cell table:style-name="ce178" table:formula="of:=COM.MICROSOFT.IFS([.$M41]=&quot;Основной&quot;;[$Настройки.$C$13];[.$M41]=&quot;Лучше&quot;;[$Настройки.$C$13];[.$M41]=&quot;Дешевле&quot;;[$Настройки.$C$14];[.M41]=&quot;Эластомер&quot;;[$Настройки.$C$15])" office:value-type="currency" office:currency="RUB" office:value="1200" calcext:value-type="currency">
            <text:p>1 200 ₽</text:p>
          </table:table-cell>
          <table:table-cell table:style-name="ce190" table:formula="of:=[.T41]/1000" office:value-type="float" office:value="1.2" calcext:value-type="float">
            <text:p>1,20</text:p>
          </table:table-cell>
          <table:table-cell table:style-name="ce196" table:formula="of:=IF([.$M41]=[.V$2];SUM([.$O41:.$R41])*[.$U41];0)" office:value-type="currency" office:currency="RUB" office:value="0" calcext:value-type="currency">
            <text:p>0,00 ₽</text:p>
          </table:table-cell>
          <table:table-cell table:style-name="ce196" table:formula="of:=IF([.$M41]=[.W$2];SUM([.$O41:.$R41])*[.$U41];0)" office:value-type="currency" office:currency="RUB" office:value="0" calcext:value-type="currency">
            <text:p>0,00 ₽</text:p>
          </table:table-cell>
          <table:table-cell table:style-name="ce196" table:formula="of:=IF([.$M41]=[.X$2];SUM([.$O41:.$R41])*[.$U41];0)" office:value-type="currency" office:currency="RUB" office:value="0" calcext:value-type="currency">
            <text:p>0,00 ₽</text:p>
          </table:table-cell>
          <table:table-cell table:style-name="ce196" table:formula="of:=IF([.$M41]=[.Y$2];SUM([.$O41:.$R41])*[.$U41];0)" office:value-type="currency" office:currency="RUB" office:value="39.902976" calcext:value-type="currency">
            <text:p>39,90 ₽</text:p>
          </table:table-cell>
          <table:table-cell table:style-name="ce200" table:content-validation-name="val87" table:formula="of:=SUM([.V41:.Y41])" office:value-type="currency" office:currency="RUB" office:value="39.902976" calcext:value-type="currency">
            <text:p>40 ₽</text:p>
          </table:table-cell>
          <table:table-cell table:style-name="ce24" table:content-validation-name="val89" office:value-type="string" calcext:value-type="string">
            <text:p>Другое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231</text:p>
          </table:table-cell>
          <table:table-cell table:style-name="ce3" office:value-type="string" calcext:value-type="string">
            <text:p>Auxiliary beam mount body</text:p>
          </table:table-cell>
          <table:table-cell table:style-name="ce140" office:value-type="float" office:value="9200" calcext:value-type="float">
            <text:p>9200</text:p>
          </table:table-cell>
          <table:table-cell table:style-name="ce143" table:formula="of:=[.C42]/1000" office:value-type="float" office:value="9.2" calcext:value-type="float">
            <text:p>9,20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42];[$Настройки.$B$2]=&quot;L&quot;;[.I42];[$Настройки.$B$2]=&quot;XL&quot;;[.J42])*[.G42]" office:value-type="float" office:value="2" calcext:value-type="float">
            <text:p>2</text:p>
          </table:table-cell>
          <table:table-cell table:style-name="ce162" table:formula="of:=[.D42]*[.E42]*[.F42]*[.K42]" office:value-type="float" office:value="17.664" calcext:value-type="float">
            <text:p>17,7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2]=&quot;Основной&quot;;[$Настройки.$B$13];[.$M42]=&quot;Дешевле&quot;;[$Настройки.$B$14];[.M42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2]=[.O$2];[.$L42]*[.$N42];0)" office:value-type="float" office:value="20.3136" calcext:value-type="float">
            <text:p>20,3</text:p>
          </table:table-cell>
          <table:table-cell table:style-name="ce162" table:formula="of:=IF([.$M42]=[.P$2];[.$L42]*[.$N42];0)" office:value-type="float" office:value="0" calcext:value-type="float">
            <text:p>0,0</text:p>
          </table:table-cell>
          <table:table-cell table:style-name="ce162" table:formula="of:=IF([.$M42]=[.Q$2];[.$L42]*[.$N42];0)" office:value-type="float" office:value="0" calcext:value-type="float">
            <text:p>0,0</text:p>
          </table:table-cell>
          <table:table-cell table:style-name="ce162" table:formula="of:=IF([.$M42]=[.R$2];[.$L42]*[.$N42];0)" office:value-type="float" office:value="0" calcext:value-type="float">
            <text:p>0,0</text:p>
          </table:table-cell>
          <table:table-cell table:style-name="ce169" table:content-validation-name="val86" table:formula="of:=SUM([.O42:.R42])" office:value-type="float" office:value="20.3136" calcext:value-type="float">
            <text:p>20 г</text:p>
          </table:table-cell>
          <table:table-cell table:style-name="ce178" table:formula="of:=COM.MICROSOFT.IFS([.$M42]=&quot;Основной&quot;;[$Настройки.$C$13];[.$M42]=&quot;Лучше&quot;;[$Настройки.$C$13];[.$M42]=&quot;Дешевле&quot;;[$Настройки.$C$14];[.M42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2]/1000" office:value-type="float" office:value="1.35" calcext:value-type="float">
            <text:p>1,35</text:p>
          </table:table-cell>
          <table:table-cell table:style-name="ce196" table:formula="of:=IF([.$M42]=[.V$2];SUM([.$O42:.$R42])*[.$U42];0)" office:value-type="currency" office:currency="RUB" office:value="27.42336" calcext:value-type="currency">
            <text:p>27,42 ₽</text:p>
          </table:table-cell>
          <table:table-cell table:style-name="ce196" table:formula="of:=IF([.$M42]=[.W$2];SUM([.$O42:.$R42])*[.$U42];0)" office:value-type="currency" office:currency="RUB" office:value="0" calcext:value-type="currency">
            <text:p>0,00 ₽</text:p>
          </table:table-cell>
          <table:table-cell table:style-name="ce196" table:formula="of:=IF([.$M42]=[.X$2];SUM([.$O42:.$R42])*[.$U42];0)" office:value-type="currency" office:currency="RUB" office:value="0" calcext:value-type="currency">
            <text:p>0,00 ₽</text:p>
          </table:table-cell>
          <table:table-cell table:style-name="ce196" table:formula="of:=IF([.$M42]=[.Y$2];SUM([.$O42:.$R42])*[.$U4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2:.Y42])" office:value-type="currency" office:currency="RUB" office:value="27.42336" calcext:value-type="currency">
            <text:p>2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5" office:value-type="string" calcext:value-type="string" table:number-columns-spanned="27" table:number-rows-spanned="1">
            <text:p>V9-30 - Z axis</text:p>
          </table:table-cell>
          <table:covered-table-cell table:style-name="ce3"/>
          <table:covered-table-cell table:style-name="ce140"/>
          <table:covered-table-cell table:style-name="ce143"/>
          <table:covered-table-cell table:number-columns-repeated="2" table:style-name="ce155"/>
          <table:covered-table-cell table:style-name="ce172"/>
          <table:covered-table-cell table:number-columns-repeated="3" table:style-name="ce140"/>
          <table:covered-table-cell table:style-name="ce140" table:content-validation-name="val82"/>
          <table:covered-table-cell table:style-name="ce176"/>
          <table:covered-table-cell table:style-name="ce140" table:content-validation-name="val85"/>
          <table:covered-table-cell table:style-name="ce140"/>
          <table:covered-table-cell table:number-columns-repeated="4" table:style-name="ce176"/>
          <table:covered-table-cell table:style-name="ce181" table:content-validation-name="val86"/>
          <table:covered-table-cell table:style-name="ce184"/>
          <table:covered-table-cell table:style-name="ce143"/>
          <table:covered-table-cell table:number-columns-repeated="4" table:style-name="ce186"/>
          <table:covered-table-cell table:style-name="ce188" table:content-validation-name="val87"/>
          <table:covered-table-cell table:style-name="ce140" table:content-validation-name="val90"/>
          <table:table-cell table:number-columns-repeated="16355"/>
        </table:table-row>
        <table:table-row table:style-name="ro1">
          <table:table-cell table:style-name="ce3" office:value-type="string" calcext:value-type="string">
            <text:p>V9-3111</text:p>
          </table:table-cell>
          <table:table-cell table:style-name="ce3" office:value-type="string" calcext:value-type="string">
            <text:p>Lead screw mount</text:p>
          </table:table-cell>
          <table:table-cell table:style-name="ce140" office:value-type="float" office:value="58225" calcext:value-type="float">
            <text:p>58225</text:p>
          </table:table-cell>
          <table:table-cell table:style-name="ce143" table:formula="of:=[.C44]/1000" office:value-type="float" office:value="58.225" calcext:value-type="float">
            <text:p>58,23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44];[$Настройки.$B$2]=&quot;L&quot;;[.I44];[$Настройки.$B$2]=&quot;XL&quot;;[.J44])*[.G44]" office:value-type="float" office:value="2" calcext:value-type="float">
            <text:p>2</text:p>
          </table:table-cell>
          <table:table-cell table:style-name="ce162" table:formula="of:=[.D44]*[.E44]*[.F44]*[.K44]" office:value-type="float" office:value="90.831" calcext:value-type="float">
            <text:p>90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4]=&quot;Основной&quot;;[$Настройки.$B$13];[.$M44]=&quot;Дешевле&quot;;[$Настройки.$B$14];[.M4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4]=[.O$2];[.$L44]*[.$N44];0)" office:value-type="float" office:value="104.45565" calcext:value-type="float">
            <text:p>104,5</text:p>
          </table:table-cell>
          <table:table-cell table:style-name="ce162" table:formula="of:=IF([.$M44]=[.P$2];[.$L44]*[.$N44];0)" office:value-type="float" office:value="0" calcext:value-type="float">
            <text:p>0,0</text:p>
          </table:table-cell>
          <table:table-cell table:style-name="ce162" table:formula="of:=IF([.$M44]=[.Q$2];[.$L44]*[.$N44];0)" office:value-type="float" office:value="0" calcext:value-type="float">
            <text:p>0,0</text:p>
          </table:table-cell>
          <table:table-cell table:style-name="ce162" table:formula="of:=IF([.$M44]=[.R$2];[.$L44]*[.$N44];0)" office:value-type="float" office:value="0" calcext:value-type="float">
            <text:p>0,0</text:p>
          </table:table-cell>
          <table:table-cell table:style-name="ce169" table:content-validation-name="val86" table:formula="of:=SUM([.O44:.R44])" office:value-type="float" office:value="104.45565" calcext:value-type="float">
            <text:p>104 г</text:p>
          </table:table-cell>
          <table:table-cell table:style-name="ce178" table:formula="of:=COM.MICROSOFT.IFS([.$M44]=&quot;Основной&quot;;[$Настройки.$C$13];[.$M44]=&quot;Лучше&quot;;[$Настройки.$C$13];[.$M44]=&quot;Дешевле&quot;;[$Настройки.$C$14];[.M4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4]/1000" office:value-type="float" office:value="1.35" calcext:value-type="float">
            <text:p>1,35</text:p>
          </table:table-cell>
          <table:table-cell table:style-name="ce196" table:formula="of:=IF([.$M44]=[.V$2];SUM([.$O44:.$R44])*[.$U44];0)" office:value-type="currency" office:currency="RUB" office:value="141.0151275" calcext:value-type="currency">
            <text:p>141,02 ₽</text:p>
          </table:table-cell>
          <table:table-cell table:style-name="ce196" table:formula="of:=IF([.$M44]=[.W$2];SUM([.$O44:.$R44])*[.$U44];0)" office:value-type="currency" office:currency="RUB" office:value="0" calcext:value-type="currency">
            <text:p>0,00 ₽</text:p>
          </table:table-cell>
          <table:table-cell table:style-name="ce196" table:formula="of:=IF([.$M44]=[.X$2];SUM([.$O44:.$R44])*[.$U44];0)" office:value-type="currency" office:currency="RUB" office:value="0" calcext:value-type="currency">
            <text:p>0,00 ₽</text:p>
          </table:table-cell>
          <table:table-cell table:style-name="ce196" table:formula="of:=IF([.$M44]=[.Y$2];SUM([.$O44:.$R44])*[.$U4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4:.Y44])" office:value-type="currency" office:currency="RUB" office:value="141.0151275" calcext:value-type="currency">
            <text:p>141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12</text:p>
          </table:table-cell>
          <table:table-cell table:style-name="ce3" office:value-type="string" calcext:value-type="string">
            <text:p>Lead screw foot</text:p>
          </table:table-cell>
          <table:table-cell table:style-name="ce140" office:value-type="float" office:value="5946" calcext:value-type="float">
            <text:p>5946</text:p>
          </table:table-cell>
          <table:table-cell table:style-name="ce143" table:formula="of:=[.C45]/1000" office:value-type="float" office:value="5.946" calcext:value-type="float">
            <text:p>5,9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45];[$Настройки.$B$2]=&quot;L&quot;;[.I45];[$Настройки.$B$2]=&quot;XL&quot;;[.J45])*[.G45]" office:value-type="float" office:value="2" calcext:value-type="float">
            <text:p>2</text:p>
          </table:table-cell>
          <table:table-cell table:style-name="ce162" table:formula="of:=[.D45]*[.E45]*[.F45]*[.K45]" office:value-type="float" office:value="14.2704" calcext:value-type="float">
            <text:p>14,3</text:p>
          </table:table-cell>
          <table:table-cell table:style-name="ce24" table:content-validation-name="val84" office:value-type="string" calcext:value-type="string">
            <text:p>Эластомер</text:p>
          </table:table-cell>
          <table:table-cell table:style-name="ce24" table:formula="of:=COM.MICROSOFT.IFS([.$M45]=&quot;Основной&quot;;[$Настройки.$B$13];[.$M45]=&quot;Дешевле&quot;;[$Настройки.$B$14];[.M45]=&quot;Эластомер&quot;;[$Настройки.$B$15])" office:value-type="float" office:value="1.2" calcext:value-type="float">
            <text:p>1,2</text:p>
          </table:table-cell>
          <table:table-cell table:style-name="ce162" table:formula="of:=IF([.$M45]=[.O$2];[.$L45]*[.$N45];0)" office:value-type="float" office:value="0" calcext:value-type="float">
            <text:p>0,0</text:p>
          </table:table-cell>
          <table:table-cell table:style-name="ce162" table:formula="of:=IF([.$M45]=[.P$2];[.$L45]*[.$N45];0)" office:value-type="float" office:value="0" calcext:value-type="float">
            <text:p>0,0</text:p>
          </table:table-cell>
          <table:table-cell table:style-name="ce162" table:formula="of:=IF([.$M45]=[.Q$2];[.$L45]*[.$N45];0)" office:value-type="float" office:value="0" calcext:value-type="float">
            <text:p>0,0</text:p>
          </table:table-cell>
          <table:table-cell table:style-name="ce162" table:formula="of:=IF([.$M45]=[.R$2];[.$L45]*[.$N45];0)" office:value-type="float" office:value="17.12448" calcext:value-type="float">
            <text:p>17,1</text:p>
          </table:table-cell>
          <table:table-cell table:style-name="ce169" table:content-validation-name="val86" table:formula="of:=SUM([.O45:.R45])" office:value-type="float" office:value="17.12448" calcext:value-type="float">
            <text:p>17 г</text:p>
          </table:table-cell>
          <table:table-cell table:style-name="ce178" table:formula="of:=COM.MICROSOFT.IFS([.$M45]=&quot;Основной&quot;;[$Настройки.$C$13];[.$M45]=&quot;Лучше&quot;;[$Настройки.$C$13];[.$M45]=&quot;Дешевле&quot;;[$Настройки.$C$14];[.M45]=&quot;Эластомер&quot;;[$Настройки.$C$15])" office:value-type="currency" office:currency="RUB" office:value="1200" calcext:value-type="currency">
            <text:p>1 200 ₽</text:p>
          </table:table-cell>
          <table:table-cell table:style-name="ce190" table:formula="of:=[.T45]/1000" office:value-type="float" office:value="1.2" calcext:value-type="float">
            <text:p>1,20</text:p>
          </table:table-cell>
          <table:table-cell table:style-name="ce196" table:formula="of:=IF([.$M45]=[.V$2];SUM([.$O45:.$R45])*[.$U45];0)" office:value-type="currency" office:currency="RUB" office:value="0" calcext:value-type="currency">
            <text:p>0,00 ₽</text:p>
          </table:table-cell>
          <table:table-cell table:style-name="ce196" table:formula="of:=IF([.$M45]=[.W$2];SUM([.$O45:.$R45])*[.$U45];0)" office:value-type="currency" office:currency="RUB" office:value="0" calcext:value-type="currency">
            <text:p>0,00 ₽</text:p>
          </table:table-cell>
          <table:table-cell table:style-name="ce196" table:formula="of:=IF([.$M45]=[.X$2];SUM([.$O45:.$R45])*[.$U45];0)" office:value-type="currency" office:currency="RUB" office:value="0" calcext:value-type="currency">
            <text:p>0,00 ₽</text:p>
          </table:table-cell>
          <table:table-cell table:style-name="ce196" table:formula="of:=IF([.$M45]=[.Y$2];SUM([.$O45:.$R45])*[.$U45];0)" office:value-type="currency" office:currency="RUB" office:value="20.549376" calcext:value-type="currency">
            <text:p>20,55 ₽</text:p>
          </table:table-cell>
          <table:table-cell table:style-name="ce200" table:content-validation-name="val87" table:formula="of:=SUM([.V45:.Y45])" office:value-type="currency" office:currency="RUB" office:value="20.549376" calcext:value-type="currency">
            <text:p>21 ₽</text:p>
          </table:table-cell>
          <table:table-cell table:style-name="ce24" table:content-validation-name="val89" office:value-type="string" calcext:value-type="string">
            <text:p>Другое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13</text:p>
          </table:table-cell>
          <table:table-cell table:style-name="ce3" office:value-type="string" calcext:value-type="string">
            <text:p>Lead screw cover</text:p>
          </table:table-cell>
          <table:table-cell table:style-name="ce140" office:value-type="float" office:value="1126" calcext:value-type="float">
            <text:p>1126</text:p>
          </table:table-cell>
          <table:table-cell table:style-name="ce143" table:formula="of:=[.C46]/1000" office:value-type="float" office:value="1.126" calcext:value-type="float">
            <text:p>1,1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46];[$Настройки.$B$2]=&quot;L&quot;;[.I46];[$Настройки.$B$2]=&quot;XL&quot;;[.J46])*[.G46]" office:value-type="float" office:value="2" calcext:value-type="float">
            <text:p>2</text:p>
          </table:table-cell>
          <table:table-cell table:style-name="ce162" table:formula="of:=[.D46]*[.E46]*[.F46]*[.K46]" office:value-type="float" office:value="2.7024" calcext:value-type="float">
            <text:p>2,7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6]=&quot;Основной&quot;;[$Настройки.$B$13];[.$M46]=&quot;Дешевле&quot;;[$Настройки.$B$14];[.M46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6]=[.O$2];[.$L46]*[.$N46];0)" office:value-type="float" office:value="3.10776" calcext:value-type="float">
            <text:p>3,1</text:p>
          </table:table-cell>
          <table:table-cell table:style-name="ce162" table:formula="of:=IF([.$M46]=[.P$2];[.$L46]*[.$N46];0)" office:value-type="float" office:value="0" calcext:value-type="float">
            <text:p>0,0</text:p>
          </table:table-cell>
          <table:table-cell table:style-name="ce162" table:formula="of:=IF([.$M46]=[.Q$2];[.$L46]*[.$N46];0)" office:value-type="float" office:value="0" calcext:value-type="float">
            <text:p>0,0</text:p>
          </table:table-cell>
          <table:table-cell table:style-name="ce162" table:formula="of:=IF([.$M46]=[.R$2];[.$L46]*[.$N46];0)" office:value-type="float" office:value="0" calcext:value-type="float">
            <text:p>0,0</text:p>
          </table:table-cell>
          <table:table-cell table:style-name="ce169" table:content-validation-name="val86" table:formula="of:=SUM([.O46:.R46])" office:value-type="float" office:value="3.10776" calcext:value-type="float">
            <text:p>3 г</text:p>
          </table:table-cell>
          <table:table-cell table:style-name="ce178" table:formula="of:=COM.MICROSOFT.IFS([.$M46]=&quot;Основной&quot;;[$Настройки.$C$13];[.$M46]=&quot;Лучше&quot;;[$Настройки.$C$13];[.$M46]=&quot;Дешевле&quot;;[$Настройки.$C$14];[.M46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6]/1000" office:value-type="float" office:value="1.35" calcext:value-type="float">
            <text:p>1,35</text:p>
          </table:table-cell>
          <table:table-cell table:style-name="ce196" table:formula="of:=IF([.$M46]=[.V$2];SUM([.$O46:.$R46])*[.$U46];0)" office:value-type="currency" office:currency="RUB" office:value="4.195476" calcext:value-type="currency">
            <text:p>4,20 ₽</text:p>
          </table:table-cell>
          <table:table-cell table:style-name="ce196" table:formula="of:=IF([.$M46]=[.W$2];SUM([.$O46:.$R46])*[.$U46];0)" office:value-type="currency" office:currency="RUB" office:value="0" calcext:value-type="currency">
            <text:p>0,00 ₽</text:p>
          </table:table-cell>
          <table:table-cell table:style-name="ce196" table:formula="of:=IF([.$M46]=[.X$2];SUM([.$O46:.$R46])*[.$U46];0)" office:value-type="currency" office:currency="RUB" office:value="0" calcext:value-type="currency">
            <text:p>0,00 ₽</text:p>
          </table:table-cell>
          <table:table-cell table:style-name="ce196" table:formula="of:=IF([.$M46]=[.Y$2];SUM([.$O46:.$R46])*[.$U4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6:.Y46])" office:value-type="currency" office:currency="RUB" office:value="4.195476" calcext:value-type="currency">
            <text:p>4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21</text:p>
          </table:table-cell>
          <table:table-cell table:style-name="ce3" office:value-type="string" calcext:value-type="string">
            <text:p>Z rollers mount body</text:p>
          </table:table-cell>
          <table:table-cell table:style-name="ce140" office:value-type="float" office:value="13535" calcext:value-type="float">
            <text:p>13535</text:p>
          </table:table-cell>
          <table:table-cell table:style-name="ce143" table:formula="of:=[.C47]/1000" office:value-type="float" office:value="13.535" calcext:value-type="float">
            <text:p>13,54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47];[$Настройки.$B$2]=&quot;L&quot;;[.I47];[$Настройки.$B$2]=&quot;XL&quot;;[.J47])*[.G47]" office:value-type="float" office:value="1" calcext:value-type="float">
            <text:p>1</text:p>
          </table:table-cell>
          <table:table-cell table:style-name="ce162" table:formula="of:=[.D47]*[.E47]*[.F47]*[.K47]" office:value-type="float" office:value="16.242" calcext:value-type="float">
            <text:p>16,2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7]=&quot;Основной&quot;;[$Настройки.$B$13];[.$M47]=&quot;Дешевле&quot;;[$Настройки.$B$14];[.M47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7]=[.O$2];[.$L47]*[.$N47];0)" office:value-type="float" office:value="18.6783" calcext:value-type="float">
            <text:p>18,7</text:p>
          </table:table-cell>
          <table:table-cell table:style-name="ce162" table:formula="of:=IF([.$M47]=[.P$2];[.$L47]*[.$N47];0)" office:value-type="float" office:value="0" calcext:value-type="float">
            <text:p>0,0</text:p>
          </table:table-cell>
          <table:table-cell table:style-name="ce162" table:formula="of:=IF([.$M47]=[.Q$2];[.$L47]*[.$N47];0)" office:value-type="float" office:value="0" calcext:value-type="float">
            <text:p>0,0</text:p>
          </table:table-cell>
          <table:table-cell table:style-name="ce162" table:formula="of:=IF([.$M47]=[.R$2];[.$L47]*[.$N47];0)" office:value-type="float" office:value="0" calcext:value-type="float">
            <text:p>0,0</text:p>
          </table:table-cell>
          <table:table-cell table:style-name="ce169" table:content-validation-name="val86" table:formula="of:=SUM([.O47:.R47])" office:value-type="float" office:value="18.6783" calcext:value-type="float">
            <text:p>19 г</text:p>
          </table:table-cell>
          <table:table-cell table:style-name="ce178" table:formula="of:=COM.MICROSOFT.IFS([.$M47]=&quot;Основной&quot;;[$Настройки.$C$13];[.$M47]=&quot;Лучше&quot;;[$Настройки.$C$13];[.$M47]=&quot;Дешевле&quot;;[$Настройки.$C$14];[.M47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7]/1000" office:value-type="float" office:value="1.35" calcext:value-type="float">
            <text:p>1,35</text:p>
          </table:table-cell>
          <table:table-cell table:style-name="ce196" table:formula="of:=IF([.$M47]=[.V$2];SUM([.$O47:.$R47])*[.$U47];0)" office:value-type="currency" office:currency="RUB" office:value="25.215705" calcext:value-type="currency">
            <text:p>25,22 ₽</text:p>
          </table:table-cell>
          <table:table-cell table:style-name="ce196" table:formula="of:=IF([.$M47]=[.W$2];SUM([.$O47:.$R47])*[.$U47];0)" office:value-type="currency" office:currency="RUB" office:value="0" calcext:value-type="currency">
            <text:p>0,00 ₽</text:p>
          </table:table-cell>
          <table:table-cell table:style-name="ce196" table:formula="of:=IF([.$M47]=[.X$2];SUM([.$O47:.$R47])*[.$U47];0)" office:value-type="currency" office:currency="RUB" office:value="0" calcext:value-type="currency">
            <text:p>0,00 ₽</text:p>
          </table:table-cell>
          <table:table-cell table:style-name="ce196" table:formula="of:=IF([.$M47]=[.Y$2];SUM([.$O47:.$R47])*[.$U4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7:.Y47])" office:value-type="currency" office:currency="RUB" office:value="25.215705" calcext:value-type="currency">
            <text:p>25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31</text:p>
          </table:table-cell>
          <table:table-cell table:style-name="ce3" office:value-type="string" calcext:value-type="string">
            <text:p>Z belt tensioner slider</text:p>
          </table:table-cell>
          <table:table-cell table:style-name="ce140" office:value-type="float" office:value="8860" calcext:value-type="float">
            <text:p>8860</text:p>
          </table:table-cell>
          <table:table-cell table:style-name="ce143" table:formula="of:=[.C48]/1000" office:value-type="float" office:value="8.86" calcext:value-type="float">
            <text:p>8,86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48];[$Настройки.$B$2]=&quot;L&quot;;[.I48];[$Настройки.$B$2]=&quot;XL&quot;;[.J48])*[.G48]" office:value-type="float" office:value="1" calcext:value-type="float">
            <text:p>1</text:p>
          </table:table-cell>
          <table:table-cell table:style-name="ce162" table:formula="of:=[.D48]*[.E48]*[.F48]*[.K48]" office:value-type="float" office:value="10.632" calcext:value-type="float">
            <text:p>10,6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8]=&quot;Основной&quot;;[$Настройки.$B$13];[.$M48]=&quot;Дешевле&quot;;[$Настройки.$B$14];[.M4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8]=[.O$2];[.$L48]*[.$N48];0)" office:value-type="float" office:value="12.2268" calcext:value-type="float">
            <text:p>12,2</text:p>
          </table:table-cell>
          <table:table-cell table:style-name="ce162" table:formula="of:=IF([.$M48]=[.P$2];[.$L48]*[.$N48];0)" office:value-type="float" office:value="0" calcext:value-type="float">
            <text:p>0,0</text:p>
          </table:table-cell>
          <table:table-cell table:style-name="ce162" table:formula="of:=IF([.$M48]=[.Q$2];[.$L48]*[.$N48];0)" office:value-type="float" office:value="0" calcext:value-type="float">
            <text:p>0,0</text:p>
          </table:table-cell>
          <table:table-cell table:style-name="ce162" table:formula="of:=IF([.$M48]=[.R$2];[.$L48]*[.$N48];0)" office:value-type="float" office:value="0" calcext:value-type="float">
            <text:p>0,0</text:p>
          </table:table-cell>
          <table:table-cell table:style-name="ce169" table:content-validation-name="val86" table:formula="of:=SUM([.O48:.R48])" office:value-type="float" office:value="12.2268" calcext:value-type="float">
            <text:p>12 г</text:p>
          </table:table-cell>
          <table:table-cell table:style-name="ce178" table:formula="of:=COM.MICROSOFT.IFS([.$M48]=&quot;Основной&quot;;[$Настройки.$C$13];[.$M48]=&quot;Лучше&quot;;[$Настройки.$C$13];[.$M48]=&quot;Дешевле&quot;;[$Настройки.$C$14];[.M4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8]/1000" office:value-type="float" office:value="1.35" calcext:value-type="float">
            <text:p>1,35</text:p>
          </table:table-cell>
          <table:table-cell table:style-name="ce196" table:formula="of:=IF([.$M48]=[.V$2];SUM([.$O48:.$R48])*[.$U48];0)" office:value-type="currency" office:currency="RUB" office:value="16.50618" calcext:value-type="currency">
            <text:p>16,51 ₽</text:p>
          </table:table-cell>
          <table:table-cell table:style-name="ce196" table:formula="of:=IF([.$M48]=[.W$2];SUM([.$O48:.$R48])*[.$U48];0)" office:value-type="currency" office:currency="RUB" office:value="0" calcext:value-type="currency">
            <text:p>0,00 ₽</text:p>
          </table:table-cell>
          <table:table-cell table:style-name="ce196" table:formula="of:=IF([.$M48]=[.X$2];SUM([.$O48:.$R48])*[.$U48];0)" office:value-type="currency" office:currency="RUB" office:value="0" calcext:value-type="currency">
            <text:p>0,00 ₽</text:p>
          </table:table-cell>
          <table:table-cell table:style-name="ce196" table:formula="of:=IF([.$M48]=[.Y$2];SUM([.$O48:.$R48])*[.$U4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8:.Y48])" office:value-type="currency" office:currency="RUB" office:value="16.50618" calcext:value-type="currency">
            <text:p>17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32</text:p>
          </table:table-cell>
          <table:table-cell table:style-name="ce3" office:value-type="string" calcext:value-type="string">
            <text:p>Z belt tensioner mount</text:p>
          </table:table-cell>
          <table:table-cell table:style-name="ce140" office:value-type="float" office:value="8999" calcext:value-type="float">
            <text:p>8999</text:p>
          </table:table-cell>
          <table:table-cell table:style-name="ce143" table:formula="of:=[.C49]/1000" office:value-type="float" office:value="8.999" calcext:value-type="float">
            <text:p>9,0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49];[$Настройки.$B$2]=&quot;L&quot;;[.I49];[$Настройки.$B$2]=&quot;XL&quot;;[.J49])*[.G49]" office:value-type="float" office:value="1" calcext:value-type="float">
            <text:p>1</text:p>
          </table:table-cell>
          <table:table-cell table:style-name="ce162" table:formula="of:=[.D49]*[.E49]*[.F49]*[.K49]" office:value-type="float" office:value="10.7988" calcext:value-type="float">
            <text:p>10,8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49]=&quot;Основной&quot;;[$Настройки.$B$13];[.$M49]=&quot;Дешевле&quot;;[$Настройки.$B$14];[.M49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49]=[.O$2];[.$L49]*[.$N49];0)" office:value-type="float" office:value="12.41862" calcext:value-type="float">
            <text:p>12,4</text:p>
          </table:table-cell>
          <table:table-cell table:style-name="ce162" table:formula="of:=IF([.$M49]=[.P$2];[.$L49]*[.$N49];0)" office:value-type="float" office:value="0" calcext:value-type="float">
            <text:p>0,0</text:p>
          </table:table-cell>
          <table:table-cell table:style-name="ce162" table:formula="of:=IF([.$M49]=[.Q$2];[.$L49]*[.$N49];0)" office:value-type="float" office:value="0" calcext:value-type="float">
            <text:p>0,0</text:p>
          </table:table-cell>
          <table:table-cell table:style-name="ce162" table:formula="of:=IF([.$M49]=[.R$2];[.$L49]*[.$N49];0)" office:value-type="float" office:value="0" calcext:value-type="float">
            <text:p>0,0</text:p>
          </table:table-cell>
          <table:table-cell table:style-name="ce169" table:content-validation-name="val86" table:formula="of:=SUM([.O49:.R49])" office:value-type="float" office:value="12.41862" calcext:value-type="float">
            <text:p>12 г</text:p>
          </table:table-cell>
          <table:table-cell table:style-name="ce178" table:formula="of:=COM.MICROSOFT.IFS([.$M49]=&quot;Основной&quot;;[$Настройки.$C$13];[.$M49]=&quot;Лучше&quot;;[$Настройки.$C$13];[.$M49]=&quot;Дешевле&quot;;[$Настройки.$C$14];[.M49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49]/1000" office:value-type="float" office:value="1.35" calcext:value-type="float">
            <text:p>1,35</text:p>
          </table:table-cell>
          <table:table-cell table:style-name="ce196" table:formula="of:=IF([.$M49]=[.V$2];SUM([.$O49:.$R49])*[.$U49];0)" office:value-type="currency" office:currency="RUB" office:value="16.765137" calcext:value-type="currency">
            <text:p>16,77 ₽</text:p>
          </table:table-cell>
          <table:table-cell table:style-name="ce196" table:formula="of:=IF([.$M49]=[.W$2];SUM([.$O49:.$R49])*[.$U49];0)" office:value-type="currency" office:currency="RUB" office:value="0" calcext:value-type="currency">
            <text:p>0,00 ₽</text:p>
          </table:table-cell>
          <table:table-cell table:style-name="ce196" table:formula="of:=IF([.$M49]=[.X$2];SUM([.$O49:.$R49])*[.$U49];0)" office:value-type="currency" office:currency="RUB" office:value="0" calcext:value-type="currency">
            <text:p>0,00 ₽</text:p>
          </table:table-cell>
          <table:table-cell table:style-name="ce196" table:formula="of:=IF([.$M49]=[.Y$2];SUM([.$O49:.$R49])*[.$U4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49:.Y49])" office:value-type="currency" office:currency="RUB" office:value="16.765137" calcext:value-type="currency">
            <text:p>17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133</text:p>
          </table:table-cell>
          <table:table-cell table:style-name="ce3" office:value-type="string" calcext:value-type="string">
            <text:p>Z belt tensioner cover</text:p>
          </table:table-cell>
          <table:table-cell table:style-name="ce140" office:value-type="float" office:value="2100" calcext:value-type="float">
            <text:p>2100</text:p>
          </table:table-cell>
          <table:table-cell table:style-name="ce143" table:formula="of:=[.C50]/1000" office:value-type="float" office:value="2.1" calcext:value-type="float">
            <text:p>2,1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50];[$Настройки.$B$2]=&quot;L&quot;;[.I50];[$Настройки.$B$2]=&quot;XL&quot;;[.J50])*[.G50]" office:value-type="float" office:value="1" calcext:value-type="float">
            <text:p>1</text:p>
          </table:table-cell>
          <table:table-cell table:style-name="ce162" table:formula="of:=[.D50]*[.E50]*[.F50]*[.K50]" office:value-type="float" office:value="2.52" calcext:value-type="float">
            <text:p>2,5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0]=&quot;Основной&quot;;[$Настройки.$B$13];[.$M50]=&quot;Дешевле&quot;;[$Настройки.$B$14];[.M5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0]=[.O$2];[.$L50]*[.$N50];0)" office:value-type="float" office:value="2.898" calcext:value-type="float">
            <text:p>2,9</text:p>
          </table:table-cell>
          <table:table-cell table:style-name="ce162" table:formula="of:=IF([.$M50]=[.P$2];[.$L50]*[.$N50];0)" office:value-type="float" office:value="0" calcext:value-type="float">
            <text:p>0,0</text:p>
          </table:table-cell>
          <table:table-cell table:style-name="ce162" table:formula="of:=IF([.$M50]=[.Q$2];[.$L50]*[.$N50];0)" office:value-type="float" office:value="0" calcext:value-type="float">
            <text:p>0,0</text:p>
          </table:table-cell>
          <table:table-cell table:style-name="ce162" table:formula="of:=IF([.$M50]=[.R$2];[.$L50]*[.$N50];0)" office:value-type="float" office:value="0" calcext:value-type="float">
            <text:p>0,0</text:p>
          </table:table-cell>
          <table:table-cell table:style-name="ce169" table:content-validation-name="val86" table:formula="of:=SUM([.O50:.R50])" office:value-type="float" office:value="2.898" calcext:value-type="float">
            <text:p>3 г</text:p>
          </table:table-cell>
          <table:table-cell table:style-name="ce178" table:formula="of:=COM.MICROSOFT.IFS([.$M50]=&quot;Основной&quot;;[$Настройки.$C$13];[.$M50]=&quot;Лучше&quot;;[$Настройки.$C$13];[.$M50]=&quot;Дешевле&quot;;[$Настройки.$C$14];[.M5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0]/1000" office:value-type="float" office:value="1.35" calcext:value-type="float">
            <text:p>1,35</text:p>
          </table:table-cell>
          <table:table-cell table:style-name="ce196" table:formula="of:=IF([.$M50]=[.V$2];SUM([.$O50:.$R50])*[.$U50];0)" office:value-type="currency" office:currency="RUB" office:value="3.9123" calcext:value-type="currency">
            <text:p>3,91 ₽</text:p>
          </table:table-cell>
          <table:table-cell table:style-name="ce196" table:formula="of:=IF([.$M50]=[.W$2];SUM([.$O50:.$R50])*[.$U50];0)" office:value-type="currency" office:currency="RUB" office:value="0" calcext:value-type="currency">
            <text:p>0,00 ₽</text:p>
          </table:table-cell>
          <table:table-cell table:style-name="ce196" table:formula="of:=IF([.$M50]=[.X$2];SUM([.$O50:.$R50])*[.$U50];0)" office:value-type="currency" office:currency="RUB" office:value="0" calcext:value-type="currency">
            <text:p>0,00 ₽</text:p>
          </table:table-cell>
          <table:table-cell table:style-name="ce196" table:formula="of:=IF([.$M50]=[.Y$2];SUM([.$O50:.$R50])*[.$U5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0:.Y50])" office:value-type="currency" office:currency="RUB" office:value="3.9123" calcext:value-type="currency">
            <text:p>4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11</text:p>
          </table:table-cell>
          <table:table-cell table:style-name="ce3" office:value-type="string" calcext:value-type="string">
            <text:p>Bed arm end</text:p>
          </table:table-cell>
          <table:table-cell table:style-name="ce140" office:value-type="float" office:value="12458" calcext:value-type="float">
            <text:p>12458</text:p>
          </table:table-cell>
          <table:table-cell table:style-name="ce143" table:formula="of:=[.C51]/1000" office:value-type="float" office:value="12.458" calcext:value-type="float">
            <text:p>12,46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9" calcext:value-type="float">
            <text:p>9</text:p>
          </table:table-cell>
          <table:table-cell table:style-name="ce24" table:content-validation-name="val82" table:formula="of:=COM.MICROSOFT.IFS([$Настройки.$B$2]=&quot;M&quot;;[.H51];[$Настройки.$B$2]=&quot;L&quot;;[.I51];[$Настройки.$B$2]=&quot;XL&quot;;[.J51])*[.G51]" office:value-type="float" office:value="9" calcext:value-type="float">
            <text:p>9</text:p>
          </table:table-cell>
          <table:table-cell table:style-name="ce162" table:formula="of:=[.D51]*[.E51]*[.F51]*[.K51]" office:value-type="float" office:value="100.9098" calcext:value-type="float">
            <text:p>100,9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1]=&quot;Основной&quot;;[$Настройки.$B$13];[.$M51]=&quot;Дешевле&quot;;[$Настройки.$B$14];[.M51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1]=[.O$2];[.$L51]*[.$N51];0)" office:value-type="float" office:value="116.04627" calcext:value-type="float">
            <text:p>116,0</text:p>
          </table:table-cell>
          <table:table-cell table:style-name="ce162" table:formula="of:=IF([.$M51]=[.P$2];[.$L51]*[.$N51];0)" office:value-type="float" office:value="0" calcext:value-type="float">
            <text:p>0,0</text:p>
          </table:table-cell>
          <table:table-cell table:style-name="ce162" table:formula="of:=IF([.$M51]=[.Q$2];[.$L51]*[.$N51];0)" office:value-type="float" office:value="0" calcext:value-type="float">
            <text:p>0,0</text:p>
          </table:table-cell>
          <table:table-cell table:style-name="ce162" table:formula="of:=IF([.$M51]=[.R$2];[.$L51]*[.$N51];0)" office:value-type="float" office:value="0" calcext:value-type="float">
            <text:p>0,0</text:p>
          </table:table-cell>
          <table:table-cell table:style-name="ce169" table:content-validation-name="val86" table:formula="of:=SUM([.O51:.R51])" office:value-type="float" office:value="116.04627" calcext:value-type="float">
            <text:p>116 г</text:p>
          </table:table-cell>
          <table:table-cell table:style-name="ce178" table:formula="of:=COM.MICROSOFT.IFS([.$M51]=&quot;Основной&quot;;[$Настройки.$C$13];[.$M51]=&quot;Лучше&quot;;[$Настройки.$C$13];[.$M51]=&quot;Дешевле&quot;;[$Настройки.$C$14];[.M51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1]/1000" office:value-type="float" office:value="1.35" calcext:value-type="float">
            <text:p>1,35</text:p>
          </table:table-cell>
          <table:table-cell table:style-name="ce196" table:formula="of:=IF([.$M51]=[.V$2];SUM([.$O51:.$R51])*[.$U51];0)" office:value-type="currency" office:currency="RUB" office:value="156.6624645" calcext:value-type="currency">
            <text:p>156,66 ₽</text:p>
          </table:table-cell>
          <table:table-cell table:style-name="ce196" table:formula="of:=IF([.$M51]=[.W$2];SUM([.$O51:.$R51])*[.$U51];0)" office:value-type="currency" office:currency="RUB" office:value="0" calcext:value-type="currency">
            <text:p>0,00 ₽</text:p>
          </table:table-cell>
          <table:table-cell table:style-name="ce196" table:formula="of:=IF([.$M51]=[.X$2];SUM([.$O51:.$R51])*[.$U51];0)" office:value-type="currency" office:currency="RUB" office:value="0" calcext:value-type="currency">
            <text:p>0,00 ₽</text:p>
          </table:table-cell>
          <table:table-cell table:style-name="ce196" table:formula="of:=IF([.$M51]=[.Y$2];SUM([.$O51:.$R51])*[.$U5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1:.Y51])" office:value-type="currency" office:currency="RUB" office:value="156.6624645" calcext:value-type="currency">
            <text:p>15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12</text:p>
          </table:table-cell>
          <table:table-cell table:style-name="ce3" office:value-type="string" calcext:value-type="string">
            <text:p>Bed arm knob</text:p>
          </table:table-cell>
          <table:table-cell table:style-name="ce140" office:value-type="float" office:value="8041" calcext:value-type="float">
            <text:p>8041</text:p>
          </table:table-cell>
          <table:table-cell table:style-name="ce143" table:formula="of:=[.C52]/1000" office:value-type="float" office:value="8.041" calcext:value-type="float">
            <text:p>8,04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9" calcext:value-type="float">
            <text:p>9</text:p>
          </table:table-cell>
          <table:table-cell table:style-name="ce24" table:content-validation-name="val82" table:formula="of:=COM.MICROSOFT.IFS([$Настройки.$B$2]=&quot;M&quot;;[.H52];[$Настройки.$B$2]=&quot;L&quot;;[.I52];[$Настройки.$B$2]=&quot;XL&quot;;[.J52])*[.G52]" office:value-type="float" office:value="9" calcext:value-type="float">
            <text:p>9</text:p>
          </table:table-cell>
          <table:table-cell table:style-name="ce162" table:formula="of:=[.D52]*[.E52]*[.F52]*[.K52]" office:value-type="float" office:value="65.1321" calcext:value-type="float">
            <text:p>65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2]=&quot;Основной&quot;;[$Настройки.$B$13];[.$M52]=&quot;Дешевле&quot;;[$Настройки.$B$14];[.M52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2]=[.O$2];[.$L52]*[.$N52];0)" office:value-type="float" office:value="74.901915" calcext:value-type="float">
            <text:p>74,9</text:p>
          </table:table-cell>
          <table:table-cell table:style-name="ce162" table:formula="of:=IF([.$M52]=[.P$2];[.$L52]*[.$N52];0)" office:value-type="float" office:value="0" calcext:value-type="float">
            <text:p>0,0</text:p>
          </table:table-cell>
          <table:table-cell table:style-name="ce162" table:formula="of:=IF([.$M52]=[.Q$2];[.$L52]*[.$N52];0)" office:value-type="float" office:value="0" calcext:value-type="float">
            <text:p>0,0</text:p>
          </table:table-cell>
          <table:table-cell table:style-name="ce162" table:formula="of:=IF([.$M52]=[.R$2];[.$L52]*[.$N52];0)" office:value-type="float" office:value="0" calcext:value-type="float">
            <text:p>0,0</text:p>
          </table:table-cell>
          <table:table-cell table:style-name="ce169" table:content-validation-name="val86" table:formula="of:=SUM([.O52:.R52])" office:value-type="float" office:value="74.901915" calcext:value-type="float">
            <text:p>75 г</text:p>
          </table:table-cell>
          <table:table-cell table:style-name="ce178" table:formula="of:=COM.MICROSOFT.IFS([.$M52]=&quot;Основной&quot;;[$Настройки.$C$13];[.$M52]=&quot;Лучше&quot;;[$Настройки.$C$13];[.$M52]=&quot;Дешевле&quot;;[$Настройки.$C$14];[.M52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2]/1000" office:value-type="float" office:value="1.35" calcext:value-type="float">
            <text:p>1,35</text:p>
          </table:table-cell>
          <table:table-cell table:style-name="ce196" table:formula="of:=IF([.$M52]=[.V$2];SUM([.$O52:.$R52])*[.$U52];0)" office:value-type="currency" office:currency="RUB" office:value="101.11758525" calcext:value-type="currency">
            <text:p>101,12 ₽</text:p>
          </table:table-cell>
          <table:table-cell table:style-name="ce196" table:formula="of:=IF([.$M52]=[.W$2];SUM([.$O52:.$R52])*[.$U52];0)" office:value-type="currency" office:currency="RUB" office:value="0" calcext:value-type="currency">
            <text:p>0,00 ₽</text:p>
          </table:table-cell>
          <table:table-cell table:style-name="ce196" table:formula="of:=IF([.$M52]=[.X$2];SUM([.$O52:.$R52])*[.$U52];0)" office:value-type="currency" office:currency="RUB" office:value="0" calcext:value-type="currency">
            <text:p>0,00 ₽</text:p>
          </table:table-cell>
          <table:table-cell table:style-name="ce196" table:formula="of:=IF([.$M52]=[.Y$2];SUM([.$O52:.$R52])*[.$U5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2:.Y52])" office:value-type="currency" office:currency="RUB" office:value="101.11758525" calcext:value-type="currency">
            <text:p>101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21</text:p>
          </table:table-cell>
          <table:table-cell table:style-name="ce3" office:value-type="string" calcext:value-type="string">
            <text:p>2020 to 2020 corner body</text:p>
          </table:table-cell>
          <table:table-cell table:style-name="ce140" office:value-type="float" office:value="42963" calcext:value-type="float">
            <text:p>42963</text:p>
          </table:table-cell>
          <table:table-cell table:style-name="ce143" table:formula="of:=[.C53]/1000" office:value-type="float" office:value="42.963" calcext:value-type="float">
            <text:p>42,96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2" calcext:value-type="float">
            <text:p>12</text:p>
          </table:table-cell>
          <table:table-cell table:style-name="ce24" table:content-validation-name="val82" table:formula="of:=COM.MICROSOFT.IFS([$Настройки.$B$2]=&quot;M&quot;;[.H53];[$Настройки.$B$2]=&quot;L&quot;;[.I53];[$Настройки.$B$2]=&quot;XL&quot;;[.J53])*[.G53]" office:value-type="float" office:value="12" calcext:value-type="float">
            <text:p>12</text:p>
          </table:table-cell>
          <table:table-cell table:style-name="ce162" table:formula="of:=[.D53]*[.E53]*[.F53]*[.K53]" office:value-type="float" office:value="618.6672" calcext:value-type="float">
            <text:p>618,7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3]=&quot;Основной&quot;;[$Настройки.$B$13];[.$M53]=&quot;Дешевле&quot;;[$Настройки.$B$14];[.M53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3]=[.O$2];[.$L53]*[.$N53];0)" office:value-type="float" office:value="711.46728" calcext:value-type="float">
            <text:p>711,5</text:p>
          </table:table-cell>
          <table:table-cell table:style-name="ce162" table:formula="of:=IF([.$M53]=[.P$2];[.$L53]*[.$N53];0)" office:value-type="float" office:value="0" calcext:value-type="float">
            <text:p>0,0</text:p>
          </table:table-cell>
          <table:table-cell table:style-name="ce162" table:formula="of:=IF([.$M53]=[.Q$2];[.$L53]*[.$N53];0)" office:value-type="float" office:value="0" calcext:value-type="float">
            <text:p>0,0</text:p>
          </table:table-cell>
          <table:table-cell table:style-name="ce162" table:formula="of:=IF([.$M53]=[.R$2];[.$L53]*[.$N53];0)" office:value-type="float" office:value="0" calcext:value-type="float">
            <text:p>0,0</text:p>
          </table:table-cell>
          <table:table-cell table:style-name="ce169" table:content-validation-name="val86" table:formula="of:=SUM([.O53:.R53])" office:value-type="float" office:value="711.46728" calcext:value-type="float">
            <text:p>711 г</text:p>
          </table:table-cell>
          <table:table-cell table:style-name="ce178" table:formula="of:=COM.MICROSOFT.IFS([.$M53]=&quot;Основной&quot;;[$Настройки.$C$13];[.$M53]=&quot;Лучше&quot;;[$Настройки.$C$13];[.$M53]=&quot;Дешевле&quot;;[$Настройки.$C$14];[.M53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3]/1000" office:value-type="float" office:value="1.35" calcext:value-type="float">
            <text:p>1,35</text:p>
          </table:table-cell>
          <table:table-cell table:style-name="ce196" table:formula="of:=IF([.$M53]=[.V$2];SUM([.$O53:.$R53])*[.$U53];0)" office:value-type="currency" office:currency="RUB" office:value="960.480828" calcext:value-type="currency">
            <text:p>960,48 ₽</text:p>
          </table:table-cell>
          <table:table-cell table:style-name="ce196" table:formula="of:=IF([.$M53]=[.W$2];SUM([.$O53:.$R53])*[.$U53];0)" office:value-type="currency" office:currency="RUB" office:value="0" calcext:value-type="currency">
            <text:p>0,00 ₽</text:p>
          </table:table-cell>
          <table:table-cell table:style-name="ce196" table:formula="of:=IF([.$M53]=[.X$2];SUM([.$O53:.$R53])*[.$U53];0)" office:value-type="currency" office:currency="RUB" office:value="0" calcext:value-type="currency">
            <text:p>0,00 ₽</text:p>
          </table:table-cell>
          <table:table-cell table:style-name="ce196" table:formula="of:=IF([.$M53]=[.Y$2];SUM([.$O53:.$R53])*[.$U5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3:.Y53])" office:value-type="currency" office:currency="RUB" office:value="960.480828" calcext:value-type="currency">
            <text:p>96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31</text:p>
          </table:table-cell>
          <table:table-cell table:style-name="ce3" office:value-type="string" calcext:value-type="string">
            <text:p>Z axis carriage</text:p>
          </table:table-cell>
          <table:table-cell table:style-name="ce140" office:value-type="float" office:value="126146" calcext:value-type="float">
            <text:p>126146</text:p>
          </table:table-cell>
          <table:table-cell table:style-name="ce143" table:formula="of:=[.C54]/1000" office:value-type="float" office:value="126.146" calcext:value-type="float">
            <text:p>126,15</text:p>
          </table:table-cell>
          <table:table-cell table:style-name="ce155" office:value-type="percentage" office:value="0.55" calcext:value-type="percentage">
            <text:p>5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54];[$Настройки.$B$2]=&quot;L&quot;;[.I54];[$Настройки.$B$2]=&quot;XL&quot;;[.J54])*[.G54]" office:value-type="float" office:value="2" calcext:value-type="float">
            <text:p>2</text:p>
          </table:table-cell>
          <table:table-cell table:style-name="ce162" table:formula="of:=[.D54]*[.E54]*[.F54]*[.K54]" office:value-type="float" office:value="166.51272" calcext:value-type="float">
            <text:p>166,5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4]=&quot;Основной&quot;;[$Настройки.$B$13];[.$M54]=&quot;Дешевле&quot;;[$Настройки.$B$14];[.M5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4]=[.O$2];[.$L54]*[.$N54];0)" office:value-type="float" office:value="191.489628" calcext:value-type="float">
            <text:p>191,5</text:p>
          </table:table-cell>
          <table:table-cell table:style-name="ce162" table:formula="of:=IF([.$M54]=[.P$2];[.$L54]*[.$N54];0)" office:value-type="float" office:value="0" calcext:value-type="float">
            <text:p>0,0</text:p>
          </table:table-cell>
          <table:table-cell table:style-name="ce162" table:formula="of:=IF([.$M54]=[.Q$2];[.$L54]*[.$N54];0)" office:value-type="float" office:value="0" calcext:value-type="float">
            <text:p>0,0</text:p>
          </table:table-cell>
          <table:table-cell table:style-name="ce162" table:formula="of:=IF([.$M54]=[.R$2];[.$L54]*[.$N54];0)" office:value-type="float" office:value="0" calcext:value-type="float">
            <text:p>0,0</text:p>
          </table:table-cell>
          <table:table-cell table:style-name="ce169" table:content-validation-name="val86" table:formula="of:=SUM([.O54:.R54])" office:value-type="float" office:value="191.489628" calcext:value-type="float">
            <text:p>191 г</text:p>
          </table:table-cell>
          <table:table-cell table:style-name="ce178" table:formula="of:=COM.MICROSOFT.IFS([.$M54]=&quot;Основной&quot;;[$Настройки.$C$13];[.$M54]=&quot;Лучше&quot;;[$Настройки.$C$13];[.$M54]=&quot;Дешевле&quot;;[$Настройки.$C$14];[.M5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4]/1000" office:value-type="float" office:value="1.35" calcext:value-type="float">
            <text:p>1,35</text:p>
          </table:table-cell>
          <table:table-cell table:style-name="ce196" table:formula="of:=IF([.$M54]=[.V$2];SUM([.$O54:.$R54])*[.$U54];0)" office:value-type="currency" office:currency="RUB" office:value="258.5109978" calcext:value-type="currency">
            <text:p>258,51 ₽</text:p>
          </table:table-cell>
          <table:table-cell table:style-name="ce196" table:formula="of:=IF([.$M54]=[.W$2];SUM([.$O54:.$R54])*[.$U54];0)" office:value-type="currency" office:currency="RUB" office:value="0" calcext:value-type="currency">
            <text:p>0,00 ₽</text:p>
          </table:table-cell>
          <table:table-cell table:style-name="ce196" table:formula="of:=IF([.$M54]=[.X$2];SUM([.$O54:.$R54])*[.$U54];0)" office:value-type="currency" office:currency="RUB" office:value="0" calcext:value-type="currency">
            <text:p>0,00 ₽</text:p>
          </table:table-cell>
          <table:table-cell table:style-name="ce196" table:formula="of:=IF([.$M54]=[.Y$2];SUM([.$O54:.$R54])*[.$U5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4:.Y54])" office:value-type="currency" office:currency="RUB" office:value="258.5109978" calcext:value-type="currency">
            <text:p>259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32</text:p>
          </table:table-cell>
          <table:table-cell table:style-name="ce3" office:value-type="string" calcext:value-type="string">
            <text:p>Z axis nut mount</text:p>
          </table:table-cell>
          <table:table-cell table:style-name="ce140" office:value-type="float" office:value="9635" calcext:value-type="float">
            <text:p>9635</text:p>
          </table:table-cell>
          <table:table-cell table:style-name="ce143" table:formula="of:=[.C55]/1000" office:value-type="float" office:value="9.635" calcext:value-type="float">
            <text:p>9,64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55];[$Настройки.$B$2]=&quot;L&quot;;[.I55];[$Настройки.$B$2]=&quot;XL&quot;;[.J55])*[.G55]" office:value-type="float" office:value="2" calcext:value-type="float">
            <text:p>2</text:p>
          </table:table-cell>
          <table:table-cell table:style-name="ce162" table:formula="of:=[.D55]*[.E55]*[.F55]*[.K55]" office:value-type="float" office:value="23.124" calcext:value-type="float">
            <text:p>23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55]=&quot;Основной&quot;;[$Настройки.$B$13];[.$M55]=&quot;Дешевле&quot;;[$Настройки.$B$14];[.M55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55]=[.O$2];[.$L55]*[.$N55];0)" office:value-type="float" office:value="26.5926" calcext:value-type="float">
            <text:p>26,6</text:p>
          </table:table-cell>
          <table:table-cell table:style-name="ce162" table:formula="of:=IF([.$M55]=[.P$2];[.$L55]*[.$N55];0)" office:value-type="float" office:value="0" calcext:value-type="float">
            <text:p>0,0</text:p>
          </table:table-cell>
          <table:table-cell table:style-name="ce162" table:formula="of:=IF([.$M55]=[.Q$2];[.$L55]*[.$N55];0)" office:value-type="float" office:value="0" calcext:value-type="float">
            <text:p>0,0</text:p>
          </table:table-cell>
          <table:table-cell table:style-name="ce162" table:formula="of:=IF([.$M55]=[.R$2];[.$L55]*[.$N55];0)" office:value-type="float" office:value="0" calcext:value-type="float">
            <text:p>0,0</text:p>
          </table:table-cell>
          <table:table-cell table:style-name="ce169" table:content-validation-name="val86" table:formula="of:=SUM([.O55:.R55])" office:value-type="float" office:value="26.5926" calcext:value-type="float">
            <text:p>27 г</text:p>
          </table:table-cell>
          <table:table-cell table:style-name="ce178" table:formula="of:=COM.MICROSOFT.IFS([.$M55]=&quot;Основной&quot;;[$Настройки.$C$13];[.$M55]=&quot;Лучше&quot;;[$Настройки.$C$13];[.$M55]=&quot;Дешевле&quot;;[$Настройки.$C$14];[.M55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55]/1000" office:value-type="float" office:value="1.35" calcext:value-type="float">
            <text:p>1,35</text:p>
          </table:table-cell>
          <table:table-cell table:style-name="ce196" table:formula="of:=IF([.$M55]=[.V$2];SUM([.$O55:.$R55])*[.$U55];0)" office:value-type="currency" office:currency="RUB" office:value="35.90001" calcext:value-type="currency">
            <text:p>35,90 ₽</text:p>
          </table:table-cell>
          <table:table-cell table:style-name="ce196" table:formula="of:=IF([.$M55]=[.W$2];SUM([.$O55:.$R55])*[.$U55];0)" office:value-type="currency" office:currency="RUB" office:value="0" calcext:value-type="currency">
            <text:p>0,00 ₽</text:p>
          </table:table-cell>
          <table:table-cell table:style-name="ce196" table:formula="of:=IF([.$M55]=[.X$2];SUM([.$O55:.$R55])*[.$U55];0)" office:value-type="currency" office:currency="RUB" office:value="0" calcext:value-type="currency">
            <text:p>0,00 ₽</text:p>
          </table:table-cell>
          <table:table-cell table:style-name="ce196" table:formula="of:=IF([.$M55]=[.Y$2];SUM([.$O55:.$R55])*[.$U5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5:.Y55])" office:value-type="currency" office:currency="RUB" office:value="35.90001" calcext:value-type="currency">
            <text:p>36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4(F)</text:p>
          </table:table-cell>
          <table:table-cell table:style-name="ce3" office:value-type="string" calcext:value-type="string">
            <text:p>Heatbed frame safety corner (2 guides)</text:p>
          </table:table-cell>
          <table:table-cell table:style-name="ce140" office:value-type="float" office:value="18423" calcext:value-type="float">
            <text:p>18423</text:p>
          </table:table-cell>
          <table:table-cell table:style-name="ce143" table:formula="of:=[.C56]/1000" office:value-type="float" office:value="18.423" calcext:value-type="float">
            <text:p>18,4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2]=&quot;M&quot;;1;0)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56];[$Настройки.$B$2]=&quot;L&quot;;[.I56];[$Настройки.$B$2]=&quot;XL&quot;;[.J56])*[.G56]" office:value-type="float" office:value="2" calcext:value-type="float">
            <text:p>2</text:p>
          </table:table-cell>
          <table:table-cell table:style-name="ce162" table:formula="of:=[.D56]*[.E56]*[.F56]*[.K56]" office:value-type="float" office:value="44.2152" calcext:value-type="float">
            <text:p>44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56]=&quot;Основной&quot;;[$Настройки.$B$13];[.$M56]=&quot;Дешевле&quot;;[$Настройки.$B$14];[.M5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56]=[.O$2];[.$L56]*[.$N56];0)" office:value-type="float" office:value="0" calcext:value-type="float">
            <text:p>0,0</text:p>
          </table:table-cell>
          <table:table-cell table:style-name="ce162" table:formula="of:=IF([.$M56]=[.P$2];[.$L56]*[.$N56];0)" office:value-type="float" office:value="0" calcext:value-type="float">
            <text:p>0,0</text:p>
          </table:table-cell>
          <table:table-cell table:style-name="ce162" table:formula="of:=IF([.$M56]=[.Q$2];[.$L56]*[.$N56];0)" office:value-type="float" office:value="46.42596" calcext:value-type="float">
            <text:p>46,4</text:p>
          </table:table-cell>
          <table:table-cell table:style-name="ce162" table:formula="of:=IF([.$M56]=[.R$2];[.$L56]*[.$N56];0)" office:value-type="float" office:value="0" calcext:value-type="float">
            <text:p>0,0</text:p>
          </table:table-cell>
          <table:table-cell table:style-name="ce169" table:content-validation-name="val86" table:formula="of:=SUM([.O56:.R56])" office:value-type="float" office:value="46.42596" calcext:value-type="float">
            <text:p>46 г</text:p>
          </table:table-cell>
          <table:table-cell table:style-name="ce178" table:formula="of:=COM.MICROSOFT.IFS([.$M56]=&quot;Основной&quot;;[$Настройки.$C$13];[.$M56]=&quot;Лучше&quot;;[$Настройки.$C$13];[.$M56]=&quot;Дешевле&quot;;[$Настройки.$C$14];[.M5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56]/1000" office:value-type="float" office:value="1" calcext:value-type="float">
            <text:p>1,00</text:p>
          </table:table-cell>
          <table:table-cell table:style-name="ce196" table:formula="of:=IF([.$M56]=[.V$2];SUM([.$O56:.$R56])*[.$U56];0)" office:value-type="currency" office:currency="RUB" office:value="0" calcext:value-type="currency">
            <text:p>0,00 ₽</text:p>
          </table:table-cell>
          <table:table-cell table:style-name="ce196" table:formula="of:=IF([.$M56]=[.W$2];SUM([.$O56:.$R56])*[.$U56];0)" office:value-type="currency" office:currency="RUB" office:value="0" calcext:value-type="currency">
            <text:p>0,00 ₽</text:p>
          </table:table-cell>
          <table:table-cell table:style-name="ce196" table:formula="of:=IF([.$M56]=[.X$2];SUM([.$O56:.$R56])*[.$U56];0)" office:value-type="currency" office:currency="RUB" office:value="46.42596" calcext:value-type="currency">
            <text:p>46,43 ₽</text:p>
          </table:table-cell>
          <table:table-cell table:style-name="ce196" table:formula="of:=IF([.$M56]=[.Y$2];SUM([.$O56:.$R56])*[.$U5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6:.Y56])" office:value-type="currency" office:currency="RUB" office:value="46.42596" calcext:value-type="currency">
            <text:p>46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4(R)</text:p>
          </table:table-cell>
          <table:table-cell table:style-name="ce3" office:value-type="string" calcext:value-type="string">
            <text:p>Heatbed frame safety corner (2 guides)</text:p>
          </table:table-cell>
          <table:table-cell table:style-name="ce140" office:value-type="float" office:value="17966" calcext:value-type="float">
            <text:p>17966</text:p>
          </table:table-cell>
          <table:table-cell table:style-name="ce143" table:formula="of:=[.C57]/1000" office:value-type="float" office:value="17.966" calcext:value-type="float">
            <text:p>17,9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2]=&quot;M&quot;;1;0)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57];[$Настройки.$B$2]=&quot;L&quot;;[.I57];[$Настройки.$B$2]=&quot;XL&quot;;[.J57])*[.G57]" office:value-type="float" office:value="2" calcext:value-type="float">
            <text:p>2</text:p>
          </table:table-cell>
          <table:table-cell table:style-name="ce162" table:formula="of:=[.D57]*[.E57]*[.F57]*[.K57]" office:value-type="float" office:value="43.1184" calcext:value-type="float">
            <text:p>43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57]=&quot;Основной&quot;;[$Настройки.$B$13];[.$M57]=&quot;Дешевле&quot;;[$Настройки.$B$14];[.M5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57]=[.O$2];[.$L57]*[.$N57];0)" office:value-type="float" office:value="0" calcext:value-type="float">
            <text:p>0,0</text:p>
          </table:table-cell>
          <table:table-cell table:style-name="ce162" table:formula="of:=IF([.$M57]=[.P$2];[.$L57]*[.$N57];0)" office:value-type="float" office:value="0" calcext:value-type="float">
            <text:p>0,0</text:p>
          </table:table-cell>
          <table:table-cell table:style-name="ce162" table:formula="of:=IF([.$M57]=[.Q$2];[.$L57]*[.$N57];0)" office:value-type="float" office:value="45.27432" calcext:value-type="float">
            <text:p>45,3</text:p>
          </table:table-cell>
          <table:table-cell table:style-name="ce162" table:formula="of:=IF([.$M57]=[.R$2];[.$L57]*[.$N57];0)" office:value-type="float" office:value="0" calcext:value-type="float">
            <text:p>0,0</text:p>
          </table:table-cell>
          <table:table-cell table:style-name="ce169" table:content-validation-name="val86" table:formula="of:=SUM([.O57:.R57])" office:value-type="float" office:value="45.27432" calcext:value-type="float">
            <text:p>45 г</text:p>
          </table:table-cell>
          <table:table-cell table:style-name="ce178" table:formula="of:=COM.MICROSOFT.IFS([.$M57]=&quot;Основной&quot;;[$Настройки.$C$13];[.$M57]=&quot;Лучше&quot;;[$Настройки.$C$13];[.$M57]=&quot;Дешевле&quot;;[$Настройки.$C$14];[.M5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57]/1000" office:value-type="float" office:value="1" calcext:value-type="float">
            <text:p>1,00</text:p>
          </table:table-cell>
          <table:table-cell table:style-name="ce196" table:formula="of:=IF([.$M57]=[.V$2];SUM([.$O57:.$R57])*[.$U57];0)" office:value-type="currency" office:currency="RUB" office:value="0" calcext:value-type="currency">
            <text:p>0,00 ₽</text:p>
          </table:table-cell>
          <table:table-cell table:style-name="ce196" table:formula="of:=IF([.$M57]=[.W$2];SUM([.$O57:.$R57])*[.$U57];0)" office:value-type="currency" office:currency="RUB" office:value="0" calcext:value-type="currency">
            <text:p>0,00 ₽</text:p>
          </table:table-cell>
          <table:table-cell table:style-name="ce196" table:formula="of:=IF([.$M57]=[.X$2];SUM([.$O57:.$R57])*[.$U57];0)" office:value-type="currency" office:currency="RUB" office:value="45.27432" calcext:value-type="currency">
            <text:p>45,27 ₽</text:p>
          </table:table-cell>
          <table:table-cell table:style-name="ce196" table:formula="of:=IF([.$M57]=[.Y$2];SUM([.$O57:.$R57])*[.$U5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7:.Y57])" office:value-type="currency" office:currency="RUB" office:value="45.27432" calcext:value-type="currency">
            <text:p>4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5</text:p>
          </table:table-cell>
          <table:table-cell table:style-name="ce3" office:value-type="string" calcext:value-type="string">
            <text:p>2020 T-slot cap</text:p>
          </table:table-cell>
          <table:table-cell table:style-name="ce140" office:value-type="float" office:value="1524" calcext:value-type="float">
            <text:p>1524</text:p>
          </table:table-cell>
          <table:table-cell table:style-name="ce143" table:formula="of:=[.C58]/1000" office:value-type="float" office:value="1.524" calcext:value-type="float">
            <text:p>1,5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5" calcext:value-type="float">
            <text:p>5</text:p>
          </table:table-cell>
          <table:table-cell table:style-name="ce24" table:content-validation-name="val82" table:formula="of:=COM.MICROSOFT.IFS([$Настройки.$B$2]=&quot;M&quot;;[.H58];[$Настройки.$B$2]=&quot;L&quot;;[.I58];[$Настройки.$B$2]=&quot;XL&quot;;[.J58])*[.G58]" office:value-type="float" office:value="5" calcext:value-type="float">
            <text:p>5</text:p>
          </table:table-cell>
          <table:table-cell table:style-name="ce162" table:formula="of:=[.D58]*[.E58]*[.F58]*[.K58]" office:value-type="float" office:value="9.144" calcext:value-type="float">
            <text:p>9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58]=&quot;Основной&quot;;[$Настройки.$B$13];[.$M58]=&quot;Дешевле&quot;;[$Настройки.$B$14];[.M5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58]=[.O$2];[.$L58]*[.$N58];0)" office:value-type="float" office:value="0" calcext:value-type="float">
            <text:p>0,0</text:p>
          </table:table-cell>
          <table:table-cell table:style-name="ce162" table:formula="of:=IF([.$M58]=[.P$2];[.$L58]*[.$N58];0)" office:value-type="float" office:value="0" calcext:value-type="float">
            <text:p>0,0</text:p>
          </table:table-cell>
          <table:table-cell table:style-name="ce162" table:formula="of:=IF([.$M58]=[.Q$2];[.$L58]*[.$N58];0)" office:value-type="float" office:value="9.6012" calcext:value-type="float">
            <text:p>9,6</text:p>
          </table:table-cell>
          <table:table-cell table:style-name="ce162" table:formula="of:=IF([.$M58]=[.R$2];[.$L58]*[.$N58];0)" office:value-type="float" office:value="0" calcext:value-type="float">
            <text:p>0,0</text:p>
          </table:table-cell>
          <table:table-cell table:style-name="ce169" table:content-validation-name="val86" table:formula="of:=SUM([.O58:.R58])" office:value-type="float" office:value="9.6012" calcext:value-type="float">
            <text:p>10 г</text:p>
          </table:table-cell>
          <table:table-cell table:style-name="ce178" table:formula="of:=COM.MICROSOFT.IFS([.$M58]=&quot;Основной&quot;;[$Настройки.$C$13];[.$M58]=&quot;Лучше&quot;;[$Настройки.$C$13];[.$M58]=&quot;Дешевле&quot;;[$Настройки.$C$14];[.M5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58]/1000" office:value-type="float" office:value="1" calcext:value-type="float">
            <text:p>1,00</text:p>
          </table:table-cell>
          <table:table-cell table:style-name="ce196" table:formula="of:=IF([.$M58]=[.V$2];SUM([.$O58:.$R58])*[.$U58];0)" office:value-type="currency" office:currency="RUB" office:value="0" calcext:value-type="currency">
            <text:p>0,00 ₽</text:p>
          </table:table-cell>
          <table:table-cell table:style-name="ce196" table:formula="of:=IF([.$M58]=[.W$2];SUM([.$O58:.$R58])*[.$U58];0)" office:value-type="currency" office:currency="RUB" office:value="0" calcext:value-type="currency">
            <text:p>0,00 ₽</text:p>
          </table:table-cell>
          <table:table-cell table:style-name="ce196" table:formula="of:=IF([.$M58]=[.X$2];SUM([.$O58:.$R58])*[.$U58];0)" office:value-type="currency" office:currency="RUB" office:value="9.6012" calcext:value-type="currency">
            <text:p>9,60 ₽</text:p>
          </table:table-cell>
          <table:table-cell table:style-name="ce196" table:formula="of:=IF([.$M58]=[.Y$2];SUM([.$O58:.$R58])*[.$U5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8:.Y58])" office:value-type="currency" office:currency="RUB" office:value="9.6012" calcext:value-type="currency">
            <text:p>1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26</text:p>
          </table:table-cell>
          <table:table-cell table:style-name="ce3" office:value-type="string" calcext:value-type="string">
            <text:p>Heatbed frame corner cap (4 guides)</text:p>
          </table:table-cell>
          <table:table-cell table:style-name="ce140" office:value-type="float" office:value="565" calcext:value-type="float">
            <text:p>565</text:p>
          </table:table-cell>
          <table:table-cell table:style-name="ce143" table:formula="of:=[.C59]/1000" office:value-type="float" office:value="0.565" calcext:value-type="float">
            <text:p>0,5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2]=&quot;M&quot;;0;1)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59];[$Настройки.$B$2]=&quot;L&quot;;[.I59];[$Настройки.$B$2]=&quot;XL&quot;;[.J59])*[.G59]" office:value-type="float" office:value="0" calcext:value-type="float">
            <text:p>0</text:p>
          </table:table-cell>
          <table:table-cell table:style-name="ce162" table:formula="of:=[.D59]*[.E59]*[.F59]*[.K59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59]=&quot;Основной&quot;;[$Настройки.$B$13];[.$M59]=&quot;Дешевле&quot;;[$Настройки.$B$14];[.M5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59]=[.O$2];[.$L59]*[.$N59];0)" office:value-type="float" office:value="0" calcext:value-type="float">
            <text:p>0,0</text:p>
          </table:table-cell>
          <table:table-cell table:style-name="ce162" table:formula="of:=IF([.$M59]=[.P$2];[.$L59]*[.$N59];0)" office:value-type="float" office:value="0" calcext:value-type="float">
            <text:p>0,0</text:p>
          </table:table-cell>
          <table:table-cell table:style-name="ce162" table:formula="of:=IF([.$M59]=[.Q$2];[.$L59]*[.$N59];0)" office:value-type="float" office:value="0" calcext:value-type="float">
            <text:p>0,0</text:p>
          </table:table-cell>
          <table:table-cell table:style-name="ce162" table:formula="of:=IF([.$M59]=[.R$2];[.$L59]*[.$N59];0)" office:value-type="float" office:value="0" calcext:value-type="float">
            <text:p>0,0</text:p>
          </table:table-cell>
          <table:table-cell table:style-name="ce169" table:content-validation-name="val86" table:formula="of:=SUM([.O59:.R59])" office:value-type="float" office:value="0" calcext:value-type="float">
            <text:p>0 г</text:p>
          </table:table-cell>
          <table:table-cell table:style-name="ce178" table:formula="of:=COM.MICROSOFT.IFS([.$M59]=&quot;Основной&quot;;[$Настройки.$C$13];[.$M59]=&quot;Лучше&quot;;[$Настройки.$C$13];[.$M59]=&quot;Дешевле&quot;;[$Настройки.$C$14];[.M5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59]/1000" office:value-type="float" office:value="1" calcext:value-type="float">
            <text:p>1,00</text:p>
          </table:table-cell>
          <table:table-cell table:style-name="ce196" table:formula="of:=IF([.$M59]=[.V$2];SUM([.$O59:.$R59])*[.$U59];0)" office:value-type="currency" office:currency="RUB" office:value="0" calcext:value-type="currency">
            <text:p>0,00 ₽</text:p>
          </table:table-cell>
          <table:table-cell table:style-name="ce196" table:formula="of:=IF([.$M59]=[.W$2];SUM([.$O59:.$R59])*[.$U59];0)" office:value-type="currency" office:currency="RUB" office:value="0" calcext:value-type="currency">
            <text:p>0,00 ₽</text:p>
          </table:table-cell>
          <table:table-cell table:style-name="ce196" table:formula="of:=IF([.$M59]=[.X$2];SUM([.$O59:.$R59])*[.$U59];0)" office:value-type="currency" office:currency="RUB" office:value="0" calcext:value-type="currency">
            <text:p>0,00 ₽</text:p>
          </table:table-cell>
          <table:table-cell table:style-name="ce196" table:formula="of:=IF([.$M59]=[.Y$2];SUM([.$O59:.$R59])*[.$U5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59:.Y59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41</text:p>
          </table:table-cell>
          <table:table-cell table:style-name="ce3" office:value-type="string" calcext:value-type="string">
            <text:p>Cable chain link</text:p>
          </table:table-cell>
          <table:table-cell table:style-name="ce140" office:value-type="float" office:value="1496" calcext:value-type="float">
            <text:p>1496</text:p>
          </table:table-cell>
          <table:table-cell table:style-name="ce143" table:formula="of:=[.C60]/1000" office:value-type="float" office:value="1.496" calcext:value-type="float">
            <text:p>1,5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8" calcext:value-type="float">
            <text:p>28</text:p>
          </table:table-cell>
          <table:table-cell table:style-name="ce24" table:content-validation-name="val82" table:formula="of:=COM.MICROSOFT.IFS([$Настройки.$B$2]=&quot;M&quot;;[.H60];[$Настройки.$B$2]=&quot;L&quot;;[.I60];[$Настройки.$B$2]=&quot;XL&quot;;[.J60])*[.G60]" office:value-type="float" office:value="10" calcext:value-type="float">
            <text:p>10</text:p>
          </table:table-cell>
          <table:table-cell table:style-name="ce162" table:formula="of:=[.D60]*[.E60]*[.F60]*[.K60]" office:value-type="float" office:value="17.952" calcext:value-type="float">
            <text:p>18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0]=&quot;Основной&quot;;[$Настройки.$B$13];[.$M60]=&quot;Дешевле&quot;;[$Настройки.$B$14];[.M6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0]=[.O$2];[.$L60]*[.$N60];0)" office:value-type="float" office:value="0" calcext:value-type="float">
            <text:p>0,0</text:p>
          </table:table-cell>
          <table:table-cell table:style-name="ce162" table:formula="of:=IF([.$M60]=[.P$2];[.$L60]*[.$N60];0)" office:value-type="float" office:value="0" calcext:value-type="float">
            <text:p>0,0</text:p>
          </table:table-cell>
          <table:table-cell table:style-name="ce162" table:formula="of:=IF([.$M60]=[.Q$2];[.$L60]*[.$N60];0)" office:value-type="float" office:value="18.8496" calcext:value-type="float">
            <text:p>18,8</text:p>
          </table:table-cell>
          <table:table-cell table:style-name="ce162" table:formula="of:=IF([.$M60]=[.R$2];[.$L60]*[.$N60];0)" office:value-type="float" office:value="0" calcext:value-type="float">
            <text:p>0,0</text:p>
          </table:table-cell>
          <table:table-cell table:style-name="ce169" table:content-validation-name="val86" table:formula="of:=SUM([.O60:.R60])" office:value-type="float" office:value="18.8496" calcext:value-type="float">
            <text:p>19 г</text:p>
          </table:table-cell>
          <table:table-cell table:style-name="ce178" table:formula="of:=COM.MICROSOFT.IFS([.$M60]=&quot;Основной&quot;;[$Настройки.$C$13];[.$M60]=&quot;Лучше&quot;;[$Настройки.$C$13];[.$M60]=&quot;Дешевле&quot;;[$Настройки.$C$14];[.M6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0]/1000" office:value-type="float" office:value="1" calcext:value-type="float">
            <text:p>1,00</text:p>
          </table:table-cell>
          <table:table-cell table:style-name="ce196" table:formula="of:=IF([.$M60]=[.V$2];SUM([.$O60:.$R60])*[.$U60];0)" office:value-type="currency" office:currency="RUB" office:value="0" calcext:value-type="currency">
            <text:p>0,00 ₽</text:p>
          </table:table-cell>
          <table:table-cell table:style-name="ce196" table:formula="of:=IF([.$M60]=[.W$2];SUM([.$O60:.$R60])*[.$U60];0)" office:value-type="currency" office:currency="RUB" office:value="0" calcext:value-type="currency">
            <text:p>0,00 ₽</text:p>
          </table:table-cell>
          <table:table-cell table:style-name="ce196" table:formula="of:=IF([.$M60]=[.X$2];SUM([.$O60:.$R60])*[.$U60];0)" office:value-type="currency" office:currency="RUB" office:value="18.8496" calcext:value-type="currency">
            <text:p>18,85 ₽</text:p>
          </table:table-cell>
          <table:table-cell table:style-name="ce196" table:formula="of:=IF([.$M60]=[.Y$2];SUM([.$O60:.$R60])*[.$U6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0:.Y60])" office:value-type="currency" office:currency="RUB" office:value="18.8496" calcext:value-type="currency">
            <text:p>19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42</text:p>
          </table:table-cell>
          <table:table-cell table:style-name="ce3" office:value-type="string" calcext:value-type="string">
            <text:p>Cable chain heatbed frame mount</text:p>
          </table:table-cell>
          <table:table-cell table:style-name="ce140" office:value-type="float" office:value="5692" calcext:value-type="float">
            <text:p>5692</text:p>
          </table:table-cell>
          <table:table-cell table:style-name="ce143" table:formula="of:=[.C61]/1000" office:value-type="float" office:value="5.692" calcext:value-type="float">
            <text:p>5,69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61];[$Настройки.$B$2]=&quot;L&quot;;[.I61];[$Настройки.$B$2]=&quot;XL&quot;;[.J61])*[.G61]" office:value-type="float" office:value="1" calcext:value-type="float">
            <text:p>1</text:p>
          </table:table-cell>
          <table:table-cell table:style-name="ce162" table:formula="of:=[.D61]*[.E61]*[.F61]*[.K61]" office:value-type="float" office:value="6.8304" calcext:value-type="float">
            <text:p>6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1]=&quot;Основной&quot;;[$Настройки.$B$13];[.$M61]=&quot;Дешевле&quot;;[$Настройки.$B$14];[.M6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1]=[.O$2];[.$L61]*[.$N61];0)" office:value-type="float" office:value="0" calcext:value-type="float">
            <text:p>0,0</text:p>
          </table:table-cell>
          <table:table-cell table:style-name="ce162" table:formula="of:=IF([.$M61]=[.P$2];[.$L61]*[.$N61];0)" office:value-type="float" office:value="0" calcext:value-type="float">
            <text:p>0,0</text:p>
          </table:table-cell>
          <table:table-cell table:style-name="ce162" table:formula="of:=IF([.$M61]=[.Q$2];[.$L61]*[.$N61];0)" office:value-type="float" office:value="7.17192" calcext:value-type="float">
            <text:p>7,2</text:p>
          </table:table-cell>
          <table:table-cell table:style-name="ce162" table:formula="of:=IF([.$M61]=[.R$2];[.$L61]*[.$N61];0)" office:value-type="float" office:value="0" calcext:value-type="float">
            <text:p>0,0</text:p>
          </table:table-cell>
          <table:table-cell table:style-name="ce169" table:content-validation-name="val86" table:formula="of:=SUM([.O61:.R61])" office:value-type="float" office:value="7.17192" calcext:value-type="float">
            <text:p>7 г</text:p>
          </table:table-cell>
          <table:table-cell table:style-name="ce178" table:formula="of:=COM.MICROSOFT.IFS([.$M61]=&quot;Основной&quot;;[$Настройки.$C$13];[.$M61]=&quot;Лучше&quot;;[$Настройки.$C$13];[.$M61]=&quot;Дешевле&quot;;[$Настройки.$C$14];[.M6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1]/1000" office:value-type="float" office:value="1" calcext:value-type="float">
            <text:p>1,00</text:p>
          </table:table-cell>
          <table:table-cell table:style-name="ce196" table:formula="of:=IF([.$M61]=[.V$2];SUM([.$O61:.$R61])*[.$U61];0)" office:value-type="currency" office:currency="RUB" office:value="0" calcext:value-type="currency">
            <text:p>0,00 ₽</text:p>
          </table:table-cell>
          <table:table-cell table:style-name="ce196" table:formula="of:=IF([.$M61]=[.W$2];SUM([.$O61:.$R61])*[.$U61];0)" office:value-type="currency" office:currency="RUB" office:value="0" calcext:value-type="currency">
            <text:p>0,00 ₽</text:p>
          </table:table-cell>
          <table:table-cell table:style-name="ce196" table:formula="of:=IF([.$M61]=[.X$2];SUM([.$O61:.$R61])*[.$U61];0)" office:value-type="currency" office:currency="RUB" office:value="7.17192" calcext:value-type="currency">
            <text:p>7,17 ₽</text:p>
          </table:table-cell>
          <table:table-cell table:style-name="ce196" table:formula="of:=IF([.$M61]=[.Y$2];SUM([.$O61:.$R61])*[.$U6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1:.Y61])" office:value-type="currency" office:currency="RUB" office:value="7.17192" calcext:value-type="currency">
            <text:p>7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43</text:p>
          </table:table-cell>
          <table:table-cell table:style-name="ce3" office:value-type="string" calcext:value-type="string">
            <text:p>Cable chain middle panel mount</text:p>
          </table:table-cell>
          <table:table-cell table:style-name="ce140" office:value-type="float" office:value="8549" calcext:value-type="float">
            <text:p>8549</text:p>
          </table:table-cell>
          <table:table-cell table:style-name="ce143" table:formula="of:=[.C62]/1000" office:value-type="float" office:value="8.549" calcext:value-type="float">
            <text:p>8,5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62];[$Настройки.$B$2]=&quot;L&quot;;[.I62];[$Настройки.$B$2]=&quot;XL&quot;;[.J62])*[.G62]" office:value-type="float" office:value="1" calcext:value-type="float">
            <text:p>1</text:p>
          </table:table-cell>
          <table:table-cell table:style-name="ce162" table:formula="of:=[.D62]*[.E62]*[.F62]*[.K62]" office:value-type="float" office:value="10.2588" calcext:value-type="float">
            <text:p>10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2]=&quot;Основной&quot;;[$Настройки.$B$13];[.$M62]=&quot;Дешевле&quot;;[$Настройки.$B$14];[.M6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2]=[.O$2];[.$L62]*[.$N62];0)" office:value-type="float" office:value="0" calcext:value-type="float">
            <text:p>0,0</text:p>
          </table:table-cell>
          <table:table-cell table:style-name="ce162" table:formula="of:=IF([.$M62]=[.P$2];[.$L62]*[.$N62];0)" office:value-type="float" office:value="0" calcext:value-type="float">
            <text:p>0,0</text:p>
          </table:table-cell>
          <table:table-cell table:style-name="ce162" table:formula="of:=IF([.$M62]=[.Q$2];[.$L62]*[.$N62];0)" office:value-type="float" office:value="10.77174" calcext:value-type="float">
            <text:p>10,8</text:p>
          </table:table-cell>
          <table:table-cell table:style-name="ce162" table:formula="of:=IF([.$M62]=[.R$2];[.$L62]*[.$N62];0)" office:value-type="float" office:value="0" calcext:value-type="float">
            <text:p>0,0</text:p>
          </table:table-cell>
          <table:table-cell table:style-name="ce169" table:content-validation-name="val86" table:formula="of:=SUM([.O62:.R62])" office:value-type="float" office:value="10.77174" calcext:value-type="float">
            <text:p>11 г</text:p>
          </table:table-cell>
          <table:table-cell table:style-name="ce178" table:formula="of:=COM.MICROSOFT.IFS([.$M62]=&quot;Основной&quot;;[$Настройки.$C$13];[.$M62]=&quot;Лучше&quot;;[$Настройки.$C$13];[.$M62]=&quot;Дешевле&quot;;[$Настройки.$C$14];[.M6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2]/1000" office:value-type="float" office:value="1" calcext:value-type="float">
            <text:p>1,00</text:p>
          </table:table-cell>
          <table:table-cell table:style-name="ce196" table:formula="of:=IF([.$M62]=[.V$2];SUM([.$O62:.$R62])*[.$U62];0)" office:value-type="currency" office:currency="RUB" office:value="0" calcext:value-type="currency">
            <text:p>0,00 ₽</text:p>
          </table:table-cell>
          <table:table-cell table:style-name="ce196" table:formula="of:=IF([.$M62]=[.W$2];SUM([.$O62:.$R62])*[.$U62];0)" office:value-type="currency" office:currency="RUB" office:value="0" calcext:value-type="currency">
            <text:p>0,00 ₽</text:p>
          </table:table-cell>
          <table:table-cell table:style-name="ce196" table:formula="of:=IF([.$M62]=[.X$2];SUM([.$O62:.$R62])*[.$U62];0)" office:value-type="currency" office:currency="RUB" office:value="10.77174" calcext:value-type="currency">
            <text:p>10,77 ₽</text:p>
          </table:table-cell>
          <table:table-cell table:style-name="ce196" table:formula="of:=IF([.$M62]=[.Y$2];SUM([.$O62:.$R62])*[.$U6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2:.Y62])" office:value-type="currency" office:currency="RUB" office:value="10.77174" calcext:value-type="currency">
            <text:p>11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44</text:p>
          </table:table-cell>
          <table:table-cell table:style-name="ce3" office:value-type="string" calcext:value-type="string">
            <text:p>Cable chain mount cover</text:p>
          </table:table-cell>
          <table:table-cell table:style-name="ce140" office:value-type="float" office:value="9435" calcext:value-type="float">
            <text:p>9435</text:p>
          </table:table-cell>
          <table:table-cell table:style-name="ce143" table:formula="of:=[.C63]/1000" office:value-type="float" office:value="9.435" calcext:value-type="float">
            <text:p>9,44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63];[$Настройки.$B$2]=&quot;L&quot;;[.I63];[$Настройки.$B$2]=&quot;XL&quot;;[.J63])*[.G63]" office:value-type="float" office:value="1" calcext:value-type="float">
            <text:p>1</text:p>
          </table:table-cell>
          <table:table-cell table:style-name="ce162" table:formula="of:=[.D63]*[.E63]*[.F63]*[.K63]" office:value-type="float" office:value="11.322" calcext:value-type="float">
            <text:p>11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3]=&quot;Основной&quot;;[$Настройки.$B$13];[.$M63]=&quot;Дешевле&quot;;[$Настройки.$B$14];[.M6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3]=[.O$2];[.$L63]*[.$N63];0)" office:value-type="float" office:value="0" calcext:value-type="float">
            <text:p>0,0</text:p>
          </table:table-cell>
          <table:table-cell table:style-name="ce162" table:formula="of:=IF([.$M63]=[.P$2];[.$L63]*[.$N63];0)" office:value-type="float" office:value="0" calcext:value-type="float">
            <text:p>0,0</text:p>
          </table:table-cell>
          <table:table-cell table:style-name="ce162" table:formula="of:=IF([.$M63]=[.Q$2];[.$L63]*[.$N63];0)" office:value-type="float" office:value="11.8881" calcext:value-type="float">
            <text:p>11,9</text:p>
          </table:table-cell>
          <table:table-cell table:style-name="ce162" table:formula="of:=IF([.$M63]=[.R$2];[.$L63]*[.$N63];0)" office:value-type="float" office:value="0" calcext:value-type="float">
            <text:p>0,0</text:p>
          </table:table-cell>
          <table:table-cell table:style-name="ce169" table:content-validation-name="val86" table:formula="of:=SUM([.O63:.R63])" office:value-type="float" office:value="11.8881" calcext:value-type="float">
            <text:p>12 г</text:p>
          </table:table-cell>
          <table:table-cell table:style-name="ce178" table:formula="of:=COM.MICROSOFT.IFS([.$M63]=&quot;Основной&quot;;[$Настройки.$C$13];[.$M63]=&quot;Лучше&quot;;[$Настройки.$C$13];[.$M63]=&quot;Дешевле&quot;;[$Настройки.$C$14];[.M6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3]/1000" office:value-type="float" office:value="1" calcext:value-type="float">
            <text:p>1,00</text:p>
          </table:table-cell>
          <table:table-cell table:style-name="ce196" table:formula="of:=IF([.$M63]=[.V$2];SUM([.$O63:.$R63])*[.$U63];0)" office:value-type="currency" office:currency="RUB" office:value="0" calcext:value-type="currency">
            <text:p>0,00 ₽</text:p>
          </table:table-cell>
          <table:table-cell table:style-name="ce196" table:formula="of:=IF([.$M63]=[.W$2];SUM([.$O63:.$R63])*[.$U63];0)" office:value-type="currency" office:currency="RUB" office:value="0" calcext:value-type="currency">
            <text:p>0,00 ₽</text:p>
          </table:table-cell>
          <table:table-cell table:style-name="ce196" table:formula="of:=IF([.$M63]=[.X$2];SUM([.$O63:.$R63])*[.$U63];0)" office:value-type="currency" office:currency="RUB" office:value="11.8881" calcext:value-type="currency">
            <text:p>11,89 ₽</text:p>
          </table:table-cell>
          <table:table-cell table:style-name="ce196" table:formula="of:=IF([.$M63]=[.Y$2];SUM([.$O63:.$R63])*[.$U6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3:.Y63])" office:value-type="currency" office:currency="RUB" office:value="11.8881" calcext:value-type="currency">
            <text:p>12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351</text:p>
          </table:table-cell>
          <table:table-cell table:style-name="ce3" office:value-type="string" calcext:value-type="string">
            <text:p>Z axis stopper body</text:p>
          </table:table-cell>
          <table:table-cell table:style-name="ce140" office:value-type="float" office:value="4823" calcext:value-type="float">
            <text:p>4823</text:p>
          </table:table-cell>
          <table:table-cell table:style-name="ce143" table:formula="of:=[.C64]/1000" office:value-type="float" office:value="4.823" calcext:value-type="float">
            <text:p>4,82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64];[$Настройки.$B$2]=&quot;L&quot;;[.I64];[$Настройки.$B$2]=&quot;XL&quot;;[.J64])*[.G64]" office:value-type="float" office:value="2" calcext:value-type="float">
            <text:p>2</text:p>
          </table:table-cell>
          <table:table-cell table:style-name="ce162" table:formula="of:=[.D64]*[.E64]*[.F64]*[.K64]" office:value-type="float" office:value="11.5752" calcext:value-type="float">
            <text:p>11,6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4]=&quot;Основной&quot;;[$Настройки.$B$13];[.$M64]=&quot;Дешевле&quot;;[$Настройки.$B$14];[.M6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4]=[.O$2];[.$L64]*[.$N64];0)" office:value-type="float" office:value="0" calcext:value-type="float">
            <text:p>0,0</text:p>
          </table:table-cell>
          <table:table-cell table:style-name="ce162" table:formula="of:=IF([.$M64]=[.P$2];[.$L64]*[.$N64];0)" office:value-type="float" office:value="0" calcext:value-type="float">
            <text:p>0,0</text:p>
          </table:table-cell>
          <table:table-cell table:style-name="ce162" table:formula="of:=IF([.$M64]=[.Q$2];[.$L64]*[.$N64];0)" office:value-type="float" office:value="12.15396" calcext:value-type="float">
            <text:p>12,2</text:p>
          </table:table-cell>
          <table:table-cell table:style-name="ce162" table:formula="of:=IF([.$M64]=[.R$2];[.$L64]*[.$N64];0)" office:value-type="float" office:value="0" calcext:value-type="float">
            <text:p>0,0</text:p>
          </table:table-cell>
          <table:table-cell table:style-name="ce169" table:content-validation-name="val86" table:formula="of:=SUM([.O64:.R64])" office:value-type="float" office:value="12.15396" calcext:value-type="float">
            <text:p>12 г</text:p>
          </table:table-cell>
          <table:table-cell table:style-name="ce178" table:formula="of:=COM.MICROSOFT.IFS([.$M64]=&quot;Основной&quot;;[$Настройки.$C$13];[.$M64]=&quot;Лучше&quot;;[$Настройки.$C$13];[.$M64]=&quot;Дешевле&quot;;[$Настройки.$C$14];[.M6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4]/1000" office:value-type="float" office:value="1" calcext:value-type="float">
            <text:p>1,00</text:p>
          </table:table-cell>
          <table:table-cell table:style-name="ce196" table:formula="of:=IF([.$M64]=[.V$2];SUM([.$O64:.$R64])*[.$U64];0)" office:value-type="currency" office:currency="RUB" office:value="0" calcext:value-type="currency">
            <text:p>0,00 ₽</text:p>
          </table:table-cell>
          <table:table-cell table:style-name="ce196" table:formula="of:=IF([.$M64]=[.W$2];SUM([.$O64:.$R64])*[.$U64];0)" office:value-type="currency" office:currency="RUB" office:value="0" calcext:value-type="currency">
            <text:p>0,00 ₽</text:p>
          </table:table-cell>
          <table:table-cell table:style-name="ce196" table:formula="of:=IF([.$M64]=[.X$2];SUM([.$O64:.$R64])*[.$U64];0)" office:value-type="currency" office:currency="RUB" office:value="12.15396" calcext:value-type="currency">
            <text:p>12,15 ₽</text:p>
          </table:table-cell>
          <table:table-cell table:style-name="ce196" table:formula="of:=IF([.$M64]=[.Y$2];SUM([.$O64:.$R64])*[.$U6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4:.Y64])" office:value-type="currency" office:currency="RUB" office:value="12.15396" calcext:value-type="currency">
            <text:p>12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5" office:value-type="string" calcext:value-type="string" table:number-columns-spanned="27" table:number-rows-spanned="1">
            <text:p>V9-40 - Enclosure</text:p>
          </table:table-cell>
          <table:covered-table-cell table:style-name="ce3"/>
          <table:covered-table-cell table:style-name="ce140"/>
          <table:covered-table-cell table:style-name="ce143"/>
          <table:covered-table-cell table:number-columns-repeated="2" table:style-name="ce155"/>
          <table:covered-table-cell table:style-name="ce172"/>
          <table:covered-table-cell table:number-columns-repeated="3" table:style-name="ce140"/>
          <table:covered-table-cell table:style-name="ce140" table:content-validation-name="val82"/>
          <table:covered-table-cell table:style-name="ce176"/>
          <table:covered-table-cell table:style-name="ce140" table:content-validation-name="val85"/>
          <table:covered-table-cell table:style-name="ce140"/>
          <table:covered-table-cell table:number-columns-repeated="4" table:style-name="ce176"/>
          <table:covered-table-cell table:style-name="ce181" table:content-validation-name="val86"/>
          <table:covered-table-cell table:style-name="ce184"/>
          <table:covered-table-cell table:style-name="ce143"/>
          <table:covered-table-cell table:number-columns-repeated="4" table:style-name="ce186"/>
          <table:covered-table-cell table:style-name="ce188" table:content-validation-name="val87"/>
          <table:covered-table-cell table:style-name="ce140" table:content-validation-name="val90"/>
          <table:table-cell table:number-columns-repeated="16355"/>
        </table:table-row>
        <table:table-row table:style-name="ro1">
          <table:table-cell table:style-name="ce3" office:value-type="string" calcext:value-type="string">
            <text:p>V9-4131(L)</text:p>
          </table:table-cell>
          <table:table-cell table:style-name="ce3" office:value-type="string" calcext:value-type="string">
            <text:p>Front door hinge part A</text:p>
          </table:table-cell>
          <table:table-cell table:style-name="ce140" office:value-type="float" office:value="2270" calcext:value-type="float">
            <text:p>2270</text:p>
          </table:table-cell>
          <table:table-cell table:style-name="ce143" table:formula="of:=[.C66]/1000" office:value-type="float" office:value="2.27" calcext:value-type="float">
            <text:p>2,2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6" calcext:value-type="float">
            <text:p>6</text:p>
          </table:table-cell>
          <table:table-cell table:style-name="ce24" table:content-validation-name="val82" table:formula="of:=COM.MICROSOFT.IFS([$Настройки.$B$2]=&quot;M&quot;;[.H66];[$Настройки.$B$2]=&quot;L&quot;;[.I66];[$Настройки.$B$2]=&quot;XL&quot;;[.J66])*[.G66]" office:value-type="float" office:value="6" calcext:value-type="float">
            <text:p>6</text:p>
          </table:table-cell>
          <table:table-cell table:style-name="ce162" table:formula="of:=[.D66]*[.E66]*[.F66]*[.K66]" office:value-type="float" office:value="16.344" calcext:value-type="float">
            <text:p>16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6]=&quot;Основной&quot;;[$Настройки.$B$13];[.$M66]=&quot;Дешевле&quot;;[$Настройки.$B$14];[.M6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6]=[.O$2];[.$L66]*[.$N66];0)" office:value-type="float" office:value="0" calcext:value-type="float">
            <text:p>0,0</text:p>
          </table:table-cell>
          <table:table-cell table:style-name="ce162" table:formula="of:=IF([.$M66]=[.P$2];[.$L66]*[.$N66];0)" office:value-type="float" office:value="0" calcext:value-type="float">
            <text:p>0,0</text:p>
          </table:table-cell>
          <table:table-cell table:style-name="ce162" table:formula="of:=IF([.$M66]=[.Q$2];[.$L66]*[.$N66];0)" office:value-type="float" office:value="17.1612" calcext:value-type="float">
            <text:p>17,2</text:p>
          </table:table-cell>
          <table:table-cell table:style-name="ce162" table:formula="of:=IF([.$M66]=[.R$2];[.$L66]*[.$N66];0)" office:value-type="float" office:value="0" calcext:value-type="float">
            <text:p>0,0</text:p>
          </table:table-cell>
          <table:table-cell table:style-name="ce169" table:content-validation-name="val86" table:formula="of:=SUM([.O66:.R66])" office:value-type="float" office:value="17.1612" calcext:value-type="float">
            <text:p>17 г</text:p>
          </table:table-cell>
          <table:table-cell table:style-name="ce178" table:formula="of:=COM.MICROSOFT.IFS([.$M66]=&quot;Основной&quot;;[$Настройки.$C$13];[.$M66]=&quot;Лучше&quot;;[$Настройки.$C$13];[.$M66]=&quot;Дешевле&quot;;[$Настройки.$C$14];[.M6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6]/1000" office:value-type="float" office:value="1" calcext:value-type="float">
            <text:p>1,00</text:p>
          </table:table-cell>
          <table:table-cell table:style-name="ce196" table:formula="of:=IF([.$M66]=[.V$2];SUM([.$O66:.$R66])*[.$U66];0)" office:value-type="currency" office:currency="RUB" office:value="0" calcext:value-type="currency">
            <text:p>0,00 ₽</text:p>
          </table:table-cell>
          <table:table-cell table:style-name="ce196" table:formula="of:=IF([.$M66]=[.W$2];SUM([.$O66:.$R66])*[.$U66];0)" office:value-type="currency" office:currency="RUB" office:value="0" calcext:value-type="currency">
            <text:p>0,00 ₽</text:p>
          </table:table-cell>
          <table:table-cell table:style-name="ce196" table:formula="of:=IF([.$M66]=[.X$2];SUM([.$O66:.$R66])*[.$U66];0)" office:value-type="currency" office:currency="RUB" office:value="17.1612" calcext:value-type="currency">
            <text:p>17,16 ₽</text:p>
          </table:table-cell>
          <table:table-cell table:style-name="ce196" table:formula="of:=IF([.$M66]=[.Y$2];SUM([.$O66:.$R66])*[.$U6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6:.Y66])" office:value-type="currency" office:currency="RUB" office:value="17.1612" calcext:value-type="currency">
            <text:p>17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31(R)</text:p>
          </table:table-cell>
          <table:table-cell table:style-name="ce3" office:value-type="string" calcext:value-type="string">
            <text:p>Front door hinge part A</text:p>
          </table:table-cell>
          <table:table-cell table:style-name="ce140" office:value-type="float" office:value="2270" calcext:value-type="float">
            <text:p>2270</text:p>
          </table:table-cell>
          <table:table-cell table:style-name="ce143" table:formula="of:=[.C67]/1000" office:value-type="float" office:value="2.27" calcext:value-type="float">
            <text:p>2,27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67];[$Настройки.$B$2]=&quot;L&quot;;[.I67];[$Настройки.$B$2]=&quot;XL&quot;;[.J67])*[.G67]" office:value-type="float" office:value="4" calcext:value-type="float">
            <text:p>4</text:p>
          </table:table-cell>
          <table:table-cell table:style-name="ce162" table:formula="of:=[.D67]*[.E67]*[.F67]*[.K67]" office:value-type="float" office:value="10.896" calcext:value-type="float">
            <text:p>10,9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7]=&quot;Основной&quot;;[$Настройки.$B$13];[.$M67]=&quot;Дешевле&quot;;[$Настройки.$B$14];[.M6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7]=[.O$2];[.$L67]*[.$N67];0)" office:value-type="float" office:value="0" calcext:value-type="float">
            <text:p>0,0</text:p>
          </table:table-cell>
          <table:table-cell table:style-name="ce162" table:formula="of:=IF([.$M67]=[.P$2];[.$L67]*[.$N67];0)" office:value-type="float" office:value="0" calcext:value-type="float">
            <text:p>0,0</text:p>
          </table:table-cell>
          <table:table-cell table:style-name="ce162" table:formula="of:=IF([.$M67]=[.Q$2];[.$L67]*[.$N67];0)" office:value-type="float" office:value="11.4408" calcext:value-type="float">
            <text:p>11,4</text:p>
          </table:table-cell>
          <table:table-cell table:style-name="ce162" table:formula="of:=IF([.$M67]=[.R$2];[.$L67]*[.$N67];0)" office:value-type="float" office:value="0" calcext:value-type="float">
            <text:p>0,0</text:p>
          </table:table-cell>
          <table:table-cell table:style-name="ce169" table:content-validation-name="val86" table:formula="of:=SUM([.O67:.R67])" office:value-type="float" office:value="11.4408" calcext:value-type="float">
            <text:p>11 г</text:p>
          </table:table-cell>
          <table:table-cell table:style-name="ce178" table:formula="of:=COM.MICROSOFT.IFS([.$M67]=&quot;Основной&quot;;[$Настройки.$C$13];[.$M67]=&quot;Лучше&quot;;[$Настройки.$C$13];[.$M67]=&quot;Дешевле&quot;;[$Настройки.$C$14];[.M6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7]/1000" office:value-type="float" office:value="1" calcext:value-type="float">
            <text:p>1,00</text:p>
          </table:table-cell>
          <table:table-cell table:style-name="ce196" table:formula="of:=IF([.$M67]=[.V$2];SUM([.$O67:.$R67])*[.$U67];0)" office:value-type="currency" office:currency="RUB" office:value="0" calcext:value-type="currency">
            <text:p>0,00 ₽</text:p>
          </table:table-cell>
          <table:table-cell table:style-name="ce196" table:formula="of:=IF([.$M67]=[.W$2];SUM([.$O67:.$R67])*[.$U67];0)" office:value-type="currency" office:currency="RUB" office:value="0" calcext:value-type="currency">
            <text:p>0,00 ₽</text:p>
          </table:table-cell>
          <table:table-cell table:style-name="ce196" table:formula="of:=IF([.$M67]=[.X$2];SUM([.$O67:.$R67])*[.$U67];0)" office:value-type="currency" office:currency="RUB" office:value="11.4408" calcext:value-type="currency">
            <text:p>11,44 ₽</text:p>
          </table:table-cell>
          <table:table-cell table:style-name="ce196" table:formula="of:=IF([.$M67]=[.Y$2];SUM([.$O67:.$R67])*[.$U6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7:.Y67])" office:value-type="currency" office:currency="RUB" office:value="11.4408" calcext:value-type="currency">
            <text:p>11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32(L)</text:p>
          </table:table-cell>
          <table:table-cell table:style-name="ce3" office:value-type="string" calcext:value-type="string">
            <text:p>Front door hinge part B</text:p>
          </table:table-cell>
          <table:table-cell table:style-name="ce140" office:value-type="float" office:value="1247" calcext:value-type="float">
            <text:p>1247</text:p>
          </table:table-cell>
          <table:table-cell table:style-name="ce143" table:formula="of:=[.C68]/1000" office:value-type="float" office:value="1.247" calcext:value-type="float">
            <text:p>1,2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6" calcext:value-type="float">
            <text:p>6</text:p>
          </table:table-cell>
          <table:table-cell table:style-name="ce24" table:content-validation-name="val82" table:formula="of:=COM.MICROSOFT.IFS([$Настройки.$B$2]=&quot;M&quot;;[.H68];[$Настройки.$B$2]=&quot;L&quot;;[.I68];[$Настройки.$B$2]=&quot;XL&quot;;[.J68])*[.G68]" office:value-type="float" office:value="6" calcext:value-type="float">
            <text:p>6</text:p>
          </table:table-cell>
          <table:table-cell table:style-name="ce162" table:formula="of:=[.D68]*[.E68]*[.F68]*[.K68]" office:value-type="float" office:value="8.9784" calcext:value-type="float">
            <text:p>9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8]=&quot;Основной&quot;;[$Настройки.$B$13];[.$M68]=&quot;Дешевле&quot;;[$Настройки.$B$14];[.M6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8]=[.O$2];[.$L68]*[.$N68];0)" office:value-type="float" office:value="0" calcext:value-type="float">
            <text:p>0,0</text:p>
          </table:table-cell>
          <table:table-cell table:style-name="ce162" table:formula="of:=IF([.$M68]=[.P$2];[.$L68]*[.$N68];0)" office:value-type="float" office:value="0" calcext:value-type="float">
            <text:p>0,0</text:p>
          </table:table-cell>
          <table:table-cell table:style-name="ce162" table:formula="of:=IF([.$M68]=[.Q$2];[.$L68]*[.$N68];0)" office:value-type="float" office:value="9.42732" calcext:value-type="float">
            <text:p>9,4</text:p>
          </table:table-cell>
          <table:table-cell table:style-name="ce162" table:formula="of:=IF([.$M68]=[.R$2];[.$L68]*[.$N68];0)" office:value-type="float" office:value="0" calcext:value-type="float">
            <text:p>0,0</text:p>
          </table:table-cell>
          <table:table-cell table:style-name="ce169" table:content-validation-name="val86" table:formula="of:=SUM([.O68:.R68])" office:value-type="float" office:value="9.42732" calcext:value-type="float">
            <text:p>9 г</text:p>
          </table:table-cell>
          <table:table-cell table:style-name="ce178" table:formula="of:=COM.MICROSOFT.IFS([.$M68]=&quot;Основной&quot;;[$Настройки.$C$13];[.$M68]=&quot;Лучше&quot;;[$Настройки.$C$13];[.$M68]=&quot;Дешевле&quot;;[$Настройки.$C$14];[.M6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8]/1000" office:value-type="float" office:value="1" calcext:value-type="float">
            <text:p>1,00</text:p>
          </table:table-cell>
          <table:table-cell table:style-name="ce196" table:formula="of:=IF([.$M68]=[.V$2];SUM([.$O68:.$R68])*[.$U68];0)" office:value-type="currency" office:currency="RUB" office:value="0" calcext:value-type="currency">
            <text:p>0,00 ₽</text:p>
          </table:table-cell>
          <table:table-cell table:style-name="ce196" table:formula="of:=IF([.$M68]=[.W$2];SUM([.$O68:.$R68])*[.$U68];0)" office:value-type="currency" office:currency="RUB" office:value="0" calcext:value-type="currency">
            <text:p>0,00 ₽</text:p>
          </table:table-cell>
          <table:table-cell table:style-name="ce196" table:formula="of:=IF([.$M68]=[.X$2];SUM([.$O68:.$R68])*[.$U68];0)" office:value-type="currency" office:currency="RUB" office:value="9.42732" calcext:value-type="currency">
            <text:p>9,43 ₽</text:p>
          </table:table-cell>
          <table:table-cell table:style-name="ce196" table:formula="of:=IF([.$M68]=[.Y$2];SUM([.$O68:.$R68])*[.$U6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8:.Y68])" office:value-type="currency" office:currency="RUB" office:value="9.42732" calcext:value-type="currency">
            <text:p>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32(R)</text:p>
          </table:table-cell>
          <table:table-cell table:style-name="ce3" office:value-type="string" calcext:value-type="string">
            <text:p>Front door hinge part B</text:p>
          </table:table-cell>
          <table:table-cell table:style-name="ce140" office:value-type="float" office:value="1247" calcext:value-type="float">
            <text:p>1247</text:p>
          </table:table-cell>
          <table:table-cell table:style-name="ce143" table:formula="of:=[.C69]/1000" office:value-type="float" office:value="1.247" calcext:value-type="float">
            <text:p>1,25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69];[$Настройки.$B$2]=&quot;L&quot;;[.I69];[$Настройки.$B$2]=&quot;XL&quot;;[.J69])*[.G69]" office:value-type="float" office:value="4" calcext:value-type="float">
            <text:p>4</text:p>
          </table:table-cell>
          <table:table-cell table:style-name="ce162" table:formula="of:=[.D69]*[.E69]*[.F69]*[.K69]" office:value-type="float" office:value="5.9856" calcext:value-type="float">
            <text:p>6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69]=&quot;Основной&quot;;[$Настройки.$B$13];[.$M69]=&quot;Дешевле&quot;;[$Настройки.$B$14];[.M6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69]=[.O$2];[.$L69]*[.$N69];0)" office:value-type="float" office:value="0" calcext:value-type="float">
            <text:p>0,0</text:p>
          </table:table-cell>
          <table:table-cell table:style-name="ce162" table:formula="of:=IF([.$M69]=[.P$2];[.$L69]*[.$N69];0)" office:value-type="float" office:value="0" calcext:value-type="float">
            <text:p>0,0</text:p>
          </table:table-cell>
          <table:table-cell table:style-name="ce162" table:formula="of:=IF([.$M69]=[.Q$2];[.$L69]*[.$N69];0)" office:value-type="float" office:value="6.28488" calcext:value-type="float">
            <text:p>6,3</text:p>
          </table:table-cell>
          <table:table-cell table:style-name="ce162" table:formula="of:=IF([.$M69]=[.R$2];[.$L69]*[.$N69];0)" office:value-type="float" office:value="0" calcext:value-type="float">
            <text:p>0,0</text:p>
          </table:table-cell>
          <table:table-cell table:style-name="ce169" table:content-validation-name="val86" table:formula="of:=SUM([.O69:.R69])" office:value-type="float" office:value="6.28488" calcext:value-type="float">
            <text:p>6 г</text:p>
          </table:table-cell>
          <table:table-cell table:style-name="ce178" table:formula="of:=COM.MICROSOFT.IFS([.$M69]=&quot;Основной&quot;;[$Настройки.$C$13];[.$M69]=&quot;Лучше&quot;;[$Настройки.$C$13];[.$M69]=&quot;Дешевле&quot;;[$Настройки.$C$14];[.M6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69]/1000" office:value-type="float" office:value="1" calcext:value-type="float">
            <text:p>1,00</text:p>
          </table:table-cell>
          <table:table-cell table:style-name="ce196" table:formula="of:=IF([.$M69]=[.V$2];SUM([.$O69:.$R69])*[.$U69];0)" office:value-type="currency" office:currency="RUB" office:value="0" calcext:value-type="currency">
            <text:p>0,00 ₽</text:p>
          </table:table-cell>
          <table:table-cell table:style-name="ce196" table:formula="of:=IF([.$M69]=[.W$2];SUM([.$O69:.$R69])*[.$U69];0)" office:value-type="currency" office:currency="RUB" office:value="0" calcext:value-type="currency">
            <text:p>0,00 ₽</text:p>
          </table:table-cell>
          <table:table-cell table:style-name="ce196" table:formula="of:=IF([.$M69]=[.X$2];SUM([.$O69:.$R69])*[.$U69];0)" office:value-type="currency" office:currency="RUB" office:value="6.28488" calcext:value-type="currency">
            <text:p>6,28 ₽</text:p>
          </table:table-cell>
          <table:table-cell table:style-name="ce196" table:formula="of:=IF([.$M69]=[.Y$2];SUM([.$O69:.$R69])*[.$U6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69:.Y69])" office:value-type="currency" office:currency="RUB" office:value="6.28488" calcext:value-type="currency">
            <text:p>6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41</text:p>
          </table:table-cell>
          <table:table-cell table:style-name="ce3" office:value-type="string" calcext:value-type="string">
            <text:p>Front door upper handle left part</text:p>
          </table:table-cell>
          <table:table-cell table:style-name="ce140" office:value-type="float" office:value="12267" calcext:value-type="float">
            <text:p>12267</text:p>
          </table:table-cell>
          <table:table-cell table:style-name="ce143" table:formula="of:=[.C70]/1000" office:value-type="float" office:value="12.267" calcext:value-type="float">
            <text:p>12,27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0];[$Настройки.$B$2]=&quot;L&quot;;[.I70];[$Настройки.$B$2]=&quot;XL&quot;;[.J70])*[.G70]" office:value-type="float" office:value="1" calcext:value-type="float">
            <text:p>1</text:p>
          </table:table-cell>
          <table:table-cell table:style-name="ce162" table:formula="of:=[.D70]*[.E70]*[.F70]*[.K70]" office:value-type="float" office:value="9.56826" calcext:value-type="float">
            <text:p>9,6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0]=&quot;Основной&quot;;[$Настройки.$B$13];[.$M70]=&quot;Дешевле&quot;;[$Настройки.$B$14];[.M7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0]=[.O$2];[.$L70]*[.$N70];0)" office:value-type="float" office:value="0" calcext:value-type="float">
            <text:p>0,0</text:p>
          </table:table-cell>
          <table:table-cell table:style-name="ce162" table:formula="of:=IF([.$M70]=[.P$2];[.$L70]*[.$N70];0)" office:value-type="float" office:value="0" calcext:value-type="float">
            <text:p>0,0</text:p>
          </table:table-cell>
          <table:table-cell table:style-name="ce162" table:formula="of:=IF([.$M70]=[.Q$2];[.$L70]*[.$N70];0)" office:value-type="float" office:value="10.046673" calcext:value-type="float">
            <text:p>10,0</text:p>
          </table:table-cell>
          <table:table-cell table:style-name="ce162" table:formula="of:=IF([.$M70]=[.R$2];[.$L70]*[.$N70];0)" office:value-type="float" office:value="0" calcext:value-type="float">
            <text:p>0,0</text:p>
          </table:table-cell>
          <table:table-cell table:style-name="ce169" table:content-validation-name="val86" table:formula="of:=SUM([.O70:.R70])" office:value-type="float" office:value="10.046673" calcext:value-type="float">
            <text:p>10 г</text:p>
          </table:table-cell>
          <table:table-cell table:style-name="ce178" table:formula="of:=COM.MICROSOFT.IFS([.$M70]=&quot;Основной&quot;;[$Настройки.$C$13];[.$M70]=&quot;Лучше&quot;;[$Настройки.$C$13];[.$M70]=&quot;Дешевле&quot;;[$Настройки.$C$14];[.M7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0]/1000" office:value-type="float" office:value="1" calcext:value-type="float">
            <text:p>1,00</text:p>
          </table:table-cell>
          <table:table-cell table:style-name="ce196" table:formula="of:=IF([.$M70]=[.V$2];SUM([.$O70:.$R70])*[.$U70];0)" office:value-type="currency" office:currency="RUB" office:value="0" calcext:value-type="currency">
            <text:p>0,00 ₽</text:p>
          </table:table-cell>
          <table:table-cell table:style-name="ce196" table:formula="of:=IF([.$M70]=[.W$2];SUM([.$O70:.$R70])*[.$U70];0)" office:value-type="currency" office:currency="RUB" office:value="0" calcext:value-type="currency">
            <text:p>0,00 ₽</text:p>
          </table:table-cell>
          <table:table-cell table:style-name="ce196" table:formula="of:=IF([.$M70]=[.X$2];SUM([.$O70:.$R70])*[.$U70];0)" office:value-type="currency" office:currency="RUB" office:value="10.046673" calcext:value-type="currency">
            <text:p>10,05 ₽</text:p>
          </table:table-cell>
          <table:table-cell table:style-name="ce196" table:formula="of:=IF([.$M70]=[.Y$2];SUM([.$O70:.$R70])*[.$U7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0:.Y70])" office:value-type="currency" office:currency="RUB" office:value="10.046673" calcext:value-type="currency">
            <text:p>1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42</text:p>
          </table:table-cell>
          <table:table-cell table:style-name="ce3" office:value-type="string" calcext:value-type="string">
            <text:p>Front door upper handle right part</text:p>
          </table:table-cell>
          <table:table-cell table:style-name="ce140" office:value-type="float" office:value="12474" calcext:value-type="float">
            <text:p>12474</text:p>
          </table:table-cell>
          <table:table-cell table:style-name="ce143" table:formula="of:=[.C71]/1000" office:value-type="float" office:value="12.474" calcext:value-type="float">
            <text:p>12,47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1];[$Настройки.$B$2]=&quot;L&quot;;[.I71];[$Настройки.$B$2]=&quot;XL&quot;;[.J71])*[.G71]" office:value-type="float" office:value="1" calcext:value-type="float">
            <text:p>1</text:p>
          </table:table-cell>
          <table:table-cell table:style-name="ce162" table:formula="of:=[.D71]*[.E71]*[.F71]*[.K71]" office:value-type="float" office:value="9.72972" calcext:value-type="float">
            <text:p>9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1]=&quot;Основной&quot;;[$Настройки.$B$13];[.$M71]=&quot;Дешевле&quot;;[$Настройки.$B$14];[.M7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1]=[.O$2];[.$L71]*[.$N71];0)" office:value-type="float" office:value="0" calcext:value-type="float">
            <text:p>0,0</text:p>
          </table:table-cell>
          <table:table-cell table:style-name="ce162" table:formula="of:=IF([.$M71]=[.P$2];[.$L71]*[.$N71];0)" office:value-type="float" office:value="0" calcext:value-type="float">
            <text:p>0,0</text:p>
          </table:table-cell>
          <table:table-cell table:style-name="ce162" table:formula="of:=IF([.$M71]=[.Q$2];[.$L71]*[.$N71];0)" office:value-type="float" office:value="10.216206" calcext:value-type="float">
            <text:p>10,2</text:p>
          </table:table-cell>
          <table:table-cell table:style-name="ce162" table:formula="of:=IF([.$M71]=[.R$2];[.$L71]*[.$N71];0)" office:value-type="float" office:value="0" calcext:value-type="float">
            <text:p>0,0</text:p>
          </table:table-cell>
          <table:table-cell table:style-name="ce169" table:content-validation-name="val86" table:formula="of:=SUM([.O71:.R71])" office:value-type="float" office:value="10.216206" calcext:value-type="float">
            <text:p>10 г</text:p>
          </table:table-cell>
          <table:table-cell table:style-name="ce178" table:formula="of:=COM.MICROSOFT.IFS([.$M71]=&quot;Основной&quot;;[$Настройки.$C$13];[.$M71]=&quot;Лучше&quot;;[$Настройки.$C$13];[.$M71]=&quot;Дешевле&quot;;[$Настройки.$C$14];[.M7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1]/1000" office:value-type="float" office:value="1" calcext:value-type="float">
            <text:p>1,00</text:p>
          </table:table-cell>
          <table:table-cell table:style-name="ce196" table:formula="of:=IF([.$M71]=[.V$2];SUM([.$O71:.$R71])*[.$U71];0)" office:value-type="currency" office:currency="RUB" office:value="0" calcext:value-type="currency">
            <text:p>0,00 ₽</text:p>
          </table:table-cell>
          <table:table-cell table:style-name="ce196" table:formula="of:=IF([.$M71]=[.W$2];SUM([.$O71:.$R71])*[.$U71];0)" office:value-type="currency" office:currency="RUB" office:value="0" calcext:value-type="currency">
            <text:p>0,00 ₽</text:p>
          </table:table-cell>
          <table:table-cell table:style-name="ce196" table:formula="of:=IF([.$M71]=[.X$2];SUM([.$O71:.$R71])*[.$U71];0)" office:value-type="currency" office:currency="RUB" office:value="10.216206" calcext:value-type="currency">
            <text:p>10,22 ₽</text:p>
          </table:table-cell>
          <table:table-cell table:style-name="ce196" table:formula="of:=IF([.$M71]=[.Y$2];SUM([.$O71:.$R71])*[.$U7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1:.Y71])" office:value-type="currency" office:currency="RUB" office:value="10.216206" calcext:value-type="currency">
            <text:p>1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43</text:p>
          </table:table-cell>
          <table:table-cell table:style-name="ce3" office:value-type="string" calcext:value-type="string">
            <text:p>Front door upper handle letters</text:p>
          </table:table-cell>
          <table:table-cell table:style-name="ce140" office:value-type="float" office:value="2788" calcext:value-type="float">
            <text:p>2788</text:p>
          </table:table-cell>
          <table:table-cell table:style-name="ce143" table:formula="of:=[.C72]/1000" office:value-type="float" office:value="2.788" calcext:value-type="float">
            <text:p>2,79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2];[$Настройки.$B$2]=&quot;L&quot;;[.I72];[$Настройки.$B$2]=&quot;XL&quot;;[.J72])*[.G72]" office:value-type="float" office:value="1" calcext:value-type="float">
            <text:p>1</text:p>
          </table:table-cell>
          <table:table-cell table:style-name="ce162" table:formula="of:=[.D72]*[.E72]*[.F72]*[.K72]" office:value-type="float" office:value="3.3456" calcext:value-type="float">
            <text:p>3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2]=&quot;Основной&quot;;[$Настройки.$B$13];[.$M72]=&quot;Дешевле&quot;;[$Настройки.$B$14];[.M7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2]=[.O$2];[.$L72]*[.$N72];0)" office:value-type="float" office:value="0" calcext:value-type="float">
            <text:p>0,0</text:p>
          </table:table-cell>
          <table:table-cell table:style-name="ce162" table:formula="of:=IF([.$M72]=[.P$2];[.$L72]*[.$N72];0)" office:value-type="float" office:value="0" calcext:value-type="float">
            <text:p>0,0</text:p>
          </table:table-cell>
          <table:table-cell table:style-name="ce162" table:formula="of:=IF([.$M72]=[.Q$2];[.$L72]*[.$N72];0)" office:value-type="float" office:value="3.51288" calcext:value-type="float">
            <text:p>3,5</text:p>
          </table:table-cell>
          <table:table-cell table:style-name="ce162" table:formula="of:=IF([.$M72]=[.R$2];[.$L72]*[.$N72];0)" office:value-type="float" office:value="0" calcext:value-type="float">
            <text:p>0,0</text:p>
          </table:table-cell>
          <table:table-cell table:style-name="ce169" table:content-validation-name="val86" table:formula="of:=SUM([.O72:.R72])" office:value-type="float" office:value="3.51288" calcext:value-type="float">
            <text:p>4 г</text:p>
          </table:table-cell>
          <table:table-cell table:style-name="ce178" table:formula="of:=COM.MICROSOFT.IFS([.$M72]=&quot;Основной&quot;;[$Настройки.$C$13];[.$M72]=&quot;Лучше&quot;;[$Настройки.$C$13];[.$M72]=&quot;Дешевле&quot;;[$Настройки.$C$14];[.M7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2]/1000" office:value-type="float" office:value="1" calcext:value-type="float">
            <text:p>1,00</text:p>
          </table:table-cell>
          <table:table-cell table:style-name="ce196" table:formula="of:=IF([.$M72]=[.V$2];SUM([.$O72:.$R72])*[.$U72];0)" office:value-type="currency" office:currency="RUB" office:value="0" calcext:value-type="currency">
            <text:p>0,00 ₽</text:p>
          </table:table-cell>
          <table:table-cell table:style-name="ce196" table:formula="of:=IF([.$M72]=[.W$2];SUM([.$O72:.$R72])*[.$U72];0)" office:value-type="currency" office:currency="RUB" office:value="0" calcext:value-type="currency">
            <text:p>0,00 ₽</text:p>
          </table:table-cell>
          <table:table-cell table:style-name="ce196" table:formula="of:=IF([.$M72]=[.X$2];SUM([.$O72:.$R72])*[.$U72];0)" office:value-type="currency" office:currency="RUB" office:value="3.51288" calcext:value-type="currency">
            <text:p>3,51 ₽</text:p>
          </table:table-cell>
          <table:table-cell table:style-name="ce196" table:formula="of:=IF([.$M72]=[.Y$2];SUM([.$O72:.$R72])*[.$U7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2:.Y72])" office:value-type="currency" office:currency="RUB" office:value="3.51288" calcext:value-type="currency">
            <text:p>4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51</text:p>
          </table:table-cell>
          <table:table-cell table:style-name="ce3" office:value-type="string" calcext:value-type="string">
            <text:p>Front door lower left handle</text:p>
          </table:table-cell>
          <table:table-cell table:style-name="ce140" office:value-type="float" office:value="6952" calcext:value-type="float">
            <text:p>6952</text:p>
          </table:table-cell>
          <table:table-cell table:style-name="ce143" table:formula="of:=[.C73]/1000" office:value-type="float" office:value="6.952" calcext:value-type="float">
            <text:p>6,95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3];[$Настройки.$B$2]=&quot;L&quot;;[.I73];[$Настройки.$B$2]=&quot;XL&quot;;[.J73])*[.G73]" office:value-type="float" office:value="1" calcext:value-type="float">
            <text:p>1</text:p>
          </table:table-cell>
          <table:table-cell table:style-name="ce162" table:formula="of:=[.D73]*[.E73]*[.F73]*[.K73]" office:value-type="float" office:value="5.83968" calcext:value-type="float">
            <text:p>5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3]=&quot;Основной&quot;;[$Настройки.$B$13];[.$M73]=&quot;Дешевле&quot;;[$Настройки.$B$14];[.M7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3]=[.O$2];[.$L73]*[.$N73];0)" office:value-type="float" office:value="0" calcext:value-type="float">
            <text:p>0,0</text:p>
          </table:table-cell>
          <table:table-cell table:style-name="ce162" table:formula="of:=IF([.$M73]=[.P$2];[.$L73]*[.$N73];0)" office:value-type="float" office:value="0" calcext:value-type="float">
            <text:p>0,0</text:p>
          </table:table-cell>
          <table:table-cell table:style-name="ce162" table:formula="of:=IF([.$M73]=[.Q$2];[.$L73]*[.$N73];0)" office:value-type="float" office:value="6.131664" calcext:value-type="float">
            <text:p>6,1</text:p>
          </table:table-cell>
          <table:table-cell table:style-name="ce162" table:formula="of:=IF([.$M73]=[.R$2];[.$L73]*[.$N73];0)" office:value-type="float" office:value="0" calcext:value-type="float">
            <text:p>0,0</text:p>
          </table:table-cell>
          <table:table-cell table:style-name="ce169" table:content-validation-name="val86" table:formula="of:=SUM([.O73:.R73])" office:value-type="float" office:value="6.131664" calcext:value-type="float">
            <text:p>6 г</text:p>
          </table:table-cell>
          <table:table-cell table:style-name="ce178" table:formula="of:=COM.MICROSOFT.IFS([.$M73]=&quot;Основной&quot;;[$Настройки.$C$13];[.$M73]=&quot;Лучше&quot;;[$Настройки.$C$13];[.$M73]=&quot;Дешевле&quot;;[$Настройки.$C$14];[.M7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3]/1000" office:value-type="float" office:value="1" calcext:value-type="float">
            <text:p>1,00</text:p>
          </table:table-cell>
          <table:table-cell table:style-name="ce196" table:formula="of:=IF([.$M73]=[.V$2];SUM([.$O73:.$R73])*[.$U73];0)" office:value-type="currency" office:currency="RUB" office:value="0" calcext:value-type="currency">
            <text:p>0,00 ₽</text:p>
          </table:table-cell>
          <table:table-cell table:style-name="ce196" table:formula="of:=IF([.$M73]=[.W$2];SUM([.$O73:.$R73])*[.$U73];0)" office:value-type="currency" office:currency="RUB" office:value="0" calcext:value-type="currency">
            <text:p>0,00 ₽</text:p>
          </table:table-cell>
          <table:table-cell table:style-name="ce196" table:formula="of:=IF([.$M73]=[.X$2];SUM([.$O73:.$R73])*[.$U73];0)" office:value-type="currency" office:currency="RUB" office:value="6.131664" calcext:value-type="currency">
            <text:p>6,13 ₽</text:p>
          </table:table-cell>
          <table:table-cell table:style-name="ce196" table:formula="of:=IF([.$M73]=[.Y$2];SUM([.$O73:.$R73])*[.$U7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3:.Y73])" office:value-type="currency" office:currency="RUB" office:value="6.131664" calcext:value-type="currency">
            <text:p>6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152</text:p>
          </table:table-cell>
          <table:table-cell table:style-name="ce3" office:value-type="string" calcext:value-type="string">
            <text:p>Front door lower right handle</text:p>
          </table:table-cell>
          <table:table-cell table:style-name="ce140" office:value-type="float" office:value="6952" calcext:value-type="float">
            <text:p>6952</text:p>
          </table:table-cell>
          <table:table-cell table:style-name="ce143" table:formula="of:=[.C74]/1000" office:value-type="float" office:value="6.952" calcext:value-type="float">
            <text:p>6,95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4];[$Настройки.$B$2]=&quot;L&quot;;[.I74];[$Настройки.$B$2]=&quot;XL&quot;;[.J74])*[.G74]" office:value-type="float" office:value="1" calcext:value-type="float">
            <text:p>1</text:p>
          </table:table-cell>
          <table:table-cell table:style-name="ce162" table:formula="of:=[.D74]*[.E74]*[.F74]*[.K74]" office:value-type="float" office:value="5.83968" calcext:value-type="float">
            <text:p>5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4]=&quot;Основной&quot;;[$Настройки.$B$13];[.$M74]=&quot;Дешевле&quot;;[$Настройки.$B$14];[.M7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4]=[.O$2];[.$L74]*[.$N74];0)" office:value-type="float" office:value="0" calcext:value-type="float">
            <text:p>0,0</text:p>
          </table:table-cell>
          <table:table-cell table:style-name="ce162" table:formula="of:=IF([.$M74]=[.P$2];[.$L74]*[.$N74];0)" office:value-type="float" office:value="0" calcext:value-type="float">
            <text:p>0,0</text:p>
          </table:table-cell>
          <table:table-cell table:style-name="ce162" table:formula="of:=IF([.$M74]=[.Q$2];[.$L74]*[.$N74];0)" office:value-type="float" office:value="6.131664" calcext:value-type="float">
            <text:p>6,1</text:p>
          </table:table-cell>
          <table:table-cell table:style-name="ce162" table:formula="of:=IF([.$M74]=[.R$2];[.$L74]*[.$N74];0)" office:value-type="float" office:value="0" calcext:value-type="float">
            <text:p>0,0</text:p>
          </table:table-cell>
          <table:table-cell table:style-name="ce169" table:content-validation-name="val86" table:formula="of:=SUM([.O74:.R74])" office:value-type="float" office:value="6.131664" calcext:value-type="float">
            <text:p>6 г</text:p>
          </table:table-cell>
          <table:table-cell table:style-name="ce178" table:formula="of:=COM.MICROSOFT.IFS([.$M74]=&quot;Основной&quot;;[$Настройки.$C$13];[.$M74]=&quot;Лучше&quot;;[$Настройки.$C$13];[.$M74]=&quot;Дешевле&quot;;[$Настройки.$C$14];[.M7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4]/1000" office:value-type="float" office:value="1" calcext:value-type="float">
            <text:p>1,00</text:p>
          </table:table-cell>
          <table:table-cell table:style-name="ce196" table:formula="of:=IF([.$M74]=[.V$2];SUM([.$O74:.$R74])*[.$U74];0)" office:value-type="currency" office:currency="RUB" office:value="0" calcext:value-type="currency">
            <text:p>0,00 ₽</text:p>
          </table:table-cell>
          <table:table-cell table:style-name="ce196" table:formula="of:=IF([.$M74]=[.W$2];SUM([.$O74:.$R74])*[.$U74];0)" office:value-type="currency" office:currency="RUB" office:value="0" calcext:value-type="currency">
            <text:p>0,00 ₽</text:p>
          </table:table-cell>
          <table:table-cell table:style-name="ce196" table:formula="of:=IF([.$M74]=[.X$2];SUM([.$O74:.$R74])*[.$U74];0)" office:value-type="currency" office:currency="RUB" office:value="6.131664" calcext:value-type="currency">
            <text:p>6,13 ₽</text:p>
          </table:table-cell>
          <table:table-cell table:style-name="ce196" table:formula="of:=IF([.$M74]=[.Y$2];SUM([.$O74:.$R74])*[.$U7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4:.Y74])" office:value-type="currency" office:currency="RUB" office:value="6.131664" calcext:value-type="currency">
            <text:p>6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33(L)</text:p>
          </table:table-cell>
          <table:table-cell table:style-name="ce3" office:value-type="string" calcext:value-type="string">
            <text:p>Enclosure back door lock</text:p>
          </table:table-cell>
          <table:table-cell table:style-name="ce140" office:value-type="float" office:value="4128" calcext:value-type="float">
            <text:p>4128</text:p>
          </table:table-cell>
          <table:table-cell table:style-name="ce143" table:formula="of:=[.C75]/1000" office:value-type="float" office:value="4.128" calcext:value-type="float">
            <text:p>4,13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5];[$Настройки.$B$2]=&quot;L&quot;;[.I75];[$Настройки.$B$2]=&quot;XL&quot;;[.J75])*[.G75]" office:value-type="float" office:value="1" calcext:value-type="float">
            <text:p>1</text:p>
          </table:table-cell>
          <table:table-cell table:style-name="ce162" table:formula="of:=[.D75]*[.E75]*[.F75]*[.K75]" office:value-type="float" office:value="3.21984" calcext:value-type="float">
            <text:p>3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5]=&quot;Основной&quot;;[$Настройки.$B$13];[.$M75]=&quot;Дешевле&quot;;[$Настройки.$B$14];[.M7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5]=[.O$2];[.$L75]*[.$N75];0)" office:value-type="float" office:value="0" calcext:value-type="float">
            <text:p>0,0</text:p>
          </table:table-cell>
          <table:table-cell table:style-name="ce162" table:formula="of:=IF([.$M75]=[.P$2];[.$L75]*[.$N75];0)" office:value-type="float" office:value="0" calcext:value-type="float">
            <text:p>0,0</text:p>
          </table:table-cell>
          <table:table-cell table:style-name="ce162" table:formula="of:=IF([.$M75]=[.Q$2];[.$L75]*[.$N75];0)" office:value-type="float" office:value="3.380832" calcext:value-type="float">
            <text:p>3,4</text:p>
          </table:table-cell>
          <table:table-cell table:style-name="ce162" table:formula="of:=IF([.$M75]=[.R$2];[.$L75]*[.$N75];0)" office:value-type="float" office:value="0" calcext:value-type="float">
            <text:p>0,0</text:p>
          </table:table-cell>
          <table:table-cell table:style-name="ce169" table:content-validation-name="val86" table:formula="of:=SUM([.O75:.R75])" office:value-type="float" office:value="3.380832" calcext:value-type="float">
            <text:p>3 г</text:p>
          </table:table-cell>
          <table:table-cell table:style-name="ce178" table:formula="of:=COM.MICROSOFT.IFS([.$M75]=&quot;Основной&quot;;[$Настройки.$C$13];[.$M75]=&quot;Лучше&quot;;[$Настройки.$C$13];[.$M75]=&quot;Дешевле&quot;;[$Настройки.$C$14];[.M7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5]/1000" office:value-type="float" office:value="1" calcext:value-type="float">
            <text:p>1,00</text:p>
          </table:table-cell>
          <table:table-cell table:style-name="ce196" table:formula="of:=IF([.$M75]=[.V$2];SUM([.$O75:.$R75])*[.$U75];0)" office:value-type="currency" office:currency="RUB" office:value="0" calcext:value-type="currency">
            <text:p>0,00 ₽</text:p>
          </table:table-cell>
          <table:table-cell table:style-name="ce196" table:formula="of:=IF([.$M75]=[.W$2];SUM([.$O75:.$R75])*[.$U75];0)" office:value-type="currency" office:currency="RUB" office:value="0" calcext:value-type="currency">
            <text:p>0,00 ₽</text:p>
          </table:table-cell>
          <table:table-cell table:style-name="ce196" table:formula="of:=IF([.$M75]=[.X$2];SUM([.$O75:.$R75])*[.$U75];0)" office:value-type="currency" office:currency="RUB" office:value="3.380832" calcext:value-type="currency">
            <text:p>3,38 ₽</text:p>
          </table:table-cell>
          <table:table-cell table:style-name="ce196" table:formula="of:=IF([.$M75]=[.Y$2];SUM([.$O75:.$R75])*[.$U7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5:.Y75])" office:value-type="currency" office:currency="RUB" office:value="3.380832" calcext:value-type="currency">
            <text:p>3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33(R)</text:p>
          </table:table-cell>
          <table:table-cell table:style-name="ce3" office:value-type="string" calcext:value-type="string">
            <text:p>Enclosure back door lock</text:p>
          </table:table-cell>
          <table:table-cell table:style-name="ce140" office:value-type="float" office:value="4128" calcext:value-type="float">
            <text:p>4128</text:p>
          </table:table-cell>
          <table:table-cell table:style-name="ce143" table:formula="of:=[.C76]/1000" office:value-type="float" office:value="4.128" calcext:value-type="float">
            <text:p>4,13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6];[$Настройки.$B$2]=&quot;L&quot;;[.I76];[$Настройки.$B$2]=&quot;XL&quot;;[.J76])*[.G76]" office:value-type="float" office:value="1" calcext:value-type="float">
            <text:p>1</text:p>
          </table:table-cell>
          <table:table-cell table:style-name="ce162" table:formula="of:=[.D76]*[.E76]*[.F76]*[.K76]" office:value-type="float" office:value="3.21984" calcext:value-type="float">
            <text:p>3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6]=&quot;Основной&quot;;[$Настройки.$B$13];[.$M76]=&quot;Дешевле&quot;;[$Настройки.$B$14];[.M7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6]=[.O$2];[.$L76]*[.$N76];0)" office:value-type="float" office:value="0" calcext:value-type="float">
            <text:p>0,0</text:p>
          </table:table-cell>
          <table:table-cell table:style-name="ce162" table:formula="of:=IF([.$M76]=[.P$2];[.$L76]*[.$N76];0)" office:value-type="float" office:value="0" calcext:value-type="float">
            <text:p>0,0</text:p>
          </table:table-cell>
          <table:table-cell table:style-name="ce162" table:formula="of:=IF([.$M76]=[.Q$2];[.$L76]*[.$N76];0)" office:value-type="float" office:value="3.380832" calcext:value-type="float">
            <text:p>3,4</text:p>
          </table:table-cell>
          <table:table-cell table:style-name="ce162" table:formula="of:=IF([.$M76]=[.R$2];[.$L76]*[.$N76];0)" office:value-type="float" office:value="0" calcext:value-type="float">
            <text:p>0,0</text:p>
          </table:table-cell>
          <table:table-cell table:style-name="ce169" table:content-validation-name="val86" table:formula="of:=SUM([.O76:.R76])" office:value-type="float" office:value="3.380832" calcext:value-type="float">
            <text:p>3 г</text:p>
          </table:table-cell>
          <table:table-cell table:style-name="ce178" table:formula="of:=COM.MICROSOFT.IFS([.$M76]=&quot;Основной&quot;;[$Настройки.$C$13];[.$M76]=&quot;Лучше&quot;;[$Настройки.$C$13];[.$M76]=&quot;Дешевле&quot;;[$Настройки.$C$14];[.M7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6]/1000" office:value-type="float" office:value="1" calcext:value-type="float">
            <text:p>1,00</text:p>
          </table:table-cell>
          <table:table-cell table:style-name="ce196" table:formula="of:=IF([.$M76]=[.V$2];SUM([.$O76:.$R76])*[.$U76];0)" office:value-type="currency" office:currency="RUB" office:value="0" calcext:value-type="currency">
            <text:p>0,00 ₽</text:p>
          </table:table-cell>
          <table:table-cell table:style-name="ce196" table:formula="of:=IF([.$M76]=[.W$2];SUM([.$O76:.$R76])*[.$U76];0)" office:value-type="currency" office:currency="RUB" office:value="0" calcext:value-type="currency">
            <text:p>0,00 ₽</text:p>
          </table:table-cell>
          <table:table-cell table:style-name="ce196" table:formula="of:=IF([.$M76]=[.X$2];SUM([.$O76:.$R76])*[.$U76];0)" office:value-type="currency" office:currency="RUB" office:value="3.380832" calcext:value-type="currency">
            <text:p>3,38 ₽</text:p>
          </table:table-cell>
          <table:table-cell table:style-name="ce196" table:formula="of:=IF([.$M76]=[.Y$2];SUM([.$O76:.$R76])*[.$U7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6:.Y76])" office:value-type="currency" office:currency="RUB" office:value="3.380832" calcext:value-type="currency">
            <text:p>3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34</text:p>
          </table:table-cell>
          <table:table-cell table:style-name="ce3" office:value-type="string" calcext:value-type="string">
            <text:p>200mm fan grill</text:p>
          </table:table-cell>
          <table:table-cell table:style-name="ce140" office:value-type="float" office:value="105707" calcext:value-type="float">
            <text:p>105707</text:p>
          </table:table-cell>
          <table:table-cell table:style-name="ce143" table:formula="of:=[.C77]/1000" office:value-type="float" office:value="105.707" calcext:value-type="float">
            <text:p>105,71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7];[$Настройки.$B$2]=&quot;L&quot;;[.I77];[$Настройки.$B$2]=&quot;XL&quot;;[.J77])*[.G77]" office:value-type="float" office:value="1" calcext:value-type="float">
            <text:p>1</text:p>
          </table:table-cell>
          <table:table-cell table:style-name="ce162" table:formula="of:=[.D77]*[.E77]*[.F77]*[.K77]" office:value-type="float" office:value="101.47872" calcext:value-type="float">
            <text:p>101,5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7]=&quot;Основной&quot;;[$Настройки.$B$13];[.$M77]=&quot;Дешевле&quot;;[$Настройки.$B$14];[.M7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7]=[.O$2];[.$L77]*[.$N77];0)" office:value-type="float" office:value="0" calcext:value-type="float">
            <text:p>0,0</text:p>
          </table:table-cell>
          <table:table-cell table:style-name="ce162" table:formula="of:=IF([.$M77]=[.P$2];[.$L77]*[.$N77];0)" office:value-type="float" office:value="0" calcext:value-type="float">
            <text:p>0,0</text:p>
          </table:table-cell>
          <table:table-cell table:style-name="ce162" table:formula="of:=IF([.$M77]=[.Q$2];[.$L77]*[.$N77];0)" office:value-type="float" office:value="106.552656" calcext:value-type="float">
            <text:p>106,6</text:p>
          </table:table-cell>
          <table:table-cell table:style-name="ce162" table:formula="of:=IF([.$M77]=[.R$2];[.$L77]*[.$N77];0)" office:value-type="float" office:value="0" calcext:value-type="float">
            <text:p>0,0</text:p>
          </table:table-cell>
          <table:table-cell table:style-name="ce169" table:content-validation-name="val86" table:formula="of:=SUM([.O77:.R77])" office:value-type="float" office:value="106.552656" calcext:value-type="float">
            <text:p>107 г</text:p>
          </table:table-cell>
          <table:table-cell table:style-name="ce178" table:formula="of:=COM.MICROSOFT.IFS([.$M77]=&quot;Основной&quot;;[$Настройки.$C$13];[.$M77]=&quot;Лучше&quot;;[$Настройки.$C$13];[.$M77]=&quot;Дешевле&quot;;[$Настройки.$C$14];[.M7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7]/1000" office:value-type="float" office:value="1" calcext:value-type="float">
            <text:p>1,00</text:p>
          </table:table-cell>
          <table:table-cell table:style-name="ce196" table:formula="of:=IF([.$M77]=[.V$2];SUM([.$O77:.$R77])*[.$U77];0)" office:value-type="currency" office:currency="RUB" office:value="0" calcext:value-type="currency">
            <text:p>0,00 ₽</text:p>
          </table:table-cell>
          <table:table-cell table:style-name="ce196" table:formula="of:=IF([.$M77]=[.W$2];SUM([.$O77:.$R77])*[.$U77];0)" office:value-type="currency" office:currency="RUB" office:value="0" calcext:value-type="currency">
            <text:p>0,00 ₽</text:p>
          </table:table-cell>
          <table:table-cell table:style-name="ce196" table:formula="of:=IF([.$M77]=[.X$2];SUM([.$O77:.$R77])*[.$U77];0)" office:value-type="currency" office:currency="RUB" office:value="106.552656" calcext:value-type="currency">
            <text:p>106,55 ₽</text:p>
          </table:table-cell>
          <table:table-cell table:style-name="ce196" table:formula="of:=IF([.$M77]=[.Y$2];SUM([.$O77:.$R77])*[.$U7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7:.Y77])" office:value-type="currency" office:currency="RUB" office:value="106.552656" calcext:value-type="currency">
            <text:p>107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35</text:p>
          </table:table-cell>
          <table:table-cell table:style-name="ce3" office:value-type="string" calcext:value-type="string">
            <text:p>200mm fan grill logo</text:p>
          </table:table-cell>
          <table:table-cell table:style-name="ce140" office:value-type="float" office:value="1829" calcext:value-type="float">
            <text:p>1829</text:p>
          </table:table-cell>
          <table:table-cell table:style-name="ce143" table:formula="of:=[.C78]/1000" office:value-type="float" office:value="1.829" calcext:value-type="float">
            <text:p>1,8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8];[$Настройки.$B$2]=&quot;L&quot;;[.I78];[$Настройки.$B$2]=&quot;XL&quot;;[.J78])*[.G78]" office:value-type="float" office:value="1" calcext:value-type="float">
            <text:p>1</text:p>
          </table:table-cell>
          <table:table-cell table:style-name="ce162" table:formula="of:=[.D78]*[.E78]*[.F78]*[.K78]" office:value-type="float" office:value="2.1948" calcext:value-type="float">
            <text:p>2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8]=&quot;Основной&quot;;[$Настройки.$B$13];[.$M78]=&quot;Дешевле&quot;;[$Настройки.$B$14];[.M7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8]=[.O$2];[.$L78]*[.$N78];0)" office:value-type="float" office:value="0" calcext:value-type="float">
            <text:p>0,0</text:p>
          </table:table-cell>
          <table:table-cell table:style-name="ce162" table:formula="of:=IF([.$M78]=[.P$2];[.$L78]*[.$N78];0)" office:value-type="float" office:value="0" calcext:value-type="float">
            <text:p>0,0</text:p>
          </table:table-cell>
          <table:table-cell table:style-name="ce162" table:formula="of:=IF([.$M78]=[.Q$2];[.$L78]*[.$N78];0)" office:value-type="float" office:value="2.30454" calcext:value-type="float">
            <text:p>2,3</text:p>
          </table:table-cell>
          <table:table-cell table:style-name="ce162" table:formula="of:=IF([.$M78]=[.R$2];[.$L78]*[.$N78];0)" office:value-type="float" office:value="0" calcext:value-type="float">
            <text:p>0,0</text:p>
          </table:table-cell>
          <table:table-cell table:style-name="ce169" table:content-validation-name="val86" table:formula="of:=SUM([.O78:.R78])" office:value-type="float" office:value="2.30454" calcext:value-type="float">
            <text:p>2 г</text:p>
          </table:table-cell>
          <table:table-cell table:style-name="ce178" table:formula="of:=COM.MICROSOFT.IFS([.$M78]=&quot;Основной&quot;;[$Настройки.$C$13];[.$M78]=&quot;Лучше&quot;;[$Настройки.$C$13];[.$M78]=&quot;Дешевле&quot;;[$Настройки.$C$14];[.M7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8]/1000" office:value-type="float" office:value="1" calcext:value-type="float">
            <text:p>1,00</text:p>
          </table:table-cell>
          <table:table-cell table:style-name="ce196" table:formula="of:=IF([.$M78]=[.V$2];SUM([.$O78:.$R78])*[.$U78];0)" office:value-type="currency" office:currency="RUB" office:value="0" calcext:value-type="currency">
            <text:p>0,00 ₽</text:p>
          </table:table-cell>
          <table:table-cell table:style-name="ce196" table:formula="of:=IF([.$M78]=[.W$2];SUM([.$O78:.$R78])*[.$U78];0)" office:value-type="currency" office:currency="RUB" office:value="0" calcext:value-type="currency">
            <text:p>0,00 ₽</text:p>
          </table:table-cell>
          <table:table-cell table:style-name="ce196" table:formula="of:=IF([.$M78]=[.X$2];SUM([.$O78:.$R78])*[.$U78];0)" office:value-type="currency" office:currency="RUB" office:value="2.30454" calcext:value-type="currency">
            <text:p>2,30 ₽</text:p>
          </table:table-cell>
          <table:table-cell table:style-name="ce196" table:formula="of:=IF([.$M78]=[.Y$2];SUM([.$O78:.$R78])*[.$U7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8:.Y78])" office:value-type="currency" office:currency="RUB" office:value="2.30454" calcext:value-type="currency">
            <text:p>2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2</text:p>
          </table:table-cell>
          <table:table-cell table:style-name="ce3" office:value-type="string" calcext:value-type="string">
            <text:p>Portal panels front center cover</text:p>
          </table:table-cell>
          <table:table-cell table:style-name="ce140" office:value-type="float" office:value="46588" calcext:value-type="float">
            <text:p>46588</text:p>
          </table:table-cell>
          <table:table-cell table:style-name="ce143" table:formula="of:=[.C79]/1000" office:value-type="float" office:value="46.588" calcext:value-type="float">
            <text:p>46,59</text:p>
          </table:table-cell>
          <table:table-cell table:style-name="ce155" office:value-type="percentage" office:value="0.4" calcext:value-type="percentage">
            <text:p>4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79];[$Настройки.$B$2]=&quot;L&quot;;[.I79];[$Настройки.$B$2]=&quot;XL&quot;;[.J79])*[.G79]" office:value-type="float" office:value="1" calcext:value-type="float">
            <text:p>1</text:p>
          </table:table-cell>
          <table:table-cell table:style-name="ce162" table:formula="of:=[.D79]*[.E79]*[.F79]*[.K79]" office:value-type="float" office:value="22.36224" calcext:value-type="float">
            <text:p>22,4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79]=&quot;Основной&quot;;[$Настройки.$B$13];[.$M79]=&quot;Дешевле&quot;;[$Настройки.$B$14];[.M7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79]=[.O$2];[.$L79]*[.$N79];0)" office:value-type="float" office:value="0" calcext:value-type="float">
            <text:p>0,0</text:p>
          </table:table-cell>
          <table:table-cell table:style-name="ce162" table:formula="of:=IF([.$M79]=[.P$2];[.$L79]*[.$N79];0)" office:value-type="float" office:value="0" calcext:value-type="float">
            <text:p>0,0</text:p>
          </table:table-cell>
          <table:table-cell table:style-name="ce162" table:formula="of:=IF([.$M79]=[.Q$2];[.$L79]*[.$N79];0)" office:value-type="float" office:value="23.480352" calcext:value-type="float">
            <text:p>23,5</text:p>
          </table:table-cell>
          <table:table-cell table:style-name="ce162" table:formula="of:=IF([.$M79]=[.R$2];[.$L79]*[.$N79];0)" office:value-type="float" office:value="0" calcext:value-type="float">
            <text:p>0,0</text:p>
          </table:table-cell>
          <table:table-cell table:style-name="ce169" table:content-validation-name="val86" table:formula="of:=SUM([.O79:.R79])" office:value-type="float" office:value="23.480352" calcext:value-type="float">
            <text:p>23 г</text:p>
          </table:table-cell>
          <table:table-cell table:style-name="ce178" table:formula="of:=COM.MICROSOFT.IFS([.$M79]=&quot;Основной&quot;;[$Настройки.$C$13];[.$M79]=&quot;Лучше&quot;;[$Настройки.$C$13];[.$M79]=&quot;Дешевле&quot;;[$Настройки.$C$14];[.M7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79]/1000" office:value-type="float" office:value="1" calcext:value-type="float">
            <text:p>1,00</text:p>
          </table:table-cell>
          <table:table-cell table:style-name="ce196" table:formula="of:=IF([.$M79]=[.V$2];SUM([.$O79:.$R79])*[.$U79];0)" office:value-type="currency" office:currency="RUB" office:value="0" calcext:value-type="currency">
            <text:p>0,00 ₽</text:p>
          </table:table-cell>
          <table:table-cell table:style-name="ce196" table:formula="of:=IF([.$M79]=[.W$2];SUM([.$O79:.$R79])*[.$U79];0)" office:value-type="currency" office:currency="RUB" office:value="0" calcext:value-type="currency">
            <text:p>0,00 ₽</text:p>
          </table:table-cell>
          <table:table-cell table:style-name="ce196" table:formula="of:=IF([.$M79]=[.X$2];SUM([.$O79:.$R79])*[.$U79];0)" office:value-type="currency" office:currency="RUB" office:value="23.480352" calcext:value-type="currency">
            <text:p>23,48 ₽</text:p>
          </table:table-cell>
          <table:table-cell table:style-name="ce196" table:formula="of:=IF([.$M79]=[.Y$2];SUM([.$O79:.$R79])*[.$U7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79:.Y79])" office:value-type="currency" office:currency="RUB" office:value="23.480352" calcext:value-type="currency">
            <text:p>23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3(ML)</text:p>
          </table:table-cell>
          <table:table-cell table:style-name="ce3" office:value-type="string" calcext:value-type="string">
            <text:p>Portal panels front cover</text:p>
          </table:table-cell>
          <table:table-cell table:style-name="ce140" office:value-type="float" office:value="12684" calcext:value-type="float">
            <text:p>12684</text:p>
          </table:table-cell>
          <table:table-cell table:style-name="ce143" table:formula="of:=[.C80]/1000" office:value-type="float" office:value="12.684" calcext:value-type="float">
            <text:p>12,68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80];[$Настройки.$B$2]=&quot;L&quot;;[.I80];[$Настройки.$B$2]=&quot;XL&quot;;[.J80])*[.G80]" office:value-type="float" office:value="1" calcext:value-type="float">
            <text:p>1</text:p>
          </table:table-cell>
          <table:table-cell table:style-name="ce162" table:formula="of:=[.D80]*[.E80]*[.F80]*[.K80]" office:value-type="float" office:value="10.65456" calcext:value-type="float">
            <text:p>10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0]=&quot;Основной&quot;;[$Настройки.$B$13];[.$M80]=&quot;Дешевле&quot;;[$Настройки.$B$14];[.M8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0]=[.O$2];[.$L80]*[.$N80];0)" office:value-type="float" office:value="0" calcext:value-type="float">
            <text:p>0,0</text:p>
          </table:table-cell>
          <table:table-cell table:style-name="ce162" table:formula="of:=IF([.$M80]=[.P$2];[.$L80]*[.$N80];0)" office:value-type="float" office:value="0" calcext:value-type="float">
            <text:p>0,0</text:p>
          </table:table-cell>
          <table:table-cell table:style-name="ce162" table:formula="of:=IF([.$M80]=[.Q$2];[.$L80]*[.$N80];0)" office:value-type="float" office:value="11.187288" calcext:value-type="float">
            <text:p>11,2</text:p>
          </table:table-cell>
          <table:table-cell table:style-name="ce162" table:formula="of:=IF([.$M80]=[.R$2];[.$L80]*[.$N80];0)" office:value-type="float" office:value="0" calcext:value-type="float">
            <text:p>0,0</text:p>
          </table:table-cell>
          <table:table-cell table:style-name="ce169" table:content-validation-name="val86" table:formula="of:=SUM([.O80:.R80])" office:value-type="float" office:value="11.187288" calcext:value-type="float">
            <text:p>11 г</text:p>
          </table:table-cell>
          <table:table-cell table:style-name="ce178" table:formula="of:=COM.MICROSOFT.IFS([.$M80]=&quot;Основной&quot;;[$Настройки.$C$13];[.$M80]=&quot;Лучше&quot;;[$Настройки.$C$13];[.$M80]=&quot;Дешевле&quot;;[$Настройки.$C$14];[.M8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0]/1000" office:value-type="float" office:value="1" calcext:value-type="float">
            <text:p>1,00</text:p>
          </table:table-cell>
          <table:table-cell table:style-name="ce196" table:formula="of:=IF([.$M80]=[.V$2];SUM([.$O80:.$R80])*[.$U80];0)" office:value-type="currency" office:currency="RUB" office:value="0" calcext:value-type="currency">
            <text:p>0,00 ₽</text:p>
          </table:table-cell>
          <table:table-cell table:style-name="ce196" table:formula="of:=IF([.$M80]=[.W$2];SUM([.$O80:.$R80])*[.$U80];0)" office:value-type="currency" office:currency="RUB" office:value="0" calcext:value-type="currency">
            <text:p>0,00 ₽</text:p>
          </table:table-cell>
          <table:table-cell table:style-name="ce196" table:formula="of:=IF([.$M80]=[.X$2];SUM([.$O80:.$R80])*[.$U80];0)" office:value-type="currency" office:currency="RUB" office:value="11.187288" calcext:value-type="currency">
            <text:p>11,19 ₽</text:p>
          </table:table-cell>
          <table:table-cell table:style-name="ce196" table:formula="of:=IF([.$M80]=[.Y$2];SUM([.$O80:.$R80])*[.$U8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0:.Y80])" office:value-type="currency" office:currency="RUB" office:value="11.187288" calcext:value-type="currency">
            <text:p>11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3(MR)</text:p>
          </table:table-cell>
          <table:table-cell table:style-name="ce3" office:value-type="string" calcext:value-type="string">
            <text:p>Portal panels front cover</text:p>
          </table:table-cell>
          <table:table-cell table:style-name="ce140" office:value-type="float" office:value="12684" calcext:value-type="float">
            <text:p>12684</text:p>
          </table:table-cell>
          <table:table-cell table:style-name="ce143" table:formula="of:=[.C81]/1000" office:value-type="float" office:value="12.684" calcext:value-type="float">
            <text:p>12,68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81];[$Настройки.$B$2]=&quot;L&quot;;[.I81];[$Настройки.$B$2]=&quot;XL&quot;;[.J81])*[.G81]" office:value-type="float" office:value="1" calcext:value-type="float">
            <text:p>1</text:p>
          </table:table-cell>
          <table:table-cell table:style-name="ce162" table:formula="of:=[.D81]*[.E81]*[.F81]*[.K81]" office:value-type="float" office:value="10.65456" calcext:value-type="float">
            <text:p>10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1]=&quot;Основной&quot;;[$Настройки.$B$13];[.$M81]=&quot;Дешевле&quot;;[$Настройки.$B$14];[.M8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1]=[.O$2];[.$L81]*[.$N81];0)" office:value-type="float" office:value="0" calcext:value-type="float">
            <text:p>0,0</text:p>
          </table:table-cell>
          <table:table-cell table:style-name="ce162" table:formula="of:=IF([.$M81]=[.P$2];[.$L81]*[.$N81];0)" office:value-type="float" office:value="0" calcext:value-type="float">
            <text:p>0,0</text:p>
          </table:table-cell>
          <table:table-cell table:style-name="ce162" table:formula="of:=IF([.$M81]=[.Q$2];[.$L81]*[.$N81];0)" office:value-type="float" office:value="11.187288" calcext:value-type="float">
            <text:p>11,2</text:p>
          </table:table-cell>
          <table:table-cell table:style-name="ce162" table:formula="of:=IF([.$M81]=[.R$2];[.$L81]*[.$N81];0)" office:value-type="float" office:value="0" calcext:value-type="float">
            <text:p>0,0</text:p>
          </table:table-cell>
          <table:table-cell table:style-name="ce169" table:content-validation-name="val86" table:formula="of:=SUM([.O81:.R81])" office:value-type="float" office:value="11.187288" calcext:value-type="float">
            <text:p>11 г</text:p>
          </table:table-cell>
          <table:table-cell table:style-name="ce178" table:formula="of:=COM.MICROSOFT.IFS([.$M81]=&quot;Основной&quot;;[$Настройки.$C$13];[.$M81]=&quot;Лучше&quot;;[$Настройки.$C$13];[.$M81]=&quot;Дешевле&quot;;[$Настройки.$C$14];[.M8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1]/1000" office:value-type="float" office:value="1" calcext:value-type="float">
            <text:p>1,00</text:p>
          </table:table-cell>
          <table:table-cell table:style-name="ce196" table:formula="of:=IF([.$M81]=[.V$2];SUM([.$O81:.$R81])*[.$U81];0)" office:value-type="currency" office:currency="RUB" office:value="0" calcext:value-type="currency">
            <text:p>0,00 ₽</text:p>
          </table:table-cell>
          <table:table-cell table:style-name="ce196" table:formula="of:=IF([.$M81]=[.W$2];SUM([.$O81:.$R81])*[.$U81];0)" office:value-type="currency" office:currency="RUB" office:value="0" calcext:value-type="currency">
            <text:p>0,00 ₽</text:p>
          </table:table-cell>
          <table:table-cell table:style-name="ce196" table:formula="of:=IF([.$M81]=[.X$2];SUM([.$O81:.$R81])*[.$U81];0)" office:value-type="currency" office:currency="RUB" office:value="11.187288" calcext:value-type="currency">
            <text:p>11,19 ₽</text:p>
          </table:table-cell>
          <table:table-cell table:style-name="ce196" table:formula="of:=IF([.$M81]=[.Y$2];SUM([.$O81:.$R81])*[.$U8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1:.Y81])" office:value-type="currency" office:currency="RUB" office:value="11.187288" calcext:value-type="currency">
            <text:p>11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3(XLL)</text:p>
          </table:table-cell>
          <table:table-cell table:style-name="ce3" office:value-type="string" calcext:value-type="string">
            <text:p>Portal panels front cover</text:p>
          </table:table-cell>
          <table:table-cell table:style-name="ce140" office:value-type="float" office:value="16343" calcext:value-type="float">
            <text:p>16343</text:p>
          </table:table-cell>
          <table:table-cell table:style-name="ce143" table:formula="of:=[.C82]/1000" office:value-type="float" office:value="16.343" calcext:value-type="float">
            <text:p>16,34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2];[$Настройки.$B$2]=&quot;L&quot;;[.I82];[$Настройки.$B$2]=&quot;XL&quot;;[.J82])*[.G82]" office:value-type="float" office:value="0" calcext:value-type="float">
            <text:p>0</text:p>
          </table:table-cell>
          <table:table-cell table:style-name="ce162" table:formula="of:=[.D82]*[.E82]*[.F82]*[.K82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2]=&quot;Основной&quot;;[$Настройки.$B$13];[.$M82]=&quot;Дешевле&quot;;[$Настройки.$B$14];[.M8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2]=[.O$2];[.$L82]*[.$N82];0)" office:value-type="float" office:value="0" calcext:value-type="float">
            <text:p>0,0</text:p>
          </table:table-cell>
          <table:table-cell table:style-name="ce162" table:formula="of:=IF([.$M82]=[.P$2];[.$L82]*[.$N82];0)" office:value-type="float" office:value="0" calcext:value-type="float">
            <text:p>0,0</text:p>
          </table:table-cell>
          <table:table-cell table:style-name="ce162" table:formula="of:=IF([.$M82]=[.Q$2];[.$L82]*[.$N82];0)" office:value-type="float" office:value="0" calcext:value-type="float">
            <text:p>0,0</text:p>
          </table:table-cell>
          <table:table-cell table:style-name="ce162" table:formula="of:=IF([.$M82]=[.R$2];[.$L82]*[.$N82];0)" office:value-type="float" office:value="0" calcext:value-type="float">
            <text:p>0,0</text:p>
          </table:table-cell>
          <table:table-cell table:style-name="ce169" table:content-validation-name="val86" table:formula="of:=SUM([.O82:.R82])" office:value-type="float" office:value="0" calcext:value-type="float">
            <text:p>0 г</text:p>
          </table:table-cell>
          <table:table-cell table:style-name="ce178" table:formula="of:=COM.MICROSOFT.IFS([.$M82]=&quot;Основной&quot;;[$Настройки.$C$13];[.$M82]=&quot;Лучше&quot;;[$Настройки.$C$13];[.$M82]=&quot;Дешевле&quot;;[$Настройки.$C$14];[.M8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2]/1000" office:value-type="float" office:value="1" calcext:value-type="float">
            <text:p>1,00</text:p>
          </table:table-cell>
          <table:table-cell table:style-name="ce196" table:formula="of:=IF([.$M82]=[.V$2];SUM([.$O82:.$R82])*[.$U82];0)" office:value-type="currency" office:currency="RUB" office:value="0" calcext:value-type="currency">
            <text:p>0,00 ₽</text:p>
          </table:table-cell>
          <table:table-cell table:style-name="ce196" table:formula="of:=IF([.$M82]=[.W$2];SUM([.$O82:.$R82])*[.$U82];0)" office:value-type="currency" office:currency="RUB" office:value="0" calcext:value-type="currency">
            <text:p>0,00 ₽</text:p>
          </table:table-cell>
          <table:table-cell table:style-name="ce196" table:formula="of:=IF([.$M82]=[.X$2];SUM([.$O82:.$R82])*[.$U82];0)" office:value-type="currency" office:currency="RUB" office:value="0" calcext:value-type="currency">
            <text:p>0,00 ₽</text:p>
          </table:table-cell>
          <table:table-cell table:style-name="ce196" table:formula="of:=IF([.$M82]=[.Y$2];SUM([.$O82:.$R82])*[.$U8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2:.Y82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3(XLR)</text:p>
          </table:table-cell>
          <table:table-cell table:style-name="ce3" office:value-type="string" calcext:value-type="string">
            <text:p>Portal panels front cover</text:p>
          </table:table-cell>
          <table:table-cell table:style-name="ce140" office:value-type="float" office:value="16343" calcext:value-type="float">
            <text:p>16343</text:p>
          </table:table-cell>
          <table:table-cell table:style-name="ce143" table:formula="of:=[.C83]/1000" office:value-type="float" office:value="16.343" calcext:value-type="float">
            <text:p>16,34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3];[$Настройки.$B$2]=&quot;L&quot;;[.I83];[$Настройки.$B$2]=&quot;XL&quot;;[.J83])*[.G83]" office:value-type="float" office:value="0" calcext:value-type="float">
            <text:p>0</text:p>
          </table:table-cell>
          <table:table-cell table:style-name="ce162" table:formula="of:=[.D83]*[.E83]*[.F83]*[.K83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3]=&quot;Основной&quot;;[$Настройки.$B$13];[.$M83]=&quot;Дешевле&quot;;[$Настройки.$B$14];[.M8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3]=[.O$2];[.$L83]*[.$N83];0)" office:value-type="float" office:value="0" calcext:value-type="float">
            <text:p>0,0</text:p>
          </table:table-cell>
          <table:table-cell table:style-name="ce162" table:formula="of:=IF([.$M83]=[.P$2];[.$L83]*[.$N83];0)" office:value-type="float" office:value="0" calcext:value-type="float">
            <text:p>0,0</text:p>
          </table:table-cell>
          <table:table-cell table:style-name="ce162" table:formula="of:=IF([.$M83]=[.Q$2];[.$L83]*[.$N83];0)" office:value-type="float" office:value="0" calcext:value-type="float">
            <text:p>0,0</text:p>
          </table:table-cell>
          <table:table-cell table:style-name="ce162" table:formula="of:=IF([.$M83]=[.R$2];[.$L83]*[.$N83];0)" office:value-type="float" office:value="0" calcext:value-type="float">
            <text:p>0,0</text:p>
          </table:table-cell>
          <table:table-cell table:style-name="ce169" table:content-validation-name="val86" table:formula="of:=SUM([.O83:.R83])" office:value-type="float" office:value="0" calcext:value-type="float">
            <text:p>0 г</text:p>
          </table:table-cell>
          <table:table-cell table:style-name="ce178" table:formula="of:=COM.MICROSOFT.IFS([.$M83]=&quot;Основной&quot;;[$Настройки.$C$13];[.$M83]=&quot;Лучше&quot;;[$Настройки.$C$13];[.$M83]=&quot;Дешевле&quot;;[$Настройки.$C$14];[.M8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3]/1000" office:value-type="float" office:value="1" calcext:value-type="float">
            <text:p>1,00</text:p>
          </table:table-cell>
          <table:table-cell table:style-name="ce196" table:formula="of:=IF([.$M83]=[.V$2];SUM([.$O83:.$R83])*[.$U83];0)" office:value-type="currency" office:currency="RUB" office:value="0" calcext:value-type="currency">
            <text:p>0,00 ₽</text:p>
          </table:table-cell>
          <table:table-cell table:style-name="ce196" table:formula="of:=IF([.$M83]=[.W$2];SUM([.$O83:.$R83])*[.$U83];0)" office:value-type="currency" office:currency="RUB" office:value="0" calcext:value-type="currency">
            <text:p>0,00 ₽</text:p>
          </table:table-cell>
          <table:table-cell table:style-name="ce196" table:formula="of:=IF([.$M83]=[.X$2];SUM([.$O83:.$R83])*[.$U83];0)" office:value-type="currency" office:currency="RUB" office:value="0" calcext:value-type="currency">
            <text:p>0,00 ₽</text:p>
          </table:table-cell>
          <table:table-cell table:style-name="ce196" table:formula="of:=IF([.$M83]=[.Y$2];SUM([.$O83:.$R83])*[.$U8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3:.Y83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41</text:p>
          </table:table-cell>
          <table:table-cell table:style-name="ce3" office:value-type="string" calcext:value-type="string">
            <text:p>Portal panels back center cover base</text:p>
          </table:table-cell>
          <table:table-cell table:style-name="ce140" office:value-type="float" office:value="61587" calcext:value-type="float">
            <text:p>61587</text:p>
          </table:table-cell>
          <table:table-cell table:style-name="ce143" table:formula="of:=[.C84]/1000" office:value-type="float" office:value="61.587" calcext:value-type="float">
            <text:p>61,59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4];[$Настройки.$B$2]=&quot;L&quot;;[.I84];[$Настройки.$B$2]=&quot;XL&quot;;[.J84])*[.G84]" office:value-type="float" office:value="1" calcext:value-type="float">
            <text:p>1</text:p>
          </table:table-cell>
          <table:table-cell table:style-name="ce162" table:formula="of:=[.D84]*[.E84]*[.F84]*[.K84]" office:value-type="float" office:value="36.9522" calcext:value-type="float">
            <text:p>37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4]=&quot;Основной&quot;;[$Настройки.$B$13];[.$M84]=&quot;Дешевле&quot;;[$Настройки.$B$14];[.M8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4]=[.O$2];[.$L84]*[.$N84];0)" office:value-type="float" office:value="0" calcext:value-type="float">
            <text:p>0,0</text:p>
          </table:table-cell>
          <table:table-cell table:style-name="ce162" table:formula="of:=IF([.$M84]=[.P$2];[.$L84]*[.$N84];0)" office:value-type="float" office:value="0" calcext:value-type="float">
            <text:p>0,0</text:p>
          </table:table-cell>
          <table:table-cell table:style-name="ce162" table:formula="of:=IF([.$M84]=[.Q$2];[.$L84]*[.$N84];0)" office:value-type="float" office:value="38.79981" calcext:value-type="float">
            <text:p>38,8</text:p>
          </table:table-cell>
          <table:table-cell table:style-name="ce162" table:formula="of:=IF([.$M84]=[.R$2];[.$L84]*[.$N84];0)" office:value-type="float" office:value="0" calcext:value-type="float">
            <text:p>0,0</text:p>
          </table:table-cell>
          <table:table-cell table:style-name="ce169" table:content-validation-name="val86" table:formula="of:=SUM([.O84:.R84])" office:value-type="float" office:value="38.79981" calcext:value-type="float">
            <text:p>39 г</text:p>
          </table:table-cell>
          <table:table-cell table:style-name="ce178" table:formula="of:=COM.MICROSOFT.IFS([.$M84]=&quot;Основной&quot;;[$Настройки.$C$13];[.$M84]=&quot;Лучше&quot;;[$Настройки.$C$13];[.$M84]=&quot;Дешевле&quot;;[$Настройки.$C$14];[.M8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4]/1000" office:value-type="float" office:value="1" calcext:value-type="float">
            <text:p>1,00</text:p>
          </table:table-cell>
          <table:table-cell table:style-name="ce196" table:formula="of:=IF([.$M84]=[.V$2];SUM([.$O84:.$R84])*[.$U84];0)" office:value-type="currency" office:currency="RUB" office:value="0" calcext:value-type="currency">
            <text:p>0,00 ₽</text:p>
          </table:table-cell>
          <table:table-cell table:style-name="ce196" table:formula="of:=IF([.$M84]=[.W$2];SUM([.$O84:.$R84])*[.$U84];0)" office:value-type="currency" office:currency="RUB" office:value="0" calcext:value-type="currency">
            <text:p>0,00 ₽</text:p>
          </table:table-cell>
          <table:table-cell table:style-name="ce196" table:formula="of:=IF([.$M84]=[.X$2];SUM([.$O84:.$R84])*[.$U84];0)" office:value-type="currency" office:currency="RUB" office:value="38.79981" calcext:value-type="currency">
            <text:p>38,80 ₽</text:p>
          </table:table-cell>
          <table:table-cell table:style-name="ce196" table:formula="of:=IF([.$M84]=[.Y$2];SUM([.$O84:.$R84])*[.$U8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4:.Y84])" office:value-type="currency" office:currency="RUB" office:value="38.79981" calcext:value-type="currency">
            <text:p>39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42</text:p>
          </table:table-cell>
          <table:table-cell table:style-name="ce3" office:value-type="string" calcext:value-type="string">
            <text:p>Portal panels back center cover</text:p>
          </table:table-cell>
          <table:table-cell table:style-name="ce140" office:value-type="float" office:value="61244" calcext:value-type="float">
            <text:p>61244</text:p>
          </table:table-cell>
          <table:table-cell table:style-name="ce143" table:formula="of:=[.C85]/1000" office:value-type="float" office:value="61.244" calcext:value-type="float">
            <text:p>61,24</text:p>
          </table:table-cell>
          <table:table-cell table:style-name="ce155" office:value-type="percentage" office:value="0.45" calcext:value-type="percentage">
            <text:p>4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5];[$Настройки.$B$2]=&quot;L&quot;;[.I85];[$Настройки.$B$2]=&quot;XL&quot;;[.J85])*[.G85]" office:value-type="float" office:value="1" calcext:value-type="float">
            <text:p>1</text:p>
          </table:table-cell>
          <table:table-cell table:style-name="ce162" table:formula="of:=[.D85]*[.E85]*[.F85]*[.K85]" office:value-type="float" office:value="33.07176" calcext:value-type="float">
            <text:p>33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5]=&quot;Основной&quot;;[$Настройки.$B$13];[.$M85]=&quot;Дешевле&quot;;[$Настройки.$B$14];[.M8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5]=[.O$2];[.$L85]*[.$N85];0)" office:value-type="float" office:value="0" calcext:value-type="float">
            <text:p>0,0</text:p>
          </table:table-cell>
          <table:table-cell table:style-name="ce162" table:formula="of:=IF([.$M85]=[.P$2];[.$L85]*[.$N85];0)" office:value-type="float" office:value="0" calcext:value-type="float">
            <text:p>0,0</text:p>
          </table:table-cell>
          <table:table-cell table:style-name="ce162" table:formula="of:=IF([.$M85]=[.Q$2];[.$L85]*[.$N85];0)" office:value-type="float" office:value="34.725348" calcext:value-type="float">
            <text:p>34,7</text:p>
          </table:table-cell>
          <table:table-cell table:style-name="ce162" table:formula="of:=IF([.$M85]=[.R$2];[.$L85]*[.$N85];0)" office:value-type="float" office:value="0" calcext:value-type="float">
            <text:p>0,0</text:p>
          </table:table-cell>
          <table:table-cell table:style-name="ce169" table:content-validation-name="val86" table:formula="of:=SUM([.O85:.R85])" office:value-type="float" office:value="34.725348" calcext:value-type="float">
            <text:p>35 г</text:p>
          </table:table-cell>
          <table:table-cell table:style-name="ce178" table:formula="of:=COM.MICROSOFT.IFS([.$M85]=&quot;Основной&quot;;[$Настройки.$C$13];[.$M85]=&quot;Лучше&quot;;[$Настройки.$C$13];[.$M85]=&quot;Дешевле&quot;;[$Настройки.$C$14];[.M8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5]/1000" office:value-type="float" office:value="1" calcext:value-type="float">
            <text:p>1,00</text:p>
          </table:table-cell>
          <table:table-cell table:style-name="ce196" table:formula="of:=IF([.$M85]=[.V$2];SUM([.$O85:.$R85])*[.$U85];0)" office:value-type="currency" office:currency="RUB" office:value="0" calcext:value-type="currency">
            <text:p>0,00 ₽</text:p>
          </table:table-cell>
          <table:table-cell table:style-name="ce196" table:formula="of:=IF([.$M85]=[.W$2];SUM([.$O85:.$R85])*[.$U85];0)" office:value-type="currency" office:currency="RUB" office:value="0" calcext:value-type="currency">
            <text:p>0,00 ₽</text:p>
          </table:table-cell>
          <table:table-cell table:style-name="ce196" table:formula="of:=IF([.$M85]=[.X$2];SUM([.$O85:.$R85])*[.$U85];0)" office:value-type="currency" office:currency="RUB" office:value="34.725348" calcext:value-type="currency">
            <text:p>34,73 ₽</text:p>
          </table:table-cell>
          <table:table-cell table:style-name="ce196" table:formula="of:=IF([.$M85]=[.Y$2];SUM([.$O85:.$R85])*[.$U8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5:.Y85])" office:value-type="currency" office:currency="RUB" office:value="34.725348" calcext:value-type="currency">
            <text:p>3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5(M)</text:p>
          </table:table-cell>
          <table:table-cell table:style-name="ce3" office:value-type="string" calcext:value-type="string">
            <text:p>Portal panels back cover</text:p>
          </table:table-cell>
          <table:table-cell table:style-name="ce140" office:value-type="float" office:value="38859" calcext:value-type="float">
            <text:p>38859</text:p>
          </table:table-cell>
          <table:table-cell table:style-name="ce143" table:formula="of:=[.C86]/1000" office:value-type="float" office:value="38.859" calcext:value-type="float">
            <text:p>38,86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86];[$Настройки.$B$2]=&quot;L&quot;;[.I86];[$Настройки.$B$2]=&quot;XL&quot;;[.J86])*[.G86]" office:value-type="float" office:value="2" calcext:value-type="float">
            <text:p>2</text:p>
          </table:table-cell>
          <table:table-cell table:style-name="ce162" table:formula="of:=[.D86]*[.E86]*[.F86]*[.K86]" office:value-type="float" office:value="65.28312" calcext:value-type="float">
            <text:p>65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6]=&quot;Основной&quot;;[$Настройки.$B$13];[.$M86]=&quot;Дешевле&quot;;[$Настройки.$B$14];[.M8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6]=[.O$2];[.$L86]*[.$N86];0)" office:value-type="float" office:value="0" calcext:value-type="float">
            <text:p>0,0</text:p>
          </table:table-cell>
          <table:table-cell table:style-name="ce162" table:formula="of:=IF([.$M86]=[.P$2];[.$L86]*[.$N86];0)" office:value-type="float" office:value="0" calcext:value-type="float">
            <text:p>0,0</text:p>
          </table:table-cell>
          <table:table-cell table:style-name="ce162" table:formula="of:=IF([.$M86]=[.Q$2];[.$L86]*[.$N86];0)" office:value-type="float" office:value="68.547276" calcext:value-type="float">
            <text:p>68,5</text:p>
          </table:table-cell>
          <table:table-cell table:style-name="ce162" table:formula="of:=IF([.$M86]=[.R$2];[.$L86]*[.$N86];0)" office:value-type="float" office:value="0" calcext:value-type="float">
            <text:p>0,0</text:p>
          </table:table-cell>
          <table:table-cell table:style-name="ce169" table:content-validation-name="val86" table:formula="of:=SUM([.O86:.R86])" office:value-type="float" office:value="68.547276" calcext:value-type="float">
            <text:p>69 г</text:p>
          </table:table-cell>
          <table:table-cell table:style-name="ce178" table:formula="of:=COM.MICROSOFT.IFS([.$M86]=&quot;Основной&quot;;[$Настройки.$C$13];[.$M86]=&quot;Лучше&quot;;[$Настройки.$C$13];[.$M86]=&quot;Дешевле&quot;;[$Настройки.$C$14];[.M8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6]/1000" office:value-type="float" office:value="1" calcext:value-type="float">
            <text:p>1,00</text:p>
          </table:table-cell>
          <table:table-cell table:style-name="ce196" table:formula="of:=IF([.$M86]=[.V$2];SUM([.$O86:.$R86])*[.$U86];0)" office:value-type="currency" office:currency="RUB" office:value="0" calcext:value-type="currency">
            <text:p>0,00 ₽</text:p>
          </table:table-cell>
          <table:table-cell table:style-name="ce196" table:formula="of:=IF([.$M86]=[.W$2];SUM([.$O86:.$R86])*[.$U86];0)" office:value-type="currency" office:currency="RUB" office:value="0" calcext:value-type="currency">
            <text:p>0,00 ₽</text:p>
          </table:table-cell>
          <table:table-cell table:style-name="ce196" table:formula="of:=IF([.$M86]=[.X$2];SUM([.$O86:.$R86])*[.$U86];0)" office:value-type="currency" office:currency="RUB" office:value="68.547276" calcext:value-type="currency">
            <text:p>68,55 ₽</text:p>
          </table:table-cell>
          <table:table-cell table:style-name="ce196" table:formula="of:=IF([.$M86]=[.Y$2];SUM([.$O86:.$R86])*[.$U8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6:.Y86])" office:value-type="currency" office:currency="RUB" office:value="68.547276" calcext:value-type="currency">
            <text:p>69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45(XL)</text:p>
          </table:table-cell>
          <table:table-cell table:style-name="ce3" office:value-type="string" calcext:value-type="string">
            <text:p>Portal panels back cover</text:p>
          </table:table-cell>
          <table:table-cell table:style-name="ce140" office:value-type="float" office:value="55818" calcext:value-type="float">
            <text:p>55818</text:p>
          </table:table-cell>
          <table:table-cell table:style-name="ce143" table:formula="of:=[.C87]/1000" office:value-type="float" office:value="55.818" calcext:value-type="float">
            <text:p>55,82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87];[$Настройки.$B$2]=&quot;L&quot;;[.I87];[$Настройки.$B$2]=&quot;XL&quot;;[.J87])*[.G87]" office:value-type="float" office:value="0" calcext:value-type="float">
            <text:p>0</text:p>
          </table:table-cell>
          <table:table-cell table:style-name="ce162" table:formula="of:=[.D87]*[.E87]*[.F87]*[.K87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7]=&quot;Основной&quot;;[$Настройки.$B$13];[.$M87]=&quot;Дешевле&quot;;[$Настройки.$B$14];[.M8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7]=[.O$2];[.$L87]*[.$N87];0)" office:value-type="float" office:value="0" calcext:value-type="float">
            <text:p>0,0</text:p>
          </table:table-cell>
          <table:table-cell table:style-name="ce162" table:formula="of:=IF([.$M87]=[.P$2];[.$L87]*[.$N87];0)" office:value-type="float" office:value="0" calcext:value-type="float">
            <text:p>0,0</text:p>
          </table:table-cell>
          <table:table-cell table:style-name="ce162" table:formula="of:=IF([.$M87]=[.Q$2];[.$L87]*[.$N87];0)" office:value-type="float" office:value="0" calcext:value-type="float">
            <text:p>0,0</text:p>
          </table:table-cell>
          <table:table-cell table:style-name="ce162" table:formula="of:=IF([.$M87]=[.R$2];[.$L87]*[.$N87];0)" office:value-type="float" office:value="0" calcext:value-type="float">
            <text:p>0,0</text:p>
          </table:table-cell>
          <table:table-cell table:style-name="ce169" table:content-validation-name="val86" table:formula="of:=SUM([.O87:.R87])" office:value-type="float" office:value="0" calcext:value-type="float">
            <text:p>0 г</text:p>
          </table:table-cell>
          <table:table-cell table:style-name="ce178" table:formula="of:=COM.MICROSOFT.IFS([.$M87]=&quot;Основной&quot;;[$Настройки.$C$13];[.$M87]=&quot;Лучше&quot;;[$Настройки.$C$13];[.$M87]=&quot;Дешевле&quot;;[$Настройки.$C$14];[.M8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7]/1000" office:value-type="float" office:value="1" calcext:value-type="float">
            <text:p>1,00</text:p>
          </table:table-cell>
          <table:table-cell table:style-name="ce196" table:formula="of:=IF([.$M87]=[.V$2];SUM([.$O87:.$R87])*[.$U87];0)" office:value-type="currency" office:currency="RUB" office:value="0" calcext:value-type="currency">
            <text:p>0,00 ₽</text:p>
          </table:table-cell>
          <table:table-cell table:style-name="ce196" table:formula="of:=IF([.$M87]=[.W$2];SUM([.$O87:.$R87])*[.$U87];0)" office:value-type="currency" office:currency="RUB" office:value="0" calcext:value-type="currency">
            <text:p>0,00 ₽</text:p>
          </table:table-cell>
          <table:table-cell table:style-name="ce196" table:formula="of:=IF([.$M87]=[.X$2];SUM([.$O87:.$R87])*[.$U87];0)" office:value-type="currency" office:currency="RUB" office:value="0" calcext:value-type="currency">
            <text:p>0,00 ₽</text:p>
          </table:table-cell>
          <table:table-cell table:style-name="ce196" table:formula="of:=IF([.$M87]=[.Y$2];SUM([.$O87:.$R87])*[.$U8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7:.Y87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2(L)</text:p>
          </table:table-cell>
          <table:table-cell table:style-name="ce3" office:value-type="string" calcext:value-type="string">
            <text:p>Enclosure side panel motor cover</text:p>
          </table:table-cell>
          <table:table-cell table:style-name="ce140" office:value-type="float" office:value="39662" calcext:value-type="float">
            <text:p>39662</text:p>
          </table:table-cell>
          <table:table-cell table:style-name="ce143" table:formula="of:=[.C88]/1000" office:value-type="float" office:value="39.662" calcext:value-type="float">
            <text:p>39,66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8];[$Настройки.$B$2]=&quot;L&quot;;[.I88];[$Настройки.$B$2]=&quot;XL&quot;;[.J88])*[.G88]" office:value-type="float" office:value="1" calcext:value-type="float">
            <text:p>1</text:p>
          </table:table-cell>
          <table:table-cell table:style-name="ce162" table:formula="of:=[.D88]*[.E88]*[.F88]*[.K88]" office:value-type="float" office:value="23.7972" calcext:value-type="float">
            <text:p>23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8]=&quot;Основной&quot;;[$Настройки.$B$13];[.$M88]=&quot;Дешевле&quot;;[$Настройки.$B$14];[.M8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8]=[.O$2];[.$L88]*[.$N88];0)" office:value-type="float" office:value="0" calcext:value-type="float">
            <text:p>0,0</text:p>
          </table:table-cell>
          <table:table-cell table:style-name="ce162" table:formula="of:=IF([.$M88]=[.P$2];[.$L88]*[.$N88];0)" office:value-type="float" office:value="0" calcext:value-type="float">
            <text:p>0,0</text:p>
          </table:table-cell>
          <table:table-cell table:style-name="ce162" table:formula="of:=IF([.$M88]=[.Q$2];[.$L88]*[.$N88];0)" office:value-type="float" office:value="24.98706" calcext:value-type="float">
            <text:p>25,0</text:p>
          </table:table-cell>
          <table:table-cell table:style-name="ce162" table:formula="of:=IF([.$M88]=[.R$2];[.$L88]*[.$N88];0)" office:value-type="float" office:value="0" calcext:value-type="float">
            <text:p>0,0</text:p>
          </table:table-cell>
          <table:table-cell table:style-name="ce169" table:content-validation-name="val86" table:formula="of:=SUM([.O88:.R88])" office:value-type="float" office:value="24.98706" calcext:value-type="float">
            <text:p>25 г</text:p>
          </table:table-cell>
          <table:table-cell table:style-name="ce178" table:formula="of:=COM.MICROSOFT.IFS([.$M88]=&quot;Основной&quot;;[$Настройки.$C$13];[.$M88]=&quot;Лучше&quot;;[$Настройки.$C$13];[.$M88]=&quot;Дешевле&quot;;[$Настройки.$C$14];[.M8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8]/1000" office:value-type="float" office:value="1" calcext:value-type="float">
            <text:p>1,00</text:p>
          </table:table-cell>
          <table:table-cell table:style-name="ce196" table:formula="of:=IF([.$M88]=[.V$2];SUM([.$O88:.$R88])*[.$U88];0)" office:value-type="currency" office:currency="RUB" office:value="0" calcext:value-type="currency">
            <text:p>0,00 ₽</text:p>
          </table:table-cell>
          <table:table-cell table:style-name="ce196" table:formula="of:=IF([.$M88]=[.W$2];SUM([.$O88:.$R88])*[.$U88];0)" office:value-type="currency" office:currency="RUB" office:value="0" calcext:value-type="currency">
            <text:p>0,00 ₽</text:p>
          </table:table-cell>
          <table:table-cell table:style-name="ce196" table:formula="of:=IF([.$M88]=[.X$2];SUM([.$O88:.$R88])*[.$U88];0)" office:value-type="currency" office:currency="RUB" office:value="24.98706" calcext:value-type="currency">
            <text:p>24,99 ₽</text:p>
          </table:table-cell>
          <table:table-cell table:style-name="ce196" table:formula="of:=IF([.$M88]=[.Y$2];SUM([.$O88:.$R88])*[.$U8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8:.Y88])" office:value-type="currency" office:currency="RUB" office:value="24.98706" calcext:value-type="currency">
            <text:p>2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2(R)</text:p>
          </table:table-cell>
          <table:table-cell table:style-name="ce3" office:value-type="string" calcext:value-type="string">
            <text:p>Enclosure side panel motor cover</text:p>
          </table:table-cell>
          <table:table-cell table:style-name="ce140" office:value-type="float" office:value="39662" calcext:value-type="float">
            <text:p>39662</text:p>
          </table:table-cell>
          <table:table-cell table:style-name="ce143" table:formula="of:=[.C89]/1000" office:value-type="float" office:value="39.662" calcext:value-type="float">
            <text:p>39,66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89];[$Настройки.$B$2]=&quot;L&quot;;[.I89];[$Настройки.$B$2]=&quot;XL&quot;;[.J89])*[.G89]" office:value-type="float" office:value="1" calcext:value-type="float">
            <text:p>1</text:p>
          </table:table-cell>
          <table:table-cell table:style-name="ce162" table:formula="of:=[.D89]*[.E89]*[.F89]*[.K89]" office:value-type="float" office:value="23.7972" calcext:value-type="float">
            <text:p>23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89]=&quot;Основной&quot;;[$Настройки.$B$13];[.$M89]=&quot;Дешевле&quot;;[$Настройки.$B$14];[.M8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89]=[.O$2];[.$L89]*[.$N89];0)" office:value-type="float" office:value="0" calcext:value-type="float">
            <text:p>0,0</text:p>
          </table:table-cell>
          <table:table-cell table:style-name="ce162" table:formula="of:=IF([.$M89]=[.P$2];[.$L89]*[.$N89];0)" office:value-type="float" office:value="0" calcext:value-type="float">
            <text:p>0,0</text:p>
          </table:table-cell>
          <table:table-cell table:style-name="ce162" table:formula="of:=IF([.$M89]=[.Q$2];[.$L89]*[.$N89];0)" office:value-type="float" office:value="24.98706" calcext:value-type="float">
            <text:p>25,0</text:p>
          </table:table-cell>
          <table:table-cell table:style-name="ce162" table:formula="of:=IF([.$M89]=[.R$2];[.$L89]*[.$N89];0)" office:value-type="float" office:value="0" calcext:value-type="float">
            <text:p>0,0</text:p>
          </table:table-cell>
          <table:table-cell table:style-name="ce169" table:content-validation-name="val86" table:formula="of:=SUM([.O89:.R89])" office:value-type="float" office:value="24.98706" calcext:value-type="float">
            <text:p>25 г</text:p>
          </table:table-cell>
          <table:table-cell table:style-name="ce178" table:formula="of:=COM.MICROSOFT.IFS([.$M89]=&quot;Основной&quot;;[$Настройки.$C$13];[.$M89]=&quot;Лучше&quot;;[$Настройки.$C$13];[.$M89]=&quot;Дешевле&quot;;[$Настройки.$C$14];[.M8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89]/1000" office:value-type="float" office:value="1" calcext:value-type="float">
            <text:p>1,00</text:p>
          </table:table-cell>
          <table:table-cell table:style-name="ce196" table:formula="of:=IF([.$M89]=[.V$2];SUM([.$O89:.$R89])*[.$U89];0)" office:value-type="currency" office:currency="RUB" office:value="0" calcext:value-type="currency">
            <text:p>0,00 ₽</text:p>
          </table:table-cell>
          <table:table-cell table:style-name="ce196" table:formula="of:=IF([.$M89]=[.W$2];SUM([.$O89:.$R89])*[.$U89];0)" office:value-type="currency" office:currency="RUB" office:value="0" calcext:value-type="currency">
            <text:p>0,00 ₽</text:p>
          </table:table-cell>
          <table:table-cell table:style-name="ce196" table:formula="of:=IF([.$M89]=[.X$2];SUM([.$O89:.$R89])*[.$U89];0)" office:value-type="currency" office:currency="RUB" office:value="24.98706" calcext:value-type="currency">
            <text:p>24,99 ₽</text:p>
          </table:table-cell>
          <table:table-cell table:style-name="ce196" table:formula="of:=IF([.$M89]=[.Y$2];SUM([.$O89:.$R89])*[.$U8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89:.Y89])" office:value-type="currency" office:currency="RUB" office:value="24.98706" calcext:value-type="currency">
            <text:p>2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3(L)</text:p>
          </table:table-cell>
          <table:table-cell table:style-name="ce3" office:value-type="string" calcext:value-type="string">
            <text:p>Enclosure side panel lower cover</text:p>
          </table:table-cell>
          <table:table-cell table:style-name="ce140" office:value-type="float" office:value="29621" calcext:value-type="float">
            <text:p>29621</text:p>
          </table:table-cell>
          <table:table-cell table:style-name="ce143" table:formula="of:=[.C90]/1000" office:value-type="float" office:value="29.621" calcext:value-type="float">
            <text:p>29,62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0;1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90];[$Настройки.$B$2]=&quot;L&quot;;[.I90];[$Настройки.$B$2]=&quot;XL&quot;;[.J90])*[.G90]" office:value-type="float" office:value="0" calcext:value-type="float">
            <text:p>0</text:p>
          </table:table-cell>
          <table:table-cell table:style-name="ce162" table:formula="of:=[.D90]*[.E90]*[.F90]*[.K90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0]=&quot;Основной&quot;;[$Настройки.$B$13];[.$M90]=&quot;Дешевле&quot;;[$Настройки.$B$14];[.M9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0]=[.O$2];[.$L90]*[.$N90];0)" office:value-type="float" office:value="0" calcext:value-type="float">
            <text:p>0,0</text:p>
          </table:table-cell>
          <table:table-cell table:style-name="ce162" table:formula="of:=IF([.$M90]=[.P$2];[.$L90]*[.$N90];0)" office:value-type="float" office:value="0" calcext:value-type="float">
            <text:p>0,0</text:p>
          </table:table-cell>
          <table:table-cell table:style-name="ce162" table:formula="of:=IF([.$M90]=[.Q$2];[.$L90]*[.$N90];0)" office:value-type="float" office:value="0" calcext:value-type="float">
            <text:p>0,0</text:p>
          </table:table-cell>
          <table:table-cell table:style-name="ce162" table:formula="of:=IF([.$M90]=[.R$2];[.$L90]*[.$N90];0)" office:value-type="float" office:value="0" calcext:value-type="float">
            <text:p>0,0</text:p>
          </table:table-cell>
          <table:table-cell table:style-name="ce169" table:content-validation-name="val86" table:formula="of:=SUM([.O90:.R90])" office:value-type="float" office:value="0" calcext:value-type="float">
            <text:p>0 г</text:p>
          </table:table-cell>
          <table:table-cell table:style-name="ce178" table:formula="of:=COM.MICROSOFT.IFS([.$M90]=&quot;Основной&quot;;[$Настройки.$C$13];[.$M90]=&quot;Лучше&quot;;[$Настройки.$C$13];[.$M90]=&quot;Дешевле&quot;;[$Настройки.$C$14];[.M9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0]/1000" office:value-type="float" office:value="1" calcext:value-type="float">
            <text:p>1,00</text:p>
          </table:table-cell>
          <table:table-cell table:style-name="ce196" table:formula="of:=IF([.$M90]=[.V$2];SUM([.$O90:.$R90])*[.$U90];0)" office:value-type="currency" office:currency="RUB" office:value="0" calcext:value-type="currency">
            <text:p>0,00 ₽</text:p>
          </table:table-cell>
          <table:table-cell table:style-name="ce196" table:formula="of:=IF([.$M90]=[.W$2];SUM([.$O90:.$R90])*[.$U90];0)" office:value-type="currency" office:currency="RUB" office:value="0" calcext:value-type="currency">
            <text:p>0,00 ₽</text:p>
          </table:table-cell>
          <table:table-cell table:style-name="ce196" table:formula="of:=IF([.$M90]=[.X$2];SUM([.$O90:.$R90])*[.$U90];0)" office:value-type="currency" office:currency="RUB" office:value="0" calcext:value-type="currency">
            <text:p>0,00 ₽</text:p>
          </table:table-cell>
          <table:table-cell table:style-name="ce196" table:formula="of:=IF([.$M90]=[.Y$2];SUM([.$O90:.$R90])*[.$U9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0:.Y90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3(R)</text:p>
          </table:table-cell>
          <table:table-cell table:style-name="ce3" office:value-type="string" calcext:value-type="string">
            <text:p>Enclosure side panel lower cover</text:p>
          </table:table-cell>
          <table:table-cell table:style-name="ce140" office:value-type="float" office:value="29621" calcext:value-type="float">
            <text:p>29621</text:p>
          </table:table-cell>
          <table:table-cell table:style-name="ce143" table:formula="of:=[.C91]/1000" office:value-type="float" office:value="29.621" calcext:value-type="float">
            <text:p>29,62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1;0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91];[$Настройки.$B$2]=&quot;L&quot;;[.I91];[$Настройки.$B$2]=&quot;XL&quot;;[.J91])*[.G91]" office:value-type="float" office:value="1" calcext:value-type="float">
            <text:p>1</text:p>
          </table:table-cell>
          <table:table-cell table:style-name="ce162" table:formula="of:=[.D91]*[.E91]*[.F91]*[.K91]" office:value-type="float" office:value="28.43616" calcext:value-type="float">
            <text:p>28,4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1]=&quot;Основной&quot;;[$Настройки.$B$13];[.$M91]=&quot;Дешевле&quot;;[$Настройки.$B$14];[.M9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1]=[.O$2];[.$L91]*[.$N91];0)" office:value-type="float" office:value="0" calcext:value-type="float">
            <text:p>0,0</text:p>
          </table:table-cell>
          <table:table-cell table:style-name="ce162" table:formula="of:=IF([.$M91]=[.P$2];[.$L91]*[.$N91];0)" office:value-type="float" office:value="0" calcext:value-type="float">
            <text:p>0,0</text:p>
          </table:table-cell>
          <table:table-cell table:style-name="ce162" table:formula="of:=IF([.$M91]=[.Q$2];[.$L91]*[.$N91];0)" office:value-type="float" office:value="29.857968" calcext:value-type="float">
            <text:p>29,9</text:p>
          </table:table-cell>
          <table:table-cell table:style-name="ce162" table:formula="of:=IF([.$M91]=[.R$2];[.$L91]*[.$N91];0)" office:value-type="float" office:value="0" calcext:value-type="float">
            <text:p>0,0</text:p>
          </table:table-cell>
          <table:table-cell table:style-name="ce169" table:content-validation-name="val86" table:formula="of:=SUM([.O91:.R91])" office:value-type="float" office:value="29.857968" calcext:value-type="float">
            <text:p>30 г</text:p>
          </table:table-cell>
          <table:table-cell table:style-name="ce178" table:formula="of:=COM.MICROSOFT.IFS([.$M91]=&quot;Основной&quot;;[$Настройки.$C$13];[.$M91]=&quot;Лучше&quot;;[$Настройки.$C$13];[.$M91]=&quot;Дешевле&quot;;[$Настройки.$C$14];[.M9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1]/1000" office:value-type="float" office:value="1" calcext:value-type="float">
            <text:p>1,00</text:p>
          </table:table-cell>
          <table:table-cell table:style-name="ce196" table:formula="of:=IF([.$M91]=[.V$2];SUM([.$O91:.$R91])*[.$U91];0)" office:value-type="currency" office:currency="RUB" office:value="0" calcext:value-type="currency">
            <text:p>0,00 ₽</text:p>
          </table:table-cell>
          <table:table-cell table:style-name="ce196" table:formula="of:=IF([.$M91]=[.W$2];SUM([.$O91:.$R91])*[.$U91];0)" office:value-type="currency" office:currency="RUB" office:value="0" calcext:value-type="currency">
            <text:p>0,00 ₽</text:p>
          </table:table-cell>
          <table:table-cell table:style-name="ce196" table:formula="of:=IF([.$M91]=[.X$2];SUM([.$O91:.$R91])*[.$U91];0)" office:value-type="currency" office:currency="RUB" office:value="29.857968" calcext:value-type="currency">
            <text:p>29,86 ₽</text:p>
          </table:table-cell>
          <table:table-cell table:style-name="ce196" table:formula="of:=IF([.$M91]=[.Y$2];SUM([.$O91:.$R91])*[.$U9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1:.Y91])" office:value-type="currency" office:currency="RUB" office:value="29.857968" calcext:value-type="currency">
            <text:p>3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4(L)</text:p>
          </table:table-cell>
          <table:table-cell table:style-name="ce3" office:value-type="string" calcext:value-type="string">
            <text:p>Enclosure side panel AC socket cover</text:p>
          </table:table-cell>
          <table:table-cell table:style-name="ce140" office:value-type="float" office:value="27055" calcext:value-type="float">
            <text:p>27055</text:p>
          </table:table-cell>
          <table:table-cell table:style-name="ce143" table:formula="of:=[.C92]/1000" office:value-type="float" office:value="27.055" calcext:value-type="float">
            <text:p>27,06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1;0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92];[$Настройки.$B$2]=&quot;L&quot;;[.I92];[$Настройки.$B$2]=&quot;XL&quot;;[.J92])*[.G92]" office:value-type="float" office:value="1" calcext:value-type="float">
            <text:p>1</text:p>
          </table:table-cell>
          <table:table-cell table:style-name="ce162" table:formula="of:=[.D92]*[.E92]*[.F92]*[.K92]" office:value-type="float" office:value="25.9728" calcext:value-type="float">
            <text:p>26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2]=&quot;Основной&quot;;[$Настройки.$B$13];[.$M92]=&quot;Дешевле&quot;;[$Настройки.$B$14];[.M9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2]=[.O$2];[.$L92]*[.$N92];0)" office:value-type="float" office:value="0" calcext:value-type="float">
            <text:p>0,0</text:p>
          </table:table-cell>
          <table:table-cell table:style-name="ce162" table:formula="of:=IF([.$M92]=[.P$2];[.$L92]*[.$N92];0)" office:value-type="float" office:value="0" calcext:value-type="float">
            <text:p>0,0</text:p>
          </table:table-cell>
          <table:table-cell table:style-name="ce162" table:formula="of:=IF([.$M92]=[.Q$2];[.$L92]*[.$N92];0)" office:value-type="float" office:value="27.27144" calcext:value-type="float">
            <text:p>27,3</text:p>
          </table:table-cell>
          <table:table-cell table:style-name="ce162" table:formula="of:=IF([.$M92]=[.R$2];[.$L92]*[.$N92];0)" office:value-type="float" office:value="0" calcext:value-type="float">
            <text:p>0,0</text:p>
          </table:table-cell>
          <table:table-cell table:style-name="ce169" table:content-validation-name="val86" table:formula="of:=SUM([.O92:.R92])" office:value-type="float" office:value="27.27144" calcext:value-type="float">
            <text:p>27 г</text:p>
          </table:table-cell>
          <table:table-cell table:style-name="ce178" table:formula="of:=COM.MICROSOFT.IFS([.$M92]=&quot;Основной&quot;;[$Настройки.$C$13];[.$M92]=&quot;Лучше&quot;;[$Настройки.$C$13];[.$M92]=&quot;Дешевле&quot;;[$Настройки.$C$14];[.M9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2]/1000" office:value-type="float" office:value="1" calcext:value-type="float">
            <text:p>1,00</text:p>
          </table:table-cell>
          <table:table-cell table:style-name="ce196" table:formula="of:=IF([.$M92]=[.V$2];SUM([.$O92:.$R92])*[.$U92];0)" office:value-type="currency" office:currency="RUB" office:value="0" calcext:value-type="currency">
            <text:p>0,00 ₽</text:p>
          </table:table-cell>
          <table:table-cell table:style-name="ce196" table:formula="of:=IF([.$M92]=[.W$2];SUM([.$O92:.$R92])*[.$U92];0)" office:value-type="currency" office:currency="RUB" office:value="0" calcext:value-type="currency">
            <text:p>0,00 ₽</text:p>
          </table:table-cell>
          <table:table-cell table:style-name="ce196" table:formula="of:=IF([.$M92]=[.X$2];SUM([.$O92:.$R92])*[.$U92];0)" office:value-type="currency" office:currency="RUB" office:value="27.27144" calcext:value-type="currency">
            <text:p>27,27 ₽</text:p>
          </table:table-cell>
          <table:table-cell table:style-name="ce196" table:formula="of:=IF([.$M92]=[.Y$2];SUM([.$O92:.$R92])*[.$U9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2:.Y92])" office:value-type="currency" office:currency="RUB" office:value="27.27144" calcext:value-type="currency">
            <text:p>27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4(R)</text:p>
          </table:table-cell>
          <table:table-cell table:style-name="ce3" office:value-type="string" calcext:value-type="string">
            <text:p>Enclosure side panel AC socket cover</text:p>
          </table:table-cell>
          <table:table-cell table:style-name="ce140" office:value-type="float" office:value="27055" calcext:value-type="float">
            <text:p>27055</text:p>
          </table:table-cell>
          <table:table-cell table:style-name="ce143" table:formula="of:=[.C93]/1000" office:value-type="float" office:value="27.055" calcext:value-type="float">
            <text:p>27,06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0;1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93];[$Настройки.$B$2]=&quot;L&quot;;[.I93];[$Настройки.$B$2]=&quot;XL&quot;;[.J93])*[.G93]" office:value-type="float" office:value="0" calcext:value-type="float">
            <text:p>0</text:p>
          </table:table-cell>
          <table:table-cell table:style-name="ce162" table:formula="of:=[.D93]*[.E93]*[.F93]*[.K93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3]=&quot;Основной&quot;;[$Настройки.$B$13];[.$M93]=&quot;Дешевле&quot;;[$Настройки.$B$14];[.M9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3]=[.O$2];[.$L93]*[.$N93];0)" office:value-type="float" office:value="0" calcext:value-type="float">
            <text:p>0,0</text:p>
          </table:table-cell>
          <table:table-cell table:style-name="ce162" table:formula="of:=IF([.$M93]=[.P$2];[.$L93]*[.$N93];0)" office:value-type="float" office:value="0" calcext:value-type="float">
            <text:p>0,0</text:p>
          </table:table-cell>
          <table:table-cell table:style-name="ce162" table:formula="of:=IF([.$M93]=[.Q$2];[.$L93]*[.$N93];0)" office:value-type="float" office:value="0" calcext:value-type="float">
            <text:p>0,0</text:p>
          </table:table-cell>
          <table:table-cell table:style-name="ce162" table:formula="of:=IF([.$M93]=[.R$2];[.$L93]*[.$N93];0)" office:value-type="float" office:value="0" calcext:value-type="float">
            <text:p>0,0</text:p>
          </table:table-cell>
          <table:table-cell table:style-name="ce169" table:content-validation-name="val86" table:formula="of:=SUM([.O93:.R93])" office:value-type="float" office:value="0" calcext:value-type="float">
            <text:p>0 г</text:p>
          </table:table-cell>
          <table:table-cell table:style-name="ce178" table:formula="of:=COM.MICROSOFT.IFS([.$M93]=&quot;Основной&quot;;[$Настройки.$C$13];[.$M93]=&quot;Лучше&quot;;[$Настройки.$C$13];[.$M93]=&quot;Дешевле&quot;;[$Настройки.$C$14];[.M9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3]/1000" office:value-type="float" office:value="1" calcext:value-type="float">
            <text:p>1,00</text:p>
          </table:table-cell>
          <table:table-cell table:style-name="ce196" table:formula="of:=IF([.$M93]=[.V$2];SUM([.$O93:.$R93])*[.$U93];0)" office:value-type="currency" office:currency="RUB" office:value="0" calcext:value-type="currency">
            <text:p>0,00 ₽</text:p>
          </table:table-cell>
          <table:table-cell table:style-name="ce196" table:formula="of:=IF([.$M93]=[.W$2];SUM([.$O93:.$R93])*[.$U93];0)" office:value-type="currency" office:currency="RUB" office:value="0" calcext:value-type="currency">
            <text:p>0,00 ₽</text:p>
          </table:table-cell>
          <table:table-cell table:style-name="ce196" table:formula="of:=IF([.$M93]=[.X$2];SUM([.$O93:.$R93])*[.$U93];0)" office:value-type="currency" office:currency="RUB" office:value="0" calcext:value-type="currency">
            <text:p>0,00 ₽</text:p>
          </table:table-cell>
          <table:table-cell table:style-name="ce196" table:formula="of:=IF([.$M93]=[.Y$2];SUM([.$O93:.$R93])*[.$U9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3:.Y93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65</text:p>
          </table:table-cell>
          <table:table-cell table:style-name="ce3" office:value-type="string" calcext:value-type="string">
            <text:p>Enclosure side panel handle</text:p>
          </table:table-cell>
          <table:table-cell table:style-name="ce140" office:value-type="float" office:value="17978" calcext:value-type="float">
            <text:p>17978</text:p>
          </table:table-cell>
          <table:table-cell table:style-name="ce143" table:formula="of:=[.C94]/1000" office:value-type="float" office:value="17.978" calcext:value-type="float">
            <text:p>17,98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94];[$Настройки.$B$2]=&quot;L&quot;;[.I94];[$Настройки.$B$2]=&quot;XL&quot;;[.J94])*[.G94]" office:value-type="float" office:value="2" calcext:value-type="float">
            <text:p>2</text:p>
          </table:table-cell>
          <table:table-cell table:style-name="ce162" table:formula="of:=[.D94]*[.E94]*[.F94]*[.K94]" office:value-type="float" office:value="43.1472" calcext:value-type="float">
            <text:p>43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4]=&quot;Основной&quot;;[$Настройки.$B$13];[.$M94]=&quot;Дешевле&quot;;[$Настройки.$B$14];[.M9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4]=[.O$2];[.$L94]*[.$N94];0)" office:value-type="float" office:value="0" calcext:value-type="float">
            <text:p>0,0</text:p>
          </table:table-cell>
          <table:table-cell table:style-name="ce162" table:formula="of:=IF([.$M94]=[.P$2];[.$L94]*[.$N94];0)" office:value-type="float" office:value="0" calcext:value-type="float">
            <text:p>0,0</text:p>
          </table:table-cell>
          <table:table-cell table:style-name="ce162" table:formula="of:=IF([.$M94]=[.Q$2];[.$L94]*[.$N94];0)" office:value-type="float" office:value="45.30456" calcext:value-type="float">
            <text:p>45,3</text:p>
          </table:table-cell>
          <table:table-cell table:style-name="ce162" table:formula="of:=IF([.$M94]=[.R$2];[.$L94]*[.$N94];0)" office:value-type="float" office:value="0" calcext:value-type="float">
            <text:p>0,0</text:p>
          </table:table-cell>
          <table:table-cell table:style-name="ce169" table:content-validation-name="val86" table:formula="of:=SUM([.O94:.R94])" office:value-type="float" office:value="45.30456" calcext:value-type="float">
            <text:p>45 г</text:p>
          </table:table-cell>
          <table:table-cell table:style-name="ce178" table:formula="of:=COM.MICROSOFT.IFS([.$M94]=&quot;Основной&quot;;[$Настройки.$C$13];[.$M94]=&quot;Лучше&quot;;[$Настройки.$C$13];[.$M94]=&quot;Дешевле&quot;;[$Настройки.$C$14];[.M9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4]/1000" office:value-type="float" office:value="1" calcext:value-type="float">
            <text:p>1,00</text:p>
          </table:table-cell>
          <table:table-cell table:style-name="ce196" table:formula="of:=IF([.$M94]=[.V$2];SUM([.$O94:.$R94])*[.$U94];0)" office:value-type="currency" office:currency="RUB" office:value="0" calcext:value-type="currency">
            <text:p>0,00 ₽</text:p>
          </table:table-cell>
          <table:table-cell table:style-name="ce196" table:formula="of:=IF([.$M94]=[.W$2];SUM([.$O94:.$R94])*[.$U94];0)" office:value-type="currency" office:currency="RUB" office:value="0" calcext:value-type="currency">
            <text:p>0,00 ₽</text:p>
          </table:table-cell>
          <table:table-cell table:style-name="ce196" table:formula="of:=IF([.$M94]=[.X$2];SUM([.$O94:.$R94])*[.$U94];0)" office:value-type="currency" office:currency="RUB" office:value="45.30456" calcext:value-type="currency">
            <text:p>45,30 ₽</text:p>
          </table:table-cell>
          <table:table-cell table:style-name="ce196" table:formula="of:=IF([.$M94]=[.Y$2];SUM([.$O94:.$R94])*[.$U9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4:.Y94])" office:value-type="currency" office:currency="RUB" office:value="45.30456" calcext:value-type="currency">
            <text:p>45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4</text:p>
          </table:table-cell>
          <table:table-cell table:style-name="ce3" office:value-type="string" calcext:value-type="string">
            <text:p>Enclosure top upper corner</text:p>
          </table:table-cell>
          <table:table-cell table:style-name="ce140" office:value-type="float" office:value="61262" calcext:value-type="float">
            <text:p>61262</text:p>
          </table:table-cell>
          <table:table-cell table:style-name="ce143" table:formula="of:=[.C95]/1000" office:value-type="float" office:value="61.262" calcext:value-type="float">
            <text:p>61,26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95];[$Настройки.$B$2]=&quot;L&quot;;[.I95];[$Настройки.$B$2]=&quot;XL&quot;;[.J95])*[.G95]" office:value-type="float" office:value="4" calcext:value-type="float">
            <text:p>4</text:p>
          </table:table-cell>
          <table:table-cell table:style-name="ce162" table:formula="of:=[.D95]*[.E95]*[.F95]*[.K95]" office:value-type="float" office:value="147.0288" calcext:value-type="float">
            <text:p>147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5]=&quot;Основной&quot;;[$Настройки.$B$13];[.$M95]=&quot;Дешевле&quot;;[$Настройки.$B$14];[.M9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5]=[.O$2];[.$L95]*[.$N95];0)" office:value-type="float" office:value="0" calcext:value-type="float">
            <text:p>0,0</text:p>
          </table:table-cell>
          <table:table-cell table:style-name="ce162" table:formula="of:=IF([.$M95]=[.P$2];[.$L95]*[.$N95];0)" office:value-type="float" office:value="0" calcext:value-type="float">
            <text:p>0,0</text:p>
          </table:table-cell>
          <table:table-cell table:style-name="ce162" table:formula="of:=IF([.$M95]=[.Q$2];[.$L95]*[.$N95];0)" office:value-type="float" office:value="154.38024" calcext:value-type="float">
            <text:p>154,4</text:p>
          </table:table-cell>
          <table:table-cell table:style-name="ce162" table:formula="of:=IF([.$M95]=[.R$2];[.$L95]*[.$N95];0)" office:value-type="float" office:value="0" calcext:value-type="float">
            <text:p>0,0</text:p>
          </table:table-cell>
          <table:table-cell table:style-name="ce169" table:content-validation-name="val86" table:formula="of:=SUM([.O95:.R95])" office:value-type="float" office:value="154.38024" calcext:value-type="float">
            <text:p>154 г</text:p>
          </table:table-cell>
          <table:table-cell table:style-name="ce178" table:formula="of:=COM.MICROSOFT.IFS([.$M95]=&quot;Основной&quot;;[$Настройки.$C$13];[.$M95]=&quot;Лучше&quot;;[$Настройки.$C$13];[.$M95]=&quot;Дешевле&quot;;[$Настройки.$C$14];[.M9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5]/1000" office:value-type="float" office:value="1" calcext:value-type="float">
            <text:p>1,00</text:p>
          </table:table-cell>
          <table:table-cell table:style-name="ce196" table:formula="of:=IF([.$M95]=[.V$2];SUM([.$O95:.$R95])*[.$U95];0)" office:value-type="currency" office:currency="RUB" office:value="0" calcext:value-type="currency">
            <text:p>0,00 ₽</text:p>
          </table:table-cell>
          <table:table-cell table:style-name="ce196" table:formula="of:=IF([.$M95]=[.W$2];SUM([.$O95:.$R95])*[.$U95];0)" office:value-type="currency" office:currency="RUB" office:value="0" calcext:value-type="currency">
            <text:p>0,00 ₽</text:p>
          </table:table-cell>
          <table:table-cell table:style-name="ce196" table:formula="of:=IF([.$M95]=[.X$2];SUM([.$O95:.$R95])*[.$U95];0)" office:value-type="currency" office:currency="RUB" office:value="154.38024" calcext:value-type="currency">
            <text:p>154,38 ₽</text:p>
          </table:table-cell>
          <table:table-cell table:style-name="ce196" table:formula="of:=IF([.$M95]=[.Y$2];SUM([.$O95:.$R95])*[.$U9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5:.Y95])" office:value-type="currency" office:currency="RUB" office:value="154.38024" calcext:value-type="currency">
            <text:p>154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5(B)</text:p>
          </table:table-cell>
          <table:table-cell table:style-name="ce3" office:value-type="string" calcext:value-type="string">
            <text:p>Enclosure top hinge moving part</text:p>
          </table:table-cell>
          <table:table-cell table:style-name="ce140" office:value-type="float" office:value="29297" calcext:value-type="float">
            <text:p>29297</text:p>
          </table:table-cell>
          <table:table-cell table:style-name="ce143" table:formula="of:=[.C96]/1000" office:value-type="float" office:value="29.297" calcext:value-type="float">
            <text:p>29,30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96];[$Настройки.$B$2]=&quot;L&quot;;[.I96];[$Настройки.$B$2]=&quot;XL&quot;;[.J96])*[.G96]" office:value-type="float" office:value="2" calcext:value-type="float">
            <text:p>2</text:p>
          </table:table-cell>
          <table:table-cell table:style-name="ce162" table:formula="of:=[.D96]*[.E96]*[.F96]*[.K96]" office:value-type="float" office:value="52.7346" calcext:value-type="float">
            <text:p>52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6]=&quot;Основной&quot;;[$Настройки.$B$13];[.$M96]=&quot;Дешевле&quot;;[$Настройки.$B$14];[.M9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6]=[.O$2];[.$L96]*[.$N96];0)" office:value-type="float" office:value="0" calcext:value-type="float">
            <text:p>0,0</text:p>
          </table:table-cell>
          <table:table-cell table:style-name="ce162" table:formula="of:=IF([.$M96]=[.P$2];[.$L96]*[.$N96];0)" office:value-type="float" office:value="0" calcext:value-type="float">
            <text:p>0,0</text:p>
          </table:table-cell>
          <table:table-cell table:style-name="ce162" table:formula="of:=IF([.$M96]=[.Q$2];[.$L96]*[.$N96];0)" office:value-type="float" office:value="55.37133" calcext:value-type="float">
            <text:p>55,4</text:p>
          </table:table-cell>
          <table:table-cell table:style-name="ce162" table:formula="of:=IF([.$M96]=[.R$2];[.$L96]*[.$N96];0)" office:value-type="float" office:value="0" calcext:value-type="float">
            <text:p>0,0</text:p>
          </table:table-cell>
          <table:table-cell table:style-name="ce169" table:content-validation-name="val86" table:formula="of:=SUM([.O96:.R96])" office:value-type="float" office:value="55.37133" calcext:value-type="float">
            <text:p>55 г</text:p>
          </table:table-cell>
          <table:table-cell table:style-name="ce178" table:formula="of:=COM.MICROSOFT.IFS([.$M96]=&quot;Основной&quot;;[$Настройки.$C$13];[.$M96]=&quot;Лучше&quot;;[$Настройки.$C$13];[.$M96]=&quot;Дешевле&quot;;[$Настройки.$C$14];[.M9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6]/1000" office:value-type="float" office:value="1" calcext:value-type="float">
            <text:p>1,00</text:p>
          </table:table-cell>
          <table:table-cell table:style-name="ce196" table:formula="of:=IF([.$M96]=[.V$2];SUM([.$O96:.$R96])*[.$U96];0)" office:value-type="currency" office:currency="RUB" office:value="0" calcext:value-type="currency">
            <text:p>0,00 ₽</text:p>
          </table:table-cell>
          <table:table-cell table:style-name="ce196" table:formula="of:=IF([.$M96]=[.W$2];SUM([.$O96:.$R96])*[.$U96];0)" office:value-type="currency" office:currency="RUB" office:value="0" calcext:value-type="currency">
            <text:p>0,00 ₽</text:p>
          </table:table-cell>
          <table:table-cell table:style-name="ce196" table:formula="of:=IF([.$M96]=[.X$2];SUM([.$O96:.$R96])*[.$U96];0)" office:value-type="currency" office:currency="RUB" office:value="55.37133" calcext:value-type="currency">
            <text:p>55,37 ₽</text:p>
          </table:table-cell>
          <table:table-cell table:style-name="ce196" table:formula="of:=IF([.$M96]=[.Y$2];SUM([.$O96:.$R96])*[.$U9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6:.Y96])" office:value-type="currency" office:currency="RUB" office:value="55.37133" calcext:value-type="currency">
            <text:p>55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5(F)</text:p>
          </table:table-cell>
          <table:table-cell table:style-name="ce3" office:value-type="string" calcext:value-type="string">
            <text:p>Enclosure top hinge moving part</text:p>
          </table:table-cell>
          <table:table-cell table:style-name="ce140" office:value-type="float" office:value="29297" calcext:value-type="float">
            <text:p>29297</text:p>
          </table:table-cell>
          <table:table-cell table:style-name="ce143" table:formula="of:=[.C97]/1000" office:value-type="float" office:value="29.297" calcext:value-type="float">
            <text:p>29,30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97];[$Настройки.$B$2]=&quot;L&quot;;[.I97];[$Настройки.$B$2]=&quot;XL&quot;;[.J97])*[.G97]" office:value-type="float" office:value="2" calcext:value-type="float">
            <text:p>2</text:p>
          </table:table-cell>
          <table:table-cell table:style-name="ce162" table:formula="of:=[.D97]*[.E97]*[.F97]*[.K97]" office:value-type="float" office:value="52.7346" calcext:value-type="float">
            <text:p>52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7]=&quot;Основной&quot;;[$Настройки.$B$13];[.$M97]=&quot;Дешевле&quot;;[$Настройки.$B$14];[.M9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7]=[.O$2];[.$L97]*[.$N97];0)" office:value-type="float" office:value="0" calcext:value-type="float">
            <text:p>0,0</text:p>
          </table:table-cell>
          <table:table-cell table:style-name="ce162" table:formula="of:=IF([.$M97]=[.P$2];[.$L97]*[.$N97];0)" office:value-type="float" office:value="0" calcext:value-type="float">
            <text:p>0,0</text:p>
          </table:table-cell>
          <table:table-cell table:style-name="ce162" table:formula="of:=IF([.$M97]=[.Q$2];[.$L97]*[.$N97];0)" office:value-type="float" office:value="55.37133" calcext:value-type="float">
            <text:p>55,4</text:p>
          </table:table-cell>
          <table:table-cell table:style-name="ce162" table:formula="of:=IF([.$M97]=[.R$2];[.$L97]*[.$N97];0)" office:value-type="float" office:value="0" calcext:value-type="float">
            <text:p>0,0</text:p>
          </table:table-cell>
          <table:table-cell table:style-name="ce169" table:content-validation-name="val86" table:formula="of:=SUM([.O97:.R97])" office:value-type="float" office:value="55.37133" calcext:value-type="float">
            <text:p>55 г</text:p>
          </table:table-cell>
          <table:table-cell table:style-name="ce178" table:formula="of:=COM.MICROSOFT.IFS([.$M97]=&quot;Основной&quot;;[$Настройки.$C$13];[.$M97]=&quot;Лучше&quot;;[$Настройки.$C$13];[.$M97]=&quot;Дешевле&quot;;[$Настройки.$C$14];[.M9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7]/1000" office:value-type="float" office:value="1" calcext:value-type="float">
            <text:p>1,00</text:p>
          </table:table-cell>
          <table:table-cell table:style-name="ce196" table:formula="of:=IF([.$M97]=[.V$2];SUM([.$O97:.$R97])*[.$U97];0)" office:value-type="currency" office:currency="RUB" office:value="0" calcext:value-type="currency">
            <text:p>0,00 ₽</text:p>
          </table:table-cell>
          <table:table-cell table:style-name="ce196" table:formula="of:=IF([.$M97]=[.W$2];SUM([.$O97:.$R97])*[.$U97];0)" office:value-type="currency" office:currency="RUB" office:value="0" calcext:value-type="currency">
            <text:p>0,00 ₽</text:p>
          </table:table-cell>
          <table:table-cell table:style-name="ce196" table:formula="of:=IF([.$M97]=[.X$2];SUM([.$O97:.$R97])*[.$U97];0)" office:value-type="currency" office:currency="RUB" office:value="55.37133" calcext:value-type="currency">
            <text:p>55,37 ₽</text:p>
          </table:table-cell>
          <table:table-cell table:style-name="ce196" table:formula="of:=IF([.$M97]=[.Y$2];SUM([.$O97:.$R97])*[.$U9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7:.Y97])" office:value-type="currency" office:currency="RUB" office:value="55.37133" calcext:value-type="currency">
            <text:p>55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6</text:p>
          </table:table-cell>
          <table:table-cell table:style-name="ce3" office:value-type="string" calcext:value-type="string">
            <text:p>Enclosure top lower corner</text:p>
          </table:table-cell>
          <table:table-cell table:style-name="ce140" office:value-type="float" office:value="74522" calcext:value-type="float">
            <text:p>74522</text:p>
          </table:table-cell>
          <table:table-cell table:style-name="ce143" table:formula="of:=[.C98]/1000" office:value-type="float" office:value="74.522" calcext:value-type="float">
            <text:p>74,52</text:p>
          </table:table-cell>
          <table:table-cell table:style-name="ce155" office:value-type="percentage" office:value="0.4" calcext:value-type="percentage">
            <text:p>4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98];[$Настройки.$B$2]=&quot;L&quot;;[.I98];[$Настройки.$B$2]=&quot;XL&quot;;[.J98])*[.G98]" office:value-type="float" office:value="4" calcext:value-type="float">
            <text:p>4</text:p>
          </table:table-cell>
          <table:table-cell table:style-name="ce162" table:formula="of:=[.D98]*[.E98]*[.F98]*[.K98]" office:value-type="float" office:value="143.08224" calcext:value-type="float">
            <text:p>143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8]=&quot;Основной&quot;;[$Настройки.$B$13];[.$M98]=&quot;Дешевле&quot;;[$Настройки.$B$14];[.M9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8]=[.O$2];[.$L98]*[.$N98];0)" office:value-type="float" office:value="0" calcext:value-type="float">
            <text:p>0,0</text:p>
          </table:table-cell>
          <table:table-cell table:style-name="ce162" table:formula="of:=IF([.$M98]=[.P$2];[.$L98]*[.$N98];0)" office:value-type="float" office:value="0" calcext:value-type="float">
            <text:p>0,0</text:p>
          </table:table-cell>
          <table:table-cell table:style-name="ce162" table:formula="of:=IF([.$M98]=[.Q$2];[.$L98]*[.$N98];0)" office:value-type="float" office:value="150.236352" calcext:value-type="float">
            <text:p>150,2</text:p>
          </table:table-cell>
          <table:table-cell table:style-name="ce162" table:formula="of:=IF([.$M98]=[.R$2];[.$L98]*[.$N98];0)" office:value-type="float" office:value="0" calcext:value-type="float">
            <text:p>0,0</text:p>
          </table:table-cell>
          <table:table-cell table:style-name="ce169" table:content-validation-name="val86" table:formula="of:=SUM([.O98:.R98])" office:value-type="float" office:value="150.236352" calcext:value-type="float">
            <text:p>150 г</text:p>
          </table:table-cell>
          <table:table-cell table:style-name="ce178" table:formula="of:=COM.MICROSOFT.IFS([.$M98]=&quot;Основной&quot;;[$Настройки.$C$13];[.$M98]=&quot;Лучше&quot;;[$Настройки.$C$13];[.$M98]=&quot;Дешевле&quot;;[$Настройки.$C$14];[.M9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8]/1000" office:value-type="float" office:value="1" calcext:value-type="float">
            <text:p>1,00</text:p>
          </table:table-cell>
          <table:table-cell table:style-name="ce196" table:formula="of:=IF([.$M98]=[.V$2];SUM([.$O98:.$R98])*[.$U98];0)" office:value-type="currency" office:currency="RUB" office:value="0" calcext:value-type="currency">
            <text:p>0,00 ₽</text:p>
          </table:table-cell>
          <table:table-cell table:style-name="ce196" table:formula="of:=IF([.$M98]=[.W$2];SUM([.$O98:.$R98])*[.$U98];0)" office:value-type="currency" office:currency="RUB" office:value="0" calcext:value-type="currency">
            <text:p>0,00 ₽</text:p>
          </table:table-cell>
          <table:table-cell table:style-name="ce196" table:formula="of:=IF([.$M98]=[.X$2];SUM([.$O98:.$R98])*[.$U98];0)" office:value-type="currency" office:currency="RUB" office:value="150.236352" calcext:value-type="currency">
            <text:p>150,24 ₽</text:p>
          </table:table-cell>
          <table:table-cell table:style-name="ce196" table:formula="of:=IF([.$M98]=[.Y$2];SUM([.$O98:.$R98])*[.$U9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8:.Y98])" office:value-type="currency" office:currency="RUB" office:value="150.236352" calcext:value-type="currency">
            <text:p>15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7</text:p>
          </table:table-cell>
          <table:table-cell table:style-name="ce3" office:value-type="string" calcext:value-type="string">
            <text:p>Enclosure top handle</text:p>
          </table:table-cell>
          <table:table-cell table:style-name="ce140" office:value-type="float" office:value="54858" calcext:value-type="float">
            <text:p>54858</text:p>
          </table:table-cell>
          <table:table-cell table:style-name="ce143" table:formula="of:=[.C99]/1000" office:value-type="float" office:value="54.858" calcext:value-type="float">
            <text:p>54,86</text:p>
          </table:table-cell>
          <table:table-cell table:style-name="ce155" office:value-type="percentage" office:value="0.45" calcext:value-type="percentage">
            <text:p>4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99];[$Настройки.$B$2]=&quot;L&quot;;[.I99];[$Настройки.$B$2]=&quot;XL&quot;;[.J99])*[.G99]" office:value-type="float" office:value="2" calcext:value-type="float">
            <text:p>2</text:p>
          </table:table-cell>
          <table:table-cell table:style-name="ce162" table:formula="of:=[.D99]*[.E99]*[.F99]*[.K99]" office:value-type="float" office:value="59.24664" calcext:value-type="float">
            <text:p>59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99]=&quot;Основной&quot;;[$Настройки.$B$13];[.$M99]=&quot;Дешевле&quot;;[$Настройки.$B$14];[.M9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99]=[.O$2];[.$L99]*[.$N99];0)" office:value-type="float" office:value="0" calcext:value-type="float">
            <text:p>0,0</text:p>
          </table:table-cell>
          <table:table-cell table:style-name="ce162" table:formula="of:=IF([.$M99]=[.P$2];[.$L99]*[.$N99];0)" office:value-type="float" office:value="0" calcext:value-type="float">
            <text:p>0,0</text:p>
          </table:table-cell>
          <table:table-cell table:style-name="ce162" table:formula="of:=IF([.$M99]=[.Q$2];[.$L99]*[.$N99];0)" office:value-type="float" office:value="62.208972" calcext:value-type="float">
            <text:p>62,2</text:p>
          </table:table-cell>
          <table:table-cell table:style-name="ce162" table:formula="of:=IF([.$M99]=[.R$2];[.$L99]*[.$N99];0)" office:value-type="float" office:value="0" calcext:value-type="float">
            <text:p>0,0</text:p>
          </table:table-cell>
          <table:table-cell table:style-name="ce169" table:content-validation-name="val86" table:formula="of:=SUM([.O99:.R99])" office:value-type="float" office:value="62.208972" calcext:value-type="float">
            <text:p>62 г</text:p>
          </table:table-cell>
          <table:table-cell table:style-name="ce178" table:formula="of:=COM.MICROSOFT.IFS([.$M99]=&quot;Основной&quot;;[$Настройки.$C$13];[.$M99]=&quot;Лучше&quot;;[$Настройки.$C$13];[.$M99]=&quot;Дешевле&quot;;[$Настройки.$C$14];[.M9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99]/1000" office:value-type="float" office:value="1" calcext:value-type="float">
            <text:p>1,00</text:p>
          </table:table-cell>
          <table:table-cell table:style-name="ce196" table:formula="of:=IF([.$M99]=[.V$2];SUM([.$O99:.$R99])*[.$U99];0)" office:value-type="currency" office:currency="RUB" office:value="0" calcext:value-type="currency">
            <text:p>0,00 ₽</text:p>
          </table:table-cell>
          <table:table-cell table:style-name="ce196" table:formula="of:=IF([.$M99]=[.W$2];SUM([.$O99:.$R99])*[.$U99];0)" office:value-type="currency" office:currency="RUB" office:value="0" calcext:value-type="currency">
            <text:p>0,00 ₽</text:p>
          </table:table-cell>
          <table:table-cell table:style-name="ce196" table:formula="of:=IF([.$M99]=[.X$2];SUM([.$O99:.$R99])*[.$U99];0)" office:value-type="currency" office:currency="RUB" office:value="62.208972" calcext:value-type="currency">
            <text:p>62,21 ₽</text:p>
          </table:table-cell>
          <table:table-cell table:style-name="ce196" table:formula="of:=IF([.$M99]=[.Y$2];SUM([.$O99:.$R99])*[.$U9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99:.Y99])" office:value-type="currency" office:currency="RUB" office:value="62.208972" calcext:value-type="currency">
            <text:p>62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8(F)</text:p>
          </table:table-cell>
          <table:table-cell table:style-name="ce3" office:value-type="string" calcext:value-type="string">
            <text:p>Enclosure top hinge moving part cover</text:p>
          </table:table-cell>
          <table:table-cell table:style-name="ce140" office:value-type="float" office:value="9027" calcext:value-type="float">
            <text:p>9027</text:p>
          </table:table-cell>
          <table:table-cell table:style-name="ce143" table:formula="of:=[.C100]/1000" office:value-type="float" office:value="9.027" calcext:value-type="float">
            <text:p>9,0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00];[$Настройки.$B$2]=&quot;L&quot;;[.I100];[$Настройки.$B$2]=&quot;XL&quot;;[.J100])*[.G100]" office:value-type="float" office:value="2" calcext:value-type="float">
            <text:p>2</text:p>
          </table:table-cell>
          <table:table-cell table:style-name="ce162" table:formula="of:=[.D100]*[.E100]*[.F100]*[.K100]" office:value-type="float" office:value="21.6648" calcext:value-type="float">
            <text:p>21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0]=&quot;Основной&quot;;[$Настройки.$B$13];[.$M100]=&quot;Дешевле&quot;;[$Настройки.$B$14];[.M10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0]=[.O$2];[.$L100]*[.$N100];0)" office:value-type="float" office:value="0" calcext:value-type="float">
            <text:p>0,0</text:p>
          </table:table-cell>
          <table:table-cell table:style-name="ce162" table:formula="of:=IF([.$M100]=[.P$2];[.$L100]*[.$N100];0)" office:value-type="float" office:value="0" calcext:value-type="float">
            <text:p>0,0</text:p>
          </table:table-cell>
          <table:table-cell table:style-name="ce162" table:formula="of:=IF([.$M100]=[.Q$2];[.$L100]*[.$N100];0)" office:value-type="float" office:value="22.74804" calcext:value-type="float">
            <text:p>22,7</text:p>
          </table:table-cell>
          <table:table-cell table:style-name="ce162" table:formula="of:=IF([.$M100]=[.R$2];[.$L100]*[.$N100];0)" office:value-type="float" office:value="0" calcext:value-type="float">
            <text:p>0,0</text:p>
          </table:table-cell>
          <table:table-cell table:style-name="ce169" table:content-validation-name="val86" table:formula="of:=SUM([.O100:.R100])" office:value-type="float" office:value="22.74804" calcext:value-type="float">
            <text:p>23 г</text:p>
          </table:table-cell>
          <table:table-cell table:style-name="ce178" table:formula="of:=COM.MICROSOFT.IFS([.$M100]=&quot;Основной&quot;;[$Настройки.$C$13];[.$M100]=&quot;Лучше&quot;;[$Настройки.$C$13];[.$M100]=&quot;Дешевле&quot;;[$Настройки.$C$14];[.M10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0]/1000" office:value-type="float" office:value="1" calcext:value-type="float">
            <text:p>1,00</text:p>
          </table:table-cell>
          <table:table-cell table:style-name="ce196" table:formula="of:=IF([.$M100]=[.V$2];SUM([.$O100:.$R100])*[.$U100];0)" office:value-type="currency" office:currency="RUB" office:value="0" calcext:value-type="currency">
            <text:p>0,00 ₽</text:p>
          </table:table-cell>
          <table:table-cell table:style-name="ce196" table:formula="of:=IF([.$M100]=[.W$2];SUM([.$O100:.$R100])*[.$U100];0)" office:value-type="currency" office:currency="RUB" office:value="0" calcext:value-type="currency">
            <text:p>0,00 ₽</text:p>
          </table:table-cell>
          <table:table-cell table:style-name="ce196" table:formula="of:=IF([.$M100]=[.X$2];SUM([.$O100:.$R100])*[.$U100];0)" office:value-type="currency" office:currency="RUB" office:value="22.74804" calcext:value-type="currency">
            <text:p>22,75 ₽</text:p>
          </table:table-cell>
          <table:table-cell table:style-name="ce196" table:formula="of:=IF([.$M100]=[.Y$2];SUM([.$O100:.$R100])*[.$U10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0:.Y100])" office:value-type="currency" office:currency="RUB" office:value="22.74804" calcext:value-type="currency">
            <text:p>23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18(B)</text:p>
          </table:table-cell>
          <table:table-cell table:style-name="ce3" office:value-type="string" calcext:value-type="string">
            <text:p>Enclosure top hinge moving part cover</text:p>
          </table:table-cell>
          <table:table-cell table:style-name="ce140" office:value-type="float" office:value="9027" calcext:value-type="float">
            <text:p>9027</text:p>
          </table:table-cell>
          <table:table-cell table:style-name="ce143" table:formula="of:=[.C101]/1000" office:value-type="float" office:value="9.027" calcext:value-type="float">
            <text:p>9,0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01];[$Настройки.$B$2]=&quot;L&quot;;[.I101];[$Настройки.$B$2]=&quot;XL&quot;;[.J101])*[.G101]" office:value-type="float" office:value="2" calcext:value-type="float">
            <text:p>2</text:p>
          </table:table-cell>
          <table:table-cell table:style-name="ce162" table:formula="of:=[.D101]*[.E101]*[.F101]*[.K101]" office:value-type="float" office:value="21.6648" calcext:value-type="float">
            <text:p>21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1]=&quot;Основной&quot;;[$Настройки.$B$13];[.$M101]=&quot;Дешевле&quot;;[$Настройки.$B$14];[.M10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1]=[.O$2];[.$L101]*[.$N101];0)" office:value-type="float" office:value="0" calcext:value-type="float">
            <text:p>0,0</text:p>
          </table:table-cell>
          <table:table-cell table:style-name="ce162" table:formula="of:=IF([.$M101]=[.P$2];[.$L101]*[.$N101];0)" office:value-type="float" office:value="0" calcext:value-type="float">
            <text:p>0,0</text:p>
          </table:table-cell>
          <table:table-cell table:style-name="ce162" table:formula="of:=IF([.$M101]=[.Q$2];[.$L101]*[.$N101];0)" office:value-type="float" office:value="22.74804" calcext:value-type="float">
            <text:p>22,7</text:p>
          </table:table-cell>
          <table:table-cell table:style-name="ce162" table:formula="of:=IF([.$M101]=[.R$2];[.$L101]*[.$N101];0)" office:value-type="float" office:value="0" calcext:value-type="float">
            <text:p>0,0</text:p>
          </table:table-cell>
          <table:table-cell table:style-name="ce169" table:content-validation-name="val86" table:formula="of:=SUM([.O101:.R101])" office:value-type="float" office:value="22.74804" calcext:value-type="float">
            <text:p>23 г</text:p>
          </table:table-cell>
          <table:table-cell table:style-name="ce178" table:formula="of:=COM.MICROSOFT.IFS([.$M101]=&quot;Основной&quot;;[$Настройки.$C$13];[.$M101]=&quot;Лучше&quot;;[$Настройки.$C$13];[.$M101]=&quot;Дешевле&quot;;[$Настройки.$C$14];[.M10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1]/1000" office:value-type="float" office:value="1" calcext:value-type="float">
            <text:p>1,00</text:p>
          </table:table-cell>
          <table:table-cell table:style-name="ce196" table:formula="of:=IF([.$M101]=[.V$2];SUM([.$O101:.$R101])*[.$U101];0)" office:value-type="currency" office:currency="RUB" office:value="0" calcext:value-type="currency">
            <text:p>0,00 ₽</text:p>
          </table:table-cell>
          <table:table-cell table:style-name="ce196" table:formula="of:=IF([.$M101]=[.W$2];SUM([.$O101:.$R101])*[.$U101];0)" office:value-type="currency" office:currency="RUB" office:value="0" calcext:value-type="currency">
            <text:p>0,00 ₽</text:p>
          </table:table-cell>
          <table:table-cell table:style-name="ce196" table:formula="of:=IF([.$M101]=[.X$2];SUM([.$O101:.$R101])*[.$U101];0)" office:value-type="currency" office:currency="RUB" office:value="22.74804" calcext:value-type="currency">
            <text:p>22,75 ₽</text:p>
          </table:table-cell>
          <table:table-cell table:style-name="ce196" table:formula="of:=IF([.$M101]=[.Y$2];SUM([.$O101:.$R101])*[.$U10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1:.Y101])" office:value-type="currency" office:currency="RUB" office:value="22.74804" calcext:value-type="currency">
            <text:p>23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4721</text:p>
          </table:table-cell>
          <table:table-cell table:style-name="ce3" office:value-type="string" calcext:value-type="string">
            <text:p>Enclosure top hinge mount</text:p>
          </table:table-cell>
          <table:table-cell table:style-name="ce140" office:value-type="float" office:value="15227" calcext:value-type="float">
            <text:p>15227</text:p>
          </table:table-cell>
          <table:table-cell table:style-name="ce143" table:formula="of:=[.C102]/1000" office:value-type="float" office:value="15.227" calcext:value-type="float">
            <text:p>15,23</text:p>
          </table:table-cell>
          <table:table-cell table:style-name="ce155" office:value-type="percentage" office:value="0.9" calcext:value-type="percentage">
            <text:p>9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02];[$Настройки.$B$2]=&quot;L&quot;;[.I102];[$Настройки.$B$2]=&quot;XL&quot;;[.J102])*[.G102]" office:value-type="float" office:value="2" calcext:value-type="float">
            <text:p>2</text:p>
          </table:table-cell>
          <table:table-cell table:style-name="ce162" table:formula="of:=[.D102]*[.E102]*[.F102]*[.K102]" office:value-type="float" office:value="32.89032" calcext:value-type="float">
            <text:p>32,9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2]=&quot;Основной&quot;;[$Настройки.$B$13];[.$M102]=&quot;Дешевле&quot;;[$Настройки.$B$14];[.M10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2]=[.O$2];[.$L102]*[.$N102];0)" office:value-type="float" office:value="0" calcext:value-type="float">
            <text:p>0,0</text:p>
          </table:table-cell>
          <table:table-cell table:style-name="ce162" table:formula="of:=IF([.$M102]=[.P$2];[.$L102]*[.$N102];0)" office:value-type="float" office:value="0" calcext:value-type="float">
            <text:p>0,0</text:p>
          </table:table-cell>
          <table:table-cell table:style-name="ce162" table:formula="of:=IF([.$M102]=[.Q$2];[.$L102]*[.$N102];0)" office:value-type="float" office:value="34.534836" calcext:value-type="float">
            <text:p>34,5</text:p>
          </table:table-cell>
          <table:table-cell table:style-name="ce162" table:formula="of:=IF([.$M102]=[.R$2];[.$L102]*[.$N102];0)" office:value-type="float" office:value="0" calcext:value-type="float">
            <text:p>0,0</text:p>
          </table:table-cell>
          <table:table-cell table:style-name="ce169" table:content-validation-name="val86" table:formula="of:=SUM([.O102:.R102])" office:value-type="float" office:value="34.534836" calcext:value-type="float">
            <text:p>35 г</text:p>
          </table:table-cell>
          <table:table-cell table:style-name="ce178" table:formula="of:=COM.MICROSOFT.IFS([.$M102]=&quot;Основной&quot;;[$Настройки.$C$13];[.$M102]=&quot;Лучше&quot;;[$Настройки.$C$13];[.$M102]=&quot;Дешевле&quot;;[$Настройки.$C$14];[.M10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2]/1000" office:value-type="float" office:value="1" calcext:value-type="float">
            <text:p>1,00</text:p>
          </table:table-cell>
          <table:table-cell table:style-name="ce196" table:formula="of:=IF([.$M102]=[.V$2];SUM([.$O102:.$R102])*[.$U102];0)" office:value-type="currency" office:currency="RUB" office:value="0" calcext:value-type="currency">
            <text:p>0,00 ₽</text:p>
          </table:table-cell>
          <table:table-cell table:style-name="ce196" table:formula="of:=IF([.$M102]=[.W$2];SUM([.$O102:.$R102])*[.$U102];0)" office:value-type="currency" office:currency="RUB" office:value="0" calcext:value-type="currency">
            <text:p>0,00 ₽</text:p>
          </table:table-cell>
          <table:table-cell table:style-name="ce196" table:formula="of:=IF([.$M102]=[.X$2];SUM([.$O102:.$R102])*[.$U102];0)" office:value-type="currency" office:currency="RUB" office:value="34.534836" calcext:value-type="currency">
            <text:p>34,53 ₽</text:p>
          </table:table-cell>
          <table:table-cell table:style-name="ce196" table:formula="of:=IF([.$M102]=[.Y$2];SUM([.$O102:.$R102])*[.$U10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2:.Y102])" office:value-type="currency" office:currency="RUB" office:value="34.534836" calcext:value-type="currency">
            <text:p>35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1" office:value-type="string" calcext:value-type="string" table:number-columns-spanned="27" table:number-rows-spanned="1">
            <text:p>V9-50 - Electronics</text:p>
          </table:table-cell>
          <table:covered-table-cell table:style-name="ce131"/>
          <table:covered-table-cell table:style-name="ce142"/>
          <table:covered-table-cell table:style-name="ce145"/>
          <table:covered-table-cell table:number-columns-repeated="2" table:style-name="ce160"/>
          <table:covered-table-cell table:style-name="ce173"/>
          <table:covered-table-cell table:number-columns-repeated="3" table:style-name="ce142"/>
          <table:covered-table-cell table:style-name="ce142" table:content-validation-name="val82"/>
          <table:covered-table-cell table:style-name="ce177"/>
          <table:covered-table-cell table:style-name="ce142" table:content-validation-name="val85"/>
          <table:covered-table-cell table:style-name="ce142"/>
          <table:covered-table-cell table:number-columns-repeated="4" table:style-name="ce177"/>
          <table:covered-table-cell table:style-name="ce182" table:content-validation-name="val86"/>
          <table:covered-table-cell table:style-name="ce185"/>
          <table:covered-table-cell table:style-name="ce145"/>
          <table:covered-table-cell table:number-columns-repeated="4" table:style-name="ce187"/>
          <table:covered-table-cell table:style-name="ce189" table:content-validation-name="val87"/>
          <table:covered-table-cell table:style-name="ce142" table:content-validation-name="val90"/>
          <table:table-cell table:number-columns-repeated="16355"/>
        </table:table-row>
        <table:table-row table:style-name="ro1">
          <table:table-cell table:style-name="ce3" office:value-type="string" calcext:value-type="string">
            <text:p>V9-511</text:p>
          </table:table-cell>
          <table:table-cell table:style-name="ce3" office:value-type="string" calcext:value-type="string">
            <text:p>AC socket mount body</text:p>
          </table:table-cell>
          <table:table-cell table:style-name="ce140" office:value-type="float" office:value="29835" calcext:value-type="float">
            <text:p>29835</text:p>
          </table:table-cell>
          <table:table-cell table:style-name="ce143" table:formula="of:=[.C104]/1000" office:value-type="float" office:value="29.835" calcext:value-type="float">
            <text:p>29,84</text:p>
          </table:table-cell>
          <table:table-cell table:style-name="ce155" office:value-type="percentage" office:value="0.4" calcext:value-type="percentage">
            <text:p>4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1;0)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04];[$Настройки.$B$2]=&quot;L&quot;;[.I104];[$Настройки.$B$2]=&quot;XL&quot;;[.J104])*[.G104]" office:value-type="float" office:value="1" calcext:value-type="float">
            <text:p>1</text:p>
          </table:table-cell>
          <table:table-cell table:style-name="ce162" table:formula="of:=[.D104]*[.E104]*[.F104]*[.K104]" office:value-type="float" office:value="14.3208" calcext:value-type="float">
            <text:p>14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4]=&quot;Основной&quot;;[$Настройки.$B$13];[.$M104]=&quot;Дешевле&quot;;[$Настройки.$B$14];[.M10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4]=[.O$2];[.$L104]*[.$N104];0)" office:value-type="float" office:value="0" calcext:value-type="float">
            <text:p>0,0</text:p>
          </table:table-cell>
          <table:table-cell table:style-name="ce162" table:formula="of:=IF([.$M104]=[.P$2];[.$L104]*[.$N104];0)" office:value-type="float" office:value="0" calcext:value-type="float">
            <text:p>0,0</text:p>
          </table:table-cell>
          <table:table-cell table:style-name="ce162" table:formula="of:=IF([.$M104]=[.Q$2];[.$L104]*[.$N104];0)" office:value-type="float" office:value="15.03684" calcext:value-type="float">
            <text:p>15,0</text:p>
          </table:table-cell>
          <table:table-cell table:style-name="ce162" table:formula="of:=IF([.$M104]=[.R$2];[.$L104]*[.$N104];0)" office:value-type="float" office:value="0" calcext:value-type="float">
            <text:p>0,0</text:p>
          </table:table-cell>
          <table:table-cell table:style-name="ce169" table:content-validation-name="val86" table:formula="of:=SUM([.O104:.R104])" office:value-type="float" office:value="15.03684" calcext:value-type="float">
            <text:p>15 г</text:p>
          </table:table-cell>
          <table:table-cell table:style-name="ce178" table:formula="of:=COM.MICROSOFT.IFS([.$M104]=&quot;Основной&quot;;[$Настройки.$C$13];[.$M104]=&quot;Лучше&quot;;[$Настройки.$C$13];[.$M104]=&quot;Дешевле&quot;;[$Настройки.$C$14];[.M10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4]/1000" office:value-type="float" office:value="1" calcext:value-type="float">
            <text:p>1,00</text:p>
          </table:table-cell>
          <table:table-cell table:style-name="ce196" table:formula="of:=IF([.$M104]=[.V$2];SUM([.$O104:.$R104])*[.$U104];0)" office:value-type="currency" office:currency="RUB" office:value="0" calcext:value-type="currency">
            <text:p>0,00 ₽</text:p>
          </table:table-cell>
          <table:table-cell table:style-name="ce196" table:formula="of:=IF([.$M104]=[.W$2];SUM([.$O104:.$R104])*[.$U104];0)" office:value-type="currency" office:currency="RUB" office:value="0" calcext:value-type="currency">
            <text:p>0,00 ₽</text:p>
          </table:table-cell>
          <table:table-cell table:style-name="ce196" table:formula="of:=IF([.$M104]=[.X$2];SUM([.$O104:.$R104])*[.$U104];0)" office:value-type="currency" office:currency="RUB" office:value="15.03684" calcext:value-type="currency">
            <text:p>15,04 ₽</text:p>
          </table:table-cell>
          <table:table-cell table:style-name="ce196" table:formula="of:=IF([.$M104]=[.Y$2];SUM([.$O104:.$R104])*[.$U10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4:.Y104])" office:value-type="currency" office:currency="RUB" office:value="15.03684" calcext:value-type="currency">
            <text:p>1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11(R)</text:p>
          </table:table-cell>
          <table:table-cell table:style-name="ce3" office:value-type="string" calcext:value-type="string">
            <text:p>AC socket mount body</text:p>
          </table:table-cell>
          <table:table-cell table:style-name="ce140" office:value-type="float" office:value="29835" calcext:value-type="float">
            <text:p>29835</text:p>
          </table:table-cell>
          <table:table-cell table:style-name="ce143" table:formula="of:=[.C105]/1000" office:value-type="float" office:value="29.835" calcext:value-type="float">
            <text:p>29,84</text:p>
          </table:table-cell>
          <table:table-cell table:style-name="ce155" office:value-type="percentage" office:value="0.4" calcext:value-type="percentage">
            <text:p>4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table:formula="of:=IF([$Настройки.$B$4]=&quot;Слева&quot;;0;1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05];[$Настройки.$B$2]=&quot;L&quot;;[.I105];[$Настройки.$B$2]=&quot;XL&quot;;[.J105])*[.G105]" office:value-type="float" office:value="0" calcext:value-type="float">
            <text:p>0</text:p>
          </table:table-cell>
          <table:table-cell table:style-name="ce162" table:formula="of:=[.D105]*[.E105]*[.F105]*[.K105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5]=&quot;Основной&quot;;[$Настройки.$B$13];[.$M105]=&quot;Дешевле&quot;;[$Настройки.$B$14];[.M10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5]=[.O$2];[.$L105]*[.$N105];0)" office:value-type="float" office:value="0" calcext:value-type="float">
            <text:p>0,0</text:p>
          </table:table-cell>
          <table:table-cell table:style-name="ce162" table:formula="of:=IF([.$M105]=[.P$2];[.$L105]*[.$N105];0)" office:value-type="float" office:value="0" calcext:value-type="float">
            <text:p>0,0</text:p>
          </table:table-cell>
          <table:table-cell table:style-name="ce162" table:formula="of:=IF([.$M105]=[.Q$2];[.$L105]*[.$N105];0)" office:value-type="float" office:value="0" calcext:value-type="float">
            <text:p>0,0</text:p>
          </table:table-cell>
          <table:table-cell table:style-name="ce162" table:formula="of:=IF([.$M105]=[.R$2];[.$L105]*[.$N105];0)" office:value-type="float" office:value="0" calcext:value-type="float">
            <text:p>0,0</text:p>
          </table:table-cell>
          <table:table-cell table:style-name="ce169" table:content-validation-name="val86" table:formula="of:=SUM([.O105:.R105])" office:value-type="float" office:value="0" calcext:value-type="float">
            <text:p>0 г</text:p>
          </table:table-cell>
          <table:table-cell table:style-name="ce178" table:formula="of:=COM.MICROSOFT.IFS([.$M105]=&quot;Основной&quot;;[$Настройки.$C$13];[.$M105]=&quot;Лучше&quot;;[$Настройки.$C$13];[.$M105]=&quot;Дешевле&quot;;[$Настройки.$C$14];[.M10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5]/1000" office:value-type="float" office:value="1" calcext:value-type="float">
            <text:p>1,00</text:p>
          </table:table-cell>
          <table:table-cell table:style-name="ce196" table:formula="of:=IF([.$M105]=[.V$2];SUM([.$O105:.$R105])*[.$U105];0)" office:value-type="currency" office:currency="RUB" office:value="0" calcext:value-type="currency">
            <text:p>0,00 ₽</text:p>
          </table:table-cell>
          <table:table-cell table:style-name="ce196" table:formula="of:=IF([.$M105]=[.W$2];SUM([.$O105:.$R105])*[.$U105];0)" office:value-type="currency" office:currency="RUB" office:value="0" calcext:value-type="currency">
            <text:p>0,00 ₽</text:p>
          </table:table-cell>
          <table:table-cell table:style-name="ce196" table:formula="of:=IF([.$M105]=[.X$2];SUM([.$O105:.$R105])*[.$U105];0)" office:value-type="currency" office:currency="RUB" office:value="0" calcext:value-type="currency">
            <text:p>0,00 ₽</text:p>
          </table:table-cell>
          <table:table-cell table:style-name="ce196" table:formula="of:=IF([.$M105]=[.Y$2];SUM([.$O105:.$R105])*[.$U10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5:.Y105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211</text:p>
          </table:table-cell>
          <table:table-cell table:style-name="ce3" office:value-type="string" calcext:value-type="string">
            <text:p>DIN rail mount</text:p>
          </table:table-cell>
          <table:table-cell table:style-name="ce140" office:value-type="float" office:value="5688" calcext:value-type="float">
            <text:p>5688</text:p>
          </table:table-cell>
          <table:table-cell table:style-name="ce143" table:formula="of:=[.C106]/1000" office:value-type="float" office:value="5.688" calcext:value-type="float">
            <text:p>5,69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4" calcext:value-type="float">
            <text:p>4</text:p>
          </table:table-cell>
          <table:table-cell table:style-name="ce24" table:content-validation-name="val82" table:formula="of:=COM.MICROSOFT.IFS([$Настройки.$B$2]=&quot;M&quot;;[.H106];[$Настройки.$B$2]=&quot;L&quot;;[.I106];[$Настройки.$B$2]=&quot;XL&quot;;[.J106])*[.G106]" office:value-type="float" office:value="4" calcext:value-type="float">
            <text:p>4</text:p>
          </table:table-cell>
          <table:table-cell table:style-name="ce162" table:formula="of:=[.D106]*[.E106]*[.F106]*[.K106]" office:value-type="float" office:value="27.3024" calcext:value-type="float">
            <text:p>27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6]=&quot;Основной&quot;;[$Настройки.$B$13];[.$M106]=&quot;Дешевле&quot;;[$Настройки.$B$14];[.M10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6]=[.O$2];[.$L106]*[.$N106];0)" office:value-type="float" office:value="0" calcext:value-type="float">
            <text:p>0,0</text:p>
          </table:table-cell>
          <table:table-cell table:style-name="ce162" table:formula="of:=IF([.$M106]=[.P$2];[.$L106]*[.$N106];0)" office:value-type="float" office:value="0" calcext:value-type="float">
            <text:p>0,0</text:p>
          </table:table-cell>
          <table:table-cell table:style-name="ce162" table:formula="of:=IF([.$M106]=[.Q$2];[.$L106]*[.$N106];0)" office:value-type="float" office:value="28.66752" calcext:value-type="float">
            <text:p>28,7</text:p>
          </table:table-cell>
          <table:table-cell table:style-name="ce162" table:formula="of:=IF([.$M106]=[.R$2];[.$L106]*[.$N106];0)" office:value-type="float" office:value="0" calcext:value-type="float">
            <text:p>0,0</text:p>
          </table:table-cell>
          <table:table-cell table:style-name="ce169" table:content-validation-name="val86" table:formula="of:=SUM([.O106:.R106])" office:value-type="float" office:value="28.66752" calcext:value-type="float">
            <text:p>29 г</text:p>
          </table:table-cell>
          <table:table-cell table:style-name="ce178" table:formula="of:=COM.MICROSOFT.IFS([.$M106]=&quot;Основной&quot;;[$Настройки.$C$13];[.$M106]=&quot;Лучше&quot;;[$Настройки.$C$13];[.$M106]=&quot;Дешевле&quot;;[$Настройки.$C$14];[.M10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6]/1000" office:value-type="float" office:value="1" calcext:value-type="float">
            <text:p>1,00</text:p>
          </table:table-cell>
          <table:table-cell table:style-name="ce196" table:formula="of:=IF([.$M106]=[.V$2];SUM([.$O106:.$R106])*[.$U106];0)" office:value-type="currency" office:currency="RUB" office:value="0" calcext:value-type="currency">
            <text:p>0,00 ₽</text:p>
          </table:table-cell>
          <table:table-cell table:style-name="ce196" table:formula="of:=IF([.$M106]=[.W$2];SUM([.$O106:.$R106])*[.$U106];0)" office:value-type="currency" office:currency="RUB" office:value="0" calcext:value-type="currency">
            <text:p>0,00 ₽</text:p>
          </table:table-cell>
          <table:table-cell table:style-name="ce196" table:formula="of:=IF([.$M106]=[.X$2];SUM([.$O106:.$R106])*[.$U106];0)" office:value-type="currency" office:currency="RUB" office:value="28.66752" calcext:value-type="currency">
            <text:p>28,67 ₽</text:p>
          </table:table-cell>
          <table:table-cell table:style-name="ce196" table:formula="of:=IF([.$M106]=[.Y$2];SUM([.$O106:.$R106])*[.$U10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6:.Y106])" office:value-type="currency" office:currency="RUB" office:value="28.66752" calcext:value-type="currency">
            <text:p>29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31(A)</text:p>
          </table:table-cell>
          <table:table-cell table:style-name="ce3" office:value-type="string" calcext:value-type="string">
            <text:p>Power supply vertical mount</text:p>
          </table:table-cell>
          <table:table-cell table:style-name="ce140" office:value-type="float" office:value="55285" calcext:value-type="float">
            <text:p>55285</text:p>
          </table:table-cell>
          <table:table-cell table:style-name="ce143" table:formula="of:=[.C107]/1000" office:value-type="float" office:value="55.285" calcext:value-type="float">
            <text:p>55,29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table:formula="of:=COM.MICROSOFT.IFS([Настройки.$B$10]=&quot;Все вертикально&quot;;['Покупные изд.'.$F$48]+['Покупные изд.'.$F$49];[Настройки.$B$10]=&quot;Все горизонтально&quot;;0;[Настройки.$B$10]=&quot;Смешанно&quot;;1)" office:value-type="float" office:value="1" calcext:value-type="float">
            <text:p>1</text:p>
          </table:table-cell>
          <table:table-cell table:style-name="ce140" table:formula="of:=[.H107]" office:value-type="float" office:value="1" calcext:value-type="float">
            <text:p>1</text:p>
          </table:table-cell>
          <table:table-cell table:style-name="ce140" table:formula="of:=[.H107]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07];[$Настройки.$B$2]=&quot;L&quot;;[.I107];[$Настройки.$B$2]=&quot;XL&quot;;[.J107])*[.G107]" office:value-type="float" office:value="1" calcext:value-type="float">
            <text:p>1</text:p>
          </table:table-cell>
          <table:table-cell table:style-name="ce162" table:formula="of:=[.D107]*[.E107]*[.F107]*[.K107]" office:value-type="float" office:value="33.171" calcext:value-type="float">
            <text:p>33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7]=&quot;Основной&quot;;[$Настройки.$B$13];[.$M107]=&quot;Дешевле&quot;;[$Настройки.$B$14];[.M107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7]=[.O$2];[.$L107]*[.$N107];0)" office:value-type="float" office:value="0" calcext:value-type="float">
            <text:p>0,0</text:p>
          </table:table-cell>
          <table:table-cell table:style-name="ce162" table:formula="of:=IF([.$M107]=[.P$2];[.$L107]*[.$N107];0)" office:value-type="float" office:value="0" calcext:value-type="float">
            <text:p>0,0</text:p>
          </table:table-cell>
          <table:table-cell table:style-name="ce162" table:formula="of:=IF([.$M107]=[.Q$2];[.$L107]*[.$N107];0)" office:value-type="float" office:value="34.82955" calcext:value-type="float">
            <text:p>34,8</text:p>
          </table:table-cell>
          <table:table-cell table:style-name="ce162" table:formula="of:=IF([.$M107]=[.R$2];[.$L107]*[.$N107];0)" office:value-type="float" office:value="0" calcext:value-type="float">
            <text:p>0,0</text:p>
          </table:table-cell>
          <table:table-cell table:style-name="ce169" table:content-validation-name="val86" table:formula="of:=SUM([.O107:.R107])" office:value-type="float" office:value="34.82955" calcext:value-type="float">
            <text:p>35 г</text:p>
          </table:table-cell>
          <table:table-cell table:style-name="ce178" table:formula="of:=COM.MICROSOFT.IFS([.$M107]=&quot;Основной&quot;;[$Настройки.$C$13];[.$M107]=&quot;Лучше&quot;;[$Настройки.$C$13];[.$M107]=&quot;Дешевле&quot;;[$Настройки.$C$14];[.M107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7]/1000" office:value-type="float" office:value="1" calcext:value-type="float">
            <text:p>1,00</text:p>
          </table:table-cell>
          <table:table-cell table:style-name="ce196" table:formula="of:=IF([.$M107]=[.V$2];SUM([.$O107:.$R107])*[.$U107];0)" office:value-type="currency" office:currency="RUB" office:value="0" calcext:value-type="currency">
            <text:p>0,00 ₽</text:p>
          </table:table-cell>
          <table:table-cell table:style-name="ce196" table:formula="of:=IF([.$M107]=[.W$2];SUM([.$O107:.$R107])*[.$U107];0)" office:value-type="currency" office:currency="RUB" office:value="0" calcext:value-type="currency">
            <text:p>0,00 ₽</text:p>
          </table:table-cell>
          <table:table-cell table:style-name="ce196" table:formula="of:=IF([.$M107]=[.X$2];SUM([.$O107:.$R107])*[.$U107];0)" office:value-type="currency" office:currency="RUB" office:value="34.82955" calcext:value-type="currency">
            <text:p>34,83 ₽</text:p>
          </table:table-cell>
          <table:table-cell table:style-name="ce196" table:formula="of:=IF([.$M107]=[.Y$2];SUM([.$O107:.$R107])*[.$U107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7:.Y107])" office:value-type="currency" office:currency="RUB" office:value="34.82955" calcext:value-type="currency">
            <text:p>35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31(B)</text:p>
          </table:table-cell>
          <table:table-cell table:style-name="ce3" office:value-type="string" calcext:value-type="string">
            <text:p>Power supply horizontal mount</text:p>
          </table:table-cell>
          <table:table-cell table:style-name="ce140" office:value-type="float" office:value="17976" calcext:value-type="float">
            <text:p>17976</text:p>
          </table:table-cell>
          <table:table-cell table:style-name="ce143" table:formula="of:=[.C108]/1000" office:value-type="float" office:value="17.976" calcext:value-type="float">
            <text:p>17,98</text:p>
          </table:table-cell>
          <table:table-cell table:style-name="ce155" office:value-type="percentage" office:value="0.5" calcext:value-type="percentage">
            <text:p>5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table:formula="of:=COM.MICROSOFT.IFS([Настройки.$B$10]=&quot;Все горизонтально&quot;;['Покупные изд.'.$F$48]+['Покупные изд.'.$F$49];[Настройки.$B$10]=&quot;Все вертикально&quot;;0;[Настройки.$B$10]=&quot;Смешанно&quot;;1)" office:value-type="float" office:value="0" calcext:value-type="float">
            <text:p>0</text:p>
          </table:table-cell>
          <table:table-cell table:style-name="ce140" table:formula="of:=[.H108]" office:value-type="float" office:value="0" calcext:value-type="float">
            <text:p>0</text:p>
          </table:table-cell>
          <table:table-cell table:style-name="ce140" table:formula="of:=[.H108]" office:value-type="float" office:value="0" calcext:value-type="float">
            <text:p>0</text:p>
          </table:table-cell>
          <table:table-cell table:style-name="ce24" table:content-validation-name="val82" table:formula="of:=COM.MICROSOFT.IFS([$Настройки.$B$2]=&quot;M&quot;;[.H108];[$Настройки.$B$2]=&quot;L&quot;;[.I108];[$Настройки.$B$2]=&quot;XL&quot;;[.J108])*[.G108]" office:value-type="float" office:value="0" calcext:value-type="float">
            <text:p>0</text:p>
          </table:table-cell>
          <table:table-cell table:style-name="ce162" table:formula="of:=[.D108]*[.E108]*[.F108]*[.K108]" office:value-type="float" office:value="0" calcext:value-type="float">
            <text:p>0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8]=&quot;Основной&quot;;[$Настройки.$B$13];[.$M108]=&quot;Дешевле&quot;;[$Настройки.$B$14];[.M108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8]=[.O$2];[.$L108]*[.$N108];0)" office:value-type="float" office:value="0" calcext:value-type="float">
            <text:p>0,0</text:p>
          </table:table-cell>
          <table:table-cell table:style-name="ce162" table:formula="of:=IF([.$M108]=[.P$2];[.$L108]*[.$N108];0)" office:value-type="float" office:value="0" calcext:value-type="float">
            <text:p>0,0</text:p>
          </table:table-cell>
          <table:table-cell table:style-name="ce162" table:formula="of:=IF([.$M108]=[.Q$2];[.$L108]*[.$N108];0)" office:value-type="float" office:value="0" calcext:value-type="float">
            <text:p>0,0</text:p>
          </table:table-cell>
          <table:table-cell table:style-name="ce162" table:formula="of:=IF([.$M108]=[.R$2];[.$L108]*[.$N108];0)" office:value-type="float" office:value="0" calcext:value-type="float">
            <text:p>0,0</text:p>
          </table:table-cell>
          <table:table-cell table:style-name="ce169" table:content-validation-name="val86" table:formula="of:=SUM([.O108:.R108])" office:value-type="float" office:value="0" calcext:value-type="float">
            <text:p>0 г</text:p>
          </table:table-cell>
          <table:table-cell table:style-name="ce178" table:formula="of:=COM.MICROSOFT.IFS([.$M108]=&quot;Основной&quot;;[$Настройки.$C$13];[.$M108]=&quot;Лучше&quot;;[$Настройки.$C$13];[.$M108]=&quot;Дешевле&quot;;[$Настройки.$C$14];[.M108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8]/1000" office:value-type="float" office:value="1" calcext:value-type="float">
            <text:p>1,00</text:p>
          </table:table-cell>
          <table:table-cell table:style-name="ce196" table:formula="of:=IF([.$M108]=[.V$2];SUM([.$O108:.$R108])*[.$U108];0)" office:value-type="currency" office:currency="RUB" office:value="0" calcext:value-type="currency">
            <text:p>0,00 ₽</text:p>
          </table:table-cell>
          <table:table-cell table:style-name="ce196" table:formula="of:=IF([.$M108]=[.W$2];SUM([.$O108:.$R108])*[.$U108];0)" office:value-type="currency" office:currency="RUB" office:value="0" calcext:value-type="currency">
            <text:p>0,00 ₽</text:p>
          </table:table-cell>
          <table:table-cell table:style-name="ce196" table:formula="of:=IF([.$M108]=[.X$2];SUM([.$O108:.$R108])*[.$U108];0)" office:value-type="currency" office:currency="RUB" office:value="0" calcext:value-type="currency">
            <text:p>0,00 ₽</text:p>
          </table:table-cell>
          <table:table-cell table:style-name="ce196" table:formula="of:=IF([.$M108]=[.Y$2];SUM([.$O108:.$R108])*[.$U10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8:.Y108])" office:value-type="currency" office:currency="RUB" office:value="0" calcext:value-type="currency">
            <text:p>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411</text:p>
          </table:table-cell>
          <table:table-cell table:style-name="ce3" office:value-type="string" calcext:value-type="string">
            <text:p>BTT Octopus DIN rail mount</text:p>
          </table:table-cell>
          <table:table-cell table:style-name="ce140" office:value-type="float" office:value="41437" calcext:value-type="float">
            <text:p>41437</text:p>
          </table:table-cell>
          <table:table-cell table:style-name="ce143" table:formula="of:=[.C109]/1000" office:value-type="float" office:value="41.437" calcext:value-type="float">
            <text:p>41,44</text:p>
          </table:table-cell>
          <table:table-cell table:style-name="ce155" office:value-type="percentage" office:value="0.55" calcext:value-type="percentage">
            <text:p>5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09];[$Настройки.$B$2]=&quot;L&quot;;[.I109];[$Настройки.$B$2]=&quot;XL&quot;;[.J109])*[.G109]" office:value-type="float" office:value="1" calcext:value-type="float">
            <text:p>1</text:p>
          </table:table-cell>
          <table:table-cell table:style-name="ce162" table:formula="of:=[.D109]*[.E109]*[.F109]*[.K109]" office:value-type="float" office:value="27.34842" calcext:value-type="float">
            <text:p>27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09]=&quot;Основной&quot;;[$Настройки.$B$13];[.$M109]=&quot;Дешевле&quot;;[$Настройки.$B$14];[.M109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09]=[.O$2];[.$L109]*[.$N109];0)" office:value-type="float" office:value="0" calcext:value-type="float">
            <text:p>0,0</text:p>
          </table:table-cell>
          <table:table-cell table:style-name="ce162" table:formula="of:=IF([.$M109]=[.P$2];[.$L109]*[.$N109];0)" office:value-type="float" office:value="0" calcext:value-type="float">
            <text:p>0,0</text:p>
          </table:table-cell>
          <table:table-cell table:style-name="ce162" table:formula="of:=IF([.$M109]=[.Q$2];[.$L109]*[.$N109];0)" office:value-type="float" office:value="28.715841" calcext:value-type="float">
            <text:p>28,7</text:p>
          </table:table-cell>
          <table:table-cell table:style-name="ce162" table:formula="of:=IF([.$M109]=[.R$2];[.$L109]*[.$N109];0)" office:value-type="float" office:value="0" calcext:value-type="float">
            <text:p>0,0</text:p>
          </table:table-cell>
          <table:table-cell table:style-name="ce169" table:content-validation-name="val86" table:formula="of:=SUM([.O109:.R109])" office:value-type="float" office:value="28.715841" calcext:value-type="float">
            <text:p>29 г</text:p>
          </table:table-cell>
          <table:table-cell table:style-name="ce178" table:formula="of:=COM.MICROSOFT.IFS([.$M109]=&quot;Основной&quot;;[$Настройки.$C$13];[.$M109]=&quot;Лучше&quot;;[$Настройки.$C$13];[.$M109]=&quot;Дешевле&quot;;[$Настройки.$C$14];[.M109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09]/1000" office:value-type="float" office:value="1" calcext:value-type="float">
            <text:p>1,00</text:p>
          </table:table-cell>
          <table:table-cell table:style-name="ce196" table:formula="of:=IF([.$M109]=[.V$2];SUM([.$O109:.$R109])*[.$U109];0)" office:value-type="currency" office:currency="RUB" office:value="0" calcext:value-type="currency">
            <text:p>0,00 ₽</text:p>
          </table:table-cell>
          <table:table-cell table:style-name="ce196" table:formula="of:=IF([.$M109]=[.W$2];SUM([.$O109:.$R109])*[.$U109];0)" office:value-type="currency" office:currency="RUB" office:value="0" calcext:value-type="currency">
            <text:p>0,00 ₽</text:p>
          </table:table-cell>
          <table:table-cell table:style-name="ce196" table:formula="of:=IF([.$M109]=[.X$2];SUM([.$O109:.$R109])*[.$U109];0)" office:value-type="currency" office:currency="RUB" office:value="28.715841" calcext:value-type="currency">
            <text:p>28,72 ₽</text:p>
          </table:table-cell>
          <table:table-cell table:style-name="ce196" table:formula="of:=IF([.$M109]=[.Y$2];SUM([.$O109:.$R109])*[.$U10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09:.Y109])" office:value-type="currency" office:currency="RUB" office:value="28.715841" calcext:value-type="currency">
            <text:p>29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51</text:p>
          </table:table-cell>
          <table:table-cell table:style-name="ce3" office:value-type="string" calcext:value-type="string">
            <text:p>SSR DIN rail mount</text:p>
          </table:table-cell>
          <table:table-cell table:style-name="ce140" office:value-type="float" office:value="18425" calcext:value-type="float">
            <text:p>18425</text:p>
          </table:table-cell>
          <table:table-cell table:style-name="ce143" table:formula="of:=[.C110]/1000" office:value-type="float" office:value="18.425" calcext:value-type="float">
            <text:p>18,43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2" calcext:value-type="float">
            <text:p>2</text:p>
          </table:table-cell>
          <table:table-cell table:style-name="ce24" table:content-validation-name="val82" table:formula="of:=COM.MICROSOFT.IFS([$Настройки.$B$2]=&quot;M&quot;;[.H110];[$Настройки.$B$2]=&quot;L&quot;;[.I110];[$Настройки.$B$2]=&quot;XL&quot;;[.J110])*[.G110]" office:value-type="float" office:value="2" calcext:value-type="float">
            <text:p>2</text:p>
          </table:table-cell>
          <table:table-cell table:style-name="ce162" table:formula="of:=[.D110]*[.E110]*[.F110]*[.K110]" office:value-type="float" office:value="26.532" calcext:value-type="float">
            <text:p>26,5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0]=&quot;Основной&quot;;[$Настройки.$B$13];[.$M110]=&quot;Дешевле&quot;;[$Настройки.$B$14];[.M110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0]=[.O$2];[.$L110]*[.$N110];0)" office:value-type="float" office:value="0" calcext:value-type="float">
            <text:p>0,0</text:p>
          </table:table-cell>
          <table:table-cell table:style-name="ce162" table:formula="of:=IF([.$M110]=[.P$2];[.$L110]*[.$N110];0)" office:value-type="float" office:value="0" calcext:value-type="float">
            <text:p>0,0</text:p>
          </table:table-cell>
          <table:table-cell table:style-name="ce162" table:formula="of:=IF([.$M110]=[.Q$2];[.$L110]*[.$N110];0)" office:value-type="float" office:value="27.8586" calcext:value-type="float">
            <text:p>27,9</text:p>
          </table:table-cell>
          <table:table-cell table:style-name="ce162" table:formula="of:=IF([.$M110]=[.R$2];[.$L110]*[.$N110];0)" office:value-type="float" office:value="0" calcext:value-type="float">
            <text:p>0,0</text:p>
          </table:table-cell>
          <table:table-cell table:style-name="ce169" table:content-validation-name="val86" table:formula="of:=SUM([.O110:.R110])" office:value-type="float" office:value="27.8586" calcext:value-type="float">
            <text:p>28 г</text:p>
          </table:table-cell>
          <table:table-cell table:style-name="ce178" table:formula="of:=COM.MICROSOFT.IFS([.$M110]=&quot;Основной&quot;;[$Настройки.$C$13];[.$M110]=&quot;Лучше&quot;;[$Настройки.$C$13];[.$M110]=&quot;Дешевле&quot;;[$Настройки.$C$14];[.M110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0]/1000" office:value-type="float" office:value="1" calcext:value-type="float">
            <text:p>1,00</text:p>
          </table:table-cell>
          <table:table-cell table:style-name="ce196" table:formula="of:=IF([.$M110]=[.V$2];SUM([.$O110:.$R110])*[.$U110];0)" office:value-type="currency" office:currency="RUB" office:value="0" calcext:value-type="currency">
            <text:p>0,00 ₽</text:p>
          </table:table-cell>
          <table:table-cell table:style-name="ce196" table:formula="of:=IF([.$M110]=[.W$2];SUM([.$O110:.$R110])*[.$U110];0)" office:value-type="currency" office:currency="RUB" office:value="0" calcext:value-type="currency">
            <text:p>0,00 ₽</text:p>
          </table:table-cell>
          <table:table-cell table:style-name="ce196" table:formula="of:=IF([.$M110]=[.X$2];SUM([.$O110:.$R110])*[.$U110];0)" office:value-type="currency" office:currency="RUB" office:value="27.8586" calcext:value-type="currency">
            <text:p>27,86 ₽</text:p>
          </table:table-cell>
          <table:table-cell table:style-name="ce196" table:formula="of:=IF([.$M110]=[.Y$2];SUM([.$O110:.$R110])*[.$U11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0:.Y110])" office:value-type="currency" office:currency="RUB" office:value="27.8586" calcext:value-type="currency">
            <text:p>28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61</text:p>
          </table:table-cell>
          <table:table-cell table:style-name="ce3" office:value-type="string" calcext:value-type="string">
            <text:p>WAGO 222-415 x3 mount</text:p>
          </table:table-cell>
          <table:table-cell table:style-name="ce140" office:value-type="float" office:value="18467" calcext:value-type="float">
            <text:p>18467</text:p>
          </table:table-cell>
          <table:table-cell table:style-name="ce143" table:formula="of:=[.C111]/1000" office:value-type="float" office:value="18.467" calcext:value-type="float">
            <text:p>18,47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1];[$Настройки.$B$2]=&quot;L&quot;;[.I111];[$Настройки.$B$2]=&quot;XL&quot;;[.J111])*[.G111]" office:value-type="float" office:value="1" calcext:value-type="float">
            <text:p>1</text:p>
          </table:table-cell>
          <table:table-cell table:style-name="ce162" table:formula="of:=[.D111]*[.E111]*[.F111]*[.K111]" office:value-type="float" office:value="13.29624" calcext:value-type="float">
            <text:p>13,3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1]=&quot;Основной&quot;;[$Настройки.$B$13];[.$M111]=&quot;Дешевле&quot;;[$Настройки.$B$14];[.M11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1]=[.O$2];[.$L111]*[.$N111];0)" office:value-type="float" office:value="0" calcext:value-type="float">
            <text:p>0,0</text:p>
          </table:table-cell>
          <table:table-cell table:style-name="ce162" table:formula="of:=IF([.$M111]=[.P$2];[.$L111]*[.$N111];0)" office:value-type="float" office:value="0" calcext:value-type="float">
            <text:p>0,0</text:p>
          </table:table-cell>
          <table:table-cell table:style-name="ce162" table:formula="of:=IF([.$M111]=[.Q$2];[.$L111]*[.$N111];0)" office:value-type="float" office:value="13.961052" calcext:value-type="float">
            <text:p>14,0</text:p>
          </table:table-cell>
          <table:table-cell table:style-name="ce162" table:formula="of:=IF([.$M111]=[.R$2];[.$L111]*[.$N111];0)" office:value-type="float" office:value="0" calcext:value-type="float">
            <text:p>0,0</text:p>
          </table:table-cell>
          <table:table-cell table:style-name="ce169" table:content-validation-name="val86" table:formula="of:=SUM([.O111:.R111])" office:value-type="float" office:value="13.961052" calcext:value-type="float">
            <text:p>14 г</text:p>
          </table:table-cell>
          <table:table-cell table:style-name="ce178" table:formula="of:=COM.MICROSOFT.IFS([.$M111]=&quot;Основной&quot;;[$Настройки.$C$13];[.$M111]=&quot;Лучше&quot;;[$Настройки.$C$13];[.$M111]=&quot;Дешевле&quot;;[$Настройки.$C$14];[.M11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1]/1000" office:value-type="float" office:value="1" calcext:value-type="float">
            <text:p>1,00</text:p>
          </table:table-cell>
          <table:table-cell table:style-name="ce196" table:formula="of:=IF([.$M111]=[.V$2];SUM([.$O111:.$R111])*[.$U111];0)" office:value-type="currency" office:currency="RUB" office:value="0" calcext:value-type="currency">
            <text:p>0,00 ₽</text:p>
          </table:table-cell>
          <table:table-cell table:style-name="ce196" table:formula="of:=IF([.$M111]=[.W$2];SUM([.$O111:.$R111])*[.$U111];0)" office:value-type="currency" office:currency="RUB" office:value="0" calcext:value-type="currency">
            <text:p>0,00 ₽</text:p>
          </table:table-cell>
          <table:table-cell table:style-name="ce196" table:formula="of:=IF([.$M111]=[.X$2];SUM([.$O111:.$R111])*[.$U111];0)" office:value-type="currency" office:currency="RUB" office:value="13.961052" calcext:value-type="currency">
            <text:p>13,96 ₽</text:p>
          </table:table-cell>
          <table:table-cell table:style-name="ce196" table:formula="of:=IF([.$M111]=[.Y$2];SUM([.$O111:.$R111])*[.$U11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1:.Y111])" office:value-type="currency" office:currency="RUB" office:value="13.961052" calcext:value-type="currency">
            <text:p>14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62</text:p>
          </table:table-cell>
          <table:table-cell table:style-name="ce3" office:value-type="string" calcext:value-type="string">
            <text:p>WAGO 222-415 x3 base</text:p>
          </table:table-cell>
          <table:table-cell table:style-name="ce140" office:value-type="float" office:value="7616" calcext:value-type="float">
            <text:p>7616</text:p>
          </table:table-cell>
          <table:table-cell table:style-name="ce143" table:formula="of:=[.C112]/1000" office:value-type="float" office:value="7.616" calcext:value-type="float">
            <text:p>7,62</text:p>
          </table:table-cell>
          <table:table-cell table:style-name="ce155" office:value-type="percentage" office:value="0.85" calcext:value-type="percentage">
            <text:p>8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2];[$Настройки.$B$2]=&quot;L&quot;;[.I112];[$Настройки.$B$2]=&quot;XL&quot;;[.J112])*[.G112]" office:value-type="float" office:value="1" calcext:value-type="float">
            <text:p>1</text:p>
          </table:table-cell>
          <table:table-cell table:style-name="ce162" table:formula="of:=[.D112]*[.E112]*[.F112]*[.K112]" office:value-type="float" office:value="7.76832" calcext:value-type="float">
            <text:p>7,8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2]=&quot;Основной&quot;;[$Настройки.$B$13];[.$M112]=&quot;Дешевле&quot;;[$Настройки.$B$14];[.M11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2]=[.O$2];[.$L112]*[.$N112];0)" office:value-type="float" office:value="0" calcext:value-type="float">
            <text:p>0,0</text:p>
          </table:table-cell>
          <table:table-cell table:style-name="ce162" table:formula="of:=IF([.$M112]=[.P$2];[.$L112]*[.$N112];0)" office:value-type="float" office:value="0" calcext:value-type="float">
            <text:p>0,0</text:p>
          </table:table-cell>
          <table:table-cell table:style-name="ce162" table:formula="of:=IF([.$M112]=[.Q$2];[.$L112]*[.$N112];0)" office:value-type="float" office:value="8.156736" calcext:value-type="float">
            <text:p>8,2</text:p>
          </table:table-cell>
          <table:table-cell table:style-name="ce162" table:formula="of:=IF([.$M112]=[.R$2];[.$L112]*[.$N112];0)" office:value-type="float" office:value="0" calcext:value-type="float">
            <text:p>0,0</text:p>
          </table:table-cell>
          <table:table-cell table:style-name="ce169" table:content-validation-name="val86" table:formula="of:=SUM([.O112:.R112])" office:value-type="float" office:value="8.156736" calcext:value-type="float">
            <text:p>8 г</text:p>
          </table:table-cell>
          <table:table-cell table:style-name="ce178" table:formula="of:=COM.MICROSOFT.IFS([.$M112]=&quot;Основной&quot;;[$Настройки.$C$13];[.$M112]=&quot;Лучше&quot;;[$Настройки.$C$13];[.$M112]=&quot;Дешевле&quot;;[$Настройки.$C$14];[.M11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2]/1000" office:value-type="float" office:value="1" calcext:value-type="float">
            <text:p>1,00</text:p>
          </table:table-cell>
          <table:table-cell table:style-name="ce196" table:formula="of:=IF([.$M112]=[.V$2];SUM([.$O112:.$R112])*[.$U112];0)" office:value-type="currency" office:currency="RUB" office:value="0" calcext:value-type="currency">
            <text:p>0,00 ₽</text:p>
          </table:table-cell>
          <table:table-cell table:style-name="ce196" table:formula="of:=IF([.$M112]=[.W$2];SUM([.$O112:.$R112])*[.$U112];0)" office:value-type="currency" office:currency="RUB" office:value="0" calcext:value-type="currency">
            <text:p>0,00 ₽</text:p>
          </table:table-cell>
          <table:table-cell table:style-name="ce196" table:formula="of:=IF([.$M112]=[.X$2];SUM([.$O112:.$R112])*[.$U112];0)" office:value-type="currency" office:currency="RUB" office:value="8.156736" calcext:value-type="currency">
            <text:p>8,16 ₽</text:p>
          </table:table-cell>
          <table:table-cell table:style-name="ce196" table:formula="of:=IF([.$M112]=[.Y$2];SUM([.$O112:.$R112])*[.$U11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2:.Y112])" office:value-type="currency" office:currency="RUB" office:value="8.156736" calcext:value-type="currency">
            <text:p>8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63</text:p>
          </table:table-cell>
          <table:table-cell table:style-name="ce3" office:value-type="string" calcext:value-type="string">
            <text:p>WAGO 222-415 x3 cover</text:p>
          </table:table-cell>
          <table:table-cell table:style-name="ce140" office:value-type="float" office:value="24394" calcext:value-type="float">
            <text:p>24394</text:p>
          </table:table-cell>
          <table:table-cell table:style-name="ce143" table:formula="of:=[.C113]/1000" office:value-type="float" office:value="24.394" calcext:value-type="float">
            <text:p>24,39</text:p>
          </table:table-cell>
          <table:table-cell table:style-name="ce155" office:value-type="percentage" office:value="0.45" calcext:value-type="percentage">
            <text:p>4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3];[$Настройки.$B$2]=&quot;L&quot;;[.I113];[$Настройки.$B$2]=&quot;XL&quot;;[.J113])*[.G113]" office:value-type="float" office:value="1" calcext:value-type="float">
            <text:p>1</text:p>
          </table:table-cell>
          <table:table-cell table:style-name="ce162" table:formula="of:=[.D113]*[.E113]*[.F113]*[.K113]" office:value-type="float" office:value="13.17276" calcext:value-type="float">
            <text:p>13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3]=&quot;Основной&quot;;[$Настройки.$B$13];[.$M113]=&quot;Дешевле&quot;;[$Настройки.$B$14];[.M11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3]=[.O$2];[.$L113]*[.$N113];0)" office:value-type="float" office:value="0" calcext:value-type="float">
            <text:p>0,0</text:p>
          </table:table-cell>
          <table:table-cell table:style-name="ce162" table:formula="of:=IF([.$M113]=[.P$2];[.$L113]*[.$N113];0)" office:value-type="float" office:value="0" calcext:value-type="float">
            <text:p>0,0</text:p>
          </table:table-cell>
          <table:table-cell table:style-name="ce162" table:formula="of:=IF([.$M113]=[.Q$2];[.$L113]*[.$N113];0)" office:value-type="float" office:value="13.831398" calcext:value-type="float">
            <text:p>13,8</text:p>
          </table:table-cell>
          <table:table-cell table:style-name="ce162" table:formula="of:=IF([.$M113]=[.R$2];[.$L113]*[.$N113];0)" office:value-type="float" office:value="0" calcext:value-type="float">
            <text:p>0,0</text:p>
          </table:table-cell>
          <table:table-cell table:style-name="ce169" table:content-validation-name="val86" table:formula="of:=SUM([.O113:.R113])" office:value-type="float" office:value="13.831398" calcext:value-type="float">
            <text:p>14 г</text:p>
          </table:table-cell>
          <table:table-cell table:style-name="ce178" table:formula="of:=COM.MICROSOFT.IFS([.$M113]=&quot;Основной&quot;;[$Настройки.$C$13];[.$M113]=&quot;Лучше&quot;;[$Настройки.$C$13];[.$M113]=&quot;Дешевле&quot;;[$Настройки.$C$14];[.M11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3]/1000" office:value-type="float" office:value="1" calcext:value-type="float">
            <text:p>1,00</text:p>
          </table:table-cell>
          <table:table-cell table:style-name="ce196" table:formula="of:=IF([.$M113]=[.V$2];SUM([.$O113:.$R113])*[.$U113];0)" office:value-type="currency" office:currency="RUB" office:value="0" calcext:value-type="currency">
            <text:p>0,00 ₽</text:p>
          </table:table-cell>
          <table:table-cell table:style-name="ce196" table:formula="of:=IF([.$M113]=[.W$2];SUM([.$O113:.$R113])*[.$U113];0)" office:value-type="currency" office:currency="RUB" office:value="0" calcext:value-type="currency">
            <text:p>0,00 ₽</text:p>
          </table:table-cell>
          <table:table-cell table:style-name="ce196" table:formula="of:=IF([.$M113]=[.X$2];SUM([.$O113:.$R113])*[.$U113];0)" office:value-type="currency" office:currency="RUB" office:value="13.831398" calcext:value-type="currency">
            <text:p>13,83 ₽</text:p>
          </table:table-cell>
          <table:table-cell table:style-name="ce196" table:formula="of:=IF([.$M113]=[.Y$2];SUM([.$O113:.$R113])*[.$U11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3:.Y113])" office:value-type="currency" office:currency="RUB" office:value="13.831398" calcext:value-type="currency">
            <text:p>14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71</text:p>
          </table:table-cell>
          <table:table-cell table:style-name="ce3" office:value-type="string" calcext:value-type="string">
            <text:p>Pi DIN rail mount (BTT Pi or Rpi)</text:p>
          </table:table-cell>
          <table:table-cell table:style-name="ce140" office:value-type="float" office:value="21420" calcext:value-type="float">
            <text:p>21420</text:p>
          </table:table-cell>
          <table:table-cell table:style-name="ce143" table:formula="of:=[.C114]/1000" office:value-type="float" office:value="21.42" calcext:value-type="float">
            <text:p>21,42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4];[$Настройки.$B$2]=&quot;L&quot;;[.I114];[$Настройки.$B$2]=&quot;XL&quot;;[.J114])*[.G114]" office:value-type="float" office:value="1" calcext:value-type="float">
            <text:p>1</text:p>
          </table:table-cell>
          <table:table-cell table:style-name="ce162" table:formula="of:=[.D114]*[.E114]*[.F114]*[.K114]" office:value-type="float" office:value="15.4224" calcext:value-type="float">
            <text:p>15,4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4]=&quot;Основной&quot;;[$Настройки.$B$13];[.$M114]=&quot;Дешевле&quot;;[$Настройки.$B$14];[.M114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4]=[.O$2];[.$L114]*[.$N114];0)" office:value-type="float" office:value="0" calcext:value-type="float">
            <text:p>0,0</text:p>
          </table:table-cell>
          <table:table-cell table:style-name="ce162" table:formula="of:=IF([.$M114]=[.P$2];[.$L114]*[.$N114];0)" office:value-type="float" office:value="0" calcext:value-type="float">
            <text:p>0,0</text:p>
          </table:table-cell>
          <table:table-cell table:style-name="ce162" table:formula="of:=IF([.$M114]=[.Q$2];[.$L114]*[.$N114];0)" office:value-type="float" office:value="16.19352" calcext:value-type="float">
            <text:p>16,2</text:p>
          </table:table-cell>
          <table:table-cell table:style-name="ce162" table:formula="of:=IF([.$M114]=[.R$2];[.$L114]*[.$N114];0)" office:value-type="float" office:value="0" calcext:value-type="float">
            <text:p>0,0</text:p>
          </table:table-cell>
          <table:table-cell table:style-name="ce169" table:content-validation-name="val86" table:formula="of:=SUM([.O114:.R114])" office:value-type="float" office:value="16.19352" calcext:value-type="float">
            <text:p>16 г</text:p>
          </table:table-cell>
          <table:table-cell table:style-name="ce178" table:formula="of:=COM.MICROSOFT.IFS([.$M114]=&quot;Основной&quot;;[$Настройки.$C$13];[.$M114]=&quot;Лучше&quot;;[$Настройки.$C$13];[.$M114]=&quot;Дешевле&quot;;[$Настройки.$C$14];[.M114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4]/1000" office:value-type="float" office:value="1" calcext:value-type="float">
            <text:p>1,00</text:p>
          </table:table-cell>
          <table:table-cell table:style-name="ce196" table:formula="of:=IF([.$M114]=[.V$2];SUM([.$O114:.$R114])*[.$U114];0)" office:value-type="currency" office:currency="RUB" office:value="0" calcext:value-type="currency">
            <text:p>0,00 ₽</text:p>
          </table:table-cell>
          <table:table-cell table:style-name="ce196" table:formula="of:=IF([.$M114]=[.W$2];SUM([.$O114:.$R114])*[.$U114];0)" office:value-type="currency" office:currency="RUB" office:value="0" calcext:value-type="currency">
            <text:p>0,00 ₽</text:p>
          </table:table-cell>
          <table:table-cell table:style-name="ce196" table:formula="of:=IF([.$M114]=[.X$2];SUM([.$O114:.$R114])*[.$U114];0)" office:value-type="currency" office:currency="RUB" office:value="16.19352" calcext:value-type="currency">
            <text:p>16,19 ₽</text:p>
          </table:table-cell>
          <table:table-cell table:style-name="ce196" table:formula="of:=IF([.$M114]=[.Y$2];SUM([.$O114:.$R114])*[.$U11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4:.Y114])" office:value-type="currency" office:currency="RUB" office:value="16.19352" calcext:value-type="currency">
            <text:p>16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81</text:p>
          </table:table-cell>
          <table:table-cell table:style-name="ce3" office:value-type="string" calcext:value-type="string">
            <text:p>ws7040 driver DIN rail mount</text:p>
          </table:table-cell>
          <table:table-cell table:style-name="ce140" office:value-type="float" office:value="26566" calcext:value-type="float">
            <text:p>26566</text:p>
          </table:table-cell>
          <table:table-cell table:style-name="ce143" table:formula="of:=[.C115]/1000" office:value-type="float" office:value="26.566" calcext:value-type="float">
            <text:p>26,57</text:p>
          </table:table-cell>
          <table:table-cell table:style-name="ce155" office:value-type="percentage" office:value="0.6" calcext:value-type="percentage">
            <text:p>6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5];[$Настройки.$B$2]=&quot;L&quot;;[.I115];[$Настройки.$B$2]=&quot;XL&quot;;[.J115])*[.G115]" office:value-type="float" office:value="1" calcext:value-type="float">
            <text:p>1</text:p>
          </table:table-cell>
          <table:table-cell table:style-name="ce162" table:formula="of:=[.D115]*[.E115]*[.F115]*[.K115]" office:value-type="float" office:value="19.12752" calcext:value-type="float">
            <text:p>19,1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5]=&quot;Основной&quot;;[$Настройки.$B$13];[.$M115]=&quot;Дешевле&quot;;[$Настройки.$B$14];[.M11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5]=[.O$2];[.$L115]*[.$N115];0)" office:value-type="float" office:value="0" calcext:value-type="float">
            <text:p>0,0</text:p>
          </table:table-cell>
          <table:table-cell table:style-name="ce162" table:formula="of:=IF([.$M115]=[.P$2];[.$L115]*[.$N115];0)" office:value-type="float" office:value="0" calcext:value-type="float">
            <text:p>0,0</text:p>
          </table:table-cell>
          <table:table-cell table:style-name="ce162" table:formula="of:=IF([.$M115]=[.Q$2];[.$L115]*[.$N115];0)" office:value-type="float" office:value="20.083896" calcext:value-type="float">
            <text:p>20,1</text:p>
          </table:table-cell>
          <table:table-cell table:style-name="ce162" table:formula="of:=IF([.$M115]=[.R$2];[.$L115]*[.$N115];0)" office:value-type="float" office:value="0" calcext:value-type="float">
            <text:p>0,0</text:p>
          </table:table-cell>
          <table:table-cell table:style-name="ce169" table:content-validation-name="val86" table:formula="of:=SUM([.O115:.R115])" office:value-type="float" office:value="20.083896" calcext:value-type="float">
            <text:p>20 г</text:p>
          </table:table-cell>
          <table:table-cell table:style-name="ce178" table:formula="of:=COM.MICROSOFT.IFS([.$M115]=&quot;Основной&quot;;[$Настройки.$C$13];[.$M115]=&quot;Лучше&quot;;[$Настройки.$C$13];[.$M115]=&quot;Дешевле&quot;;[$Настройки.$C$14];[.M11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5]/1000" office:value-type="float" office:value="1" calcext:value-type="float">
            <text:p>1,00</text:p>
          </table:table-cell>
          <table:table-cell table:style-name="ce196" table:formula="of:=IF([.$M115]=[.V$2];SUM([.$O115:.$R115])*[.$U115];0)" office:value-type="currency" office:currency="RUB" office:value="0" calcext:value-type="currency">
            <text:p>0,00 ₽</text:p>
          </table:table-cell>
          <table:table-cell table:style-name="ce196" table:formula="of:=IF([.$M115]=[.W$2];SUM([.$O115:.$R115])*[.$U115];0)" office:value-type="currency" office:currency="RUB" office:value="0" calcext:value-type="currency">
            <text:p>0,00 ₽</text:p>
          </table:table-cell>
          <table:table-cell table:style-name="ce196" table:formula="of:=IF([.$M115]=[.X$2];SUM([.$O115:.$R115])*[.$U115];0)" office:value-type="currency" office:currency="RUB" office:value="20.083896" calcext:value-type="currency">
            <text:p>20,08 ₽</text:p>
          </table:table-cell>
          <table:table-cell table:style-name="ce196" table:formula="of:=IF([.$M115]=[.Y$2];SUM([.$O115:.$R115])*[.$U11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5:.Y115])" office:value-type="currency" office:currency="RUB" office:value="20.083896" calcext:value-type="currency">
            <text:p>20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582</text:p>
          </table:table-cell>
          <table:table-cell table:style-name="ce3" office:value-type="string" calcext:value-type="string">
            <text:p>ws7040 driver spacer</text:p>
          </table:table-cell>
          <table:table-cell table:style-name="ce140" office:value-type="float" office:value="8325" calcext:value-type="float">
            <text:p>8325</text:p>
          </table:table-cell>
          <table:table-cell table:style-name="ce143" table:formula="of:=[.C116]/1000" office:value-type="float" office:value="8.325" calcext:value-type="float">
            <text:p>8,33</text:p>
          </table:table-cell>
          <table:table-cell table:style-name="ce155" office:value-type="percentage" office:value="0.65" calcext:value-type="percentage">
            <text:p>6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6];[$Настройки.$B$2]=&quot;L&quot;;[.I116];[$Настройки.$B$2]=&quot;XL&quot;;[.J116])*[.G116]" office:value-type="float" office:value="1" calcext:value-type="float">
            <text:p>1</text:p>
          </table:table-cell>
          <table:table-cell table:style-name="ce162" table:formula="of:=[.D116]*[.E116]*[.F116]*[.K116]" office:value-type="float" office:value="6.4935" calcext:value-type="float">
            <text:p>6,5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16]=&quot;Основной&quot;;[$Настройки.$B$13];[.$M116]=&quot;Дешевле&quot;;[$Настройки.$B$14];[.M11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16]=[.O$2];[.$L116]*[.$N116];0)" office:value-type="float" office:value="0" calcext:value-type="float">
            <text:p>0,0</text:p>
          </table:table-cell>
          <table:table-cell table:style-name="ce162" table:formula="of:=IF([.$M116]=[.P$2];[.$L116]*[.$N116];0)" office:value-type="float" office:value="0" calcext:value-type="float">
            <text:p>0,0</text:p>
          </table:table-cell>
          <table:table-cell table:style-name="ce162" table:formula="of:=IF([.$M116]=[.Q$2];[.$L116]*[.$N116];0)" office:value-type="float" office:value="6.818175" calcext:value-type="float">
            <text:p>6,8</text:p>
          </table:table-cell>
          <table:table-cell table:style-name="ce162" table:formula="of:=IF([.$M116]=[.R$2];[.$L116]*[.$N116];0)" office:value-type="float" office:value="0" calcext:value-type="float">
            <text:p>0,0</text:p>
          </table:table-cell>
          <table:table-cell table:style-name="ce169" table:content-validation-name="val86" table:formula="of:=SUM([.O116:.R116])" office:value-type="float" office:value="6.818175" calcext:value-type="float">
            <text:p>7 г</text:p>
          </table:table-cell>
          <table:table-cell table:style-name="ce178" table:formula="of:=COM.MICROSOFT.IFS([.$M116]=&quot;Основной&quot;;[$Настройки.$C$13];[.$M116]=&quot;Лучше&quot;;[$Настройки.$C$13];[.$M116]=&quot;Дешевле&quot;;[$Настройки.$C$14];[.M11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16]/1000" office:value-type="float" office:value="1" calcext:value-type="float">
            <text:p>1,00</text:p>
          </table:table-cell>
          <table:table-cell table:style-name="ce196" table:formula="of:=IF([.$M116]=[.V$2];SUM([.$O116:.$R116])*[.$U116];0)" office:value-type="currency" office:currency="RUB" office:value="0" calcext:value-type="currency">
            <text:p>0,00 ₽</text:p>
          </table:table-cell>
          <table:table-cell table:style-name="ce196" table:formula="of:=IF([.$M116]=[.W$2];SUM([.$O116:.$R116])*[.$U116];0)" office:value-type="currency" office:currency="RUB" office:value="0" calcext:value-type="currency">
            <text:p>0,00 ₽</text:p>
          </table:table-cell>
          <table:table-cell table:style-name="ce196" table:formula="of:=IF([.$M116]=[.X$2];SUM([.$O116:.$R116])*[.$U116];0)" office:value-type="currency" office:currency="RUB" office:value="6.818175" calcext:value-type="currency">
            <text:p>6,82 ₽</text:p>
          </table:table-cell>
          <table:table-cell table:style-name="ce196" table:formula="of:=IF([.$M116]=[.Y$2];SUM([.$O116:.$R116])*[.$U11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6:.Y116])" office:value-type="currency" office:currency="RUB" office:value="6.818175" calcext:value-type="currency">
            <text:p>7 ₽</text:p>
          </table:table-cell>
          <table:table-cell table:style-name="ce24" table:content-validation-name="val89" office:value-type="string" calcext:value-type="string">
            <text:p>Экономия материала</text:p>
          </table:table-cell>
          <table:table-cell table:number-columns-repeated="16355"/>
        </table:table-row>
        <table:table-row table:style-name="ro1">
          <table:table-cell table:style-name="ce5" office:value-type="string" calcext:value-type="string" table:number-columns-spanned="27" table:number-rows-spanned="1">
            <text:p>V9-60 - Additions</text:p>
          </table:table-cell>
          <table:covered-table-cell table:style-name="ce3"/>
          <table:covered-table-cell table:style-name="ce140"/>
          <table:covered-table-cell table:style-name="ce143"/>
          <table:covered-table-cell table:number-columns-repeated="2" table:style-name="ce155"/>
          <table:covered-table-cell table:style-name="ce172"/>
          <table:covered-table-cell table:number-columns-repeated="3" table:style-name="ce140"/>
          <table:covered-table-cell table:style-name="ce140" table:content-validation-name="val82"/>
          <table:covered-table-cell table:style-name="ce176"/>
          <table:covered-table-cell table:style-name="ce140" table:content-validation-name="val85"/>
          <table:covered-table-cell table:style-name="ce140"/>
          <table:covered-table-cell table:number-columns-repeated="4" table:style-name="ce176"/>
          <table:covered-table-cell table:style-name="ce181" table:content-validation-name="val86"/>
          <table:covered-table-cell table:style-name="ce184"/>
          <table:covered-table-cell table:style-name="ce143"/>
          <table:covered-table-cell table:number-columns-repeated="4" table:style-name="ce186"/>
          <table:covered-table-cell table:style-name="ce188" table:content-validation-name="val87"/>
          <table:covered-table-cell table:style-name="ce140" table:content-validation-name="val90"/>
          <table:table-cell table:number-columns-repeated="16355"/>
        </table:table-row>
        <table:table-row table:style-name="ro1">
          <table:table-cell table:style-name="ce3" office:value-type="string" calcext:value-type="string">
            <text:p>V9-6111</text:p>
          </table:table-cell>
          <table:table-cell table:style-name="ce3" office:value-type="string" calcext:value-type="string">
            <text:p>Spool holder roller body</text:p>
          </table:table-cell>
          <table:table-cell table:style-name="ce140" office:value-type="float" office:value="5432" calcext:value-type="float">
            <text:p>5432</text:p>
          </table:table-cell>
          <table:table-cell table:style-name="ce143" table:formula="of:=[.C118]/1000" office:value-type="float" office:value="5.432" calcext:value-type="float">
            <text:p>5,43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8" calcext:value-type="float">
            <text:p>8</text:p>
          </table:table-cell>
          <table:table-cell table:style-name="ce24" table:content-validation-name="val82" table:formula="of:=COM.MICROSOFT.IFS([$Настройки.$B$2]=&quot;M&quot;;[.H118];[$Настройки.$B$2]=&quot;L&quot;;[.I118];[$Настройки.$B$2]=&quot;XL&quot;;[.J118])*[.G118]" office:value-type="float" office:value="8" calcext:value-type="float">
            <text:p>8</text:p>
          </table:table-cell>
          <table:table-cell table:style-name="ce162" table:formula="of:=[.D118]*[.E118]*[.F118]*[.K118]" office:value-type="float" office:value="52.1472" calcext:value-type="float">
            <text:p>52,1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18]=&quot;Основной&quot;;[$Настройки.$B$13];[.$M118]=&quot;Дешевле&quot;;[$Настройки.$B$14];[.M118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18]=[.O$2];[.$L118]*[.$N118];0)" office:value-type="float" office:value="59.96928" calcext:value-type="float">
            <text:p>60,0</text:p>
          </table:table-cell>
          <table:table-cell table:style-name="ce162" table:formula="of:=IF([.$M118]=[.P$2];[.$L118]*[.$N118];0)" office:value-type="float" office:value="0" calcext:value-type="float">
            <text:p>0,0</text:p>
          </table:table-cell>
          <table:table-cell table:style-name="ce162" table:formula="of:=IF([.$M118]=[.Q$2];[.$L118]*[.$N118];0)" office:value-type="float" office:value="0" calcext:value-type="float">
            <text:p>0,0</text:p>
          </table:table-cell>
          <table:table-cell table:style-name="ce162" table:formula="of:=IF([.$M118]=[.R$2];[.$L118]*[.$N118];0)" office:value-type="float" office:value="0" calcext:value-type="float">
            <text:p>0,0</text:p>
          </table:table-cell>
          <table:table-cell table:style-name="ce169" table:content-validation-name="val86" table:formula="of:=SUM([.O118:.R118])" office:value-type="float" office:value="59.96928" calcext:value-type="float">
            <text:p>60 г</text:p>
          </table:table-cell>
          <table:table-cell table:style-name="ce178" table:formula="of:=COM.MICROSOFT.IFS([.$M118]=&quot;Основной&quot;;[$Настройки.$C$13];[.$M118]=&quot;Лучше&quot;;[$Настройки.$C$13];[.$M118]=&quot;Дешевле&quot;;[$Настройки.$C$14];[.M118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18]/1000" office:value-type="float" office:value="1.35" calcext:value-type="float">
            <text:p>1,35</text:p>
          </table:table-cell>
          <table:table-cell table:style-name="ce196" table:formula="of:=IF([.$M118]=[.V$2];SUM([.$O118:.$R118])*[.$U118];0)" office:value-type="currency" office:currency="RUB" office:value="80.958528" calcext:value-type="currency">
            <text:p>80,96 ₽</text:p>
          </table:table-cell>
          <table:table-cell table:style-name="ce196" table:formula="of:=IF([.$M118]=[.W$2];SUM([.$O118:.$R118])*[.$U118];0)" office:value-type="currency" office:currency="RUB" office:value="0" calcext:value-type="currency">
            <text:p>0,00 ₽</text:p>
          </table:table-cell>
          <table:table-cell table:style-name="ce196" table:formula="of:=IF([.$M118]=[.X$2];SUM([.$O118:.$R118])*[.$U118];0)" office:value-type="currency" office:currency="RUB" office:value="0" calcext:value-type="currency">
            <text:p>0,00 ₽</text:p>
          </table:table-cell>
          <table:table-cell table:style-name="ce196" table:formula="of:=IF([.$M118]=[.Y$2];SUM([.$O118:.$R118])*[.$U118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8:.Y118])" office:value-type="currency" office:currency="RUB" office:value="80.958528" calcext:value-type="currency">
            <text:p>81 ₽</text:p>
          </table:table-cell>
          <table:table-cell table:style-name="ce24" table:content-validation-name="val89" office:value-type="string" calcext:value-type="string">
            <text:p>Макс.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12</text:p>
          </table:table-cell>
          <table:table-cell table:style-name="ce3" office:value-type="string" calcext:value-type="string">
            <text:p>Spool holder mount</text:p>
          </table:table-cell>
          <table:table-cell table:style-name="ce140" office:value-type="float" office:value="55063" calcext:value-type="float">
            <text:p>55063</text:p>
          </table:table-cell>
          <table:table-cell table:style-name="ce143" table:formula="of:=[.C119]/1000" office:value-type="float" office:value="55.063" calcext:value-type="float">
            <text:p>55,06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19];[$Настройки.$B$2]=&quot;L&quot;;[.I119];[$Настройки.$B$2]=&quot;XL&quot;;[.J119])*[.G119]" office:value-type="float" office:value="1" calcext:value-type="float">
            <text:p>1</text:p>
          </table:table-cell>
          <table:table-cell table:style-name="ce162" table:formula="of:=[.D119]*[.E119]*[.F119]*[.K119]" office:value-type="float" office:value="46.25292" calcext:value-type="float">
            <text:p>46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19]=&quot;Основной&quot;;[$Настройки.$B$13];[.$M119]=&quot;Дешевле&quot;;[$Настройки.$B$14];[.M119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19]=[.O$2];[.$L119]*[.$N119];0)" office:value-type="float" office:value="53.190858" calcext:value-type="float">
            <text:p>53,2</text:p>
          </table:table-cell>
          <table:table-cell table:style-name="ce162" table:formula="of:=IF([.$M119]=[.P$2];[.$L119]*[.$N119];0)" office:value-type="float" office:value="0" calcext:value-type="float">
            <text:p>0,0</text:p>
          </table:table-cell>
          <table:table-cell table:style-name="ce162" table:formula="of:=IF([.$M119]=[.Q$2];[.$L119]*[.$N119];0)" office:value-type="float" office:value="0" calcext:value-type="float">
            <text:p>0,0</text:p>
          </table:table-cell>
          <table:table-cell table:style-name="ce162" table:formula="of:=IF([.$M119]=[.R$2];[.$L119]*[.$N119];0)" office:value-type="float" office:value="0" calcext:value-type="float">
            <text:p>0,0</text:p>
          </table:table-cell>
          <table:table-cell table:style-name="ce169" table:content-validation-name="val86" table:formula="of:=SUM([.O119:.R119])" office:value-type="float" office:value="53.190858" calcext:value-type="float">
            <text:p>53 г</text:p>
          </table:table-cell>
          <table:table-cell table:style-name="ce178" table:formula="of:=COM.MICROSOFT.IFS([.$M119]=&quot;Основной&quot;;[$Настройки.$C$13];[.$M119]=&quot;Лучше&quot;;[$Настройки.$C$13];[.$M119]=&quot;Дешевле&quot;;[$Настройки.$C$14];[.M119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19]/1000" office:value-type="float" office:value="1.35" calcext:value-type="float">
            <text:p>1,35</text:p>
          </table:table-cell>
          <table:table-cell table:style-name="ce196" table:formula="of:=IF([.$M119]=[.V$2];SUM([.$O119:.$R119])*[.$U119];0)" office:value-type="currency" office:currency="RUB" office:value="71.8076583" calcext:value-type="currency">
            <text:p>71,81 ₽</text:p>
          </table:table-cell>
          <table:table-cell table:style-name="ce196" table:formula="of:=IF([.$M119]=[.W$2];SUM([.$O119:.$R119])*[.$U119];0)" office:value-type="currency" office:currency="RUB" office:value="0" calcext:value-type="currency">
            <text:p>0,00 ₽</text:p>
          </table:table-cell>
          <table:table-cell table:style-name="ce196" table:formula="of:=IF([.$M119]=[.X$2];SUM([.$O119:.$R119])*[.$U119];0)" office:value-type="currency" office:currency="RUB" office:value="0" calcext:value-type="currency">
            <text:p>0,00 ₽</text:p>
          </table:table-cell>
          <table:table-cell table:style-name="ce196" table:formula="of:=IF([.$M119]=[.Y$2];SUM([.$O119:.$R119])*[.$U119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19:.Y119])" office:value-type="currency" office:currency="RUB" office:value="71.8076583" calcext:value-type="currency">
            <text:p>72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12(R)</text:p>
          </table:table-cell>
          <table:table-cell table:style-name="ce3" office:value-type="string" calcext:value-type="string">
            <text:p>Spool holder mount</text:p>
          </table:table-cell>
          <table:table-cell table:style-name="ce140" office:value-type="float" office:value="55063" calcext:value-type="float">
            <text:p>55063</text:p>
          </table:table-cell>
          <table:table-cell table:style-name="ce143" table:formula="of:=[.C120]/1000" office:value-type="float" office:value="55.063" calcext:value-type="float">
            <text:p>55,06</text:p>
          </table:table-cell>
          <table:table-cell table:style-name="ce155" office:value-type="percentage" office:value="0.7" calcext:value-type="percentage">
            <text:p>7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0];[$Настройки.$B$2]=&quot;L&quot;;[.I120];[$Настройки.$B$2]=&quot;XL&quot;;[.J120])*[.G120]" office:value-type="float" office:value="1" calcext:value-type="float">
            <text:p>1</text:p>
          </table:table-cell>
          <table:table-cell table:style-name="ce162" table:formula="of:=[.D120]*[.E120]*[.F120]*[.K120]" office:value-type="float" office:value="46.25292" calcext:value-type="float">
            <text:p>46,3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20]=&quot;Основной&quot;;[$Настройки.$B$13];[.$M120]=&quot;Дешевле&quot;;[$Настройки.$B$14];[.M120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20]=[.O$2];[.$L120]*[.$N120];0)" office:value-type="float" office:value="53.190858" calcext:value-type="float">
            <text:p>53,2</text:p>
          </table:table-cell>
          <table:table-cell table:style-name="ce162" table:formula="of:=IF([.$M120]=[.P$2];[.$L120]*[.$N120];0)" office:value-type="float" office:value="0" calcext:value-type="float">
            <text:p>0,0</text:p>
          </table:table-cell>
          <table:table-cell table:style-name="ce162" table:formula="of:=IF([.$M120]=[.Q$2];[.$L120]*[.$N120];0)" office:value-type="float" office:value="0" calcext:value-type="float">
            <text:p>0,0</text:p>
          </table:table-cell>
          <table:table-cell table:style-name="ce162" table:formula="of:=IF([.$M120]=[.R$2];[.$L120]*[.$N120];0)" office:value-type="float" office:value="0" calcext:value-type="float">
            <text:p>0,0</text:p>
          </table:table-cell>
          <table:table-cell table:style-name="ce169" table:content-validation-name="val86" table:formula="of:=SUM([.O120:.R120])" office:value-type="float" office:value="53.190858" calcext:value-type="float">
            <text:p>53 г</text:p>
          </table:table-cell>
          <table:table-cell table:style-name="ce178" table:formula="of:=COM.MICROSOFT.IFS([.$M120]=&quot;Основной&quot;;[$Настройки.$C$13];[.$M120]=&quot;Лучше&quot;;[$Настройки.$C$13];[.$M120]=&quot;Дешевле&quot;;[$Настройки.$C$14];[.M120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20]/1000" office:value-type="float" office:value="1.35" calcext:value-type="float">
            <text:p>1,35</text:p>
          </table:table-cell>
          <table:table-cell table:style-name="ce196" table:formula="of:=IF([.$M120]=[.V$2];SUM([.$O120:.$R120])*[.$U120];0)" office:value-type="currency" office:currency="RUB" office:value="71.8076583" calcext:value-type="currency">
            <text:p>71,81 ₽</text:p>
          </table:table-cell>
          <table:table-cell table:style-name="ce196" table:formula="of:=IF([.$M120]=[.W$2];SUM([.$O120:.$R120])*[.$U120];0)" office:value-type="currency" office:currency="RUB" office:value="0" calcext:value-type="currency">
            <text:p>0,00 ₽</text:p>
          </table:table-cell>
          <table:table-cell table:style-name="ce196" table:formula="of:=IF([.$M120]=[.X$2];SUM([.$O120:.$R120])*[.$U120];0)" office:value-type="currency" office:currency="RUB" office:value="0" calcext:value-type="currency">
            <text:p>0,00 ₽</text:p>
          </table:table-cell>
          <table:table-cell table:style-name="ce196" table:formula="of:=IF([.$M120]=[.Y$2];SUM([.$O120:.$R120])*[.$U120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0:.Y120])" office:value-type="currency" office:currency="RUB" office:value="71.8076583" calcext:value-type="currency">
            <text:p>72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13</text:p>
          </table:table-cell>
          <table:table-cell table:style-name="ce3" office:value-type="string" calcext:value-type="string">
            <text:p>Spool holder base</text:p>
          </table:table-cell>
          <table:table-cell table:style-name="ce140" office:value-type="float" office:value="49699" calcext:value-type="float">
            <text:p>49699</text:p>
          </table:table-cell>
          <table:table-cell table:style-name="ce143" table:formula="of:=[.C121]/1000" office:value-type="float" office:value="49.699" calcext:value-type="float">
            <text:p>49,70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1];[$Настройки.$B$2]=&quot;L&quot;;[.I121];[$Настройки.$B$2]=&quot;XL&quot;;[.J121])*[.G121]" office:value-type="float" office:value="1" calcext:value-type="float">
            <text:p>1</text:p>
          </table:table-cell>
          <table:table-cell table:style-name="ce162" table:formula="of:=[.D121]*[.E121]*[.F121]*[.K121]" office:value-type="float" office:value="44.7291" calcext:value-type="float">
            <text:p>44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21]=&quot;Основной&quot;;[$Настройки.$B$13];[.$M121]=&quot;Дешевле&quot;;[$Настройки.$B$14];[.M121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21]=[.O$2];[.$L121]*[.$N121];0)" office:value-type="float" office:value="0" calcext:value-type="float">
            <text:p>0,0</text:p>
          </table:table-cell>
          <table:table-cell table:style-name="ce162" table:formula="of:=IF([.$M121]=[.P$2];[.$L121]*[.$N121];0)" office:value-type="float" office:value="0" calcext:value-type="float">
            <text:p>0,0</text:p>
          </table:table-cell>
          <table:table-cell table:style-name="ce162" table:formula="of:=IF([.$M121]=[.Q$2];[.$L121]*[.$N121];0)" office:value-type="float" office:value="46.965555" calcext:value-type="float">
            <text:p>47,0</text:p>
          </table:table-cell>
          <table:table-cell table:style-name="ce162" table:formula="of:=IF([.$M121]=[.R$2];[.$L121]*[.$N121];0)" office:value-type="float" office:value="0" calcext:value-type="float">
            <text:p>0,0</text:p>
          </table:table-cell>
          <table:table-cell table:style-name="ce169" table:content-validation-name="val86" table:formula="of:=SUM([.O121:.R121])" office:value-type="float" office:value="46.965555" calcext:value-type="float">
            <text:p>47 г</text:p>
          </table:table-cell>
          <table:table-cell table:style-name="ce178" table:formula="of:=COM.MICROSOFT.IFS([.$M121]=&quot;Основной&quot;;[$Настройки.$C$13];[.$M121]=&quot;Лучше&quot;;[$Настройки.$C$13];[.$M121]=&quot;Дешевле&quot;;[$Настройки.$C$14];[.M121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21]/1000" office:value-type="float" office:value="1" calcext:value-type="float">
            <text:p>1,00</text:p>
          </table:table-cell>
          <table:table-cell table:style-name="ce196" table:formula="of:=IF([.$M121]=[.V$2];SUM([.$O121:.$R121])*[.$U121];0)" office:value-type="currency" office:currency="RUB" office:value="0" calcext:value-type="currency">
            <text:p>0,00 ₽</text:p>
          </table:table-cell>
          <table:table-cell table:style-name="ce196" table:formula="of:=IF([.$M121]=[.W$2];SUM([.$O121:.$R121])*[.$U121];0)" office:value-type="currency" office:currency="RUB" office:value="0" calcext:value-type="currency">
            <text:p>0,00 ₽</text:p>
          </table:table-cell>
          <table:table-cell table:style-name="ce196" table:formula="of:=IF([.$M121]=[.X$2];SUM([.$O121:.$R121])*[.$U121];0)" office:value-type="currency" office:currency="RUB" office:value="46.965555" calcext:value-type="currency">
            <text:p>46,97 ₽</text:p>
          </table:table-cell>
          <table:table-cell table:style-name="ce196" table:formula="of:=IF([.$M121]=[.Y$2];SUM([.$O121:.$R121])*[.$U121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1:.Y121])" office:value-type="currency" office:currency="RUB" office:value="46.965555" calcext:value-type="currency">
            <text:p>4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13(R)</text:p>
          </table:table-cell>
          <table:table-cell table:style-name="ce3" office:value-type="string" calcext:value-type="string">
            <text:p>Spool holder base</text:p>
          </table:table-cell>
          <table:table-cell table:style-name="ce140" office:value-type="float" office:value="49699" calcext:value-type="float">
            <text:p>49699</text:p>
          </table:table-cell>
          <table:table-cell table:style-name="ce143" table:formula="of:=[.C122]/1000" office:value-type="float" office:value="49.699" calcext:value-type="float">
            <text:p>49,70</text:p>
          </table:table-cell>
          <table:table-cell table:style-name="ce155" office:value-type="percentage" office:value="0.75" calcext:value-type="percentage">
            <text:p>75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2];[$Настройки.$B$2]=&quot;L&quot;;[.I122];[$Настройки.$B$2]=&quot;XL&quot;;[.J122])*[.G122]" office:value-type="float" office:value="1" calcext:value-type="float">
            <text:p>1</text:p>
          </table:table-cell>
          <table:table-cell table:style-name="ce162" table:formula="of:=[.D122]*[.E122]*[.F122]*[.K122]" office:value-type="float" office:value="44.7291" calcext:value-type="float">
            <text:p>44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22]=&quot;Основной&quot;;[$Настройки.$B$13];[.$M122]=&quot;Дешевле&quot;;[$Настройки.$B$14];[.M122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22]=[.O$2];[.$L122]*[.$N122];0)" office:value-type="float" office:value="0" calcext:value-type="float">
            <text:p>0,0</text:p>
          </table:table-cell>
          <table:table-cell table:style-name="ce162" table:formula="of:=IF([.$M122]=[.P$2];[.$L122]*[.$N122];0)" office:value-type="float" office:value="0" calcext:value-type="float">
            <text:p>0,0</text:p>
          </table:table-cell>
          <table:table-cell table:style-name="ce162" table:formula="of:=IF([.$M122]=[.Q$2];[.$L122]*[.$N122];0)" office:value-type="float" office:value="46.965555" calcext:value-type="float">
            <text:p>47,0</text:p>
          </table:table-cell>
          <table:table-cell table:style-name="ce162" table:formula="of:=IF([.$M122]=[.R$2];[.$L122]*[.$N122];0)" office:value-type="float" office:value="0" calcext:value-type="float">
            <text:p>0,0</text:p>
          </table:table-cell>
          <table:table-cell table:style-name="ce169" table:content-validation-name="val86" table:formula="of:=SUM([.O122:.R122])" office:value-type="float" office:value="46.965555" calcext:value-type="float">
            <text:p>47 г</text:p>
          </table:table-cell>
          <table:table-cell table:style-name="ce178" table:formula="of:=COM.MICROSOFT.IFS([.$M122]=&quot;Основной&quot;;[$Настройки.$C$13];[.$M122]=&quot;Лучше&quot;;[$Настройки.$C$13];[.$M122]=&quot;Дешевле&quot;;[$Настройки.$C$14];[.M122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22]/1000" office:value-type="float" office:value="1" calcext:value-type="float">
            <text:p>1,00</text:p>
          </table:table-cell>
          <table:table-cell table:style-name="ce196" table:formula="of:=IF([.$M122]=[.V$2];SUM([.$O122:.$R122])*[.$U122];0)" office:value-type="currency" office:currency="RUB" office:value="0" calcext:value-type="currency">
            <text:p>0,00 ₽</text:p>
          </table:table-cell>
          <table:table-cell table:style-name="ce196" table:formula="of:=IF([.$M122]=[.W$2];SUM([.$O122:.$R122])*[.$U122];0)" office:value-type="currency" office:currency="RUB" office:value="0" calcext:value-type="currency">
            <text:p>0,00 ₽</text:p>
          </table:table-cell>
          <table:table-cell table:style-name="ce196" table:formula="of:=IF([.$M122]=[.X$2];SUM([.$O122:.$R122])*[.$U122];0)" office:value-type="currency" office:currency="RUB" office:value="46.965555" calcext:value-type="currency">
            <text:p>46,97 ₽</text:p>
          </table:table-cell>
          <table:table-cell table:style-name="ce196" table:formula="of:=IF([.$M122]=[.Y$2];SUM([.$O122:.$R122])*[.$U122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2:.Y122])" office:value-type="currency" office:currency="RUB" office:value="46.965555" calcext:value-type="currency">
            <text:p>47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21</text:p>
          </table:table-cell>
          <table:table-cell table:style-name="ce3" office:value-type="string" calcext:value-type="string">
            <text:p>ws7040 damper</text:p>
          </table:table-cell>
          <table:table-cell table:style-name="ce140" office:value-type="float" office:value="7508" calcext:value-type="float">
            <text:p>7508</text:p>
          </table:table-cell>
          <table:table-cell table:style-name="ce143" table:formula="of:=[.C123]/1000" office:value-type="float" office:value="7.508" calcext:value-type="float">
            <text:p>7,51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3];[$Настройки.$B$2]=&quot;L&quot;;[.I123];[$Настройки.$B$2]=&quot;XL&quot;;[.J123])*[.G123]" office:value-type="float" office:value="1" calcext:value-type="float">
            <text:p>1</text:p>
          </table:table-cell>
          <table:table-cell table:style-name="ce162" table:formula="of:=[.D123]*[.E123]*[.F123]*[.K123]" office:value-type="float" office:value="9.0096" calcext:value-type="float">
            <text:p>9,0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23]=&quot;Основной&quot;;[$Настройки.$B$13];[.$M123]=&quot;Дешевле&quot;;[$Настройки.$B$14];[.M123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23]=[.O$2];[.$L123]*[.$N123];0)" office:value-type="float" office:value="0" calcext:value-type="float">
            <text:p>0,0</text:p>
          </table:table-cell>
          <table:table-cell table:style-name="ce162" table:formula="of:=IF([.$M123]=[.P$2];[.$L123]*[.$N123];0)" office:value-type="float" office:value="0" calcext:value-type="float">
            <text:p>0,0</text:p>
          </table:table-cell>
          <table:table-cell table:style-name="ce162" table:formula="of:=IF([.$M123]=[.Q$2];[.$L123]*[.$N123];0)" office:value-type="float" office:value="9.46008" calcext:value-type="float">
            <text:p>9,5</text:p>
          </table:table-cell>
          <table:table-cell table:style-name="ce162" table:formula="of:=IF([.$M123]=[.R$2];[.$L123]*[.$N123];0)" office:value-type="float" office:value="0" calcext:value-type="float">
            <text:p>0,0</text:p>
          </table:table-cell>
          <table:table-cell table:style-name="ce169" table:content-validation-name="val86" table:formula="of:=SUM([.O123:.R123])" office:value-type="float" office:value="9.46008" calcext:value-type="float">
            <text:p>9 г</text:p>
          </table:table-cell>
          <table:table-cell table:style-name="ce178" table:formula="of:=COM.MICROSOFT.IFS([.$M123]=&quot;Основной&quot;;[$Настройки.$C$13];[.$M123]=&quot;Лучше&quot;;[$Настройки.$C$13];[.$M123]=&quot;Дешевле&quot;;[$Настройки.$C$14];[.M123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23]/1000" office:value-type="float" office:value="1" calcext:value-type="float">
            <text:p>1,00</text:p>
          </table:table-cell>
          <table:table-cell table:style-name="ce196" table:formula="of:=IF([.$M123]=[.V$2];SUM([.$O123:.$R123])*[.$U123];0)" office:value-type="currency" office:currency="RUB" office:value="0" calcext:value-type="currency">
            <text:p>0,00 ₽</text:p>
          </table:table-cell>
          <table:table-cell table:style-name="ce196" table:formula="of:=IF([.$M123]=[.W$2];SUM([.$O123:.$R123])*[.$U123];0)" office:value-type="currency" office:currency="RUB" office:value="0" calcext:value-type="currency">
            <text:p>0,00 ₽</text:p>
          </table:table-cell>
          <table:table-cell table:style-name="ce196" table:formula="of:=IF([.$M123]=[.X$2];SUM([.$O123:.$R123])*[.$U123];0)" office:value-type="currency" office:currency="RUB" office:value="9.46008" calcext:value-type="currency">
            <text:p>9,46 ₽</text:p>
          </table:table-cell>
          <table:table-cell table:style-name="ce196" table:formula="of:=IF([.$M123]=[.Y$2];SUM([.$O123:.$R123])*[.$U123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3:.Y123])" office:value-type="currency" office:currency="RUB" office:value="9.46008" calcext:value-type="currency">
            <text:p>9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22</text:p>
          </table:table-cell>
          <table:table-cell table:style-name="ce3" office:value-type="string" calcext:value-type="string">
            <text:p>ws7040 mount</text:p>
          </table:table-cell>
          <table:table-cell table:style-name="ce140" office:value-type="float" office:value="22870" calcext:value-type="float">
            <text:p>22870</text:p>
          </table:table-cell>
          <table:table-cell table:style-name="ce143" table:formula="of:=[.C124]/1000" office:value-type="float" office:value="22.87" calcext:value-type="float">
            <text:p>22,87</text:p>
          </table:table-cell>
          <table:table-cell table:style-name="ce155" office:value-type="percentage" office:value="0.8" calcext:value-type="percentage">
            <text:p>8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4];[$Настройки.$B$2]=&quot;L&quot;;[.I124];[$Настройки.$B$2]=&quot;XL&quot;;[.J124])*[.G124]" office:value-type="float" office:value="1" calcext:value-type="float">
            <text:p>1</text:p>
          </table:table-cell>
          <table:table-cell table:style-name="ce162" table:formula="of:=[.D124]*[.E124]*[.F124]*[.K124]" office:value-type="float" office:value="21.9552" calcext:value-type="float">
            <text:p>22,0</text:p>
          </table:table-cell>
          <table:table-cell table:style-name="ce24" table:content-validation-name="val84" office:value-type="string" calcext:value-type="string">
            <text:p>Основной</text:p>
          </table:table-cell>
          <table:table-cell table:style-name="ce24" table:formula="of:=COM.MICROSOFT.IFS([.$M124]=&quot;Основной&quot;;[$Настройки.$B$13];[.$M124]=&quot;Дешевле&quot;;[$Настройки.$B$14];[.M124]=&quot;Эластомер&quot;;[$Настройки.$B$15])" office:value-type="float" office:value="1.15" calcext:value-type="float">
            <text:p>1,15</text:p>
          </table:table-cell>
          <table:table-cell table:style-name="ce162" table:formula="of:=IF([.$M124]=[.O$2];[.$L124]*[.$N124];0)" office:value-type="float" office:value="25.24848" calcext:value-type="float">
            <text:p>25,2</text:p>
          </table:table-cell>
          <table:table-cell table:style-name="ce162" table:formula="of:=IF([.$M124]=[.P$2];[.$L124]*[.$N124];0)" office:value-type="float" office:value="0" calcext:value-type="float">
            <text:p>0,0</text:p>
          </table:table-cell>
          <table:table-cell table:style-name="ce162" table:formula="of:=IF([.$M124]=[.Q$2];[.$L124]*[.$N124];0)" office:value-type="float" office:value="0" calcext:value-type="float">
            <text:p>0,0</text:p>
          </table:table-cell>
          <table:table-cell table:style-name="ce162" table:formula="of:=IF([.$M124]=[.R$2];[.$L124]*[.$N124];0)" office:value-type="float" office:value="0" calcext:value-type="float">
            <text:p>0,0</text:p>
          </table:table-cell>
          <table:table-cell table:style-name="ce169" table:content-validation-name="val86" table:formula="of:=SUM([.O124:.R124])" office:value-type="float" office:value="25.24848" calcext:value-type="float">
            <text:p>25 г</text:p>
          </table:table-cell>
          <table:table-cell table:style-name="ce178" table:formula="of:=COM.MICROSOFT.IFS([.$M124]=&quot;Основной&quot;;[$Настройки.$C$13];[.$M124]=&quot;Лучше&quot;;[$Настройки.$C$13];[.$M124]=&quot;Дешевле&quot;;[$Настройки.$C$14];[.M124]=&quot;Эластомер&quot;;[$Настройки.$C$15])" office:value-type="currency" office:currency="RUB" office:value="1350" calcext:value-type="currency">
            <text:p>1 350 ₽</text:p>
          </table:table-cell>
          <table:table-cell table:style-name="ce190" table:formula="of:=[.T124]/1000" office:value-type="float" office:value="1.35" calcext:value-type="float">
            <text:p>1,35</text:p>
          </table:table-cell>
          <table:table-cell table:style-name="ce196" table:formula="of:=IF([.$M124]=[.V$2];SUM([.$O124:.$R124])*[.$U124];0)" office:value-type="currency" office:currency="RUB" office:value="34.085448" calcext:value-type="currency">
            <text:p>34,09 ₽</text:p>
          </table:table-cell>
          <table:table-cell table:style-name="ce196" table:formula="of:=IF([.$M124]=[.W$2];SUM([.$O124:.$R124])*[.$U124];0)" office:value-type="currency" office:currency="RUB" office:value="0" calcext:value-type="currency">
            <text:p>0,00 ₽</text:p>
          </table:table-cell>
          <table:table-cell table:style-name="ce196" table:formula="of:=IF([.$M124]=[.X$2];SUM([.$O124:.$R124])*[.$U124];0)" office:value-type="currency" office:currency="RUB" office:value="0" calcext:value-type="currency">
            <text:p>0,00 ₽</text:p>
          </table:table-cell>
          <table:table-cell table:style-name="ce196" table:formula="of:=IF([.$M124]=[.Y$2];SUM([.$O124:.$R124])*[.$U124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4:.Y124])" office:value-type="currency" office:currency="RUB" office:value="34.085448" calcext:value-type="currency">
            <text:p>34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23</text:p>
          </table:table-cell>
          <table:table-cell table:style-name="ce3" office:value-type="string" calcext:value-type="string">
            <text:p>ws7040 splitter</text:p>
          </table:table-cell>
          <table:table-cell table:style-name="ce140" office:value-type="float" office:value="14778" calcext:value-type="float">
            <text:p>14778</text:p>
          </table:table-cell>
          <table:table-cell table:style-name="ce143" table:formula="of:=[.C125]/1000" office:value-type="float" office:value="14.778" calcext:value-type="float">
            <text:p>14,78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24" table:content-validation-name="val82" table:formula="of:=COM.MICROSOFT.IFS([$Настройки.$B$2]=&quot;M&quot;;[.H125];[$Настройки.$B$2]=&quot;L&quot;;[.I125];[$Настройки.$B$2]=&quot;XL&quot;;[.J125])*[.G125]" office:value-type="float" office:value="1" calcext:value-type="float">
            <text:p>1</text:p>
          </table:table-cell>
          <table:table-cell table:style-name="ce162" table:formula="of:=[.D125]*[.E125]*[.F125]*[.K125]" office:value-type="float" office:value="17.7336" calcext:value-type="float">
            <text:p>17,7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25]=&quot;Основной&quot;;[$Настройки.$B$13];[.$M125]=&quot;Дешевле&quot;;[$Настройки.$B$14];[.M125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25]=[.O$2];[.$L125]*[.$N125];0)" office:value-type="float" office:value="0" calcext:value-type="float">
            <text:p>0,0</text:p>
          </table:table-cell>
          <table:table-cell table:style-name="ce162" table:formula="of:=IF([.$M125]=[.P$2];[.$L125]*[.$N125];0)" office:value-type="float" office:value="0" calcext:value-type="float">
            <text:p>0,0</text:p>
          </table:table-cell>
          <table:table-cell table:style-name="ce162" table:formula="of:=IF([.$M125]=[.Q$2];[.$L125]*[.$N125];0)" office:value-type="float" office:value="18.62028" calcext:value-type="float">
            <text:p>18,6</text:p>
          </table:table-cell>
          <table:table-cell table:style-name="ce162" table:formula="of:=IF([.$M125]=[.R$2];[.$L125]*[.$N125];0)" office:value-type="float" office:value="0" calcext:value-type="float">
            <text:p>0,0</text:p>
          </table:table-cell>
          <table:table-cell table:style-name="ce169" table:content-validation-name="val86" table:formula="of:=SUM([.O125:.R125])" office:value-type="float" office:value="18.62028" calcext:value-type="float">
            <text:p>19 г</text:p>
          </table:table-cell>
          <table:table-cell table:style-name="ce178" table:formula="of:=COM.MICROSOFT.IFS([.$M125]=&quot;Основной&quot;;[$Настройки.$C$13];[.$M125]=&quot;Лучше&quot;;[$Настройки.$C$13];[.$M125]=&quot;Дешевле&quot;;[$Настройки.$C$14];[.M125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25]/1000" office:value-type="float" office:value="1" calcext:value-type="float">
            <text:p>1,00</text:p>
          </table:table-cell>
          <table:table-cell table:style-name="ce196" table:formula="of:=IF([.$M125]=[.V$2];SUM([.$O125:.$R125])*[.$U125];0)" office:value-type="currency" office:currency="RUB" office:value="0" calcext:value-type="currency">
            <text:p>0,00 ₽</text:p>
          </table:table-cell>
          <table:table-cell table:style-name="ce196" table:formula="of:=IF([.$M125]=[.W$2];SUM([.$O125:.$R125])*[.$U125];0)" office:value-type="currency" office:currency="RUB" office:value="0" calcext:value-type="currency">
            <text:p>0,00 ₽</text:p>
          </table:table-cell>
          <table:table-cell table:style-name="ce196" table:formula="of:=IF([.$M125]=[.X$2];SUM([.$O125:.$R125])*[.$U125];0)" office:value-type="currency" office:currency="RUB" office:value="18.62028" calcext:value-type="currency">
            <text:p>18,62 ₽</text:p>
          </table:table-cell>
          <table:table-cell table:style-name="ce196" table:formula="of:=IF([.$M125]=[.Y$2];SUM([.$O125:.$R125])*[.$U125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5:.Y125])" office:value-type="currency" office:currency="RUB" office:value="18.62028" calcext:value-type="currency">
            <text:p>19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V9-625</text:p>
          </table:table-cell>
          <table:table-cell table:style-name="ce3" office:value-type="string" calcext:value-type="string">
            <text:p>Printhead wire to CPAP tube mount</text:p>
          </table:table-cell>
          <table:table-cell table:style-name="ce140" office:value-type="float" office:value="2603" calcext:value-type="float">
            <text:p>2603</text:p>
          </table:table-cell>
          <table:table-cell table:style-name="ce143" table:formula="of:=[.C126]/1000" office:value-type="float" office:value="2.603" calcext:value-type="float">
            <text:p>2,60</text:p>
          </table:table-cell>
          <table:table-cell table:style-name="ce155" office:value-type="percentage" office:value="1" calcext:value-type="percentage">
            <text:p>100,00%</text:p>
          </table:table-cell>
          <table:table-cell table:style-name="ce155" table:formula="of:=1+[$Настройки.$B$19]" office:value-type="percentage" office:value="1.2" calcext:value-type="percentage">
            <text:p>120,00%</text:p>
          </table:table-cell>
          <table:table-cell table:style-name="ce172" office:value-type="float" office:value="1" calcext:value-type="float">
            <text:p>1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5" calcext:value-type="float">
            <text:p>15</text:p>
          </table:table-cell>
          <table:table-cell table:style-name="ce24" table:content-validation-name="val82" table:formula="of:=COM.MICROSOFT.IFS([$Настройки.$B$2]=&quot;M&quot;;[.H126];[$Настройки.$B$2]=&quot;L&quot;;[.I126];[$Настройки.$B$2]=&quot;XL&quot;;[.J126])*[.G126]" office:value-type="float" office:value="10" calcext:value-type="float">
            <text:p>10</text:p>
          </table:table-cell>
          <table:table-cell table:style-name="ce162" table:formula="of:=[.D126]*[.E126]*[.F126]*[.K126]" office:value-type="float" office:value="31.236" calcext:value-type="float">
            <text:p>31,2</text:p>
          </table:table-cell>
          <table:table-cell table:style-name="ce24" table:content-validation-name="val84" office:value-type="string" calcext:value-type="string">
            <text:p>Дешевле</text:p>
          </table:table-cell>
          <table:table-cell table:style-name="ce24" table:formula="of:=COM.MICROSOFT.IFS([.$M126]=&quot;Основной&quot;;[$Настройки.$B$13];[.$M126]=&quot;Дешевле&quot;;[$Настройки.$B$14];[.M126]=&quot;Эластомер&quot;;[$Настройки.$B$15])" office:value-type="float" office:value="1.05" calcext:value-type="float">
            <text:p>1,05</text:p>
          </table:table-cell>
          <table:table-cell table:style-name="ce162" table:formula="of:=IF([.$M126]=[.O$2];[.$L126]*[.$N126];0)" office:value-type="float" office:value="0" calcext:value-type="float">
            <text:p>0,0</text:p>
          </table:table-cell>
          <table:table-cell table:style-name="ce162" table:formula="of:=IF([.$M126]=[.P$2];[.$L126]*[.$N126];0)" office:value-type="float" office:value="0" calcext:value-type="float">
            <text:p>0,0</text:p>
          </table:table-cell>
          <table:table-cell table:style-name="ce162" table:formula="of:=IF([.$M126]=[.Q$2];[.$L126]*[.$N126];0)" office:value-type="float" office:value="32.7978" calcext:value-type="float">
            <text:p>32,8</text:p>
          </table:table-cell>
          <table:table-cell table:style-name="ce162" table:formula="of:=IF([.$M126]=[.R$2];[.$L126]*[.$N126];0)" office:value-type="float" office:value="0" calcext:value-type="float">
            <text:p>0,0</text:p>
          </table:table-cell>
          <table:table-cell table:style-name="ce169" table:content-validation-name="val86" table:formula="of:=SUM([.O126:.R126])" office:value-type="float" office:value="32.7978" calcext:value-type="float">
            <text:p>33 г</text:p>
          </table:table-cell>
          <table:table-cell table:style-name="ce178" table:formula="of:=COM.MICROSOFT.IFS([.$M126]=&quot;Основной&quot;;[$Настройки.$C$13];[.$M126]=&quot;Лучше&quot;;[$Настройки.$C$13];[.$M126]=&quot;Дешевле&quot;;[$Настройки.$C$14];[.M126]=&quot;Эластомер&quot;;[$Настройки.$C$15])" office:value-type="currency" office:currency="RUB" office:value="1000" calcext:value-type="currency">
            <text:p>1 000 ₽</text:p>
          </table:table-cell>
          <table:table-cell table:style-name="ce190" table:formula="of:=[.T126]/1000" office:value-type="float" office:value="1" calcext:value-type="float">
            <text:p>1,00</text:p>
          </table:table-cell>
          <table:table-cell table:style-name="ce196" table:formula="of:=IF([.$M126]=[.V$2];SUM([.$O126:.$R126])*[.$U126];0)" office:value-type="currency" office:currency="RUB" office:value="0" calcext:value-type="currency">
            <text:p>0,00 ₽</text:p>
          </table:table-cell>
          <table:table-cell table:style-name="ce196" table:formula="of:=IF([.$M126]=[.W$2];SUM([.$O126:.$R126])*[.$U126];0)" office:value-type="currency" office:currency="RUB" office:value="0" calcext:value-type="currency">
            <text:p>0,00 ₽</text:p>
          </table:table-cell>
          <table:table-cell table:style-name="ce196" table:formula="of:=IF([.$M126]=[.X$2];SUM([.$O126:.$R126])*[.$U126];0)" office:value-type="currency" office:currency="RUB" office:value="32.7978" calcext:value-type="currency">
            <text:p>32,80 ₽</text:p>
          </table:table-cell>
          <table:table-cell table:style-name="ce196" table:formula="of:=IF([.$M126]=[.Y$2];SUM([.$O126:.$R126])*[.$U126];0)" office:value-type="currency" office:currency="RUB" office:value="0" calcext:value-type="currency">
            <text:p>0,00 ₽</text:p>
          </table:table-cell>
          <table:table-cell table:style-name="ce200" table:content-validation-name="val87" table:formula="of:=SUM([.V126:.Y126])" office:value-type="currency" office:currency="RUB" office:value="32.7978" calcext:value-type="currency">
            <text:p>33 ₽</text:p>
          </table:table-cell>
          <table:table-cell table:style-name="ce24" table:content-validation-name="val89" office:value-type="string" calcext:value-type="string">
            <text:p>Умеренная прочность</text:p>
          </table:table-cell>
          <table:table-cell table:number-columns-repeated="16355"/>
        </table:table-row>
        <table:table-row table:style-name="ro1" table:number-rows-repeated="104844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Профиль" table:style-name="ta1">
        <table:table-column table:style-name="co38" table:default-cell-style-name="ce89"/>
        <table:table-column table:style-name="co39" table:default-cell-style-name="ce89"/>
        <table:table-column table:style-name="co40" table:default-cell-style-name="ce133"/>
        <table:table-column table:style-name="co17" table:visibility="collapse" table:default-cell-style-name="ce213"/>
        <table:table-column table:style-name="co41" table:visibility="collapse" table:default-cell-style-name="ce213"/>
        <table:table-column table:style-name="co42" table:visibility="collapse" table:default-cell-style-name="ce213"/>
        <table:table-column table:style-name="co33" table:default-cell-style-name="ce215"/>
        <table:table-column table:style-name="co16" table:visibility="collapse" table:default-cell-style-name="ce133"/>
        <table:table-column table:style-name="co43" table:visibility="collapse" table:default-cell-style-name="ce133"/>
        <table:table-column table:style-name="co44" table:visibility="collapse" table:default-cell-style-name="ce133"/>
        <table:table-column table:style-name="co21" table:default-cell-style-name="ce216"/>
        <table:table-column table:style-name="co17" table:visibility="collapse" table:default-cell-style-name="ce133"/>
        <table:table-column table:style-name="co45" table:visibility="collapse" table:default-cell-style-name="ce133"/>
        <table:table-column table:style-name="co46" table:visibility="collapse" table:default-cell-style-name="ce133"/>
        <table:table-column table:style-name="co47" table:default-cell-style-name="ce217"/>
        <table:table-column table:style-name="co5" table:default-cell-style-name="ce216"/>
        <table:table-row table:style-name="ro1">
          <table:table-cell table:style-name="ce191" office:value-type="string" calcext:value-type="string">
            <text:p>Обозначение</text:p>
          </table:table-cell>
          <table:table-cell table:style-name="ce192" office:value-type="string" calcext:value-type="string">
            <text:p>Наименование</text:p>
          </table:table-cell>
          <table:table-cell table:style-name="ce192" office:value-type="string" calcext:value-type="string">
            <text:p>Тип</text:p>
          </table:table-cell>
          <table:table-cell table:style-name="ce192" office:value-type="string" calcext:value-type="string">
            <text:p>Длина М</text:p>
          </table:table-cell>
          <table:table-cell table:style-name="ce192" office:value-type="string" calcext:value-type="string">
            <text:p>Длина L</text:p>
          </table:table-cell>
          <table:table-cell table:style-name="ce192" office:value-type="string" calcext:value-type="string">
            <text:p>Длина XL</text:p>
          </table:table-cell>
          <table:table-cell table:style-name="ce192" office:value-type="string" calcext:value-type="string">
            <text:p>Длина</text:p>
          </table:table-cell>
          <table:table-cell table:style-name="ce192" office:value-type="string" calcext:value-type="string">
            <text:p>Кол-во М</text:p>
          </table:table-cell>
          <table:table-cell table:style-name="ce192" office:value-type="string" calcext:value-type="string">
            <text:p>Кол-во L</text:p>
          </table:table-cell>
          <table:table-cell table:style-name="ce192" office:value-type="string" calcext:value-type="string">
            <text:p>Кол-во XL</text:p>
          </table:table-cell>
          <table:table-cell table:style-name="ce192" office:value-type="string" calcext:value-type="string">
            <text:p>Кол-во</text:p>
          </table:table-cell>
          <table:table-cell table:style-name="ce192" office:value-type="string" calcext:value-type="string">
            <text:p>Цена/мм</text:p>
          </table:table-cell>
          <table:table-cell table:style-name="ce192" office:value-type="string" calcext:value-type="string">
            <text:p>Кол-во резов</text:p>
          </table:table-cell>
          <table:table-cell table:style-name="ce192" office:value-type="string" calcext:value-type="string">
            <text:p>Цена реза</text:p>
          </table:table-cell>
          <table:table-cell table:style-name="ce192" office:value-type="string" calcext:value-type="string">
            <text:p>Итого цена</text:p>
          </table:table-cell>
          <table:table-cell table:style-name="ce192" office:value-type="string" calcext:value-type="string">
            <text:p>Ссылка</text:p>
          </table:table-cell>
        </table:table-row>
        <table:table-row table:style-name="ro2">
          <table:table-cell table:content-validation-name="val91" office:value-type="string" calcext:value-type="string">
            <text:p>V9-18</text:p>
          </table:table-cell>
          <table:table-cell table:content-validation-name="val91" office:value-type="string" calcext:value-type="string">
            <text:p>Portal longitudinal beam</text:p>
          </table:table-cell>
          <table:table-cell table:content-validation-name="val91" office:value-type="string" calcext:value-type="string">
            <text:p>2060 T-slot</text:p>
          </table:table-cell>
          <table:table-cell table:content-validation-name="val91" office:value-type="float" office:value="450" calcext:value-type="float">
            <text:p>450 мм</text:p>
          </table:table-cell>
          <table:table-cell table:content-validation-name="val91" office:value-type="float" office:value="600" calcext:value-type="float">
            <text:p>600 мм</text:p>
          </table:table-cell>
          <table:table-cell table:content-validation-name="val91" office:value-type="float" office:value="700" calcext:value-type="float">
            <text:p>700 мм</text:p>
          </table:table-cell>
          <table:table-cell table:content-validation-name="val91" table:formula="of:=COM.MICROSOFT.IFS([$Настройки.$B$2]=&quot;M&quot;;[.D2];[$Настройки.$B$2]=&quot;L&quot;;[.E2];[$Настройки.$B$2]=&quot;XL&quot;;[.F2])" office:value-type="float" office:value="450" calcext:value-type="float">
            <text:p>45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2];[$Настройки.$B$2]=&quot;L&quot;;[.I2];[$Настройки.$B$2]=&quot;XL&quot;;[.J2])" office:value-type="float" office:value="2" calcext:value-type="float">
            <text:p>2</text:p>
          </table:table-cell>
          <table:table-cell table:content-validation-name="val91" table:formula="of:=935/1000" office:value-type="float" office:value="0.935" calcext:value-type="float">
            <text:p>0,935</text:p>
          </table:table-cell>
          <table:table-cell table:content-validation-name="val91" table:formula="of:=[.K2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2]*[.L2]*[.K2]+[.M2]*[.N2]" office:value-type="currency" office:currency="RUB" office:value="961.5" calcext:value-type="currency">
            <text:p>962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60l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19</text:p>
          </table:table-cell>
          <table:table-cell table:content-validation-name="val91" office:value-type="string" calcext:value-type="string">
            <text:p>Portal cross beam</text:p>
          </table:table-cell>
          <table:table-cell table:content-validation-name="val91" office:value-type="string" calcext:value-type="string">
            <text:p>2020 T-slot</text:p>
          </table:table-cell>
          <table:table-cell table:number-columns-repeated="2" table:content-validation-name="val91" office:value-type="float" office:value="650" calcext:value-type="float">
            <text:p>650 мм</text:p>
          </table:table-cell>
          <table:table-cell table:content-validation-name="val91" office:value-type="float" office:value="750" calcext:value-type="float">
            <text:p>750 мм</text:p>
          </table:table-cell>
          <table:table-cell table:content-validation-name="val91" table:formula="of:=COM.MICROSOFT.IFS([$Настройки.$B$2]=&quot;M&quot;;[.D3];[$Настройки.$B$2]=&quot;L&quot;;[.E3];[$Настройки.$B$2]=&quot;XL&quot;;[.F3])" office:value-type="float" office:value="650" calcext:value-type="float">
            <text:p>65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3];[$Настройки.$B$2]=&quot;L&quot;;[.I3];[$Настройки.$B$2]=&quot;XL&quot;;[.J3])" office:value-type="float" office:value="2" calcext:value-type="float">
            <text:p>2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3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3]*[.L3]*[.K3]+[.M3]*[.N3]" office:value-type="currency" office:currency="RUB" office:value="685.5" calcext:value-type="currency">
            <text:p>686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1A</text:p>
          </table:table-cell>
          <table:table-cell table:content-validation-name="val91" office:value-type="string" calcext:value-type="string">
            <text:p>Portal auxiliary beam</text:p>
          </table:table-cell>
          <table:table-cell table:content-validation-name="val91" office:value-type="string" calcext:value-type="string">
            <text:p>2020 T-slot</text:p>
          </table:table-cell>
          <table:table-cell table:number-columns-repeated="2" table:content-validation-name="val91" office:value-type="float" office:value="530" calcext:value-type="float">
            <text:p>530 мм</text:p>
          </table:table-cell>
          <table:table-cell table:content-validation-name="val91" office:value-type="float" office:value="630" calcext:value-type="float">
            <text:p>630 мм</text:p>
          </table:table-cell>
          <table:table-cell table:content-validation-name="val91" table:formula="of:=COM.MICROSOFT.IFS([$Настройки.$B$2]=&quot;M&quot;;[.D4];[$Настройки.$B$2]=&quot;L&quot;;[.E4];[$Настройки.$B$2]=&quot;XL&quot;;[.F4])" office:value-type="float" office:value="530" calcext:value-type="float">
            <text:p>530 мм</text:p>
          </table:table-cell>
          <table:table-cell table:number-columns-repeated="3" table:content-validation-name="val91" office:value-type="float" office:value="1" calcext:value-type="float">
            <text:p>1</text:p>
          </table:table-cell>
          <table:table-cell table:content-validation-name="val91" table:formula="of:=COM.MICROSOFT.IFS([$Настройки.$B$2]=&quot;M&quot;;[.H4];[$Настройки.$B$2]=&quot;L&quot;;[.I4];[$Настройки.$B$2]=&quot;XL&quot;;[.J4])" office:value-type="float" office:value="1" calcext:value-type="float">
            <text:p>1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4]+1" office:value-type="float" office:value="2" calcext:value-type="float">
            <text:p>2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4]*[.L4]*[.K4]+[.M4]*[.N4]" office:value-type="currency" office:currency="RUB" office:value="310.55" calcext:value-type="currency">
            <text:p>311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24</text:p>
          </table:table-cell>
          <table:table-cell table:content-validation-name="val91" office:value-type="string" calcext:value-type="string">
            <text:p>Corner post</text:p>
          </table:table-cell>
          <table:table-cell table:content-validation-name="val91" office:value-type="string" calcext:value-type="string">
            <text:p>2020 T-slot</text:p>
          </table:table-cell>
          <table:table-cell table:content-validation-name="val91" office:value-type="float" office:value="470" calcext:value-type="float">
            <text:p>470 мм</text:p>
          </table:table-cell>
          <table:table-cell table:content-validation-name="val91" office:value-type="float" office:value="620" calcext:value-type="float">
            <text:p>620 мм</text:p>
          </table:table-cell>
          <table:table-cell table:content-validation-name="val91" office:value-type="float" office:value="720" calcext:value-type="float">
            <text:p>720 мм</text:p>
          </table:table-cell>
          <table:table-cell table:content-validation-name="val91" table:formula="of:=COM.MICROSOFT.IFS([$Настройки.$B$2]=&quot;M&quot;;[.D5];[$Настройки.$B$2]=&quot;L&quot;;[.E5];[$Настройки.$B$2]=&quot;XL&quot;;[.F5])" office:value-type="float" office:value="470" calcext:value-type="float">
            <text:p>470 мм</text:p>
          </table:table-cell>
          <table:table-cell table:number-columns-repeated="3" table:content-validation-name="val91" office:value-type="float" office:value="4" calcext:value-type="float">
            <text:p>4</text:p>
          </table:table-cell>
          <table:table-cell table:content-validation-name="val91" table:formula="of:=COM.MICROSOFT.IFS([$Настройки.$B$2]=&quot;M&quot;;[.H5];[$Настройки.$B$2]=&quot;L&quot;;[.I5];[$Настройки.$B$2]=&quot;XL&quot;;[.J5])" office:value-type="float" office:value="4" calcext:value-type="float">
            <text:p>4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5]+1" office:value-type="float" office:value="5" calcext:value-type="float">
            <text:p>5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5]*[.L5]*[.K5]+[.M5]*[.N5]" office:value-type="currency" office:currency="RUB" office:value="1017.8" calcext:value-type="currency">
            <text:p>1 018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25</text:p>
          </table:table-cell>
          <table:table-cell table:content-validation-name="val91" office:value-type="string" calcext:value-type="string">
            <text:p>Z axis post</text:p>
          </table:table-cell>
          <table:table-cell table:content-validation-name="val91" office:value-type="string" calcext:value-type="string">
            <text:p>2020 V-slot</text:p>
          </table:table-cell>
          <table:table-cell table:content-validation-name="val91" office:value-type="float" office:value="420" calcext:value-type="float">
            <text:p>420 мм</text:p>
          </table:table-cell>
          <table:table-cell table:content-validation-name="val91" office:value-type="float" office:value="570" calcext:value-type="float">
            <text:p>570 мм</text:p>
          </table:table-cell>
          <table:table-cell table:content-validation-name="val91" office:value-type="float" office:value="670" calcext:value-type="float">
            <text:p>670 мм</text:p>
          </table:table-cell>
          <table:table-cell table:content-validation-name="val91" table:formula="of:=COM.MICROSOFT.IFS([$Настройки.$B$2]=&quot;M&quot;;[.D6];[$Настройки.$B$2]=&quot;L&quot;;[.E6];[$Настройки.$B$2]=&quot;XL&quot;;[.F6])" office:value-type="float" office:value="420" calcext:value-type="float">
            <text:p>420 мм</text:p>
          </table:table-cell>
          <table:table-cell table:content-validation-name="val91" office:value-type="float" office:value="2" calcext:value-type="float">
            <text:p>2</text:p>
          </table:table-cell>
          <table:table-cell table:number-columns-repeated="2" table:content-validation-name="val91" office:value-type="float" office:value="4" calcext:value-type="float">
            <text:p>4</text:p>
          </table:table-cell>
          <table:table-cell table:content-validation-name="val91" table:formula="of:=COM.MICROSOFT.IFS([$Настройки.$B$2]=&quot;M&quot;;[.H6];[$Настройки.$B$2]=&quot;L&quot;;[.I6];[$Настройки.$B$2]=&quot;XL&quot;;[.J6])" office:value-type="float" office:value="2" calcext:value-type="float">
            <text:p>2</text:p>
          </table:table-cell>
          <table:table-cell table:content-validation-name="val91" table:formula="of:=0.385" office:value-type="float" office:value="0.385" calcext:value-type="float">
            <text:p>0,385</text:p>
          </table:table-cell>
          <table:table-cell table:content-validation-name="val91" table:formula="of:=[.K6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6]*[.L6]*[.K6]+[.M6]*[.N6]" office:value-type="currency" office:currency="RUB" office:value="443.4" calcext:value-type="currency">
            <text:p>443 ₽</text:p>
          </table:table-cell>
          <table:table-cell table:content-validation-name="val91" office:value-type="string" calcext:value-type="string">
            <text:p><text:a xlink:href="https://www.soberizavod.ru/catalog/seriya_20_v_paz_anodirovannyj/profil_konstruktsionnyy_v20kh20l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26</text:p>
          </table:table-cell>
          <table:table-cell table:content-validation-name="val91" office:value-type="string" calcext:value-type="string">
            <text:p>Frame auxiliary post</text:p>
          </table:table-cell>
          <table:table-cell table:content-validation-name="val91" office:value-type="string" calcext:value-type="string">
            <text:p>2020 T-slot</text:p>
          </table:table-cell>
          <table:table-cell table:content-validation-name="val91" office:value-type="float" office:value="420" calcext:value-type="float">
            <text:p>420 мм</text:p>
          </table:table-cell>
          <table:table-cell table:content-validation-name="val91" office:value-type="float" office:value="570" calcext:value-type="float">
            <text:p>570 мм</text:p>
          </table:table-cell>
          <table:table-cell table:content-validation-name="val91" office:value-type="float" office:value="670" calcext:value-type="float">
            <text:p>670 мм</text:p>
          </table:table-cell>
          <table:table-cell table:content-validation-name="val91" table:formula="of:=COM.MICROSOFT.IFS([$Настройки.$B$2]=&quot;M&quot;;[.D7];[$Настройки.$B$2]=&quot;L&quot;;[.E7];[$Настройки.$B$2]=&quot;XL&quot;;[.F7])" office:value-type="float" office:value="420" calcext:value-type="float">
            <text:p>42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7];[$Настройки.$B$2]=&quot;L&quot;;[.I7];[$Настройки.$B$2]=&quot;XL&quot;;[.J7])" office:value-type="float" office:value="2" calcext:value-type="float">
            <text:p>2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7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7]*[.L7]*[.K7]+[.M7]*[.N7]" office:value-type="currency" office:currency="RUB" office:value="485.4" calcext:value-type="currency">
            <text:p>485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27</text:p>
          </table:table-cell>
          <table:table-cell table:content-validation-name="val91" office:value-type="string" calcext:value-type="string">
            <text:p>Frame longitudinal beam</text:p>
          </table:table-cell>
          <table:table-cell table:content-validation-name="val91" office:value-type="string" calcext:value-type="string">
            <text:p>2020 T-slot</text:p>
          </table:table-cell>
          <table:table-cell table:content-validation-name="val91" office:value-type="float" office:value="450" calcext:value-type="float">
            <text:p>450 мм</text:p>
          </table:table-cell>
          <table:table-cell table:content-validation-name="val91" office:value-type="float" office:value="600" calcext:value-type="float">
            <text:p>600 мм</text:p>
          </table:table-cell>
          <table:table-cell table:content-validation-name="val91" office:value-type="float" office:value="700" calcext:value-type="float">
            <text:p>700 мм</text:p>
          </table:table-cell>
          <table:table-cell table:content-validation-name="val91" table:formula="of:=COM.MICROSOFT.IFS([$Настройки.$B$2]=&quot;M&quot;;[.D8];[$Настройки.$B$2]=&quot;L&quot;;[.E8];[$Настройки.$B$2]=&quot;XL&quot;;[.F8])" office:value-type="float" office:value="450" calcext:value-type="float">
            <text:p>45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8];[$Настройки.$B$2]=&quot;L&quot;;[.I8];[$Настройки.$B$2]=&quot;XL&quot;;[.J8])" office:value-type="float" office:value="2" calcext:value-type="float">
            <text:p>2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8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8]*[.L8]*[.K8]+[.M8]*[.N8]" office:value-type="currency" office:currency="RUB" office:value="511.5" calcext:value-type="currency">
            <text:p>512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28</text:p>
          </table:table-cell>
          <table:table-cell table:content-validation-name="val91" office:value-type="string" calcext:value-type="string">
            <text:p>Frame cross beam</text:p>
          </table:table-cell>
          <table:table-cell table:content-validation-name="val91" office:value-type="string" calcext:value-type="string">
            <text:p>2020 T-slot</text:p>
          </table:table-cell>
          <table:table-cell table:number-columns-repeated="2" table:content-validation-name="val91" office:value-type="float" office:value="610" calcext:value-type="float">
            <text:p>610 мм</text:p>
          </table:table-cell>
          <table:table-cell table:content-validation-name="val91" office:value-type="float" office:value="710" calcext:value-type="float">
            <text:p>710 мм</text:p>
          </table:table-cell>
          <table:table-cell table:content-validation-name="val91" table:formula="of:=COM.MICROSOFT.IFS([$Настройки.$B$2]=&quot;M&quot;;[.D9];[$Настройки.$B$2]=&quot;L&quot;;[.E9];[$Настройки.$B$2]=&quot;XL&quot;;[.F9])" office:value-type="float" office:value="610" calcext:value-type="float">
            <text:p>610 мм</text:p>
          </table:table-cell>
          <table:table-cell table:number-columns-repeated="3" table:content-validation-name="val91" office:value-type="float" office:value="3" calcext:value-type="float">
            <text:p>3</text:p>
          </table:table-cell>
          <table:table-cell table:content-validation-name="val91" table:formula="of:=COM.MICROSOFT.IFS([$Настройки.$B$2]=&quot;M&quot;;[.H9];[$Настройки.$B$2]=&quot;L&quot;;[.I9];[$Настройки.$B$2]=&quot;XL&quot;;[.J9])" office:value-type="float" office:value="3" calcext:value-type="float">
            <text:p>3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9]+1" office:value-type="float" office:value="4" calcext:value-type="float">
            <text:p>4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9]*[.L9]*[.K9]+[.M9]*[.N9]" office:value-type="currency" office:currency="RUB" office:value="956.05" calcext:value-type="currency">
            <text:p>956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327</text:p>
          </table:table-cell>
          <table:table-cell table:content-validation-name="val91" office:value-type="string" calcext:value-type="string">
            <text:p>Heatbed frame cross beam</text:p>
          </table:table-cell>
          <table:table-cell table:content-validation-name="val91" office:value-type="string" calcext:value-type="string">
            <text:p>2020 T-slot</text:p>
          </table:table-cell>
          <table:table-cell table:number-columns-repeated="2" table:content-validation-name="val91" office:value-type="float" office:value="500" calcext:value-type="float">
            <text:p>500 мм</text:p>
          </table:table-cell>
          <table:table-cell table:content-validation-name="val91" office:value-type="float" office:value="600" calcext:value-type="float">
            <text:p>600 мм</text:p>
          </table:table-cell>
          <table:table-cell table:content-validation-name="val91" table:formula="of:=COM.MICROSOFT.IFS([$Настройки.$B$2]=&quot;M&quot;;[.D10];[$Настройки.$B$2]=&quot;L&quot;;[.E10];[$Настройки.$B$2]=&quot;XL&quot;;[.F10])" office:value-type="float" office:value="500" calcext:value-type="float">
            <text:p>50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10];[$Настройки.$B$2]=&quot;L&quot;;[.I10];[$Настройки.$B$2]=&quot;XL&quot;;[.J10])" office:value-type="float" office:value="2" calcext:value-type="float">
            <text:p>2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10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10]*[.L10]*[.K10]+[.M10]*[.N10]" office:value-type="currency" office:currency="RUB" office:value="555" calcext:value-type="currency">
            <text:p>555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328</text:p>
          </table:table-cell>
          <table:table-cell table:content-validation-name="val91" office:value-type="string" calcext:value-type="string">
            <text:p>Heatbed frame longitudinal beam</text:p>
          </table:table-cell>
          <table:table-cell table:content-validation-name="val91" office:value-type="string" calcext:value-type="string">
            <text:p>2020 T-slot</text:p>
          </table:table-cell>
          <table:table-cell table:content-validation-name="val91" office:value-type="float" office:value="170" calcext:value-type="float">
            <text:p>170 мм</text:p>
          </table:table-cell>
          <table:table-cell table:content-validation-name="val91" office:value-type="float" office:value="320" calcext:value-type="float">
            <text:p>320 мм</text:p>
          </table:table-cell>
          <table:table-cell table:content-validation-name="val91" office:value-type="float" office:value="420" calcext:value-type="float">
            <text:p>420 мм</text:p>
          </table:table-cell>
          <table:table-cell table:content-validation-name="val91" table:formula="of:=COM.MICROSOFT.IFS([$Настройки.$B$2]=&quot;M&quot;;[.D11];[$Настройки.$B$2]=&quot;L&quot;;[.E11];[$Настройки.$B$2]=&quot;XL&quot;;[.F11])" office:value-type="float" office:value="170" calcext:value-type="float">
            <text:p>17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11];[$Настройки.$B$2]=&quot;L&quot;;[.I11];[$Настройки.$B$2]=&quot;XL&quot;;[.J11])" office:value-type="float" office:value="2" calcext:value-type="float">
            <text:p>2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11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11]*[.L11]*[.K11]+[.M11]*[.N11]" office:value-type="currency" office:currency="RUB" office:value="267.9" calcext:value-type="currency">
            <text:p>268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3213</text:p>
          </table:table-cell>
          <table:table-cell table:content-validation-name="val91" office:value-type="string" calcext:value-type="string">
            <text:p>Bed arm beam</text:p>
          </table:table-cell>
          <table:table-cell table:content-validation-name="val91" office:value-type="string" calcext:value-type="string">
            <text:p>2020 T-slot</text:p>
          </table:table-cell>
          <table:table-cell table:content-validation-name="val91" office:value-type="float" office:value="320" calcext:value-type="float">
            <text:p>320 мм</text:p>
          </table:table-cell>
          <table:table-cell table:content-validation-name="val91" office:value-type="float" office:value="470" calcext:value-type="float">
            <text:p>470 мм</text:p>
          </table:table-cell>
          <table:table-cell table:content-validation-name="val91" office:value-type="float" office:value="570" calcext:value-type="float">
            <text:p>570 мм</text:p>
          </table:table-cell>
          <table:table-cell table:content-validation-name="val91" table:formula="of:=COM.MICROSOFT.IFS([$Настройки.$B$2]=&quot;M&quot;;[.D12];[$Настройки.$B$2]=&quot;L&quot;;[.E12];[$Настройки.$B$2]=&quot;XL&quot;;[.F12])" office:value-type="float" office:value="320" calcext:value-type="float">
            <text:p>320 мм</text:p>
          </table:table-cell>
          <table:table-cell table:number-columns-repeated="3" table:content-validation-name="val91" office:value-type="float" office:value="3" calcext:value-type="float">
            <text:p>3</text:p>
          </table:table-cell>
          <table:table-cell table:content-validation-name="val91" table:formula="of:=COM.MICROSOFT.IFS([$Настройки.$B$2]=&quot;M&quot;;[.H12];[$Настройки.$B$2]=&quot;L&quot;;[.I12];[$Настройки.$B$2]=&quot;XL&quot;;[.J12])" office:value-type="float" office:value="3" calcext:value-type="float">
            <text:p>3</text:p>
          </table:table-cell>
          <table:table-cell table:content-validation-name="val91" table:formula="of:=0.435" office:value-type="float" office:value="0.435" calcext:value-type="float">
            <text:p>0,435</text:p>
          </table:table-cell>
          <table:table-cell table:content-validation-name="val91" table:formula="of:=[.K12]+1" office:value-type="float" office:value="4" calcext:value-type="float">
            <text:p>4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12]*[.L12]*[.K12]+[.M12]*[.N12]" office:value-type="currency" office:currency="RUB" office:value="577.6" calcext:value-type="currency">
            <text:p>578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_an_serebro/" xlink:type="simple">СЗ</text:a></text:p>
          </table:table-cell>
        </table:table-row>
        <table:table-row table:style-name="ro2">
          <table:table-cell table:content-validation-name="val91" office:value-type="string" calcext:value-type="string">
            <text:p>V9-473</text:p>
          </table:table-cell>
          <table:table-cell table:content-validation-name="val91" office:value-type="string" calcext:value-type="string">
            <text:p>Enclosure top post</text:p>
          </table:table-cell>
          <table:table-cell table:content-validation-name="val91" office:value-type="string" calcext:value-type="string">
            <text:p>2020L.3C T-slot</text:p>
          </table:table-cell>
          <table:table-cell table:number-columns-repeated="3" table:content-validation-name="val91" office:value-type="float" office:value="220" calcext:value-type="float">
            <text:p>220 мм</text:p>
          </table:table-cell>
          <table:table-cell table:content-validation-name="val91" table:formula="of:=COM.MICROSOFT.IFS([$Настройки.$B$2]=&quot;M&quot;;[.D13];[$Настройки.$B$2]=&quot;L&quot;;[.E13];[$Настройки.$B$2]=&quot;XL&quot;;[.F13])" office:value-type="float" office:value="220" calcext:value-type="float">
            <text:p>220 мм</text:p>
          </table:table-cell>
          <table:table-cell table:number-columns-repeated="3" table:content-validation-name="val91" office:value-type="float" office:value="2" calcext:value-type="float">
            <text:p>2</text:p>
          </table:table-cell>
          <table:table-cell table:content-validation-name="val91" table:formula="of:=COM.MICROSOFT.IFS([$Настройки.$B$2]=&quot;M&quot;;[.H13];[$Настройки.$B$2]=&quot;L&quot;;[.I13];[$Настройки.$B$2]=&quot;XL&quot;;[.J13])" office:value-type="float" office:value="2" calcext:value-type="float">
            <text:p>2</text:p>
          </table:table-cell>
          <table:table-cell table:content-validation-name="val91" office:value-type="float" office:value="0.432" calcext:value-type="float">
            <text:p>0,432</text:p>
          </table:table-cell>
          <table:table-cell table:content-validation-name="val91" table:formula="of:=[.K13]+1" office:value-type="float" office:value="3" calcext:value-type="float">
            <text:p>3</text:p>
          </table:table-cell>
          <table:table-cell table:content-validation-name="val91" office:value-type="float" office:value="40" calcext:value-type="float">
            <text:p>40</text:p>
          </table:table-cell>
          <table:table-cell table:content-validation-name="val91" table:formula="of:=[.G13]*[.L13]*[.K13]+[.M13]*[.N13]" office:value-type="currency" office:currency="RUB" office:value="310.08" calcext:value-type="currency">
            <text:p>310 ₽</text:p>
          </table:table-cell>
          <table:table-cell table:content-validation-name="val91" office:value-type="string" calcext:value-type="string">
            <text:p><text:a xlink:href="https://www.soberizavod.ru/catalog/seriya_20_obychnyy_paz_anodirovannyj/profil_konstruktsionnyy_20kh20l_3c_an_serebro/" xlink:type="simple">СЗ</text:a></text:p>
          </table:table-cell>
        </table:table-row>
        <table:table-row table:style-name="ro1" table:number-rows-repeated="11">
          <table:table-cell table:style-name="Default" table:number-columns-repeated="2"/>
          <table:table-cell table:style-name="Default" table:content-validation-name="val92"/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table:content-validation-name="val92"/>
          <table:table-cell table:style-name="Default" table:number-columns-repeated="13"/>
        </table:table-row>
      </table:table>
      <table:table table:name="Проводка" table:style-name="ta1">
        <table:table-column table:style-name="co48" table:default-cell-style-name="ce214"/>
        <table:table-column table:style-name="co49" table:visibility="collapse" table:default-cell-style-name="ce230"/>
        <table:table-column table:style-name="co50" table:visibility="collapse" table:default-cell-style-name="ce230"/>
        <table:table-column table:style-name="co51" table:visibility="collapse" table:default-cell-style-name="ce230"/>
        <table:table-column table:style-name="co52" table:visibility="collapse" table:default-cell-style-name="ce230"/>
        <table:table-column table:style-name="co53" table:visibility="collapse" table:default-cell-style-name="ce230"/>
        <table:table-column table:style-name="co54" table:default-cell-style-name="ce230"/>
        <table:table-column table:style-name="co55" table:visibility="collapse" table:default-cell-style-name="ce230"/>
        <table:table-column table:style-name="co56" table:visibility="collapse" table:default-cell-style-name="ce222"/>
        <table:table-column table:style-name="co57" table:visibility="collapse" table:default-cell-style-name="ce222"/>
        <table:table-column table:style-name="co58" table:default-cell-style-name="ce211"/>
        <table:table-column table:style-name="co59" table:default-cell-style-name="ce230"/>
        <table:table-column table:style-name="co5" table:number-columns-repeated="16372"/>
        <table:table-row table:style-name="ro2">
          <table:table-cell table:style-name="ce224" office:value-type="string" calcext:value-type="string" table:number-columns-spanned="1" table:number-rows-spanned="2">
            <text:p>Наименование</text:p>
          </table:table-cell>
          <table:table-cell table:style-name="ce224" office:value-type="string" calcext:value-type="string" table:number-columns-spanned="3" table:number-rows-spanned="1">
            <text:p>Единиц</text:p>
          </table:table-cell>
          <table:covered-table-cell table:style-name="ce224" office:value-type="string" calcext:value-type="string">
            <text:p>ед. L</text:p>
          </table:covered-table-cell>
          <table:covered-table-cell table:style-name="ce224" office:value-type="string" calcext:value-type="string">
            <text:p>ед. XL</text:p>
          </table:covered-table-cell>
          <table:table-cell table:style-name="ce224" office:value-type="string" calcext:value-type="string" table:number-columns-spanned="1" table:number-rows-spanned="2">
            <text:p>Вкл</text:p>
          </table:table-cell>
          <table:table-cell table:style-name="ce231" office:value-type="string" calcext:value-type="string" table:number-columns-spanned="1" table:number-rows-spanned="2">
            <text:p>Коэфф. запаса</text:p>
          </table:table-cell>
          <table:table-cell table:style-name="ce231" table:content-validation-name="val72" office:value-type="string" calcext:value-type="string" table:number-columns-spanned="1" table:number-rows-spanned="2">
            <text:p>Ед. / Длина</text:p>
          </table:table-cell>
          <table:table-cell table:style-name="ce204" office:value-type="string" calcext:value-type="string" table:number-columns-spanned="1" table:number-rows-spanned="2">
            <text:p>Коэфф. курса</text:p>
          </table:table-cell>
          <table:table-cell table:style-name="ce235" office:value-type="string" calcext:value-type="string" table:number-columns-spanned="3" table:number-rows-spanned="1">
            <text:p>Цена</text:p>
          </table:table-cell>
          <table:covered-table-cell table:style-name="ce235" table:content-validation-name="val73" office:value-type="string" calcext:value-type="string">
            <text:p>Цена ед.</text:p>
          </table:covered-table-cell>
          <table:covered-table-cell table:style-name="ce240" table:content-validation-name="val74" office:value-type="string" calcext:value-type="string">
            <text:p>Цена итого</text:p>
          </table:covered-table-cell>
          <table:table-cell table:style-name="ce224" table:content-validation-name="val75" office:value-type="string" calcext:value-type="string" table:number-columns-spanned="1" table:number-rows-spanned="2">
            <text:p>Ссылки</text:p>
          </table:table-cell>
          <table:table-cell table:style-name="ce214" table:number-columns-repeated="16372"/>
        </table:table-row>
        <table:table-row table:style-name="ro1">
          <table:covered-table-cell table:style-name="ce224"/>
          <table:table-cell table:style-name="ce224" office:value-type="string" calcext:value-type="string">
            <text:p>M</text:p>
          </table:table-cell>
          <table:table-cell table:style-name="ce224" office:value-type="string" calcext:value-type="string">
            <text:p>L</text:p>
          </table:table-cell>
          <table:table-cell table:style-name="ce224" office:value-type="string" calcext:value-type="string">
            <text:p>XL</text:p>
          </table:table-cell>
          <table:covered-table-cell table:number-columns-repeated="2" table:style-name="ce224"/>
          <table:covered-table-cell table:style-name="ce224" table:content-validation-name="val72"/>
          <table:covered-table-cell table:style-name="ce224"/>
          <table:table-cell table:style-name="ce237" office:value-type="string" calcext:value-type="string">
            <text:p>Ед. баз.</text:p>
          </table:table-cell>
          <table:table-cell table:style-name="ce237" office:value-type="string" calcext:value-type="string">
            <text:p>Ед. корр.</text:p>
          </table:table-cell>
          <table:table-cell table:style-name="ce240" table:content-validation-name="val74" office:value-type="string" calcext:value-type="string">
            <text:p>Итого</text:p>
          </table:table-cell>
          <table:covered-table-cell table:style-name="ce224" table:content-validation-name="val75"/>
          <table:table-cell table:style-name="ce214" table:number-columns-repeated="16372"/>
        </table:table-row>
        <table:table-row table:style-name="ro1">
          <table:table-cell table:style-name="ce224" office:value-type="string" calcext:value-type="string" table:number-columns-spanned="12" table:number-rows-spanned="1">
            <text:p>Провода</text:p>
          </table:table-cell>
          <table:covered-table-cell table:number-columns-repeated="5" table:style-name="ce224"/>
          <table:covered-table-cell table:style-name="ce224" table:content-validation-name="val72"/>
          <table:covered-table-cell table:style-name="ce224"/>
          <table:covered-table-cell table:number-columns-repeated="2" table:style-name="ce237"/>
          <table:covered-table-cell table:style-name="ce240" table:content-validation-name="val74"/>
          <table:covered-table-cell table:style-name="ce224" table:content-validation-name="val75"/>
          <table:table-cell table:style-name="ce214" table:number-columns-repeated="16372"/>
        </table:table-row>
        <table:table-row table:style-name="ro2">
          <table:table-cell table:style-name="ce226" table:content-validation-name="val93" office:value-type="string" calcext:value-type="string">
            <text:p>Кабель гибкий 26AWG 20C</text:p>
          </table:table-cell>
          <table:table-cell table:style-name="ce229" office:value-type="float" office:value="2600" calcext:value-type="float">
            <text:p>2600</text:p>
          </table:table-cell>
          <table:table-cell table:style-name="ce229" office:value-type="float" office:value="3200" calcext:value-type="float">
            <text:p>3200</text:p>
          </table:table-cell>
          <table:table-cell table:style-name="ce229" table:formula="of:=[.C4]+400" office:value-type="float" office:value="3600" calcext:value-type="float">
            <text:p>3600</text:p>
          </table:table-cell>
          <table:table-cell table:style-name="ce229" table:formula="of:=IF([Настройки.$B$7]=&quot;Fly MiniAB&quot;;1;0)" office:value-type="float" office:value="1" calcext:value-type="float">
            <text:p>1</text:p>
          </table:table-cell>
          <table:table-cell table:style-name="ce228" table:formula="of:=1+[$Настройки.$B$20]" office:value-type="percentage" office:value="1.3" calcext:value-type="percentage">
            <text:p>130,00%</text:p>
          </table:table-cell>
          <table:table-cell table:style-name="ce229" table:content-validation-name="val72" table:formula="of:=ROUNDUP(COM.MICROSOFT.IFS([$Настройки.$B$2]=&quot;M&quot;;[.B4];[$Настройки.$B$2]=&quot;L&quot;;[.C4];[$Настройки.$B$2]=&quot;XL&quot;;[.D4])*[.F4]*[.E4];-3)" office:value-type="float" office:value="4000" calcext:value-type="float">
            <text:p>4000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(314+94)/1000" office:value-type="currency" office:currency="RUB" office:value="0.408" calcext:value-type="currency">
            <text:p>0,41 ₽</text:p>
          </table:table-cell>
          <table:table-cell table:style-name="ce233" table:formula="of:=[.I4]*[.H4]" office:value-type="currency" office:currency="RUB" office:value="0.408" calcext:value-type="currency">
            <text:p>0,41 ₽</text:p>
          </table:table-cell>
          <table:table-cell table:style-name="ce236" table:content-validation-name="val74" table:formula="of:=[.J4]*[.G4]" office:value-type="currency" office:currency="RUB" office:value="1632" calcext:value-type="currency">
            <text:p>1 632 ₽</text:p>
          </table:table-cell>
          <table:table-cell table:style-name="ce225" table:content-validation-name="val75" office:value-type="string" calcext:value-type="string">
            <text:p><text:a xlink:href="https://alli.pub/76jz4z?erid=2SDnjcGRZzC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4" office:value-type="string" calcext:value-type="string">
            <text:p>Провод многожильный 26AWG</text:p>
          </table:table-cell>
          <table:table-cell table:style-name="ce229" office:value-type="float" office:value="11900" calcext:value-type="float">
            <text:p>11900</text:p>
          </table:table-cell>
          <table:table-cell table:style-name="ce229" office:value-type="float" office:value="13000" calcext:value-type="float">
            <text:p>13000</text:p>
          </table:table-cell>
          <table:table-cell table:style-name="ce229" office:value-type="float" office:value="14500" calcext:value-type="float">
            <text:p>14500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0]" office:value-type="percentage" office:value="1.3" calcext:value-type="percentage">
            <text:p>130,00%</text:p>
          </table:table-cell>
          <table:table-cell table:style-name="ce229" table:content-validation-name="val72" table:formula="of:=ROUNDUP(COM.MICROSOFT.IFS([$Настройки.$B$2]=&quot;M&quot;;[.B5];[$Настройки.$B$2]=&quot;L&quot;;[.C5];[$Настройки.$B$2]=&quot;XL&quot;;[.D5])*[.F5]*[.E5];-3)" office:value-type="float" office:value="16000" calcext:value-type="float">
            <text:p>16000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29/1000" office:value-type="currency" office:currency="RUB" office:value="0.029" calcext:value-type="currency">
            <text:p>0,03 ₽</text:p>
          </table:table-cell>
          <table:table-cell table:style-name="ce233" table:formula="of:=[.I5]*[.H5]" office:value-type="currency" office:currency="RUB" office:value="0.029" calcext:value-type="currency">
            <text:p>0,03 ₽</text:p>
          </table:table-cell>
          <table:table-cell table:style-name="ce236" table:content-validation-name="val74" table:formula="of:=[.J5]*[.G5]" office:value-type="currency" office:currency="RUB" office:value="464" calcext:value-type="currency">
            <text:p>464 ₽</text:p>
          </table:table-cell>
          <table:table-cell table:style-name="ce225" table:content-validation-name="val75" office:value-type="string" calcext:value-type="string">
            <text:p><text:a xlink:href="https://alli.pub/76kpnb?erid=2SDnjcNMrkL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5" office:value-type="string" calcext:value-type="string">
            <text:p>Провод многожильный 20AWG</text:p>
          </table:table-cell>
          <table:table-cell table:style-name="ce229" office:value-type="float" office:value="4000" calcext:value-type="float">
            <text:p>4000</text:p>
          </table:table-cell>
          <table:table-cell table:style-name="ce229" table:formula="of:=[.B6]+500" office:value-type="float" office:value="4500" calcext:value-type="float">
            <text:p>4500</text:p>
          </table:table-cell>
          <table:table-cell table:style-name="ce229" table:formula="of:=[.C6]+600" office:value-type="float" office:value="5100" calcext:value-type="float">
            <text:p>5100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0]" office:value-type="percentage" office:value="1.3" calcext:value-type="percentage">
            <text:p>130,00%</text:p>
          </table:table-cell>
          <table:table-cell table:style-name="ce229" table:content-validation-name="val72" table:formula="of:=ROUNDUP(COM.MICROSOFT.IFS([$Настройки.$B$2]=&quot;M&quot;;[.B6];[$Настройки.$B$2]=&quot;L&quot;;[.C6];[$Настройки.$B$2]=&quot;XL&quot;;[.D6])*[.F6]*[.E6];-3)" office:value-type="float" office:value="6000" calcext:value-type="float">
            <text:p>6000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40/1000" office:value-type="currency" office:currency="RUB" office:value="0.04" calcext:value-type="currency">
            <text:p>0,04 ₽</text:p>
          </table:table-cell>
          <table:table-cell table:style-name="ce233" table:formula="of:=[.I6]*[.H6]" office:value-type="currency" office:currency="RUB" office:value="0.04" calcext:value-type="currency">
            <text:p>0,04 ₽</text:p>
          </table:table-cell>
          <table:table-cell table:style-name="ce236" table:content-validation-name="val74" table:formula="of:=[.J6]*[.G6]" office:value-type="currency" office:currency="RUB" office:value="240" calcext:value-type="currency">
            <text:p>240 ₽</text:p>
          </table:table-cell>
          <table:table-cell table:style-name="ce225" table:content-validation-name="val75" office:value-type="string" calcext:value-type="string">
            <text:p><text:a xlink:href="https://alli.pub/76kpnb?erid=2SDnjcNMrkL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6" office:value-type="string" calcext:value-type="string">
            <text:p>Провод USB type-A - type-C 500мм</text:p>
          </table:table-cell>
          <table:table-cell table:number-columns-repeated="4" table:style-name="ce229" office:value-type="float" office:value="1" calcext:value-type="float">
            <text:p>1</text:p>
          </table:table-cell>
          <table:table-cell table:style-name="ce228" table:formula="of:=1+[$Настройки.$B$20]" office:value-type="percentage" office:value="1.3" calcext:value-type="percentage">
            <text:p>130,00%</text:p>
          </table:table-cell>
          <table:table-cell table:style-name="ce229" table:content-validation-name="val72" table:formula="of:=COM.MICROSOFT.IFS([$Настройки.$B$2]=&quot;M&quot;;[.B7];[$Настройки.$B$2]=&quot;L&quot;;[.C7];[$Настройки.$B$2]=&quot;XL&quot;;[.D7])*[.E7]" office:value-type="float" office:value="1" calcext:value-type="float">
            <text:p>1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office:value-type="currency" office:currency="RUB" office:value="346" calcext:value-type="currency">
            <text:p>346,00 ₽</text:p>
          </table:table-cell>
          <table:table-cell table:style-name="ce233" table:formula="of:=[.I7]*[.H7]" office:value-type="currency" office:currency="RUB" office:value="346" calcext:value-type="currency">
            <text:p>346,00 ₽</text:p>
          </table:table-cell>
          <table:table-cell table:style-name="ce236" table:content-validation-name="val74" table:formula="of:=[.J7]*[.G7]" office:value-type="currency" office:currency="RUB" office:value="346" calcext:value-type="currency">
            <text:p>346 ₽</text:p>
          </table:table-cell>
          <table:table-cell table:style-name="ce225" table:content-validation-name="val75" office:value-type="string" calcext:value-type="string">
            <text:p><text:a xlink:href="https://alli.pub/76kpks?erid=2SDnjeLWZxx" xlink:type="simple">Ali</text:a></text:p>
          </table:table-cell>
          <table:table-cell table:style-name="ce214" table:number-columns-repeated="16372"/>
        </table:table-row>
        <table:table-row table:style-name="ro1">
          <table:table-cell table:style-name="ce224" office:value-type="string" calcext:value-type="string" table:number-columns-spanned="12" table:number-rows-spanned="1">
            <text:p>Разъёмы</text:p>
          </table:table-cell>
          <table:covered-table-cell table:number-columns-repeated="5" table:style-name="ce224"/>
          <table:covered-table-cell table:style-name="ce224" table:content-validation-name="val72"/>
          <table:covered-table-cell table:style-name="ce224"/>
          <table:covered-table-cell table:number-columns-repeated="2" table:style-name="ce237"/>
          <table:covered-table-cell table:style-name="ce240" table:content-validation-name="val74"/>
          <table:covered-table-cell table:style-name="ce224" table:content-validation-name="val75"/>
          <table:table-cell table:style-name="ce214" table:number-columns-repeated="16372"/>
        </table:table-row>
        <table:table-row table:style-name="ro2">
          <table:table-cell table:style-name="ce226" table:content-validation-name="val97" office:value-type="string" calcext:value-type="string">
            <text:p>xh2.54 2-pin</text:p>
          </table:table-cell>
          <table:table-cell table:number-columns-repeated="3" table:style-name="ce229" office:value-type="float" office:value="6" calcext:value-type="float">
            <text:p>6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9];[$Настройки.$B$2]=&quot;L&quot;;[.C9];[$Настройки.$B$2]=&quot;XL&quot;;[.D9])*[.F9];0)*[.E9]" office:value-type="float" office:value="7" calcext:value-type="float">
            <text:p>7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64/50" office:value-type="currency" office:currency="RUB" office:value="1.28" calcext:value-type="currency">
            <text:p>1,28 ₽</text:p>
          </table:table-cell>
          <table:table-cell table:style-name="ce233" table:formula="of:=[.I9]*[.H9]" office:value-type="currency" office:currency="RUB" office:value="1.28" calcext:value-type="currency">
            <text:p>1,28 ₽</text:p>
          </table:table-cell>
          <table:table-cell table:style-name="ce236" table:content-validation-name="val74" table:formula="of:=[.J9]*[.G9]" office:value-type="currency" office:currency="RUB" office:value="8.96" calcext:value-type="currency">
            <text:p>9 ₽</text:p>
          </table:table-cell>
          <table:table-cell table:style-name="ce225" table:content-validation-name="val75" office:value-type="string" calcext:value-type="string">
            <text:p><text:a xlink:href="https://alli.pub/76ks21?erid=2SDnjefuTjz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7" office:value-type="string" calcext:value-type="string">
            <text:p>xh2.54 3-pin</text:p>
          </table:table-cell>
          <table:table-cell table:number-columns-repeated="3" table:style-name="ce229" office:value-type="float" office:value="4" calcext:value-type="float">
            <text:p>4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0];[$Настройки.$B$2]=&quot;L&quot;;[.C10];[$Настройки.$B$2]=&quot;XL&quot;;[.D10])*[.F10];0)*[.E10]" office:value-type="float" office:value="5" calcext:value-type="float">
            <text:p>5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61/50" office:value-type="currency" office:currency="RUB" office:value="1.22" calcext:value-type="currency">
            <text:p>1,22 ₽</text:p>
          </table:table-cell>
          <table:table-cell table:style-name="ce233" table:formula="of:=[.I10]*[.H10]" office:value-type="currency" office:currency="RUB" office:value="1.22" calcext:value-type="currency">
            <text:p>1,22 ₽</text:p>
          </table:table-cell>
          <table:table-cell table:style-name="ce236" table:content-validation-name="val74" table:formula="of:=[.J10]*[.G10]" office:value-type="currency" office:currency="RUB" office:value="6.1" calcext:value-type="currency">
            <text:p>6 ₽</text:p>
          </table:table-cell>
          <table:table-cell table:style-name="ce225" table:content-validation-name="val75" office:value-type="string" calcext:value-type="string">
            <text:p><text:a xlink:href="https://alli.pub/76ks21?erid=2SDnjefuTjz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7" office:value-type="string" calcext:value-type="string">
            <text:p>xh2.54 4-pin</text:p>
          </table:table-cell>
          <table:table-cell table:number-columns-repeated="3" table:style-name="ce229" office:value-type="float" office:value="7" calcext:value-type="float">
            <text:p>7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1];[$Настройки.$B$2]=&quot;L&quot;;[.C11];[$Настройки.$B$2]=&quot;XL&quot;;[.D11])*[.F11];0)*[.E11]" office:value-type="float" office:value="8" calcext:value-type="float">
            <text:p>8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67/50" office:value-type="currency" office:currency="RUB" office:value="1.34" calcext:value-type="currency">
            <text:p>1,34 ₽</text:p>
          </table:table-cell>
          <table:table-cell table:style-name="ce233" table:formula="of:=[.I11]*[.H11]" office:value-type="currency" office:currency="RUB" office:value="1.34" calcext:value-type="currency">
            <text:p>1,34 ₽</text:p>
          </table:table-cell>
          <table:table-cell table:style-name="ce236" table:content-validation-name="val74" table:formula="of:=[.J11]*[.G11]" office:value-type="currency" office:currency="RUB" office:value="10.72" calcext:value-type="currency">
            <text:p>11 ₽</text:p>
          </table:table-cell>
          <table:table-cell table:style-name="ce225" table:content-validation-name="val75" office:value-type="string" calcext:value-type="string">
            <text:p><text:a xlink:href="https://alli.pub/76ks21?erid=2SDnjefuTjz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7" office:value-type="string" calcext:value-type="string">
            <text:p>xh2.54 5-pin</text:p>
          </table:table-cell>
          <table:table-cell table:number-columns-repeated="4"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2];[$Настройки.$B$2]=&quot;L&quot;;[.C12];[$Настройки.$B$2]=&quot;XL&quot;;[.D12])*[.F12];0)*[.E12]" office:value-type="float" office:value="2" calcext:value-type="float">
            <text:p>2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74/50" office:value-type="currency" office:currency="RUB" office:value="1.48" calcext:value-type="currency">
            <text:p>1,48 ₽</text:p>
          </table:table-cell>
          <table:table-cell table:style-name="ce233" table:formula="of:=[.I12]*[.H12]" office:value-type="currency" office:currency="RUB" office:value="1.48" calcext:value-type="currency">
            <text:p>1,48 ₽</text:p>
          </table:table-cell>
          <table:table-cell table:style-name="ce236" table:content-validation-name="val74" table:formula="of:=[.J12]*[.G12]" office:value-type="currency" office:currency="RUB" office:value="2.96" calcext:value-type="currency">
            <text:p>3 ₽</text:p>
          </table:table-cell>
          <table:table-cell table:style-name="ce225" table:content-validation-name="val75" office:value-type="string" calcext:value-type="string">
            <text:p><text:a xlink:href="https://alli.pub/76ks21?erid=2SDnjefuTjz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7" office:value-type="string" calcext:value-type="string">
            <text:p>Пины для xh2.54 100шт</text:p>
          </table:table-cell>
          <table:table-cell table:style-name="ce229" table:formula="of:=ROUNDUP([.B9]*2+[.B10]*3+[.B11]*4+[.B12]*5;-2)/100" office:value-type="float" office:value="1" calcext:value-type="float">
            <text:p>1</text:p>
          </table:table-cell>
          <table:table-cell table:style-name="ce229" table:formula="of:=ROUNDUP([.C9]*2+[.C10]*3+[.C11]*4+[.C12]*5;-2)/100" office:value-type="float" office:value="1" calcext:value-type="float">
            <text:p>1</text:p>
          </table:table-cell>
          <table:table-cell table:style-name="ce229" table:formula="of:=ROUNDUP([.D9]*2+[.D10]*3+[.D11]*4+[.D12]*5;-2)/100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3];[$Настройки.$B$2]=&quot;L&quot;;[.C13];[$Настройки.$B$2]=&quot;XL&quot;;[.D13])*[.F13];0)*[.E13]" office:value-type="float" office:value="2" calcext:value-type="float">
            <text:p>2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office:value-type="currency" office:currency="RUB" office:value="77" calcext:value-type="currency">
            <text:p>77,00 ₽</text:p>
          </table:table-cell>
          <table:table-cell table:style-name="ce233" table:formula="of:=[.I13]*[.H13]" office:value-type="currency" office:currency="RUB" office:value="77" calcext:value-type="currency">
            <text:p>77,00 ₽</text:p>
          </table:table-cell>
          <table:table-cell table:style-name="ce236" table:content-validation-name="val74" table:formula="of:=[.J13]*[.G13]" office:value-type="currency" office:currency="RUB" office:value="154" calcext:value-type="currency">
            <text:p>154 ₽</text:p>
          </table:table-cell>
          <table:table-cell table:style-name="ce225" table:content-validation-name="val75" office:value-type="string" calcext:value-type="string">
            <text:p><text:a xlink:href="https://alli.pub/76ks21?erid=2SDnjefuTjz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8" office:value-type="string" calcext:value-type="string">
            <text:p>ph2.0 2-pin</text:p>
          </table:table-cell>
          <table:table-cell table:number-columns-repeated="3" table:style-name="ce229" office:value-type="float" office:value="4" calcext:value-type="float">
            <text:p>4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4];[$Настройки.$B$2]=&quot;L&quot;;[.C14];[$Настройки.$B$2]=&quot;XL&quot;;[.D14])*[.F14];0)*[.E14]" office:value-type="float" office:value="5" calcext:value-type="float">
            <text:p>5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(34+19)/50" office:value-type="currency" office:currency="RUB" office:value="1.06" calcext:value-type="currency">
            <text:p>1,06 ₽</text:p>
          </table:table-cell>
          <table:table-cell table:style-name="ce233" table:formula="of:=[.I14]*[.H14]" office:value-type="currency" office:currency="RUB" office:value="1.06" calcext:value-type="currency">
            <text:p>1,06 ₽</text:p>
          </table:table-cell>
          <table:table-cell table:style-name="ce236" table:content-validation-name="val74" table:formula="of:=[.J14]*[.G14]" office:value-type="currency" office:currency="RUB" office:value="5.3" calcext:value-type="currency">
            <text:p>5 ₽</text:p>
          </table:table-cell>
          <table:table-cell table:style-name="ce225" table:content-validation-name="val75" office:value-type="string" calcext:value-type="string">
            <text:p><text:a xlink:href="https://alli.pub/76ksd4?erid=2SDnjehQTU8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8" office:value-type="string" calcext:value-type="string">
            <text:p>ph2.0 3-pin</text:p>
          </table:table-cell>
          <table:table-cell table:number-columns-repeated="3"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5];[$Настройки.$B$2]=&quot;L&quot;;[.C15];[$Настройки.$B$2]=&quot;XL&quot;;[.D15])*[.F15];0)*[.E15]" office:value-type="float" office:value="3" calcext:value-type="float">
            <text:p>3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(36+19)/50" office:value-type="currency" office:currency="RUB" office:value="1.1" calcext:value-type="currency">
            <text:p>1,10 ₽</text:p>
          </table:table-cell>
          <table:table-cell table:style-name="ce233" table:formula="of:=[.I15]*[.H15]" office:value-type="currency" office:currency="RUB" office:value="1.1" calcext:value-type="currency">
            <text:p>1,10 ₽</text:p>
          </table:table-cell>
          <table:table-cell table:style-name="ce236" table:content-validation-name="val74" table:formula="of:=[.J15]*[.G15]" office:value-type="currency" office:currency="RUB" office:value="3.3" calcext:value-type="currency">
            <text:p>3 ₽</text:p>
          </table:table-cell>
          <table:table-cell table:style-name="ce225" table:content-validation-name="val75" office:value-type="string" calcext:value-type="string">
            <text:p><text:a xlink:href="https://alli.pub/76ksd4?erid=2SDnjehQTU8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8" office:value-type="string" calcext:value-type="string">
            <text:p>ph2.0 4-pin</text:p>
          </table:table-cell>
          <table:table-cell table:number-columns-repeated="3"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6];[$Настройки.$B$2]=&quot;L&quot;;[.C16];[$Настройки.$B$2]=&quot;XL&quot;;[.D16])*[.F16];0)*[.E16]" office:value-type="float" office:value="3" calcext:value-type="float">
            <text:p>3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(39+19)/50" office:value-type="currency" office:currency="RUB" office:value="1.16" calcext:value-type="currency">
            <text:p>1,16 ₽</text:p>
          </table:table-cell>
          <table:table-cell table:style-name="ce233" table:formula="of:=[.I16]*[.H16]" office:value-type="currency" office:currency="RUB" office:value="1.16" calcext:value-type="currency">
            <text:p>1,16 ₽</text:p>
          </table:table-cell>
          <table:table-cell table:style-name="ce236" table:content-validation-name="val74" table:formula="of:=[.J16]*[.G16]" office:value-type="currency" office:currency="RUB" office:value="3.48" calcext:value-type="currency">
            <text:p>3 ₽</text:p>
          </table:table-cell>
          <table:table-cell table:style-name="ce225" table:content-validation-name="val75" office:value-type="string" calcext:value-type="string">
            <text:p><text:a xlink:href="https://alli.pub/76ksd4?erid=2SDnjehQTU8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8" office:value-type="string" calcext:value-type="string">
            <text:p>Пины для ph2.0 100шт</text:p>
          </table:table-cell>
          <table:table-cell table:style-name="ce229" table:formula="of:=ROUNDUP([.B13]*2+[.B14]*3+[.B15]*4+[.B16]*5;-2)/100" office:value-type="float" office:value="1" calcext:value-type="float">
            <text:p>1</text:p>
          </table:table-cell>
          <table:table-cell table:style-name="ce229" table:formula="of:=ROUNDUP([.C13]*2+[.C14]*3+[.C15]*4+[.C16]*5;-2)/100" office:value-type="float" office:value="1" calcext:value-type="float">
            <text:p>1</text:p>
          </table:table-cell>
          <table:table-cell table:style-name="ce229" table:formula="of:=ROUNDUP([.D13]*2+[.D14]*3+[.D15]*4+[.D16]*5;-2)/100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7];[$Настройки.$B$2]=&quot;L&quot;;[.C17];[$Настройки.$B$2]=&quot;XL&quot;;[.D17])*[.F17];0)*[.E17]" office:value-type="float" office:value="2" calcext:value-type="float">
            <text:p>2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office:value-type="currency" office:currency="RUB" office:value="116" calcext:value-type="currency">
            <text:p>116,00 ₽</text:p>
          </table:table-cell>
          <table:table-cell table:style-name="ce233" table:formula="of:=[.I17]*[.H17]" office:value-type="currency" office:currency="RUB" office:value="116" calcext:value-type="currency">
            <text:p>116,00 ₽</text:p>
          </table:table-cell>
          <table:table-cell table:style-name="ce236" table:content-validation-name="val74" table:formula="of:=[.J17]*[.G17]" office:value-type="currency" office:currency="RUB" office:value="232" calcext:value-type="currency">
            <text:p>232 ₽</text:p>
          </table:table-cell>
          <table:table-cell table:style-name="ce225" table:content-validation-name="val75" office:value-type="string" calcext:value-type="string">
            <text:p><text:a xlink:href="https://alli.pub/76ksby?erid=2SDnjeKAeEx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99" office:value-type="string" calcext:value-type="string">
            <text:p>Пины 43030 для Micro-Fit 50шт</text:p>
          </table:table-cell>
          <table:table-cell table:number-columns-repeated="3" table:style-name="ce229" office:value-type="float" office:value="1" calcext:value-type="float">
            <text:p>1</text:p>
          </table:table-cell>
          <table:table-cell table:style-name="ce229" table:formula="of:=IF([$Настройки.B7]=&quot;Fly MiniAB&quot;;1;0)" office:value-type="float" office:value="1" calcext:value-type="float">
            <text:p>1</text:p>
          </table:table-cell>
          <table:table-cell table:style-name="ce228" table:formula="of:=1+[$Настройки.$B$21]" office:value-type="percentage" office:value="1.1" calcext:value-type="percentage">
            <text:p>110,00%</text:p>
          </table:table-cell>
          <table:table-cell table:style-name="ce229" table:content-validation-name="val72" table:formula="of:=ROUNDUP(COM.MICROSOFT.IFS([$Настройки.$B$2]=&quot;M&quot;;[.B18];[$Настройки.$B$2]=&quot;L&quot;;[.C18];[$Настройки.$B$2]=&quot;XL&quot;;[.D18])*[.F18];0)*[.E18]" office:value-type="float" office:value="2" calcext:value-type="float">
            <text:p>2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table:formula="of:=139+78" office:value-type="currency" office:currency="RUB" office:value="217" calcext:value-type="currency">
            <text:p>217,00 ₽</text:p>
          </table:table-cell>
          <table:table-cell table:style-name="ce233" table:formula="of:=[.I18]*[.H18]" office:value-type="currency" office:currency="RUB" office:value="217" calcext:value-type="currency">
            <text:p>217,00 ₽</text:p>
          </table:table-cell>
          <table:table-cell table:style-name="ce236" table:content-validation-name="val74" table:formula="of:=[.J18]*[.G18]" office:value-type="currency" office:currency="RUB" office:value="434" calcext:value-type="currency">
            <text:p>434 ₽</text:p>
          </table:table-cell>
          <table:table-cell table:style-name="ce225" table:content-validation-name="val75" office:value-type="string" calcext:value-type="string">
            <text:p><text:a xlink:href="https://alli.pub/76krzp?erid=2SDnjbtJp2Q" xlink:type="simple">Ali</text:a></text:p>
          </table:table-cell>
          <table:table-cell table:style-name="ce214" table:number-columns-repeated="16372"/>
        </table:table-row>
        <table:table-row table:style-name="ro2">
          <table:table-cell table:style-name="ce226" table:content-validation-name="val100" office:value-type="string" calcext:value-type="string">
            <text:p>Розетка 220в 15А</text:p>
          </table:table-cell>
          <table:table-cell table:number-columns-repeated="4" table:style-name="ce229" office:value-type="float" office:value="1" calcext:value-type="float">
            <text:p>1</text:p>
          </table:table-cell>
          <table:table-cell table:style-name="ce228" office:value-type="percentage" office:value="1" calcext:value-type="percentage">
            <text:p>100,00%</text:p>
          </table:table-cell>
          <table:table-cell table:style-name="ce229" table:content-validation-name="val72" table:formula="of:=ROUNDUP(COM.MICROSOFT.IFS([$Настройки.$B$2]=&quot;M&quot;;[.B19];[$Настройки.$B$2]=&quot;L&quot;;[.C19];[$Настройки.$B$2]=&quot;XL&quot;;[.D19])*[.F19];0)*[.E19]" office:value-type="float" office:value="1" calcext:value-type="float">
            <text:p>1</text:p>
          </table:table-cell>
          <table:table-cell table:style-name="ce229" table:formula="of:=[$Настройки.$B$23]/[$Константы.$B$1]" office:value-type="float" office:value="1" calcext:value-type="float">
            <text:p>1</text:p>
          </table:table-cell>
          <table:table-cell table:style-name="ce233" office:value-type="currency" office:currency="RUB" office:value="155" calcext:value-type="currency">
            <text:p>155,00 ₽</text:p>
          </table:table-cell>
          <table:table-cell table:style-name="ce233" table:formula="of:=[.I19]*[.H19]" office:value-type="currency" office:currency="RUB" office:value="155" calcext:value-type="currency">
            <text:p>155,00 ₽</text:p>
          </table:table-cell>
          <table:table-cell table:style-name="ce236" table:content-validation-name="val74" table:formula="of:=[.J19]*[.G19]" office:value-type="currency" office:currency="RUB" office:value="155" calcext:value-type="currency">
            <text:p>155 ₽</text:p>
          </table:table-cell>
          <table:table-cell table:style-name="ce225" table:content-validation-name="val75" office:value-type="string" calcext:value-type="string">
            <text:p><text:a xlink:href="https://alli.pub/76kseo?erid=2SDnjcGZyBJ" xlink:type="simple">Ali</text:a></text:p>
          </table:table-cell>
          <table:table-cell table:style-name="ce214" table:number-columns-repeated="16372"/>
        </table:table-row>
        <table:table-row table:style-name="ro1" table:number-rows-repeated="1048556">
          <table:table-cell table:number-columns-repeated="6"/>
          <table:table-cell table:content-validation-name="val72"/>
          <table:table-cell table:number-columns-repeated="3"/>
          <table:table-cell table:content-validation-name="val74"/>
          <table:table-cell table:content-validation-name="val75"/>
          <table:table-cell table:style-name="ce214" table:number-columns-repeated="16372"/>
        </table:table-row>
        <table:table-row table:style-name="ro1">
          <table:table-cell table:number-columns-repeated="6"/>
          <table:table-cell table:content-validation-name="val72"/>
          <table:table-cell table:number-columns-repeated="3"/>
          <table:table-cell table:content-validation-name="val74"/>
          <table:table-cell table:content-validation-name="val75"/>
          <table:table-cell table:style-name="ce214" table:number-columns-repeated="16372"/>
        </table:table-row>
      </table:table>
      <table:table table:name="Зашивка" table:style-name="ta1">
        <table:table-column table:style-name="co11" table:default-cell-style-name="Default"/>
        <table:table-column table:style-name="co60" table:default-cell-style-name="Default"/>
        <table:table-column table:style-name="co61" table:default-cell-style-name="ce73"/>
        <table:table-column table:style-name="co5" table:visibility="collapse" table:default-cell-style-name="ce73"/>
        <table:table-column table:style-name="co5" table:default-cell-style-name="ce73"/>
        <table:table-column table:style-name="co5" table:visibility="collapse" table:number-columns-repeated="3" table:default-cell-style-name="ce73"/>
        <table:table-column table:style-name="co5" table:number-columns-repeated="3" table:default-cell-style-name="ce73"/>
        <table:table-row table:style-name="ro1">
          <table:table-cell table:style-name="ce218" office:value-type="string" calcext:value-type="string">
            <text:p>Обозначение</text:p>
          </table:table-cell>
          <table:table-cell table:style-name="ce218" office:value-type="string" calcext:value-type="string">
            <text:p>Наименование</text:p>
          </table:table-cell>
          <table:table-cell table:style-name="ce192" table:content-validation-name="val101" office:value-type="string" calcext:value-type="string">
            <text:p>Материал</text:p>
          </table:table-cell>
          <table:table-cell table:style-name="ce192" office:value-type="string" calcext:value-type="string">
            <text:p>Вкл.</text:p>
          </table:table-cell>
          <table:table-cell table:style-name="ce192" office:value-type="string" calcext:value-type="string">
            <text:p>Кол-во</text:p>
          </table:table-cell>
          <table:table-cell table:style-name="ce192" office:value-type="string" calcext:value-type="string">
            <text:p>Цена М</text:p>
          </table:table-cell>
          <table:table-cell table:style-name="ce192" office:value-type="string" calcext:value-type="string">
            <text:p>Цена L</text:p>
          </table:table-cell>
          <table:table-cell table:style-name="ce192" office:value-type="string" calcext:value-type="string">
            <text:p>Цена XL</text:p>
          </table:table-cell>
          <table:table-cell table:style-name="ce192" table:content-validation-name="val102" office:value-type="string" calcext:value-type="string">
            <text:p>Цена ед.</text:p>
          </table:table-cell>
          <table:table-cell table:style-name="ce192" office:value-type="string" calcext:value-type="string">
            <text:p>Цена итого</text:p>
          </table:table-cell>
          <table:table-cell table:style-name="ce192" office:value-type="string" calcext:value-type="string">
            <text:p>Ссылка</text:p>
          </table:table-cell>
        </table:table-row>
        <table:table-row table:style-name="ro1">
          <table:table-cell table:style-name="ce81" office:value-type="string" calcext:value-type="string" table:number-columns-spanned="11" table:number-rows-spanned="1">
            <text:p>Основные несущие панели</text:p>
          </table:table-cell>
          <table:covered-table-cell table:style-name="ce109"/>
          <table:covered-table-cell table:style-name="ce71" table:content-validation-name="val101"/>
          <table:covered-table-cell table:number-columns-repeated="5" table:style-name="ce71"/>
          <table:covered-table-cell table:style-name="ce71" table:content-validation-name="val102"/>
          <table:covered-table-cell table:number-columns-repeated="2" table:style-name="ce71"/>
        </table:table-row>
        <table:table-row table:style-name="ro2">
          <table:table-cell table:style-name="ce62" office:value-type="string" calcext:value-type="string">
            <text:p>V9-421</text:p>
          </table:table-cell>
          <table:table-cell table:style-name="ce62" office:value-type="string" calcext:value-type="string">
            <text:p>Enclosure middle panel</text:p>
          </table:table-cell>
          <table:table-cell table:style-name="ce216" table:content-validation-name="val101" office:value-type="string" calcext:value-type="string">
            <text:p>АКП 4(±10%)мм</text:p>
          </table:table-cell>
          <table:table-cell table:style-name="ce216" table:formula="of:=IF([$Настройки.$B$5]=&quot;АКП + ПК&quot;;1;0)" office:value-type="float" office:value="1" calcext:value-type="float">
            <text:p>1</text:p>
          </table:table-cell>
          <table:table-cell table:style-name="ce216" table:formula="of:=[.D3]" office:value-type="float" office:value="1" calcext:value-type="float">
            <text:p>1</text:p>
          </table:table-cell>
          <table:table-cell table:style-name="ce216" office:value-type="float" office:value="3050" calcext:value-type="float">
            <text:p>3050</text:p>
          </table:table-cell>
          <table:table-cell table:style-name="ce216" office:value-type="float" office:value="4170" calcext:value-type="float">
            <text:p>4170</text:p>
          </table:table-cell>
          <table:table-cell table:style-name="ce216" office:value-type="float" office:value="5650" calcext:value-type="float">
            <text:p>5650</text:p>
          </table:table-cell>
          <table:table-cell table:style-name="ce216" table:content-validation-name="val102" table:formula="of:=COM.MICROSOFT.IFS([$Настройки.$B$2]=&quot;M&quot;;[.F3];[$Настройки.$B$2]=&quot;L&quot;;[.G3];[$Настройки.$B$2]=&quot;XL&quot;;[.H3])" office:value-type="float" office:value="3050" calcext:value-type="float">
            <text:p>3050</text:p>
          </table:table-cell>
          <table:table-cell table:style-name="ce216" table:formula="of:=[.I3]*[.E3]" office:value-type="float" office:value="3050" calcext:value-type="float">
            <text:p>305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41</text:p>
          </table:table-cell>
          <table:table-cell table:style-name="ce62" office:value-type="string" calcext:value-type="string">
            <text:p>Enclosure portal panel</text:p>
          </table:table-cell>
          <table:table-cell table:style-name="ce216" table:content-validation-name="val101" office:value-type="string" calcext:value-type="string">
            <text:p>АКП 4(±10%)мм</text:p>
          </table:table-cell>
          <table:table-cell table:style-name="ce216" table:formula="of:=IF([$Настройки.$B$5]=&quot;АКП + ПК&quot;;1;0)" office:value-type="float" office:value="1" calcext:value-type="float">
            <text:p>1</text:p>
          </table:table-cell>
          <table:table-cell table:style-name="ce216" table:formula="of:=2*[.D4]" office:value-type="float" office:value="2" calcext:value-type="float">
            <text:p>2</text:p>
          </table:table-cell>
          <table:table-cell table:style-name="ce216" office:value-type="float" office:value="450" calcext:value-type="float">
            <text:p>450</text:p>
          </table:table-cell>
          <table:table-cell table:style-name="ce216" office:value-type="float" office:value="490" calcext:value-type="float">
            <text:p>490</text:p>
          </table:table-cell>
          <table:table-cell table:style-name="ce216" office:value-type="float" office:value="560" calcext:value-type="float">
            <text:p>560</text:p>
          </table:table-cell>
          <table:table-cell table:style-name="ce216" table:content-validation-name="val102" table:formula="of:=COM.MICROSOFT.IFS([$Настройки.$B$2]=&quot;M&quot;;[.F4];[$Настройки.$B$2]=&quot;L&quot;;[.G4];[$Настройки.$B$2]=&quot;XL&quot;;[.H4])" office:value-type="float" office:value="450" calcext:value-type="float">
            <text:p>450</text:p>
          </table:table-cell>
          <table:table-cell table:style-name="ce216" table:formula="of:=[.I4]*[.E4]" office:value-type="float" office:value="900" calcext:value-type="float">
            <text:p>9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51</text:p>
          </table:table-cell>
          <table:table-cell table:style-name="ce62" office:value-type="string" calcext:value-type="string">
            <text:p>Enclosure lower panel</text:p>
          </table:table-cell>
          <table:table-cell table:style-name="ce216" table:content-validation-name="val101" office:value-type="string" calcext:value-type="string">
            <text:p>АКП 4(±10%)мм</text:p>
          </table:table-cell>
          <table:table-cell table:style-name="ce216" table:formula="of:=IF([$Настройки.$B$5]=&quot;АКП + ПК&quot;;1;0)" office:value-type="float" office:value="1" calcext:value-type="float">
            <text:p>1</text:p>
          </table:table-cell>
          <table:table-cell table:style-name="ce216" table:formula="of:=[.D5]" office:value-type="float" office:value="1" calcext:value-type="float">
            <text:p>1</text:p>
          </table:table-cell>
          <table:table-cell table:style-name="ce216" office:value-type="float" office:value="3720" calcext:value-type="float">
            <text:p>3720</text:p>
          </table:table-cell>
          <table:table-cell table:style-name="ce216" office:value-type="float" office:value="4620" calcext:value-type="float">
            <text:p>4620</text:p>
          </table:table-cell>
          <table:table-cell table:style-name="ce216" office:value-type="float" office:value="6130" calcext:value-type="float">
            <text:p>6130</text:p>
          </table:table-cell>
          <table:table-cell table:style-name="ce216" table:content-validation-name="val102" table:formula="of:=COM.MICROSOFT.IFS([$Настройки.$B$2]=&quot;M&quot;;[.F5];[$Настройки.$B$2]=&quot;L&quot;;[.G5];[$Настройки.$B$2]=&quot;XL&quot;;[.H5])" office:value-type="float" office:value="3720" calcext:value-type="float">
            <text:p>3720</text:p>
          </table:table-cell>
          <table:table-cell table:style-name="ce216" table:formula="of:=[.I5]*[.E5]" office:value-type="float" office:value="3720" calcext:value-type="float">
            <text:p>372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21</text:p>
          </table:table-cell>
          <table:table-cell table:style-name="ce62" office:value-type="string" calcext:value-type="string">
            <text:p>Enclosure middle panel</text:p>
          </table:table-cell>
          <table:table-cell table:style-name="ce216" table:content-validation-name="val101" office:value-type="string" calcext:value-type="string">
            <text:p>АМг2 4(±10%)мм</text:p>
          </table:table-cell>
          <table:table-cell table:style-name="ce216" table:formula="of:=IF([$Настройки.$B$5]=&quot;Алюминий + ПК&quot;;1;0)" office:value-type="float" office:value="0" calcext:value-type="float">
            <text:p>0</text:p>
          </table:table-cell>
          <table:table-cell table:style-name="ce216" table:formula="of:=[.D6]" office:value-type="float" office:value="0" calcext:value-type="float">
            <text:p>0</text:p>
          </table:table-cell>
          <table:table-cell table:style-name="ce216" office:value-type="float" office:value="4500" calcext:value-type="float">
            <text:p>4500</text:p>
          </table:table-cell>
          <table:table-cell table:style-name="ce216" office:value-type="float" office:value="6170" calcext:value-type="float">
            <text:p>6170</text:p>
          </table:table-cell>
          <table:table-cell table:style-name="ce216" office:value-type="float" office:value="8350" calcext:value-type="float">
            <text:p>8350</text:p>
          </table:table-cell>
          <table:table-cell table:style-name="ce216" table:content-validation-name="val102" table:formula="of:=COM.MICROSOFT.IFS([$Настройки.$B$2]=&quot;M&quot;;[.F6];[$Настройки.$B$2]=&quot;L&quot;;[.G6];[$Настройки.$B$2]=&quot;XL&quot;;[.H6])" office:value-type="float" office:value="4500" calcext:value-type="float">
            <text:p>4500</text:p>
          </table:table-cell>
          <table:table-cell table:style-name="ce216" table:formula="of:=[.I6]*[.E6]" office:value-type="float" office:value="0" calcext:value-type="float">
            <text:p>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41</text:p>
          </table:table-cell>
          <table:table-cell table:style-name="ce62" office:value-type="string" calcext:value-type="string">
            <text:p>Enclosure portal panel</text:p>
          </table:table-cell>
          <table:table-cell table:style-name="ce216" table:content-validation-name="val101" office:value-type="string" calcext:value-type="string">
            <text:p>АМг2 4(±10%)мм</text:p>
          </table:table-cell>
          <table:table-cell table:style-name="ce216" table:formula="of:=IF([$Настройки.$B$5]=&quot;Алюминий + ПК&quot;;1;0)" office:value-type="float" office:value="0" calcext:value-type="float">
            <text:p>0</text:p>
          </table:table-cell>
          <table:table-cell table:style-name="ce216" table:formula="of:=2*[.D7]" office:value-type="float" office:value="0" calcext:value-type="float">
            <text:p>0</text:p>
          </table:table-cell>
          <table:table-cell table:number-columns-repeated="2" table:style-name="ce216" office:value-type="float" office:value="1150" calcext:value-type="float">
            <text:p>1150</text:p>
          </table:table-cell>
          <table:table-cell table:style-name="ce216" office:value-type="float" office:value="1700" calcext:value-type="float">
            <text:p>1700</text:p>
          </table:table-cell>
          <table:table-cell table:style-name="ce216" table:content-validation-name="val102" table:formula="of:=COM.MICROSOFT.IFS([$Настройки.$B$2]=&quot;M&quot;;[.F7];[$Настройки.$B$2]=&quot;L&quot;;[.G7];[$Настройки.$B$2]=&quot;XL&quot;;[.H7])" office:value-type="float" office:value="1150" calcext:value-type="float">
            <text:p>1150</text:p>
          </table:table-cell>
          <table:table-cell table:style-name="ce216" table:formula="of:=[.I7]*[.E7]" office:value-type="float" office:value="0" calcext:value-type="float">
            <text:p>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51</text:p>
          </table:table-cell>
          <table:table-cell table:style-name="ce62" office:value-type="string" calcext:value-type="string">
            <text:p>Enclosure lower panel</text:p>
          </table:table-cell>
          <table:table-cell table:style-name="ce216" table:content-validation-name="val101" office:value-type="string" calcext:value-type="string">
            <text:p>АМг2 4(±10%)мм</text:p>
          </table:table-cell>
          <table:table-cell table:style-name="ce216" table:formula="of:=IF([$Настройки.$B$5]=&quot;Алюминий + ПК&quot;;1;0)" office:value-type="float" office:value="0" calcext:value-type="float">
            <text:p>0</text:p>
          </table:table-cell>
          <table:table-cell table:style-name="ce216" table:formula="of:=[.D8]" office:value-type="float" office:value="0" calcext:value-type="float">
            <text:p>0</text:p>
          </table:table-cell>
          <table:table-cell table:style-name="ce216" office:value-type="float" office:value="5055" calcext:value-type="float">
            <text:p>5055</text:p>
          </table:table-cell>
          <table:table-cell table:style-name="ce216" office:value-type="float" office:value="6850" calcext:value-type="float">
            <text:p>6850</text:p>
          </table:table-cell>
          <table:table-cell table:style-name="ce216" office:value-type="float" office:value="9200" calcext:value-type="float">
            <text:p>9200</text:p>
          </table:table-cell>
          <table:table-cell table:style-name="ce216" table:content-validation-name="val102" table:formula="of:=COM.MICROSOFT.IFS([$Настройки.$B$2]=&quot;M&quot;;[.F8];[$Настройки.$B$2]=&quot;L&quot;;[.G8];[$Настройки.$B$2]=&quot;XL&quot;;[.H8])" office:value-type="float" office:value="5055" calcext:value-type="float">
            <text:p>5055</text:p>
          </table:table-cell>
          <table:table-cell table:style-name="ce216" table:formula="of:=[.I8]*[.E8]" office:value-type="float" office:value="0" calcext:value-type="float">
            <text:p>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1">
          <table:table-cell table:style-name="ce81" office:value-type="string" calcext:value-type="string" table:number-columns-spanned="11" table:number-rows-spanned="1">
            <text:p>Панели нижней части рамы</text:p>
          </table:table-cell>
          <table:covered-table-cell table:style-name="ce109"/>
          <table:covered-table-cell table:style-name="ce71" table:content-validation-name="val101"/>
          <table:covered-table-cell table:number-columns-repeated="5" table:style-name="ce71"/>
          <table:covered-table-cell table:style-name="ce71" table:content-validation-name="val102"/>
          <table:covered-table-cell table:number-columns-repeated="2" table:style-name="ce71"/>
        </table:table-row>
        <table:table-row table:style-name="ro2">
          <table:table-cell table:style-name="ce62" office:value-type="string" calcext:value-type="string">
            <text:p>V9-411</text:p>
          </table:table-cell>
          <table:table-cell table:style-name="ce62" office:value-type="string" calcext:value-type="string">
            <text:p>Enclosure front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float" office:value="2200" calcext:value-type="float">
            <text:p>2200</text:p>
          </table:table-cell>
          <table:table-cell table:style-name="ce216" office:value-type="float" office:value="2625" calcext:value-type="float">
            <text:p>2625</text:p>
          </table:table-cell>
          <table:table-cell table:style-name="ce216" office:value-type="float" office:value="3500" calcext:value-type="float">
            <text:p>3500</text:p>
          </table:table-cell>
          <table:table-cell table:style-name="ce216" table:content-validation-name="val102" table:formula="of:=COM.MICROSOFT.IFS([$Настройки.$B$2]=&quot;M&quot;;[.F10];[$Настройки.$B$2]=&quot;L&quot;;[.G10];[$Настройки.$B$2]=&quot;XL&quot;;[.H10])" office:value-type="float" office:value="2200" calcext:value-type="float">
            <text:p>2200</text:p>
          </table:table-cell>
          <table:table-cell table:style-name="ce216" table:formula="of:=[.I10]*[.E10]" office:value-type="float" office:value="2200" calcext:value-type="float">
            <text:p>22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12</text:p>
          </table:table-cell>
          <table:table-cell table:style-name="ce62" office:value-type="string" calcext:value-type="string">
            <text:p>Front door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375" calcext:value-type="float">
            <text:p>375</text:p>
          </table:table-cell>
          <table:table-cell table:style-name="ce216" office:value-type="float" office:value="690" calcext:value-type="float">
            <text:p>690</text:p>
          </table:table-cell>
          <table:table-cell table:style-name="ce216" office:value-type="float" office:value="1000" calcext:value-type="float">
            <text:p>1000</text:p>
          </table:table-cell>
          <table:table-cell table:style-name="ce216" table:content-validation-name="val102" table:formula="of:=COM.MICROSOFT.IFS([$Настройки.$B$2]=&quot;M&quot;;[.F11];[$Настройки.$B$2]=&quot;L&quot;;[.G11];[$Настройки.$B$2]=&quot;XL&quot;;[.H11])" office:value-type="float" office:value="375" calcext:value-type="float">
            <text:p>375</text:p>
          </table:table-cell>
          <table:table-cell table:style-name="ce216" table:formula="of:=[.I11]*[.E11]" office:value-type="float" office:value="750" calcext:value-type="float">
            <text:p>75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31</text:p>
          </table:table-cell>
          <table:table-cell table:style-name="ce62" office:value-type="string" calcext:value-type="string">
            <text:p>Enclosure back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float" office:value="2200" calcext:value-type="float">
            <text:p>2200</text:p>
          </table:table-cell>
          <table:table-cell table:style-name="ce216" office:value-type="float" office:value="2625" calcext:value-type="float">
            <text:p>2625</text:p>
          </table:table-cell>
          <table:table-cell table:style-name="ce216" office:value-type="float" office:value="3500" calcext:value-type="float">
            <text:p>3500</text:p>
          </table:table-cell>
          <table:table-cell table:style-name="ce216" table:content-validation-name="val102" table:formula="of:=COM.MICROSOFT.IFS([$Настройки.$B$2]=&quot;M&quot;;[.F12];[$Настройки.$B$2]=&quot;L&quot;;[.G12];[$Настройки.$B$2]=&quot;XL&quot;;[.H12])" office:value-type="float" office:value="2200" calcext:value-type="float">
            <text:p>2200</text:p>
          </table:table-cell>
          <table:table-cell table:style-name="ce216" table:formula="of:=[.I12]*[.E12]" office:value-type="float" office:value="2200" calcext:value-type="float">
            <text:p>22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32</text:p>
          </table:table-cell>
          <table:table-cell table:style-name="ce62" office:value-type="string" calcext:value-type="string">
            <text:p>Back door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float" office:value="750" calcext:value-type="float">
            <text:p>750</text:p>
          </table:table-cell>
          <table:table-cell table:style-name="ce216" office:value-type="float" office:value="1200" calcext:value-type="float">
            <text:p>1200</text:p>
          </table:table-cell>
          <table:table-cell table:style-name="ce216" office:value-type="float" office:value="1820" calcext:value-type="float">
            <text:p>1820</text:p>
          </table:table-cell>
          <table:table-cell table:style-name="ce216" table:content-validation-name="val102" table:formula="of:=COM.MICROSOFT.IFS([$Настройки.$B$2]=&quot;M&quot;;[.F13];[$Настройки.$B$2]=&quot;L&quot;;[.G13];[$Настройки.$B$2]=&quot;XL&quot;;[.H13])" office:value-type="float" office:value="750" calcext:value-type="float">
            <text:p>750</text:p>
          </table:table-cell>
          <table:table-cell table:style-name="ce216" table:formula="of:=[.I13]*[.E13]" office:value-type="float" office:value="750" calcext:value-type="float">
            <text:p>75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61</text:p>
          </table:table-cell>
          <table:table-cell table:style-name="ce62" office:value-type="string" calcext:value-type="string">
            <text:p>Enclosure side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1570" calcext:value-type="float">
            <text:p>1570</text:p>
          </table:table-cell>
          <table:table-cell table:style-name="ce216" office:value-type="float" office:value="2500" calcext:value-type="float">
            <text:p>2500</text:p>
          </table:table-cell>
          <table:table-cell table:style-name="ce216" office:value-type="float" office:value="3320" calcext:value-type="float">
            <text:p>3320</text:p>
          </table:table-cell>
          <table:table-cell table:style-name="ce216" table:content-validation-name="val102" table:formula="of:=COM.MICROSOFT.IFS([$Настройки.$B$2]=&quot;M&quot;;[.F14];[$Настройки.$B$2]=&quot;L&quot;;[.G14];[$Настройки.$B$2]=&quot;XL&quot;;[.H14])" office:value-type="float" office:value="1570" calcext:value-type="float">
            <text:p>1570</text:p>
          </table:table-cell>
          <table:table-cell table:style-name="ce216" table:formula="of:=[.I14]*[.E14]" office:value-type="float" office:value="3140" calcext:value-type="float">
            <text:p>314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1">
          <table:table-cell table:style-name="ce81" office:value-type="string" calcext:value-type="string" table:number-columns-spanned="11" table:number-rows-spanned="1">
            <text:p>Панели купола</text:p>
          </table:table-cell>
          <table:covered-table-cell table:style-name="ce109"/>
          <table:covered-table-cell table:style-name="ce71" table:content-validation-name="val101"/>
          <table:covered-table-cell table:number-columns-repeated="5" table:style-name="ce71"/>
          <table:covered-table-cell table:style-name="ce71" table:content-validation-name="val102"/>
          <table:covered-table-cell table:number-columns-repeated="2" table:style-name="ce71"/>
        </table:table-row>
        <table:table-row table:style-name="ro2">
          <table:table-cell table:style-name="ce62" office:value-type="string" calcext:value-type="string">
            <text:p>V9-4711</text:p>
          </table:table-cell>
          <table:table-cell table:style-name="ce62" office:value-type="string" calcext:value-type="string">
            <text:p>Enclosure top upper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1000" calcext:value-type="float">
            <text:p>1000</text:p>
          </table:table-cell>
          <table:table-cell table:style-name="ce216" office:value-type="float" office:value="1250" calcext:value-type="float">
            <text:p>1250</text:p>
          </table:table-cell>
          <table:table-cell table:style-name="ce216" office:value-type="float" office:value="1690" calcext:value-type="float">
            <text:p>1690</text:p>
          </table:table-cell>
          <table:table-cell table:style-name="ce216" table:content-validation-name="val102" table:formula="of:=COM.MICROSOFT.IFS([$Настройки.$B$2]=&quot;M&quot;;[.F16];[$Настройки.$B$2]=&quot;L&quot;;[.G16];[$Настройки.$B$2]=&quot;XL&quot;;[.H16])" office:value-type="float" office:value="1000" calcext:value-type="float">
            <text:p>1000</text:p>
          </table:table-cell>
          <table:table-cell table:style-name="ce216" table:formula="of:=[.I16]*[.E16]" office:value-type="float" office:value="2000" calcext:value-type="float">
            <text:p>20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712</text:p>
          </table:table-cell>
          <table:table-cell table:style-name="ce62" office:value-type="string" calcext:value-type="string">
            <text:p>Enclosure top front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4" calcext:value-type="float">
            <text:p>4</text:p>
          </table:table-cell>
          <table:table-cell table:number-columns-repeated="2" table:style-name="ce216" office:value-type="float" office:value="500" calcext:value-type="float">
            <text:p>500</text:p>
          </table:table-cell>
          <table:table-cell table:style-name="ce216" office:value-type="float" office:value="520" calcext:value-type="float">
            <text:p>520</text:p>
          </table:table-cell>
          <table:table-cell table:style-name="ce216" table:content-validation-name="val102" table:formula="of:=COM.MICROSOFT.IFS([$Настройки.$B$2]=&quot;M&quot;;[.F17];[$Настройки.$B$2]=&quot;L&quot;;[.G17];[$Настройки.$B$2]=&quot;XL&quot;;[.H17])" office:value-type="float" office:value="500" calcext:value-type="float">
            <text:p>500</text:p>
          </table:table-cell>
          <table:table-cell table:style-name="ce216" table:formula="of:=[.I17]*[.E17]" office:value-type="float" office:value="2000" calcext:value-type="float">
            <text:p>20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2">
          <table:table-cell table:style-name="ce62" office:value-type="string" calcext:value-type="string">
            <text:p>V9-4713</text:p>
          </table:table-cell>
          <table:table-cell table:style-name="ce62" office:value-type="string" calcext:value-type="string">
            <text:p>Enclosure top side panel</text:p>
          </table:table-cell>
          <table:table-cell table:style-name="ce216" table:content-validation-name="val101" office:value-type="string" calcext:value-type="string">
            <text:p>ПК 4(±10%)мм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750" calcext:value-type="float">
            <text:p>750</text:p>
          </table:table-cell>
          <table:table-cell table:style-name="ce216" office:value-type="float" office:value="760" calcext:value-type="float">
            <text:p>760</text:p>
          </table:table-cell>
          <table:table-cell table:style-name="ce216" office:value-type="float" office:value="1020" calcext:value-type="float">
            <text:p>1020</text:p>
          </table:table-cell>
          <table:table-cell table:style-name="ce216" table:content-validation-name="val102" table:formula="of:=COM.MICROSOFT.IFS([$Настройки.$B$2]=&quot;M&quot;;[.F18];[$Настройки.$B$2]=&quot;L&quot;;[.G18];[$Настройки.$B$2]=&quot;XL&quot;;[.H18])" office:value-type="float" office:value="750" calcext:value-type="float">
            <text:p>750</text:p>
          </table:table-cell>
          <table:table-cell table:style-name="ce216" table:formula="of:=[.I18]*[.E18]" office:value-type="float" office:value="1500" calcext:value-type="float">
            <text:p>1500</text:p>
          </table:table-cell>
          <table:table-cell table:style-name="ce82" table:content-validation-name="val75" office:value-type="string" calcext:value-type="string">
            <text:p><text:a xlink:href="http://t.me/Itdranikk" xlink:type="simple">TLGRM</text:a></text:p>
          </table:table-cell>
        </table:table-row>
        <table:table-row table:style-name="ro1" table:number-rows-repeated="1048557">
          <table:table-cell table:number-columns-repeated="2"/>
          <table:table-cell table:content-validation-name="val101"/>
          <table:table-cell table:number-columns-repeated="5"/>
          <table:table-cell table:content-validation-name="val102"/>
          <table:table-cell table:number-columns-repeated="2"/>
        </table:table-row>
        <table:table-row table:style-name="ro1">
          <table:table-cell table:number-columns-repeated="2"/>
          <table:table-cell table:content-validation-name="val101"/>
          <table:table-cell table:number-columns-repeated="5"/>
          <table:table-cell table:content-validation-name="val102"/>
          <table:table-cell table:number-columns-repeated="2"/>
        </table:table-row>
      </table:table>
      <table:table table:name="Константы" table:style-name="ta2">
        <table:table-column table:style-name="co62" table:default-cell-style-name="ce252"/>
        <table:table-column table:style-name="co5" table:default-cell-style-name="Default"/>
        <table:table-row table:style-name="ro3">
          <table:table-cell office:value-type="string" calcext:value-type="string">
            <text:p>Курс доллара на момент составления спецификации</text:p>
          </table:table-cell>
          <table:table-cell table:style-name="ce118" office:value-type="float" office:value="77.83" calcext:value-type="float">
            <text:p>77,83</text:p>
          </table:table-cell>
        </table:table-row>
        <table:table-row table:style-name="ro1">
          <table:table-cell table:style-name="Default" office:value-type="string" calcext:value-type="string">
            <text:p>Z кольцевой мин. М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style-name="Default" office:value-type="string" calcext:value-type="string">
            <text:p>Z кольцеовой макс. М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table:style-name="Default" office:value-type="string" calcext:value-type="string">
            <text:p>Z кольцевой мин. L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table:style-name="Default" office:value-type="string" calcext:value-type="string">
            <text:p>Z кольцеовой макс. L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table:style-name="Default" office:value-type="string" calcext:value-type="string">
            <text:p>Z кольцевой мин. XL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style-name="Default" office:value-type="string" calcext:value-type="string">
            <text:p>Z кольцеовой макс. XL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Расчёты" table:style-name="ta2">
        <table:table-column table:style-name="co63" table:default-cell-style-name="Default"/>
        <table:table-column table:style-name="co5" table:default-cell-style-name="Default"/>
        <table:table-column table:style-name="co5" table:default-cell-style-name="ce253"/>
        <table:table-column table:style-name="co5" table:default-cell-style-name="Default"/>
        <table:table-row table:style-name="ro1">
          <table:table-cell office:value-type="string" calcext:value-type="string">
            <text:p>Расчёт длины ремней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 один ремень М</text:p>
          </table:table-cell>
          <table:table-cell table:formula="of:=34+269+16+16+16+306+3+18+52+398+45+70+34" office:value-type="float" office:value="1277" calcext:value-type="float">
            <text:p>1277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2]*[.C2];0)"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Y один ремень L</text:p>
          </table:table-cell>
          <table:table-cell table:formula="of:=[.B2]+150*3" office:value-type="float" office:value="1727" calcext:value-type="float">
            <text:p>1727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3]*[.C3];0)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Y один ремень XL</text:p>
          </table:table-cell>
          <table:table-cell table:formula="of:=[.B2]+3*250" office:value-type="float" office:value="2027" calcext:value-type="float">
            <text:p>2027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4]*[.C4];0)"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XW один ремень M</text:p>
          </table:table-cell>
          <table:table-cell table:formula="of:=2341+29+36" office:value-type="float" office:value="2406" calcext:value-type="float">
            <text:p>2406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5]*[.C5];0)"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XW один ремень L</text:p>
          </table:table-cell>
          <table:table-cell table:formula="of:=[.B5]+2*150" office:value-type="float" office:value="2706" calcext:value-type="float">
            <text:p>2706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6]*[.C6];0)"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XW один ремень XL</text:p>
          </table:table-cell>
          <table:table-cell table:formula="of:=[.B5]+2*250" office:value-type="float" office:value="2906" calcext:value-type="float">
            <text:p>2906</text:p>
          </table:table-cell>
          <table:table-cell table:formula="of:=1+[$Настройки.$B$17]" office:value-type="percentage" office:value="1.1" calcext:value-type="percentage">
            <text:p>110,00%</text:p>
          </table:table-cell>
          <table:table-cell table:formula="of:=ROUND([.B7]*[.C7];0)" office:value-type="float" office:value="3197" calcext:value-type="float">
            <text:p>319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min-integer-digits="1"/>
      <number:text> мм</number:text>
    </number:number-style>
    <number:number-style style:name="N115">
      <number:number number:min-integer-digits="1"/>
      <number:text> г/см³</number:text>
    </number:number-style>
    <number:number-style style:name="N116">
      <number:number number:min-integer-digits="1"/>
      <number:text>" р/$</number:text>
    </number:number-style>
    <number:number-style style:name="N117">
      <number:number number:min-integer-digits="1"/>
      <number:text> р/$</number:text>
    </number:number-style>
    <number:currency-style style:name="N119P0" style:volatile="true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number-style style:name="N124">
      <number:text>М</number:text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min-integer-digits="1"/>
      <number:text> г</number:text>
    </number:number-style>
    <number:number-style style:name="N132">
      <number:number number:decimal-places="0" number:min-decimal-places="0" number:min-integer-digits="1"/>
      <number:text> г</number:text>
    </number:number-style>
    <number:currency-style style:name="N133P0" style:volatile="true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5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35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7P0"/>
    </number:currency-style>
    <number:currency-style style:name="N10115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15" number:language="ru" number:country="RU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15P0"/>
    </number:currency-style>
    <number:currency-style style:name="N10117P0" style:volatile="true" number:language="ru" number:country="RU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0117" number:language="ru" number:country="RU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0117P0"/>
    </number:currency-style>
    <number:currency-style style:name="N10119P0" style:volatile="true" number:language="ru" number:country="RU">
      <number:number number:decimal-places="4" number:min-decimal-places="4" number:min-integer-digits="1" number:grouping="true"/>
      <number:text> </number:text>
      <number:currency-symbol number:language="ru" number:country="RU">₽</number:currency-symbol>
    </number:currency-style>
    <number:currency-style style:name="N10119" number:language="ru" number:country="RU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ru" number:country="RU">₽</number:currency-symbol>
      <style:map style:condition="value()&gt;=0" style:apply-style-name="N10119P0"/>
    </number:currency-style>
    <number:currency-style style:name="N10121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21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21P0"/>
    </number:currency-style>
    <number:currency-style style:name="N10123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3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3P0"/>
    </number:currency-style>
    <number:currency-style style:name="N1012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2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24P0"/>
    </number:currency-style>
    <number:currency-style style:name="N10125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6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6" number:language="ru" number:country="RU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6P0"/>
    </number:currency-style>
    <number:currency-style style:name="N10127P0" style:volatile="true" number:language="ru" number:country="RU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0127" number:language="ru" number:country="RU"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0127P0"/>
    </number:currency-style>
    <style:style style:name="Default" style:family="table-cell">
      <style:text-properties style:font-name="Liberation Mono1" fo:font-family="'Liberation Mono'" style:font-style-name="Regular" style:font-family-generic="modern" style:font-pitch="fixe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dden" style:family="table-cell" style:parent-style-name="Default">
      <style:text-properties fo:color="#cccccc" style:text-line-through-style="solid" style:text-line-through-type="single" style:font-name="Liberation Mono" fo:font-family="'Liberation Mono'" style:font-family-generic="modern" style:font-pitch="fixe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 style:data-style-name="N2" text:time-value="23:49:35.68494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7:49:55.317484900</meta:creation-date>
    <meta:editing-duration>P6DT11H43M18S</meta:editing-duration>
    <meta:editing-cycles>125</meta:editing-cycles>
    <meta:generator>LibreOffice/25.8.4.2$Windows_X86_64 LibreOffice_project/290daaa01b999472f0c7a3890eb6a550fd74c6df</meta:generator>
    <dc:date>2026-01-29T16:25:08.159987700</dc:date>
    <meta:document-statistic meta:table-count="9" meta:cell-count="5027" meta:object-count="0"/>
  </office:meta>
</office:document-meta>
</file>